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1.423cm"/>
    </style:style>
    <style:style style:name="co3" style:family="table-column">
      <style:table-column-properties fo:break-before="auto" style:column-width="3.166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3.494cm"/>
    </style:style>
    <style:style style:name="co6" style:family="table-column">
      <style:table-column-properties fo:break-before="auto" style:column-width="4.092cm"/>
    </style:style>
    <style:style style:name="co7" style:family="table-column">
      <style:table-column-properties fo:break-before="auto" style:column-width="3.711cm"/>
    </style:style>
    <style:style style:name="co8" style:family="table-column">
      <style:table-column-properties fo:break-before="auto" style:column-width="3.902cm"/>
    </style:style>
    <style:style style:name="co9" style:family="table-column">
      <style:table-column-properties fo:break-before="auto" style:column-width="6.408cm"/>
    </style:style>
    <style:style style:name="co10" style:family="table-column">
      <style:table-column-properties fo:break-before="auto" style:column-width="4.773cm"/>
    </style:style>
    <style:style style:name="co11" style:family="table-column">
      <style:table-column-properties fo:break-before="auto" style:column-width="6.789cm"/>
    </style:style>
    <style:style style:name="co12" style:family="table-column">
      <style:table-column-properties fo:break-before="auto" style:column-width="4.747cm"/>
    </style:style>
    <style:style style:name="co13" style:family="table-column">
      <style:table-column-properties fo:break-before="auto" style:column-width="4.392cm"/>
    </style:style>
    <style:style style:name="co14" style:family="table-column">
      <style:table-column-properties fo:break-before="auto" style:column-width="8.451cm"/>
    </style:style>
    <style:style style:name="co15" style:family="table-column">
      <style:table-column-properties fo:break-before="auto" style:column-width="7.251cm"/>
    </style:style>
    <style:style style:name="co16" style:family="table-column">
      <style:table-column-properties fo:break-before="auto" style:column-width="5.918cm"/>
    </style:style>
    <style:style style:name="co17" style:family="table-column">
      <style:table-column-properties fo:break-before="auto" style:column-width="4.583cm"/>
    </style:style>
    <style:style style:name="co18" style:family="table-column">
      <style:table-column-properties fo:break-before="auto" style:column-width="4.038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spr2022_bus_keyindicators_yea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5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line_no</text:p>
          </table:table-cell>
          <table:table-cell office:value-type="string" calcext:value-type="string">
            <text:p>Annual_Boardings</text:p>
          </table:table-cell>
          <table:table-cell office:value-type="string" calcext:value-type="string">
            <text:p>Avg Daily Brdgs MF</text:p>
          </table:table-cell>
          <table:table-cell office:value-type="string" calcext:value-type="string">
            <text:p>Avg Daily Brdgs Sat</text:p>
          </table:table-cell>
          <table:table-cell office:value-type="string" calcext:value-type="string">
            <text:p>Avg Daily Brdgs SunHol</text:p>
          </table:table-cell>
          <table:table-cell office:value-type="string" calcext:value-type="string">
            <text:p>Annual_Service_Cost</text:p>
          </table:table-cell>
          <table:table-cell office:value-type="string" calcext:value-type="string">
            <text:p>Annual_Revenue_Hours</text:p>
          </table:table-cell>
          <table:table-cell office:value-type="string" calcext:value-type="string">
            <text:p>Annual_Service_Hours</text:p>
          </table:table-cell>
          <table:table-cell office:value-type="string" calcext:value-type="string">
            <text:p>Average_Boarding_Per_Revenue_Hour</text:p>
          </table:table-cell>
          <table:table-cell office:value-type="string" calcext:value-type="string">
            <text:p>Perc_Trips_w_Overcrowding</text:p>
          </table:table-cell>
          <table:table-cell office:value-type="string" calcext:value-type="string">
            <text:p>Average_Passenger_Load_Bi_Directional</text:p>
          </table:table-cell>
          <table:table-cell office:value-type="string" calcext:value-type="string">
            <text:p>Average_Peak_Load_Factor</text:p>
          </table:table-cell>
          <table:table-cell office:value-type="string" calcext:value-type="string">
            <text:p>Total_Capacity_Utilization</text:p>
          </table:table-cell>
          <table:table-cell office:value-type="string" calcext:value-type="string">
            <text:p>Percentage_of_Revenue_Hours_with_Overcrowding</text:p>
          </table:table-cell>
          <table:table-cell office:value-type="string" calcext:value-type="string">
            <text:p>Annual_Revenue_Hours_with_Overcrowding</text:p>
          </table:table-cell>
          <table:table-cell office:value-type="string" calcext:value-type="string">
            <text:p>On_Time_Performance_Percentage</text:p>
          </table:table-cell>
          <table:table-cell office:value-type="string" calcext:value-type="string">
            <text:p>Bus_Bunching_Percentage</text:p>
          </table:table-cell>
          <table:table-cell office:value-type="string" calcext:value-type="string">
            <text:p>AVG_speed_km_per_hr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  <table:table-cell table:number-columns-repeated="17" office:value-type="string" calcext:value-type="string">
            <text:p>NULL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31" calcext:value-type="float">
            <text:p>31</text:p>
          </table:table-cell>
          <table:table-cell table:number-columns-repeated="17" office:value-type="string" calcext:value-type="string">
            <text:p>NULL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222" calcext:value-type="float">
            <text:p>222</text:p>
          </table:table-cell>
          <table:table-cell table:number-columns-repeated="17" office:value-type="string" calcext:value-type="string">
            <text:p>NULL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222" calcext:value-type="float">
            <text:p>222</text:p>
          </table:table-cell>
          <table:table-cell table:number-columns-repeated="17" office:value-type="string" calcext:value-type="string">
            <text:p>NULL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245" calcext:value-type="float">
            <text:p>245</text:p>
          </table:table-cell>
          <table:table-cell table:number-columns-repeated="17" office:value-type="string" calcext:value-type="string">
            <text:p>NULL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245" calcext:value-type="float">
            <text:p>245</text:p>
          </table:table-cell>
          <table:table-cell table:number-columns-repeated="17" office:value-type="string" calcext:value-type="string">
            <text:p>NULL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350" calcext:value-type="float">
            <text:p>350</text:p>
          </table:table-cell>
          <table:table-cell table:number-columns-repeated="17" office:value-type="string" calcext:value-type="string">
            <text:p>NULL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350" calcext:value-type="float">
            <text:p>350</text:p>
          </table:table-cell>
          <table:table-cell table:number-columns-repeated="17" office:value-type="string" calcext:value-type="string">
            <text:p>NULL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string" calcext:value-type="string">
            <text:p>R3</text:p>
          </table:table-cell>
          <table:table-cell table:number-columns-repeated="17" office:value-type="string" calcext:value-type="string">
            <text:p>NULL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R3</text:p>
          </table:table-cell>
          <table:table-cell table:number-columns-repeated="17" office:value-type="string" calcext:value-type="string">
            <text:p>NULL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99" calcext:value-type="float">
            <text:p>99</text:p>
          </table:table-cell>
          <table:table-cell office:value-type="float" office:value="17791167.59" calcext:value-type="float">
            <text:p>17791167.59</text:p>
          </table:table-cell>
          <table:table-cell office:value-type="float" office:value="57240.02771" calcext:value-type="float">
            <text:p>57240.02771</text:p>
          </table:table-cell>
          <table:table-cell office:value-type="float" office:value="36445.54478" calcext:value-type="float">
            <text:p>36445.54478</text:p>
          </table:table-cell>
          <table:table-cell office:value-type="float" office:value="25879.22969" calcext:value-type="float">
            <text:p>25879.22969</text:p>
          </table:table-cell>
          <table:table-cell office:value-type="float" office:value="14236555.02" calcext:value-type="float">
            <text:p>14236555.02</text:p>
          </table:table-cell>
          <table:table-cell office:value-type="float" office:value="128013.5706" calcext:value-type="float">
            <text:p>128013.5706</text:p>
          </table:table-cell>
          <table:table-cell office:value-type="float" office:value="131819.9539" calcext:value-type="float">
            <text:p>131819.9539</text:p>
          </table:table-cell>
          <table:table-cell office:value-type="float" office:value="138.9787623" calcext:value-type="float">
            <text:p>138.9787623</text:p>
          </table:table-cell>
          <table:table-cell office:value-type="float" office:value="29.45230093" calcext:value-type="float">
            <text:p>29.45230093</text:p>
          </table:table-cell>
          <table:table-cell office:value-type="float" office:value="61.14128011" calcext:value-type="float">
            <text:p>61.14128011</text:p>
          </table:table-cell>
          <table:table-cell office:value-type="float" office:value="81.54760855" calcext:value-type="float">
            <text:p>81.54760855</text:p>
          </table:table-cell>
          <table:table-cell office:value-type="float" office:value="48.1472546" calcext:value-type="float">
            <text:p>48.1472546</text:p>
          </table:table-cell>
          <table:table-cell office:value-type="float" office:value="31.252381" calcext:value-type="float">
            <text:p>31.252381</text:p>
          </table:table-cell>
          <table:table-cell office:value-type="float" office:value="40007.18511" calcext:value-type="float">
            <text:p>40007.18511</text:p>
          </table:table-cell>
          <table:table-cell office:value-type="float" office:value="82.87448754" calcext:value-type="float">
            <text:p>82.87448754</text:p>
          </table:table-cell>
          <table:table-cell office:value-type="float" office:value="6.702381694" calcext:value-type="float">
            <text:p>6.702381694</text:p>
          </table:table-cell>
          <table:table-cell office:value-type="float" office:value="21.61532124" calcext:value-type="float">
            <text:p>21.61532124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99" calcext:value-type="float">
            <text:p>99</text:p>
          </table:table-cell>
          <table:table-cell office:value-type="float" office:value="17420949.21" calcext:value-type="float">
            <text:p>17420949.21</text:p>
          </table:table-cell>
          <table:table-cell office:value-type="float" office:value="55926.23571" calcext:value-type="float">
            <text:p>55926.23571</text:p>
          </table:table-cell>
          <table:table-cell office:value-type="float" office:value="35331.83539" calcext:value-type="float">
            <text:p>35331.83539</text:p>
          </table:table-cell>
          <table:table-cell office:value-type="float" office:value="25626.87347" calcext:value-type="float">
            <text:p>25626.87347</text:p>
          </table:table-cell>
          <table:table-cell office:value-type="float" office:value="14302717.2" calcext:value-type="float">
            <text:p>14302717.2</text:p>
          </table:table-cell>
          <table:table-cell office:value-type="float" office:value="128565.6333" calcext:value-type="float">
            <text:p>128565.6333</text:p>
          </table:table-cell>
          <table:table-cell office:value-type="float" office:value="132432.5667" calcext:value-type="float">
            <text:p>132432.5667</text:p>
          </table:table-cell>
          <table:table-cell office:value-type="float" office:value="135.5023793" calcext:value-type="float">
            <text:p>135.5023793</text:p>
          </table:table-cell>
          <table:table-cell office:value-type="float" office:value="27.97451346" calcext:value-type="float">
            <text:p>27.97451346</text:p>
          </table:table-cell>
          <table:table-cell office:value-type="float" office:value="59.86867226" calcext:value-type="float">
            <text:p>59.86867226</text:p>
          </table:table-cell>
          <table:table-cell office:value-type="float" office:value="79.82489634" calcext:value-type="float">
            <text:p>79.82489634</text:p>
          </table:table-cell>
          <table:table-cell office:value-type="float" office:value="46.72633125" calcext:value-type="float">
            <text:p>46.72633125</text:p>
          </table:table-cell>
          <table:table-cell office:value-type="float" office:value="30.199801" calcext:value-type="float">
            <text:p>30.199801</text:p>
          </table:table-cell>
          <table:table-cell office:value-type="float" office:value="38826.56414" calcext:value-type="float">
            <text:p>38826.56414</text:p>
          </table:table-cell>
          <table:table-cell office:value-type="float" office:value="84.73171512" calcext:value-type="float">
            <text:p>84.73171512</text:p>
          </table:table-cell>
          <table:table-cell office:value-type="float" office:value="6.497173883" calcext:value-type="float">
            <text:p>6.497173883</text:p>
          </table:table-cell>
          <table:table-cell office:value-type="float" office:value="21.20793114" calcext:value-type="float">
            <text:p>21.20793114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49" calcext:value-type="float">
            <text:p>49</text:p>
          </table:table-cell>
          <table:table-cell office:value-type="float" office:value="10056471.35" calcext:value-type="float">
            <text:p>10056471.35</text:p>
          </table:table-cell>
          <table:table-cell office:value-type="float" office:value="31346.18331" calcext:value-type="float">
            <text:p>31346.18331</text:p>
          </table:table-cell>
          <table:table-cell office:value-type="float" office:value="21242.25574" calcext:value-type="float">
            <text:p>21242.25574</text:p>
          </table:table-cell>
          <table:table-cell office:value-type="float" office:value="18024.70426" calcext:value-type="float">
            <text:p>18024.70426</text:p>
          </table:table-cell>
          <table:table-cell office:value-type="float" office:value="11891382.84" calcext:value-type="float">
            <text:p>11891382.84</text:p>
          </table:table-cell>
          <table:table-cell office:value-type="float" office:value="98658.53" calcext:value-type="float">
            <text:p>98658.53</text:p>
          </table:table-cell>
          <table:table-cell office:value-type="float" office:value="110105.3967" calcext:value-type="float">
            <text:p>110105.3967</text:p>
          </table:table-cell>
          <table:table-cell office:value-type="float" office:value="101.932102" calcext:value-type="float">
            <text:p>101.932102</text:p>
          </table:table-cell>
          <table:table-cell office:value-type="float" office:value="26.74887634" calcext:value-type="float">
            <text:p>26.74887634</text:p>
          </table:table-cell>
          <table:table-cell office:value-type="float" office:value="59.64921311" calcext:value-type="float">
            <text:p>59.64921311</text:p>
          </table:table-cell>
          <table:table-cell office:value-type="float" office:value="79.63491799" calcext:value-type="float">
            <text:p>79.63491799</text:p>
          </table:table-cell>
          <table:table-cell office:value-type="float" office:value="42.9861174" calcext:value-type="float">
            <text:p>42.9861174</text:p>
          </table:table-cell>
          <table:table-cell office:value-type="float" office:value="29.180862" calcext:value-type="float">
            <text:p>29.180862</text:p>
          </table:table-cell>
          <table:table-cell office:value-type="float" office:value="28789.34832" calcext:value-type="float">
            <text:p>28789.34832</text:p>
          </table:table-cell>
          <table:table-cell office:value-type="float" office:value="78.44547395" calcext:value-type="float">
            <text:p>78.44547395</text:p>
          </table:table-cell>
          <table:table-cell office:value-type="float" office:value="4.468730663" calcext:value-type="float">
            <text:p>4.468730663</text:p>
          </table:table-cell>
          <table:table-cell office:value-type="float" office:value="22.51197192" calcext:value-type="float">
            <text:p>22.51197192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99" calcext:value-type="float">
            <text:p>99</text:p>
          </table:table-cell>
          <table:table-cell office:value-type="float" office:value="9720220.963" calcext:value-type="float">
            <text:p>9720220.963</text:p>
          </table:table-cell>
          <table:table-cell office:value-type="float" office:value="30777.56104" calcext:value-type="float">
            <text:p>30777.56104</text:p>
          </table:table-cell>
          <table:table-cell office:value-type="float" office:value="20708.246" calcext:value-type="float">
            <text:p>20708.246</text:p>
          </table:table-cell>
          <table:table-cell office:value-type="float" office:value="14810.07015" calcext:value-type="float">
            <text:p>14810.07015</text:p>
          </table:table-cell>
          <table:table-cell office:value-type="float" office:value="14749254" calcext:value-type="float">
            <text:p>14749254</text:p>
          </table:table-cell>
          <table:table-cell office:value-type="float" office:value="134128.55" calcext:value-type="float">
            <text:p>134128.55</text:p>
          </table:table-cell>
          <table:table-cell office:value-type="float" office:value="136567.1667" calcext:value-type="float">
            <text:p>136567.1667</text:p>
          </table:table-cell>
          <table:table-cell office:value-type="float" office:value="72.46944042" calcext:value-type="float">
            <text:p>72.46944042</text:p>
          </table:table-cell>
          <table:table-cell office:value-type="float" office:value="8.708613472" calcext:value-type="float">
            <text:p>8.708613472</text:p>
          </table:table-cell>
          <table:table-cell office:value-type="float" office:value="43.49253651" calcext:value-type="float">
            <text:p>43.49253651</text:p>
          </table:table-cell>
          <table:table-cell office:value-type="float" office:value="58.0346819" calcext:value-type="float">
            <text:p>58.0346819</text:p>
          </table:table-cell>
          <table:table-cell office:value-type="float" office:value="33.7849661" calcext:value-type="float">
            <text:p>33.7849661</text:p>
          </table:table-cell>
          <table:table-cell office:value-type="float" office:value="9.456713" calcext:value-type="float">
            <text:p>9.456713</text:p>
          </table:table-cell>
          <table:table-cell office:value-type="float" office:value="12684.13459" calcext:value-type="float">
            <text:p>12684.13459</text:p>
          </table:table-cell>
          <table:table-cell office:value-type="float" office:value="81.49594413" calcext:value-type="float">
            <text:p>81.49594413</text:p>
          </table:table-cell>
          <table:table-cell office:value-type="float" office:value="7.607137573" calcext:value-type="float">
            <text:p>7.607137573</text:p>
          </table:table-cell>
          <table:table-cell office:value-type="float" office:value="21.46115006" calcext:value-type="float">
            <text:p>21.46115006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49" calcext:value-type="float">
            <text:p>49</text:p>
          </table:table-cell>
          <table:table-cell office:value-type="float" office:value="9327757.229" calcext:value-type="float">
            <text:p>9327757.229</text:p>
          </table:table-cell>
          <table:table-cell office:value-type="float" office:value="29354.13226" calcext:value-type="float">
            <text:p>29354.13226</text:p>
          </table:table-cell>
          <table:table-cell office:value-type="float" office:value="19085.00154" calcext:value-type="float">
            <text:p>19085.00154</text:p>
          </table:table-cell>
          <table:table-cell office:value-type="float" office:value="15886.71166" calcext:value-type="float">
            <text:p>15886.71166</text:p>
          </table:table-cell>
          <table:table-cell office:value-type="float" office:value="11791600.2" calcext:value-type="float">
            <text:p>11791600.2</text:p>
          </table:table-cell>
          <table:table-cell office:value-type="float" office:value="97996.01667" calcext:value-type="float">
            <text:p>97996.01667</text:p>
          </table:table-cell>
          <table:table-cell office:value-type="float" office:value="109181.4833" calcext:value-type="float">
            <text:p>109181.4833</text:p>
          </table:table-cell>
          <table:table-cell office:value-type="float" office:value="95.18506513" calcext:value-type="float">
            <text:p>95.18506513</text:p>
          </table:table-cell>
          <table:table-cell office:value-type="float" office:value="20.00773694" calcext:value-type="float">
            <text:p>20.00773694</text:p>
          </table:table-cell>
          <table:table-cell office:value-type="float" office:value="54.56677724" calcext:value-type="float">
            <text:p>54.56677724</text:p>
          </table:table-cell>
          <table:table-cell office:value-type="float" office:value="72.8578638" calcext:value-type="float">
            <text:p>72.8578638</text:p>
          </table:table-cell>
          <table:table-cell office:value-type="float" office:value="39.47377993" calcext:value-type="float">
            <text:p>39.47377993</text:p>
          </table:table-cell>
          <table:table-cell office:value-type="float" office:value="23.065912" calcext:value-type="float">
            <text:p>23.065912</text:p>
          </table:table-cell>
          <table:table-cell office:value-type="float" office:value="22603.66321" calcext:value-type="float">
            <text:p>22603.66321</text:p>
          </table:table-cell>
          <table:table-cell office:value-type="float" office:value="81.30005014" calcext:value-type="float">
            <text:p>81.30005014</text:p>
          </table:table-cell>
          <table:table-cell office:value-type="float" office:value="3.654884782" calcext:value-type="float">
            <text:p>3.654884782</text:p>
          </table:table-cell>
          <table:table-cell office:value-type="float" office:value="22.44668132" calcext:value-type="float">
            <text:p>22.44668132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  <table:table-cell office:value-type="float" office:value="8751894.12" calcext:value-type="float">
            <text:p>8751894.12</text:p>
          </table:table-cell>
          <table:table-cell office:value-type="float" office:value="26583.76399" calcext:value-type="float">
            <text:p>26583.76399</text:p>
          </table:table-cell>
          <table:table-cell office:value-type="float" office:value="20727.48666" calcext:value-type="float">
            <text:p>20727.48666</text:p>
          </table:table-cell>
          <table:table-cell office:value-type="float" office:value="16517.45048" calcext:value-type="float">
            <text:p>16517.45048</text:p>
          </table:table-cell>
          <table:table-cell office:value-type="float" office:value="10490478.24" calcext:value-type="float">
            <text:p>10490478.24</text:p>
          </table:table-cell>
          <table:table-cell office:value-type="float" office:value="92650.04111" calcext:value-type="float">
            <text:p>92650.04111</text:p>
          </table:table-cell>
          <table:table-cell office:value-type="float" office:value="97134.05778" calcext:value-type="float">
            <text:p>97134.05778</text:p>
          </table:table-cell>
          <table:table-cell office:value-type="float" office:value="94.46184821" calcext:value-type="float">
            <text:p>94.46184821</text:p>
          </table:table-cell>
          <table:table-cell office:value-type="float" office:value="1.878750682" calcext:value-type="float">
            <text:p>1.878750682</text:p>
          </table:table-cell>
          <table:table-cell office:value-type="float" office:value="28.44621474" calcext:value-type="float">
            <text:p>28.44621474</text:p>
          </table:table-cell>
          <table:table-cell office:value-type="float" office:value="40.67537411" calcext:value-type="float">
            <text:p>40.67537411</text:p>
          </table:table-cell>
          <table:table-cell office:value-type="float" office:value="22.33145034" calcext:value-type="float">
            <text:p>22.33145034</text:p>
          </table:table-cell>
          <table:table-cell office:value-type="float" office:value="2.273195" calcext:value-type="float">
            <text:p>2.273195</text:p>
          </table:table-cell>
          <table:table-cell office:value-type="float" office:value="2106.028084" calcext:value-type="float">
            <text:p>2106.028084</text:p>
          </table:table-cell>
          <table:table-cell office:value-type="float" office:value="73.09943012" calcext:value-type="float">
            <text:p>73.09943012</text:p>
          </table:table-cell>
          <table:table-cell office:value-type="float" office:value="7.314029067" calcext:value-type="float">
            <text:p>7.314029067</text:p>
          </table:table-cell>
          <table:table-cell office:value-type="float" office:value="13.85970309" calcext:value-type="float">
            <text:p>13.85970309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20" calcext:value-type="float">
            <text:p>20</text:p>
          </table:table-cell>
          <table:table-cell office:value-type="float" office:value="8719398.587" calcext:value-type="float">
            <text:p>8719398.587</text:p>
          </table:table-cell>
          <table:table-cell office:value-type="float" office:value="26481.93391" calcext:value-type="float">
            <text:p>26481.93391</text:p>
          </table:table-cell>
          <table:table-cell office:value-type="float" office:value="20367.30862" calcext:value-type="float">
            <text:p>20367.30862</text:p>
          </table:table-cell>
          <table:table-cell office:value-type="float" office:value="16794.21991" calcext:value-type="float">
            <text:p>16794.21991</text:p>
          </table:table-cell>
          <table:table-cell office:value-type="float" office:value="10355958" calcext:value-type="float">
            <text:p>10355958</text:p>
          </table:table-cell>
          <table:table-cell office:value-type="float" office:value="91408.55" calcext:value-type="float">
            <text:p>91408.55</text:p>
          </table:table-cell>
          <table:table-cell office:value-type="float" office:value="95888.5" calcext:value-type="float">
            <text:p>95888.5</text:p>
          </table:table-cell>
          <table:table-cell office:value-type="float" office:value="95.38931081" calcext:value-type="float">
            <text:p>95.38931081</text:p>
          </table:table-cell>
          <table:table-cell office:value-type="float" office:value="0.690077166" calcext:value-type="float">
            <text:p>0.690077166</text:p>
          </table:table-cell>
          <table:table-cell office:value-type="float" office:value="29.56922807" calcext:value-type="float">
            <text:p>29.56922807</text:p>
          </table:table-cell>
          <table:table-cell office:value-type="float" office:value="42.27246629" calcext:value-type="float">
            <text:p>42.27246629</text:p>
          </table:table-cell>
          <table:table-cell office:value-type="float" office:value="22.96013754" calcext:value-type="float">
            <text:p>22.96013754</text:p>
          </table:table-cell>
          <table:table-cell office:value-type="float" office:value="0.898103" calcext:value-type="float">
            <text:p>0.898103</text:p>
          </table:table-cell>
          <table:table-cell office:value-type="float" office:value="820.9401876" calcext:value-type="float">
            <text:p>820.9401876</text:p>
          </table:table-cell>
          <table:table-cell office:value-type="float" office:value="74.44910503" calcext:value-type="float">
            <text:p>74.44910503</text:p>
          </table:table-cell>
          <table:table-cell office:value-type="float" office:value="6.672672142" calcext:value-type="float">
            <text:p>6.672672142</text:p>
          </table:table-cell>
          <table:table-cell office:value-type="float" office:value="13.96443061" calcext:value-type="float">
            <text:p>13.96443061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41" calcext:value-type="float">
            <text:p>41</text:p>
          </table:table-cell>
          <table:table-cell office:value-type="float" office:value="8606080.564" calcext:value-type="float">
            <text:p>8606080.564</text:p>
          </table:table-cell>
          <table:table-cell office:value-type="float" office:value="24636.13949" calcext:value-type="float">
            <text:p>24636.13949</text:p>
          </table:table-cell>
          <table:table-cell office:value-type="float" office:value="23267.53224" calcext:value-type="float">
            <text:p>23267.53224</text:p>
          </table:table-cell>
          <table:table-cell office:value-type="float" office:value="19831.0636" calcext:value-type="float">
            <text:p>19831.0636</text:p>
          </table:table-cell>
          <table:table-cell office:value-type="float" office:value="11408437.8" calcext:value-type="float">
            <text:p>11408437.8</text:p>
          </table:table-cell>
          <table:table-cell office:value-type="float" office:value="99728.35" calcext:value-type="float">
            <text:p>99728.35</text:p>
          </table:table-cell>
          <table:table-cell office:value-type="float" office:value="105633.6833" calcext:value-type="float">
            <text:p>105633.6833</text:p>
          </table:table-cell>
          <table:table-cell office:value-type="float" office:value="86.29522662" calcext:value-type="float">
            <text:p>86.29522662</text:p>
          </table:table-cell>
          <table:table-cell office:value-type="float" office:value="8.481156704" calcext:value-type="float">
            <text:p>8.481156704</text:p>
          </table:table-cell>
          <table:table-cell office:value-type="float" office:value="30.92859297" calcext:value-type="float">
            <text:p>30.92859297</text:p>
          </table:table-cell>
          <table:table-cell office:value-type="float" office:value="61.85890749" calcext:value-type="float">
            <text:p>61.85890749</text:p>
          </table:table-cell>
          <table:table-cell office:value-type="float" office:value="36.66807206" calcext:value-type="float">
            <text:p>36.66807206</text:p>
          </table:table-cell>
          <table:table-cell office:value-type="float" office:value="9.345869" calcext:value-type="float">
            <text:p>9.345869</text:p>
          </table:table-cell>
          <table:table-cell office:value-type="float" office:value="9320.412134" calcext:value-type="float">
            <text:p>9320.412134</text:p>
          </table:table-cell>
          <table:table-cell office:value-type="float" office:value="78.57189625" calcext:value-type="float">
            <text:p>78.57189625</text:p>
          </table:table-cell>
          <table:table-cell office:value-type="float" office:value="5.377760302" calcext:value-type="float">
            <text:p>5.377760302</text:p>
          </table:table-cell>
          <table:table-cell office:value-type="float" office:value="21.04353939" calcext:value-type="float">
            <text:p>21.04353939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25" calcext:value-type="float">
            <text:p>25</text:p>
          </table:table-cell>
          <table:table-cell office:value-type="float" office:value="8455272.928" calcext:value-type="float">
            <text:p>8455272.928</text:p>
          </table:table-cell>
          <table:table-cell office:value-type="float" office:value="27117.28784" calcext:value-type="float">
            <text:p>27117.28784</text:p>
          </table:table-cell>
          <table:table-cell office:value-type="float" office:value="16411.02005" calcext:value-type="float">
            <text:p>16411.02005</text:p>
          </table:table-cell>
          <table:table-cell office:value-type="float" office:value="13368.55922" calcext:value-type="float">
            <text:p>13368.55922</text:p>
          </table:table-cell>
          <table:table-cell office:value-type="float" office:value="12531428.16" calcext:value-type="float">
            <text:p>12531428.16</text:p>
          </table:table-cell>
          <table:table-cell office:value-type="float" office:value="104582.9422" calcext:value-type="float">
            <text:p>104582.9422</text:p>
          </table:table-cell>
          <table:table-cell office:value-type="float" office:value="116031.7422" calcext:value-type="float">
            <text:p>116031.7422</text:p>
          </table:table-cell>
          <table:table-cell office:value-type="float" office:value="80.84753353" calcext:value-type="float">
            <text:p>80.84753353</text:p>
          </table:table-cell>
          <table:table-cell office:value-type="float" office:value="21.74866152" calcext:value-type="float">
            <text:p>21.74866152</text:p>
          </table:table-cell>
          <table:table-cell office:value-type="float" office:value="38.842398" calcext:value-type="float">
            <text:p>38.842398</text:p>
          </table:table-cell>
          <table:table-cell office:value-type="float" office:value="77.68479601" calcext:value-type="float">
            <text:p>77.68479601</text:p>
          </table:table-cell>
          <table:table-cell office:value-type="float" office:value="41.80595127" calcext:value-type="float">
            <text:p>41.80595127</text:p>
          </table:table-cell>
          <table:table-cell office:value-type="float" office:value="24.167936" calcext:value-type="float">
            <text:p>24.167936</text:p>
          </table:table-cell>
          <table:table-cell office:value-type="float" office:value="25275.50089" calcext:value-type="float">
            <text:p>25275.50089</text:p>
          </table:table-cell>
          <table:table-cell office:value-type="float" office:value="80.39537271" calcext:value-type="float">
            <text:p>80.39537271</text:p>
          </table:table-cell>
          <table:table-cell office:value-type="float" office:value="4.86352739" calcext:value-type="float">
            <text:p>4.86352739</text:p>
          </table:table-cell>
          <table:table-cell office:value-type="float" office:value="20.76346173" calcext:value-type="float">
            <text:p>20.76346173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25" calcext:value-type="float">
            <text:p>25</text:p>
          </table:table-cell>
          <table:table-cell office:value-type="float" office:value="8293552.283" calcext:value-type="float">
            <text:p>8293552.283</text:p>
          </table:table-cell>
          <table:table-cell office:value-type="float" office:value="26543.24213" calcext:value-type="float">
            <text:p>26543.24213</text:p>
          </table:table-cell>
          <table:table-cell office:value-type="float" office:value="16339.78652" calcext:value-type="float">
            <text:p>16339.78652</text:p>
          </table:table-cell>
          <table:table-cell office:value-type="float" office:value="12908.28016" calcext:value-type="float">
            <text:p>12908.28016</text:p>
          </table:table-cell>
          <table:table-cell office:value-type="float" office:value="12243191.4" calcext:value-type="float">
            <text:p>12243191.4</text:p>
          </table:table-cell>
          <table:table-cell office:value-type="float" office:value="102644.9" calcext:value-type="float">
            <text:p>102644.9</text:p>
          </table:table-cell>
          <table:table-cell office:value-type="float" office:value="113362.8833" calcext:value-type="float">
            <text:p>113362.8833</text:p>
          </table:table-cell>
          <table:table-cell office:value-type="float" office:value="80.79848374" calcext:value-type="float">
            <text:p>80.79848374</text:p>
          </table:table-cell>
          <table:table-cell office:value-type="float" office:value="18.15262402" calcext:value-type="float">
            <text:p>18.15262402</text:p>
          </table:table-cell>
          <table:table-cell office:value-type="float" office:value="37.50798091" calcext:value-type="float">
            <text:p>37.50798091</text:p>
          </table:table-cell>
          <table:table-cell office:value-type="float" office:value="75.01596182" calcext:value-type="float">
            <text:p>75.01596182</text:p>
          </table:table-cell>
          <table:table-cell office:value-type="float" office:value="42.40069333" calcext:value-type="float">
            <text:p>42.40069333</text:p>
          </table:table-cell>
          <table:table-cell office:value-type="float" office:value="20.270818" calcext:value-type="float">
            <text:p>20.270818</text:p>
          </table:table-cell>
          <table:table-cell office:value-type="float" office:value="20806.94239" calcext:value-type="float">
            <text:p>20806.94239</text:p>
          </table:table-cell>
          <table:table-cell office:value-type="float" office:value="79.87902091" calcext:value-type="float">
            <text:p>79.87902091</text:p>
          </table:table-cell>
          <table:table-cell office:value-type="float" office:value="4.527315347" calcext:value-type="float">
            <text:p>4.527315347</text:p>
          </table:table-cell>
          <table:table-cell office:value-type="float" office:value="20.95600167" calcext:value-type="float">
            <text:p>20.95600167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41" calcext:value-type="float">
            <text:p>41</text:p>
          </table:table-cell>
          <table:table-cell office:value-type="float" office:value="8132952.097" calcext:value-type="float">
            <text:p>8132952.097</text:p>
          </table:table-cell>
          <table:table-cell office:value-type="float" office:value="22213.86637" calcext:value-type="float">
            <text:p>22213.86637</text:p>
          </table:table-cell>
          <table:table-cell office:value-type="float" office:value="24104.0724" calcext:value-type="float">
            <text:p>24104.0724</text:p>
          </table:table-cell>
          <table:table-cell office:value-type="float" office:value="21434.69208" calcext:value-type="float">
            <text:p>21434.69208</text:p>
          </table:table-cell>
          <table:table-cell office:value-type="float" office:value="11236643.04" calcext:value-type="float">
            <text:p>11236643.04</text:p>
          </table:table-cell>
          <table:table-cell office:value-type="float" office:value="97512.10778" calcext:value-type="float">
            <text:p>97512.10778</text:p>
          </table:table-cell>
          <table:table-cell office:value-type="float" office:value="104042.9911" calcext:value-type="float">
            <text:p>104042.9911</text:p>
          </table:table-cell>
          <table:table-cell office:value-type="float" office:value="83.40453594" calcext:value-type="float">
            <text:p>83.40453594</text:p>
          </table:table-cell>
          <table:table-cell office:value-type="float" office:value="12.63505402" calcext:value-type="float">
            <text:p>12.63505402</text:p>
          </table:table-cell>
          <table:table-cell office:value-type="float" office:value="33.104674" calcext:value-type="float">
            <text:p>33.104674</text:p>
          </table:table-cell>
          <table:table-cell office:value-type="float" office:value="66.09469219" calcext:value-type="float">
            <text:p>66.09469219</text:p>
          </table:table-cell>
          <table:table-cell office:value-type="float" office:value="37.32768168" calcext:value-type="float">
            <text:p>37.32768168</text:p>
          </table:table-cell>
          <table:table-cell office:value-type="float" office:value="14.563666" calcext:value-type="float">
            <text:p>14.563666</text:p>
          </table:table-cell>
          <table:table-cell office:value-type="float" office:value="14201.27333" calcext:value-type="float">
            <text:p>14201.27333</text:p>
          </table:table-cell>
          <table:table-cell office:value-type="float" office:value="76.58778963" calcext:value-type="float">
            <text:p>76.58778963</text:p>
          </table:table-cell>
          <table:table-cell office:value-type="float" office:value="6.210193688" calcext:value-type="float">
            <text:p>6.210193688</text:p>
          </table:table-cell>
          <table:table-cell office:value-type="float" office:value="20.96143555" calcext:value-type="float">
            <text:p>20.96143555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16" calcext:value-type="float">
            <text:p>16</text:p>
          </table:table-cell>
          <table:table-cell office:value-type="float" office:value="7976067.401" calcext:value-type="float">
            <text:p>7976067.401</text:p>
          </table:table-cell>
          <table:table-cell office:value-type="float" office:value="24193.23167" calcext:value-type="float">
            <text:p>24193.23167</text:p>
          </table:table-cell>
          <table:table-cell office:value-type="float" office:value="19058.35122" calcext:value-type="float">
            <text:p>19058.35122</text:p>
          </table:table-cell>
          <table:table-cell office:value-type="float" office:value="15162.14716" calcext:value-type="float">
            <text:p>15162.14716</text:p>
          </table:table-cell>
          <table:table-cell office:value-type="float" office:value="11687541.3" calcext:value-type="float">
            <text:p>11687541.3</text:p>
          </table:table-cell>
          <table:table-cell office:value-type="float" office:value="104442.8083" calcext:value-type="float">
            <text:p>104442.8083</text:p>
          </table:table-cell>
          <table:table-cell office:value-type="float" office:value="108217.975" calcext:value-type="float">
            <text:p>108217.975</text:p>
          </table:table-cell>
          <table:table-cell office:value-type="float" office:value="76.36779907" calcext:value-type="float">
            <text:p>76.36779907</text:p>
          </table:table-cell>
          <table:table-cell office:value-type="float" office:value="10.40562627" calcext:value-type="float">
            <text:p>10.40562627</text:p>
          </table:table-cell>
          <table:table-cell office:value-type="float" office:value="31.83927354" calcext:value-type="float">
            <text:p>31.83927354</text:p>
          </table:table-cell>
          <table:table-cell office:value-type="float" office:value="67.67797267" calcext:value-type="float">
            <text:p>67.67797267</text:p>
          </table:table-cell>
          <table:table-cell office:value-type="float" office:value="34.74309834" calcext:value-type="float">
            <text:p>34.74309834</text:p>
          </table:table-cell>
          <table:table-cell office:value-type="float" office:value="11.279213" calcext:value-type="float">
            <text:p>11.279213</text:p>
          </table:table-cell>
          <table:table-cell office:value-type="float" office:value="11780.31324" calcext:value-type="float">
            <text:p>11780.31324</text:p>
          </table:table-cell>
          <table:table-cell office:value-type="float" office:value="77.15035498" calcext:value-type="float">
            <text:p>77.15035498</text:p>
          </table:table-cell>
          <table:table-cell office:value-type="float" office:value="4.25143503" calcext:value-type="float">
            <text:p>4.25143503</text:p>
          </table:table-cell>
          <table:table-cell office:value-type="float" office:value="15.81466746" calcext:value-type="float">
            <text:p>15.81466746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16" calcext:value-type="float">
            <text:p>16</text:p>
          </table:table-cell>
          <table:table-cell office:value-type="float" office:value="7910636.979" calcext:value-type="float">
            <text:p>7910636.979</text:p>
          </table:table-cell>
          <table:table-cell office:value-type="float" office:value="23998.13005" calcext:value-type="float">
            <text:p>23998.13005</text:p>
          </table:table-cell>
          <table:table-cell office:value-type="float" office:value="19063.28803" calcext:value-type="float">
            <text:p>19063.28803</text:p>
          </table:table-cell>
          <table:table-cell office:value-type="float" office:value="14740.01623" calcext:value-type="float">
            <text:p>14740.01623</text:p>
          </table:table-cell>
          <table:table-cell office:value-type="float" office:value="11653327.8" calcext:value-type="float">
            <text:p>11653327.8</text:p>
          </table:table-cell>
          <table:table-cell office:value-type="float" office:value="104153.5" calcext:value-type="float">
            <text:p>104153.5</text:p>
          </table:table-cell>
          <table:table-cell office:value-type="float" office:value="107901.1833" calcext:value-type="float">
            <text:p>107901.1833</text:p>
          </table:table-cell>
          <table:table-cell office:value-type="float" office:value="75.9517153" calcext:value-type="float">
            <text:p>75.9517153</text:p>
          </table:table-cell>
          <table:table-cell office:value-type="float" office:value="9.889349931" calcext:value-type="float">
            <text:p>9.889349931</text:p>
          </table:table-cell>
          <table:table-cell office:value-type="float" office:value="31.72050772" calcext:value-type="float">
            <text:p>31.72050772</text:p>
          </table:table-cell>
          <table:table-cell office:value-type="float" office:value="67.4141134" calcext:value-type="float">
            <text:p>67.4141134</text:p>
          </table:table-cell>
          <table:table-cell office:value-type="float" office:value="33.47967109" calcext:value-type="float">
            <text:p>33.47967109</text:p>
          </table:table-cell>
          <table:table-cell office:value-type="float" office:value="10.466901" calcext:value-type="float">
            <text:p>10.466901</text:p>
          </table:table-cell>
          <table:table-cell office:value-type="float" office:value="10901.64269" calcext:value-type="float">
            <text:p>10901.64269</text:p>
          </table:table-cell>
          <table:table-cell office:value-type="float" office:value="78.31749196" calcext:value-type="float">
            <text:p>78.31749196</text:p>
          </table:table-cell>
          <table:table-cell office:value-type="float" office:value="3.593754801" calcext:value-type="float">
            <text:p>3.593754801</text:p>
          </table:table-cell>
          <table:table-cell office:value-type="float" office:value="15.90701016" calcext:value-type="float">
            <text:p>15.90701016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R4</text:p>
          </table:table-cell>
          <table:table-cell office:value-type="float" office:value="7769713.611" calcext:value-type="float">
            <text:p>7769713.611</text:p>
          </table:table-cell>
          <table:table-cell office:value-type="float" office:value="24312.96468" calcext:value-type="float">
            <text:p>24312.96468</text:p>
          </table:table-cell>
          <table:table-cell office:value-type="float" office:value="16784.29441" calcext:value-type="float">
            <text:p>16784.29441</text:p>
          </table:table-cell>
          <table:table-cell office:value-type="float" office:value="12812.51885" calcext:value-type="float">
            <text:p>12812.51885</text:p>
          </table:table-cell>
          <table:table-cell office:value-type="float" office:value="11975846.4" calcext:value-type="float">
            <text:p>11975846.4</text:p>
          </table:table-cell>
          <table:table-cell office:value-type="float" office:value="97830.23333" calcext:value-type="float">
            <text:p>97830.23333</text:p>
          </table:table-cell>
          <table:table-cell office:value-type="float" office:value="110887.4667" calcext:value-type="float">
            <text:p>110887.4667</text:p>
          </table:table-cell>
          <table:table-cell office:value-type="float" office:value="79.42037289" calcext:value-type="float">
            <text:p>79.42037289</text:p>
          </table:table-cell>
          <table:table-cell office:value-type="float" office:value="18.5142748" calcext:value-type="float">
            <text:p>18.5142748</text:p>
          </table:table-cell>
          <table:table-cell office:value-type="float" office:value="52.96850824" calcext:value-type="float">
            <text:p>52.96850824</text:p>
          </table:table-cell>
          <table:table-cell office:value-type="float" office:value="70.62467765" calcext:value-type="float">
            <text:p>70.62467765</text:p>
          </table:table-cell>
          <table:table-cell office:value-type="float" office:value="48.35836537" calcext:value-type="float">
            <text:p>48.35836537</text:p>
          </table:table-cell>
          <table:table-cell office:value-type="float" office:value="20.839972" calcext:value-type="float">
            <text:p>20.839972</text:p>
          </table:table-cell>
          <table:table-cell office:value-type="float" office:value="20387.7228" calcext:value-type="float">
            <text:p>20387.7228</text:p>
          </table:table-cell>
          <table:table-cell office:value-type="float" office:value="90.43106519" calcext:value-type="float">
            <text:p>90.43106519</text:p>
          </table:table-cell>
          <table:table-cell office:value-type="float" office:value="5.525334153" calcext:value-type="float">
            <text:p>5.525334153</text:p>
          </table:table-cell>
          <table:table-cell office:value-type="float" office:value="27.21644485" calcext:value-type="float">
            <text:p>27.21644485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319" calcext:value-type="float">
            <text:p>319</text:p>
          </table:table-cell>
          <table:table-cell office:value-type="float" office:value="7471296.363" calcext:value-type="float">
            <text:p>7471296.363</text:p>
          </table:table-cell>
          <table:table-cell office:value-type="float" office:value="22998.64811" calcext:value-type="float">
            <text:p>22998.64811</text:p>
          </table:table-cell>
          <table:table-cell office:value-type="float" office:value="16979.0384" calcext:value-type="float">
            <text:p>16979.0384</text:p>
          </table:table-cell>
          <table:table-cell office:value-type="float" office:value="13436.57162" calcext:value-type="float">
            <text:p>13436.57162</text:p>
          </table:table-cell>
          <table:table-cell office:value-type="float" office:value="7533667.8" calcext:value-type="float">
            <text:p>7533667.8</text:p>
          </table:table-cell>
          <table:table-cell office:value-type="float" office:value="67682.81667" calcext:value-type="float">
            <text:p>67682.81667</text:p>
          </table:table-cell>
          <table:table-cell office:value-type="float" office:value="69756.18333" calcext:value-type="float">
            <text:p>69756.18333</text:p>
          </table:table-cell>
          <table:table-cell office:value-type="float" office:value="110.3869007" calcext:value-type="float">
            <text:p>110.3869007</text:p>
          </table:table-cell>
          <table:table-cell office:value-type="float" office:value="33.07413167" calcext:value-type="float">
            <text:p>33.07413167</text:p>
          </table:table-cell>
          <table:table-cell office:value-type="float" office:value="41.2325759" calcext:value-type="float">
            <text:p>41.2325759</text:p>
          </table:table-cell>
          <table:table-cell office:value-type="float" office:value="82.46515181" calcext:value-type="float">
            <text:p>82.46515181</text:p>
          </table:table-cell>
          <table:table-cell office:value-type="float" office:value="59.20162547" calcext:value-type="float">
            <text:p>59.20162547</text:p>
          </table:table-cell>
          <table:table-cell office:value-type="float" office:value="35.118767" calcext:value-type="float">
            <text:p>35.118767</text:p>
          </table:table-cell>
          <table:table-cell office:value-type="float" office:value="23769.32534" calcext:value-type="float">
            <text:p>23769.32534</text:p>
          </table:table-cell>
          <table:table-cell office:value-type="float" office:value="76.85851415" calcext:value-type="float">
            <text:p>76.85851415</text:p>
          </table:table-cell>
          <table:table-cell office:value-type="float" office:value="5.886142184" calcext:value-type="float">
            <text:p>5.886142184</text:p>
          </table:table-cell>
          <table:table-cell office:value-type="float" office:value="22.46075012" calcext:value-type="float">
            <text:p>22.46075012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float" office:value="7466168.699" calcext:value-type="float">
            <text:p>7466168.699</text:p>
          </table:table-cell>
          <table:table-cell office:value-type="float" office:value="23243.44224" calcext:value-type="float">
            <text:p>23243.44224</text:p>
          </table:table-cell>
          <table:table-cell office:value-type="float" office:value="15634.33817" calcext:value-type="float">
            <text:p>15634.33817</text:p>
          </table:table-cell>
          <table:table-cell office:value-type="float" office:value="13666.79231" calcext:value-type="float">
            <text:p>13666.79231</text:p>
          </table:table-cell>
          <table:table-cell office:value-type="float" office:value="11652773.64" calcext:value-type="float">
            <text:p>11652773.64</text:p>
          </table:table-cell>
          <table:table-cell office:value-type="float" office:value="100486.9856" calcext:value-type="float">
            <text:p>100486.9856</text:p>
          </table:table-cell>
          <table:table-cell office:value-type="float" office:value="107896.0522" calcext:value-type="float">
            <text:p>107896.0522</text:p>
          </table:table-cell>
          <table:table-cell office:value-type="float" office:value="74.29985742" calcext:value-type="float">
            <text:p>74.29985742</text:p>
          </table:table-cell>
          <table:table-cell office:value-type="float" office:value="5.539466212" calcext:value-type="float">
            <text:p>5.539466212</text:p>
          </table:table-cell>
          <table:table-cell office:value-type="float" office:value="25.04020203" calcext:value-type="float">
            <text:p>25.04020203</text:p>
          </table:table-cell>
          <table:table-cell office:value-type="float" office:value="53.2730393" calcext:value-type="float">
            <text:p>53.2730393</text:p>
          </table:table-cell>
          <table:table-cell office:value-type="float" office:value="28.63674156" calcext:value-type="float">
            <text:p>28.63674156</text:p>
          </table:table-cell>
          <table:table-cell office:value-type="float" office:value="7.826911" calcext:value-type="float">
            <text:p>7.826911</text:p>
          </table:table-cell>
          <table:table-cell office:value-type="float" office:value="7865.015872" calcext:value-type="float">
            <text:p>7865.015872</text:p>
          </table:table-cell>
          <table:table-cell office:value-type="float" office:value="80.47510531" calcext:value-type="float">
            <text:p>80.47510531</text:p>
          </table:table-cell>
          <table:table-cell office:value-type="float" office:value="5.414080247" calcext:value-type="float">
            <text:p>5.414080247</text:p>
          </table:table-cell>
          <table:table-cell office:value-type="float" office:value="15.02115021" calcext:value-type="float">
            <text:p>15.02115021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R5</text:p>
          </table:table-cell>
          <table:table-cell office:value-type="float" office:value="7464179.898" calcext:value-type="float">
            <text:p>7464179.898</text:p>
          </table:table-cell>
          <table:table-cell office:value-type="float" office:value="24132.21423" calcext:value-type="float">
            <text:p>24132.21423</text:p>
          </table:table-cell>
          <table:table-cell office:value-type="float" office:value="14313.69626" calcext:value-type="float">
            <text:p>14313.69626</text:p>
          </table:table-cell>
          <table:table-cell office:value-type="float" office:value="11161.94617" calcext:value-type="float">
            <text:p>11161.94617</text:p>
          </table:table-cell>
          <table:table-cell office:value-type="float" office:value="10616081.4" calcext:value-type="float">
            <text:p>10616081.4</text:p>
          </table:table-cell>
          <table:table-cell office:value-type="float" office:value="95832.6" calcext:value-type="float">
            <text:p>95832.6</text:p>
          </table:table-cell>
          <table:table-cell office:value-type="float" office:value="98297.05" calcext:value-type="float">
            <text:p>98297.05</text:p>
          </table:table-cell>
          <table:table-cell office:value-type="float" office:value="77.8876906" calcext:value-type="float">
            <text:p>77.8876906</text:p>
          </table:table-cell>
          <table:table-cell office:value-type="float" office:value="13.7260455" calcext:value-type="float">
            <text:p>13.7260455</text:p>
          </table:table-cell>
          <table:table-cell office:value-type="float" office:value="46.8736399" calcext:value-type="float">
            <text:p>46.8736399</text:p>
          </table:table-cell>
          <table:table-cell office:value-type="float" office:value="62.49818653" calcext:value-type="float">
            <text:p>62.49818653</text:p>
          </table:table-cell>
          <table:table-cell office:value-type="float" office:value="37.53261257" calcext:value-type="float">
            <text:p>37.53261257</text:p>
          </table:table-cell>
          <table:table-cell office:value-type="float" office:value="15.799418" calcext:value-type="float">
            <text:p>15.799418</text:p>
          </table:table-cell>
          <table:table-cell office:value-type="float" office:value="15140.9758" calcext:value-type="float">
            <text:p>15140.9758</text:p>
          </table:table-cell>
          <table:table-cell office:value-type="float" office:value="82.54355401" calcext:value-type="float">
            <text:p>82.54355401</text:p>
          </table:table-cell>
          <table:table-cell office:value-type="float" office:value="4.661823811" calcext:value-type="float">
            <text:p>4.661823811</text:p>
          </table:table-cell>
          <table:table-cell office:value-type="float" office:value="23.21509989" calcext:value-type="float">
            <text:p>23.21509989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7397174.505" calcext:value-type="float">
            <text:p>7397174.505</text:p>
          </table:table-cell>
          <table:table-cell office:value-type="float" office:value="22943.92159" calcext:value-type="float">
            <text:p>22943.92159</text:p>
          </table:table-cell>
          <table:table-cell office:value-type="float" office:value="15936.73148" calcext:value-type="float">
            <text:p>15936.73148</text:p>
          </table:table-cell>
          <table:table-cell office:value-type="float" office:value="13346.48283" calcext:value-type="float">
            <text:p>13346.48283</text:p>
          </table:table-cell>
          <table:table-cell office:value-type="float" office:value="11562885" calcext:value-type="float">
            <text:p>11562885</text:p>
          </table:table-cell>
          <table:table-cell office:value-type="float" office:value="99923.96667" calcext:value-type="float">
            <text:p>99923.96667</text:p>
          </table:table-cell>
          <table:table-cell office:value-type="float" office:value="107063.75" calcext:value-type="float">
            <text:p>107063.75</text:p>
          </table:table-cell>
          <table:table-cell office:value-type="float" office:value="74.02803103" calcext:value-type="float">
            <text:p>74.02803103</text:p>
          </table:table-cell>
          <table:table-cell office:value-type="float" office:value="4.233796494" calcext:value-type="float">
            <text:p>4.233796494</text:p>
          </table:table-cell>
          <table:table-cell office:value-type="float" office:value="25.04348989" calcext:value-type="float">
            <text:p>25.04348989</text:p>
          </table:table-cell>
          <table:table-cell office:value-type="float" office:value="53.28002104" calcext:value-type="float">
            <text:p>53.28002104</text:p>
          </table:table-cell>
          <table:table-cell office:value-type="float" office:value="28.07458927" calcext:value-type="float">
            <text:p>28.07458927</text:p>
          </table:table-cell>
          <table:table-cell office:value-type="float" office:value="5.883235" calcext:value-type="float">
            <text:p>5.883235</text:p>
          </table:table-cell>
          <table:table-cell office:value-type="float" office:value="5878.726807" calcext:value-type="float">
            <text:p>5878.726807</text:p>
          </table:table-cell>
          <table:table-cell office:value-type="float" office:value="81.05771441" calcext:value-type="float">
            <text:p>81.05771441</text:p>
          </table:table-cell>
          <table:table-cell office:value-type="float" office:value="5.120992037" calcext:value-type="float">
            <text:p>5.120992037</text:p>
          </table:table-cell>
          <table:table-cell office:value-type="float" office:value="15.07169102" calcext:value-type="float">
            <text:p>15.07169102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9" calcext:value-type="float">
            <text:p>49</text:p>
          </table:table-cell>
          <table:table-cell office:value-type="float" office:value="7343560.61" calcext:value-type="float">
            <text:p>7343560.61</text:p>
          </table:table-cell>
          <table:table-cell office:value-type="float" office:value="23072.45918" calcext:value-type="float">
            <text:p>23072.45918</text:p>
          </table:table-cell>
          <table:table-cell office:value-type="float" office:value="14947.32591" calcext:value-type="float">
            <text:p>14947.32591</text:p>
          </table:table-cell>
          <table:table-cell office:value-type="float" office:value="12501.81305" calcext:value-type="float">
            <text:p>12501.81305</text:p>
          </table:table-cell>
          <table:table-cell office:value-type="float" office:value="12012080.4" calcext:value-type="float">
            <text:p>12012080.4</text:p>
          </table:table-cell>
          <table:table-cell office:value-type="float" office:value="99909.8" calcext:value-type="float">
            <text:p>99909.8</text:p>
          </table:table-cell>
          <table:table-cell office:value-type="float" office:value="111222.9667" calcext:value-type="float">
            <text:p>111222.9667</text:p>
          </table:table-cell>
          <table:table-cell office:value-type="float" office:value="73.50190482" calcext:value-type="float">
            <text:p>73.50190482</text:p>
          </table:table-cell>
          <table:table-cell office:value-type="float" office:value="21.20295292" calcext:value-type="float">
            <text:p>21.20295292</text:p>
          </table:table-cell>
          <table:table-cell office:value-type="float" office:value="55.93035249" calcext:value-type="float">
            <text:p>55.93035249</text:p>
          </table:table-cell>
          <table:table-cell office:value-type="float" office:value="74.57380332" calcext:value-type="float">
            <text:p>74.57380332</text:p>
          </table:table-cell>
          <table:table-cell office:value-type="float" office:value="41.97566759" calcext:value-type="float">
            <text:p>41.97566759</text:p>
          </table:table-cell>
          <table:table-cell office:value-type="float" office:value="24.086268" calcext:value-type="float">
            <text:p>24.086268</text:p>
          </table:table-cell>
          <table:table-cell office:value-type="float" office:value="24064.47425" calcext:value-type="float">
            <text:p>24064.47425</text:p>
          </table:table-cell>
          <table:table-cell office:value-type="float" office:value="80.33723202" calcext:value-type="float">
            <text:p>80.33723202</text:p>
          </table:table-cell>
          <table:table-cell office:value-type="float" office:value="3.616268949" calcext:value-type="float">
            <text:p>3.616268949</text:p>
          </table:table-cell>
          <table:table-cell office:value-type="float" office:value="21.99557217" calcext:value-type="float">
            <text:p>21.99557217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string" calcext:value-type="string">
            <text:p>005/006</text:p>
          </table:table-cell>
          <table:table-cell office:value-type="float" office:value="7180707.302" calcext:value-type="float">
            <text:p>7180707.302</text:p>
          </table:table-cell>
          <table:table-cell office:value-type="float" office:value="21195.59885" calcext:value-type="float">
            <text:p>21195.59885</text:p>
          </table:table-cell>
          <table:table-cell office:value-type="float" office:value="18150.00601" calcext:value-type="float">
            <text:p>18150.00601</text:p>
          </table:table-cell>
          <table:table-cell office:value-type="float" office:value="15266.12157" calcext:value-type="float">
            <text:p>15266.12157</text:p>
          </table:table-cell>
          <table:table-cell office:value-type="float" office:value="9883200.6" calcext:value-type="float">
            <text:p>9883200.6</text:p>
          </table:table-cell>
          <table:table-cell office:value-type="float" office:value="85203.18333" calcext:value-type="float">
            <text:p>85203.18333</text:p>
          </table:table-cell>
          <table:table-cell office:value-type="float" office:value="91511.11667" calcext:value-type="float">
            <text:p>91511.11667</text:p>
          </table:table-cell>
          <table:table-cell office:value-type="float" office:value="84.27745327" calcext:value-type="float">
            <text:p>84.27745327</text:p>
          </table:table-cell>
          <table:table-cell office:value-type="float" office:value="7.266500202" calcext:value-type="float">
            <text:p>7.266500202</text:p>
          </table:table-cell>
          <table:table-cell office:value-type="float" office:value="24.67591962" calcext:value-type="float">
            <text:p>24.67591962</text:p>
          </table:table-cell>
          <table:table-cell office:value-type="float" office:value="52.50195663" calcext:value-type="float">
            <text:p>52.50195663</text:p>
          </table:table-cell>
          <table:table-cell office:value-type="float" office:value="21.00105705" calcext:value-type="float">
            <text:p>21.00105705</text:p>
          </table:table-cell>
          <table:table-cell office:value-type="float" office:value="8.439634" calcext:value-type="float">
            <text:p>8.439634</text:p>
          </table:table-cell>
          <table:table-cell office:value-type="float" office:value="7190.807861" calcext:value-type="float">
            <text:p>7190.807861</text:p>
          </table:table-cell>
          <table:table-cell office:value-type="float" office:value="82.49117864" calcext:value-type="float">
            <text:p>82.49117864</text:p>
          </table:table-cell>
          <table:table-cell office:value-type="float" office:value="4.944036718" calcext:value-type="float">
            <text:p>4.944036718</text:p>
          </table:table-cell>
          <table:table-cell office:value-type="float" office:value="9.622000866" calcext:value-type="float">
            <text:p>9.622000866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7004398.575" calcext:value-type="float">
            <text:p>7004398.575</text:p>
          </table:table-cell>
          <table:table-cell office:value-type="float" office:value="20994.91558" calcext:value-type="float">
            <text:p>20994.91558</text:p>
          </table:table-cell>
          <table:table-cell office:value-type="float" office:value="17907.74348" calcext:value-type="float">
            <text:p>17907.74348</text:p>
          </table:table-cell>
          <table:table-cell office:value-type="float" office:value="13184.16753" calcext:value-type="float">
            <text:p>13184.16753</text:p>
          </table:table-cell>
          <table:table-cell office:value-type="float" office:value="8267641.2" calcext:value-type="float">
            <text:p>8267641.2</text:p>
          </table:table-cell>
          <table:table-cell office:value-type="float" office:value="75261.28333" calcext:value-type="float">
            <text:p>75261.28333</text:p>
          </table:table-cell>
          <table:table-cell office:value-type="float" office:value="76552.23333" calcext:value-type="float">
            <text:p>76552.23333</text:p>
          </table:table-cell>
          <table:table-cell office:value-type="float" office:value="93.06775363" calcext:value-type="float">
            <text:p>93.06775363</text:p>
          </table:table-cell>
          <table:table-cell office:value-type="float" office:value="0.987663665" calcext:value-type="float">
            <text:p>0.987663665</text:p>
          </table:table-cell>
          <table:table-cell office:value-type="float" office:value="30.68188122" calcext:value-type="float">
            <text:p>30.68188122</text:p>
          </table:table-cell>
          <table:table-cell office:value-type="float" office:value="43.83125889" calcext:value-type="float">
            <text:p>43.83125889</text:p>
          </table:table-cell>
          <table:table-cell office:value-type="float" office:value="22.33586329" calcext:value-type="float">
            <text:p>22.33586329</text:p>
          </table:table-cell>
          <table:table-cell office:value-type="float" office:value="1.085245" calcext:value-type="float">
            <text:p>1.085245</text:p>
          </table:table-cell>
          <table:table-cell office:value-type="float" office:value="816.7354467" calcext:value-type="float">
            <text:p>816.7354467</text:p>
          </table:table-cell>
          <table:table-cell office:value-type="float" office:value="69.74720219" calcext:value-type="float">
            <text:p>69.74720219</text:p>
          </table:table-cell>
          <table:table-cell office:value-type="float" office:value="7.156977807" calcext:value-type="float">
            <text:p>7.156977807</text:p>
          </table:table-cell>
          <table:table-cell office:value-type="float" office:value="13.96071697" calcext:value-type="float">
            <text:p>13.96071697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float" office:value="6988097.207" calcext:value-type="float">
            <text:p>6988097.207</text:p>
          </table:table-cell>
          <table:table-cell office:value-type="float" office:value="20968.2204" calcext:value-type="float">
            <text:p>20968.2204</text:p>
          </table:table-cell>
          <table:table-cell office:value-type="float" office:value="18205.85177" calcext:value-type="float">
            <text:p>18205.85177</text:p>
          </table:table-cell>
          <table:table-cell office:value-type="float" office:value="12898.85825" calcext:value-type="float">
            <text:p>12898.85825</text:p>
          </table:table-cell>
          <table:table-cell office:value-type="float" office:value="8360794.8" calcext:value-type="float">
            <text:p>8360794.8</text:p>
          </table:table-cell>
          <table:table-cell office:value-type="float" office:value="76124.53333" calcext:value-type="float">
            <text:p>76124.53333</text:p>
          </table:table-cell>
          <table:table-cell office:value-type="float" office:value="77414.76667" calcext:value-type="float">
            <text:p>77414.76667</text:p>
          </table:table-cell>
          <table:table-cell office:value-type="float" office:value="91.79822721" calcext:value-type="float">
            <text:p>91.79822721</text:p>
          </table:table-cell>
          <table:table-cell office:value-type="float" office:value="0.94174831" calcext:value-type="float">
            <text:p>0.94174831</text:p>
          </table:table-cell>
          <table:table-cell office:value-type="float" office:value="30.42526441" calcext:value-type="float">
            <text:p>30.42526441</text:p>
          </table:table-cell>
          <table:table-cell office:value-type="float" office:value="43.46466344" calcext:value-type="float">
            <text:p>43.46466344</text:p>
          </table:table-cell>
          <table:table-cell office:value-type="float" office:value="23.99986791" calcext:value-type="float">
            <text:p>23.99986791</text:p>
          </table:table-cell>
          <table:table-cell office:value-type="float" office:value="1.100311" calcext:value-type="float">
            <text:p>1.100311</text:p>
          </table:table-cell>
          <table:table-cell office:value-type="float" office:value="837.5982403" calcext:value-type="float">
            <text:p>837.5982403</text:p>
          </table:table-cell>
          <table:table-cell office:value-type="float" office:value="67.78005896" calcext:value-type="float">
            <text:p>67.78005896</text:p>
          </table:table-cell>
          <table:table-cell office:value-type="float" office:value="8.505794497" calcext:value-type="float">
            <text:p>8.505794497</text:p>
          </table:table-cell>
          <table:table-cell office:value-type="float" office:value="13.84404642" calcext:value-type="float">
            <text:p>13.84404642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string" calcext:value-type="string">
            <text:p>R5</text:p>
          </table:table-cell>
          <table:table-cell office:value-type="float" office:value="6810764.682" calcext:value-type="float">
            <text:p>6810764.682</text:p>
          </table:table-cell>
          <table:table-cell office:value-type="float" office:value="22110.56149" calcext:value-type="float">
            <text:p>22110.56149</text:p>
          </table:table-cell>
          <table:table-cell office:value-type="float" office:value="12785.65888" calcext:value-type="float">
            <text:p>12785.65888</text:p>
          </table:table-cell>
          <table:table-cell office:value-type="float" office:value="9867.605507" calcext:value-type="float">
            <text:p>9867.605507</text:p>
          </table:table-cell>
          <table:table-cell office:value-type="float" office:value="10242448.2" calcext:value-type="float">
            <text:p>10242448.2</text:p>
          </table:table-cell>
          <table:table-cell office:value-type="float" office:value="92046.05" calcext:value-type="float">
            <text:p>92046.05</text:p>
          </table:table-cell>
          <table:table-cell office:value-type="float" office:value="94837.48333" calcext:value-type="float">
            <text:p>94837.48333</text:p>
          </table:table-cell>
          <table:table-cell office:value-type="float" office:value="73.99301417" calcext:value-type="float">
            <text:p>73.99301417</text:p>
          </table:table-cell>
          <table:table-cell office:value-type="float" office:value="12.58348659" calcext:value-type="float">
            <text:p>12.58348659</text:p>
          </table:table-cell>
          <table:table-cell office:value-type="float" office:value="45.33424588" calcext:value-type="float">
            <text:p>45.33424588</text:p>
          </table:table-cell>
          <table:table-cell office:value-type="float" office:value="60.44566118" calcext:value-type="float">
            <text:p>60.44566118</text:p>
          </table:table-cell>
          <table:table-cell office:value-type="float" office:value="35.66618637" calcext:value-type="float">
            <text:p>35.66618637</text:p>
          </table:table-cell>
          <table:table-cell office:value-type="float" office:value="14.545163" calcext:value-type="float">
            <text:p>14.545163</text:p>
          </table:table-cell>
          <table:table-cell office:value-type="float" office:value="13388.19002" calcext:value-type="float">
            <text:p>13388.19002</text:p>
          </table:table-cell>
          <table:table-cell office:value-type="float" office:value="76.94214207" calcext:value-type="float">
            <text:p>76.94214207</text:p>
          </table:table-cell>
          <table:table-cell office:value-type="float" office:value="5.996768711" calcext:value-type="float">
            <text:p>5.996768711</text:p>
          </table:table-cell>
          <table:table-cell office:value-type="float" office:value="23.9968474" calcext:value-type="float">
            <text:p>23.9968474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  <table:table-cell office:value-type="float" office:value="6562236.736" calcext:value-type="float">
            <text:p>6562236.736</text:p>
          </table:table-cell>
          <table:table-cell office:value-type="float" office:value="18628.48486" calcext:value-type="float">
            <text:p>18628.48486</text:p>
          </table:table-cell>
          <table:table-cell office:value-type="float" office:value="17756.25991" calcext:value-type="float">
            <text:p>17756.25991</text:p>
          </table:table-cell>
          <table:table-cell office:value-type="float" office:value="15698.46568" calcext:value-type="float">
            <text:p>15698.46568</text:p>
          </table:table-cell>
          <table:table-cell office:value-type="float" office:value="9636798.6" calcext:value-type="float">
            <text:p>9636798.6</text:p>
          </table:table-cell>
          <table:table-cell office:value-type="float" office:value="84464.8" calcext:value-type="float">
            <text:p>84464.8</text:p>
          </table:table-cell>
          <table:table-cell office:value-type="float" office:value="89229.61667" calcext:value-type="float">
            <text:p>89229.61667</text:p>
          </table:table-cell>
          <table:table-cell office:value-type="float" office:value="77.69197034" calcext:value-type="float">
            <text:p>77.69197034</text:p>
          </table:table-cell>
          <table:table-cell office:value-type="float" office:value="7.783635113" calcext:value-type="float">
            <text:p>7.783635113</text:p>
          </table:table-cell>
          <table:table-cell office:value-type="float" office:value="27.65801527" calcext:value-type="float">
            <text:p>27.65801527</text:p>
          </table:table-cell>
          <table:table-cell office:value-type="float" office:value="58.79555947" calcext:value-type="float">
            <text:p>58.79555947</text:p>
          </table:table-cell>
          <table:table-cell office:value-type="float" office:value="37.24659825" calcext:value-type="float">
            <text:p>37.24659825</text:p>
          </table:table-cell>
          <table:table-cell office:value-type="float" office:value="9.858256" calcext:value-type="float">
            <text:p>9.858256</text:p>
          </table:table-cell>
          <table:table-cell office:value-type="float" office:value="8326.708914" calcext:value-type="float">
            <text:p>8326.708914</text:p>
          </table:table-cell>
          <table:table-cell office:value-type="float" office:value="68.14706492" calcext:value-type="float">
            <text:p>68.14706492</text:p>
          </table:table-cell>
          <table:table-cell office:value-type="float" office:value="5.074769502" calcext:value-type="float">
            <text:p>5.074769502</text:p>
          </table:table-cell>
          <table:table-cell office:value-type="float" office:value="15.14483896" calcext:value-type="float">
            <text:p>15.14483896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R1</text:p>
          </table:table-cell>
          <table:table-cell office:value-type="float" office:value="6431665.221" calcext:value-type="float">
            <text:p>6431665.221</text:p>
          </table:table-cell>
          <table:table-cell office:value-type="float" office:value="19236.39648" calcext:value-type="float">
            <text:p>19236.39648</text:p>
          </table:table-cell>
          <table:table-cell office:value-type="float" office:value="15643.16957" calcext:value-type="float">
            <text:p>15643.16957</text:p>
          </table:table-cell>
          <table:table-cell office:value-type="float" office:value="12950.34775" calcext:value-type="float">
            <text:p>12950.34775</text:p>
          </table:table-cell>
          <table:table-cell office:value-type="float" office:value="6333114.6" calcext:value-type="float">
            <text:p>6333114.6</text:p>
          </table:table-cell>
          <table:table-cell office:value-type="float" office:value="57201.2" calcext:value-type="float">
            <text:p>57201.2</text:p>
          </table:table-cell>
          <table:table-cell office:value-type="float" office:value="58639.95" calcext:value-type="float">
            <text:p>58639.95</text:p>
          </table:table-cell>
          <table:table-cell office:value-type="float" office:value="112.4393408" calcext:value-type="float">
            <text:p>112.4393408</text:p>
          </table:table-cell>
          <table:table-cell office:value-type="float" office:value="15.64351104" calcext:value-type="float">
            <text:p>15.64351104</text:p>
          </table:table-cell>
          <table:table-cell office:value-type="float" office:value="48.25077318" calcext:value-type="float">
            <text:p>48.25077318</text:p>
          </table:table-cell>
          <table:table-cell office:value-type="float" office:value="64.33436424" calcext:value-type="float">
            <text:p>64.33436424</text:p>
          </table:table-cell>
          <table:table-cell office:value-type="float" office:value="36.96675674" calcext:value-type="float">
            <text:p>36.96675674</text:p>
          </table:table-cell>
          <table:table-cell office:value-type="float" office:value="18.773985" calcext:value-type="float">
            <text:p>18.773985</text:p>
          </table:table-cell>
          <table:table-cell office:value-type="float" office:value="10738.89609" calcext:value-type="float">
            <text:p>10738.89609</text:p>
          </table:table-cell>
          <table:table-cell office:value-type="float" office:value="86.48678451" calcext:value-type="float">
            <text:p>86.48678451</text:p>
          </table:table-cell>
          <table:table-cell office:value-type="float" office:value="1.77567954" calcext:value-type="float">
            <text:p>1.77567954</text:p>
          </table:table-cell>
          <table:table-cell office:value-type="float" office:value="22.27485376" calcext:value-type="float">
            <text:p>22.27485376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319" calcext:value-type="float">
            <text:p>319</text:p>
          </table:table-cell>
          <table:table-cell office:value-type="float" office:value="6422856.539" calcext:value-type="float">
            <text:p>6422856.539</text:p>
          </table:table-cell>
          <table:table-cell office:value-type="float" office:value="20170.17732" calcext:value-type="float">
            <text:p>20170.17732</text:p>
          </table:table-cell>
          <table:table-cell office:value-type="float" office:value="13846.83141" calcext:value-type="float">
            <text:p>13846.83141</text:p>
          </table:table-cell>
          <table:table-cell office:value-type="float" office:value="10551.33986" calcext:value-type="float">
            <text:p>10551.33986</text:p>
          </table:table-cell>
          <table:table-cell office:value-type="float" office:value="7064217" calcext:value-type="float">
            <text:p>7064217</text:p>
          </table:table-cell>
          <table:table-cell office:value-type="float" office:value="63113.11667" calcext:value-type="float">
            <text:p>63113.11667</text:p>
          </table:table-cell>
          <table:table-cell office:value-type="float" office:value="65409.41667" calcext:value-type="float">
            <text:p>65409.41667</text:p>
          </table:table-cell>
          <table:table-cell office:value-type="float" office:value="101.7673802" calcext:value-type="float">
            <text:p>101.7673802</text:p>
          </table:table-cell>
          <table:table-cell office:value-type="float" office:value="23.5681442" calcext:value-type="float">
            <text:p>23.5681442</text:p>
          </table:table-cell>
          <table:table-cell office:value-type="float" office:value="36.33635518" calcext:value-type="float">
            <text:p>36.33635518</text:p>
          </table:table-cell>
          <table:table-cell office:value-type="float" office:value="72.67271036" calcext:value-type="float">
            <text:p>72.67271036</text:p>
          </table:table-cell>
          <table:table-cell office:value-type="float" office:value="52.03374284" calcext:value-type="float">
            <text:p>52.03374284</text:p>
          </table:table-cell>
          <table:table-cell office:value-type="float" office:value="25.052877" calcext:value-type="float">
            <text:p>25.052877</text:p>
          </table:table-cell>
          <table:table-cell office:value-type="float" office:value="15811.60289" calcext:value-type="float">
            <text:p>15811.60289</text:p>
          </table:table-cell>
          <table:table-cell office:value-type="float" office:value="75.52756933" calcext:value-type="float">
            <text:p>75.52756933</text:p>
          </table:table-cell>
          <table:table-cell office:value-type="float" office:value="5.422483433" calcext:value-type="float">
            <text:p>5.422483433</text:p>
          </table:table-cell>
          <table:table-cell office:value-type="float" office:value="21.95994243" calcext:value-type="float">
            <text:p>21.95994243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6270329.726" calcext:value-type="float">
            <text:p>6270329.726</text:p>
          </table:table-cell>
          <table:table-cell office:value-type="float" office:value="19064.68936" calcext:value-type="float">
            <text:p>19064.68936</text:p>
          </table:table-cell>
          <table:table-cell office:value-type="float" office:value="14293.21668" calcext:value-type="float">
            <text:p>14293.21668</text:p>
          </table:table-cell>
          <table:table-cell office:value-type="float" office:value="12246.91324" calcext:value-type="float">
            <text:p>12246.91324</text:p>
          </table:table-cell>
          <table:table-cell office:value-type="float" office:value="8069972.4" calcext:value-type="float">
            <text:p>8069972.4</text:p>
          </table:table-cell>
          <table:table-cell office:value-type="float" office:value="71590.23333" calcext:value-type="float">
            <text:p>71590.23333</text:p>
          </table:table-cell>
          <table:table-cell office:value-type="float" office:value="74721.96667" calcext:value-type="float">
            <text:p>74721.96667</text:p>
          </table:table-cell>
          <table:table-cell office:value-type="float" office:value="87.58638482" calcext:value-type="float">
            <text:p>87.58638482</text:p>
          </table:table-cell>
          <table:table-cell office:value-type="float" office:value="1.921229587" calcext:value-type="float">
            <text:p>1.921229587</text:p>
          </table:table-cell>
          <table:table-cell office:value-type="float" office:value="24.24105059" calcext:value-type="float">
            <text:p>24.24105059</text:p>
          </table:table-cell>
          <table:table-cell office:value-type="float" office:value="34.63007227" calcext:value-type="float">
            <text:p>34.63007227</text:p>
          </table:table-cell>
          <table:table-cell office:value-type="float" office:value="13.67194195" calcext:value-type="float">
            <text:p>13.67194195</text:p>
          </table:table-cell>
          <table:table-cell office:value-type="float" office:value="2.593669" calcext:value-type="float">
            <text:p>2.593669</text:p>
          </table:table-cell>
          <table:table-cell office:value-type="float" office:value="1856.764292" calcext:value-type="float">
            <text:p>1856.764292</text:p>
          </table:table-cell>
          <table:table-cell office:value-type="float" office:value="73.27507811" calcext:value-type="float">
            <text:p>73.27507811</text:p>
          </table:table-cell>
          <table:table-cell office:value-type="float" office:value="6.375060515" calcext:value-type="float">
            <text:p>6.375060515</text:p>
          </table:table-cell>
          <table:table-cell office:value-type="float" office:value="13.86886983" calcext:value-type="float">
            <text:p>13.86886983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005/006</text:p>
          </table:table-cell>
          <table:table-cell office:value-type="float" office:value="6264701.253" calcext:value-type="float">
            <text:p>6264701.253</text:p>
          </table:table-cell>
          <table:table-cell office:value-type="float" office:value="18364.12574" calcext:value-type="float">
            <text:p>18364.12574</text:p>
          </table:table-cell>
          <table:table-cell office:value-type="float" office:value="15383.27091" calcext:value-type="float">
            <text:p>15383.27091</text:p>
          </table:table-cell>
          <table:table-cell office:value-type="float" office:value="14080.53674" calcext:value-type="float">
            <text:p>14080.53674</text:p>
          </table:table-cell>
          <table:table-cell office:value-type="float" office:value="10007307" calcext:value-type="float">
            <text:p>10007307</text:p>
          </table:table-cell>
          <table:table-cell office:value-type="float" office:value="86135.01667" calcext:value-type="float">
            <text:p>86135.01667</text:p>
          </table:table-cell>
          <table:table-cell office:value-type="float" office:value="92660.25" calcext:value-type="float">
            <text:p>92660.25</text:p>
          </table:table-cell>
          <table:table-cell office:value-type="float" office:value="72.73117828" calcext:value-type="float">
            <text:p>72.73117828</text:p>
          </table:table-cell>
          <table:table-cell office:value-type="float" office:value="6.933266264" calcext:value-type="float">
            <text:p>6.933266264</text:p>
          </table:table-cell>
          <table:table-cell office:value-type="float" office:value="23.54084512" calcext:value-type="float">
            <text:p>23.54084512</text:p>
          </table:table-cell>
          <table:table-cell office:value-type="float" office:value="50.08690452" calcext:value-type="float">
            <text:p>50.08690452</text:p>
          </table:table-cell>
          <table:table-cell office:value-type="float" office:value="26.73312106" calcext:value-type="float">
            <text:p>26.73312106</text:p>
          </table:table-cell>
          <table:table-cell office:value-type="float" office:value="7.678917" calcext:value-type="float">
            <text:p>7.678917</text:p>
          </table:table-cell>
          <table:table-cell office:value-type="float" office:value="6614.221795" calcext:value-type="float">
            <text:p>6614.221795</text:p>
          </table:table-cell>
          <table:table-cell office:value-type="float" office:value="83.20232829" calcext:value-type="float">
            <text:p>83.20232829</text:p>
          </table:table-cell>
          <table:table-cell office:value-type="float" office:value="5.352470771" calcext:value-type="float">
            <text:p>5.352470771</text:p>
          </table:table-cell>
          <table:table-cell office:value-type="float" office:value="9.614141608" calcext:value-type="float">
            <text:p>9.614141608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9" calcext:value-type="float">
            <text:p>319</text:p>
          </table:table-cell>
          <table:table-cell office:value-type="float" office:value="6048972.022" calcext:value-type="float">
            <text:p>6048972.022</text:p>
          </table:table-cell>
          <table:table-cell office:value-type="float" office:value="18050.32415" calcext:value-type="float">
            <text:p>18050.32415</text:p>
          </table:table-cell>
          <table:table-cell office:value-type="float" office:value="14554.18321" calcext:value-type="float">
            <text:p>14554.18321</text:p>
          </table:table-cell>
          <table:table-cell office:value-type="float" office:value="12282.63119" calcext:value-type="float">
            <text:p>12282.63119</text:p>
          </table:table-cell>
          <table:table-cell office:value-type="float" office:value="10486821.6" calcext:value-type="float">
            <text:p>10486821.6</text:p>
          </table:table-cell>
          <table:table-cell office:value-type="float" office:value="93624.91667" calcext:value-type="float">
            <text:p>93624.91667</text:p>
          </table:table-cell>
          <table:table-cell office:value-type="float" office:value="97100.2" calcext:value-type="float">
            <text:p>97100.2</text:p>
          </table:table-cell>
          <table:table-cell office:value-type="float" office:value="64.60857042" calcext:value-type="float">
            <text:p>64.60857042</text:p>
          </table:table-cell>
          <table:table-cell office:value-type="float" office:value="13.89825539" calcext:value-type="float">
            <text:p>13.89825539</text:p>
          </table:table-cell>
          <table:table-cell office:value-type="float" office:value="32.47694741" calcext:value-type="float">
            <text:p>32.47694741</text:p>
          </table:table-cell>
          <table:table-cell office:value-type="float" office:value="64.95389482" calcext:value-type="float">
            <text:p>64.95389482</text:p>
          </table:table-cell>
          <table:table-cell office:value-type="float" office:value="46.4156308" calcext:value-type="float">
            <text:p>46.4156308</text:p>
          </table:table-cell>
          <table:table-cell office:value-type="float" office:value="16.119061" calcext:value-type="float">
            <text:p>16.119061</text:p>
          </table:table-cell>
          <table:table-cell office:value-type="float" office:value="15091.40032" calcext:value-type="float">
            <text:p>15091.40032</text:p>
          </table:table-cell>
          <table:table-cell office:value-type="float" office:value="80.19584321" calcext:value-type="float">
            <text:p>80.19584321</text:p>
          </table:table-cell>
          <table:table-cell office:value-type="float" office:value="6.802683112" calcext:value-type="float">
            <text:p>6.802683112</text:p>
          </table:table-cell>
          <table:table-cell office:value-type="float" office:value="22.95578883" calcext:value-type="float">
            <text:p>22.95578883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410" calcext:value-type="float">
            <text:p>410</text:p>
          </table:table-cell>
          <table:table-cell office:value-type="float" office:value="5968282.477" calcext:value-type="float">
            <text:p>5968282.477</text:p>
          </table:table-cell>
          <table:table-cell office:value-type="float" office:value="18513.58427" calcext:value-type="float">
            <text:p>18513.58427</text:p>
          </table:table-cell>
          <table:table-cell office:value-type="float" office:value="12815.33201" calcext:value-type="float">
            <text:p>12815.33201</text:p>
          </table:table-cell>
          <table:table-cell office:value-type="float" office:value="10747.24972" calcext:value-type="float">
            <text:p>10747.24972</text:p>
          </table:table-cell>
          <table:table-cell office:value-type="float" office:value="11690539.2" calcext:value-type="float">
            <text:p>11690539.2</text:p>
          </table:table-cell>
          <table:table-cell office:value-type="float" office:value="104623.3667" calcext:value-type="float">
            <text:p>104623.3667</text:p>
          </table:table-cell>
          <table:table-cell office:value-type="float" office:value="108245.7333" calcext:value-type="float">
            <text:p>108245.7333</text:p>
          </table:table-cell>
          <table:table-cell office:value-type="float" office:value="57.04540646" calcext:value-type="float">
            <text:p>57.04540646</text:p>
          </table:table-cell>
          <table:table-cell office:value-type="float" office:value="4.632724446" calcext:value-type="float">
            <text:p>4.632724446</text:p>
          </table:table-cell>
          <table:table-cell office:value-type="float" office:value="29.12084406" calcext:value-type="float">
            <text:p>29.12084406</text:p>
          </table:table-cell>
          <table:table-cell office:value-type="float" office:value="58.24168812" calcext:value-type="float">
            <text:p>58.24168812</text:p>
          </table:table-cell>
          <table:table-cell office:value-type="float" office:value="34.23655707" calcext:value-type="float">
            <text:p>34.23655707</text:p>
          </table:table-cell>
          <table:table-cell office:value-type="float" office:value="5.588478" calcext:value-type="float">
            <text:p>5.588478</text:p>
          </table:table-cell>
          <table:table-cell office:value-type="float" office:value="5846.772223" calcext:value-type="float">
            <text:p>5846.772223</text:p>
          </table:table-cell>
          <table:table-cell office:value-type="float" office:value="60.22412471" calcext:value-type="float">
            <text:p>60.22412471</text:p>
          </table:table-cell>
          <table:table-cell office:value-type="float" office:value="10.91563514" calcext:value-type="float">
            <text:p>10.91563514</text:p>
          </table:table-cell>
          <table:table-cell office:value-type="float" office:value="29.0905715" calcext:value-type="float">
            <text:p>29.0905715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19" calcext:value-type="float">
            <text:p>19</text:p>
          </table:table-cell>
          <table:table-cell office:value-type="float" office:value="5902135.326" calcext:value-type="float">
            <text:p>5902135.326</text:p>
          </table:table-cell>
          <table:table-cell office:value-type="float" office:value="16793.1283" calcext:value-type="float">
            <text:p>16793.1283</text:p>
          </table:table-cell>
          <table:table-cell office:value-type="float" office:value="16597.94018" calcext:value-type="float">
            <text:p>16597.94018</text:p>
          </table:table-cell>
          <table:table-cell office:value-type="float" office:value="13427.05326" calcext:value-type="float">
            <text:p>13427.05326</text:p>
          </table:table-cell>
          <table:table-cell office:value-type="float" office:value="9334710" calcext:value-type="float">
            <text:p>9334710</text:p>
          </table:table-cell>
          <table:table-cell office:value-type="float" office:value="81708.53333" calcext:value-type="float">
            <text:p>81708.53333</text:p>
          </table:table-cell>
          <table:table-cell office:value-type="float" office:value="86432.5" calcext:value-type="float">
            <text:p>86432.5</text:p>
          </table:table-cell>
          <table:table-cell office:value-type="float" office:value="72.23401382" calcext:value-type="float">
            <text:p>72.23401382</text:p>
          </table:table-cell>
          <table:table-cell office:value-type="float" office:value="2.602265725" calcext:value-type="float">
            <text:p>2.602265725</text:p>
          </table:table-cell>
          <table:table-cell office:value-type="float" office:value="21.8695505" calcext:value-type="float">
            <text:p>21.8695505</text:p>
          </table:table-cell>
          <table:table-cell office:value-type="float" office:value="46.52415005" calcext:value-type="float">
            <text:p>46.52415005</text:p>
          </table:table-cell>
          <table:table-cell office:value-type="float" office:value="24.13336757" calcext:value-type="float">
            <text:p>24.13336757</text:p>
          </table:table-cell>
          <table:table-cell office:value-type="float" office:value="3.150769" calcext:value-type="float">
            <text:p>3.150769</text:p>
          </table:table-cell>
          <table:table-cell office:value-type="float" office:value="2574.39076" calcext:value-type="float">
            <text:p>2574.39076</text:p>
          </table:table-cell>
          <table:table-cell office:value-type="float" office:value="66.38904317" calcext:value-type="float">
            <text:p>66.38904317</text:p>
          </table:table-cell>
          <table:table-cell office:value-type="float" office:value="4.840404764" calcext:value-type="float">
            <text:p>4.840404764</text:p>
          </table:table-cell>
          <table:table-cell office:value-type="float" office:value="15.18288379" calcext:value-type="float">
            <text:p>15.18288379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  <table:table-cell office:value-type="float" office:value="5864705.772" calcext:value-type="float">
            <text:p>5864705.772</text:p>
          </table:table-cell>
          <table:table-cell office:value-type="float" office:value="17078.18551" calcext:value-type="float">
            <text:p>17078.18551</text:p>
          </table:table-cell>
          <table:table-cell office:value-type="float" office:value="15570.7122" calcext:value-type="float">
            <text:p>15570.7122</text:p>
          </table:table-cell>
          <table:table-cell office:value-type="float" office:value="12713.79584" calcext:value-type="float">
            <text:p>12713.79584</text:p>
          </table:table-cell>
          <table:table-cell office:value-type="float" office:value="10119169.8" calcext:value-type="float">
            <text:p>10119169.8</text:p>
          </table:table-cell>
          <table:table-cell office:value-type="float" office:value="87010.88333" calcext:value-type="float">
            <text:p>87010.88333</text:p>
          </table:table-cell>
          <table:table-cell office:value-type="float" office:value="93696.01667" calcext:value-type="float">
            <text:p>93696.01667</text:p>
          </table:table-cell>
          <table:table-cell office:value-type="float" office:value="67.40197947" calcext:value-type="float">
            <text:p>67.40197947</text:p>
          </table:table-cell>
          <table:table-cell office:value-type="float" office:value="10.86616227" calcext:value-type="float">
            <text:p>10.86616227</text:p>
          </table:table-cell>
          <table:table-cell office:value-type="float" office:value="28.0726255" calcext:value-type="float">
            <text:p>28.0726255</text:p>
          </table:table-cell>
          <table:table-cell office:value-type="float" office:value="59.70816312" calcext:value-type="float">
            <text:p>59.70816312</text:p>
          </table:table-cell>
          <table:table-cell office:value-type="float" office:value="36.28874808" calcext:value-type="float">
            <text:p>36.28874808</text:p>
          </table:table-cell>
          <table:table-cell office:value-type="float" office:value="13.636811" calcext:value-type="float">
            <text:p>13.636811</text:p>
          </table:table-cell>
          <table:table-cell office:value-type="float" office:value="11865.50014" calcext:value-type="float">
            <text:p>11865.50014</text:p>
          </table:table-cell>
          <table:table-cell office:value-type="float" office:value="77.30019195" calcext:value-type="float">
            <text:p>77.30019195</text:p>
          </table:table-cell>
          <table:table-cell office:value-type="float" office:value="3.737843052" calcext:value-type="float">
            <text:p>3.737843052</text:p>
          </table:table-cell>
          <table:table-cell office:value-type="float" office:value="17.47447762" calcext:value-type="float">
            <text:p>17.47447762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5847848.962" calcext:value-type="float">
            <text:p>5847848.962</text:p>
          </table:table-cell>
          <table:table-cell office:value-type="float" office:value="17733.99454" calcext:value-type="float">
            <text:p>17733.99454</text:p>
          </table:table-cell>
          <table:table-cell office:value-type="float" office:value="13712.5474" calcext:value-type="float">
            <text:p>13712.5474</text:p>
          </table:table-cell>
          <table:table-cell office:value-type="float" office:value="11161.22326" calcext:value-type="float">
            <text:p>11161.22326</text:p>
          </table:table-cell>
          <table:table-cell office:value-type="float" office:value="7828702.2" calcext:value-type="float">
            <text:p>7828702.2</text:p>
          </table:table-cell>
          <table:table-cell office:value-type="float" office:value="69372.23333" calcext:value-type="float">
            <text:p>69372.23333</text:p>
          </table:table-cell>
          <table:table-cell office:value-type="float" office:value="72487.98333" calcext:value-type="float">
            <text:p>72487.98333</text:p>
          </table:table-cell>
          <table:table-cell office:value-type="float" office:value="84.29668012" calcext:value-type="float">
            <text:p>84.29668012</text:p>
          </table:table-cell>
          <table:table-cell office:value-type="float" office:value="0.221247096" calcext:value-type="float">
            <text:p>0.221247096</text:p>
          </table:table-cell>
          <table:table-cell office:value-type="float" office:value="23.06876639" calcext:value-type="float">
            <text:p>23.06876639</text:p>
          </table:table-cell>
          <table:table-cell office:value-type="float" office:value="32.95538056" calcext:value-type="float">
            <text:p>32.95538056</text:p>
          </table:table-cell>
          <table:table-cell office:value-type="float" office:value="21.20818382" calcext:value-type="float">
            <text:p>21.20818382</text:p>
          </table:table-cell>
          <table:table-cell office:value-type="float" office:value="0.259823" calcext:value-type="float">
            <text:p>0.259823</text:p>
          </table:table-cell>
          <table:table-cell office:value-type="float" office:value="180.2290622" calcext:value-type="float">
            <text:p>180.2290622</text:p>
          </table:table-cell>
          <table:table-cell office:value-type="float" office:value="72.15200013" calcext:value-type="float">
            <text:p>72.15200013</text:p>
          </table:table-cell>
          <table:table-cell office:value-type="float" office:value="6.918051256" calcext:value-type="float">
            <text:p>6.918051256</text:p>
          </table:table-cell>
          <table:table-cell office:value-type="float" office:value="13.90408309" calcext:value-type="float">
            <text:p>13.90408309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string" calcext:value-type="string">
            <text:p>R1</text:p>
          </table:table-cell>
          <table:table-cell office:value-type="float" office:value="5833610.165" calcext:value-type="float">
            <text:p>5833610.165</text:p>
          </table:table-cell>
          <table:table-cell office:value-type="float" office:value="17520.40028" calcext:value-type="float">
            <text:p>17520.40028</text:p>
          </table:table-cell>
          <table:table-cell office:value-type="float" office:value="13949.37774" calcext:value-type="float">
            <text:p>13949.37774</text:p>
          </table:table-cell>
          <table:table-cell office:value-type="float" office:value="11568.80379" calcext:value-type="float">
            <text:p>11568.80379</text:p>
          </table:table-cell>
          <table:table-cell office:value-type="float" office:value="6306940.8" calcext:value-type="float">
            <text:p>6306940.8</text:p>
          </table:table-cell>
          <table:table-cell office:value-type="float" office:value="56847.9" calcext:value-type="float">
            <text:p>56847.9</text:p>
          </table:table-cell>
          <table:table-cell office:value-type="float" office:value="58397.6" calcext:value-type="float">
            <text:p>58397.6</text:p>
          </table:table-cell>
          <table:table-cell office:value-type="float" office:value="102.6178657" calcext:value-type="float">
            <text:p>102.6178657</text:p>
          </table:table-cell>
          <table:table-cell office:value-type="float" office:value="12.84516576" calcext:value-type="float">
            <text:p>12.84516576</text:p>
          </table:table-cell>
          <table:table-cell office:value-type="float" office:value="47.26922872" calcext:value-type="float">
            <text:p>47.26922872</text:p>
          </table:table-cell>
          <table:table-cell office:value-type="float" office:value="63.0256383" calcext:value-type="float">
            <text:p>63.0256383</text:p>
          </table:table-cell>
          <table:table-cell office:value-type="float" office:value="39.26483486" calcext:value-type="float">
            <text:p>39.26483486</text:p>
          </table:table-cell>
          <table:table-cell office:value-type="float" office:value="14.713233" calcext:value-type="float">
            <text:p>14.713233</text:p>
          </table:table-cell>
          <table:table-cell office:value-type="float" office:value="8364.145223" calcext:value-type="float">
            <text:p>8364.145223</text:p>
          </table:table-cell>
          <table:table-cell office:value-type="float" office:value="85.25267525" calcext:value-type="float">
            <text:p>85.25267525</text:p>
          </table:table-cell>
          <table:table-cell office:value-type="float" office:value="1.780895795" calcext:value-type="float">
            <text:p>1.780895795</text:p>
          </table:table-cell>
          <table:table-cell office:value-type="float" office:value="22.5769205" calcext:value-type="float">
            <text:p>22.5769205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14" calcext:value-type="float">
            <text:p>14</text:p>
          </table:table-cell>
          <table:table-cell office:value-type="float" office:value="5781742.126" calcext:value-type="float">
            <text:p>5781742.126</text:p>
          </table:table-cell>
          <table:table-cell office:value-type="float" office:value="17051.26154" calcext:value-type="float">
            <text:p>17051.26154</text:p>
          </table:table-cell>
          <table:table-cell office:value-type="float" office:value="15018.04233" calcext:value-type="float">
            <text:p>15018.04233</text:p>
          </table:table-cell>
          <table:table-cell office:value-type="float" office:value="11805.269" calcext:value-type="float">
            <text:p>11805.269</text:p>
          </table:table-cell>
          <table:table-cell office:value-type="float" office:value="10122861.6" calcext:value-type="float">
            <text:p>10122861.6</text:p>
          </table:table-cell>
          <table:table-cell office:value-type="float" office:value="87030.13333" calcext:value-type="float">
            <text:p>87030.13333</text:p>
          </table:table-cell>
          <table:table-cell office:value-type="float" office:value="93730.2" calcext:value-type="float">
            <text:p>93730.2</text:p>
          </table:table-cell>
          <table:table-cell office:value-type="float" office:value="66.43379602" calcext:value-type="float">
            <text:p>66.43379602</text:p>
          </table:table-cell>
          <table:table-cell office:value-type="float" office:value="7.382171686" calcext:value-type="float">
            <text:p>7.382171686</text:p>
          </table:table-cell>
          <table:table-cell office:value-type="float" office:value="25.91947636" calcext:value-type="float">
            <text:p>25.91947636</text:p>
          </table:table-cell>
          <table:table-cell office:value-type="float" office:value="55.13123023" calcext:value-type="float">
            <text:p>55.13123023</text:p>
          </table:table-cell>
          <table:table-cell office:value-type="float" office:value="30.03675231" calcext:value-type="float">
            <text:p>30.03675231</text:p>
          </table:table-cell>
          <table:table-cell office:value-type="float" office:value="9.180393" calcext:value-type="float">
            <text:p>9.180393</text:p>
          </table:table-cell>
          <table:table-cell office:value-type="float" office:value="7989.62733" calcext:value-type="float">
            <text:p>7989.62733</text:p>
          </table:table-cell>
          <table:table-cell office:value-type="float" office:value="77.66555628" calcext:value-type="float">
            <text:p>77.66555628</text:p>
          </table:table-cell>
          <table:table-cell office:value-type="float" office:value="3.064427256" calcext:value-type="float">
            <text:p>3.064427256</text:p>
          </table:table-cell>
          <table:table-cell office:value-type="float" office:value="17.63817085" calcext:value-type="float">
            <text:p>17.63817085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5" calcext:value-type="float">
            <text:p>25</text:p>
          </table:table-cell>
          <table:table-cell office:value-type="float" office:value="5668165.135" calcext:value-type="float">
            <text:p>5668165.135</text:p>
          </table:table-cell>
          <table:table-cell office:value-type="float" office:value="17849.9678" calcext:value-type="float">
            <text:p>17849.9678</text:p>
          </table:table-cell>
          <table:table-cell office:value-type="float" office:value="11643.43713" calcext:value-type="float">
            <text:p>11643.43713</text:p>
          </table:table-cell>
          <table:table-cell office:value-type="float" office:value="9392.975591" calcext:value-type="float">
            <text:p>9392.975591</text:p>
          </table:table-cell>
          <table:table-cell office:value-type="float" office:value="12000637.8" calcext:value-type="float">
            <text:p>12000637.8</text:p>
          </table:table-cell>
          <table:table-cell office:value-type="float" office:value="99039.36667" calcext:value-type="float">
            <text:p>99039.36667</text:p>
          </table:table-cell>
          <table:table-cell office:value-type="float" office:value="111117.0167" calcext:value-type="float">
            <text:p>111117.0167</text:p>
          </table:table-cell>
          <table:table-cell office:value-type="float" office:value="57.2314356" calcext:value-type="float">
            <text:p>57.2314356</text:p>
          </table:table-cell>
          <table:table-cell office:value-type="float" office:value="19.7086625" calcext:value-type="float">
            <text:p>19.7086625</text:p>
          </table:table-cell>
          <table:table-cell office:value-type="float" office:value="38.3979333" calcext:value-type="float">
            <text:p>38.3979333</text:p>
          </table:table-cell>
          <table:table-cell office:value-type="float" office:value="76.79586661" calcext:value-type="float">
            <text:p>76.79586661</text:p>
          </table:table-cell>
          <table:table-cell office:value-type="float" office:value="40.78631858" calcext:value-type="float">
            <text:p>40.78631858</text:p>
          </table:table-cell>
          <table:table-cell office:value-type="float" office:value="22.362826" calcext:value-type="float">
            <text:p>22.362826</text:p>
          </table:table-cell>
          <table:table-cell office:value-type="float" office:value="22147.97549" calcext:value-type="float">
            <text:p>22147.97549</text:p>
          </table:table-cell>
          <table:table-cell office:value-type="float" office:value="83.01642674" calcext:value-type="float">
            <text:p>83.01642674</text:p>
          </table:table-cell>
          <table:table-cell office:value-type="float" office:value="3.888189797" calcext:value-type="float">
            <text:p>3.888189797</text:p>
          </table:table-cell>
          <table:table-cell office:value-type="float" office:value="21.78424386" calcext:value-type="float">
            <text:p>21.78424386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float" office:value="5020267.619" calcext:value-type="float">
            <text:p>5020267.619</text:p>
          </table:table-cell>
          <table:table-cell office:value-type="float" office:value="15775.48388" calcext:value-type="float">
            <text:p>15775.48388</text:p>
          </table:table-cell>
          <table:table-cell office:value-type="float" office:value="10699.81492" calcext:value-type="float">
            <text:p>10699.81492</text:p>
          </table:table-cell>
          <table:table-cell office:value-type="float" office:value="8427.828399" calcext:value-type="float">
            <text:p>8427.828399</text:p>
          </table:table-cell>
          <table:table-cell office:value-type="float" office:value="7421250.6" calcext:value-type="float">
            <text:p>7421250.6</text:p>
          </table:table-cell>
          <table:table-cell office:value-type="float" office:value="64671.03333" calcext:value-type="float">
            <text:p>64671.03333</text:p>
          </table:table-cell>
          <table:table-cell office:value-type="float" office:value="68715.28333" calcext:value-type="float">
            <text:p>68715.28333</text:p>
          </table:table-cell>
          <table:table-cell office:value-type="float" office:value="77.62776254" calcext:value-type="float">
            <text:p>77.62776254</text:p>
          </table:table-cell>
          <table:table-cell office:value-type="float" office:value="7.620995228" calcext:value-type="float">
            <text:p>7.620995228</text:p>
          </table:table-cell>
          <table:table-cell office:value-type="float" office:value="30.01786842" calcext:value-type="float">
            <text:p>30.01786842</text:p>
          </table:table-cell>
          <table:table-cell office:value-type="float" office:value="59.95603061" calcext:value-type="float">
            <text:p>59.95603061</text:p>
          </table:table-cell>
          <table:table-cell office:value-type="float" office:value="29.73934872" calcext:value-type="float">
            <text:p>29.73934872</text:p>
          </table:table-cell>
          <table:table-cell office:value-type="float" office:value="8.541584" calcext:value-type="float">
            <text:p>8.541584</text:p>
          </table:table-cell>
          <table:table-cell office:value-type="float" office:value="5523.876312" calcext:value-type="float">
            <text:p>5523.876312</text:p>
          </table:table-cell>
          <table:table-cell office:value-type="float" office:value="80.86775334" calcext:value-type="float">
            <text:p>80.86775334</text:p>
          </table:table-cell>
          <table:table-cell office:value-type="float" office:value="5.865662082" calcext:value-type="float">
            <text:p>5.865662082</text:p>
          </table:table-cell>
          <table:table-cell office:value-type="float" office:value="16.74180592" calcext:value-type="float">
            <text:p>16.74180592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410" calcext:value-type="float">
            <text:p>410</text:p>
          </table:table-cell>
          <table:table-cell office:value-type="float" office:value="4969190.418" calcext:value-type="float">
            <text:p>4969190.418</text:p>
          </table:table-cell>
          <table:table-cell office:value-type="float" office:value="15442.66663" calcext:value-type="float">
            <text:p>15442.66663</text:p>
          </table:table-cell>
          <table:table-cell office:value-type="float" office:value="10630.31301" calcext:value-type="float">
            <text:p>10630.31301</text:p>
          </table:table-cell>
          <table:table-cell office:value-type="float" office:value="8938.295929" calcext:value-type="float">
            <text:p>8938.295929</text:p>
          </table:table-cell>
          <table:table-cell office:value-type="float" office:value="9353863.8" calcext:value-type="float">
            <text:p>9353863.8</text:p>
          </table:table-cell>
          <table:table-cell office:value-type="float" office:value="84544.68333" calcext:value-type="float">
            <text:p>84544.68333</text:p>
          </table:table-cell>
          <table:table-cell office:value-type="float" office:value="86609.85" calcext:value-type="float">
            <text:p>86609.85</text:p>
          </table:table-cell>
          <table:table-cell office:value-type="float" office:value="58.77590668" calcext:value-type="float">
            <text:p>58.77590668</text:p>
          </table:table-cell>
          <table:table-cell office:value-type="float" office:value="5.83371789" calcext:value-type="float">
            <text:p>5.83371789</text:p>
          </table:table-cell>
          <table:table-cell office:value-type="float" office:value="30.71224401" calcext:value-type="float">
            <text:p>30.71224401</text:p>
          </table:table-cell>
          <table:table-cell office:value-type="float" office:value="61.42448802" calcext:value-type="float">
            <text:p>61.42448802</text:p>
          </table:table-cell>
          <table:table-cell office:value-type="float" office:value="38.78470228" calcext:value-type="float">
            <text:p>38.78470228</text:p>
          </table:table-cell>
          <table:table-cell office:value-type="float" office:value="6.902805" calcext:value-type="float">
            <text:p>6.902805</text:p>
          </table:table-cell>
          <table:table-cell office:value-type="float" office:value="5835.950401" calcext:value-type="float">
            <text:p>5835.950401</text:p>
          </table:table-cell>
          <table:table-cell office:value-type="float" office:value="77.27320204" calcext:value-type="float">
            <text:p>77.27320204</text:p>
          </table:table-cell>
          <table:table-cell office:value-type="float" office:value="7.106539763" calcext:value-type="float">
            <text:p>7.106539763</text:p>
          </table:table-cell>
          <table:table-cell office:value-type="float" office:value="27.65387272" calcext:value-type="float">
            <text:p>27.65387272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4917646.723" calcext:value-type="float">
            <text:p>4917646.723</text:p>
          </table:table-cell>
          <table:table-cell office:value-type="float" office:value="14408.22935" calcext:value-type="float">
            <text:p>14408.22935</text:p>
          </table:table-cell>
          <table:table-cell office:value-type="float" office:value="12887.7362" calcext:value-type="float">
            <text:p>12887.7362</text:p>
          </table:table-cell>
          <table:table-cell office:value-type="float" office:value="10566.46174" calcext:value-type="float">
            <text:p>10566.46174</text:p>
          </table:table-cell>
          <table:table-cell office:value-type="float" office:value="8353539" calcext:value-type="float">
            <text:p>8353539</text:p>
          </table:table-cell>
          <table:table-cell office:value-type="float" office:value="72767.38333" calcext:value-type="float">
            <text:p>72767.38333</text:p>
          </table:table-cell>
          <table:table-cell office:value-type="float" office:value="77347.58333" calcext:value-type="float">
            <text:p>77347.58333</text:p>
          </table:table-cell>
          <table:table-cell office:value-type="float" office:value="67.58037046" calcext:value-type="float">
            <text:p>67.58037046</text:p>
          </table:table-cell>
          <table:table-cell office:value-type="float" office:value="6.695606419" calcext:value-type="float">
            <text:p>6.695606419</text:p>
          </table:table-cell>
          <table:table-cell office:value-type="float" office:value="28.28497522" calcext:value-type="float">
            <text:p>28.28497522</text:p>
          </table:table-cell>
          <table:table-cell office:value-type="float" office:value="60.17993911" calcext:value-type="float">
            <text:p>60.17993911</text:p>
          </table:table-cell>
          <table:table-cell office:value-type="float" office:value="30.73909612" calcext:value-type="float">
            <text:p>30.73909612</text:p>
          </table:table-cell>
          <table:table-cell office:value-type="float" office:value="7.311061" calcext:value-type="float">
            <text:p>7.311061</text:p>
          </table:table-cell>
          <table:table-cell office:value-type="float" office:value="5320.023396" calcext:value-type="float">
            <text:p>5320.023396</text:p>
          </table:table-cell>
          <table:table-cell office:value-type="float" office:value="74.9520203" calcext:value-type="float">
            <text:p>74.9520203</text:p>
          </table:table-cell>
          <table:table-cell office:value-type="float" office:value="2.275870727" calcext:value-type="float">
            <text:p>2.275870727</text:p>
          </table:table-cell>
          <table:table-cell office:value-type="float" office:value="16.26390673" calcext:value-type="float">
            <text:p>16.26390673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4872223.608" calcext:value-type="float">
            <text:p>4872223.608</text:p>
          </table:table-cell>
          <table:table-cell office:value-type="float" office:value="15867.58027" calcext:value-type="float">
            <text:p>15867.58027</text:p>
          </table:table-cell>
          <table:table-cell office:value-type="float" office:value="9023.13233" calcext:value-type="float">
            <text:p>9023.13233</text:p>
          </table:table-cell>
          <table:table-cell office:value-type="float" office:value="7024.188746" calcext:value-type="float">
            <text:p>7024.188746</text:p>
          </table:table-cell>
          <table:table-cell office:value-type="float" office:value="8245018.8" calcext:value-type="float">
            <text:p>8245018.8</text:p>
          </table:table-cell>
          <table:table-cell office:value-type="float" office:value="74391.85" calcext:value-type="float">
            <text:p>74391.85</text:p>
          </table:table-cell>
          <table:table-cell office:value-type="float" office:value="76342.76667" calcext:value-type="float">
            <text:p>76342.76667</text:p>
          </table:table-cell>
          <table:table-cell office:value-type="float" office:value="65.49405086" calcext:value-type="float">
            <text:p>65.49405086</text:p>
          </table:table-cell>
          <table:table-cell office:value-type="float" office:value="2.823511309" calcext:value-type="float">
            <text:p>2.823511309</text:p>
          </table:table-cell>
          <table:table-cell office:value-type="float" office:value="25.17557964" calcext:value-type="float">
            <text:p>25.17557964</text:p>
          </table:table-cell>
          <table:table-cell office:value-type="float" office:value="39.32468261" calcext:value-type="float">
            <text:p>39.32468261</text:p>
          </table:table-cell>
          <table:table-cell office:value-type="float" office:value="20.19466307" calcext:value-type="float">
            <text:p>20.19466307</text:p>
          </table:table-cell>
          <table:table-cell office:value-type="float" office:value="3.178619" calcext:value-type="float">
            <text:p>3.178619</text:p>
          </table:table-cell>
          <table:table-cell office:value-type="float" office:value="2364.619344" calcext:value-type="float">
            <text:p>2364.619344</text:p>
          </table:table-cell>
          <table:table-cell office:value-type="float" office:value="77.84172834" calcext:value-type="float">
            <text:p>77.84172834</text:p>
          </table:table-cell>
          <table:table-cell office:value-type="float" office:value="4.283143681" calcext:value-type="float">
            <text:p>4.283143681</text:p>
          </table:table-cell>
          <table:table-cell office:value-type="float" office:value="16.31007149" calcext:value-type="float">
            <text:p>16.31007149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office:value-type="float" office:value="4821371.249" calcext:value-type="float">
            <text:p>4821371.249</text:p>
          </table:table-cell>
          <table:table-cell office:value-type="float" office:value="15580.6391" calcext:value-type="float">
            <text:p>15580.6391</text:p>
          </table:table-cell>
          <table:table-cell office:value-type="float" office:value="8481.134269" calcext:value-type="float">
            <text:p>8481.134269</text:p>
          </table:table-cell>
          <table:table-cell office:value-type="float" office:value="7839.502413" calcext:value-type="float">
            <text:p>7839.502413</text:p>
          </table:table-cell>
          <table:table-cell office:value-type="float" office:value="8259927.48" calcext:value-type="float">
            <text:p>8259927.48</text:p>
          </table:table-cell>
          <table:table-cell office:value-type="float" office:value="74536.67667" calcext:value-type="float">
            <text:p>74536.67667</text:p>
          </table:table-cell>
          <table:table-cell office:value-type="float" office:value="76480.81" calcext:value-type="float">
            <text:p>76480.81</text:p>
          </table:table-cell>
          <table:table-cell office:value-type="float" office:value="64.68454813" calcext:value-type="float">
            <text:p>64.68454813</text:p>
          </table:table-cell>
          <table:table-cell office:value-type="float" office:value="2.032425723" calcext:value-type="float">
            <text:p>2.032425723</text:p>
          </table:table-cell>
          <table:table-cell office:value-type="float" office:value="23.65320112" calcext:value-type="float">
            <text:p>23.65320112</text:p>
          </table:table-cell>
          <table:table-cell office:value-type="float" office:value="37.03389118" calcext:value-type="float">
            <text:p>37.03389118</text:p>
          </table:table-cell>
          <table:table-cell office:value-type="float" office:value="19.59161961" calcext:value-type="float">
            <text:p>19.59161961</text:p>
          </table:table-cell>
          <table:table-cell office:value-type="float" office:value="2.333125" calcext:value-type="float">
            <text:p>2.333125</text:p>
          </table:table-cell>
          <table:table-cell office:value-type="float" office:value="1739.015203" calcext:value-type="float">
            <text:p>1739.015203</text:p>
          </table:table-cell>
          <table:table-cell office:value-type="float" office:value="75.67826026" calcext:value-type="float">
            <text:p>75.67826026</text:p>
          </table:table-cell>
          <table:table-cell office:value-type="float" office:value="5.510424433" calcext:value-type="float">
            <text:p>5.510424433</text:p>
          </table:table-cell>
          <table:table-cell office:value-type="float" office:value="16.23195816" calcext:value-type="float">
            <text:p>16.23195816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4821212.891" calcext:value-type="float">
            <text:p>4821212.891</text:p>
          </table:table-cell>
          <table:table-cell office:value-type="float" office:value="14103.68167" calcext:value-type="float">
            <text:p>14103.68167</text:p>
          </table:table-cell>
          <table:table-cell office:value-type="float" office:value="12748.4648" calcext:value-type="float">
            <text:p>12748.4648</text:p>
          </table:table-cell>
          <table:table-cell office:value-type="float" office:value="10188.54477" calcext:value-type="float">
            <text:p>10188.54477</text:p>
          </table:table-cell>
          <table:table-cell office:value-type="float" office:value="8045560.8" calcext:value-type="float">
            <text:p>8045560.8</text:p>
          </table:table-cell>
          <table:table-cell office:value-type="float" office:value="70061.76667" calcext:value-type="float">
            <text:p>70061.76667</text:p>
          </table:table-cell>
          <table:table-cell office:value-type="float" office:value="74495.93333" calcext:value-type="float">
            <text:p>74495.93333</text:p>
          </table:table-cell>
          <table:table-cell office:value-type="float" office:value="68.81374993" calcext:value-type="float">
            <text:p>68.81374993</text:p>
          </table:table-cell>
          <table:table-cell office:value-type="float" office:value="5.735879614" calcext:value-type="float">
            <text:p>5.735879614</text:p>
          </table:table-cell>
          <table:table-cell office:value-type="float" office:value="28.67326127" calcext:value-type="float">
            <text:p>28.67326127</text:p>
          </table:table-cell>
          <table:table-cell office:value-type="float" office:value="61.00514827" calcext:value-type="float">
            <text:p>61.00514827</text:p>
          </table:table-cell>
          <table:table-cell office:value-type="float" office:value="32.31085149" calcext:value-type="float">
            <text:p>32.31085149</text:p>
          </table:table-cell>
          <table:table-cell office:value-type="float" office:value="6.34694" calcext:value-type="float">
            <text:p>6.34694</text:p>
          </table:table-cell>
          <table:table-cell office:value-type="float" office:value="4446.750269" calcext:value-type="float">
            <text:p>4446.750269</text:p>
          </table:table-cell>
          <table:table-cell office:value-type="float" office:value="73.86610491" calcext:value-type="float">
            <text:p>73.86610491</text:p>
          </table:table-cell>
          <table:table-cell office:value-type="float" office:value="2.070905515" calcext:value-type="float">
            <text:p>2.070905515</text:p>
          </table:table-cell>
          <table:table-cell office:value-type="float" office:value="16.41400149" calcext:value-type="float">
            <text:p>16.41400149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4787740.61" calcext:value-type="float">
            <text:p>4787740.61</text:p>
          </table:table-cell>
          <table:table-cell office:value-type="float" office:value="15082.61305" calcext:value-type="float">
            <text:p>15082.61305</text:p>
          </table:table-cell>
          <table:table-cell office:value-type="float" office:value="10246.84457" calcext:value-type="float">
            <text:p>10246.84457</text:p>
          </table:table-cell>
          <table:table-cell office:value-type="float" office:value="7796.881885" calcext:value-type="float">
            <text:p>7796.881885</text:p>
          </table:table-cell>
          <table:table-cell office:value-type="float" office:value="7215823.8" calcext:value-type="float">
            <text:p>7215823.8</text:p>
          </table:table-cell>
          <table:table-cell office:value-type="float" office:value="63128.48333" calcext:value-type="float">
            <text:p>63128.48333</text:p>
          </table:table-cell>
          <table:table-cell office:value-type="float" office:value="66813.18333" calcext:value-type="float">
            <text:p>66813.18333</text:p>
          </table:table-cell>
          <table:table-cell office:value-type="float" office:value="75.84121077" calcext:value-type="float">
            <text:p>75.84121077</text:p>
          </table:table-cell>
          <table:table-cell office:value-type="float" office:value="4.988969964" calcext:value-type="float">
            <text:p>4.988969964</text:p>
          </table:table-cell>
          <table:table-cell office:value-type="float" office:value="26.26330115" calcext:value-type="float">
            <text:p>26.26330115</text:p>
          </table:table-cell>
          <table:table-cell office:value-type="float" office:value="52.44551266" calcext:value-type="float">
            <text:p>52.44551266</text:p>
          </table:table-cell>
          <table:table-cell office:value-type="float" office:value="26.64456396" calcext:value-type="float">
            <text:p>26.64456396</text:p>
          </table:table-cell>
          <table:table-cell office:value-type="float" office:value="5.847321" calcext:value-type="float">
            <text:p>5.847321</text:p>
          </table:table-cell>
          <table:table-cell office:value-type="float" office:value="3691.311806" calcext:value-type="float">
            <text:p>3691.311806</text:p>
          </table:table-cell>
          <table:table-cell office:value-type="float" office:value="79.71026851" calcext:value-type="float">
            <text:p>79.71026851</text:p>
          </table:table-cell>
          <table:table-cell office:value-type="float" office:value="6.739946842" calcext:value-type="float">
            <text:p>6.739946842</text:p>
          </table:table-cell>
          <table:table-cell office:value-type="float" office:value="17.09555057" calcext:value-type="float">
            <text:p>17.09555057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100" calcext:value-type="float">
            <text:p>100</text:p>
          </table:table-cell>
          <table:table-cell office:value-type="float" office:value="4699139.019" calcext:value-type="float">
            <text:p>4699139.019</text:p>
          </table:table-cell>
          <table:table-cell office:value-type="float" office:value="14519.27426" calcext:value-type="float">
            <text:p>14519.27426</text:p>
          </table:table-cell>
          <table:table-cell office:value-type="float" office:value="10119.75664" calcext:value-type="float">
            <text:p>10119.75664</text:p>
          </table:table-cell>
          <table:table-cell office:value-type="float" office:value="8762.383333" calcext:value-type="float">
            <text:p>8762.383333</text:p>
          </table:table-cell>
          <table:table-cell office:value-type="float" office:value="7266013.2" calcext:value-type="float">
            <text:p>7266013.2</text:p>
          </table:table-cell>
          <table:table-cell office:value-type="float" office:value="65096.41667" calcext:value-type="float">
            <text:p>65096.41667</text:p>
          </table:table-cell>
          <table:table-cell office:value-type="float" office:value="67277.9" calcext:value-type="float">
            <text:p>67277.9</text:p>
          </table:table-cell>
          <table:table-cell office:value-type="float" office:value="72.18736851" calcext:value-type="float">
            <text:p>72.18736851</text:p>
          </table:table-cell>
          <table:table-cell office:value-type="float" office:value="13.08000348" calcext:value-type="float">
            <text:p>13.08000348</text:p>
          </table:table-cell>
          <table:table-cell office:value-type="float" office:value="33.33690083" calcext:value-type="float">
            <text:p>33.33690083</text:p>
          </table:table-cell>
          <table:table-cell office:value-type="float" office:value="66.67380166" calcext:value-type="float">
            <text:p>66.67380166</text:p>
          </table:table-cell>
          <table:table-cell office:value-type="float" office:value="40.95284855" calcext:value-type="float">
            <text:p>40.95284855</text:p>
          </table:table-cell>
          <table:table-cell office:value-type="float" office:value="14.568173" calcext:value-type="float">
            <text:p>14.568173</text:p>
          </table:table-cell>
          <table:table-cell office:value-type="float" office:value="9483.311076" calcext:value-type="float">
            <text:p>9483.311076</text:p>
          </table:table-cell>
          <table:table-cell office:value-type="float" office:value="87.67981574" calcext:value-type="float">
            <text:p>87.67981574</text:p>
          </table:table-cell>
          <table:table-cell office:value-type="float" office:value="2.892078848" calcext:value-type="float">
            <text:p>2.892078848</text:p>
          </table:table-cell>
          <table:table-cell office:value-type="float" office:value="24.34296173" calcext:value-type="float">
            <text:p>24.34296173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6" calcext:value-type="float">
            <text:p>16</text:p>
          </table:table-cell>
          <table:table-cell office:value-type="float" office:value="4626812.723" calcext:value-type="float">
            <text:p>4626812.723</text:p>
          </table:table-cell>
          <table:table-cell office:value-type="float" office:value="13819.03487" calcext:value-type="float">
            <text:p>13819.03487</text:p>
          </table:table-cell>
          <table:table-cell office:value-type="float" office:value="11550.33171" calcext:value-type="float">
            <text:p>11550.33171</text:p>
          </table:table-cell>
          <table:table-cell office:value-type="float" office:value="8993.834242" calcext:value-type="float">
            <text:p>8993.834242</text:p>
          </table:table-cell>
          <table:table-cell office:value-type="float" office:value="10987221.6" calcext:value-type="float">
            <text:p>10987221.6</text:p>
          </table:table-cell>
          <table:table-cell office:value-type="float" office:value="98219.13333" calcext:value-type="float">
            <text:p>98219.13333</text:p>
          </table:table-cell>
          <table:table-cell office:value-type="float" office:value="101733.5333" calcext:value-type="float">
            <text:p>101733.5333</text:p>
          </table:table-cell>
          <table:table-cell office:value-type="float" office:value="47.10704082" calcext:value-type="float">
            <text:p>47.10704082</text:p>
          </table:table-cell>
          <table:table-cell office:value-type="float" office:value="6.544516684" calcext:value-type="float">
            <text:p>6.544516684</text:p>
          </table:table-cell>
          <table:table-cell office:value-type="float" office:value="29.85002247" calcext:value-type="float">
            <text:p>29.85002247</text:p>
          </table:table-cell>
          <table:table-cell office:value-type="float" office:value="63.297469" calcext:value-type="float">
            <text:p>63.297469</text:p>
          </table:table-cell>
          <table:table-cell office:value-type="float" office:value="31.22839652" calcext:value-type="float">
            <text:p>31.22839652</text:p>
          </table:table-cell>
          <table:table-cell office:value-type="float" office:value="7.285779" calcext:value-type="float">
            <text:p>7.285779</text:p>
          </table:table-cell>
          <table:table-cell office:value-type="float" office:value="7155.951397" calcext:value-type="float">
            <text:p>7155.951397</text:p>
          </table:table-cell>
          <table:table-cell office:value-type="float" office:value="82.42270157" calcext:value-type="float">
            <text:p>82.42270157</text:p>
          </table:table-cell>
          <table:table-cell office:value-type="float" office:value="1.847615522" calcext:value-type="float">
            <text:p>1.847615522</text:p>
          </table:table-cell>
          <table:table-cell office:value-type="float" office:value="16.05993893" calcext:value-type="float">
            <text:p>16.05993893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100" calcext:value-type="float">
            <text:p>100</text:p>
          </table:table-cell>
          <table:table-cell office:value-type="float" office:value="4472158.091" calcext:value-type="float">
            <text:p>4472158.091</text:p>
          </table:table-cell>
          <table:table-cell office:value-type="float" office:value="13770.54153" calcext:value-type="float">
            <text:p>13770.54153</text:p>
          </table:table-cell>
          <table:table-cell office:value-type="float" office:value="9605.295831" calcext:value-type="float">
            <text:p>9605.295831</text:p>
          </table:table-cell>
          <table:table-cell office:value-type="float" office:value="8425.422913" calcext:value-type="float">
            <text:p>8425.422913</text:p>
          </table:table-cell>
          <table:table-cell office:value-type="float" office:value="6467765.4" calcext:value-type="float">
            <text:p>6467765.4</text:p>
          </table:table-cell>
          <table:table-cell office:value-type="float" office:value="57865.85" calcext:value-type="float">
            <text:p>57865.85</text:p>
          </table:table-cell>
          <table:table-cell office:value-type="float" office:value="59886.71667" calcext:value-type="float">
            <text:p>59886.71667</text:p>
          </table:table-cell>
          <table:table-cell office:value-type="float" office:value="77.2849287" calcext:value-type="float">
            <text:p>77.2849287</text:p>
          </table:table-cell>
          <table:table-cell office:value-type="float" office:value="12.95252356" calcext:value-type="float">
            <text:p>12.95252356</text:p>
          </table:table-cell>
          <table:table-cell office:value-type="float" office:value="33.02511545" calcext:value-type="float">
            <text:p>33.02511545</text:p>
          </table:table-cell>
          <table:table-cell office:value-type="float" office:value="66.05023091" calcext:value-type="float">
            <text:p>66.05023091</text:p>
          </table:table-cell>
          <table:table-cell office:value-type="float" office:value="40.78386863" calcext:value-type="float">
            <text:p>40.78386863</text:p>
          </table:table-cell>
          <table:table-cell office:value-type="float" office:value="14.948946" calcext:value-type="float">
            <text:p>14.948946</text:p>
          </table:table-cell>
          <table:table-cell office:value-type="float" office:value="8650.308051" calcext:value-type="float">
            <text:p>8650.308051</text:p>
          </table:table-cell>
          <table:table-cell office:value-type="float" office:value="87.86828298" calcext:value-type="float">
            <text:p>87.86828298</text:p>
          </table:table-cell>
          <table:table-cell office:value-type="float" office:value="2.222561225" calcext:value-type="float">
            <text:p>2.222561225</text:p>
          </table:table-cell>
          <table:table-cell office:value-type="float" office:value="24.15808364" calcext:value-type="float">
            <text:p>24.15808364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R5</text:p>
          </table:table-cell>
          <table:table-cell office:value-type="float" office:value="4359906.509" calcext:value-type="float">
            <text:p>4359906.509</text:p>
          </table:table-cell>
          <table:table-cell office:value-type="float" office:value="13555.87839" calcext:value-type="float">
            <text:p>13555.87839</text:p>
          </table:table-cell>
          <table:table-cell office:value-type="float" office:value="9510.594585" calcext:value-type="float">
            <text:p>9510.594585</text:p>
          </table:table-cell>
          <table:table-cell office:value-type="float" office:value="7465.001834" calcext:value-type="float">
            <text:p>7465.001834</text:p>
          </table:table-cell>
          <table:table-cell office:value-type="float" office:value="9070074" calcext:value-type="float">
            <text:p>9070074</text:p>
          </table:table-cell>
          <table:table-cell office:value-type="float" office:value="81611.9" calcext:value-type="float">
            <text:p>81611.9</text:p>
          </table:table-cell>
          <table:table-cell office:value-type="float" office:value="83982.16667" calcext:value-type="float">
            <text:p>83982.16667</text:p>
          </table:table-cell>
          <table:table-cell office:value-type="float" office:value="53.42243606" calcext:value-type="float">
            <text:p>53.42243606</text:p>
          </table:table-cell>
          <table:table-cell office:value-type="float" office:value="8.007269617" calcext:value-type="float">
            <text:p>8.007269617</text:p>
          </table:table-cell>
          <table:table-cell office:value-type="float" office:value="39.95405431" calcext:value-type="float">
            <text:p>39.95405431</text:p>
          </table:table-cell>
          <table:table-cell office:value-type="float" office:value="53.52431476" calcext:value-type="float">
            <text:p>53.52431476</text:p>
          </table:table-cell>
          <table:table-cell office:value-type="float" office:value="32.75382129" calcext:value-type="float">
            <text:p>32.75382129</text:p>
          </table:table-cell>
          <table:table-cell office:value-type="float" office:value="9.608052" calcext:value-type="float">
            <text:p>9.608052</text:p>
          </table:table-cell>
          <table:table-cell office:value-type="float" office:value="7841.271352" calcext:value-type="float">
            <text:p>7841.271352</text:p>
          </table:table-cell>
          <table:table-cell office:value-type="float" office:value="80.75305529" calcext:value-type="float">
            <text:p>80.75305529</text:p>
          </table:table-cell>
          <table:table-cell office:value-type="float" office:value="4.240959568" calcext:value-type="float">
            <text:p>4.240959568</text:p>
          </table:table-cell>
          <table:table-cell office:value-type="float" office:value="23.80080489" calcext:value-type="float">
            <text:p>23.80080489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130" calcext:value-type="float">
            <text:p>130</text:p>
          </table:table-cell>
          <table:table-cell office:value-type="float" office:value="4344707.361" calcext:value-type="float">
            <text:p>4344707.361</text:p>
          </table:table-cell>
          <table:table-cell office:value-type="float" office:value="14005.33692" calcext:value-type="float">
            <text:p>14005.33692</text:p>
          </table:table-cell>
          <table:table-cell office:value-type="float" office:value="8571.327898" calcext:value-type="float">
            <text:p>8571.327898</text:p>
          </table:table-cell>
          <table:table-cell office:value-type="float" office:value="6498.65137" calcext:value-type="float">
            <text:p>6498.65137</text:p>
          </table:table-cell>
          <table:table-cell office:value-type="float" office:value="6852825" calcext:value-type="float">
            <text:p>6852825</text:p>
          </table:table-cell>
          <table:table-cell office:value-type="float" office:value="60449.81667" calcext:value-type="float">
            <text:p>60449.81667</text:p>
          </table:table-cell>
          <table:table-cell office:value-type="float" office:value="63452.08333" calcext:value-type="float">
            <text:p>63452.08333</text:p>
          </table:table-cell>
          <table:table-cell office:value-type="float" office:value="71.87296175" calcext:value-type="float">
            <text:p>71.87296175</text:p>
          </table:table-cell>
          <table:table-cell office:value-type="float" office:value="16.38829728" calcext:value-type="float">
            <text:p>16.38829728</text:p>
          </table:table-cell>
          <table:table-cell office:value-type="float" office:value="33.0762395" calcext:value-type="float">
            <text:p>33.0762395</text:p>
          </table:table-cell>
          <table:table-cell office:value-type="float" office:value="66.15247899" calcext:value-type="float">
            <text:p>66.15247899</text:p>
          </table:table-cell>
          <table:table-cell office:value-type="float" office:value="45.37974256" calcext:value-type="float">
            <text:p>45.37974256</text:p>
          </table:table-cell>
          <table:table-cell office:value-type="float" office:value="21.272141" calcext:value-type="float">
            <text:p>21.272141</text:p>
          </table:table-cell>
          <table:table-cell office:value-type="float" office:value="12858.94545" calcext:value-type="float">
            <text:p>12858.94545</text:p>
          </table:table-cell>
          <table:table-cell office:value-type="float" office:value="84.62839233" calcext:value-type="float">
            <text:p>84.62839233</text:p>
          </table:table-cell>
          <table:table-cell office:value-type="float" office:value="4.020145119" calcext:value-type="float">
            <text:p>4.020145119</text:p>
          </table:table-cell>
          <table:table-cell office:value-type="float" office:value="18.29000021" calcext:value-type="float">
            <text:p>18.29000021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office:value-type="float" office:value="4226143.03" calcext:value-type="float">
            <text:p>4226143.03</text:p>
          </table:table-cell>
          <table:table-cell office:value-type="float" office:value="13312.21561" calcext:value-type="float">
            <text:p>13312.21561</text:p>
          </table:table-cell>
          <table:table-cell office:value-type="float" office:value="8600.182921" calcext:value-type="float">
            <text:p>8600.182921</text:p>
          </table:table-cell>
          <table:table-cell office:value-type="float" office:value="7427.882486" calcext:value-type="float">
            <text:p>7427.882486</text:p>
          </table:table-cell>
          <table:table-cell office:value-type="float" office:value="7626303" calcext:value-type="float">
            <text:p>7626303</text:p>
          </table:table-cell>
          <table:table-cell office:value-type="float" office:value="66763.06667" calcext:value-type="float">
            <text:p>66763.06667</text:p>
          </table:table-cell>
          <table:table-cell office:value-type="float" office:value="70613.91667" calcext:value-type="float">
            <text:p>70613.91667</text:p>
          </table:table-cell>
          <table:table-cell office:value-type="float" office:value="63.30061277" calcext:value-type="float">
            <text:p>63.30061277</text:p>
          </table:table-cell>
          <table:table-cell office:value-type="float" office:value="4.524167921" calcext:value-type="float">
            <text:p>4.524167921</text:p>
          </table:table-cell>
          <table:table-cell office:value-type="float" office:value="24.61044418" calcext:value-type="float">
            <text:p>24.61044418</text:p>
          </table:table-cell>
          <table:table-cell office:value-type="float" office:value="49.22088835" calcext:value-type="float">
            <text:p>49.22088835</text:p>
          </table:table-cell>
          <table:table-cell office:value-type="float" office:value="34.35865899" calcext:value-type="float">
            <text:p>34.35865899</text:p>
          </table:table-cell>
          <table:table-cell office:value-type="float" office:value="5.606697" calcext:value-type="float">
            <text:p>5.606697</text:p>
          </table:table-cell>
          <table:table-cell office:value-type="float" office:value="3743.138096" calcext:value-type="float">
            <text:p>3743.138096</text:p>
          </table:table-cell>
          <table:table-cell office:value-type="float" office:value="83.88148694" calcext:value-type="float">
            <text:p>83.88148694</text:p>
          </table:table-cell>
          <table:table-cell office:value-type="float" office:value="3.325457378" calcext:value-type="float">
            <text:p>3.325457378</text:p>
          </table:table-cell>
          <table:table-cell office:value-type="float" office:value="16.01736757" calcext:value-type="float">
            <text:p>16.01736757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106" calcext:value-type="float">
            <text:p>106</text:p>
          </table:table-cell>
          <table:table-cell office:value-type="float" office:value="4186856.908" calcext:value-type="float">
            <text:p>4186856.908</text:p>
          </table:table-cell>
          <table:table-cell office:value-type="float" office:value="12930.93452" calcext:value-type="float">
            <text:p>12930.93452</text:p>
          </table:table-cell>
          <table:table-cell office:value-type="float" office:value="9821.088056" calcext:value-type="float">
            <text:p>9821.088056</text:p>
          </table:table-cell>
          <table:table-cell office:value-type="float" office:value="7259.377068" calcext:value-type="float">
            <text:p>7259.377068</text:p>
          </table:table-cell>
          <table:table-cell office:value-type="float" office:value="4365342" calcext:value-type="float">
            <text:p>4365342</text:p>
          </table:table-cell>
          <table:table-cell office:value-type="float" office:value="38973.38333" calcext:value-type="float">
            <text:p>38973.38333</text:p>
          </table:table-cell>
          <table:table-cell office:value-type="float" office:value="40419.83333" calcext:value-type="float">
            <text:p>40419.83333</text:p>
          </table:table-cell>
          <table:table-cell office:value-type="float" office:value="107.4286231" calcext:value-type="float">
            <text:p>107.4286231</text:p>
          </table:table-cell>
          <table:table-cell office:value-type="float" office:value="7.62350937" calcext:value-type="float">
            <text:p>7.62350937</text:p>
          </table:table-cell>
          <table:table-cell office:value-type="float" office:value="30.80923258" calcext:value-type="float">
            <text:p>30.80923258</text:p>
          </table:table-cell>
          <table:table-cell office:value-type="float" office:value="61.61846515" calcext:value-type="float">
            <text:p>61.61846515</text:p>
          </table:table-cell>
          <table:table-cell office:value-type="float" office:value="37.22281712" calcext:value-type="float">
            <text:p>37.22281712</text:p>
          </table:table-cell>
          <table:table-cell office:value-type="float" office:value="8.65604" calcext:value-type="float">
            <text:p>8.65604</text:p>
          </table:table-cell>
          <table:table-cell office:value-type="float" office:value="3373.536061" calcext:value-type="float">
            <text:p>3373.536061</text:p>
          </table:table-cell>
          <table:table-cell office:value-type="float" office:value="78.43124899" calcext:value-type="float">
            <text:p>78.43124899</text:p>
          </table:table-cell>
          <table:table-cell office:value-type="float" office:value="4.232672102" calcext:value-type="float">
            <text:p>4.232672102</text:p>
          </table:table-cell>
          <table:table-cell office:value-type="float" office:value="15.83021307" calcext:value-type="float">
            <text:p>15.83021307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0" calcext:value-type="float">
            <text:p>20</text:p>
          </table:table-cell>
          <table:table-cell office:value-type="float" office:value="4176916.741" calcext:value-type="float">
            <text:p>4176916.741</text:p>
          </table:table-cell>
          <table:table-cell office:value-type="float" office:value="12449.14629" calcext:value-type="float">
            <text:p>12449.14629</text:p>
          </table:table-cell>
          <table:table-cell office:value-type="float" office:value="10448.84299" calcext:value-type="float">
            <text:p>10448.84299</text:p>
          </table:table-cell>
          <table:table-cell office:value-type="float" office:value="8207.115899" calcext:value-type="float">
            <text:p>8207.115899</text:p>
          </table:table-cell>
          <table:table-cell office:value-type="float" office:value="8078562" calcext:value-type="float">
            <text:p>8078562</text:p>
          </table:table-cell>
          <table:table-cell office:value-type="float" office:value="70328.16667" calcext:value-type="float">
            <text:p>70328.16667</text:p>
          </table:table-cell>
          <table:table-cell office:value-type="float" office:value="74801.5" calcext:value-type="float">
            <text:p>74801.5</text:p>
          </table:table-cell>
          <table:table-cell office:value-type="float" office:value="59.39180472" calcext:value-type="float">
            <text:p>59.39180472</text:p>
          </table:table-cell>
          <table:table-cell office:value-type="float" office:value="0.872067286" calcext:value-type="float">
            <text:p>0.872067286</text:p>
          </table:table-cell>
          <table:table-cell office:value-type="float" office:value="27.44971197" calcext:value-type="float">
            <text:p>27.44971197</text:p>
          </table:table-cell>
          <table:table-cell office:value-type="float" office:value="39.21387424" calcext:value-type="float">
            <text:p>39.21387424</text:p>
          </table:table-cell>
          <table:table-cell office:value-type="float" office:value="22.23242698" calcext:value-type="float">
            <text:p>22.23242698</text:p>
          </table:table-cell>
          <table:table-cell office:value-type="float" office:value="1.137932" calcext:value-type="float">
            <text:p>1.137932</text:p>
          </table:table-cell>
          <table:table-cell office:value-type="float" office:value="800.2642085" calcext:value-type="float">
            <text:p>800.2642085</text:p>
          </table:table-cell>
          <table:table-cell office:value-type="float" office:value="80.08805694" calcext:value-type="float">
            <text:p>80.08805694</text:p>
          </table:table-cell>
          <table:table-cell office:value-type="float" office:value="2.700364271" calcext:value-type="float">
            <text:p>2.700364271</text:p>
          </table:table-cell>
          <table:table-cell office:value-type="float" office:value="14.25705725" calcext:value-type="float">
            <text:p>14.25705725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R1</text:p>
          </table:table-cell>
          <table:table-cell office:value-type="float" office:value="4125755.407" calcext:value-type="float">
            <text:p>4125755.407</text:p>
          </table:table-cell>
          <table:table-cell office:value-type="float" office:value="12254.99256" calcext:value-type="float">
            <text:p>12254.99256</text:p>
          </table:table-cell>
          <table:table-cell office:value-type="float" office:value="10088.26059" calcext:value-type="float">
            <text:p>10088.26059</text:p>
          </table:table-cell>
          <table:table-cell office:value-type="float" office:value="8470.366531" calcext:value-type="float">
            <text:p>8470.366531</text:p>
          </table:table-cell>
          <table:table-cell office:value-type="float" office:value="5883318" calcext:value-type="float">
            <text:p>5883318</text:p>
          </table:table-cell>
          <table:table-cell office:value-type="float" office:value="52607.6" calcext:value-type="float">
            <text:p>52607.6</text:p>
          </table:table-cell>
          <table:table-cell office:value-type="float" office:value="54475.16667" calcext:value-type="float">
            <text:p>54475.16667</text:p>
          </table:table-cell>
          <table:table-cell office:value-type="float" office:value="78.42508321" calcext:value-type="float">
            <text:p>78.42508321</text:p>
          </table:table-cell>
          <table:table-cell office:value-type="float" office:value="8.488017429" calcext:value-type="float">
            <text:p>8.488017429</text:p>
          </table:table-cell>
          <table:table-cell office:value-type="float" office:value="44.91716613" calcext:value-type="float">
            <text:p>44.91716613</text:p>
          </table:table-cell>
          <table:table-cell office:value-type="float" office:value="59.88955484" calcext:value-type="float">
            <text:p>59.88955484</text:p>
          </table:table-cell>
          <table:table-cell office:value-type="float" office:value="38.33140538" calcext:value-type="float">
            <text:p>38.33140538</text:p>
          </table:table-cell>
          <table:table-cell office:value-type="float" office:value="9.970436" calcext:value-type="float">
            <text:p>9.970436</text:p>
          </table:table-cell>
          <table:table-cell office:value-type="float" office:value="5245.18815" calcext:value-type="float">
            <text:p>5245.18815</text:p>
          </table:table-cell>
          <table:table-cell office:value-type="float" office:value="84.96469538" calcext:value-type="float">
            <text:p>84.96469538</text:p>
          </table:table-cell>
          <table:table-cell office:value-type="float" office:value="1.497410981" calcext:value-type="float">
            <text:p>1.497410981</text:p>
          </table:table-cell>
          <table:table-cell office:value-type="float" office:value="22.23450021" calcext:value-type="float">
            <text:p>22.23450021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005/006</text:p>
          </table:table-cell>
          <table:table-cell office:value-type="float" office:value="4103835.597" calcext:value-type="float">
            <text:p>4103835.597</text:p>
          </table:table-cell>
          <table:table-cell office:value-type="float" office:value="11905.05643" calcext:value-type="float">
            <text:p>11905.05643</text:p>
          </table:table-cell>
          <table:table-cell office:value-type="float" office:value="10669.896" calcext:value-type="float">
            <text:p>10669.896</text:p>
          </table:table-cell>
          <table:table-cell office:value-type="float" office:value="9045.674865" calcext:value-type="float">
            <text:p>9045.674865</text:p>
          </table:table-cell>
          <table:table-cell office:value-type="float" office:value="8618772.6" calcext:value-type="float">
            <text:p>8618772.6</text:p>
          </table:table-cell>
          <table:table-cell office:value-type="float" office:value="73292.46667" calcext:value-type="float">
            <text:p>73292.46667</text:p>
          </table:table-cell>
          <table:table-cell office:value-type="float" office:value="79803.45" calcext:value-type="float">
            <text:p>79803.45</text:p>
          </table:table-cell>
          <table:table-cell office:value-type="float" office:value="55.99259765" calcext:value-type="float">
            <text:p>55.99259765</text:p>
          </table:table-cell>
          <table:table-cell office:value-type="float" office:value="5.810397554" calcext:value-type="float">
            <text:p>5.810397554</text:p>
          </table:table-cell>
          <table:table-cell office:value-type="float" office:value="24.39403205" calcext:value-type="float">
            <text:p>24.39403205</text:p>
          </table:table-cell>
          <table:table-cell office:value-type="float" office:value="51.90219585" calcext:value-type="float">
            <text:p>51.90219585</text:p>
          </table:table-cell>
          <table:table-cell office:value-type="float" office:value="31.39234387" calcext:value-type="float">
            <text:p>31.39234387</text:p>
          </table:table-cell>
          <table:table-cell office:value-type="float" office:value="6.515496" calcext:value-type="float">
            <text:p>6.515496</text:p>
          </table:table-cell>
          <table:table-cell office:value-type="float" office:value="4775.297373" calcext:value-type="float">
            <text:p>4775.297373</text:p>
          </table:table-cell>
          <table:table-cell office:value-type="float" office:value="83.44713906" calcext:value-type="float">
            <text:p>83.44713906</text:p>
          </table:table-cell>
          <table:table-cell office:value-type="float" office:value="3.372219429" calcext:value-type="float">
            <text:p>3.372219429</text:p>
          </table:table-cell>
          <table:table-cell office:value-type="float" office:value="9.860222162" calcext:value-type="float">
            <text:p>9.860222162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22" calcext:value-type="float">
            <text:p>22</text:p>
          </table:table-cell>
          <table:table-cell office:value-type="float" office:value="4075843.221" calcext:value-type="float">
            <text:p>4075843.221</text:p>
          </table:table-cell>
          <table:table-cell office:value-type="float" office:value="12743.82914" calcext:value-type="float">
            <text:p>12743.82914</text:p>
          </table:table-cell>
          <table:table-cell office:value-type="float" office:value="8387.490124" calcext:value-type="float">
            <text:p>8387.490124</text:p>
          </table:table-cell>
          <table:table-cell office:value-type="float" office:value="7236.574144" calcext:value-type="float">
            <text:p>7236.574144</text:p>
          </table:table-cell>
          <table:table-cell office:value-type="float" office:value="7447543.2" calcext:value-type="float">
            <text:p>7447543.2</text:p>
          </table:table-cell>
          <table:table-cell office:value-type="float" office:value="65076.35" calcext:value-type="float">
            <text:p>65076.35</text:p>
          </table:table-cell>
          <table:table-cell office:value-type="float" office:value="68958.73333" calcext:value-type="float">
            <text:p>68958.73333</text:p>
          </table:table-cell>
          <table:table-cell office:value-type="float" office:value="62.63171215" calcext:value-type="float">
            <text:p>62.63171215</text:p>
          </table:table-cell>
          <table:table-cell office:value-type="float" office:value="1.701118829" calcext:value-type="float">
            <text:p>1.701118829</text:p>
          </table:table-cell>
          <table:table-cell office:value-type="float" office:value="20.49612806" calcext:value-type="float">
            <text:p>20.49612806</text:p>
          </table:table-cell>
          <table:table-cell office:value-type="float" office:value="40.99225612" calcext:value-type="float">
            <text:p>40.99225612</text:p>
          </table:table-cell>
          <table:table-cell office:value-type="float" office:value="28.20527586" calcext:value-type="float">
            <text:p>28.20527586</text:p>
          </table:table-cell>
          <table:table-cell office:value-type="float" office:value="2.025852" calcext:value-type="float">
            <text:p>2.025852</text:p>
          </table:table-cell>
          <table:table-cell office:value-type="float" office:value="1318.316698" calcext:value-type="float">
            <text:p>1318.316698</text:p>
          </table:table-cell>
          <table:table-cell office:value-type="float" office:value="82.46799698" calcext:value-type="float">
            <text:p>82.46799698</text:p>
          </table:table-cell>
          <table:table-cell office:value-type="float" office:value="3.649089344" calcext:value-type="float">
            <text:p>3.649089344</text:p>
          </table:table-cell>
          <table:table-cell office:value-type="float" office:value="16.16878749" calcext:value-type="float">
            <text:p>16.16878749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130" calcext:value-type="float">
            <text:p>130</text:p>
          </table:table-cell>
          <table:table-cell office:value-type="float" office:value="4005716.153" calcext:value-type="float">
            <text:p>4005716.153</text:p>
          </table:table-cell>
          <table:table-cell office:value-type="float" office:value="12981.125" calcext:value-type="float">
            <text:p>12981.125</text:p>
          </table:table-cell>
          <table:table-cell office:value-type="float" office:value="7561.565011" calcext:value-type="float">
            <text:p>7561.565011</text:p>
          </table:table-cell>
          <table:table-cell office:value-type="float" office:value="5851.72539" calcext:value-type="float">
            <text:p>5851.72539</text:p>
          </table:table-cell>
          <table:table-cell office:value-type="float" office:value="6840657" calcext:value-type="float">
            <text:p>6840657</text:p>
          </table:table-cell>
          <table:table-cell office:value-type="float" office:value="60347.01667" calcext:value-type="float">
            <text:p>60347.01667</text:p>
          </table:table-cell>
          <table:table-cell office:value-type="float" office:value="63339.41667" calcext:value-type="float">
            <text:p>63339.41667</text:p>
          </table:table-cell>
          <table:table-cell office:value-type="float" office:value="66.37803117" calcext:value-type="float">
            <text:p>66.37803117</text:p>
          </table:table-cell>
          <table:table-cell office:value-type="float" office:value="9.457445223" calcext:value-type="float">
            <text:p>9.457445223</text:p>
          </table:table-cell>
          <table:table-cell office:value-type="float" office:value="30.18159083" calcext:value-type="float">
            <text:p>30.18159083</text:p>
          </table:table-cell>
          <table:table-cell office:value-type="float" office:value="60.36318167" calcext:value-type="float">
            <text:p>60.36318167</text:p>
          </table:table-cell>
          <table:table-cell office:value-type="float" office:value="38.62076356" calcext:value-type="float">
            <text:p>38.62076356</text:p>
          </table:table-cell>
          <table:table-cell office:value-type="float" office:value="12.904379" calcext:value-type="float">
            <text:p>12.904379</text:p>
          </table:table-cell>
          <table:table-cell office:value-type="float" office:value="7787.360072" calcext:value-type="float">
            <text:p>7787.360072</text:p>
          </table:table-cell>
          <table:table-cell office:value-type="float" office:value="86.73930699" calcext:value-type="float">
            <text:p>86.73930699</text:p>
          </table:table-cell>
          <table:table-cell office:value-type="float" office:value="2.972764251" calcext:value-type="float">
            <text:p>2.972764251</text:p>
          </table:table-cell>
          <table:table-cell office:value-type="float" office:value="17.31933808" calcext:value-type="float">
            <text:p>17.31933808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9" calcext:value-type="float">
            <text:p>19</text:p>
          </table:table-cell>
          <table:table-cell office:value-type="float" office:value="3988635.632" calcext:value-type="float">
            <text:p>3988635.632</text:p>
          </table:table-cell>
          <table:table-cell office:value-type="float" office:value="11268.61906" calcext:value-type="float">
            <text:p>11268.61906</text:p>
          </table:table-cell>
          <table:table-cell office:value-type="float" office:value="10929.48612" calcext:value-type="float">
            <text:p>10929.48612</text:p>
          </table:table-cell>
          <table:table-cell office:value-type="float" office:value="9546.434982" calcext:value-type="float">
            <text:p>9546.434982</text:p>
          </table:table-cell>
          <table:table-cell office:value-type="float" office:value="9455227.2" calcext:value-type="float">
            <text:p>9455227.2</text:p>
          </table:table-cell>
          <table:table-cell office:value-type="float" office:value="81944.3" calcext:value-type="float">
            <text:p>81944.3</text:p>
          </table:table-cell>
          <table:table-cell office:value-type="float" office:value="87548.4" calcext:value-type="float">
            <text:p>87548.4</text:p>
          </table:table-cell>
          <table:table-cell office:value-type="float" office:value="48.67496131" calcext:value-type="float">
            <text:p>48.67496131</text:p>
          </table:table-cell>
          <table:table-cell office:value-type="float" office:value="3.695397319" calcext:value-type="float">
            <text:p>3.695397319</text:p>
          </table:table-cell>
          <table:table-cell office:value-type="float" office:value="24.69847734" calcext:value-type="float">
            <text:p>24.69847734</text:p>
          </table:table-cell>
          <table:table-cell office:value-type="float" office:value="52.5390006" calcext:value-type="float">
            <text:p>52.5390006</text:p>
          </table:table-cell>
          <table:table-cell office:value-type="float" office:value="33.11947264" calcext:value-type="float">
            <text:p>33.11947264</text:p>
          </table:table-cell>
          <table:table-cell office:value-type="float" office:value="4.546039" calcext:value-type="float">
            <text:p>4.546039</text:p>
          </table:table-cell>
          <table:table-cell office:value-type="float" office:value="3725.187878" calcext:value-type="float">
            <text:p>3725.187878</text:p>
          </table:table-cell>
          <table:table-cell office:value-type="float" office:value="71.54605527" calcext:value-type="float">
            <text:p>71.54605527</text:p>
          </table:table-cell>
          <table:table-cell office:value-type="float" office:value="2.92471801" calcext:value-type="float">
            <text:p>2.92471801</text:p>
          </table:table-cell>
          <table:table-cell office:value-type="float" office:value="14.62564423" calcext:value-type="float">
            <text:p>14.62564423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R4</text:p>
          </table:table-cell>
          <table:table-cell office:value-type="float" office:value="3897943.455" calcext:value-type="float">
            <text:p>3897943.455</text:p>
          </table:table-cell>
          <table:table-cell office:value-type="float" office:value="15596.41582" calcext:value-type="float">
            <text:p>15596.4158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476524.3" calcext:value-type="float">
            <text:p>5476524.3</text:p>
          </table:table-cell>
          <table:table-cell office:value-type="float" office:value="46128.89167" calcext:value-type="float">
            <text:p>46128.89167</text:p>
          </table:table-cell>
          <table:table-cell office:value-type="float" office:value="50708.55833" calcext:value-type="float">
            <text:p>50708.55833</text:p>
          </table:table-cell>
          <table:table-cell office:value-type="float" office:value="84.50112964" calcext:value-type="float">
            <text:p>84.50112964</text:p>
          </table:table-cell>
          <table:table-cell office:value-type="float" office:value="18.07588076" calcext:value-type="float">
            <text:p>18.07588076</text:p>
          </table:table-cell>
          <table:table-cell office:value-type="float" office:value="50.4192533" calcext:value-type="float">
            <text:p>50.4192533</text:p>
          </table:table-cell>
          <table:table-cell office:value-type="float" office:value="67.27173229" calcext:value-type="float">
            <text:p>67.27173229</text:p>
          </table:table-cell>
          <table:table-cell office:value-type="float" office:value="44.62254414" calcext:value-type="float">
            <text:p>44.62254414</text:p>
          </table:table-cell>
          <table:table-cell office:value-type="float" office:value="20.195505" calcext:value-type="float">
            <text:p>20.195505</text:p>
          </table:table-cell>
          <table:table-cell office:value-type="float" office:value="9315.960317" calcext:value-type="float">
            <text:p>9315.960317</text:p>
          </table:table-cell>
          <table:table-cell office:value-type="float" office:value="71.93274376" calcext:value-type="float">
            <text:p>71.93274376</text:p>
          </table:table-cell>
          <table:table-cell office:value-type="float" office:value="3.799668865" calcext:value-type="float">
            <text:p>3.799668865</text:p>
          </table:table-cell>
          <table:table-cell office:value-type="float" office:value="25.64048156" calcext:value-type="float">
            <text:p>25.64048156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250" calcext:value-type="float">
            <text:p>250</text:p>
          </table:table-cell>
          <table:table-cell office:value-type="float" office:value="3797289.448" calcext:value-type="float">
            <text:p>3797289.448</text:p>
          </table:table-cell>
          <table:table-cell office:value-type="float" office:value="11177.45434" calcext:value-type="float">
            <text:p>11177.45434</text:p>
          </table:table-cell>
          <table:table-cell office:value-type="float" office:value="10090.80144" calcext:value-type="float">
            <text:p>10090.80144</text:p>
          </table:table-cell>
          <table:table-cell office:value-type="float" office:value="7900.186498" calcext:value-type="float">
            <text:p>7900.186498</text:p>
          </table:table-cell>
          <table:table-cell office:value-type="float" office:value="7571025" calcext:value-type="float">
            <text:p>7571025</text:p>
          </table:table-cell>
          <table:table-cell office:value-type="float" office:value="64939.13333" calcext:value-type="float">
            <text:p>64939.13333</text:p>
          </table:table-cell>
          <table:table-cell office:value-type="float" office:value="70102.08333" calcext:value-type="float">
            <text:p>70102.08333</text:p>
          </table:table-cell>
          <table:table-cell office:value-type="float" office:value="58.47459387" calcext:value-type="float">
            <text:p>58.47459387</text:p>
          </table:table-cell>
          <table:table-cell office:value-type="float" office:value="13.0463825" calcext:value-type="float">
            <text:p>13.0463825</text:p>
          </table:table-cell>
          <table:table-cell office:value-type="float" office:value="33.28620371" calcext:value-type="float">
            <text:p>33.28620371</text:p>
          </table:table-cell>
          <table:table-cell office:value-type="float" office:value="66.57240742" calcext:value-type="float">
            <text:p>66.57240742</text:p>
          </table:table-cell>
          <table:table-cell office:value-type="float" office:value="40.01332578" calcext:value-type="float">
            <text:p>40.01332578</text:p>
          </table:table-cell>
          <table:table-cell office:value-type="float" office:value="17.33682" calcext:value-type="float">
            <text:p>17.33682</text:p>
          </table:table-cell>
          <table:table-cell office:value-type="float" office:value="11258.36767" calcext:value-type="float">
            <text:p>11258.36767</text:p>
          </table:table-cell>
          <table:table-cell office:value-type="float" office:value="66.75831908" calcext:value-type="float">
            <text:p>66.75831908</text:p>
          </table:table-cell>
          <table:table-cell office:value-type="float" office:value="4.273649928" calcext:value-type="float">
            <text:p>4.273649928</text:p>
          </table:table-cell>
          <table:table-cell office:value-type="float" office:value="23.98233779" calcext:value-type="float">
            <text:p>23.98233779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250" calcext:value-type="float">
            <text:p>250</text:p>
          </table:table-cell>
          <table:table-cell office:value-type="float" office:value="3582232.167" calcext:value-type="float">
            <text:p>3582232.167</text:p>
          </table:table-cell>
          <table:table-cell office:value-type="float" office:value="10557.16717" calcext:value-type="float">
            <text:p>10557.16717</text:p>
          </table:table-cell>
          <table:table-cell office:value-type="float" office:value="9294.029418" calcext:value-type="float">
            <text:p>9294.029418</text:p>
          </table:table-cell>
          <table:table-cell office:value-type="float" office:value="7340.41548" calcext:value-type="float">
            <text:p>7340.41548</text:p>
          </table:table-cell>
          <table:table-cell office:value-type="float" office:value="7078604" calcext:value-type="float">
            <text:p>7078604</text:p>
          </table:table-cell>
          <table:table-cell office:value-type="float" office:value="61282.55" calcext:value-type="float">
            <text:p>61282.55</text:p>
          </table:table-cell>
          <table:table-cell office:value-type="float" office:value="65591.93333" calcext:value-type="float">
            <text:p>65591.93333</text:p>
          </table:table-cell>
          <table:table-cell office:value-type="float" office:value="58.45435882" calcext:value-type="float">
            <text:p>58.45435882</text:p>
          </table:table-cell>
          <table:table-cell office:value-type="float" office:value="0.021150592" calcext:value-type="float">
            <text:p>0.021150592</text:p>
          </table:table-cell>
          <table:table-cell office:value-type="float" office:value="31.19593512" calcext:value-type="float">
            <text:p>31.19593512</text:p>
          </table:table-cell>
          <table:table-cell office:value-type="float" office:value="36.77984463" calcext:value-type="float">
            <text:p>36.77984463</text:p>
          </table:table-cell>
          <table:table-cell office:value-type="float" office:value="22.4884078" calcext:value-type="float">
            <text:p>22.4884078</text:p>
          </table:table-cell>
          <table:table-cell office:value-type="float" office:value="0.025889" calcext:value-type="float">
            <text:p>0.025889</text:p>
          </table:table-cell>
          <table:table-cell office:value-type="float" office:value="15.8108979" calcext:value-type="float">
            <text:p>15.8108979</text:p>
          </table:table-cell>
          <table:table-cell office:value-type="float" office:value="68.03590115" calcext:value-type="float">
            <text:p>68.03590115</text:p>
          </table:table-cell>
          <table:table-cell office:value-type="float" office:value="3.908716342" calcext:value-type="float">
            <text:p>3.908716342</text:p>
          </table:table-cell>
          <table:table-cell office:value-type="float" office:value="24.14540787" calcext:value-type="float">
            <text:p>24.14540787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office:value-type="float" office:value="3581553.778" calcext:value-type="float">
            <text:p>3581553.778</text:p>
          </table:table-cell>
          <table:table-cell office:value-type="float" office:value="10550.9405" calcext:value-type="float">
            <text:p>10550.9405</text:p>
          </table:table-cell>
          <table:table-cell office:value-type="float" office:value="9213.066429" calcext:value-type="float">
            <text:p>9213.066429</text:p>
          </table:table-cell>
          <table:table-cell office:value-type="float" office:value="7538.60667" calcext:value-type="float">
            <text:p>7538.60667</text:p>
          </table:table-cell>
          <table:table-cell office:value-type="float" office:value="6652411.98" calcext:value-type="float">
            <text:p>6652411.98</text:p>
          </table:table-cell>
          <table:table-cell office:value-type="float" office:value="58204.74056" calcext:value-type="float">
            <text:p>58204.74056</text:p>
          </table:table-cell>
          <table:table-cell office:value-type="float" office:value="61596.40722" calcext:value-type="float">
            <text:p>61596.40722</text:p>
          </table:table-cell>
          <table:table-cell office:value-type="float" office:value="61.53371261" calcext:value-type="float">
            <text:p>61.53371261</text:p>
          </table:table-cell>
          <table:table-cell office:value-type="float" office:value="9.691718719" calcext:value-type="float">
            <text:p>9.691718719</text:p>
          </table:table-cell>
          <table:table-cell office:value-type="float" office:value="30.27489128" calcext:value-type="float">
            <text:p>30.27489128</text:p>
          </table:table-cell>
          <table:table-cell office:value-type="float" office:value="64.41466229" calcext:value-type="float">
            <text:p>64.41466229</text:p>
          </table:table-cell>
          <table:table-cell office:value-type="float" office:value="39.81210233" calcext:value-type="float">
            <text:p>39.81210233</text:p>
          </table:table-cell>
          <table:table-cell office:value-type="float" office:value="11.180924" calcext:value-type="float">
            <text:p>11.180924</text:p>
          </table:table-cell>
          <table:table-cell office:value-type="float" office:value="6507.813837" calcext:value-type="float">
            <text:p>6507.813837</text:p>
          </table:table-cell>
          <table:table-cell office:value-type="float" office:value="80.45724861" calcext:value-type="float">
            <text:p>80.45724861</text:p>
          </table:table-cell>
          <table:table-cell office:value-type="float" office:value="1.823467771" calcext:value-type="float">
            <text:p>1.823467771</text:p>
          </table:table-cell>
          <table:table-cell office:value-type="float" office:value="17.59723434" calcext:value-type="float">
            <text:p>17.59723434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float" office:value="3535995.594" calcext:value-type="float">
            <text:p>3535995.594</text:p>
          </table:table-cell>
          <table:table-cell office:value-type="float" office:value="10724.6576" calcext:value-type="float">
            <text:p>10724.6576</text:p>
          </table:table-cell>
          <table:table-cell office:value-type="float" office:value="7882.150995" calcext:value-type="float">
            <text:p>7882.150995</text:p>
          </table:table-cell>
          <table:table-cell office:value-type="float" office:value="7003.785255" calcext:value-type="float">
            <text:p>7003.785255</text:p>
          </table:table-cell>
          <table:table-cell office:value-type="float" office:value="9465116.4" calcext:value-type="float">
            <text:p>9465116.4</text:p>
          </table:table-cell>
          <table:table-cell office:value-type="float" office:value="80268.96667" calcext:value-type="float">
            <text:p>80268.96667</text:p>
          </table:table-cell>
          <table:table-cell office:value-type="float" office:value="87639.96667" calcext:value-type="float">
            <text:p>87639.96667</text:p>
          </table:table-cell>
          <table:table-cell office:value-type="float" office:value="44.05183898" calcext:value-type="float">
            <text:p>44.05183898</text:p>
          </table:table-cell>
          <table:table-cell office:value-type="float" office:value="2.923043447" calcext:value-type="float">
            <text:p>2.923043447</text:p>
          </table:table-cell>
          <table:table-cell office:value-type="float" office:value="23.61714078" calcext:value-type="float">
            <text:p>23.61714078</text:p>
          </table:table-cell>
          <table:table-cell office:value-type="float" office:value="47.23428155" calcext:value-type="float">
            <text:p>47.23428155</text:p>
          </table:table-cell>
          <table:table-cell office:value-type="float" office:value="25.26219346" calcext:value-type="float">
            <text:p>25.26219346</text:p>
          </table:table-cell>
          <table:table-cell office:value-type="float" office:value="4.138347" calcext:value-type="float">
            <text:p>4.138347</text:p>
          </table:table-cell>
          <table:table-cell office:value-type="float" office:value="3321.770648" calcext:value-type="float">
            <text:p>3321.770648</text:p>
          </table:table-cell>
          <table:table-cell office:value-type="float" office:value="84.58244003" calcext:value-type="float">
            <text:p>84.58244003</text:p>
          </table:table-cell>
          <table:table-cell office:value-type="float" office:value="2.150302263" calcext:value-type="float">
            <text:p>2.150302263</text:p>
          </table:table-cell>
          <table:table-cell office:value-type="float" office:value="15.53911098" calcext:value-type="float">
            <text:p>15.53911098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240" calcext:value-type="float">
            <text:p>240</text:p>
          </table:table-cell>
          <table:table-cell office:value-type="float" office:value="3477498.938" calcext:value-type="float">
            <text:p>3477498.938</text:p>
          </table:table-cell>
          <table:table-cell office:value-type="float" office:value="10498.06198" calcext:value-type="float">
            <text:p>10498.06198</text:p>
          </table:table-cell>
          <table:table-cell office:value-type="float" office:value="8852.838345" calcext:value-type="float">
            <text:p>8852.838345</text:p>
          </table:table-cell>
          <table:table-cell office:value-type="float" office:value="6346.042247" calcext:value-type="float">
            <text:p>6346.042247</text:p>
          </table:table-cell>
          <table:table-cell office:value-type="float" office:value="6048462.6" calcext:value-type="float">
            <text:p>6048462.6</text:p>
          </table:table-cell>
          <table:table-cell office:value-type="float" office:value="51783.85" calcext:value-type="float">
            <text:p>51783.85</text:p>
          </table:table-cell>
          <table:table-cell office:value-type="float" office:value="56004.28333" calcext:value-type="float">
            <text:p>56004.28333</text:p>
          </table:table-cell>
          <table:table-cell office:value-type="float" office:value="67.15412117" calcext:value-type="float">
            <text:p>67.15412117</text:p>
          </table:table-cell>
          <table:table-cell office:value-type="float" office:value="22.49578415" calcext:value-type="float">
            <text:p>22.49578415</text:p>
          </table:table-cell>
          <table:table-cell office:value-type="float" office:value="39.49877026" calcext:value-type="float">
            <text:p>39.49877026</text:p>
          </table:table-cell>
          <table:table-cell office:value-type="float" office:value="77.68934393" calcext:value-type="float">
            <text:p>77.68934393</text:p>
          </table:table-cell>
          <table:table-cell office:value-type="float" office:value="55.53014145" calcext:value-type="float">
            <text:p>55.53014145</text:p>
          </table:table-cell>
          <table:table-cell office:value-type="float" office:value="23.836191" calcext:value-type="float">
            <text:p>23.836191</text:p>
          </table:table-cell>
          <table:table-cell office:value-type="float" office:value="12343.25027" calcext:value-type="float">
            <text:p>12343.25027</text:p>
          </table:table-cell>
          <table:table-cell office:value-type="float" office:value="77.8424274" calcext:value-type="float">
            <text:p>77.8424274</text:p>
          </table:table-cell>
          <table:table-cell office:value-type="float" office:value="2.456135385" calcext:value-type="float">
            <text:p>2.456135385</text:p>
          </table:table-cell>
          <table:table-cell office:value-type="float" office:value="18.55852434" calcext:value-type="float">
            <text:p>18.55852434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321" calcext:value-type="float">
            <text:p>321</text:p>
          </table:table-cell>
          <table:table-cell office:value-type="float" office:value="3429712.906" calcext:value-type="float">
            <text:p>3429712.906</text:p>
          </table:table-cell>
          <table:table-cell office:value-type="float" office:value="10256.50719" calcext:value-type="float">
            <text:p>10256.50719</text:p>
          </table:table-cell>
          <table:table-cell office:value-type="float" office:value="8155.454629" calcext:value-type="float">
            <text:p>8155.454629</text:p>
          </table:table-cell>
          <table:table-cell office:value-type="float" office:value="7062.936219" calcext:value-type="float">
            <text:p>7062.936219</text:p>
          </table:table-cell>
          <table:table-cell office:value-type="float" office:value="6066435.6" calcext:value-type="float">
            <text:p>6066435.6</text:p>
          </table:table-cell>
          <table:table-cell office:value-type="float" office:value="53907.38333" calcext:value-type="float">
            <text:p>53907.38333</text:p>
          </table:table-cell>
          <table:table-cell office:value-type="float" office:value="56170.7" calcext:value-type="float">
            <text:p>56170.7</text:p>
          </table:table-cell>
          <table:table-cell office:value-type="float" office:value="63.6223221" calcext:value-type="float">
            <text:p>63.6223221</text:p>
          </table:table-cell>
          <table:table-cell office:value-type="float" office:value="17.35875173" calcext:value-type="float">
            <text:p>17.35875173</text:p>
          </table:table-cell>
          <table:table-cell office:value-type="float" office:value="37.1588429" calcext:value-type="float">
            <text:p>37.1588429</text:p>
          </table:table-cell>
          <table:table-cell office:value-type="float" office:value="74.3176858" calcext:value-type="float">
            <text:p>74.3176858</text:p>
          </table:table-cell>
          <table:table-cell office:value-type="float" office:value="41.78123977" calcext:value-type="float">
            <text:p>41.78123977</text:p>
          </table:table-cell>
          <table:table-cell office:value-type="float" office:value="19.271046" calcext:value-type="float">
            <text:p>19.271046</text:p>
          </table:table-cell>
          <table:table-cell office:value-type="float" office:value="10388.49184" calcext:value-type="float">
            <text:p>10388.49184</text:p>
          </table:table-cell>
          <table:table-cell office:value-type="float" office:value="74.81049254" calcext:value-type="float">
            <text:p>74.81049254</text:p>
          </table:table-cell>
          <table:table-cell office:value-type="float" office:value="3.100237845" calcext:value-type="float">
            <text:p>3.100237845</text:p>
          </table:table-cell>
          <table:table-cell office:value-type="float" office:value="26.47222596" calcext:value-type="float">
            <text:p>26.47222596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3422173.279" calcext:value-type="float">
            <text:p>3422173.279</text:p>
          </table:table-cell>
          <table:table-cell office:value-type="float" office:value="10225.47889" calcext:value-type="float">
            <text:p>10225.47889</text:p>
          </table:table-cell>
          <table:table-cell office:value-type="float" office:value="8329.817846" calcext:value-type="float">
            <text:p>8329.817846</text:p>
          </table:table-cell>
          <table:table-cell office:value-type="float" office:value="6928.954104" calcext:value-type="float">
            <text:p>6928.954104</text:p>
          </table:table-cell>
          <table:table-cell office:value-type="float" office:value="6542596.8" calcext:value-type="float">
            <text:p>6542596.8</text:p>
          </table:table-cell>
          <table:table-cell office:value-type="float" office:value="57425.13333" calcext:value-type="float">
            <text:p>57425.13333</text:p>
          </table:table-cell>
          <table:table-cell office:value-type="float" office:value="60579.6" calcext:value-type="float">
            <text:p>60579.6</text:p>
          </table:table-cell>
          <table:table-cell office:value-type="float" office:value="59.59364968" calcext:value-type="float">
            <text:p>59.59364968</text:p>
          </table:table-cell>
          <table:table-cell office:value-type="float" office:value="10.52880076" calcext:value-type="float">
            <text:p>10.52880076</text:p>
          </table:table-cell>
          <table:table-cell office:value-type="float" office:value="29.72569564" calcext:value-type="float">
            <text:p>29.72569564</text:p>
          </table:table-cell>
          <table:table-cell office:value-type="float" office:value="63.24616094" calcext:value-type="float">
            <text:p>63.24616094</text:p>
          </table:table-cell>
          <table:table-cell office:value-type="float" office:value="38.27076289" calcext:value-type="float">
            <text:p>38.27076289</text:p>
          </table:table-cell>
          <table:table-cell office:value-type="float" office:value="12.329743" calcext:value-type="float">
            <text:p>12.329743</text:p>
          </table:table-cell>
          <table:table-cell office:value-type="float" office:value="7080.346665" calcext:value-type="float">
            <text:p>7080.346665</text:p>
          </table:table-cell>
          <table:table-cell office:value-type="float" office:value="80.59381951" calcext:value-type="float">
            <text:p>80.59381951</text:p>
          </table:table-cell>
          <table:table-cell office:value-type="float" office:value="1.653183179" calcext:value-type="float">
            <text:p>1.653183179</text:p>
          </table:table-cell>
          <table:table-cell office:value-type="float" office:value="17.82913447" calcext:value-type="float">
            <text:p>17.82913447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335" calcext:value-type="float">
            <text:p>335</text:p>
          </table:table-cell>
          <table:table-cell office:value-type="float" office:value="3399333.096" calcext:value-type="float">
            <text:p>3399333.096</text:p>
          </table:table-cell>
          <table:table-cell office:value-type="float" office:value="10762.64846" calcext:value-type="float">
            <text:p>10762.64846</text:p>
          </table:table-cell>
          <table:table-cell office:value-type="float" office:value="6956.330535" calcext:value-type="float">
            <text:p>6956.330535</text:p>
          </table:table-cell>
          <table:table-cell office:value-type="float" office:value="5577.712169" calcext:value-type="float">
            <text:p>5577.712169</text:p>
          </table:table-cell>
          <table:table-cell office:value-type="float" office:value="4438787.4" calcext:value-type="float">
            <text:p>4438787.4</text:p>
          </table:table-cell>
          <table:table-cell office:value-type="float" office:value="39488.36667" calcext:value-type="float">
            <text:p>39488.36667</text:p>
          </table:table-cell>
          <table:table-cell office:value-type="float" office:value="41099.88333" calcext:value-type="float">
            <text:p>41099.88333</text:p>
          </table:table-cell>
          <table:table-cell office:value-type="float" office:value="86.08441885" calcext:value-type="float">
            <text:p>86.08441885</text:p>
          </table:table-cell>
          <table:table-cell office:value-type="float" office:value="21.9489056" calcext:value-type="float">
            <text:p>21.9489056</text:p>
          </table:table-cell>
          <table:table-cell office:value-type="float" office:value="37.14756398" calcext:value-type="float">
            <text:p>37.14756398</text:p>
          </table:table-cell>
          <table:table-cell office:value-type="float" office:value="74.29512796" calcext:value-type="float">
            <text:p>74.29512796</text:p>
          </table:table-cell>
          <table:table-cell office:value-type="float" office:value="40.17595023" calcext:value-type="float">
            <text:p>40.17595023</text:p>
          </table:table-cell>
          <table:table-cell office:value-type="float" office:value="27.379033" calcext:value-type="float">
            <text:p>27.379033</text:p>
          </table:table-cell>
          <table:table-cell office:value-type="float" office:value="10811.51991" calcext:value-type="float">
            <text:p>10811.51991</text:p>
          </table:table-cell>
          <table:table-cell office:value-type="float" office:value="78.56071781" calcext:value-type="float">
            <text:p>78.56071781</text:p>
          </table:table-cell>
          <table:table-cell office:value-type="float" office:value="2.735118872" calcext:value-type="float">
            <text:p>2.735118872</text:p>
          </table:table-cell>
          <table:table-cell office:value-type="float" office:value="21.88036517" calcext:value-type="float">
            <text:p>21.88036517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float" office:value="3395143.534" calcext:value-type="float">
            <text:p>3395143.534</text:p>
          </table:table-cell>
          <table:table-cell office:value-type="float" office:value="9899.168272" calcext:value-type="float">
            <text:p>9899.168272</text:p>
          </table:table-cell>
          <table:table-cell office:value-type="float" office:value="9141.319678" calcext:value-type="float">
            <text:p>9141.319678</text:p>
          </table:table-cell>
          <table:table-cell office:value-type="float" office:value="7017.801194" calcext:value-type="float">
            <text:p>7017.801194</text:p>
          </table:table-cell>
          <table:table-cell office:value-type="float" office:value="6169845.6" calcext:value-type="float">
            <text:p>6169845.6</text:p>
          </table:table-cell>
          <table:table-cell office:value-type="float" office:value="56159.25" calcext:value-type="float">
            <text:p>56159.25</text:p>
          </table:table-cell>
          <table:table-cell office:value-type="float" office:value="57128.2" calcext:value-type="float">
            <text:p>57128.2</text:p>
          </table:table-cell>
          <table:table-cell office:value-type="float" office:value="60.45564237" calcext:value-type="float">
            <text:p>60.45564237</text:p>
          </table:table-cell>
          <table:table-cell office:value-type="float" office:value="0.213254593" calcext:value-type="float">
            <text:p>0.213254593</text:p>
          </table:table-cell>
          <table:table-cell office:value-type="float" office:value="28.04151035" calcext:value-type="float">
            <text:p>28.04151035</text:p>
          </table:table-cell>
          <table:table-cell office:value-type="float" office:value="40.0593005" calcext:value-type="float">
            <text:p>40.0593005</text:p>
          </table:table-cell>
          <table:table-cell office:value-type="float" office:value="23.850045" calcext:value-type="float">
            <text:p>23.850045</text:p>
          </table:table-cell>
          <table:table-cell office:value-type="float" office:value="0.266537" calcext:value-type="float">
            <text:p>0.266537</text:p>
          </table:table-cell>
          <table:table-cell office:value-type="float" office:value="149.6644013" calcext:value-type="float">
            <text:p>149.6644013</text:p>
          </table:table-cell>
          <table:table-cell office:value-type="float" office:value="75.01090608" calcext:value-type="float">
            <text:p>75.01090608</text:p>
          </table:table-cell>
          <table:table-cell office:value-type="float" office:value="2.448181552" calcext:value-type="float">
            <text:p>2.448181552</text:p>
          </table:table-cell>
          <table:table-cell office:value-type="float" office:value="13.92021674" calcext:value-type="float">
            <text:p>13.92021674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106" calcext:value-type="float">
            <text:p>106</text:p>
          </table:table-cell>
          <table:table-cell office:value-type="float" office:value="3393627.177" calcext:value-type="float">
            <text:p>3393627.177</text:p>
          </table:table-cell>
          <table:table-cell office:value-type="float" office:value="10575.44534" calcext:value-type="float">
            <text:p>10575.44534</text:p>
          </table:table-cell>
          <table:table-cell office:value-type="float" office:value="7650.149246" calcext:value-type="float">
            <text:p>7650.149246</text:p>
          </table:table-cell>
          <table:table-cell office:value-type="float" office:value="5559.512453" calcext:value-type="float">
            <text:p>5559.512453</text:p>
          </table:table-cell>
          <table:table-cell office:value-type="float" office:value="4342120.2" calcext:value-type="float">
            <text:p>4342120.2</text:p>
          </table:table-cell>
          <table:table-cell office:value-type="float" office:value="38665.75" calcext:value-type="float">
            <text:p>38665.75</text:p>
          </table:table-cell>
          <table:table-cell office:value-type="float" office:value="40204.81667" calcext:value-type="float">
            <text:p>40204.81667</text:p>
          </table:table-cell>
          <table:table-cell office:value-type="float" office:value="87.7683008" calcext:value-type="float">
            <text:p>87.7683008</text:p>
          </table:table-cell>
          <table:table-cell office:value-type="float" office:value="2.487609607" calcext:value-type="float">
            <text:p>2.487609607</text:p>
          </table:table-cell>
          <table:table-cell office:value-type="float" office:value="23.92648684" calcext:value-type="float">
            <text:p>23.92648684</text:p>
          </table:table-cell>
          <table:table-cell office:value-type="float" office:value="47.85297368" calcext:value-type="float">
            <text:p>47.85297368</text:p>
          </table:table-cell>
          <table:table-cell office:value-type="float" office:value="22.32885906" calcext:value-type="float">
            <text:p>22.32885906</text:p>
          </table:table-cell>
          <table:table-cell office:value-type="float" office:value="2.930893" calcext:value-type="float">
            <text:p>2.930893</text:p>
          </table:table-cell>
          <table:table-cell office:value-type="float" office:value="1133.215801" calcext:value-type="float">
            <text:p>1133.215801</text:p>
          </table:table-cell>
          <table:table-cell office:value-type="float" office:value="77.79495727" calcext:value-type="float">
            <text:p>77.79495727</text:p>
          </table:table-cell>
          <table:table-cell office:value-type="float" office:value="4.310993639" calcext:value-type="float">
            <text:p>4.310993639</text:p>
          </table:table-cell>
          <table:table-cell office:value-type="float" office:value="15.45043876" calcext:value-type="float">
            <text:p>15.45043876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84" calcext:value-type="float">
            <text:p>84</text:p>
          </table:table-cell>
          <table:table-cell office:value-type="float" office:value="3364227.63" calcext:value-type="float">
            <text:p>3364227.63</text:p>
          </table:table-cell>
          <table:table-cell office:value-type="float" office:value="11988.92182" calcext:value-type="float">
            <text:p>11988.92182</text:p>
          </table:table-cell>
          <table:table-cell office:value-type="float" office:value="4653.859481" calcext:value-type="float">
            <text:p>4653.859481</text:p>
          </table:table-cell>
          <table:table-cell office:value-type="float" office:value="2101.665629" calcext:value-type="float">
            <text:p>2101.665629</text:p>
          </table:table-cell>
          <table:table-cell office:value-type="float" office:value="5148306" calcext:value-type="float">
            <text:p>5148306</text:p>
          </table:table-cell>
          <table:table-cell office:value-type="float" office:value="42305.28333" calcext:value-type="float">
            <text:p>42305.28333</text:p>
          </table:table-cell>
          <table:table-cell office:value-type="float" office:value="47669.5" calcext:value-type="float">
            <text:p>47669.5</text:p>
          </table:table-cell>
          <table:table-cell office:value-type="float" office:value="79.5226356" calcext:value-type="float">
            <text:p>79.5226356</text:p>
          </table:table-cell>
          <table:table-cell office:value-type="float" office:value="11.69429098" calcext:value-type="float">
            <text:p>11.69429098</text:p>
          </table:table-cell>
          <table:table-cell office:value-type="float" office:value="32.38537185" calcext:value-type="float">
            <text:p>32.38537185</text:p>
          </table:table-cell>
          <table:table-cell office:value-type="float" office:value="64.7707437" calcext:value-type="float">
            <text:p>64.7707437</text:p>
          </table:table-cell>
          <table:table-cell office:value-type="float" office:value="44.0699149" calcext:value-type="float">
            <text:p>44.0699149</text:p>
          </table:table-cell>
          <table:table-cell office:value-type="float" office:value="12.885237" calcext:value-type="float">
            <text:p>12.885237</text:p>
          </table:table-cell>
          <table:table-cell office:value-type="float" office:value="5451.120368" calcext:value-type="float">
            <text:p>5451.120368</text:p>
          </table:table-cell>
          <table:table-cell office:value-type="float" office:value="73.64509453" calcext:value-type="float">
            <text:p>73.64509453</text:p>
          </table:table-cell>
          <table:table-cell office:value-type="float" office:value="4.500447724" calcext:value-type="float">
            <text:p>4.500447724</text:p>
          </table:table-cell>
          <table:table-cell office:value-type="float" office:value="23.98826033" calcext:value-type="float">
            <text:p>23.98826033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240" calcext:value-type="float">
            <text:p>240</text:p>
          </table:table-cell>
          <table:table-cell office:value-type="float" office:value="3309353.109" calcext:value-type="float">
            <text:p>3309353.109</text:p>
          </table:table-cell>
          <table:table-cell office:value-type="float" office:value="10051.32115" calcext:value-type="float">
            <text:p>10051.32115</text:p>
          </table:table-cell>
          <table:table-cell office:value-type="float" office:value="8372.708777" calcext:value-type="float">
            <text:p>8372.708777</text:p>
          </table:table-cell>
          <table:table-cell office:value-type="float" office:value="5840.516085" calcext:value-type="float">
            <text:p>5840.516085</text:p>
          </table:table-cell>
          <table:table-cell office:value-type="float" office:value="5913682.2" calcext:value-type="float">
            <text:p>5913682.2</text:p>
          </table:table-cell>
          <table:table-cell office:value-type="float" office:value="50389.35" calcext:value-type="float">
            <text:p>50389.35</text:p>
          </table:table-cell>
          <table:table-cell office:value-type="float" office:value="54756.31667" calcext:value-type="float">
            <text:p>54756.31667</text:p>
          </table:table-cell>
          <table:table-cell office:value-type="float" office:value="65.67564592" calcext:value-type="float">
            <text:p>65.67564592</text:p>
          </table:table-cell>
          <table:table-cell office:value-type="float" office:value="21.41026371" calcext:value-type="float">
            <text:p>21.41026371</text:p>
          </table:table-cell>
          <table:table-cell office:value-type="float" office:value="38.8648272" calcext:value-type="float">
            <text:p>38.8648272</text:p>
          </table:table-cell>
          <table:table-cell office:value-type="float" office:value="77.7296544" calcext:value-type="float">
            <text:p>77.7296544</text:p>
          </table:table-cell>
          <table:table-cell office:value-type="float" office:value="54.78149115" calcext:value-type="float">
            <text:p>54.78149115</text:p>
          </table:table-cell>
          <table:table-cell office:value-type="float" office:value="23.043249" calcext:value-type="float">
            <text:p>23.043249</text:p>
          </table:table-cell>
          <table:table-cell office:value-type="float" office:value="11611.3187" calcext:value-type="float">
            <text:p>11611.3187</text:p>
          </table:table-cell>
          <table:table-cell office:value-type="float" office:value="82.26340364" calcext:value-type="float">
            <text:p>82.26340364</text:p>
          </table:table-cell>
          <table:table-cell office:value-type="float" office:value="1.790042408" calcext:value-type="float">
            <text:p>1.790042408</text:p>
          </table:table-cell>
          <table:table-cell office:value-type="float" office:value="18.13588687" calcext:value-type="float">
            <text:p>18.13588687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17" calcext:value-type="float">
            <text:p>17</text:p>
          </table:table-cell>
          <table:table-cell office:value-type="float" office:value="3252476.928" calcext:value-type="float">
            <text:p>3252476.928</text:p>
          </table:table-cell>
          <table:table-cell office:value-type="float" office:value="10451.47068" calcext:value-type="float">
            <text:p>10451.47068</text:p>
          </table:table-cell>
          <table:table-cell office:value-type="float" office:value="6065.750357" calcext:value-type="float">
            <text:p>6065.750357</text:p>
          </table:table-cell>
          <table:table-cell office:value-type="float" office:value="5220.998439" calcext:value-type="float">
            <text:p>5220.998439</text:p>
          </table:table-cell>
          <table:table-cell office:value-type="float" office:value="5883080.4" calcext:value-type="float">
            <text:p>5883080.4</text:p>
          </table:table-cell>
          <table:table-cell office:value-type="float" office:value="52926.63333" calcext:value-type="float">
            <text:p>52926.63333</text:p>
          </table:table-cell>
          <table:table-cell office:value-type="float" office:value="54472.96667" calcext:value-type="float">
            <text:p>54472.96667</text:p>
          </table:table-cell>
          <table:table-cell office:value-type="float" office:value="61.45255656" calcext:value-type="float">
            <text:p>61.45255656</text:p>
          </table:table-cell>
          <table:table-cell office:value-type="float" office:value="0.53789468" calcext:value-type="float">
            <text:p>0.53789468</text:p>
          </table:table-cell>
          <table:table-cell office:value-type="float" office:value="17.47572753" calcext:value-type="float">
            <text:p>17.47572753</text:p>
          </table:table-cell>
          <table:table-cell office:value-type="float" office:value="37.17498292" calcext:value-type="float">
            <text:p>37.17498292</text:p>
          </table:table-cell>
          <table:table-cell office:value-type="float" office:value="14.38671975" calcext:value-type="float">
            <text:p>14.38671975</text:p>
          </table:table-cell>
          <table:table-cell office:value-type="float" office:value="0.551576" calcext:value-type="float">
            <text:p>0.551576</text:p>
          </table:table-cell>
          <table:table-cell office:value-type="float" office:value="291.8903828" calcext:value-type="float">
            <text:p>291.8903828</text:p>
          </table:table-cell>
          <table:table-cell office:value-type="float" office:value="71.76514032" calcext:value-type="float">
            <text:p>71.76514032</text:p>
          </table:table-cell>
          <table:table-cell office:value-type="float" office:value="4.624477438" calcext:value-type="float">
            <text:p>4.624477438</text:p>
          </table:table-cell>
          <table:table-cell office:value-type="float" office:value="16.19986908" calcext:value-type="float">
            <text:p>16.19986908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119" calcext:value-type="float">
            <text:p>119</text:p>
          </table:table-cell>
          <table:table-cell office:value-type="float" office:value="3245370.829" calcext:value-type="float">
            <text:p>3245370.829</text:p>
          </table:table-cell>
          <table:table-cell office:value-type="float" office:value="9904.163711" calcext:value-type="float">
            <text:p>9904.163711</text:p>
          </table:table-cell>
          <table:table-cell office:value-type="float" office:value="7688.532629" calcext:value-type="float">
            <text:p>7688.532629</text:p>
          </table:table-cell>
          <table:table-cell office:value-type="float" office:value="5932.500575" calcext:value-type="float">
            <text:p>5932.500575</text:p>
          </table:table-cell>
          <table:table-cell office:value-type="float" office:value="3800912.58" calcext:value-type="float">
            <text:p>3800912.58</text:p>
          </table:table-cell>
          <table:table-cell office:value-type="float" office:value="33489.635" calcext:value-type="float">
            <text:p>33489.635</text:p>
          </table:table-cell>
          <table:table-cell office:value-type="float" office:value="35193.635" calcext:value-type="float">
            <text:p>35193.635</text:p>
          </table:table-cell>
          <table:table-cell office:value-type="float" office:value="96.9067244" calcext:value-type="float">
            <text:p>96.9067244</text:p>
          </table:table-cell>
          <table:table-cell office:value-type="float" office:value="2.230326834" calcext:value-type="float">
            <text:p>2.230326834</text:p>
          </table:table-cell>
          <table:table-cell office:value-type="float" office:value="26.33609488" calcext:value-type="float">
            <text:p>26.33609488</text:p>
          </table:table-cell>
          <table:table-cell office:value-type="float" office:value="52.67218976" calcext:value-type="float">
            <text:p>52.67218976</text:p>
          </table:table-cell>
          <table:table-cell office:value-type="float" office:value="35.58824986" calcext:value-type="float">
            <text:p>35.58824986</text:p>
          </table:table-cell>
          <table:table-cell office:value-type="float" office:value="2.570133" calcext:value-type="float">
            <text:p>2.570133</text:p>
          </table:table-cell>
          <table:table-cell office:value-type="float" office:value="860.7171091" calcext:value-type="float">
            <text:p>860.7171091</text:p>
          </table:table-cell>
          <table:table-cell office:value-type="float" office:value="88.94856237" calcext:value-type="float">
            <text:p>88.94856237</text:p>
          </table:table-cell>
          <table:table-cell office:value-type="float" office:value="3.494056131" calcext:value-type="float">
            <text:p>3.494056131</text:p>
          </table:table-cell>
          <table:table-cell office:value-type="float" office:value="16.82022636" calcext:value-type="float">
            <text:p>16.82022636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84" calcext:value-type="float">
            <text:p>84</text:p>
          </table:table-cell>
          <table:table-cell office:value-type="float" office:value="3214079.938" calcext:value-type="float">
            <text:p>3214079.938</text:p>
          </table:table-cell>
          <table:table-cell office:value-type="float" office:value="11349.7738" calcext:value-type="float">
            <text:p>11349.7738</text:p>
          </table:table-cell>
          <table:table-cell office:value-type="float" office:value="4593.77992" calcext:value-type="float">
            <text:p>4593.77992</text:p>
          </table:table-cell>
          <table:table-cell office:value-type="float" office:value="2287.065556" calcext:value-type="float">
            <text:p>2287.065556</text:p>
          </table:table-cell>
          <table:table-cell office:value-type="float" office:value="4956188.4" calcext:value-type="float">
            <text:p>4956188.4</text:p>
          </table:table-cell>
          <table:table-cell office:value-type="float" office:value="41106.83333" calcext:value-type="float">
            <text:p>41106.83333</text:p>
          </table:table-cell>
          <table:table-cell office:value-type="float" office:value="45890.63333" calcext:value-type="float">
            <text:p>45890.63333</text:p>
          </table:table-cell>
          <table:table-cell office:value-type="float" office:value="78.18845865" calcext:value-type="float">
            <text:p>78.18845865</text:p>
          </table:table-cell>
          <table:table-cell office:value-type="float" office:value="12.56610715" calcext:value-type="float">
            <text:p>12.56610715</text:p>
          </table:table-cell>
          <table:table-cell office:value-type="float" office:value="31.69327719" calcext:value-type="float">
            <text:p>31.69327719</text:p>
          </table:table-cell>
          <table:table-cell office:value-type="float" office:value="63.38655439" calcext:value-type="float">
            <text:p>63.38655439</text:p>
          </table:table-cell>
          <table:table-cell office:value-type="float" office:value="44.78689818" calcext:value-type="float">
            <text:p>44.78689818</text:p>
          </table:table-cell>
          <table:table-cell office:value-type="float" office:value="13.789512" calcext:value-type="float">
            <text:p>13.789512</text:p>
          </table:table-cell>
          <table:table-cell office:value-type="float" office:value="5668.426783" calcext:value-type="float">
            <text:p>5668.426783</text:p>
          </table:table-cell>
          <table:table-cell office:value-type="float" office:value="78.44031989" calcext:value-type="float">
            <text:p>78.44031989</text:p>
          </table:table-cell>
          <table:table-cell office:value-type="float" office:value="2.595284715" calcext:value-type="float">
            <text:p>2.595284715</text:p>
          </table:table-cell>
          <table:table-cell office:value-type="float" office:value="24.04299028" calcext:value-type="float">
            <text:p>24.04299028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502" calcext:value-type="float">
            <text:p>502</text:p>
          </table:table-cell>
          <table:table-cell office:value-type="float" office:value="3209368.359" calcext:value-type="float">
            <text:p>3209368.359</text:p>
          </table:table-cell>
          <table:table-cell office:value-type="float" office:value="9816.477581" calcext:value-type="float">
            <text:p>9816.477581</text:p>
          </table:table-cell>
          <table:table-cell office:value-type="float" office:value="7740.549748" calcext:value-type="float">
            <text:p>7740.549748</text:p>
          </table:table-cell>
          <table:table-cell office:value-type="float" office:value="5712.290511" calcext:value-type="float">
            <text:p>5712.290511</text:p>
          </table:table-cell>
          <table:table-cell office:value-type="float" office:value="6774049.8" calcext:value-type="float">
            <text:p>6774049.8</text:p>
          </table:table-cell>
          <table:table-cell office:value-type="float" office:value="57966.95" calcext:value-type="float">
            <text:p>57966.95</text:p>
          </table:table-cell>
          <table:table-cell office:value-type="float" office:value="62722.68333" calcext:value-type="float">
            <text:p>62722.68333</text:p>
          </table:table-cell>
          <table:table-cell office:value-type="float" office:value="55.36548601" calcext:value-type="float">
            <text:p>55.36548601</text:p>
          </table:table-cell>
          <table:table-cell office:value-type="float" office:value="8.406779661" calcext:value-type="float">
            <text:p>8.406779661</text:p>
          </table:table-cell>
          <table:table-cell office:value-type="float" office:value="27.95207078" calcext:value-type="float">
            <text:p>27.95207078</text:p>
          </table:table-cell>
          <table:table-cell office:value-type="float" office:value="55.90414157" calcext:value-type="float">
            <text:p>55.90414157</text:p>
          </table:table-cell>
          <table:table-cell office:value-type="float" office:value="32.471796" calcext:value-type="float">
            <text:p>32.471796</text:p>
          </table:table-cell>
          <table:table-cell office:value-type="float" office:value="9.713884" calcext:value-type="float">
            <text:p>9.713884</text:p>
          </table:table-cell>
          <table:table-cell office:value-type="float" office:value="5630.793589" calcext:value-type="float">
            <text:p>5630.793589</text:p>
          </table:table-cell>
          <table:table-cell office:value-type="float" office:value="78.41523522" calcext:value-type="float">
            <text:p>78.41523522</text:p>
          </table:table-cell>
          <table:table-cell office:value-type="float" office:value="2.687503324" calcext:value-type="float">
            <text:p>2.687503324</text:p>
          </table:table-cell>
          <table:table-cell office:value-type="float" office:value="25.49114276" calcext:value-type="float">
            <text:p>25.49114276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502" calcext:value-type="float">
            <text:p>502</text:p>
          </table:table-cell>
          <table:table-cell office:value-type="float" office:value="3177829.429" calcext:value-type="float">
            <text:p>3177829.429</text:p>
          </table:table-cell>
          <table:table-cell office:value-type="float" office:value="9979.337478" calcext:value-type="float">
            <text:p>9979.337478</text:p>
          </table:table-cell>
          <table:table-cell office:value-type="float" office:value="6883.097186" calcext:value-type="float">
            <text:p>6883.097186</text:p>
          </table:table-cell>
          <table:table-cell office:value-type="float" office:value="5239.21121" calcext:value-type="float">
            <text:p>5239.21121</text:p>
          </table:table-cell>
          <table:table-cell office:value-type="float" office:value="6891894" calcext:value-type="float">
            <text:p>6891894</text:p>
          </table:table-cell>
          <table:table-cell office:value-type="float" office:value="58532.56667" calcext:value-type="float">
            <text:p>58532.56667</text:p>
          </table:table-cell>
          <table:table-cell office:value-type="float" office:value="63813.83333" calcext:value-type="float">
            <text:p>63813.83333</text:p>
          </table:table-cell>
          <table:table-cell office:value-type="float" office:value="54.29164669" calcext:value-type="float">
            <text:p>54.29164669</text:p>
          </table:table-cell>
          <table:table-cell office:value-type="float" office:value="23.62384133" calcext:value-type="float">
            <text:p>23.62384133</text:p>
          </table:table-cell>
          <table:table-cell office:value-type="float" office:value="36.39866711" calcext:value-type="float">
            <text:p>36.39866711</text:p>
          </table:table-cell>
          <table:table-cell office:value-type="float" office:value="72.79733421" calcext:value-type="float">
            <text:p>72.79733421</text:p>
          </table:table-cell>
          <table:table-cell office:value-type="float" office:value="41.23979364" calcext:value-type="float">
            <text:p>41.23979364</text:p>
          </table:table-cell>
          <table:table-cell office:value-type="float" office:value="27.44881" calcext:value-type="float">
            <text:p>27.44881</text:p>
          </table:table-cell>
          <table:table-cell office:value-type="float" office:value="16066.48716" calcext:value-type="float">
            <text:p>16066.48716</text:p>
          </table:table-cell>
          <table:table-cell office:value-type="float" office:value="74.95000606" calcext:value-type="float">
            <text:p>74.95000606</text:p>
          </table:table-cell>
          <table:table-cell office:value-type="float" office:value="3.730616631" calcext:value-type="float">
            <text:p>3.730616631</text:p>
          </table:table-cell>
          <table:table-cell office:value-type="float" office:value="25.20758488" calcext:value-type="float">
            <text:p>25.20758488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float" office:value="3170823.303" calcext:value-type="float">
            <text:p>3170823.303</text:p>
          </table:table-cell>
          <table:table-cell office:value-type="float" office:value="9462.027685" calcext:value-type="float">
            <text:p>9462.027685</text:p>
          </table:table-cell>
          <table:table-cell office:value-type="float" office:value="8056.947217" calcext:value-type="float">
            <text:p>8056.947217</text:p>
          </table:table-cell>
          <table:table-cell office:value-type="float" office:value="6078.920952" calcext:value-type="float">
            <text:p>6078.920952</text:p>
          </table:table-cell>
          <table:table-cell office:value-type="float" office:value="6711208.2" calcext:value-type="float">
            <text:p>6711208.2</text:p>
          </table:table-cell>
          <table:table-cell office:value-type="float" office:value="58548.8" calcext:value-type="float">
            <text:p>58548.8</text:p>
          </table:table-cell>
          <table:table-cell office:value-type="float" office:value="62140.81667" calcext:value-type="float">
            <text:p>62140.81667</text:p>
          </table:table-cell>
          <table:table-cell office:value-type="float" office:value="54.15693068" calcext:value-type="float">
            <text:p>54.15693068</text:p>
          </table:table-cell>
          <table:table-cell office:value-type="float" office:value="4.998635318" calcext:value-type="float">
            <text:p>4.998635318</text:p>
          </table:table-cell>
          <table:table-cell office:value-type="float" office:value="28.24730619" calcext:value-type="float">
            <text:p>28.24730619</text:p>
          </table:table-cell>
          <table:table-cell office:value-type="float" office:value="56.49461238" calcext:value-type="float">
            <text:p>56.49461238</text:p>
          </table:table-cell>
          <table:table-cell office:value-type="float" office:value="28.84913572" calcext:value-type="float">
            <text:p>28.84913572</text:p>
          </table:table-cell>
          <table:table-cell office:value-type="float" office:value="5.958885" calcext:value-type="float">
            <text:p>5.958885</text:p>
          </table:table-cell>
          <table:table-cell office:value-type="float" office:value="3488.805894" calcext:value-type="float">
            <text:p>3488.805894</text:p>
          </table:table-cell>
          <table:table-cell office:value-type="float" office:value="85.17025161" calcext:value-type="float">
            <text:p>85.17025161</text:p>
          </table:table-cell>
          <table:table-cell office:value-type="float" office:value="3.875073268" calcext:value-type="float">
            <text:p>3.875073268</text:p>
          </table:table-cell>
          <table:table-cell office:value-type="float" office:value="17.4602096" calcext:value-type="float">
            <text:p>17.4602096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17" calcext:value-type="float">
            <text:p>17</text:p>
          </table:table-cell>
          <table:table-cell office:value-type="float" office:value="3169521.248" calcext:value-type="float">
            <text:p>3169521.248</text:p>
          </table:table-cell>
          <table:table-cell office:value-type="float" office:value="10187.12461" calcext:value-type="float">
            <text:p>10187.12461</text:p>
          </table:table-cell>
          <table:table-cell office:value-type="float" office:value="5897.537721" calcext:value-type="float">
            <text:p>5897.537721</text:p>
          </table:table-cell>
          <table:table-cell office:value-type="float" office:value="5224.552604" calcext:value-type="float">
            <text:p>5224.552604</text:p>
          </table:table-cell>
          <table:table-cell office:value-type="float" office:value="5981394.6" calcext:value-type="float">
            <text:p>5981394.6</text:p>
          </table:table-cell>
          <table:table-cell office:value-type="float" office:value="53878.55" calcext:value-type="float">
            <text:p>53878.55</text:p>
          </table:table-cell>
          <table:table-cell office:value-type="float" office:value="55383.28333" calcext:value-type="float">
            <text:p>55383.28333</text:p>
          </table:table-cell>
          <table:table-cell office:value-type="float" office:value="58.82714452" calcext:value-type="float">
            <text:p>58.82714452</text:p>
          </table:table-cell>
          <table:table-cell office:value-type="float" office:value="4.026520052" calcext:value-type="float">
            <text:p>4.026520052</text:p>
          </table:table-cell>
          <table:table-cell office:value-type="float" office:value="21.99628912" calcext:value-type="float">
            <text:p>21.99628912</text:p>
          </table:table-cell>
          <table:table-cell office:value-type="float" office:value="46.79319054" calcext:value-type="float">
            <text:p>46.79319054</text:p>
          </table:table-cell>
          <table:table-cell office:value-type="float" office:value="24.62647105" calcext:value-type="float">
            <text:p>24.62647105</text:p>
          </table:table-cell>
          <table:table-cell office:value-type="float" office:value="4.69694" calcext:value-type="float">
            <text:p>4.69694</text:p>
          </table:table-cell>
          <table:table-cell office:value-type="float" office:value="2530.621615" calcext:value-type="float">
            <text:p>2530.621615</text:p>
          </table:table-cell>
          <table:table-cell office:value-type="float" office:value="74.01253109" calcext:value-type="float">
            <text:p>74.01253109</text:p>
          </table:table-cell>
          <table:table-cell office:value-type="float" office:value="3.988704924" calcext:value-type="float">
            <text:p>3.988704924</text:p>
          </table:table-cell>
          <table:table-cell office:value-type="float" office:value="15.93800508" calcext:value-type="float">
            <text:p>15.93800508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015/050</text:p>
          </table:table-cell>
          <table:table-cell office:value-type="float" office:value="3163479.124" calcext:value-type="float">
            <text:p>3163479.124</text:p>
          </table:table-cell>
          <table:table-cell office:value-type="float" office:value="9510.202349" calcext:value-type="float">
            <text:p>9510.202349</text:p>
          </table:table-cell>
          <table:table-cell office:value-type="float" office:value="7559.238183" calcext:value-type="float">
            <text:p>7559.238183</text:p>
          </table:table-cell>
          <table:table-cell office:value-type="float" office:value="6352.5154" calcext:value-type="float">
            <text:p>6352.5154</text:p>
          </table:table-cell>
          <table:table-cell office:value-type="float" office:value="6216281.64" calcext:value-type="float">
            <text:p>6216281.64</text:p>
          </table:table-cell>
          <table:table-cell office:value-type="float" office:value="55901.08" calcext:value-type="float">
            <text:p>55901.08</text:p>
          </table:table-cell>
          <table:table-cell office:value-type="float" office:value="57558.16333" calcext:value-type="float">
            <text:p>57558.16333</text:p>
          </table:table-cell>
          <table:table-cell office:value-type="float" office:value="56.59066201" calcext:value-type="float">
            <text:p>56.59066201</text:p>
          </table:table-cell>
          <table:table-cell office:value-type="float" office:value="2.556195175" calcext:value-type="float">
            <text:p>2.556195175</text:p>
          </table:table-cell>
          <table:table-cell office:value-type="float" office:value="17.37726223" calcext:value-type="float">
            <text:p>17.37726223</text:p>
          </table:table-cell>
          <table:table-cell office:value-type="float" office:value="34.75452447" calcext:value-type="float">
            <text:p>34.75452447</text:p>
          </table:table-cell>
          <table:table-cell office:value-type="float" office:value="20.77934399" calcext:value-type="float">
            <text:p>20.77934399</text:p>
          </table:table-cell>
          <table:table-cell office:value-type="float" office:value="3.11415" calcext:value-type="float">
            <text:p>3.11415</text:p>
          </table:table-cell>
          <table:table-cell office:value-type="float" office:value="1740.815532" calcext:value-type="float">
            <text:p>1740.815532</text:p>
          </table:table-cell>
          <table:table-cell office:value-type="float" office:value="77.89147517" calcext:value-type="float">
            <text:p>77.89147517</text:p>
          </table:table-cell>
          <table:table-cell office:value-type="float" office:value="0.980024809" calcext:value-type="float">
            <text:p>0.980024809</text:p>
          </table:table-cell>
          <table:table-cell office:value-type="float" office:value="15.62177505" calcext:value-type="float">
            <text:p>15.62177505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R2</text:p>
          </table:table-cell>
          <table:table-cell office:value-type="float" office:value="3142162.662" calcext:value-type="float">
            <text:p>3142162.662</text:p>
          </table:table-cell>
          <table:table-cell office:value-type="float" office:value="9866.831244" calcext:value-type="float">
            <text:p>9866.831244</text:p>
          </table:table-cell>
          <table:table-cell office:value-type="float" office:value="6813.946373" calcext:value-type="float">
            <text:p>6813.946373</text:p>
          </table:table-cell>
          <table:table-cell office:value-type="float" office:value="5176.82958" calcext:value-type="float">
            <text:p>5176.82958</text:p>
          </table:table-cell>
          <table:table-cell office:value-type="float" office:value="7058784.6" calcext:value-type="float">
            <text:p>7058784.6</text:p>
          </table:table-cell>
          <table:table-cell office:value-type="float" office:value="62865.93333" calcext:value-type="float">
            <text:p>62865.93333</text:p>
          </table:table-cell>
          <table:table-cell office:value-type="float" office:value="65359.11667" calcext:value-type="float">
            <text:p>65359.11667</text:p>
          </table:table-cell>
          <table:table-cell office:value-type="float" office:value="49.98196154" calcext:value-type="float">
            <text:p>49.98196154</text:p>
          </table:table-cell>
          <table:table-cell office:value-type="float" office:value="3.55671221" calcext:value-type="float">
            <text:p>3.55671221</text:p>
          </table:table-cell>
          <table:table-cell office:value-type="float" office:value="23.9769908" calcext:value-type="float">
            <text:p>23.9769908</text:p>
          </table:table-cell>
          <table:table-cell office:value-type="float" office:value="47.95398159" calcext:value-type="float">
            <text:p>47.95398159</text:p>
          </table:table-cell>
          <table:table-cell office:value-type="float" office:value="28.57581289" calcext:value-type="float">
            <text:p>28.57581289</text:p>
          </table:table-cell>
          <table:table-cell office:value-type="float" office:value="3.768784" calcext:value-type="float">
            <text:p>3.768784</text:p>
          </table:table-cell>
          <table:table-cell office:value-type="float" office:value="2369.22843" calcext:value-type="float">
            <text:p>2369.22843</text:p>
          </table:table-cell>
          <table:table-cell office:value-type="float" office:value="83.97494845" calcext:value-type="float">
            <text:p>83.97494845</text:p>
          </table:table-cell>
          <table:table-cell office:value-type="float" office:value="1.441257146" calcext:value-type="float">
            <text:p>1.441257146</text:p>
          </table:table-cell>
          <table:table-cell office:value-type="float" office:value="16.60424825" calcext:value-type="float">
            <text:p>16.60424825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00" calcext:value-type="float">
            <text:p>100</text:p>
          </table:table-cell>
          <table:table-cell office:value-type="float" office:value="3135366.073" calcext:value-type="float">
            <text:p>3135366.073</text:p>
          </table:table-cell>
          <table:table-cell office:value-type="float" office:value="9532.332009" calcext:value-type="float">
            <text:p>9532.332009</text:p>
          </table:table-cell>
          <table:table-cell office:value-type="float" office:value="7158.930806" calcext:value-type="float">
            <text:p>7158.930806</text:p>
          </table:table-cell>
          <table:table-cell office:value-type="float" office:value="5975.586075" calcext:value-type="float">
            <text:p>5975.586075</text:p>
          </table:table-cell>
          <table:table-cell office:value-type="float" office:value="7619749.2" calcext:value-type="float">
            <text:p>7619749.2</text:p>
          </table:table-cell>
          <table:table-cell office:value-type="float" office:value="67989.35" calcext:value-type="float">
            <text:p>67989.35</text:p>
          </table:table-cell>
          <table:table-cell office:value-type="float" office:value="70553.23333" calcext:value-type="float">
            <text:p>70553.23333</text:p>
          </table:table-cell>
          <table:table-cell office:value-type="float" office:value="46.11554711" calcext:value-type="float">
            <text:p>46.11554711</text:p>
          </table:table-cell>
          <table:table-cell office:value-type="float" office:value="5.116461659" calcext:value-type="float">
            <text:p>5.116461659</text:p>
          </table:table-cell>
          <table:table-cell office:value-type="float" office:value="30.06187691" calcext:value-type="float">
            <text:p>30.06187691</text:p>
          </table:table-cell>
          <table:table-cell office:value-type="float" office:value="60.12375383" calcext:value-type="float">
            <text:p>60.12375383</text:p>
          </table:table-cell>
          <table:table-cell office:value-type="float" office:value="36.83705163" calcext:value-type="float">
            <text:p>36.83705163</text:p>
          </table:table-cell>
          <table:table-cell office:value-type="float" office:value="5.843413" calcext:value-type="float">
            <text:p>5.843413</text:p>
          </table:table-cell>
          <table:table-cell office:value-type="float" office:value="3972.889678" calcext:value-type="float">
            <text:p>3972.889678</text:p>
          </table:table-cell>
          <table:table-cell office:value-type="float" office:value="85.21906561" calcext:value-type="float">
            <text:p>85.21906561</text:p>
          </table:table-cell>
          <table:table-cell office:value-type="float" office:value="3.760870061" calcext:value-type="float">
            <text:p>3.760870061</text:p>
          </table:table-cell>
          <table:table-cell office:value-type="float" office:value="24.38181677" calcext:value-type="float">
            <text:p>24.38181677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string" calcext:value-type="string">
            <text:p>R2</text:p>
          </table:table-cell>
          <table:table-cell office:value-type="float" office:value="3132047.302" calcext:value-type="float">
            <text:p>3132047.302</text:p>
          </table:table-cell>
          <table:table-cell office:value-type="float" office:value="9794.570174" calcext:value-type="float">
            <text:p>9794.570174</text:p>
          </table:table-cell>
          <table:table-cell office:value-type="float" office:value="6846.42659" calcext:value-type="float">
            <text:p>6846.42659</text:p>
          </table:table-cell>
          <table:table-cell office:value-type="float" office:value="5383.504035" calcext:value-type="float">
            <text:p>5383.504035</text:p>
          </table:table-cell>
          <table:table-cell office:value-type="float" office:value="7074270" calcext:value-type="float">
            <text:p>7074270</text:p>
          </table:table-cell>
          <table:table-cell office:value-type="float" office:value="62769.5" calcext:value-type="float">
            <text:p>62769.5</text:p>
          </table:table-cell>
          <table:table-cell office:value-type="float" office:value="65502.5" calcext:value-type="float">
            <text:p>65502.5</text:p>
          </table:table-cell>
          <table:table-cell office:value-type="float" office:value="49.89759838" calcext:value-type="float">
            <text:p>49.89759838</text:p>
          </table:table-cell>
          <table:table-cell office:value-type="float" office:value="2.781378267" calcext:value-type="float">
            <text:p>2.781378267</text:p>
          </table:table-cell>
          <table:table-cell office:value-type="float" office:value="23.78753402" calcext:value-type="float">
            <text:p>23.78753402</text:p>
          </table:table-cell>
          <table:table-cell office:value-type="float" office:value="47.57506805" calcext:value-type="float">
            <text:p>47.57506805</text:p>
          </table:table-cell>
          <table:table-cell office:value-type="float" office:value="28.3256455" calcext:value-type="float">
            <text:p>28.3256455</text:p>
          </table:table-cell>
          <table:table-cell office:value-type="float" office:value="2.961091" calcext:value-type="float">
            <text:p>2.961091</text:p>
          </table:table-cell>
          <table:table-cell office:value-type="float" office:value="1858.604895" calcext:value-type="float">
            <text:p>1858.604895</text:p>
          </table:table-cell>
          <table:table-cell office:value-type="float" office:value="87.53039572" calcext:value-type="float">
            <text:p>87.53039572</text:p>
          </table:table-cell>
          <table:table-cell office:value-type="float" office:value="0.78604915" calcext:value-type="float">
            <text:p>0.78604915</text:p>
          </table:table-cell>
          <table:table-cell office:value-type="float" office:value="16.25508516" calcext:value-type="float">
            <text:p>16.25508516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3051087.031" calcext:value-type="float">
            <text:p>3051087.031</text:p>
          </table:table-cell>
          <table:table-cell office:value-type="float" office:value="8912.07226" calcext:value-type="float">
            <text:p>8912.07226</text:p>
          </table:table-cell>
          <table:table-cell office:value-type="float" office:value="8215.374367" calcext:value-type="float">
            <text:p>8215.374367</text:p>
          </table:table-cell>
          <table:table-cell office:value-type="float" office:value="6241.248819" calcext:value-type="float">
            <text:p>6241.248819</text:p>
          </table:table-cell>
          <table:table-cell office:value-type="float" office:value="8275104" calcext:value-type="float">
            <text:p>8275104</text:p>
          </table:table-cell>
          <table:table-cell office:value-type="float" office:value="71539.3" calcext:value-type="float">
            <text:p>71539.3</text:p>
          </table:table-cell>
          <table:table-cell office:value-type="float" office:value="76621.33333" calcext:value-type="float">
            <text:p>76621.33333</text:p>
          </table:table-cell>
          <table:table-cell office:value-type="float" office:value="42.64910379" calcext:value-type="float">
            <text:p>42.64910379</text:p>
          </table:table-cell>
          <table:table-cell office:value-type="float" office:value="2.519405341" calcext:value-type="float">
            <text:p>2.519405341</text:p>
          </table:table-cell>
          <table:table-cell office:value-type="float" office:value="25.26840839" calcext:value-type="float">
            <text:p>25.26840839</text:p>
          </table:table-cell>
          <table:table-cell office:value-type="float" office:value="53.76119156" calcext:value-type="float">
            <text:p>53.76119156</text:p>
          </table:table-cell>
          <table:table-cell office:value-type="float" office:value="29.33856294" calcext:value-type="float">
            <text:p>29.33856294</text:p>
          </table:table-cell>
          <table:table-cell office:value-type="float" office:value="2.789068" calcext:value-type="float">
            <text:p>2.789068</text:p>
          </table:table-cell>
          <table:table-cell office:value-type="float" office:value="1995.231077" calcext:value-type="float">
            <text:p>1995.231077</text:p>
          </table:table-cell>
          <table:table-cell office:value-type="float" office:value="74.59296002" calcext:value-type="float">
            <text:p>74.59296002</text:p>
          </table:table-cell>
          <table:table-cell office:value-type="float" office:value="1.561604356" calcext:value-type="float">
            <text:p>1.561604356</text:p>
          </table:table-cell>
          <table:table-cell office:value-type="float" office:value="17.30755522" calcext:value-type="float">
            <text:p>17.30755522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323" calcext:value-type="float">
            <text:p>323</text:p>
          </table:table-cell>
          <table:table-cell office:value-type="float" office:value="3008813.59" calcext:value-type="float">
            <text:p>3008813.59</text:p>
          </table:table-cell>
          <table:table-cell office:value-type="float" office:value="9201.074246" calcext:value-type="float">
            <text:p>9201.074246</text:p>
          </table:table-cell>
          <table:table-cell office:value-type="float" office:value="6660.427287" calcext:value-type="float">
            <text:p>6660.427287</text:p>
          </table:table-cell>
          <table:table-cell office:value-type="float" office:value="5791.48717" calcext:value-type="float">
            <text:p>5791.48717</text:p>
          </table:table-cell>
          <table:table-cell office:value-type="float" office:value="3106135.8" calcext:value-type="float">
            <text:p>3106135.8</text:p>
          </table:table-cell>
          <table:table-cell office:value-type="float" office:value="27419.78333" calcext:value-type="float">
            <text:p>27419.78333</text:p>
          </table:table-cell>
          <table:table-cell office:value-type="float" office:value="28760.51667" calcext:value-type="float">
            <text:p>28760.51667</text:p>
          </table:table-cell>
          <table:table-cell office:value-type="float" office:value="109.7314867" calcext:value-type="float">
            <text:p>109.7314867</text:p>
          </table:table-cell>
          <table:table-cell office:value-type="float" office:value="40.00308071" calcext:value-type="float">
            <text:p>40.00308071</text:p>
          </table:table-cell>
          <table:table-cell office:value-type="float" office:value="44.27456753" calcext:value-type="float">
            <text:p>44.27456753</text:p>
          </table:table-cell>
          <table:table-cell office:value-type="float" office:value="88.54913505" calcext:value-type="float">
            <text:p>88.54913505</text:p>
          </table:table-cell>
          <table:table-cell office:value-type="float" office:value="53.1145118" calcext:value-type="float">
            <text:p>53.1145118</text:p>
          </table:table-cell>
          <table:table-cell office:value-type="float" office:value="42.489711" calcext:value-type="float">
            <text:p>42.489711</text:p>
          </table:table-cell>
          <table:table-cell office:value-type="float" office:value="11650.58368" calcext:value-type="float">
            <text:p>11650.58368</text:p>
          </table:table-cell>
          <table:table-cell office:value-type="float" office:value="78.17254076" calcext:value-type="float">
            <text:p>78.17254076</text:p>
          </table:table-cell>
          <table:table-cell office:value-type="float" office:value="2.013920185" calcext:value-type="float">
            <text:p>2.013920185</text:p>
          </table:table-cell>
          <table:table-cell office:value-type="float" office:value="20.52504322" calcext:value-type="float">
            <text:p>20.52504322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3" calcext:value-type="float">
            <text:p>323</text:p>
          </table:table-cell>
          <table:table-cell office:value-type="float" office:value="2944420.02" calcext:value-type="float">
            <text:p>2944420.02</text:p>
          </table:table-cell>
          <table:table-cell office:value-type="float" office:value="8719.04884" calcext:value-type="float">
            <text:p>8719.04884</text:p>
          </table:table-cell>
          <table:table-cell office:value-type="float" office:value="7197.55855" calcext:value-type="float">
            <text:p>7197.55855</text:p>
          </table:table-cell>
          <table:table-cell office:value-type="float" office:value="6155.898649" calcext:value-type="float">
            <text:p>6155.898649</text:p>
          </table:table-cell>
          <table:table-cell office:value-type="float" office:value="5049847.8" calcext:value-type="float">
            <text:p>5049847.8</text:p>
          </table:table-cell>
          <table:table-cell office:value-type="float" office:value="45359.58333" calcext:value-type="float">
            <text:p>45359.58333</text:p>
          </table:table-cell>
          <table:table-cell office:value-type="float" office:value="46757.85" calcext:value-type="float">
            <text:p>46757.85</text:p>
          </table:table-cell>
          <table:table-cell office:value-type="float" office:value="64.91285421" calcext:value-type="float">
            <text:p>64.91285421</text:p>
          </table:table-cell>
          <table:table-cell office:value-type="float" office:value="24.35500516" calcext:value-type="float">
            <text:p>24.35500516</text:p>
          </table:table-cell>
          <table:table-cell office:value-type="float" office:value="38.5290715" calcext:value-type="float">
            <text:p>38.5290715</text:p>
          </table:table-cell>
          <table:table-cell office:value-type="float" office:value="77.05814299" calcext:value-type="float">
            <text:p>77.05814299</text:p>
          </table:table-cell>
          <table:table-cell office:value-type="float" office:value="46.15572661" calcext:value-type="float">
            <text:p>46.15572661</text:p>
          </table:table-cell>
          <table:table-cell office:value-type="float" office:value="25.95895" calcext:value-type="float">
            <text:p>25.95895</text:p>
          </table:table-cell>
          <table:table-cell office:value-type="float" office:value="11774.84888" calcext:value-type="float">
            <text:p>11774.84888</text:p>
          </table:table-cell>
          <table:table-cell office:value-type="float" office:value="85.36957633" calcext:value-type="float">
            <text:p>85.36957633</text:p>
          </table:table-cell>
          <table:table-cell office:value-type="float" office:value="2.047625305" calcext:value-type="float">
            <text:p>2.047625305</text:p>
          </table:table-cell>
          <table:table-cell office:value-type="float" office:value="20.68151066" calcext:value-type="float">
            <text:p>20.68151066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321" calcext:value-type="float">
            <text:p>321</text:p>
          </table:table-cell>
          <table:table-cell office:value-type="float" office:value="2921440.628" calcext:value-type="float">
            <text:p>2921440.628</text:p>
          </table:table-cell>
          <table:table-cell office:value-type="float" office:value="8801.841925" calcext:value-type="float">
            <text:p>8801.841925</text:p>
          </table:table-cell>
          <table:table-cell office:value-type="float" office:value="6744.578752" calcext:value-type="float">
            <text:p>6744.578752</text:p>
          </table:table-cell>
          <table:table-cell office:value-type="float" office:value="6014.777531" calcext:value-type="float">
            <text:p>6014.777531</text:p>
          </table:table-cell>
          <table:table-cell office:value-type="float" office:value="5909137.2" calcext:value-type="float">
            <text:p>5909137.2</text:p>
          </table:table-cell>
          <table:table-cell office:value-type="float" office:value="52347.15" calcext:value-type="float">
            <text:p>52347.15</text:p>
          </table:table-cell>
          <table:table-cell office:value-type="float" office:value="54714.23333" calcext:value-type="float">
            <text:p>54714.23333</text:p>
          </table:table-cell>
          <table:table-cell office:value-type="float" office:value="55.80897199" calcext:value-type="float">
            <text:p>55.80897199</text:p>
          </table:table-cell>
          <table:table-cell office:value-type="float" office:value="9.445401749" calcext:value-type="float">
            <text:p>9.445401749</text:p>
          </table:table-cell>
          <table:table-cell office:value-type="float" office:value="32.09965288" calcext:value-type="float">
            <text:p>32.09965288</text:p>
          </table:table-cell>
          <table:table-cell office:value-type="float" office:value="64.19930576" calcext:value-type="float">
            <text:p>64.19930576</text:p>
          </table:table-cell>
          <table:table-cell office:value-type="float" office:value="35.5854373" calcext:value-type="float">
            <text:p>35.5854373</text:p>
          </table:table-cell>
          <table:table-cell office:value-type="float" office:value="9.529654" calcext:value-type="float">
            <text:p>9.529654</text:p>
          </table:table-cell>
          <table:table-cell office:value-type="float" office:value="4988.474006" calcext:value-type="float">
            <text:p>4988.474006</text:p>
          </table:table-cell>
          <table:table-cell office:value-type="float" office:value="76.31581324" calcext:value-type="float">
            <text:p>76.31581324</text:p>
          </table:table-cell>
          <table:table-cell office:value-type="float" office:value="2.257460011" calcext:value-type="float">
            <text:p>2.257460011</text:p>
          </table:table-cell>
          <table:table-cell office:value-type="float" office:value="26.0216766" calcext:value-type="float">
            <text:p>26.0216766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335" calcext:value-type="float">
            <text:p>335</text:p>
          </table:table-cell>
          <table:table-cell office:value-type="float" office:value="2878772.735" calcext:value-type="float">
            <text:p>2878772.735</text:p>
          </table:table-cell>
          <table:table-cell office:value-type="float" office:value="9303.019952" calcext:value-type="float">
            <text:p>9303.019952</text:p>
          </table:table-cell>
          <table:table-cell office:value-type="float" office:value="5559.438759" calcext:value-type="float">
            <text:p>5559.438759</text:p>
          </table:table-cell>
          <table:table-cell office:value-type="float" office:value="4295.658581" calcext:value-type="float">
            <text:p>4295.658581</text:p>
          </table:table-cell>
          <table:table-cell office:value-type="float" office:value="4246788.6" calcext:value-type="float">
            <text:p>4246788.6</text:p>
          </table:table-cell>
          <table:table-cell office:value-type="float" office:value="37842.78333" calcext:value-type="float">
            <text:p>37842.78333</text:p>
          </table:table-cell>
          <table:table-cell office:value-type="float" office:value="39322.11667" calcext:value-type="float">
            <text:p>39322.11667</text:p>
          </table:table-cell>
          <table:table-cell office:value-type="float" office:value="76.07190807" calcext:value-type="float">
            <text:p>76.07190807</text:p>
          </table:table-cell>
          <table:table-cell office:value-type="float" office:value="8.773371687" calcext:value-type="float">
            <text:p>8.773371687</text:p>
          </table:table-cell>
          <table:table-cell office:value-type="float" office:value="31.57704124" calcext:value-type="float">
            <text:p>31.57704124</text:p>
          </table:table-cell>
          <table:table-cell office:value-type="float" office:value="63.15408248" calcext:value-type="float">
            <text:p>63.15408248</text:p>
          </table:table-cell>
          <table:table-cell office:value-type="float" office:value="32.432045" calcext:value-type="float">
            <text:p>32.432045</text:p>
          </table:table-cell>
          <table:table-cell office:value-type="float" office:value="11.291348" calcext:value-type="float">
            <text:p>11.291348</text:p>
          </table:table-cell>
          <table:table-cell office:value-type="float" office:value="4272.942195" calcext:value-type="float">
            <text:p>4272.942195</text:p>
          </table:table-cell>
          <table:table-cell office:value-type="float" office:value="78.64179676" calcext:value-type="float">
            <text:p>78.64179676</text:p>
          </table:table-cell>
          <table:table-cell office:value-type="float" office:value="2.350471316" calcext:value-type="float">
            <text:p>2.350471316</text:p>
          </table:table-cell>
          <table:table-cell office:value-type="float" office:value="21.84310252" calcext:value-type="float">
            <text:p>21.84310252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123" calcext:value-type="float">
            <text:p>123</text:p>
          </table:table-cell>
          <table:table-cell office:value-type="float" office:value="2842842.331" calcext:value-type="float">
            <text:p>2842842.331</text:p>
          </table:table-cell>
          <table:table-cell office:value-type="float" office:value="9027.496739" calcext:value-type="float">
            <text:p>9027.496739</text:p>
          </table:table-cell>
          <table:table-cell office:value-type="float" office:value="5594.560676" calcext:value-type="float">
            <text:p>5594.560676</text:p>
          </table:table-cell>
          <table:table-cell office:value-type="float" office:value="4775.656907" calcext:value-type="float">
            <text:p>4775.656907</text:p>
          </table:table-cell>
          <table:table-cell office:value-type="float" office:value="4492465.2" calcext:value-type="float">
            <text:p>4492465.2</text:p>
          </table:table-cell>
          <table:table-cell office:value-type="float" office:value="38958.61667" calcext:value-type="float">
            <text:p>38958.61667</text:p>
          </table:table-cell>
          <table:table-cell office:value-type="float" office:value="41596.9" calcext:value-type="float">
            <text:p>41596.9</text:p>
          </table:table-cell>
          <table:table-cell office:value-type="float" office:value="72.97082326" calcext:value-type="float">
            <text:p>72.97082326</text:p>
          </table:table-cell>
          <table:table-cell office:value-type="float" office:value="9.961066187" calcext:value-type="float">
            <text:p>9.961066187</text:p>
          </table:table-cell>
          <table:table-cell office:value-type="float" office:value="30.80658355" calcext:value-type="float">
            <text:p>30.80658355</text:p>
          </table:table-cell>
          <table:table-cell office:value-type="float" office:value="61.6131671" calcext:value-type="float">
            <text:p>61.6131671</text:p>
          </table:table-cell>
          <table:table-cell office:value-type="float" office:value="31.50930843" calcext:value-type="float">
            <text:p>31.50930843</text:p>
          </table:table-cell>
          <table:table-cell office:value-type="float" office:value="11.537068" calcext:value-type="float">
            <text:p>11.537068</text:p>
          </table:table-cell>
          <table:table-cell office:value-type="float" office:value="4494.655605" calcext:value-type="float">
            <text:p>4494.655605</text:p>
          </table:table-cell>
          <table:table-cell office:value-type="float" office:value="87.68738226" calcext:value-type="float">
            <text:p>87.68738226</text:p>
          </table:table-cell>
          <table:table-cell office:value-type="float" office:value="1.456028101" calcext:value-type="float">
            <text:p>1.456028101</text:p>
          </table:table-cell>
          <table:table-cell office:value-type="float" office:value="21.03081926" calcext:value-type="float">
            <text:p>21.03081926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0" calcext:value-type="float">
            <text:p>410</text:p>
          </table:table-cell>
          <table:table-cell office:value-type="float" office:value="2828524.814" calcext:value-type="float">
            <text:p>2828524.814</text:p>
          </table:table-cell>
          <table:table-cell office:value-type="float" office:value="8641.998234" calcext:value-type="float">
            <text:p>8641.998234</text:p>
          </table:table-cell>
          <table:table-cell office:value-type="float" office:value="6438.331921" calcext:value-type="float">
            <text:p>6438.331921</text:p>
          </table:table-cell>
          <table:table-cell office:value-type="float" office:value="5235.322537" calcext:value-type="float">
            <text:p>5235.322537</text:p>
          </table:table-cell>
          <table:table-cell office:value-type="float" office:value="6959053.8" calcext:value-type="float">
            <text:p>6959053.8</text:p>
          </table:table-cell>
          <table:table-cell office:value-type="float" office:value="63388.15" calcext:value-type="float">
            <text:p>63388.15</text:p>
          </table:table-cell>
          <table:table-cell office:value-type="float" office:value="64435.68333" calcext:value-type="float">
            <text:p>64435.68333</text:p>
          </table:table-cell>
          <table:table-cell office:value-type="float" office:value="44.62229634" calcext:value-type="float">
            <text:p>44.62229634</text:p>
          </table:table-cell>
          <table:table-cell office:value-type="float" office:value="6.90714137" calcext:value-type="float">
            <text:p>6.90714137</text:p>
          </table:table-cell>
          <table:table-cell office:value-type="float" office:value="31.00287931" calcext:value-type="float">
            <text:p>31.00287931</text:p>
          </table:table-cell>
          <table:table-cell office:value-type="float" office:value="62.00575862" calcext:value-type="float">
            <text:p>62.00575862</text:p>
          </table:table-cell>
          <table:table-cell office:value-type="float" office:value="39.38501001" calcext:value-type="float">
            <text:p>39.38501001</text:p>
          </table:table-cell>
          <table:table-cell office:value-type="float" office:value="8.372353" calcext:value-type="float">
            <text:p>8.372353</text:p>
          </table:table-cell>
          <table:table-cell office:value-type="float" office:value="5307.046082" calcext:value-type="float">
            <text:p>5307.046082</text:p>
          </table:table-cell>
          <table:table-cell office:value-type="float" office:value="76.38098655" calcext:value-type="float">
            <text:p>76.38098655</text:p>
          </table:table-cell>
          <table:table-cell office:value-type="float" office:value="3.035748124" calcext:value-type="float">
            <text:p>3.035748124</text:p>
          </table:table-cell>
          <table:table-cell office:value-type="float" office:value="28.1080676" calcext:value-type="float">
            <text:p>28.1080676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811072.384" calcext:value-type="float">
            <text:p>2811072.384</text:p>
          </table:table-cell>
          <table:table-cell office:value-type="float" office:value="8276.22444" calcext:value-type="float">
            <text:p>8276.22444</text:p>
          </table:table-cell>
          <table:table-cell office:value-type="float" office:value="7320.705835" calcext:value-type="float">
            <text:p>7320.705835</text:p>
          </table:table-cell>
          <table:table-cell office:value-type="float" office:value="5694.570095" calcext:value-type="float">
            <text:p>5694.570095</text:p>
          </table:table-cell>
          <table:table-cell office:value-type="float" office:value="5458269.6" calcext:value-type="float">
            <text:p>5458269.6</text:p>
          </table:table-cell>
          <table:table-cell office:value-type="float" office:value="48943.6" calcext:value-type="float">
            <text:p>48943.6</text:p>
          </table:table-cell>
          <table:table-cell office:value-type="float" office:value="50539.53333" calcext:value-type="float">
            <text:p>50539.53333</text:p>
          </table:table-cell>
          <table:table-cell office:value-type="float" office:value="57.43493294" calcext:value-type="float">
            <text:p>57.43493294</text:p>
          </table:table-cell>
          <table:table-cell office:value-type="float" office:value="0.693512304" calcext:value-type="float">
            <text:p>0.693512304</text:p>
          </table:table-cell>
          <table:table-cell office:value-type="float" office:value="25.15324733" calcext:value-type="float">
            <text:p>25.15324733</text:p>
          </table:table-cell>
          <table:table-cell office:value-type="float" office:value="35.93321047" calcext:value-type="float">
            <text:p>35.93321047</text:p>
          </table:table-cell>
          <table:table-cell office:value-type="float" office:value="25.19443514" calcext:value-type="float">
            <text:p>25.19443514</text:p>
          </table:table-cell>
          <table:table-cell office:value-type="float" office:value="0.912498" calcext:value-type="float">
            <text:p>0.912498</text:p>
          </table:table-cell>
          <table:table-cell office:value-type="float" office:value="446.5614064" calcext:value-type="float">
            <text:p>446.5614064</text:p>
          </table:table-cell>
          <table:table-cell office:value-type="float" office:value="77.7543694" calcext:value-type="float">
            <text:p>77.7543694</text:p>
          </table:table-cell>
          <table:table-cell office:value-type="float" office:value="1.815606841" calcext:value-type="float">
            <text:p>1.815606841</text:p>
          </table:table-cell>
          <table:table-cell office:value-type="float" office:value="14.35875028" calcext:value-type="float">
            <text:p>14.35875028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4" calcext:value-type="float">
            <text:p>14</text:p>
          </table:table-cell>
          <table:table-cell office:value-type="float" office:value="2810509.45" calcext:value-type="float">
            <text:p>2810509.45</text:p>
          </table:table-cell>
          <table:table-cell office:value-type="float" office:value="7804.355529" calcext:value-type="float">
            <text:p>7804.355529</text:p>
          </table:table-cell>
          <table:table-cell office:value-type="float" office:value="8746.001147" calcext:value-type="float">
            <text:p>8746.001147</text:p>
          </table:table-cell>
          <table:table-cell office:value-type="float" office:value="6400.389555" calcext:value-type="float">
            <text:p>6400.389555</text:p>
          </table:table-cell>
          <table:table-cell office:value-type="float" office:value="9219387.6" calcext:value-type="float">
            <text:p>9219387.6</text:p>
          </table:table-cell>
          <table:table-cell office:value-type="float" office:value="77266.56667" calcext:value-type="float">
            <text:p>77266.56667</text:p>
          </table:table-cell>
          <table:table-cell office:value-type="float" office:value="85364.7" calcext:value-type="float">
            <text:p>85364.7</text:p>
          </table:table-cell>
          <table:table-cell office:value-type="float" office:value="36.37419871" calcext:value-type="float">
            <text:p>36.37419871</text:p>
          </table:table-cell>
          <table:table-cell office:value-type="float" office:value="4.7836227" calcext:value-type="float">
            <text:p>4.7836227</text:p>
          </table:table-cell>
          <table:table-cell office:value-type="float" office:value="25.83505866" calcext:value-type="float">
            <text:p>25.83505866</text:p>
          </table:table-cell>
          <table:table-cell office:value-type="float" office:value="54.94956669" calcext:value-type="float">
            <text:p>54.94956669</text:p>
          </table:table-cell>
          <table:table-cell office:value-type="float" office:value="33.19070863" calcext:value-type="float">
            <text:p>33.19070863</text:p>
          </table:table-cell>
          <table:table-cell office:value-type="float" office:value="5.7997" calcext:value-type="float">
            <text:p>5.7997</text:p>
          </table:table-cell>
          <table:table-cell office:value-type="float" office:value="4481.229067" calcext:value-type="float">
            <text:p>4481.229067</text:p>
          </table:table-cell>
          <table:table-cell office:value-type="float" office:value="76.85184429" calcext:value-type="float">
            <text:p>76.85184429</text:p>
          </table:table-cell>
          <table:table-cell office:value-type="float" office:value="1.892983938" calcext:value-type="float">
            <text:p>1.892983938</text:p>
          </table:table-cell>
          <table:table-cell office:value-type="float" office:value="17.70205673" calcext:value-type="float">
            <text:p>17.70205673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string" calcext:value-type="string">
            <text:p>015/050</text:p>
          </table:table-cell>
          <table:table-cell office:value-type="float" office:value="2804512.146" calcext:value-type="float">
            <text:p>2804512.146</text:p>
          </table:table-cell>
          <table:table-cell office:value-type="float" office:value="8191.820321" calcext:value-type="float">
            <text:p>8191.820321</text:p>
          </table:table-cell>
          <table:table-cell office:value-type="float" office:value="7268.244154" calcext:value-type="float">
            <text:p>7268.244154</text:p>
          </table:table-cell>
          <table:table-cell office:value-type="float" office:value="6101.481155" calcext:value-type="float">
            <text:p>6101.481155</text:p>
          </table:table-cell>
          <table:table-cell office:value-type="float" office:value="6180233.4" calcext:value-type="float">
            <text:p>6180233.4</text:p>
          </table:table-cell>
          <table:table-cell office:value-type="float" office:value="55584.63333" calcext:value-type="float">
            <text:p>55584.63333</text:p>
          </table:table-cell>
          <table:table-cell office:value-type="float" office:value="57224.38333" calcext:value-type="float">
            <text:p>57224.38333</text:p>
          </table:table-cell>
          <table:table-cell office:value-type="float" office:value="50.45481057" calcext:value-type="float">
            <text:p>50.45481057</text:p>
          </table:table-cell>
          <table:table-cell office:value-type="float" office:value="0.534136821" calcext:value-type="float">
            <text:p>0.534136821</text:p>
          </table:table-cell>
          <table:table-cell office:value-type="float" office:value="11.97445783" calcext:value-type="float">
            <text:p>11.97445783</text:p>
          </table:table-cell>
          <table:table-cell office:value-type="float" office:value="23.94891567" calcext:value-type="float">
            <text:p>23.94891567</text:p>
          </table:table-cell>
          <table:table-cell office:value-type="float" office:value="11.43472856" calcext:value-type="float">
            <text:p>11.43472856</text:p>
          </table:table-cell>
          <table:table-cell office:value-type="float" office:value="0.609391" calcext:value-type="float">
            <text:p>0.609391</text:p>
          </table:table-cell>
          <table:table-cell office:value-type="float" office:value="338.6771709" calcext:value-type="float">
            <text:p>338.6771709</text:p>
          </table:table-cell>
          <table:table-cell office:value-type="float" office:value="78.87154125" calcext:value-type="float">
            <text:p>78.87154125</text:p>
          </table:table-cell>
          <table:table-cell office:value-type="float" office:value="0.678849232" calcext:value-type="float">
            <text:p>0.678849232</text:p>
          </table:table-cell>
          <table:table-cell office:value-type="float" office:value="15.67747063" calcext:value-type="float">
            <text:p>15.67747063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129/133</text:p>
          </table:table-cell>
          <table:table-cell office:value-type="float" office:value="2780856.62" calcext:value-type="float">
            <text:p>2780856.62</text:p>
          </table:table-cell>
          <table:table-cell office:value-type="float" office:value="9212.852728" calcext:value-type="float">
            <text:p>9212.852728</text:p>
          </table:table-cell>
          <table:table-cell office:value-type="float" office:value="4804.814869" calcext:value-type="float">
            <text:p>4804.814869</text:p>
          </table:table-cell>
          <table:table-cell office:value-type="float" office:value="3787.862037" calcext:value-type="float">
            <text:p>3787.862037</text:p>
          </table:table-cell>
          <table:table-cell office:value-type="float" office:value="4663869.54" calcext:value-type="float">
            <text:p>4663869.54</text:p>
          </table:table-cell>
          <table:table-cell office:value-type="float" office:value="40657.79389" calcext:value-type="float">
            <text:p>40657.79389</text:p>
          </table:table-cell>
          <table:table-cell office:value-type="float" office:value="43183.97722" calcext:value-type="float">
            <text:p>43183.97722</text:p>
          </table:table-cell>
          <table:table-cell office:value-type="float" office:value="68.39664315" calcext:value-type="float">
            <text:p>68.39664315</text:p>
          </table:table-cell>
          <table:table-cell office:value-type="float" office:value="4.997915364" calcext:value-type="float">
            <text:p>4.997915364</text:p>
          </table:table-cell>
          <table:table-cell office:value-type="float" office:value="24.68589182" calcext:value-type="float">
            <text:p>24.68589182</text:p>
          </table:table-cell>
          <table:table-cell office:value-type="float" office:value="49.37178365" calcext:value-type="float">
            <text:p>49.37178365</text:p>
          </table:table-cell>
          <table:table-cell office:value-type="float" office:value="28.26300144" calcext:value-type="float">
            <text:p>28.26300144</text:p>
          </table:table-cell>
          <table:table-cell office:value-type="float" office:value="5.147563" calcext:value-type="float">
            <text:p>5.147563</text:p>
          </table:table-cell>
          <table:table-cell office:value-type="float" office:value="2092.85994" calcext:value-type="float">
            <text:p>2092.85994</text:p>
          </table:table-cell>
          <table:table-cell office:value-type="float" office:value="78.36317946" calcext:value-type="float">
            <text:p>78.36317946</text:p>
          </table:table-cell>
          <table:table-cell office:value-type="float" office:value="1.202333642" calcext:value-type="float">
            <text:p>1.202333642</text:p>
          </table:table-cell>
          <table:table-cell office:value-type="float" office:value="20.12108952" calcext:value-type="float">
            <text:p>20.12108952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401" calcext:value-type="float">
            <text:p>401</text:p>
          </table:table-cell>
          <table:table-cell office:value-type="float" office:value="2746117.095" calcext:value-type="float">
            <text:p>2746117.095</text:p>
          </table:table-cell>
          <table:table-cell office:value-type="float" office:value="8975.725237" calcext:value-type="float">
            <text:p>8975.725237</text:p>
          </table:table-cell>
          <table:table-cell office:value-type="float" office:value="5054.721791" calcext:value-type="float">
            <text:p>5054.721791</text:p>
          </table:table-cell>
          <table:table-cell office:value-type="float" office:value="3811.578099" calcext:value-type="float">
            <text:p>3811.578099</text:p>
          </table:table-cell>
          <table:table-cell office:value-type="float" office:value="4818876.57" calcext:value-type="float">
            <text:p>4818876.57</text:p>
          </table:table-cell>
          <table:table-cell office:value-type="float" office:value="42943.29417" calcext:value-type="float">
            <text:p>42943.29417</text:p>
          </table:table-cell>
          <table:table-cell office:value-type="float" office:value="44619.2275" calcext:value-type="float">
            <text:p>44619.2275</text:p>
          </table:table-cell>
          <table:table-cell office:value-type="float" office:value="63.94751842" calcext:value-type="float">
            <text:p>63.94751842</text:p>
          </table:table-cell>
          <table:table-cell office:value-type="float" office:value="2.129587676" calcext:value-type="float">
            <text:p>2.129587676</text:p>
          </table:table-cell>
          <table:table-cell office:value-type="float" office:value="23.0507424" calcext:value-type="float">
            <text:p>23.0507424</text:p>
          </table:table-cell>
          <table:table-cell office:value-type="float" office:value="46.1014848" calcext:value-type="float">
            <text:p>46.1014848</text:p>
          </table:table-cell>
          <table:table-cell office:value-type="float" office:value="22.31731251" calcext:value-type="float">
            <text:p>22.31731251</text:p>
          </table:table-cell>
          <table:table-cell office:value-type="float" office:value="2.542119" calcext:value-type="float">
            <text:p>2.542119</text:p>
          </table:table-cell>
          <table:table-cell office:value-type="float" office:value="1091.661481" calcext:value-type="float">
            <text:p>1091.661481</text:p>
          </table:table-cell>
          <table:table-cell office:value-type="float" office:value="82.74834381" calcext:value-type="float">
            <text:p>82.74834381</text:p>
          </table:table-cell>
          <table:table-cell office:value-type="float" office:value="1.787447337" calcext:value-type="float">
            <text:p>1.787447337</text:p>
          </table:table-cell>
          <table:table-cell office:value-type="float" office:value="24.64651202" calcext:value-type="float">
            <text:p>24.64651202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33" calcext:value-type="float">
            <text:p>33</text:p>
          </table:table-cell>
          <table:table-cell office:value-type="float" office:value="2713108.75" calcext:value-type="float">
            <text:p>2713108.75</text:p>
          </table:table-cell>
          <table:table-cell office:value-type="float" office:value="8954.164719" calcext:value-type="float">
            <text:p>8954.164719</text:p>
          </table:table-cell>
          <table:table-cell office:value-type="float" office:value="4841.069911" calcext:value-type="float">
            <text:p>4841.069911</text:p>
          </table:table-cell>
          <table:table-cell office:value-type="float" office:value="3633.565847" calcext:value-type="float">
            <text:p>3633.565847</text:p>
          </table:table-cell>
          <table:table-cell office:value-type="float" office:value="4841319.6" calcext:value-type="float">
            <text:p>4841319.6</text:p>
          </table:table-cell>
          <table:table-cell office:value-type="float" office:value="40962.7" calcext:value-type="float">
            <text:p>40962.7</text:p>
          </table:table-cell>
          <table:table-cell office:value-type="float" office:value="44827.03333" calcext:value-type="float">
            <text:p>44827.03333</text:p>
          </table:table-cell>
          <table:table-cell office:value-type="float" office:value="66.23364062" calcext:value-type="float">
            <text:p>66.23364062</text:p>
          </table:table-cell>
          <table:table-cell office:value-type="float" office:value="7.757417103" calcext:value-type="float">
            <text:p>7.757417103</text:p>
          </table:table-cell>
          <table:table-cell office:value-type="float" office:value="30.46476047" calcext:value-type="float">
            <text:p>30.46476047</text:p>
          </table:table-cell>
          <table:table-cell office:value-type="float" office:value="60.92952094" calcext:value-type="float">
            <text:p>60.92952094</text:p>
          </table:table-cell>
          <table:table-cell office:value-type="float" office:value="37.73655191" calcext:value-type="float">
            <text:p>37.73655191</text:p>
          </table:table-cell>
          <table:table-cell office:value-type="float" office:value="8.699203" calcext:value-type="float">
            <text:p>8.699203</text:p>
          </table:table-cell>
          <table:table-cell office:value-type="float" office:value="3563.427198" calcext:value-type="float">
            <text:p>3563.427198</text:p>
          </table:table-cell>
          <table:table-cell office:value-type="float" office:value="78.01027545" calcext:value-type="float">
            <text:p>78.01027545</text:p>
          </table:table-cell>
          <table:table-cell office:value-type="float" office:value="1.691762493" calcext:value-type="float">
            <text:p>1.691762493</text:p>
          </table:table-cell>
          <table:table-cell office:value-type="float" office:value="21.07596553" calcext:value-type="float">
            <text:p>21.07596553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5" calcext:value-type="float">
            <text:p>335</text:p>
          </table:table-cell>
          <table:table-cell office:value-type="float" office:value="2698992.965" calcext:value-type="float">
            <text:p>2698992.965</text:p>
          </table:table-cell>
          <table:table-cell office:value-type="float" office:value="8535.852788" calcext:value-type="float">
            <text:p>8535.852788</text:p>
          </table:table-cell>
          <table:table-cell office:value-type="float" office:value="5622.655502" calcext:value-type="float">
            <text:p>5622.655502</text:p>
          </table:table-cell>
          <table:table-cell office:value-type="float" office:value="4259.932729" calcext:value-type="float">
            <text:p>4259.932729</text:p>
          </table:table-cell>
          <table:table-cell office:value-type="float" office:value="5773820.4" calcext:value-type="float">
            <text:p>5773820.4</text:p>
          </table:table-cell>
          <table:table-cell office:value-type="float" office:value="51678.06667" calcext:value-type="float">
            <text:p>51678.06667</text:p>
          </table:table-cell>
          <table:table-cell office:value-type="float" office:value="53461.3" calcext:value-type="float">
            <text:p>53461.3</text:p>
          </table:table-cell>
          <table:table-cell office:value-type="float" office:value="52.22704987" calcext:value-type="float">
            <text:p>52.22704987</text:p>
          </table:table-cell>
          <table:table-cell office:value-type="float" office:value="19.88854982" calcext:value-type="float">
            <text:p>19.88854982</text:p>
          </table:table-cell>
          <table:table-cell office:value-type="float" office:value="38.40780515" calcext:value-type="float">
            <text:p>38.40780515</text:p>
          </table:table-cell>
          <table:table-cell office:value-type="float" office:value="76.81561031" calcext:value-type="float">
            <text:p>76.81561031</text:p>
          </table:table-cell>
          <table:table-cell office:value-type="float" office:value="37.19307742" calcext:value-type="float">
            <text:p>37.19307742</text:p>
          </table:table-cell>
          <table:table-cell office:value-type="float" office:value="20.738501" calcext:value-type="float">
            <text:p>20.738501</text:p>
          </table:table-cell>
          <table:table-cell office:value-type="float" office:value="10717.25586" calcext:value-type="float">
            <text:p>10717.25586</text:p>
          </table:table-cell>
          <table:table-cell office:value-type="float" office:value="79.34935371" calcext:value-type="float">
            <text:p>79.34935371</text:p>
          </table:table-cell>
          <table:table-cell office:value-type="float" office:value="3.576895543" calcext:value-type="float">
            <text:p>3.576895543</text:p>
          </table:table-cell>
          <table:table-cell office:value-type="float" office:value="23.37849169" calcext:value-type="float">
            <text:p>23.37849169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123" calcext:value-type="float">
            <text:p>123</text:p>
          </table:table-cell>
          <table:table-cell office:value-type="float" office:value="2690203.34" calcext:value-type="float">
            <text:p>2690203.34</text:p>
          </table:table-cell>
          <table:table-cell office:value-type="float" office:value="8554.317169" calcext:value-type="float">
            <text:p>8554.317169</text:p>
          </table:table-cell>
          <table:table-cell office:value-type="float" office:value="5253.752851" calcext:value-type="float">
            <text:p>5253.752851</text:p>
          </table:table-cell>
          <table:table-cell office:value-type="float" office:value="4440.395549" calcext:value-type="float">
            <text:p>4440.395549</text:p>
          </table:table-cell>
          <table:table-cell office:value-type="float" office:value="4384866.6" calcext:value-type="float">
            <text:p>4384866.6</text:p>
          </table:table-cell>
          <table:table-cell office:value-type="float" office:value="37886.11667" calcext:value-type="float">
            <text:p>37886.11667</text:p>
          </table:table-cell>
          <table:table-cell office:value-type="float" office:value="40600.61667" calcext:value-type="float">
            <text:p>40600.61667</text:p>
          </table:table-cell>
          <table:table-cell office:value-type="float" office:value="71.00762962" calcext:value-type="float">
            <text:p>71.00762962</text:p>
          </table:table-cell>
          <table:table-cell office:value-type="float" office:value="7.123485807" calcext:value-type="float">
            <text:p>7.123485807</text:p>
          </table:table-cell>
          <table:table-cell office:value-type="float" office:value="28.4431434" calcext:value-type="float">
            <text:p>28.4431434</text:p>
          </table:table-cell>
          <table:table-cell office:value-type="float" office:value="56.88628679" calcext:value-type="float">
            <text:p>56.88628679</text:p>
          </table:table-cell>
          <table:table-cell office:value-type="float" office:value="27.31622156" calcext:value-type="float">
            <text:p>27.31622156</text:p>
          </table:table-cell>
          <table:table-cell office:value-type="float" office:value="8.250906" calcext:value-type="float">
            <text:p>8.250906</text:p>
          </table:table-cell>
          <table:table-cell office:value-type="float" office:value="3125.9456" calcext:value-type="float">
            <text:p>3125.9456</text:p>
          </table:table-cell>
          <table:table-cell office:value-type="float" office:value="89.0455947" calcext:value-type="float">
            <text:p>89.0455947</text:p>
          </table:table-cell>
          <table:table-cell office:value-type="float" office:value="0.967615316" calcext:value-type="float">
            <text:p>0.967615316</text:p>
          </table:table-cell>
          <table:table-cell office:value-type="float" office:value="21.04797099" calcext:value-type="float">
            <text:p>21.04797099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320" calcext:value-type="float">
            <text:p>320</text:p>
          </table:table-cell>
          <table:table-cell office:value-type="float" office:value="2677381.984" calcext:value-type="float">
            <text:p>2677381.984</text:p>
          </table:table-cell>
          <table:table-cell office:value-type="float" office:value="8049.403089" calcext:value-type="float">
            <text:p>8049.403089</text:p>
          </table:table-cell>
          <table:table-cell office:value-type="float" office:value="6394.404412" calcext:value-type="float">
            <text:p>6394.404412</text:p>
          </table:table-cell>
          <table:table-cell office:value-type="float" office:value="5348.630642" calcext:value-type="float">
            <text:p>5348.630642</text:p>
          </table:table-cell>
          <table:table-cell office:value-type="float" office:value="5175860.4" calcext:value-type="float">
            <text:p>5175860.4</text:p>
          </table:table-cell>
          <table:table-cell office:value-type="float" office:value="44403.96667" calcext:value-type="float">
            <text:p>44403.96667</text:p>
          </table:table-cell>
          <table:table-cell office:value-type="float" office:value="47924.63333" calcext:value-type="float">
            <text:p>47924.63333</text:p>
          </table:table-cell>
          <table:table-cell office:value-type="float" office:value="60.29600924" calcext:value-type="float">
            <text:p>60.29600924</text:p>
          </table:table-cell>
          <table:table-cell office:value-type="float" office:value="8.595347648" calcext:value-type="float">
            <text:p>8.595347648</text:p>
          </table:table-cell>
          <table:table-cell office:value-type="float" office:value="28.75784569" calcext:value-type="float">
            <text:p>28.75784569</text:p>
          </table:table-cell>
          <table:table-cell office:value-type="float" office:value="57.51569139" calcext:value-type="float">
            <text:p>57.51569139</text:p>
          </table:table-cell>
          <table:table-cell office:value-type="float" office:value="34.32058394" calcext:value-type="float">
            <text:p>34.32058394</text:p>
          </table:table-cell>
          <table:table-cell office:value-type="float" office:value="13.107862" calcext:value-type="float">
            <text:p>13.107862</text:p>
          </table:table-cell>
          <table:table-cell office:value-type="float" office:value="5820.383143" calcext:value-type="float">
            <text:p>5820.383143</text:p>
          </table:table-cell>
          <table:table-cell office:value-type="float" office:value="78.25706022" calcext:value-type="float">
            <text:p>78.25706022</text:p>
          </table:table-cell>
          <table:table-cell office:value-type="float" office:value="1.536744705" calcext:value-type="float">
            <text:p>1.536744705</text:p>
          </table:table-cell>
          <table:table-cell office:value-type="float" office:value="23.14188618" calcext:value-type="float">
            <text:p>23.14188618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string" calcext:value-type="string">
            <text:p>R4</text:p>
          </table:table-cell>
          <table:table-cell office:value-type="float" office:value="2675431.846" calcext:value-type="float">
            <text:p>2675431.846</text:p>
          </table:table-cell>
          <table:table-cell office:value-type="float" office:value="10678.47738" calcext:value-type="float">
            <text:p>10678.4773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364289" calcext:value-type="float">
            <text:p>4364289</text:p>
          </table:table-cell>
          <table:table-cell office:value-type="float" office:value="36712.08333" calcext:value-type="float">
            <text:p>36712.08333</text:p>
          </table:table-cell>
          <table:table-cell office:value-type="float" office:value="40410.08333" calcext:value-type="float">
            <text:p>40410.08333</text:p>
          </table:table-cell>
          <table:table-cell office:value-type="float" office:value="72.87605615" calcext:value-type="float">
            <text:p>72.87605615</text:p>
          </table:table-cell>
          <table:table-cell office:value-type="float" office:value="8.060852206" calcext:value-type="float">
            <text:p>8.060852206</text:p>
          </table:table-cell>
          <table:table-cell office:value-type="float" office:value="40.50643671" calcext:value-type="float">
            <text:p>40.50643671</text:p>
          </table:table-cell>
          <table:table-cell office:value-type="float" office:value="55.59781479" calcext:value-type="float">
            <text:p>55.59781479</text:p>
          </table:table-cell>
          <table:table-cell office:value-type="float" office:value="37.19618836" calcext:value-type="float">
            <text:p>37.19618836</text:p>
          </table:table-cell>
          <table:table-cell office:value-type="float" office:value="9.554738" calcext:value-type="float">
            <text:p>9.554738</text:p>
          </table:table-cell>
          <table:table-cell office:value-type="float" office:value="3507.729426" calcext:value-type="float">
            <text:p>3507.729426</text:p>
          </table:table-cell>
          <table:table-cell office:value-type="float" office:value="78.41805434" calcext:value-type="float">
            <text:p>78.41805434</text:p>
          </table:table-cell>
          <table:table-cell office:value-type="float" office:value="2.795471907" calcext:value-type="float">
            <text:p>2.795471907</text:p>
          </table:table-cell>
          <table:table-cell office:value-type="float" office:value="24.6569557" calcext:value-type="float">
            <text:p>24.6569557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119" calcext:value-type="float">
            <text:p>119</text:p>
          </table:table-cell>
          <table:table-cell office:value-type="float" office:value="2673902.187" calcext:value-type="float">
            <text:p>2673902.187</text:p>
          </table:table-cell>
          <table:table-cell office:value-type="float" office:value="8130.084773" calcext:value-type="float">
            <text:p>8130.084773</text:p>
          </table:table-cell>
          <table:table-cell office:value-type="float" office:value="6384.401393" calcext:value-type="float">
            <text:p>6384.401393</text:p>
          </table:table-cell>
          <table:table-cell office:value-type="float" office:value="4883.33064" calcext:value-type="float">
            <text:p>4883.33064</text:p>
          </table:table-cell>
          <table:table-cell office:value-type="float" office:value="3778407" calcext:value-type="float">
            <text:p>3778407</text:p>
          </table:table-cell>
          <table:table-cell office:value-type="float" office:value="33121.78333" calcext:value-type="float">
            <text:p>33121.78333</text:p>
          </table:table-cell>
          <table:table-cell office:value-type="float" office:value="34985.25" calcext:value-type="float">
            <text:p>34985.25</text:p>
          </table:table-cell>
          <table:table-cell office:value-type="float" office:value="80.72941485" calcext:value-type="float">
            <text:p>80.72941485</text:p>
          </table:table-cell>
          <table:table-cell office:value-type="float" office:value="1.16945441" calcext:value-type="float">
            <text:p>1.16945441</text:p>
          </table:table-cell>
          <table:table-cell office:value-type="float" office:value="20.31322446" calcext:value-type="float">
            <text:p>20.31322446</text:p>
          </table:table-cell>
          <table:table-cell office:value-type="float" office:value="40.62644892" calcext:value-type="float">
            <text:p>40.62644892</text:p>
          </table:table-cell>
          <table:table-cell office:value-type="float" office:value="23.63112645" calcext:value-type="float">
            <text:p>23.63112645</text:p>
          </table:table-cell>
          <table:table-cell office:value-type="float" office:value="1.253811" calcext:value-type="float">
            <text:p>1.253811</text:p>
          </table:table-cell>
          <table:table-cell office:value-type="float" office:value="415.2809194" calcext:value-type="float">
            <text:p>415.2809194</text:p>
          </table:table-cell>
          <table:table-cell office:value-type="float" office:value="88.03293559" calcext:value-type="float">
            <text:p>88.03293559</text:p>
          </table:table-cell>
          <table:table-cell office:value-type="float" office:value="3.441407578" calcext:value-type="float">
            <text:p>3.441407578</text:p>
          </table:table-cell>
          <table:table-cell office:value-type="float" office:value="16.82430238" calcext:value-type="float">
            <text:p>16.82430238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0" calcext:value-type="float">
            <text:p>10</text:p>
          </table:table-cell>
          <table:table-cell office:value-type="float" office:value="2658876.168" calcext:value-type="float">
            <text:p>2658876.168</text:p>
          </table:table-cell>
          <table:table-cell office:value-type="float" office:value="8184.500717" calcext:value-type="float">
            <text:p>8184.500717</text:p>
          </table:table-cell>
          <table:table-cell office:value-type="float" office:value="6011.662472" calcext:value-type="float">
            <text:p>6011.662472</text:p>
          </table:table-cell>
          <table:table-cell office:value-type="float" office:value="4709.03289" calcext:value-type="float">
            <text:p>4709.03289</text:p>
          </table:table-cell>
          <table:table-cell office:value-type="float" office:value="6215234.4" calcext:value-type="float">
            <text:p>6215234.4</text:p>
          </table:table-cell>
          <table:table-cell office:value-type="float" office:value="56307.8" calcext:value-type="float">
            <text:p>56307.8</text:p>
          </table:table-cell>
          <table:table-cell office:value-type="float" office:value="57548.46667" calcext:value-type="float">
            <text:p>57548.46667</text:p>
          </table:table-cell>
          <table:table-cell office:value-type="float" office:value="47.22038808" calcext:value-type="float">
            <text:p>47.22038808</text:p>
          </table:table-cell>
          <table:table-cell office:value-type="float" office:value="0.183121436" calcext:value-type="float">
            <text:p>0.183121436</text:p>
          </table:table-cell>
          <table:table-cell office:value-type="float" office:value="23.21654798" calcext:value-type="float">
            <text:p>23.21654798</text:p>
          </table:table-cell>
          <table:table-cell office:value-type="float" office:value="33.72097521" calcext:value-type="float">
            <text:p>33.72097521</text:p>
          </table:table-cell>
          <table:table-cell office:value-type="float" office:value="20.3150889" calcext:value-type="float">
            <text:p>20.3150889</text:p>
          </table:table-cell>
          <table:table-cell office:value-type="float" office:value="0.208187" calcext:value-type="float">
            <text:p>0.208187</text:p>
          </table:table-cell>
          <table:table-cell office:value-type="float" office:value="117.1765318" calcext:value-type="float">
            <text:p>117.1765318</text:p>
          </table:table-cell>
          <table:table-cell office:value-type="float" office:value="77.62132166" calcext:value-type="float">
            <text:p>77.62132166</text:p>
          </table:table-cell>
          <table:table-cell office:value-type="float" office:value="2.040558119" calcext:value-type="float">
            <text:p>2.040558119</text:p>
          </table:table-cell>
          <table:table-cell office:value-type="float" office:value="16.41755335" calcext:value-type="float">
            <text:p>16.41755335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40" calcext:value-type="float">
            <text:p>240</text:p>
          </table:table-cell>
          <table:table-cell office:value-type="float" office:value="2619790.196" calcext:value-type="float">
            <text:p>2619790.196</text:p>
          </table:table-cell>
          <table:table-cell office:value-type="float" office:value="7856.294473" calcext:value-type="float">
            <text:p>7856.294473</text:p>
          </table:table-cell>
          <table:table-cell office:value-type="float" office:value="6711.505647" calcext:value-type="float">
            <text:p>6711.505647</text:p>
          </table:table-cell>
          <table:table-cell office:value-type="float" office:value="4820.354669" calcext:value-type="float">
            <text:p>4820.354669</text:p>
          </table:table-cell>
          <table:table-cell office:value-type="float" office:value="6695652.6" calcext:value-type="float">
            <text:p>6695652.6</text:p>
          </table:table-cell>
          <table:table-cell office:value-type="float" office:value="58073.06667" calcext:value-type="float">
            <text:p>58073.06667</text:p>
          </table:table-cell>
          <table:table-cell office:value-type="float" office:value="61996.78333" calcext:value-type="float">
            <text:p>61996.78333</text:p>
          </table:table-cell>
          <table:table-cell office:value-type="float" office:value="45.11196577" calcext:value-type="float">
            <text:p>45.11196577</text:p>
          </table:table-cell>
          <table:table-cell office:value-type="float" office:value="6.059260903" calcext:value-type="float">
            <text:p>6.059260903</text:p>
          </table:table-cell>
          <table:table-cell office:value-type="float" office:value="32.55230802" calcext:value-type="float">
            <text:p>32.55230802</text:p>
          </table:table-cell>
          <table:table-cell office:value-type="float" office:value="59.21156614" calcext:value-type="float">
            <text:p>59.21156614</text:p>
          </table:table-cell>
          <table:table-cell office:value-type="float" office:value="38.54513127" calcext:value-type="float">
            <text:p>38.54513127</text:p>
          </table:table-cell>
          <table:table-cell office:value-type="float" office:value="6.774243" calcext:value-type="float">
            <text:p>6.774243</text:p>
          </table:table-cell>
          <table:table-cell office:value-type="float" office:value="3933.985682" calcext:value-type="float">
            <text:p>3933.985682</text:p>
          </table:table-cell>
          <table:table-cell office:value-type="float" office:value="76.6642806" calcext:value-type="float">
            <text:p>76.6642806</text:p>
          </table:table-cell>
          <table:table-cell office:value-type="float" office:value="2.99731815" calcext:value-type="float">
            <text:p>2.99731815</text:p>
          </table:table-cell>
          <table:table-cell office:value-type="float" office:value="19.41800999" calcext:value-type="float">
            <text:p>19.41800999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06" calcext:value-type="float">
            <text:p>106</text:p>
          </table:table-cell>
          <table:table-cell office:value-type="float" office:value="2617062.792" calcext:value-type="float">
            <text:p>2617062.792</text:p>
          </table:table-cell>
          <table:table-cell office:value-type="float" office:value="7963.809755" calcext:value-type="float">
            <text:p>7963.809755</text:p>
          </table:table-cell>
          <table:table-cell office:value-type="float" office:value="6425.61121" calcext:value-type="float">
            <text:p>6425.61121</text:p>
          </table:table-cell>
          <table:table-cell office:value-type="float" office:value="4580.883241" calcext:value-type="float">
            <text:p>4580.883241</text:p>
          </table:table-cell>
          <table:table-cell office:value-type="float" office:value="3861541.8" calcext:value-type="float">
            <text:p>3861541.8</text:p>
          </table:table-cell>
          <table:table-cell office:value-type="float" office:value="34336.36667" calcext:value-type="float">
            <text:p>34336.36667</text:p>
          </table:table-cell>
          <table:table-cell office:value-type="float" office:value="35755.01667" calcext:value-type="float">
            <text:p>35755.01667</text:p>
          </table:table-cell>
          <table:table-cell office:value-type="float" office:value="76.21839601" calcext:value-type="float">
            <text:p>76.21839601</text:p>
          </table:table-cell>
          <table:table-cell office:value-type="float" office:value="6.437084638" calcext:value-type="float">
            <text:p>6.437084638</text:p>
          </table:table-cell>
          <table:table-cell office:value-type="float" office:value="28.86289252" calcext:value-type="float">
            <text:p>28.86289252</text:p>
          </table:table-cell>
          <table:table-cell office:value-type="float" office:value="57.72578504" calcext:value-type="float">
            <text:p>57.72578504</text:p>
          </table:table-cell>
          <table:table-cell office:value-type="float" office:value="35.60604143" calcext:value-type="float">
            <text:p>35.60604143</text:p>
          </table:table-cell>
          <table:table-cell office:value-type="float" office:value="7.590871" calcext:value-type="float">
            <text:p>7.590871</text:p>
          </table:table-cell>
          <table:table-cell office:value-type="float" office:value="2606.404921" calcext:value-type="float">
            <text:p>2606.404921</text:p>
          </table:table-cell>
          <table:table-cell office:value-type="float" office:value="87.8493872" calcext:value-type="float">
            <text:p>87.8493872</text:p>
          </table:table-cell>
          <table:table-cell office:value-type="float" office:value="1.296066719" calcext:value-type="float">
            <text:p>1.296066719</text:p>
          </table:table-cell>
          <table:table-cell office:value-type="float" office:value="15.53673815" calcext:value-type="float">
            <text:p>15.53673815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33" calcext:value-type="float">
            <text:p>33</text:p>
          </table:table-cell>
          <table:table-cell office:value-type="float" office:value="2614772.32" calcext:value-type="float">
            <text:p>2614772.32</text:p>
          </table:table-cell>
          <table:table-cell office:value-type="float" office:value="8644.739915" calcext:value-type="float">
            <text:p>8644.739915</text:p>
          </table:table-cell>
          <table:table-cell office:value-type="float" office:value="4389.451603" calcext:value-type="float">
            <text:p>4389.451603</text:p>
          </table:table-cell>
          <table:table-cell office:value-type="float" office:value="3649.217083" calcext:value-type="float">
            <text:p>3649.217083</text:p>
          </table:table-cell>
          <table:table-cell office:value-type="float" office:value="4755342.6" calcext:value-type="float">
            <text:p>4755342.6</text:p>
          </table:table-cell>
          <table:table-cell office:value-type="float" office:value="40290.3" calcext:value-type="float">
            <text:p>40290.3</text:p>
          </table:table-cell>
          <table:table-cell office:value-type="float" office:value="44030.95" calcext:value-type="float">
            <text:p>44030.95</text:p>
          </table:table-cell>
          <table:table-cell office:value-type="float" office:value="64.89830853" calcext:value-type="float">
            <text:p>64.89830853</text:p>
          </table:table-cell>
          <table:table-cell office:value-type="float" office:value="7.088055798" calcext:value-type="float">
            <text:p>7.088055798</text:p>
          </table:table-cell>
          <table:table-cell office:value-type="float" office:value="29.08355881" calcext:value-type="float">
            <text:p>29.08355881</text:p>
          </table:table-cell>
          <table:table-cell office:value-type="float" office:value="58.16711762" calcext:value-type="float">
            <text:p>58.16711762</text:p>
          </table:table-cell>
          <table:table-cell office:value-type="float" office:value="37.00398773" calcext:value-type="float">
            <text:p>37.00398773</text:p>
          </table:table-cell>
          <table:table-cell office:value-type="float" office:value="8.186497" calcext:value-type="float">
            <text:p>8.186497</text:p>
          </table:table-cell>
          <table:table-cell office:value-type="float" office:value="3298.325119" calcext:value-type="float">
            <text:p>3298.325119</text:p>
          </table:table-cell>
          <table:table-cell office:value-type="float" office:value="76.32247157" calcext:value-type="float">
            <text:p>76.32247157</text:p>
          </table:table-cell>
          <table:table-cell office:value-type="float" office:value="1.424624153" calcext:value-type="float">
            <text:p>1.424624153</text:p>
          </table:table-cell>
          <table:table-cell office:value-type="float" office:value="21.1171815" calcext:value-type="float">
            <text:p>21.1171815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1" calcext:value-type="float">
            <text:p>321</text:p>
          </table:table-cell>
          <table:table-cell office:value-type="float" office:value="2593921.301" calcext:value-type="float">
            <text:p>2593921.301</text:p>
          </table:table-cell>
          <table:table-cell office:value-type="float" office:value="7354.527235" calcext:value-type="float">
            <text:p>7354.527235</text:p>
          </table:table-cell>
          <table:table-cell office:value-type="float" office:value="7227.532747" calcext:value-type="float">
            <text:p>7227.532747</text:p>
          </table:table-cell>
          <table:table-cell office:value-type="float" office:value="6001.665521" calcext:value-type="float">
            <text:p>6001.665521</text:p>
          </table:table-cell>
          <table:table-cell office:value-type="float" office:value="6827256" calcext:value-type="float">
            <text:p>6827256</text:p>
          </table:table-cell>
          <table:table-cell office:value-type="float" office:value="60483.38333" calcext:value-type="float">
            <text:p>60483.38333</text:p>
          </table:table-cell>
          <table:table-cell office:value-type="float" office:value="63215.33333" calcext:value-type="float">
            <text:p>63215.33333</text:p>
          </table:table-cell>
          <table:table-cell office:value-type="float" office:value="42.88651127" calcext:value-type="float">
            <text:p>42.88651127</text:p>
          </table:table-cell>
          <table:table-cell office:value-type="float" office:value="18.00901068" calcext:value-type="float">
            <text:p>18.00901068</text:p>
          </table:table-cell>
          <table:table-cell office:value-type="float" office:value="38.08146774" calcext:value-type="float">
            <text:p>38.08146774</text:p>
          </table:table-cell>
          <table:table-cell office:value-type="float" office:value="76.16293547" calcext:value-type="float">
            <text:p>76.16293547</text:p>
          </table:table-cell>
          <table:table-cell office:value-type="float" office:value="42.27925788" calcext:value-type="float">
            <text:p>42.27925788</text:p>
          </table:table-cell>
          <table:table-cell office:value-type="float" office:value="20.797777" calcext:value-type="float">
            <text:p>20.797777</text:p>
          </table:table-cell>
          <table:table-cell office:value-type="float" office:value="12579.15262" calcext:value-type="float">
            <text:p>12579.15262</text:p>
          </table:table-cell>
          <table:table-cell office:value-type="float" office:value="71.231145" calcext:value-type="float">
            <text:p>71.231145</text:p>
          </table:table-cell>
          <table:table-cell office:value-type="float" office:value="2.668230951" calcext:value-type="float">
            <text:p>2.668230951</text:p>
          </table:table-cell>
          <table:table-cell office:value-type="float" office:value="26.08005289" calcext:value-type="float">
            <text:p>26.08005289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30" calcext:value-type="float">
            <text:p>130</text:p>
          </table:table-cell>
          <table:table-cell office:value-type="float" office:value="2576483.83" calcext:value-type="float">
            <text:p>2576483.83</text:p>
          </table:table-cell>
          <table:table-cell office:value-type="float" office:value="7961.20602" calcext:value-type="float">
            <text:p>7961.20602</text:p>
          </table:table-cell>
          <table:table-cell office:value-type="float" office:value="5906.260428" calcext:value-type="float">
            <text:p>5906.260428</text:p>
          </table:table-cell>
          <table:table-cell office:value-type="float" office:value="4372.509299" calcext:value-type="float">
            <text:p>4372.509299</text:p>
          </table:table-cell>
          <table:table-cell office:value-type="float" office:value="5213284.2" calcext:value-type="float">
            <text:p>5213284.2</text:p>
          </table:table-cell>
          <table:table-cell office:value-type="float" office:value="46153.33333" calcext:value-type="float">
            <text:p>46153.33333</text:p>
          </table:table-cell>
          <table:table-cell office:value-type="float" office:value="48271.15" calcext:value-type="float">
            <text:p>48271.15</text:p>
          </table:table-cell>
          <table:table-cell office:value-type="float" office:value="55.82443658" calcext:value-type="float">
            <text:p>55.82443658</text:p>
          </table:table-cell>
          <table:table-cell office:value-type="float" office:value="5.577414912" calcext:value-type="float">
            <text:p>5.577414912</text:p>
          </table:table-cell>
          <table:table-cell office:value-type="float" office:value="28.92703919" calcext:value-type="float">
            <text:p>28.92703919</text:p>
          </table:table-cell>
          <table:table-cell office:value-type="float" office:value="57.85407839" calcext:value-type="float">
            <text:p>57.85407839</text:p>
          </table:table-cell>
          <table:table-cell office:value-type="float" office:value="36.99061935" calcext:value-type="float">
            <text:p>36.99061935</text:p>
          </table:table-cell>
          <table:table-cell office:value-type="float" office:value="6.638648" calcext:value-type="float">
            <text:p>6.638648</text:p>
          </table:table-cell>
          <table:table-cell office:value-type="float" office:value="3063.935187" calcext:value-type="float">
            <text:p>3063.935187</text:p>
          </table:table-cell>
          <table:table-cell office:value-type="float" office:value="78.16273889" calcext:value-type="float">
            <text:p>78.16273889</text:p>
          </table:table-cell>
          <table:table-cell office:value-type="float" office:value="2.683490537" calcext:value-type="float">
            <text:p>2.683490537</text:p>
          </table:table-cell>
          <table:table-cell office:value-type="float" office:value="19.42203917" calcext:value-type="float">
            <text:p>19.42203917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string" calcext:value-type="string">
            <text:p>129/133</text:p>
          </table:table-cell>
          <table:table-cell office:value-type="float" office:value="2401645.929" calcext:value-type="float">
            <text:p>2401645.929</text:p>
          </table:table-cell>
          <table:table-cell office:value-type="float" office:value="7975.559029" calcext:value-type="float">
            <text:p>7975.559029</text:p>
          </table:table-cell>
          <table:table-cell office:value-type="float" office:value="3990.736917" calcext:value-type="float">
            <text:p>3990.736917</text:p>
          </table:table-cell>
          <table:table-cell office:value-type="float" office:value="3207.02273" calcext:value-type="float">
            <text:p>3207.02273</text:p>
          </table:table-cell>
          <table:table-cell office:value-type="float" office:value="4669815.6" calcext:value-type="float">
            <text:p>4669815.6</text:p>
          </table:table-cell>
          <table:table-cell office:value-type="float" office:value="40611.28333" calcext:value-type="float">
            <text:p>40611.28333</text:p>
          </table:table-cell>
          <table:table-cell office:value-type="float" office:value="43239.03333" calcext:value-type="float">
            <text:p>43239.03333</text:p>
          </table:table-cell>
          <table:table-cell office:value-type="float" office:value="59.13740546" calcext:value-type="float">
            <text:p>59.13740546</text:p>
          </table:table-cell>
          <table:table-cell office:value-type="float" office:value="1.028250935" calcext:value-type="float">
            <text:p>1.028250935</text:p>
          </table:table-cell>
          <table:table-cell office:value-type="float" office:value="17.52231575" calcext:value-type="float">
            <text:p>17.52231575</text:p>
          </table:table-cell>
          <table:table-cell office:value-type="float" office:value="35.04463149" calcext:value-type="float">
            <text:p>35.04463149</text:p>
          </table:table-cell>
          <table:table-cell office:value-type="float" office:value="16.16792263" calcext:value-type="float">
            <text:p>16.16792263</text:p>
          </table:table-cell>
          <table:table-cell office:value-type="float" office:value="0.88076" calcext:value-type="float">
            <text:p>0.88076</text:p>
          </table:table-cell>
          <table:table-cell office:value-type="float" office:value="357.6635723" calcext:value-type="float">
            <text:p>357.6635723</text:p>
          </table:table-cell>
          <table:table-cell office:value-type="float" office:value="80.44703285" calcext:value-type="float">
            <text:p>80.44703285</text:p>
          </table:table-cell>
          <table:table-cell office:value-type="float" office:value="1.038480376" calcext:value-type="float">
            <text:p>1.038480376</text:p>
          </table:table-cell>
          <table:table-cell office:value-type="float" office:value="20.34323884" calcext:value-type="float">
            <text:p>20.34323884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323" calcext:value-type="float">
            <text:p>323</text:p>
          </table:table-cell>
          <table:table-cell office:value-type="float" office:value="2389600.351" calcext:value-type="float">
            <text:p>2389600.351</text:p>
          </table:table-cell>
          <table:table-cell office:value-type="float" office:value="7391.718288" calcext:value-type="float">
            <text:p>7391.718288</text:p>
          </table:table-cell>
          <table:table-cell office:value-type="float" office:value="5149.274275" calcext:value-type="float">
            <text:p>5149.274275</text:p>
          </table:table-cell>
          <table:table-cell office:value-type="float" office:value="4474.822498" calcext:value-type="float">
            <text:p>4474.822498</text:p>
          </table:table-cell>
          <table:table-cell office:value-type="float" office:value="2658981.6" calcext:value-type="float">
            <text:p>2658981.6</text:p>
          </table:table-cell>
          <table:table-cell office:value-type="float" office:value="23667.25" calcext:value-type="float">
            <text:p>23667.25</text:p>
          </table:table-cell>
          <table:table-cell office:value-type="float" office:value="24620.2" calcext:value-type="float">
            <text:p>24620.2</text:p>
          </table:table-cell>
          <table:table-cell office:value-type="float" office:value="100.9665403" calcext:value-type="float">
            <text:p>100.9665403</text:p>
          </table:table-cell>
          <table:table-cell office:value-type="float" office:value="20.48575352" calcext:value-type="float">
            <text:p>20.48575352</text:p>
          </table:table-cell>
          <table:table-cell office:value-type="float" office:value="38.60835218" calcext:value-type="float">
            <text:p>38.60835218</text:p>
          </table:table-cell>
          <table:table-cell office:value-type="float" office:value="77.21670436" calcext:value-type="float">
            <text:p>77.21670436</text:p>
          </table:table-cell>
          <table:table-cell office:value-type="float" office:value="46.05428695" calcext:value-type="float">
            <text:p>46.05428695</text:p>
          </table:table-cell>
          <table:table-cell office:value-type="float" office:value="20.265394" calcext:value-type="float">
            <text:p>20.265394</text:p>
          </table:table-cell>
          <table:table-cell office:value-type="float" office:value="4796.239214" calcext:value-type="float">
            <text:p>4796.239214</text:p>
          </table:table-cell>
          <table:table-cell office:value-type="float" office:value="80.75927986" calcext:value-type="float">
            <text:p>80.75927986</text:p>
          </table:table-cell>
          <table:table-cell office:value-type="float" office:value="1.19895594" calcext:value-type="float">
            <text:p>1.19895594</text:p>
          </table:table-cell>
          <table:table-cell office:value-type="float" office:value="20.85908943" calcext:value-type="float">
            <text:p>20.85908943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2" calcext:value-type="float">
            <text:p>22</text:p>
          </table:table-cell>
          <table:table-cell office:value-type="float" office:value="2385606.726" calcext:value-type="float">
            <text:p>2385606.726</text:p>
          </table:table-cell>
          <table:table-cell office:value-type="float" office:value="7316.815652" calcext:value-type="float">
            <text:p>7316.815652</text:p>
          </table:table-cell>
          <table:table-cell office:value-type="float" office:value="5308.746781" calcext:value-type="float">
            <text:p>5308.746781</text:p>
          </table:table-cell>
          <table:table-cell office:value-type="float" office:value="4403.728456" calcext:value-type="float">
            <text:p>4403.728456</text:p>
          </table:table-cell>
          <table:table-cell office:value-type="float" office:value="6328893.6" calcext:value-type="float">
            <text:p>6328893.6</text:p>
          </table:table-cell>
          <table:table-cell office:value-type="float" office:value="56037.15" calcext:value-type="float">
            <text:p>56037.15</text:p>
          </table:table-cell>
          <table:table-cell office:value-type="float" office:value="58600.86667" calcext:value-type="float">
            <text:p>58600.86667</text:p>
          </table:table-cell>
          <table:table-cell office:value-type="float" office:value="42.57187822" calcext:value-type="float">
            <text:p>42.57187822</text:p>
          </table:table-cell>
          <table:table-cell office:value-type="float" office:value="4.468841812" calcext:value-type="float">
            <text:p>4.468841812</text:p>
          </table:table-cell>
          <table:table-cell office:value-type="float" office:value="24.73531945" calcext:value-type="float">
            <text:p>24.73531945</text:p>
          </table:table-cell>
          <table:table-cell office:value-type="float" office:value="49.4706389" calcext:value-type="float">
            <text:p>49.4706389</text:p>
          </table:table-cell>
          <table:table-cell office:value-type="float" office:value="34.05256181" calcext:value-type="float">
            <text:p>34.05256181</text:p>
          </table:table-cell>
          <table:table-cell office:value-type="float" office:value="5.469764" calcext:value-type="float">
            <text:p>5.469764</text:p>
          </table:table-cell>
          <table:table-cell office:value-type="float" office:value="3065.063994" calcext:value-type="float">
            <text:p>3065.063994</text:p>
          </table:table-cell>
          <table:table-cell office:value-type="float" office:value="84.43576591" calcext:value-type="float">
            <text:p>84.43576591</text:p>
          </table:table-cell>
          <table:table-cell office:value-type="float" office:value="1.646051409" calcext:value-type="float">
            <text:p>1.646051409</text:p>
          </table:table-cell>
          <table:table-cell office:value-type="float" office:value="16.57317424" calcext:value-type="float">
            <text:p>16.57317424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145" calcext:value-type="float">
            <text:p>145</text:p>
          </table:table-cell>
          <table:table-cell office:value-type="float" office:value="2348686.648" calcext:value-type="float">
            <text:p>2348686.648</text:p>
          </table:table-cell>
          <table:table-cell office:value-type="float" office:value="8270.64231" calcext:value-type="float">
            <text:p>8270.64231</text:p>
          </table:table-cell>
          <table:table-cell office:value-type="float" office:value="2977.697453" calcext:value-type="float">
            <text:p>2977.697453</text:p>
          </table:table-cell>
          <table:table-cell office:value-type="float" office:value="2037.591155" calcext:value-type="float">
            <text:p>2037.591155</text:p>
          </table:table-cell>
          <table:table-cell office:value-type="float" office:value="3377572.2" calcext:value-type="float">
            <text:p>3377572.2</text:p>
          </table:table-cell>
          <table:table-cell office:value-type="float" office:value="27174.83333" calcext:value-type="float">
            <text:p>27174.83333</text:p>
          </table:table-cell>
          <table:table-cell office:value-type="float" office:value="31273.81667" calcext:value-type="float">
            <text:p>31273.81667</text:p>
          </table:table-cell>
          <table:table-cell office:value-type="float" office:value="86.42874159" calcext:value-type="float">
            <text:p>86.42874159</text:p>
          </table:table-cell>
          <table:table-cell office:value-type="float" office:value="5.453454997" calcext:value-type="float">
            <text:p>5.453454997</text:p>
          </table:table-cell>
          <table:table-cell office:value-type="float" office:value="33.22557453" calcext:value-type="float">
            <text:p>33.22557453</text:p>
          </table:table-cell>
          <table:table-cell office:value-type="float" office:value="44.81049002" calcext:value-type="float">
            <text:p>44.81049002</text:p>
          </table:table-cell>
          <table:table-cell office:value-type="float" office:value="40.10201463" calcext:value-type="float">
            <text:p>40.10201463</text:p>
          </table:table-cell>
          <table:table-cell office:value-type="float" office:value="5.770946" calcext:value-type="float">
            <text:p>5.770946</text:p>
          </table:table-cell>
          <table:table-cell office:value-type="float" office:value="1568.232457" calcext:value-type="float">
            <text:p>1568.232457</text:p>
          </table:table-cell>
          <table:table-cell office:value-type="float" office:value="94.52867141" calcext:value-type="float">
            <text:p>94.52867141</text:p>
          </table:table-cell>
          <table:table-cell office:value-type="float" office:value="1.616125977" calcext:value-type="float">
            <text:p>1.616125977</text:p>
          </table:table-cell>
          <table:table-cell office:value-type="float" office:value="29.55633151" calcext:value-type="float">
            <text:p>29.55633151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403" calcext:value-type="float">
            <text:p>403</text:p>
          </table:table-cell>
          <table:table-cell office:value-type="float" office:value="2314979.181" calcext:value-type="float">
            <text:p>2314979.181</text:p>
          </table:table-cell>
          <table:table-cell office:value-type="float" office:value="6865.153178" calcext:value-type="float">
            <text:p>6865.153178</text:p>
          </table:table-cell>
          <table:table-cell office:value-type="float" office:value="5762.488694" calcext:value-type="float">
            <text:p>5762.488694</text:p>
          </table:table-cell>
          <table:table-cell office:value-type="float" office:value="4796.21248" calcext:value-type="float">
            <text:p>4796.21248</text:p>
          </table:table-cell>
          <table:table-cell office:value-type="float" office:value="4253194.83" calcext:value-type="float">
            <text:p>4253194.83</text:p>
          </table:table-cell>
          <table:table-cell office:value-type="float" office:value="37974.05028" calcext:value-type="float">
            <text:p>37974.05028</text:p>
          </table:table-cell>
          <table:table-cell office:value-type="float" office:value="39381.43361" calcext:value-type="float">
            <text:p>39381.43361</text:p>
          </table:table-cell>
          <table:table-cell office:value-type="float" office:value="60.96213505" calcext:value-type="float">
            <text:p>60.96213505</text:p>
          </table:table-cell>
          <table:table-cell office:value-type="float" office:value="8.317853457" calcext:value-type="float">
            <text:p>8.317853457</text:p>
          </table:table-cell>
          <table:table-cell office:value-type="float" office:value="29.76704921" calcext:value-type="float">
            <text:p>29.76704921</text:p>
          </table:table-cell>
          <table:table-cell office:value-type="float" office:value="59.43299467" calcext:value-type="float">
            <text:p>59.43299467</text:p>
          </table:table-cell>
          <table:table-cell office:value-type="float" office:value="25.83801328" calcext:value-type="float">
            <text:p>25.83801328</text:p>
          </table:table-cell>
          <table:table-cell office:value-type="float" office:value="9.389849" calcext:value-type="float">
            <text:p>9.389849</text:p>
          </table:table-cell>
          <table:table-cell office:value-type="float" office:value="3565.687373" calcext:value-type="float">
            <text:p>3565.687373</text:p>
          </table:table-cell>
          <table:table-cell office:value-type="float" office:value="82.5732607" calcext:value-type="float">
            <text:p>82.5732607</text:p>
          </table:table-cell>
          <table:table-cell office:value-type="float" office:value="1.006373205" calcext:value-type="float">
            <text:p>1.006373205</text:p>
          </table:table-cell>
          <table:table-cell office:value-type="float" office:value="22.00231817" calcext:value-type="float">
            <text:p>22.00231817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320" calcext:value-type="float">
            <text:p>320</text:p>
          </table:table-cell>
          <table:table-cell office:value-type="float" office:value="2296631.477" calcext:value-type="float">
            <text:p>2296631.477</text:p>
          </table:table-cell>
          <table:table-cell office:value-type="float" office:value="6978.063535" calcext:value-type="float">
            <text:p>6978.063535</text:p>
          </table:table-cell>
          <table:table-cell office:value-type="float" office:value="5300.065623" calcext:value-type="float">
            <text:p>5300.065623</text:p>
          </table:table-cell>
          <table:table-cell office:value-type="float" office:value="4504.166903" calcext:value-type="float">
            <text:p>4504.166903</text:p>
          </table:table-cell>
          <table:table-cell office:value-type="float" office:value="4900510.8" calcext:value-type="float">
            <text:p>4900510.8</text:p>
          </table:table-cell>
          <table:table-cell office:value-type="float" office:value="42178.4" calcext:value-type="float">
            <text:p>42178.4</text:p>
          </table:table-cell>
          <table:table-cell office:value-type="float" office:value="45375.1" calcext:value-type="float">
            <text:p>45375.1</text:p>
          </table:table-cell>
          <table:table-cell office:value-type="float" office:value="54.45041721" calcext:value-type="float">
            <text:p>54.45041721</text:p>
          </table:table-cell>
          <table:table-cell office:value-type="float" office:value="6.385973893" calcext:value-type="float">
            <text:p>6.385973893</text:p>
          </table:table-cell>
          <table:table-cell office:value-type="float" office:value="25.21799184" calcext:value-type="float">
            <text:p>25.21799184</text:p>
          </table:table-cell>
          <table:table-cell office:value-type="float" office:value="50.43598368" calcext:value-type="float">
            <text:p>50.43598368</text:p>
          </table:table-cell>
          <table:table-cell office:value-type="float" office:value="27.78854482" calcext:value-type="float">
            <text:p>27.78854482</text:p>
          </table:table-cell>
          <table:table-cell office:value-type="float" office:value="9.927146" calcext:value-type="float">
            <text:p>9.927146</text:p>
          </table:table-cell>
          <table:table-cell office:value-type="float" office:value="4187.091946" calcext:value-type="float">
            <text:p>4187.091946</text:p>
          </table:table-cell>
          <table:table-cell office:value-type="float" office:value="78.99614777" calcext:value-type="float">
            <text:p>78.99614777</text:p>
          </table:table-cell>
          <table:table-cell office:value-type="float" office:value="1.259543653" calcext:value-type="float">
            <text:p>1.259543653</text:p>
          </table:table-cell>
          <table:table-cell office:value-type="float" office:value="23.04958101" calcext:value-type="float">
            <text:p>23.04958101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144" calcext:value-type="float">
            <text:p>144</text:p>
          </table:table-cell>
          <table:table-cell office:value-type="float" office:value="2222651.374" calcext:value-type="float">
            <text:p>2222651.374</text:p>
          </table:table-cell>
          <table:table-cell office:value-type="float" office:value="7345.238139" calcext:value-type="float">
            <text:p>7345.238139</text:p>
          </table:table-cell>
          <table:table-cell office:value-type="float" office:value="3768.912025" calcext:value-type="float">
            <text:p>3768.912025</text:p>
          </table:table-cell>
          <table:table-cell office:value-type="float" office:value="3095.748393" calcext:value-type="float">
            <text:p>3095.748393</text:p>
          </table:table-cell>
          <table:table-cell office:value-type="float" office:value="4788296.34" calcext:value-type="float">
            <text:p>4788296.34</text:p>
          </table:table-cell>
          <table:table-cell office:value-type="float" office:value="41477.24389" calcext:value-type="float">
            <text:p>41477.24389</text:p>
          </table:table-cell>
          <table:table-cell office:value-type="float" office:value="44336.07722" calcext:value-type="float">
            <text:p>44336.07722</text:p>
          </table:table-cell>
          <table:table-cell office:value-type="float" office:value="53.58724846" calcext:value-type="float">
            <text:p>53.58724846</text:p>
          </table:table-cell>
          <table:table-cell office:value-type="float" office:value="4.377500588" calcext:value-type="float">
            <text:p>4.377500588</text:p>
          </table:table-cell>
          <table:table-cell office:value-type="float" office:value="29.16261976" calcext:value-type="float">
            <text:p>29.16261976</text:p>
          </table:table-cell>
          <table:table-cell office:value-type="float" office:value="58.32523953" calcext:value-type="float">
            <text:p>58.32523953</text:p>
          </table:table-cell>
          <table:table-cell office:value-type="float" office:value="34.52259563" calcext:value-type="float">
            <text:p>34.52259563</text:p>
          </table:table-cell>
          <table:table-cell office:value-type="float" office:value="4.776753" calcext:value-type="float">
            <text:p>4.776753</text:p>
          </table:table-cell>
          <table:table-cell office:value-type="float" office:value="1981.243509" calcext:value-type="float">
            <text:p>1981.243509</text:p>
          </table:table-cell>
          <table:table-cell office:value-type="float" office:value="81.61252358" calcext:value-type="float">
            <text:p>81.61252358</text:p>
          </table:table-cell>
          <table:table-cell office:value-type="float" office:value="2.382684784" calcext:value-type="float">
            <text:p>2.382684784</text:p>
          </table:table-cell>
          <table:table-cell office:value-type="float" office:value="24.43486823" calcext:value-type="float">
            <text:p>24.43486823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701" calcext:value-type="float">
            <text:p>701</text:p>
          </table:table-cell>
          <table:table-cell office:value-type="float" office:value="2217527.631" calcext:value-type="float">
            <text:p>2217527.631</text:p>
          </table:table-cell>
          <table:table-cell office:value-type="float" office:value="6596.695539" calcext:value-type="float">
            <text:p>6596.695539</text:p>
          </table:table-cell>
          <table:table-cell office:value-type="float" office:value="5530.27635" calcext:value-type="float">
            <text:p>5530.27635</text:p>
          </table:table-cell>
          <table:table-cell office:value-type="float" office:value="4508.656912" calcext:value-type="float">
            <text:p>4508.656912</text:p>
          </table:table-cell>
          <table:table-cell office:value-type="float" office:value="6190945.32" calcext:value-type="float">
            <text:p>6190945.32</text:p>
          </table:table-cell>
          <table:table-cell office:value-type="float" office:value="54101.33444" calcext:value-type="float">
            <text:p>54101.33444</text:p>
          </table:table-cell>
          <table:table-cell office:value-type="float" office:value="57323.56778" calcext:value-type="float">
            <text:p>57323.56778</text:p>
          </table:table-cell>
          <table:table-cell office:value-type="float" office:value="40.98840914" calcext:value-type="float">
            <text:p>40.98840914</text:p>
          </table:table-cell>
          <table:table-cell office:value-type="float" office:value="1.828793774" calcext:value-type="float">
            <text:p>1.828793774</text:p>
          </table:table-cell>
          <table:table-cell office:value-type="float" office:value="24.0616035" calcext:value-type="float">
            <text:p>24.0616035</text:p>
          </table:table-cell>
          <table:table-cell office:value-type="float" office:value="39.23528526" calcext:value-type="float">
            <text:p>39.23528526</text:p>
          </table:table-cell>
          <table:table-cell office:value-type="float" office:value="24.84988525" calcext:value-type="float">
            <text:p>24.84988525</text:p>
          </table:table-cell>
          <table:table-cell office:value-type="float" office:value="1.961289" calcext:value-type="float">
            <text:p>1.961289</text:p>
          </table:table-cell>
          <table:table-cell office:value-type="float" office:value="1061.035371" calcext:value-type="float">
            <text:p>1061.035371</text:p>
          </table:table-cell>
          <table:table-cell office:value-type="float" office:value="72.41248078" calcext:value-type="float">
            <text:p>72.41248078</text:p>
          </table:table-cell>
          <table:table-cell office:value-type="float" office:value="2.255798128" calcext:value-type="float">
            <text:p>2.255798128</text:p>
          </table:table-cell>
          <table:table-cell office:value-type="float" office:value="28.52552495" calcext:value-type="float">
            <text:p>28.52552495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144" calcext:value-type="float">
            <text:p>144</text:p>
          </table:table-cell>
          <table:table-cell office:value-type="float" office:value="2195663.21" calcext:value-type="float">
            <text:p>2195663.21</text:p>
          </table:table-cell>
          <table:table-cell office:value-type="float" office:value="7292.050217" calcext:value-type="float">
            <text:p>7292.050217</text:p>
          </table:table-cell>
          <table:table-cell office:value-type="float" office:value="3675.470341" calcext:value-type="float">
            <text:p>3675.470341</text:p>
          </table:table-cell>
          <table:table-cell office:value-type="float" office:value="2896.264128" calcext:value-type="float">
            <text:p>2896.264128</text:p>
          </table:table-cell>
          <table:table-cell office:value-type="float" office:value="4859688.6" calcext:value-type="float">
            <text:p>4859688.6</text:p>
          </table:table-cell>
          <table:table-cell office:value-type="float" office:value="41169.98333" calcext:value-type="float">
            <text:p>41169.98333</text:p>
          </table:table-cell>
          <table:table-cell office:value-type="float" office:value="44997.11667" calcext:value-type="float">
            <text:p>44997.11667</text:p>
          </table:table-cell>
          <table:table-cell office:value-type="float" office:value="53.33165165" calcext:value-type="float">
            <text:p>53.33165165</text:p>
          </table:table-cell>
          <table:table-cell office:value-type="float" office:value="5.392350938" calcext:value-type="float">
            <text:p>5.392350938</text:p>
          </table:table-cell>
          <table:table-cell office:value-type="float" office:value="30.2361085" calcext:value-type="float">
            <text:p>30.2361085</text:p>
          </table:table-cell>
          <table:table-cell office:value-type="float" office:value="60.47221699" calcext:value-type="float">
            <text:p>60.47221699</text:p>
          </table:table-cell>
          <table:table-cell office:value-type="float" office:value="34.01056929" calcext:value-type="float">
            <text:p>34.01056929</text:p>
          </table:table-cell>
          <table:table-cell office:value-type="float" office:value="5.941256" calcext:value-type="float">
            <text:p>5.941256</text:p>
          </table:table-cell>
          <table:table-cell office:value-type="float" office:value="2445.99105" calcext:value-type="float">
            <text:p>2445.99105</text:p>
          </table:table-cell>
          <table:table-cell office:value-type="float" office:value="83.75779969" calcext:value-type="float">
            <text:p>83.75779969</text:p>
          </table:table-cell>
          <table:table-cell office:value-type="float" office:value="1.31697339" calcext:value-type="float">
            <text:p>1.31697339</text:p>
          </table:table-cell>
          <table:table-cell office:value-type="float" office:value="24.33107762" calcext:value-type="float">
            <text:p>24.33107762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430" calcext:value-type="float">
            <text:p>430</text:p>
          </table:table-cell>
          <table:table-cell office:value-type="float" office:value="2186135.899" calcext:value-type="float">
            <text:p>2186135.899</text:p>
          </table:table-cell>
          <table:table-cell office:value-type="float" office:value="6814.500738" calcext:value-type="float">
            <text:p>6814.500738</text:p>
          </table:table-cell>
          <table:table-cell office:value-type="float" office:value="4691.016862" calcext:value-type="float">
            <text:p>4691.016862</text:p>
          </table:table-cell>
          <table:table-cell office:value-type="float" office:value="3806.625766" calcext:value-type="float">
            <text:p>3806.625766</text:p>
          </table:table-cell>
          <table:table-cell office:value-type="float" office:value="3485727" calcext:value-type="float">
            <text:p>3485727</text:p>
          </table:table-cell>
          <table:table-cell office:value-type="float" office:value="30786.15" calcext:value-type="float">
            <text:p>30786.15</text:p>
          </table:table-cell>
          <table:table-cell office:value-type="float" office:value="32275.25" calcext:value-type="float">
            <text:p>32275.25</text:p>
          </table:table-cell>
          <table:table-cell office:value-type="float" office:value="71.01036989" calcext:value-type="float">
            <text:p>71.01036989</text:p>
          </table:table-cell>
          <table:table-cell office:value-type="float" office:value="26.08934255" calcext:value-type="float">
            <text:p>26.08934255</text:p>
          </table:table-cell>
          <table:table-cell office:value-type="float" office:value="41.57608847" calcext:value-type="float">
            <text:p>41.57608847</text:p>
          </table:table-cell>
          <table:table-cell office:value-type="float" office:value="83.15217693" calcext:value-type="float">
            <text:p>83.15217693</text:p>
          </table:table-cell>
          <table:table-cell office:value-type="float" office:value="58.79561798" calcext:value-type="float">
            <text:p>58.79561798</text:p>
          </table:table-cell>
          <table:table-cell office:value-type="float" office:value="28.771377" calcext:value-type="float">
            <text:p>28.771377</text:p>
          </table:table-cell>
          <table:table-cell office:value-type="float" office:value="8857.575575" calcext:value-type="float">
            <text:p>8857.575575</text:p>
          </table:table-cell>
          <table:table-cell office:value-type="float" office:value="72.16390828" calcext:value-type="float">
            <text:p>72.16390828</text:p>
          </table:table-cell>
          <table:table-cell office:value-type="float" office:value="0.599488313" calcext:value-type="float">
            <text:p>0.599488313</text:p>
          </table:table-cell>
          <table:table-cell office:value-type="float" office:value="23.38894977" calcext:value-type="float">
            <text:p>23.38894977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351" calcext:value-type="float">
            <text:p>351</text:p>
          </table:table-cell>
          <table:table-cell office:value-type="float" office:value="2180381.306" calcext:value-type="float">
            <text:p>2180381.306</text:p>
          </table:table-cell>
          <table:table-cell office:value-type="float" office:value="6618.44919" calcext:value-type="float">
            <text:p>6618.44919</text:p>
          </table:table-cell>
          <table:table-cell office:value-type="float" office:value="4956.366035" calcext:value-type="float">
            <text:p>4956.366035</text:p>
          </table:table-cell>
          <table:table-cell office:value-type="float" office:value="4311.538363" calcext:value-type="float">
            <text:p>4311.538363</text:p>
          </table:table-cell>
          <table:table-cell office:value-type="float" office:value="7617117.6" calcext:value-type="float">
            <text:p>7617117.6</text:p>
          </table:table-cell>
          <table:table-cell office:value-type="float" office:value="63808.1" calcext:value-type="float">
            <text:p>63808.1</text:p>
          </table:table-cell>
          <table:table-cell office:value-type="float" office:value="70528.86667" calcext:value-type="float">
            <text:p>70528.86667</text:p>
          </table:table-cell>
          <table:table-cell office:value-type="float" office:value="34.17091726" calcext:value-type="float">
            <text:p>34.17091726</text:p>
          </table:table-cell>
          <table:table-cell office:value-type="float" office:value="9.057639524" calcext:value-type="float">
            <text:p>9.057639524</text:p>
          </table:table-cell>
          <table:table-cell office:value-type="float" office:value="29.41458094" calcext:value-type="float">
            <text:p>29.41458094</text:p>
          </table:table-cell>
          <table:table-cell office:value-type="float" office:value="58.82916188" calcext:value-type="float">
            <text:p>58.82916188</text:p>
          </table:table-cell>
          <table:table-cell office:value-type="float" office:value="39.69061115" calcext:value-type="float">
            <text:p>39.69061115</text:p>
          </table:table-cell>
          <table:table-cell office:value-type="float" office:value="10.415132" calcext:value-type="float">
            <text:p>10.415132</text:p>
          </table:table-cell>
          <table:table-cell office:value-type="float" office:value="6645.677423" calcext:value-type="float">
            <text:p>6645.677423</text:p>
          </table:table-cell>
          <table:table-cell office:value-type="float" office:value="78.70138002" calcext:value-type="float">
            <text:p>78.70138002</text:p>
          </table:table-cell>
          <table:table-cell office:value-type="float" office:value="1.588866997" calcext:value-type="float">
            <text:p>1.588866997</text:p>
          </table:table-cell>
          <table:table-cell office:value-type="float" office:value="46.39611969" calcext:value-type="float">
            <text:p>46.39611969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28" calcext:value-type="float">
            <text:p>28</text:p>
          </table:table-cell>
          <table:table-cell office:value-type="float" office:value="2149948.629" calcext:value-type="float">
            <text:p>2149948.629</text:p>
          </table:table-cell>
          <table:table-cell office:value-type="float" office:value="6924.782116" calcext:value-type="float">
            <text:p>6924.782116</text:p>
          </table:table-cell>
          <table:table-cell office:value-type="float" office:value="4063.13402" calcext:value-type="float">
            <text:p>4063.13402</text:p>
          </table:table-cell>
          <table:table-cell office:value-type="float" office:value="3390.285467" calcext:value-type="float">
            <text:p>3390.285467</text:p>
          </table:table-cell>
          <table:table-cell office:value-type="float" office:value="3764929.26" calcext:value-type="float">
            <text:p>3764929.26</text:p>
          </table:table-cell>
          <table:table-cell office:value-type="float" office:value="33945.97278" calcext:value-type="float">
            <text:p>33945.97278</text:p>
          </table:table-cell>
          <table:table-cell office:value-type="float" office:value="34860.45611" calcext:value-type="float">
            <text:p>34860.45611</text:p>
          </table:table-cell>
          <table:table-cell office:value-type="float" office:value="63.3344239" calcext:value-type="float">
            <text:p>63.3344239</text:p>
          </table:table-cell>
          <table:table-cell office:value-type="float" office:value="3.142582681" calcext:value-type="float">
            <text:p>3.142582681</text:p>
          </table:table-cell>
          <table:table-cell office:value-type="float" office:value="25.39063731" calcext:value-type="float">
            <text:p>25.39063731</text:p>
          </table:table-cell>
          <table:table-cell office:value-type="float" office:value="50.78127462" calcext:value-type="float">
            <text:p>50.78127462</text:p>
          </table:table-cell>
          <table:table-cell office:value-type="float" office:value="35.59620012" calcext:value-type="float">
            <text:p>35.59620012</text:p>
          </table:table-cell>
          <table:table-cell office:value-type="float" office:value="3.772277" calcext:value-type="float">
            <text:p>3.772277</text:p>
          </table:table-cell>
          <table:table-cell office:value-type="float" office:value="1280.509985" calcext:value-type="float">
            <text:p>1280.509985</text:p>
          </table:table-cell>
          <table:table-cell office:value-type="float" office:value="81.99410787" calcext:value-type="float">
            <text:p>81.99410787</text:p>
          </table:table-cell>
          <table:table-cell office:value-type="float" office:value="0.868459589" calcext:value-type="float">
            <text:p>0.868459589</text:p>
          </table:table-cell>
          <table:table-cell office:value-type="float" office:value="21.58754295" calcext:value-type="float">
            <text:p>21.58754295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403" calcext:value-type="float">
            <text:p>403</text:p>
          </table:table-cell>
          <table:table-cell office:value-type="float" office:value="2139935.579" calcext:value-type="float">
            <text:p>2139935.579</text:p>
          </table:table-cell>
          <table:table-cell office:value-type="float" office:value="6367.175814" calcext:value-type="float">
            <text:p>6367.175814</text:p>
          </table:table-cell>
          <table:table-cell office:value-type="float" office:value="5285.326611" calcext:value-type="float">
            <text:p>5285.326611</text:p>
          </table:table-cell>
          <table:table-cell office:value-type="float" office:value="4334.796813" calcext:value-type="float">
            <text:p>4334.796813</text:p>
          </table:table-cell>
          <table:table-cell office:value-type="float" office:value="4060373.4" calcext:value-type="float">
            <text:p>4060373.4</text:p>
          </table:table-cell>
          <table:table-cell office:value-type="float" office:value="36240.13333" calcext:value-type="float">
            <text:p>36240.13333</text:p>
          </table:table-cell>
          <table:table-cell office:value-type="float" office:value="37596.05" calcext:value-type="float">
            <text:p>37596.05</text:p>
          </table:table-cell>
          <table:table-cell office:value-type="float" office:value="59.04877776" calcext:value-type="float">
            <text:p>59.04877776</text:p>
          </table:table-cell>
          <table:table-cell office:value-type="float" office:value="8.33911475" calcext:value-type="float">
            <text:p>8.33911475</text:p>
          </table:table-cell>
          <table:table-cell office:value-type="float" office:value="28.41834755" calcext:value-type="float">
            <text:p>28.41834755</text:p>
          </table:table-cell>
          <table:table-cell office:value-type="float" office:value="56.62879995" calcext:value-type="float">
            <text:p>56.62879995</text:p>
          </table:table-cell>
          <table:table-cell office:value-type="float" office:value="23.2799053" calcext:value-type="float">
            <text:p>23.2799053</text:p>
          </table:table-cell>
          <table:table-cell office:value-type="float" office:value="9.492894" calcext:value-type="float">
            <text:p>9.492894</text:p>
          </table:table-cell>
          <table:table-cell office:value-type="float" office:value="3440.203377" calcext:value-type="float">
            <text:p>3440.203377</text:p>
          </table:table-cell>
          <table:table-cell office:value-type="float" office:value="83.35954951" calcext:value-type="float">
            <text:p>83.35954951</text:p>
          </table:table-cell>
          <table:table-cell office:value-type="float" office:value="0.690373672" calcext:value-type="float">
            <text:p>0.690373672</text:p>
          </table:table-cell>
          <table:table-cell office:value-type="float" office:value="22.42324661" calcext:value-type="float">
            <text:p>22.42324661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145" calcext:value-type="float">
            <text:p>145</text:p>
          </table:table-cell>
          <table:table-cell office:value-type="float" office:value="2102648.724" calcext:value-type="float">
            <text:p>2102648.724</text:p>
          </table:table-cell>
          <table:table-cell office:value-type="float" office:value="7269.55018" calcext:value-type="float">
            <text:p>7269.55018</text:p>
          </table:table-cell>
          <table:table-cell office:value-type="float" office:value="3010.049435" calcext:value-type="float">
            <text:p>3010.049435</text:p>
          </table:table-cell>
          <table:table-cell office:value-type="float" office:value="2171.415163" calcext:value-type="float">
            <text:p>2171.415163</text:p>
          </table:table-cell>
          <table:table-cell office:value-type="float" office:value="3418376.4" calcext:value-type="float">
            <text:p>3418376.4</text:p>
          </table:table-cell>
          <table:table-cell office:value-type="float" office:value="28539.3" calcext:value-type="float">
            <text:p>28539.3</text:p>
          </table:table-cell>
          <table:table-cell office:value-type="float" office:value="31651.63333" calcext:value-type="float">
            <text:p>31651.63333</text:p>
          </table:table-cell>
          <table:table-cell office:value-type="float" office:value="73.67555349" calcext:value-type="float">
            <text:p>73.67555349</text:p>
          </table:table-cell>
          <table:table-cell office:value-type="float" office:value="1.803454073" calcext:value-type="float">
            <text:p>1.803454073</text:p>
          </table:table-cell>
          <table:table-cell office:value-type="float" office:value="28.46875608" calcext:value-type="float">
            <text:p>28.46875608</text:p>
          </table:table-cell>
          <table:table-cell office:value-type="float" office:value="37.95834144" calcext:value-type="float">
            <text:p>37.95834144</text:p>
          </table:table-cell>
          <table:table-cell office:value-type="float" office:value="33.3993577" calcext:value-type="float">
            <text:p>33.3993577</text:p>
          </table:table-cell>
          <table:table-cell office:value-type="float" office:value="2.073297" calcext:value-type="float">
            <text:p>2.073297</text:p>
          </table:table-cell>
          <table:table-cell office:value-type="float" office:value="591.6767676" calcext:value-type="float">
            <text:p>591.6767676</text:p>
          </table:table-cell>
          <table:table-cell office:value-type="float" office:value="95.41847639" calcext:value-type="float">
            <text:p>95.41847639</text:p>
          </table:table-cell>
          <table:table-cell office:value-type="float" office:value="1.508455254" calcext:value-type="float">
            <text:p>1.508455254</text:p>
          </table:table-cell>
          <table:table-cell office:value-type="float" office:value="30.40204552" calcext:value-type="float">
            <text:p>30.40204552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406" calcext:value-type="float">
            <text:p>406</text:p>
          </table:table-cell>
          <table:table-cell office:value-type="float" office:value="2101302.6" calcext:value-type="float">
            <text:p>2101302.6</text:p>
          </table:table-cell>
          <table:table-cell office:value-type="float" office:value="6322.070214" calcext:value-type="float">
            <text:p>6322.070214</text:p>
          </table:table-cell>
          <table:table-cell office:value-type="float" office:value="4837.313518" calcext:value-type="float">
            <text:p>4837.313518</text:p>
          </table:table-cell>
          <table:table-cell office:value-type="float" office:value="4348.913036" calcext:value-type="float">
            <text:p>4348.913036</text:p>
          </table:table-cell>
          <table:table-cell office:value-type="float" office:value="4848924.42" calcext:value-type="float">
            <text:p>4848924.42</text:p>
          </table:table-cell>
          <table:table-cell office:value-type="float" office:value="42867.28167" calcext:value-type="float">
            <text:p>42867.28167</text:p>
          </table:table-cell>
          <table:table-cell office:value-type="float" office:value="44897.44833" calcext:value-type="float">
            <text:p>44897.44833</text:p>
          </table:table-cell>
          <table:table-cell office:value-type="float" office:value="49.01879752" calcext:value-type="float">
            <text:p>49.01879752</text:p>
          </table:table-cell>
          <table:table-cell office:value-type="float" office:value="3.678658372" calcext:value-type="float">
            <text:p>3.678658372</text:p>
          </table:table-cell>
          <table:table-cell office:value-type="float" office:value="22.81048011" calcext:value-type="float">
            <text:p>22.81048011</text:p>
          </table:table-cell>
          <table:table-cell office:value-type="float" office:value="45.62096023" calcext:value-type="float">
            <text:p>45.62096023</text:p>
          </table:table-cell>
          <table:table-cell office:value-type="float" office:value="19.91553547" calcext:value-type="float">
            <text:p>19.91553547</text:p>
          </table:table-cell>
          <table:table-cell office:value-type="float" office:value="4.230731" calcext:value-type="float">
            <text:p>4.230731</text:p>
          </table:table-cell>
          <table:table-cell office:value-type="float" office:value="1813.586085" calcext:value-type="float">
            <text:p>1813.586085</text:p>
          </table:table-cell>
          <table:table-cell office:value-type="float" office:value="79.18083028" calcext:value-type="float">
            <text:p>79.18083028</text:p>
          </table:table-cell>
          <table:table-cell office:value-type="float" office:value="2.446117319" calcext:value-type="float">
            <text:p>2.446117319</text:p>
          </table:table-cell>
          <table:table-cell office:value-type="float" office:value="25.6954503" calcext:value-type="float">
            <text:p>25.6954503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701" calcext:value-type="float">
            <text:p>701</text:p>
          </table:table-cell>
          <table:table-cell office:value-type="float" office:value="2073531.356" calcext:value-type="float">
            <text:p>2073531.356</text:p>
          </table:table-cell>
          <table:table-cell office:value-type="float" office:value="6250.460004" calcext:value-type="float">
            <text:p>6250.460004</text:p>
          </table:table-cell>
          <table:table-cell office:value-type="float" office:value="4984.480678" calcext:value-type="float">
            <text:p>4984.480678</text:p>
          </table:table-cell>
          <table:table-cell office:value-type="float" office:value="4019.528214" calcext:value-type="float">
            <text:p>4019.528214</text:p>
          </table:table-cell>
          <table:table-cell office:value-type="float" office:value="6131446.2" calcext:value-type="float">
            <text:p>6131446.2</text:p>
          </table:table-cell>
          <table:table-cell office:value-type="float" office:value="53417.08333" calcext:value-type="float">
            <text:p>53417.08333</text:p>
          </table:table-cell>
          <table:table-cell office:value-type="float" office:value="56772.65" calcext:value-type="float">
            <text:p>56772.65</text:p>
          </table:table-cell>
          <table:table-cell office:value-type="float" office:value="38.81775691" calcext:value-type="float">
            <text:p>38.81775691</text:p>
          </table:table-cell>
          <table:table-cell office:value-type="float" office:value="1.418812401" calcext:value-type="float">
            <text:p>1.418812401</text:p>
          </table:table-cell>
          <table:table-cell office:value-type="float" office:value="21.15636127" calcext:value-type="float">
            <text:p>21.15636127</text:p>
          </table:table-cell>
          <table:table-cell office:value-type="float" office:value="41.99084773" calcext:value-type="float">
            <text:p>41.99084773</text:p>
          </table:table-cell>
          <table:table-cell office:value-type="float" office:value="27.59986266" calcext:value-type="float">
            <text:p>27.59986266</text:p>
          </table:table-cell>
          <table:table-cell office:value-type="float" office:value="1.662602" calcext:value-type="float">
            <text:p>1.662602</text:p>
          </table:table-cell>
          <table:table-cell office:value-type="float" office:value="888.1124275" calcext:value-type="float">
            <text:p>888.1124275</text:p>
          </table:table-cell>
          <table:table-cell office:value-type="float" office:value="75.87349753" calcext:value-type="float">
            <text:p>75.87349753</text:p>
          </table:table-cell>
          <table:table-cell office:value-type="float" office:value="1.829224445" calcext:value-type="float">
            <text:p>1.829224445</text:p>
          </table:table-cell>
          <table:table-cell office:value-type="float" office:value="28.22694814" calcext:value-type="float">
            <text:p>28.22694814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015/050</text:p>
          </table:table-cell>
          <table:table-cell office:value-type="float" office:value="1994648.028" calcext:value-type="float">
            <text:p>1994648.028</text:p>
          </table:table-cell>
          <table:table-cell office:value-type="float" office:value="5692.942593" calcext:value-type="float">
            <text:p>5692.942593</text:p>
          </table:table-cell>
          <table:table-cell office:value-type="float" office:value="5542.129981" calcext:value-type="float">
            <text:p>5542.129981</text:p>
          </table:table-cell>
          <table:table-cell office:value-type="float" office:value="4476.269003" calcext:value-type="float">
            <text:p>4476.269003</text:p>
          </table:table-cell>
          <table:table-cell office:value-type="float" office:value="6211980" calcext:value-type="float">
            <text:p>6211980</text:p>
          </table:table-cell>
          <table:table-cell office:value-type="float" office:value="55873.23333" calcext:value-type="float">
            <text:p>55873.23333</text:p>
          </table:table-cell>
          <table:table-cell office:value-type="float" office:value="57518.33333" calcext:value-type="float">
            <text:p>57518.33333</text:p>
          </table:table-cell>
          <table:table-cell office:value-type="float" office:value="35.69952747" calcext:value-type="float">
            <text:p>35.69952747</text:p>
          </table:table-cell>
          <table:table-cell office:value-type="float" office:value="1.7578125" calcext:value-type="float">
            <text:p>1.7578125</text:p>
          </table:table-cell>
          <table:table-cell office:value-type="float" office:value="16.34681855" calcext:value-type="float">
            <text:p>16.34681855</text:p>
          </table:table-cell>
          <table:table-cell office:value-type="float" office:value="32.69363711" calcext:value-type="float">
            <text:p>32.69363711</text:p>
          </table:table-cell>
          <table:table-cell office:value-type="float" office:value="18.32089741" calcext:value-type="float">
            <text:p>18.32089741</text:p>
          </table:table-cell>
          <table:table-cell office:value-type="float" office:value="2.092812" calcext:value-type="float">
            <text:p>2.092812</text:p>
          </table:table-cell>
          <table:table-cell office:value-type="float" office:value="1169.315027" calcext:value-type="float">
            <text:p>1169.315027</text:p>
          </table:table-cell>
          <table:table-cell office:value-type="float" office:value="80.01071778" calcext:value-type="float">
            <text:p>80.01071778</text:p>
          </table:table-cell>
          <table:table-cell office:value-type="float" office:value="0.647222493" calcext:value-type="float">
            <text:p>0.647222493</text:p>
          </table:table-cell>
          <table:table-cell office:value-type="float" office:value="15.85953893" calcext:value-type="float">
            <text:p>15.85953893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float" office:value="1994381.075" calcext:value-type="float">
            <text:p>1994381.075</text:p>
          </table:table-cell>
          <table:table-cell office:value-type="float" office:value="5824.652338" calcext:value-type="float">
            <text:p>5824.652338</text:p>
          </table:table-cell>
          <table:table-cell office:value-type="float" office:value="5089.01213" calcext:value-type="float">
            <text:p>5089.01213</text:p>
          </table:table-cell>
          <table:table-cell office:value-type="float" office:value="4318.7856" calcext:value-type="float">
            <text:p>4318.7856</text:p>
          </table:table-cell>
          <table:table-cell office:value-type="float" office:value="6707529" calcext:value-type="float">
            <text:p>6707529</text:p>
          </table:table-cell>
          <table:table-cell office:value-type="float" office:value="57036.23333" calcext:value-type="float">
            <text:p>57036.23333</text:p>
          </table:table-cell>
          <table:table-cell office:value-type="float" office:value="62106.75" calcext:value-type="float">
            <text:p>62106.75</text:p>
          </table:table-cell>
          <table:table-cell office:value-type="float" office:value="34.96691416" calcext:value-type="float">
            <text:p>34.96691416</text:p>
          </table:table-cell>
          <table:table-cell office:value-type="float" office:value="4.879530269" calcext:value-type="float">
            <text:p>4.879530269</text:p>
          </table:table-cell>
          <table:table-cell office:value-type="float" office:value="27.05415968" calcext:value-type="float">
            <text:p>27.05415968</text:p>
          </table:table-cell>
          <table:table-cell office:value-type="float" office:value="57.56204187" calcext:value-type="float">
            <text:p>57.56204187</text:p>
          </table:table-cell>
          <table:table-cell office:value-type="float" office:value="34.74097371" calcext:value-type="float">
            <text:p>34.74097371</text:p>
          </table:table-cell>
          <table:table-cell office:value-type="float" office:value="5.531782" calcext:value-type="float">
            <text:p>5.531782</text:p>
          </table:table-cell>
          <table:table-cell office:value-type="float" office:value="3155.073319" calcext:value-type="float">
            <text:p>3155.073319</text:p>
          </table:table-cell>
          <table:table-cell office:value-type="float" office:value="79.17508101" calcext:value-type="float">
            <text:p>79.17508101</text:p>
          </table:table-cell>
          <table:table-cell office:value-type="float" office:value="1.683743829" calcext:value-type="float">
            <text:p>1.683743829</text:p>
          </table:table-cell>
          <table:table-cell office:value-type="float" office:value="18.68420775" calcext:value-type="float">
            <text:p>18.68420775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430" calcext:value-type="float">
            <text:p>430</text:p>
          </table:table-cell>
          <table:table-cell office:value-type="float" office:value="1918068.227" calcext:value-type="float">
            <text:p>1918068.227</text:p>
          </table:table-cell>
          <table:table-cell office:value-type="float" office:value="5949.50587" calcext:value-type="float">
            <text:p>5949.50587</text:p>
          </table:table-cell>
          <table:table-cell office:value-type="float" office:value="4197.579453" calcext:value-type="float">
            <text:p>4197.579453</text:p>
          </table:table-cell>
          <table:table-cell office:value-type="float" office:value="3348.559075" calcext:value-type="float">
            <text:p>3348.559075</text:p>
          </table:table-cell>
          <table:table-cell office:value-type="float" office:value="3358780.2" calcext:value-type="float">
            <text:p>3358780.2</text:p>
          </table:table-cell>
          <table:table-cell office:value-type="float" office:value="29476.18333" calcext:value-type="float">
            <text:p>29476.18333</text:p>
          </table:table-cell>
          <table:table-cell office:value-type="float" office:value="31099.81667" calcext:value-type="float">
            <text:p>31099.81667</text:p>
          </table:table-cell>
          <table:table-cell office:value-type="float" office:value="65.0717973" calcext:value-type="float">
            <text:p>65.0717973</text:p>
          </table:table-cell>
          <table:table-cell office:value-type="float" office:value="16.33613445" calcext:value-type="float">
            <text:p>16.33613445</text:p>
          </table:table-cell>
          <table:table-cell office:value-type="float" office:value="36.93164945" calcext:value-type="float">
            <text:p>36.93164945</text:p>
          </table:table-cell>
          <table:table-cell office:value-type="float" office:value="73.8632989" calcext:value-type="float">
            <text:p>73.8632989</text:p>
          </table:table-cell>
          <table:table-cell office:value-type="float" office:value="50.36909527" calcext:value-type="float">
            <text:p>50.36909527</text:p>
          </table:table-cell>
          <table:table-cell office:value-type="float" office:value="18.071717" calcext:value-type="float">
            <text:p>18.071717</text:p>
          </table:table-cell>
          <table:table-cell office:value-type="float" office:value="5326.847423" calcext:value-type="float">
            <text:p>5326.847423</text:p>
          </table:table-cell>
          <table:table-cell office:value-type="float" office:value="72.31622159" calcext:value-type="float">
            <text:p>72.31622159</text:p>
          </table:table-cell>
          <table:table-cell office:value-type="float" office:value="0.668591629" calcext:value-type="float">
            <text:p>0.668591629</text:p>
          </table:table-cell>
          <table:table-cell office:value-type="float" office:value="24.01150694" calcext:value-type="float">
            <text:p>24.01150694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7" calcext:value-type="float">
            <text:p>17</text:p>
          </table:table-cell>
          <table:table-cell office:value-type="float" office:value="1905484.696" calcext:value-type="float">
            <text:p>1905484.696</text:p>
          </table:table-cell>
          <table:table-cell office:value-type="float" office:value="5823.266428" calcext:value-type="float">
            <text:p>5823.266428</text:p>
          </table:table-cell>
          <table:table-cell office:value-type="float" office:value="4265.227468" calcext:value-type="float">
            <text:p>4265.227468</text:p>
          </table:table-cell>
          <table:table-cell office:value-type="float" office:value="3581.499911" calcext:value-type="float">
            <text:p>3581.499911</text:p>
          </table:table-cell>
          <table:table-cell office:value-type="float" office:value="5286047.4" calcext:value-type="float">
            <text:p>5286047.4</text:p>
          </table:table-cell>
          <table:table-cell office:value-type="float" office:value="48053.4" calcext:value-type="float">
            <text:p>48053.4</text:p>
          </table:table-cell>
          <table:table-cell office:value-type="float" office:value="48944.88333" calcext:value-type="float">
            <text:p>48944.88333</text:p>
          </table:table-cell>
          <table:table-cell office:value-type="float" office:value="39.65348334" calcext:value-type="float">
            <text:p>39.65348334</text:p>
          </table:table-cell>
          <table:table-cell office:value-type="float" office:value="0.126872885" calcext:value-type="float">
            <text:p>0.126872885</text:p>
          </table:table-cell>
          <table:table-cell office:value-type="float" office:value="14.94562116" calcext:value-type="float">
            <text:p>14.94562116</text:p>
          </table:table-cell>
          <table:table-cell office:value-type="float" office:value="31.78694541" calcext:value-type="float">
            <text:p>31.78694541</text:p>
          </table:table-cell>
          <table:table-cell office:value-type="float" office:value="15.20061502" calcext:value-type="float">
            <text:p>15.20061502</text:p>
          </table:table-cell>
          <table:table-cell office:value-type="float" office:value="0.14427" calcext:value-type="float">
            <text:p>0.14427</text:p>
          </table:table-cell>
          <table:table-cell office:value-type="float" office:value="69.2930028" calcext:value-type="float">
            <text:p>69.2930028</text:p>
          </table:table-cell>
          <table:table-cell office:value-type="float" office:value="70.70054078" calcext:value-type="float">
            <text:p>70.70054078</text:p>
          </table:table-cell>
          <table:table-cell office:value-type="float" office:value="2.37153008" calcext:value-type="float">
            <text:p>2.37153008</text:p>
          </table:table-cell>
          <table:table-cell office:value-type="float" office:value="16.49448458" calcext:value-type="float">
            <text:p>16.49448458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84" calcext:value-type="float">
            <text:p>84</text:p>
          </table:table-cell>
          <table:table-cell office:value-type="float" office:value="1898946.806" calcext:value-type="float">
            <text:p>1898946.806</text:p>
          </table:table-cell>
          <table:table-cell office:value-type="float" office:value="6347.320323" calcext:value-type="float">
            <text:p>6347.320323</text:p>
          </table:table-cell>
          <table:table-cell office:value-type="float" office:value="3619.195755" calcext:value-type="float">
            <text:p>3619.195755</text:p>
          </table:table-cell>
          <table:table-cell office:value-type="float" office:value="1896.310093" calcext:value-type="float">
            <text:p>1896.310093</text:p>
          </table:table-cell>
          <table:table-cell office:value-type="float" office:value="4167712.8" calcext:value-type="float">
            <text:p>4167712.8</text:p>
          </table:table-cell>
          <table:table-cell office:value-type="float" office:value="34797.23333" calcext:value-type="float">
            <text:p>34797.23333</text:p>
          </table:table-cell>
          <table:table-cell office:value-type="float" office:value="38589.93333" calcext:value-type="float">
            <text:p>38589.93333</text:p>
          </table:table-cell>
          <table:table-cell office:value-type="float" office:value="54.57177552" calcext:value-type="float">
            <text:p>54.57177552</text:p>
          </table:table-cell>
          <table:table-cell office:value-type="float" office:value="2.528945765" calcext:value-type="float">
            <text:p>2.528945765</text:p>
          </table:table-cell>
          <table:table-cell office:value-type="float" office:value="34.49651399" calcext:value-type="float">
            <text:p>34.49651399</text:p>
          </table:table-cell>
          <table:table-cell office:value-type="float" office:value="45.99535198" calcext:value-type="float">
            <text:p>45.99535198</text:p>
          </table:table-cell>
          <table:table-cell office:value-type="float" office:value="30.69648239" calcext:value-type="float">
            <text:p>30.69648239</text:p>
          </table:table-cell>
          <table:table-cell office:value-type="float" office:value="2.990153" calcext:value-type="float">
            <text:p>2.990153</text:p>
          </table:table-cell>
          <table:table-cell office:value-type="float" office:value="1040.472074" calcext:value-type="float">
            <text:p>1040.472074</text:p>
          </table:table-cell>
          <table:table-cell office:value-type="float" office:value="78.94074126" calcext:value-type="float">
            <text:p>78.94074126</text:p>
          </table:table-cell>
          <table:table-cell office:value-type="float" office:value="1.410940224" calcext:value-type="float">
            <text:p>1.410940224</text:p>
          </table:table-cell>
          <table:table-cell office:value-type="float" office:value="24.05934105" calcext:value-type="float">
            <text:p>24.05934105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" calcext:value-type="float">
            <text:p>33</text:p>
          </table:table-cell>
          <table:table-cell office:value-type="float" office:value="1884402.522" calcext:value-type="float">
            <text:p>1884402.522</text:p>
          </table:table-cell>
          <table:table-cell office:value-type="float" office:value="6074.33207" calcext:value-type="float">
            <text:p>6074.33207</text:p>
          </table:table-cell>
          <table:table-cell office:value-type="float" office:value="3600.30326" calcext:value-type="float">
            <text:p>3600.30326</text:p>
          </table:table-cell>
          <table:table-cell office:value-type="float" office:value="2782.7323" calcext:value-type="float">
            <text:p>2782.7323</text:p>
          </table:table-cell>
          <table:table-cell office:value-type="float" office:value="4547934" calcext:value-type="float">
            <text:p>4547934</text:p>
          </table:table-cell>
          <table:table-cell office:value-type="float" office:value="39183.08333" calcext:value-type="float">
            <text:p>39183.08333</text:p>
          </table:table-cell>
          <table:table-cell office:value-type="float" office:value="42110.5" calcext:value-type="float">
            <text:p>42110.5</text:p>
          </table:table-cell>
          <table:table-cell office:value-type="float" office:value="48.092247" calcext:value-type="float">
            <text:p>48.092247</text:p>
          </table:table-cell>
          <table:table-cell office:value-type="float" office:value="6.834264432" calcext:value-type="float">
            <text:p>6.834264432</text:p>
          </table:table-cell>
          <table:table-cell office:value-type="float" office:value="29.6774263" calcext:value-type="float">
            <text:p>29.6774263</text:p>
          </table:table-cell>
          <table:table-cell office:value-type="float" office:value="59.3548526" calcext:value-type="float">
            <text:p>59.3548526</text:p>
          </table:table-cell>
          <table:table-cell office:value-type="float" office:value="36.04135382" calcext:value-type="float">
            <text:p>36.04135382</text:p>
          </table:table-cell>
          <table:table-cell office:value-type="float" office:value="7.993452" calcext:value-type="float">
            <text:p>7.993452</text:p>
          </table:table-cell>
          <table:table-cell office:value-type="float" office:value="3132.060583" calcext:value-type="float">
            <text:p>3132.060583</text:p>
          </table:table-cell>
          <table:table-cell office:value-type="float" office:value="81.04250334" calcext:value-type="float">
            <text:p>81.04250334</text:p>
          </table:table-cell>
          <table:table-cell office:value-type="float" office:value="0.668867237" calcext:value-type="float">
            <text:p>0.668867237</text:p>
          </table:table-cell>
          <table:table-cell office:value-type="float" office:value="21.30558756" calcext:value-type="float">
            <text:p>21.30558756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30" calcext:value-type="float">
            <text:p>430</text:p>
          </table:table-cell>
          <table:table-cell office:value-type="float" office:value="1871907.897" calcext:value-type="float">
            <text:p>1871907.897</text:p>
          </table:table-cell>
          <table:table-cell office:value-type="float" office:value="5609.220478" calcext:value-type="float">
            <text:p>5609.220478</text:p>
          </table:table-cell>
          <table:table-cell office:value-type="float" office:value="4541.714081" calcext:value-type="float">
            <text:p>4541.714081</text:p>
          </table:table-cell>
          <table:table-cell office:value-type="float" office:value="3674.587496" calcext:value-type="float">
            <text:p>3674.587496</text:p>
          </table:table-cell>
          <table:table-cell office:value-type="float" office:value="4405033.8" calcext:value-type="float">
            <text:p>4405033.8</text:p>
          </table:table-cell>
          <table:table-cell office:value-type="float" office:value="38507.11667" calcext:value-type="float">
            <text:p>38507.11667</text:p>
          </table:table-cell>
          <table:table-cell office:value-type="float" office:value="40787.35" calcext:value-type="float">
            <text:p>40787.35</text:p>
          </table:table-cell>
          <table:table-cell office:value-type="float" office:value="48.61199848" calcext:value-type="float">
            <text:p>48.61199848</text:p>
          </table:table-cell>
          <table:table-cell office:value-type="float" office:value="9.818935231" calcext:value-type="float">
            <text:p>9.818935231</text:p>
          </table:table-cell>
          <table:table-cell office:value-type="float" office:value="36.44899791" calcext:value-type="float">
            <text:p>36.44899791</text:p>
          </table:table-cell>
          <table:table-cell office:value-type="float" office:value="72.89799583" calcext:value-type="float">
            <text:p>72.89799583</text:p>
          </table:table-cell>
          <table:table-cell office:value-type="float" office:value="51.57004332" calcext:value-type="float">
            <text:p>51.57004332</text:p>
          </table:table-cell>
          <table:table-cell office:value-type="float" office:value="10.319559" calcext:value-type="float">
            <text:p>10.319559</text:p>
          </table:table-cell>
          <table:table-cell office:value-type="float" office:value="3973.741904" calcext:value-type="float">
            <text:p>3973.741904</text:p>
          </table:table-cell>
          <table:table-cell office:value-type="float" office:value="72.31352192" calcext:value-type="float">
            <text:p>72.31352192</text:p>
          </table:table-cell>
          <table:table-cell office:value-type="float" office:value="0.928067204" calcext:value-type="float">
            <text:p>0.928067204</text:p>
          </table:table-cell>
          <table:table-cell office:value-type="float" office:value="22.53998017" calcext:value-type="float">
            <text:p>22.53998017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351" calcext:value-type="float">
            <text:p>351</text:p>
          </table:table-cell>
          <table:table-cell office:value-type="float" office:value="1870623.139" calcext:value-type="float">
            <text:p>1870623.139</text:p>
          </table:table-cell>
          <table:table-cell office:value-type="float" office:value="5697.68757" calcext:value-type="float">
            <text:p>5697.68757</text:p>
          </table:table-cell>
          <table:table-cell office:value-type="float" office:value="4188.213744" calcext:value-type="float">
            <text:p>4188.213744</text:p>
          </table:table-cell>
          <table:table-cell office:value-type="float" office:value="3691.282754" calcext:value-type="float">
            <text:p>3691.282754</text:p>
          </table:table-cell>
          <table:table-cell office:value-type="float" office:value="7499484" calcext:value-type="float">
            <text:p>7499484</text:p>
          </table:table-cell>
          <table:table-cell office:value-type="float" office:value="62716.01667" calcext:value-type="float">
            <text:p>62716.01667</text:p>
          </table:table-cell>
          <table:table-cell office:value-type="float" office:value="69439.66667" calcext:value-type="float">
            <text:p>69439.66667</text:p>
          </table:table-cell>
          <table:table-cell office:value-type="float" office:value="29.82688057" calcext:value-type="float">
            <text:p>29.82688057</text:p>
          </table:table-cell>
          <table:table-cell office:value-type="float" office:value="8.581349206" calcext:value-type="float">
            <text:p>8.581349206</text:p>
          </table:table-cell>
          <table:table-cell office:value-type="float" office:value="27.73283774" calcext:value-type="float">
            <text:p>27.73283774</text:p>
          </table:table-cell>
          <table:table-cell office:value-type="float" office:value="55.44559574" calcext:value-type="float">
            <text:p>55.44559574</text:p>
          </table:table-cell>
          <table:table-cell office:value-type="float" office:value="35.3553256" calcext:value-type="float">
            <text:p>35.3553256</text:p>
          </table:table-cell>
          <table:table-cell office:value-type="float" office:value="9.539701" calcext:value-type="float">
            <text:p>9.539701</text:p>
          </table:table-cell>
          <table:table-cell office:value-type="float" office:value="5982.919842" calcext:value-type="float">
            <text:p>5982.919842</text:p>
          </table:table-cell>
          <table:table-cell office:value-type="float" office:value="78.01284343" calcext:value-type="float">
            <text:p>78.01284343</text:p>
          </table:table-cell>
          <table:table-cell office:value-type="float" office:value="1.467207846" calcext:value-type="float">
            <text:p>1.467207846</text:p>
          </table:table-cell>
          <table:table-cell office:value-type="float" office:value="46.87135085" calcext:value-type="float">
            <text:p>46.87135085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503" calcext:value-type="float">
            <text:p>503</text:p>
          </table:table-cell>
          <table:table-cell office:value-type="float" office:value="1867687.473" calcext:value-type="float">
            <text:p>1867687.473</text:p>
          </table:table-cell>
          <table:table-cell office:value-type="float" office:value="5765.646352" calcext:value-type="float">
            <text:p>5765.646352</text:p>
          </table:table-cell>
          <table:table-cell office:value-type="float" office:value="4105.200206" calcext:value-type="float">
            <text:p>4105.200206</text:p>
          </table:table-cell>
          <table:table-cell office:value-type="float" office:value="3339.352061" calcext:value-type="float">
            <text:p>3339.352061</text:p>
          </table:table-cell>
          <table:table-cell office:value-type="float" office:value="7954671.6" calcext:value-type="float">
            <text:p>7954671.6</text:p>
          </table:table-cell>
          <table:table-cell office:value-type="float" office:value="68883.8" calcext:value-type="float">
            <text:p>68883.8</text:p>
          </table:table-cell>
          <table:table-cell office:value-type="float" office:value="73654.36667" calcext:value-type="float">
            <text:p>73654.36667</text:p>
          </table:table-cell>
          <table:table-cell office:value-type="float" office:value="27.11359525" calcext:value-type="float">
            <text:p>27.11359525</text:p>
          </table:table-cell>
          <table:table-cell office:value-type="float" office:value="6.059597137" calcext:value-type="float">
            <text:p>6.059597137</text:p>
          </table:table-cell>
          <table:table-cell office:value-type="float" office:value="29.43703886" calcext:value-type="float">
            <text:p>29.43703886</text:p>
          </table:table-cell>
          <table:table-cell office:value-type="float" office:value="50.78241218" calcext:value-type="float">
            <text:p>50.78241218</text:p>
          </table:table-cell>
          <table:table-cell office:value-type="float" office:value="30.68443934" calcext:value-type="float">
            <text:p>30.68443934</text:p>
          </table:table-cell>
          <table:table-cell office:value-type="float" office:value="8.038987" calcext:value-type="float">
            <text:p>8.038987</text:p>
          </table:table-cell>
          <table:table-cell office:value-type="float" office:value="5537.499798" calcext:value-type="float">
            <text:p>5537.499798</text:p>
          </table:table-cell>
          <table:table-cell office:value-type="float" office:value="82.25674041" calcext:value-type="float">
            <text:p>82.25674041</text:p>
          </table:table-cell>
          <table:table-cell office:value-type="float" office:value="1.964021184" calcext:value-type="float">
            <text:p>1.964021184</text:p>
          </table:table-cell>
          <table:table-cell office:value-type="float" office:value="30.31225372" calcext:value-type="float">
            <text:p>30.31225372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50" calcext:value-type="float">
            <text:p>250</text:p>
          </table:table-cell>
          <table:table-cell office:value-type="float" office:value="1867059.545" calcext:value-type="float">
            <text:p>1867059.545</text:p>
          </table:table-cell>
          <table:table-cell office:value-type="float" office:value="5404.943158" calcext:value-type="float">
            <text:p>5404.943158</text:p>
          </table:table-cell>
          <table:table-cell office:value-type="float" office:value="5073.309431" calcext:value-type="float">
            <text:p>5073.309431</text:p>
          </table:table-cell>
          <table:table-cell office:value-type="float" office:value="3977.527777" calcext:value-type="float">
            <text:p>3977.527777</text:p>
          </table:table-cell>
          <table:table-cell office:value-type="float" office:value="7352380.8" calcext:value-type="float">
            <text:p>7352380.8</text:p>
          </table:table-cell>
          <table:table-cell office:value-type="float" office:value="63528.7" calcext:value-type="float">
            <text:p>63528.7</text:p>
          </table:table-cell>
          <table:table-cell office:value-type="float" office:value="68077.6" calcext:value-type="float">
            <text:p>68077.6</text:p>
          </table:table-cell>
          <table:table-cell office:value-type="float" office:value="29.38922952" calcext:value-type="float">
            <text:p>29.38922952</text:p>
          </table:table-cell>
          <table:table-cell office:value-type="float" office:value="7.452240514" calcext:value-type="float">
            <text:p>7.452240514</text:p>
          </table:table-cell>
          <table:table-cell office:value-type="float" office:value="27.06717727" calcext:value-type="float">
            <text:p>27.06717727</text:p>
          </table:table-cell>
          <table:table-cell office:value-type="float" office:value="54.13435455" calcext:value-type="float">
            <text:p>54.13435455</text:p>
          </table:table-cell>
          <table:table-cell office:value-type="float" office:value="31.63003366" calcext:value-type="float">
            <text:p>31.63003366</text:p>
          </table:table-cell>
          <table:table-cell office:value-type="float" office:value="10.84582" calcext:value-type="float">
            <text:p>10.84582</text:p>
          </table:table-cell>
          <table:table-cell office:value-type="float" office:value="6890.195745" calcext:value-type="float">
            <text:p>6890.195745</text:p>
          </table:table-cell>
          <table:table-cell office:value-type="float" office:value="69.72283209" calcext:value-type="float">
            <text:p>69.72283209</text:p>
          </table:table-cell>
          <table:table-cell office:value-type="float" office:value="3.762175997" calcext:value-type="float">
            <text:p>3.762175997</text:p>
          </table:table-cell>
          <table:table-cell office:value-type="float" office:value="23.56654818" calcext:value-type="float">
            <text:p>23.56654818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23" calcext:value-type="float">
            <text:p>123</text:p>
          </table:table-cell>
          <table:table-cell office:value-type="float" office:value="1843269.106" calcext:value-type="float">
            <text:p>1843269.106</text:p>
          </table:table-cell>
          <table:table-cell office:value-type="float" office:value="5715.675185" calcext:value-type="float">
            <text:p>5715.675185</text:p>
          </table:table-cell>
          <table:table-cell office:value-type="float" office:value="3956.080158" calcext:value-type="float">
            <text:p>3956.080158</text:p>
          </table:table-cell>
          <table:table-cell office:value-type="float" office:value="3272.878487" calcext:value-type="float">
            <text:p>3272.878487</text:p>
          </table:table-cell>
          <table:table-cell office:value-type="float" office:value="4459386.6" calcext:value-type="float">
            <text:p>4459386.6</text:p>
          </table:table-cell>
          <table:table-cell office:value-type="float" office:value="38722.76667" calcext:value-type="float">
            <text:p>38722.76667</text:p>
          </table:table-cell>
          <table:table-cell office:value-type="float" office:value="41290.61667" calcext:value-type="float">
            <text:p>41290.61667</text:p>
          </table:table-cell>
          <table:table-cell office:value-type="float" office:value="47.60168925" calcext:value-type="float">
            <text:p>47.60168925</text:p>
          </table:table-cell>
          <table:table-cell office:value-type="float" office:value="3.643648657" calcext:value-type="float">
            <text:p>3.643648657</text:p>
          </table:table-cell>
          <table:table-cell office:value-type="float" office:value="26.94962933" calcext:value-type="float">
            <text:p>26.94962933</text:p>
          </table:table-cell>
          <table:table-cell office:value-type="float" office:value="53.89925865" calcext:value-type="float">
            <text:p>53.89925865</text:p>
          </table:table-cell>
          <table:table-cell office:value-type="float" office:value="27.39268652" calcext:value-type="float">
            <text:p>27.39268652</text:p>
          </table:table-cell>
          <table:table-cell office:value-type="float" office:value="4.611462" calcext:value-type="float">
            <text:p>4.611462</text:p>
          </table:table-cell>
          <table:table-cell office:value-type="float" office:value="1785.661662" calcext:value-type="float">
            <text:p>1785.661662</text:p>
          </table:table-cell>
          <table:table-cell office:value-type="float" office:value="87.89414355" calcext:value-type="float">
            <text:p>87.89414355</text:p>
          </table:table-cell>
          <table:table-cell office:value-type="float" office:value="1.053121451" calcext:value-type="float">
            <text:p>1.053121451</text:p>
          </table:table-cell>
          <table:table-cell office:value-type="float" office:value="20.80725017" calcext:value-type="float">
            <text:p>20.80725017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501" calcext:value-type="float">
            <text:p>501</text:p>
          </table:table-cell>
          <table:table-cell office:value-type="float" office:value="1799059.331" calcext:value-type="float">
            <text:p>1799059.331</text:p>
          </table:table-cell>
          <table:table-cell office:value-type="float" office:value="5785.33193" calcext:value-type="float">
            <text:p>5785.33193</text:p>
          </table:table-cell>
          <table:table-cell office:value-type="float" office:value="3670.856944" calcext:value-type="float">
            <text:p>3670.856944</text:p>
          </table:table-cell>
          <table:table-cell office:value-type="float" office:value="2610.23993" calcext:value-type="float">
            <text:p>2610.23993</text:p>
          </table:table-cell>
          <table:table-cell office:value-type="float" office:value="4093432.2" calcext:value-type="float">
            <text:p>4093432.2</text:p>
          </table:table-cell>
          <table:table-cell office:value-type="float" office:value="35170.16667" calcext:value-type="float">
            <text:p>35170.16667</text:p>
          </table:table-cell>
          <table:table-cell office:value-type="float" office:value="37902.15" calcext:value-type="float">
            <text:p>37902.15</text:p>
          </table:table-cell>
          <table:table-cell office:value-type="float" office:value="51.15299418" calcext:value-type="float">
            <text:p>51.15299418</text:p>
          </table:table-cell>
          <table:table-cell office:value-type="float" office:value="9.751609936" calcext:value-type="float">
            <text:p>9.751609936</text:p>
          </table:table-cell>
          <table:table-cell office:value-type="float" office:value="31.7704046" calcext:value-type="float">
            <text:p>31.7704046</text:p>
          </table:table-cell>
          <table:table-cell office:value-type="float" office:value="63.54080919" calcext:value-type="float">
            <text:p>63.54080919</text:p>
          </table:table-cell>
          <table:table-cell office:value-type="float" office:value="41.64726443" calcext:value-type="float">
            <text:p>41.64726443</text:p>
          </table:table-cell>
          <table:table-cell office:value-type="float" office:value="10.944141" calcext:value-type="float">
            <text:p>10.944141</text:p>
          </table:table-cell>
          <table:table-cell office:value-type="float" office:value="3849.05821" calcext:value-type="float">
            <text:p>3849.05821</text:p>
          </table:table-cell>
          <table:table-cell office:value-type="float" office:value="77.20103986" calcext:value-type="float">
            <text:p>77.20103986</text:p>
          </table:table-cell>
          <table:table-cell office:value-type="float" office:value="1.040663608" calcext:value-type="float">
            <text:p>1.040663608</text:p>
          </table:table-cell>
          <table:table-cell office:value-type="float" office:value="28.90349433" calcext:value-type="float">
            <text:p>28.90349433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160" calcext:value-type="float">
            <text:p>160</text:p>
          </table:table-cell>
          <table:table-cell office:value-type="float" office:value="1796127.485" calcext:value-type="float">
            <text:p>1796127.485</text:p>
          </table:table-cell>
          <table:table-cell office:value-type="float" office:value="5513.644821" calcext:value-type="float">
            <text:p>5513.644821</text:p>
          </table:table-cell>
          <table:table-cell office:value-type="float" office:value="4039.879565" calcext:value-type="float">
            <text:p>4039.879565</text:p>
          </table:table-cell>
          <table:table-cell office:value-type="float" office:value="3354.621539" calcext:value-type="float">
            <text:p>3354.621539</text:p>
          </table:table-cell>
          <table:table-cell office:value-type="float" office:value="6812562.72" calcext:value-type="float">
            <text:p>6812562.72</text:p>
          </table:table-cell>
          <table:table-cell office:value-type="float" office:value="62255.80111" calcext:value-type="float">
            <text:p>62255.80111</text:p>
          </table:table-cell>
          <table:table-cell office:value-type="float" office:value="63079.28444" calcext:value-type="float">
            <text:p>63079.28444</text:p>
          </table:table-cell>
          <table:table-cell office:value-type="float" office:value="28.85076496" calcext:value-type="float">
            <text:p>28.85076496</text:p>
          </table:table-cell>
          <table:table-cell office:value-type="float" office:value="0.176618436" calcext:value-type="float">
            <text:p>0.176618436</text:p>
          </table:table-cell>
          <table:table-cell office:value-type="float" office:value="13.71546555" calcext:value-type="float">
            <text:p>13.71546555</text:p>
          </table:table-cell>
          <table:table-cell office:value-type="float" office:value="27.4309311" calcext:value-type="float">
            <text:p>27.4309311</text:p>
          </table:table-cell>
          <table:table-cell office:value-type="float" office:value="15.69292872" calcext:value-type="float">
            <text:p>15.69292872</text:p>
          </table:table-cell>
          <table:table-cell office:value-type="float" office:value="0.220259" calcext:value-type="float">
            <text:p>0.220259</text:p>
          </table:table-cell>
          <table:table-cell office:value-type="float" office:value="137.087274" calcext:value-type="float">
            <text:p>137.087274</text:p>
          </table:table-cell>
          <table:table-cell office:value-type="float" office:value="84.61830093" calcext:value-type="float">
            <text:p>84.61830093</text:p>
          </table:table-cell>
          <table:table-cell office:value-type="float" office:value="0.530879484" calcext:value-type="float">
            <text:p>0.530879484</text:p>
          </table:table-cell>
          <table:table-cell office:value-type="float" office:value="26.03902139" calcext:value-type="float">
            <text:p>26.03902139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401" calcext:value-type="float">
            <text:p>401</text:p>
          </table:table-cell>
          <table:table-cell office:value-type="float" office:value="1792801.62" calcext:value-type="float">
            <text:p>1792801.62</text:p>
          </table:table-cell>
          <table:table-cell office:value-type="float" office:value="5775.845208" calcext:value-type="float">
            <text:p>5775.845208</text:p>
          </table:table-cell>
          <table:table-cell office:value-type="float" office:value="3475.701295" calcext:value-type="float">
            <text:p>3475.701295</text:p>
          </table:table-cell>
          <table:table-cell office:value-type="float" office:value="2715.541593" calcext:value-type="float">
            <text:p>2715.541593</text:p>
          </table:table-cell>
          <table:table-cell office:value-type="float" office:value="3719525.61" calcext:value-type="float">
            <text:p>3719525.61</text:p>
          </table:table-cell>
          <table:table-cell office:value-type="float" office:value="32650.63528" calcext:value-type="float">
            <text:p>32650.63528</text:p>
          </table:table-cell>
          <table:table-cell office:value-type="float" office:value="34440.05194" calcext:value-type="float">
            <text:p>34440.05194</text:p>
          </table:table-cell>
          <table:table-cell office:value-type="float" office:value="54.90862902" calcext:value-type="float">
            <text:p>54.90862902</text:p>
          </table:table-cell>
          <table:table-cell office:value-type="float" office:value="1.815801457" calcext:value-type="float">
            <text:p>1.815801457</text:p>
          </table:table-cell>
          <table:table-cell office:value-type="float" office:value="25.14223262" calcext:value-type="float">
            <text:p>25.14223262</text:p>
          </table:table-cell>
          <table:table-cell office:value-type="float" office:value="50.28446524" calcext:value-type="float">
            <text:p>50.28446524</text:p>
          </table:table-cell>
          <table:table-cell office:value-type="float" office:value="25.51744279" calcext:value-type="float">
            <text:p>25.51744279</text:p>
          </table:table-cell>
          <table:table-cell office:value-type="float" office:value="2.197057" calcext:value-type="float">
            <text:p>2.197057</text:p>
          </table:table-cell>
          <table:table-cell office:value-type="float" office:value="717.3344571" calcext:value-type="float">
            <text:p>717.3344571</text:p>
          </table:table-cell>
          <table:table-cell office:value-type="float" office:value="84.94901829" calcext:value-type="float">
            <text:p>84.94901829</text:p>
          </table:table-cell>
          <table:table-cell office:value-type="float" office:value="1.204784736" calcext:value-type="float">
            <text:p>1.204784736</text:p>
          </table:table-cell>
          <table:table-cell office:value-type="float" office:value="23.64416871" calcext:value-type="float">
            <text:p>23.64416871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19" calcext:value-type="float">
            <text:p>119</text:p>
          </table:table-cell>
          <table:table-cell office:value-type="float" office:value="1786172.266" calcext:value-type="float">
            <text:p>1786172.266</text:p>
          </table:table-cell>
          <table:table-cell office:value-type="float" office:value="5313.642672" calcext:value-type="float">
            <text:p>5313.642672</text:p>
          </table:table-cell>
          <table:table-cell office:value-type="float" office:value="4476.205985" calcext:value-type="float">
            <text:p>4476.205985</text:p>
          </table:table-cell>
          <table:table-cell office:value-type="float" office:value="3543.310387" calcext:value-type="float">
            <text:p>3543.310387</text:p>
          </table:table-cell>
          <table:table-cell office:value-type="float" office:value="3262042.8" calcext:value-type="float">
            <text:p>3262042.8</text:p>
          </table:table-cell>
          <table:table-cell office:value-type="float" office:value="28164.28333" calcext:value-type="float">
            <text:p>28164.28333</text:p>
          </table:table-cell>
          <table:table-cell office:value-type="float" office:value="30204.1" calcext:value-type="float">
            <text:p>30204.1</text:p>
          </table:table-cell>
          <table:table-cell office:value-type="float" office:value="63.41976626" calcext:value-type="float">
            <text:p>63.41976626</text:p>
          </table:table-cell>
          <table:table-cell office:value-type="float" office:value="1.542324247" calcext:value-type="float">
            <text:p>1.542324247</text:p>
          </table:table-cell>
          <table:table-cell office:value-type="float" office:value="24.23940486" calcext:value-type="float">
            <text:p>24.23940486</text:p>
          </table:table-cell>
          <table:table-cell office:value-type="float" office:value="48.47880971" calcext:value-type="float">
            <text:p>48.47880971</text:p>
          </table:table-cell>
          <table:table-cell office:value-type="float" office:value="33.55156461" calcext:value-type="float">
            <text:p>33.55156461</text:p>
          </table:table-cell>
          <table:table-cell office:value-type="float" office:value="1.953878" calcext:value-type="float">
            <text:p>1.953878</text:p>
          </table:table-cell>
          <table:table-cell office:value-type="float" office:value="550.2737678" calcext:value-type="float">
            <text:p>550.2737678</text:p>
          </table:table-cell>
          <table:table-cell office:value-type="float" office:value="93.97133389" calcext:value-type="float">
            <text:p>93.97133389</text:p>
          </table:table-cell>
          <table:table-cell office:value-type="float" office:value="0.747927256" calcext:value-type="float">
            <text:p>0.747927256</text:p>
          </table:table-cell>
          <table:table-cell office:value-type="float" office:value="16.78608965" calcext:value-type="float">
            <text:p>16.78608965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28" calcext:value-type="float">
            <text:p>28</text:p>
          </table:table-cell>
          <table:table-cell office:value-type="float" office:value="1770424.089" calcext:value-type="float">
            <text:p>1770424.089</text:p>
          </table:table-cell>
          <table:table-cell office:value-type="float" office:value="5687.084613" calcext:value-type="float">
            <text:p>5687.084613</text:p>
          </table:table-cell>
          <table:table-cell office:value-type="float" office:value="3323.323793" calcext:value-type="float">
            <text:p>3323.323793</text:p>
          </table:table-cell>
          <table:table-cell office:value-type="float" office:value="2817.112746" calcext:value-type="float">
            <text:p>2817.112746</text:p>
          </table:table-cell>
          <table:table-cell office:value-type="float" office:value="3659333.4" calcext:value-type="float">
            <text:p>3659333.4</text:p>
          </table:table-cell>
          <table:table-cell office:value-type="float" office:value="32979.58333" calcext:value-type="float">
            <text:p>32979.58333</text:p>
          </table:table-cell>
          <table:table-cell office:value-type="float" office:value="33882.71667" calcext:value-type="float">
            <text:p>33882.71667</text:p>
          </table:table-cell>
          <table:table-cell office:value-type="float" office:value="53.68242742" calcext:value-type="float">
            <text:p>53.68242742</text:p>
          </table:table-cell>
          <table:table-cell office:value-type="float" office:value="0.939781681" calcext:value-type="float">
            <text:p>0.939781681</text:p>
          </table:table-cell>
          <table:table-cell office:value-type="float" office:value="21.10140719" calcext:value-type="float">
            <text:p>21.10140719</text:p>
          </table:table-cell>
          <table:table-cell office:value-type="float" office:value="42.20281439" calcext:value-type="float">
            <text:p>42.20281439</text:p>
          </table:table-cell>
          <table:table-cell office:value-type="float" office:value="23.93202271" calcext:value-type="float">
            <text:p>23.93202271</text:p>
          </table:table-cell>
          <table:table-cell office:value-type="float" office:value="0.811724" calcext:value-type="float">
            <text:p>0.811724</text:p>
          </table:table-cell>
          <table:table-cell office:value-type="float" office:value="267.6952779" calcext:value-type="float">
            <text:p>267.6952779</text:p>
          </table:table-cell>
          <table:table-cell office:value-type="float" office:value="79.31493882" calcext:value-type="float">
            <text:p>79.31493882</text:p>
          </table:table-cell>
          <table:table-cell office:value-type="float" office:value="0.638212808" calcext:value-type="float">
            <text:p>0.638212808</text:p>
          </table:table-cell>
          <table:table-cell office:value-type="float" office:value="21.40902438" calcext:value-type="float">
            <text:p>21.40902438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408" calcext:value-type="float">
            <text:p>408</text:p>
          </table:table-cell>
          <table:table-cell office:value-type="float" office:value="1769546.285" calcext:value-type="float">
            <text:p>1769546.285</text:p>
          </table:table-cell>
          <table:table-cell office:value-type="float" office:value="5758.744545" calcext:value-type="float">
            <text:p>5758.744545</text:p>
          </table:table-cell>
          <table:table-cell office:value-type="float" office:value="3229.696902" calcext:value-type="float">
            <text:p>3229.696902</text:p>
          </table:table-cell>
          <table:table-cell office:value-type="float" office:value="2621.139151" calcext:value-type="float">
            <text:p>2621.139151</text:p>
          </table:table-cell>
          <table:table-cell office:value-type="float" office:value="3471561" calcext:value-type="float">
            <text:p>3471561</text:p>
          </table:table-cell>
          <table:table-cell office:value-type="float" office:value="31510.71667" calcext:value-type="float">
            <text:p>31510.71667</text:p>
          </table:table-cell>
          <table:table-cell office:value-type="float" office:value="32144.08333" calcext:value-type="float">
            <text:p>32144.08333</text:p>
          </table:table-cell>
          <table:table-cell office:value-type="float" office:value="56.1569673" calcext:value-type="float">
            <text:p>56.1569673</text:p>
          </table:table-cell>
          <table:table-cell office:value-type="float" office:value="6.248851314" calcext:value-type="float">
            <text:p>6.248851314</text:p>
          </table:table-cell>
          <table:table-cell office:value-type="float" office:value="27.80538772" calcext:value-type="float">
            <text:p>27.80538772</text:p>
          </table:table-cell>
          <table:table-cell office:value-type="float" office:value="55.61077544" calcext:value-type="float">
            <text:p>55.61077544</text:p>
          </table:table-cell>
          <table:table-cell office:value-type="float" office:value="25.37392658" calcext:value-type="float">
            <text:p>25.37392658</text:p>
          </table:table-cell>
          <table:table-cell office:value-type="float" office:value="7.296303" calcext:value-type="float">
            <text:p>7.296303</text:p>
          </table:table-cell>
          <table:table-cell office:value-type="float" office:value="2299.11642" calcext:value-type="float">
            <text:p>2299.11642</text:p>
          </table:table-cell>
          <table:table-cell office:value-type="float" office:value="80.60482752" calcext:value-type="float">
            <text:p>80.60482752</text:p>
          </table:table-cell>
          <table:table-cell office:value-type="float" office:value="1.297372264" calcext:value-type="float">
            <text:p>1.297372264</text:p>
          </table:table-cell>
          <table:table-cell office:value-type="float" office:value="23.15641031" calcext:value-type="float">
            <text:p>23.15641031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257" calcext:value-type="float">
            <text:p>257</text:p>
          </table:table-cell>
          <table:table-cell office:value-type="float" office:value="1753440.346" calcext:value-type="float">
            <text:p>1753440.346</text:p>
          </table:table-cell>
          <table:table-cell office:value-type="float" office:value="4839.923461" calcext:value-type="float">
            <text:p>4839.923461</text:p>
          </table:table-cell>
          <table:table-cell office:value-type="float" office:value="4660.071815" calcext:value-type="float">
            <text:p>4660.071815</text:p>
          </table:table-cell>
          <table:table-cell office:value-type="float" office:value="4820.562888" calcext:value-type="float">
            <text:p>4820.562888</text:p>
          </table:table-cell>
          <table:table-cell office:value-type="float" office:value="3138577.2" calcext:value-type="float">
            <text:p>3138577.2</text:p>
          </table:table-cell>
          <table:table-cell office:value-type="float" office:value="27775.65" calcext:value-type="float">
            <text:p>27775.65</text:p>
          </table:table-cell>
          <table:table-cell office:value-type="float" office:value="29060.9" calcext:value-type="float">
            <text:p>29060.9</text:p>
          </table:table-cell>
          <table:table-cell office:value-type="float" office:value="63.12868811" calcext:value-type="float">
            <text:p>63.12868811</text:p>
          </table:table-cell>
          <table:table-cell office:value-type="float" office:value="10.30728531" calcext:value-type="float">
            <text:p>10.30728531</text:p>
          </table:table-cell>
          <table:table-cell office:value-type="float" office:value="44.25219727" calcext:value-type="float">
            <text:p>44.25219727</text:p>
          </table:table-cell>
          <table:table-cell office:value-type="float" office:value="59.00292969" calcext:value-type="float">
            <text:p>59.00292969</text:p>
          </table:table-cell>
          <table:table-cell office:value-type="float" office:value="46.16043586" calcext:value-type="float">
            <text:p>46.16043586</text:p>
          </table:table-cell>
          <table:table-cell office:value-type="float" office:value="10.850499" calcext:value-type="float">
            <text:p>10.850499</text:p>
          </table:table-cell>
          <table:table-cell office:value-type="float" office:value="3013.769128" calcext:value-type="float">
            <text:p>3013.769128</text:p>
          </table:table-cell>
          <table:table-cell office:value-type="float" office:value="79.37611703" calcext:value-type="float">
            <text:p>79.37611703</text:p>
          </table:table-cell>
          <table:table-cell office:value-type="float" office:value="0.857919211" calcext:value-type="float">
            <text:p>0.857919211</text:p>
          </table:table-cell>
          <table:table-cell office:value-type="float" office:value="36.41820415" calcext:value-type="float">
            <text:p>36.41820415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160" calcext:value-type="float">
            <text:p>160</text:p>
          </table:table-cell>
          <table:table-cell office:value-type="float" office:value="1691635.306" calcext:value-type="float">
            <text:p>1691635.306</text:p>
          </table:table-cell>
          <table:table-cell office:value-type="float" office:value="5197.757942" calcext:value-type="float">
            <text:p>5197.757942</text:p>
          </table:table-cell>
          <table:table-cell office:value-type="float" office:value="3754.038494" calcext:value-type="float">
            <text:p>3754.038494</text:p>
          </table:table-cell>
          <table:table-cell office:value-type="float" office:value="3134.485875" calcext:value-type="float">
            <text:p>3134.485875</text:p>
          </table:table-cell>
          <table:table-cell office:value-type="float" office:value="6859458" calcext:value-type="float">
            <text:p>6859458</text:p>
          </table:table-cell>
          <table:table-cell office:value-type="float" office:value="62567.78333" calcext:value-type="float">
            <text:p>62567.78333</text:p>
          </table:table-cell>
          <table:table-cell office:value-type="float" office:value="63513.5" calcext:value-type="float">
            <text:p>63513.5</text:p>
          </table:table-cell>
          <table:table-cell office:value-type="float" office:value="27.03684255" calcext:value-type="float">
            <text:p>27.03684255</text:p>
          </table:table-cell>
          <table:table-cell office:value-type="float" office:value="0.095746136" calcext:value-type="float">
            <text:p>0.095746136</text:p>
          </table:table-cell>
          <table:table-cell office:value-type="float" office:value="12.19231504" calcext:value-type="float">
            <text:p>12.19231504</text:p>
          </table:table-cell>
          <table:table-cell office:value-type="float" office:value="24.38463007" calcext:value-type="float">
            <text:p>24.38463007</text:p>
          </table:table-cell>
          <table:table-cell office:value-type="float" office:value="13.28824769" calcext:value-type="float">
            <text:p>13.28824769</text:p>
          </table:table-cell>
          <table:table-cell office:value-type="float" office:value="0.123673" calcext:value-type="float">
            <text:p>0.123673</text:p>
          </table:table-cell>
          <table:table-cell office:value-type="float" office:value="77.3337802" calcext:value-type="float">
            <text:p>77.3337802</text:p>
          </table:table-cell>
          <table:table-cell office:value-type="float" office:value="87.23303944" calcext:value-type="float">
            <text:p>87.23303944</text:p>
          </table:table-cell>
          <table:table-cell office:value-type="float" office:value="0.352887481" calcext:value-type="float">
            <text:p>0.352887481</text:p>
          </table:table-cell>
          <table:table-cell office:value-type="float" office:value="25.49658607" calcext:value-type="float">
            <text:p>25.49658607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R2</text:p>
          </table:table-cell>
          <table:table-cell office:value-type="float" office:value="1675724.102" calcext:value-type="float">
            <text:p>1675724.102</text:p>
          </table:table-cell>
          <table:table-cell office:value-type="float" office:value="4912.443756" calcext:value-type="float">
            <text:p>4912.443756</text:p>
          </table:table-cell>
          <table:table-cell office:value-type="float" office:value="4324.021545" calcext:value-type="float">
            <text:p>4324.021545</text:p>
          </table:table-cell>
          <table:table-cell office:value-type="float" office:value="3513.735471" calcext:value-type="float">
            <text:p>3513.735471</text:p>
          </table:table-cell>
          <table:table-cell office:value-type="float" office:value="5334166.8" calcext:value-type="float">
            <text:p>5334166.8</text:p>
          </table:table-cell>
          <table:table-cell office:value-type="float" office:value="48024.96667" calcext:value-type="float">
            <text:p>48024.96667</text:p>
          </table:table-cell>
          <table:table-cell office:value-type="float" office:value="49390.43333" calcext:value-type="float">
            <text:p>49390.43333</text:p>
          </table:table-cell>
          <table:table-cell office:value-type="float" office:value="34.89276971" calcext:value-type="float">
            <text:p>34.89276971</text:p>
          </table:table-cell>
          <table:table-cell office:value-type="float" office:value="0.060808756" calcext:value-type="float">
            <text:p>0.060808756</text:p>
          </table:table-cell>
          <table:table-cell office:value-type="float" office:value="18.78862909" calcext:value-type="float">
            <text:p>18.78862909</text:p>
          </table:table-cell>
          <table:table-cell office:value-type="float" office:value="25.05150545" calcext:value-type="float">
            <text:p>25.05150545</text:p>
          </table:table-cell>
          <table:table-cell office:value-type="float" office:value="18.02369427" calcext:value-type="float">
            <text:p>18.02369427</text:p>
          </table:table-cell>
          <table:table-cell office:value-type="float" office:value="0.077496" calcext:value-type="float">
            <text:p>0.077496</text:p>
          </table:table-cell>
          <table:table-cell office:value-type="float" office:value="37.1713242" calcext:value-type="float">
            <text:p>37.1713242</text:p>
          </table:table-cell>
          <table:table-cell office:value-type="float" office:value="90.38760873" calcext:value-type="float">
            <text:p>90.38760873</text:p>
          </table:table-cell>
          <table:table-cell office:value-type="float" office:value="1.436993963" calcext:value-type="float">
            <text:p>1.436993963</text:p>
          </table:table-cell>
          <table:table-cell office:value-type="float" office:value="19.09105092" calcext:value-type="float">
            <text:p>19.09105092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0" calcext:value-type="float">
            <text:p>320</text:p>
          </table:table-cell>
          <table:table-cell office:value-type="float" office:value="1639278.841" calcext:value-type="float">
            <text:p>1639278.841</text:p>
          </table:table-cell>
          <table:table-cell office:value-type="float" office:value="4859.968968" calcext:value-type="float">
            <text:p>4859.968968</text:p>
          </table:table-cell>
          <table:table-cell office:value-type="float" office:value="4021.384056" calcext:value-type="float">
            <text:p>4021.384056</text:p>
          </table:table-cell>
          <table:table-cell office:value-type="float" office:value="3392.171927" calcext:value-type="float">
            <text:p>3392.171927</text:p>
          </table:table-cell>
          <table:table-cell office:value-type="float" office:value="5313826.8" calcext:value-type="float">
            <text:p>5313826.8</text:p>
          </table:table-cell>
          <table:table-cell office:value-type="float" office:value="45829.18333" calcext:value-type="float">
            <text:p>45829.18333</text:p>
          </table:table-cell>
          <table:table-cell office:value-type="float" office:value="49202.1" calcext:value-type="float">
            <text:p>49202.1</text:p>
          </table:table-cell>
          <table:table-cell office:value-type="float" office:value="35.76932256" calcext:value-type="float">
            <text:p>35.76932256</text:p>
          </table:table-cell>
          <table:table-cell office:value-type="float" office:value="4.609589478" calcext:value-type="float">
            <text:p>4.609589478</text:p>
          </table:table-cell>
          <table:table-cell office:value-type="float" office:value="26.48005982" calcext:value-type="float">
            <text:p>26.48005982</text:p>
          </table:table-cell>
          <table:table-cell office:value-type="float" office:value="52.96011965" calcext:value-type="float">
            <text:p>52.96011965</text:p>
          </table:table-cell>
          <table:table-cell office:value-type="float" office:value="32.20705134" calcext:value-type="float">
            <text:p>32.20705134</text:p>
          </table:table-cell>
          <table:table-cell office:value-type="float" office:value="7.750984" calcext:value-type="float">
            <text:p>7.750984</text:p>
          </table:table-cell>
          <table:table-cell office:value-type="float" office:value="3552.174171" calcext:value-type="float">
            <text:p>3552.174171</text:p>
          </table:table-cell>
          <table:table-cell office:value-type="float" office:value="81.33198443" calcext:value-type="float">
            <text:p>81.33198443</text:p>
          </table:table-cell>
          <table:table-cell office:value-type="float" office:value="0.92778048" calcext:value-type="float">
            <text:p>0.92778048</text:p>
          </table:table-cell>
          <table:table-cell office:value-type="float" office:value="23.31611387" calcext:value-type="float">
            <text:p>23.31611387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503" calcext:value-type="float">
            <text:p>503</text:p>
          </table:table-cell>
          <table:table-cell office:value-type="float" office:value="1626977.895" calcext:value-type="float">
            <text:p>1626977.895</text:p>
          </table:table-cell>
          <table:table-cell office:value-type="float" office:value="5050.996966" calcext:value-type="float">
            <text:p>5050.996966</text:p>
          </table:table-cell>
          <table:table-cell office:value-type="float" office:value="3593.489591" calcext:value-type="float">
            <text:p>3593.489591</text:p>
          </table:table-cell>
          <table:table-cell office:value-type="float" office:value="2839.855608" calcext:value-type="float">
            <text:p>2839.855608</text:p>
          </table:table-cell>
          <table:table-cell office:value-type="float" office:value="5043772.8" calcext:value-type="float">
            <text:p>5043772.8</text:p>
          </table:table-cell>
          <table:table-cell office:value-type="float" office:value="44196.8" calcext:value-type="float">
            <text:p>44196.8</text:p>
          </table:table-cell>
          <table:table-cell office:value-type="float" office:value="46701.6" calcext:value-type="float">
            <text:p>46701.6</text:p>
          </table:table-cell>
          <table:table-cell office:value-type="float" office:value="36.81211978" calcext:value-type="float">
            <text:p>36.81211978</text:p>
          </table:table-cell>
          <table:table-cell office:value-type="float" office:value="5.77011848" calcext:value-type="float">
            <text:p>5.77011848</text:p>
          </table:table-cell>
          <table:table-cell office:value-type="float" office:value="28.98241384" calcext:value-type="float">
            <text:p>28.98241384</text:p>
          </table:table-cell>
          <table:table-cell office:value-type="float" office:value="48.39397892" calcext:value-type="float">
            <text:p>48.39397892</text:p>
          </table:table-cell>
          <table:table-cell office:value-type="float" office:value="30.34905185" calcext:value-type="float">
            <text:p>30.34905185</text:p>
          </table:table-cell>
          <table:table-cell office:value-type="float" office:value="7.672576" calcext:value-type="float">
            <text:p>7.672576</text:p>
          </table:table-cell>
          <table:table-cell office:value-type="float" office:value="3390.99948" calcext:value-type="float">
            <text:p>3390.99948</text:p>
          </table:table-cell>
          <table:table-cell office:value-type="float" office:value="75.09621181" calcext:value-type="float">
            <text:p>75.09621181</text:p>
          </table:table-cell>
          <table:table-cell office:value-type="float" office:value="1.898351677" calcext:value-type="float">
            <text:p>1.898351677</text:p>
          </table:table-cell>
          <table:table-cell office:value-type="float" office:value="31.01942346" calcext:value-type="float">
            <text:p>31.01942346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601" calcext:value-type="float">
            <text:p>601</text:p>
          </table:table-cell>
          <table:table-cell office:value-type="float" office:value="1620876.52" calcext:value-type="float">
            <text:p>1620876.52</text:p>
          </table:table-cell>
          <table:table-cell office:value-type="float" office:value="4899.91383" calcext:value-type="float">
            <text:p>4899.91383</text:p>
          </table:table-cell>
          <table:table-cell office:value-type="float" office:value="3822.060906" calcext:value-type="float">
            <text:p>3822.060906</text:p>
          </table:table-cell>
          <table:table-cell office:value-type="float" office:value="3180.864639" calcext:value-type="float">
            <text:p>3180.864639</text:p>
          </table:table-cell>
          <table:table-cell office:value-type="float" office:value="4592386.8" calcext:value-type="float">
            <text:p>4592386.8</text:p>
          </table:table-cell>
          <table:table-cell office:value-type="float" office:value="38557.03333" calcext:value-type="float">
            <text:p>38557.03333</text:p>
          </table:table-cell>
          <table:table-cell office:value-type="float" office:value="42522.1" calcext:value-type="float">
            <text:p>42522.1</text:p>
          </table:table-cell>
          <table:table-cell office:value-type="float" office:value="42.03841375" calcext:value-type="float">
            <text:p>42.03841375</text:p>
          </table:table-cell>
          <table:table-cell office:value-type="float" office:value="3.896545857" calcext:value-type="float">
            <text:p>3.896545857</text:p>
          </table:table-cell>
          <table:table-cell office:value-type="float" office:value="27.82724057" calcext:value-type="float">
            <text:p>27.82724057</text:p>
          </table:table-cell>
          <table:table-cell office:value-type="float" office:value="55.63655877" calcext:value-type="float">
            <text:p>55.63655877</text:p>
          </table:table-cell>
          <table:table-cell office:value-type="float" office:value="32.64910305" calcext:value-type="float">
            <text:p>32.64910305</text:p>
          </table:table-cell>
          <table:table-cell office:value-type="float" office:value="4.743218" calcext:value-type="float">
            <text:p>4.743218</text:p>
          </table:table-cell>
          <table:table-cell office:value-type="float" office:value="1828.837205" calcext:value-type="float">
            <text:p>1828.837205</text:p>
          </table:table-cell>
          <table:table-cell office:value-type="float" office:value="76.55914129" calcext:value-type="float">
            <text:p>76.55914129</text:p>
          </table:table-cell>
          <table:table-cell office:value-type="float" office:value="0.790541655" calcext:value-type="float">
            <text:p>0.790541655</text:p>
          </table:table-cell>
          <table:table-cell office:value-type="float" office:value="37.13515941" calcext:value-type="float">
            <text:p>37.13515941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" calcext:value-type="float">
            <text:p>41</text:p>
          </table:table-cell>
          <table:table-cell office:value-type="float" office:value="1604755.482" calcext:value-type="float">
            <text:p>1604755.482</text:p>
          </table:table-cell>
          <table:table-cell office:value-type="float" office:value="4416.32181" calcext:value-type="float">
            <text:p>4416.32181</text:p>
          </table:table-cell>
          <table:table-cell office:value-type="float" office:value="4597.022" calcext:value-type="float">
            <text:p>4597.022</text:p>
          </table:table-cell>
          <table:table-cell office:value-type="float" office:value="4148.60587" calcext:value-type="float">
            <text:p>4148.60587</text:p>
          </table:table-cell>
          <table:table-cell office:value-type="float" office:value="5372942.4" calcext:value-type="float">
            <text:p>5372942.4</text:p>
          </table:table-cell>
          <table:table-cell office:value-type="float" office:value="48298.86667" calcext:value-type="float">
            <text:p>48298.86667</text:p>
          </table:table-cell>
          <table:table-cell office:value-type="float" office:value="49749.46667" calcext:value-type="float">
            <text:p>49749.46667</text:p>
          </table:table-cell>
          <table:table-cell office:value-type="float" office:value="33.2255308" calcext:value-type="float">
            <text:p>33.2255308</text:p>
          </table:table-cell>
          <table:table-cell office:value-type="float" office:value="1.09120147" calcext:value-type="float">
            <text:p>1.09120147</text:p>
          </table:table-cell>
          <table:table-cell office:value-type="float" office:value="17.20406741" calcext:value-type="float">
            <text:p>17.20406741</text:p>
          </table:table-cell>
          <table:table-cell office:value-type="float" office:value="36.60439874" calcext:value-type="float">
            <text:p>36.60439874</text:p>
          </table:table-cell>
          <table:table-cell office:value-type="float" office:value="17.28185765" calcext:value-type="float">
            <text:p>17.28185765</text:p>
          </table:table-cell>
          <table:table-cell office:value-type="float" office:value="1.42694" calcext:value-type="float">
            <text:p>1.42694</text:p>
          </table:table-cell>
          <table:table-cell office:value-type="float" office:value="689.1765285" calcext:value-type="float">
            <text:p>689.1765285</text:p>
          </table:table-cell>
          <table:table-cell office:value-type="float" office:value="86.57738704" calcext:value-type="float">
            <text:p>86.57738704</text:p>
          </table:table-cell>
          <table:table-cell office:value-type="float" office:value="0.798406223" calcext:value-type="float">
            <text:p>0.798406223</text:p>
          </table:table-cell>
          <table:table-cell office:value-type="float" office:value="20.05177615" calcext:value-type="float">
            <text:p>20.05177615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112" calcext:value-type="float">
            <text:p>112</text:p>
          </table:table-cell>
          <table:table-cell office:value-type="float" office:value="1562392.949" calcext:value-type="float">
            <text:p>1562392.949</text:p>
          </table:table-cell>
          <table:table-cell office:value-type="float" office:value="4931.958857" calcext:value-type="float">
            <text:p>4931.958857</text:p>
          </table:table-cell>
          <table:table-cell office:value-type="float" office:value="3524.696164" calcext:value-type="float">
            <text:p>3524.696164</text:p>
          </table:table-cell>
          <table:table-cell office:value-type="float" office:value="2384.86054" calcext:value-type="float">
            <text:p>2384.86054</text:p>
          </table:table-cell>
          <table:table-cell office:value-type="float" office:value="1941378.9" calcext:value-type="float">
            <text:p>1941378.9</text:p>
          </table:table-cell>
          <table:table-cell office:value-type="float" office:value="17054.38056" calcext:value-type="float">
            <text:p>17054.38056</text:p>
          </table:table-cell>
          <table:table-cell office:value-type="float" office:value="17975.73056" calcext:value-type="float">
            <text:p>17975.73056</text:p>
          </table:table-cell>
          <table:table-cell office:value-type="float" office:value="91.61241264" calcext:value-type="float">
            <text:p>91.61241264</text:p>
          </table:table-cell>
          <table:table-cell office:value-type="float" office:value="6.577531889" calcext:value-type="float">
            <text:p>6.577531889</text:p>
          </table:table-cell>
          <table:table-cell office:value-type="float" office:value="25.33615977" calcext:value-type="float">
            <text:p>25.33615977</text:p>
          </table:table-cell>
          <table:table-cell office:value-type="float" office:value="50.67231954" calcext:value-type="float">
            <text:p>50.67231954</text:p>
          </table:table-cell>
          <table:table-cell office:value-type="float" office:value="29.37422043" calcext:value-type="float">
            <text:p>29.37422043</text:p>
          </table:table-cell>
          <table:table-cell office:value-type="float" office:value="7.862567" calcext:value-type="float">
            <text:p>7.862567</text:p>
          </table:table-cell>
          <table:table-cell office:value-type="float" office:value="1340.900671" calcext:value-type="float">
            <text:p>1340.900671</text:p>
          </table:table-cell>
          <table:table-cell office:value-type="float" office:value="93.87236487" calcext:value-type="float">
            <text:p>93.87236487</text:p>
          </table:table-cell>
          <table:table-cell office:value-type="float" office:value="0.337492832" calcext:value-type="float">
            <text:p>0.337492832</text:p>
          </table:table-cell>
          <table:table-cell office:value-type="float" office:value="18.27577587" calcext:value-type="float">
            <text:p>18.27577587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501" calcext:value-type="float">
            <text:p>501</text:p>
          </table:table-cell>
          <table:table-cell office:value-type="float" office:value="1523094.396" calcext:value-type="float">
            <text:p>1523094.396</text:p>
          </table:table-cell>
          <table:table-cell office:value-type="float" office:value="4990.995615" calcext:value-type="float">
            <text:p>4990.995615</text:p>
          </table:table-cell>
          <table:table-cell office:value-type="float" office:value="2842.527296" calcext:value-type="float">
            <text:p>2842.527296</text:p>
          </table:table-cell>
          <table:table-cell office:value-type="float" office:value="2055.994275" calcext:value-type="float">
            <text:p>2055.994275</text:p>
          </table:table-cell>
          <table:table-cell office:value-type="float" office:value="4034709" calcext:value-type="float">
            <text:p>4034709</text:p>
          </table:table-cell>
          <table:table-cell office:value-type="float" office:value="34816.78333" calcext:value-type="float">
            <text:p>34816.78333</text:p>
          </table:table-cell>
          <table:table-cell office:value-type="float" office:value="37358.41667" calcext:value-type="float">
            <text:p>37358.41667</text:p>
          </table:table-cell>
          <table:table-cell office:value-type="float" office:value="43.74598255" calcext:value-type="float">
            <text:p>43.74598255</text:p>
          </table:table-cell>
          <table:table-cell office:value-type="float" office:value="9.921697919" calcext:value-type="float">
            <text:p>9.921697919</text:p>
          </table:table-cell>
          <table:table-cell office:value-type="float" office:value="28.3050489" calcext:value-type="float">
            <text:p>28.3050489</text:p>
          </table:table-cell>
          <table:table-cell office:value-type="float" office:value="56.61009781" calcext:value-type="float">
            <text:p>56.61009781</text:p>
          </table:table-cell>
          <table:table-cell office:value-type="float" office:value="35.23949987" calcext:value-type="float">
            <text:p>35.23949987</text:p>
          </table:table-cell>
          <table:table-cell office:value-type="float" office:value="10.085336" calcext:value-type="float">
            <text:p>10.085336</text:p>
          </table:table-cell>
          <table:table-cell office:value-type="float" office:value="3511.37705" calcext:value-type="float">
            <text:p>3511.37705</text:p>
          </table:table-cell>
          <table:table-cell office:value-type="float" office:value="80.42207347" calcext:value-type="float">
            <text:p>80.42207347</text:p>
          </table:table-cell>
          <table:table-cell office:value-type="float" office:value="0.720922186" calcext:value-type="float">
            <text:p>0.720922186</text:p>
          </table:table-cell>
          <table:table-cell office:value-type="float" office:value="28.35101947" calcext:value-type="float">
            <text:p>28.35101947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26" calcext:value-type="float">
            <text:p>26</text:p>
          </table:table-cell>
          <table:table-cell office:value-type="float" office:value="1501378.402" calcext:value-type="float">
            <text:p>1501378.402</text:p>
          </table:table-cell>
          <table:table-cell office:value-type="float" office:value="4843.362831" calcext:value-type="float">
            <text:p>4843.362831</text:p>
          </table:table-cell>
          <table:table-cell office:value-type="float" office:value="3035.222611" calcext:value-type="float">
            <text:p>3035.222611</text:p>
          </table:table-cell>
          <table:table-cell office:value-type="float" office:value="2151.31936" calcext:value-type="float">
            <text:p>2151.31936</text:p>
          </table:table-cell>
          <table:table-cell office:value-type="float" office:value="2920398.9" calcext:value-type="float">
            <text:p>2920398.9</text:p>
          </table:table-cell>
          <table:table-cell office:value-type="float" office:value="26095.73056" calcext:value-type="float">
            <text:p>26095.73056</text:p>
          </table:table-cell>
          <table:table-cell office:value-type="float" office:value="27040.73056" calcext:value-type="float">
            <text:p>27040.73056</text:p>
          </table:table-cell>
          <table:table-cell office:value-type="float" office:value="57.53348804" calcext:value-type="float">
            <text:p>57.53348804</text:p>
          </table:table-cell>
          <table:table-cell office:value-type="float" office:value="1.633360708" calcext:value-type="float">
            <text:p>1.633360708</text:p>
          </table:table-cell>
          <table:table-cell office:value-type="float" office:value="22.45076742" calcext:value-type="float">
            <text:p>22.45076742</text:p>
          </table:table-cell>
          <table:table-cell office:value-type="float" office:value="44.90153484" calcext:value-type="float">
            <text:p>44.90153484</text:p>
          </table:table-cell>
          <table:table-cell office:value-type="float" office:value="21.43084056" calcext:value-type="float">
            <text:p>21.43084056</text:p>
          </table:table-cell>
          <table:table-cell office:value-type="float" office:value="1.915806" calcext:value-type="float">
            <text:p>1.915806</text:p>
          </table:table-cell>
          <table:table-cell office:value-type="float" office:value="499.942006" calcext:value-type="float">
            <text:p>499.942006</text:p>
          </table:table-cell>
          <table:table-cell office:value-type="float" office:value="90.0165501" calcext:value-type="float">
            <text:p>90.0165501</text:p>
          </table:table-cell>
          <table:table-cell office:value-type="float" office:value="0.346927916" calcext:value-type="float">
            <text:p>0.346927916</text:p>
          </table:table-cell>
          <table:table-cell office:value-type="float" office:value="19.41727086" calcext:value-type="float">
            <text:p>19.41727086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502" calcext:value-type="float">
            <text:p>502</text:p>
          </table:table-cell>
          <table:table-cell office:value-type="float" office:value="1498250.73" calcext:value-type="float">
            <text:p>1498250.73</text:p>
          </table:table-cell>
          <table:table-cell office:value-type="float" office:value="4359.866681" calcext:value-type="float">
            <text:p>4359.866681</text:p>
          </table:table-cell>
          <table:table-cell office:value-type="float" office:value="4105.526291" calcext:value-type="float">
            <text:p>4105.526291</text:p>
          </table:table-cell>
          <table:table-cell office:value-type="float" office:value="3071.561715" calcext:value-type="float">
            <text:p>3071.561715</text:p>
          </table:table-cell>
          <table:table-cell office:value-type="float" office:value="6241032" calcext:value-type="float">
            <text:p>6241032</text:p>
          </table:table-cell>
          <table:table-cell office:value-type="float" office:value="54559.51667" calcext:value-type="float">
            <text:p>54559.51667</text:p>
          </table:table-cell>
          <table:table-cell office:value-type="float" office:value="57787.33333" calcext:value-type="float">
            <text:p>57787.33333</text:p>
          </table:table-cell>
          <table:table-cell office:value-type="float" office:value="27.4608505" calcext:value-type="float">
            <text:p>27.4608505</text:p>
          </table:table-cell>
          <table:table-cell office:value-type="float" office:value="4.362668518" calcext:value-type="float">
            <text:p>4.362668518</text:p>
          </table:table-cell>
          <table:table-cell office:value-type="float" office:value="26.27569203" calcext:value-type="float">
            <text:p>26.27569203</text:p>
          </table:table-cell>
          <table:table-cell office:value-type="float" office:value="52.55138406" calcext:value-type="float">
            <text:p>52.55138406</text:p>
          </table:table-cell>
          <table:table-cell office:value-type="float" office:value="30.32542252" calcext:value-type="float">
            <text:p>30.32542252</text:p>
          </table:table-cell>
          <table:table-cell office:value-type="float" office:value="4.948087" calcext:value-type="float">
            <text:p>4.948087</text:p>
          </table:table-cell>
          <table:table-cell office:value-type="float" office:value="2699.604885" calcext:value-type="float">
            <text:p>2699.604885</text:p>
          </table:table-cell>
          <table:table-cell office:value-type="float" office:value="83.4515972" calcext:value-type="float">
            <text:p>83.4515972</text:p>
          </table:table-cell>
          <table:table-cell office:value-type="float" office:value="0.968979914" calcext:value-type="float">
            <text:p>0.968979914</text:p>
          </table:table-cell>
          <table:table-cell office:value-type="float" office:value="26.38806618" calcext:value-type="float">
            <text:p>26.38806618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  <table:table-cell office:value-type="float" office:value="1469955.801" calcext:value-type="float">
            <text:p>1469955.801</text:p>
          </table:table-cell>
          <table:table-cell office:value-type="float" office:value="4461.092078" calcext:value-type="float">
            <text:p>4461.092078</text:p>
          </table:table-cell>
          <table:table-cell office:value-type="float" office:value="3261.394468" calcext:value-type="float">
            <text:p>3261.394468</text:p>
          </table:table-cell>
          <table:table-cell office:value-type="float" office:value="3045.085165" calcext:value-type="float">
            <text:p>3045.085165</text:p>
          </table:table-cell>
          <table:table-cell office:value-type="float" office:value="2536261.75" calcext:value-type="float">
            <text:p>2536261.75</text:p>
          </table:table-cell>
          <table:table-cell office:value-type="float" office:value="32836.83333" calcext:value-type="float">
            <text:p>32836.83333</text:p>
          </table:table-cell>
          <table:table-cell office:value-type="float" office:value="36757.41667" calcext:value-type="float">
            <text:p>36757.41667</text:p>
          </table:table-cell>
          <table:table-cell office:value-type="float" office:value="44.7654555" calcext:value-type="float">
            <text:p>44.7654555</text:p>
          </table:table-cell>
          <table:table-cell office:value-type="float" office:value="2.664273882" calcext:value-type="float">
            <text:p>2.664273882</text:p>
          </table:table-cell>
          <table:table-cell office:value-type="float" office:value="14.21461596" calcext:value-type="float">
            <text:p>14.21461596</text:p>
          </table:table-cell>
          <table:table-cell office:value-type="float" office:value="59.22756648" calcext:value-type="float">
            <text:p>59.22756648</text:p>
          </table:table-cell>
          <table:table-cell office:value-type="float" office:value="36.37425495" calcext:value-type="float">
            <text:p>36.37425495</text:p>
          </table:table-cell>
          <table:table-cell office:value-type="float" office:value="3.085074" calcext:value-type="float">
            <text:p>3.085074</text:p>
          </table:table-cell>
          <table:table-cell office:value-type="float" office:value="1013.016308" calcext:value-type="float">
            <text:p>1013.016308</text:p>
          </table:table-cell>
          <table:table-cell office:value-type="float" office:value="81.62706883" calcext:value-type="float">
            <text:p>81.62706883</text:p>
          </table:table-cell>
          <table:table-cell office:value-type="float" office:value="2.529059743" calcext:value-type="float">
            <text:p>2.529059743</text:p>
          </table:table-cell>
          <table:table-cell office:value-type="float" office:value="16.07365645" calcext:value-type="float">
            <text:p>16.07365645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112" calcext:value-type="float">
            <text:p>112</text:p>
          </table:table-cell>
          <table:table-cell office:value-type="float" office:value="1466719.75" calcext:value-type="float">
            <text:p>1466719.75</text:p>
          </table:table-cell>
          <table:table-cell office:value-type="float" office:value="4686.179096" calcext:value-type="float">
            <text:p>4686.179096</text:p>
          </table:table-cell>
          <table:table-cell office:value-type="float" office:value="3177.173528" calcext:value-type="float">
            <text:p>3177.173528</text:p>
          </table:table-cell>
          <table:table-cell office:value-type="float" office:value="2057.513102" calcext:value-type="float">
            <text:p>2057.513102</text:p>
          </table:table-cell>
          <table:table-cell office:value-type="float" office:value="1868878.8" calcext:value-type="float">
            <text:p>1868878.8</text:p>
          </table:table-cell>
          <table:table-cell office:value-type="float" office:value="16474.8" calcext:value-type="float">
            <text:p>16474.8</text:p>
          </table:table-cell>
          <table:table-cell office:value-type="float" office:value="17304.43333" calcext:value-type="float">
            <text:p>17304.43333</text:p>
          </table:table-cell>
          <table:table-cell office:value-type="float" office:value="89.02807622" calcext:value-type="float">
            <text:p>89.02807622</text:p>
          </table:table-cell>
          <table:table-cell office:value-type="float" office:value="4.238533529" calcext:value-type="float">
            <text:p>4.238533529</text:p>
          </table:table-cell>
          <table:table-cell office:value-type="float" office:value="23.42605658" calcext:value-type="float">
            <text:p>23.42605658</text:p>
          </table:table-cell>
          <table:table-cell office:value-type="float" office:value="46.85211316" calcext:value-type="float">
            <text:p>46.85211316</text:p>
          </table:table-cell>
          <table:table-cell office:value-type="float" office:value="26.24848943" calcext:value-type="float">
            <text:p>26.24848943</text:p>
          </table:table-cell>
          <table:table-cell office:value-type="float" office:value="5.38626" calcext:value-type="float">
            <text:p>5.38626</text:p>
          </table:table-cell>
          <table:table-cell office:value-type="float" office:value="887.3656776" calcext:value-type="float">
            <text:p>887.3656776</text:p>
          </table:table-cell>
          <table:table-cell office:value-type="float" office:value="93.52132786" calcext:value-type="float">
            <text:p>93.52132786</text:p>
          </table:table-cell>
          <table:table-cell office:value-type="float" office:value="0.437634366" calcext:value-type="float">
            <text:p>0.437634366</text:p>
          </table:table-cell>
          <table:table-cell office:value-type="float" office:value="18.39392004" calcext:value-type="float">
            <text:p>18.39392004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255" calcext:value-type="float">
            <text:p>255</text:p>
          </table:table-cell>
          <table:table-cell office:value-type="float" office:value="1456768.845" calcext:value-type="float">
            <text:p>1456768.845</text:p>
          </table:table-cell>
          <table:table-cell office:value-type="float" office:value="4762.166837" calcext:value-type="float">
            <text:p>4762.166837</text:p>
          </table:table-cell>
          <table:table-cell office:value-type="float" office:value="2802.010943" calcext:value-type="float">
            <text:p>2802.010943</text:p>
          </table:table-cell>
          <table:table-cell office:value-type="float" office:value="1963.85082" calcext:value-type="float">
            <text:p>1963.85082</text:p>
          </table:table-cell>
          <table:table-cell office:value-type="float" office:value="3079004.4" calcext:value-type="float">
            <text:p>3079004.4</text:p>
          </table:table-cell>
          <table:table-cell office:value-type="float" office:value="27319.3" calcext:value-type="float">
            <text:p>27319.3</text:p>
          </table:table-cell>
          <table:table-cell office:value-type="float" office:value="28509.3" calcext:value-type="float">
            <text:p>28509.3</text:p>
          </table:table-cell>
          <table:table-cell office:value-type="float" office:value="53.32379837" calcext:value-type="float">
            <text:p>53.32379837</text:p>
          </table:table-cell>
          <table:table-cell office:value-type="float" office:value="6.855964082" calcext:value-type="float">
            <text:p>6.855964082</text:p>
          </table:table-cell>
          <table:table-cell office:value-type="float" office:value="28.85337509" calcext:value-type="float">
            <text:p>28.85337509</text:p>
          </table:table-cell>
          <table:table-cell office:value-type="float" office:value="57.70675019" calcext:value-type="float">
            <text:p>57.70675019</text:p>
          </table:table-cell>
          <table:table-cell office:value-type="float" office:value="29.9647363" calcext:value-type="float">
            <text:p>29.9647363</text:p>
          </table:table-cell>
          <table:table-cell office:value-type="float" office:value="7.820326" calcext:value-type="float">
            <text:p>7.820326</text:p>
          </table:table-cell>
          <table:table-cell office:value-type="float" office:value="2136.451218" calcext:value-type="float">
            <text:p>2136.451218</text:p>
          </table:table-cell>
          <table:table-cell office:value-type="float" office:value="54.36694734" calcext:value-type="float">
            <text:p>54.36694734</text:p>
          </table:table-cell>
          <table:table-cell office:value-type="float" office:value="2.914152275" calcext:value-type="float">
            <text:p>2.914152275</text:p>
          </table:table-cell>
          <table:table-cell office:value-type="float" office:value="21.55538428" calcext:value-type="float">
            <text:p>21.55538428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407" calcext:value-type="float">
            <text:p>407</text:p>
          </table:table-cell>
          <table:table-cell office:value-type="float" office:value="1453066.751" calcext:value-type="float">
            <text:p>1453066.751</text:p>
          </table:table-cell>
          <table:table-cell office:value-type="float" office:value="4755.158788" calcext:value-type="float">
            <text:p>4755.158788</text:p>
          </table:table-cell>
          <table:table-cell office:value-type="float" office:value="2503.907454" calcext:value-type="float">
            <text:p>2503.907454</text:p>
          </table:table-cell>
          <table:table-cell office:value-type="float" office:value="2124.279483" calcext:value-type="float">
            <text:p>2124.279483</text:p>
          </table:table-cell>
          <table:table-cell office:value-type="float" office:value="3401288.49" calcext:value-type="float">
            <text:p>3401288.49</text:p>
          </table:table-cell>
          <table:table-cell office:value-type="float" office:value="30138.22861" calcext:value-type="float">
            <text:p>30138.22861</text:p>
          </table:table-cell>
          <table:table-cell office:value-type="float" office:value="31493.41194" calcext:value-type="float">
            <text:p>31493.41194</text:p>
          </table:table-cell>
          <table:table-cell office:value-type="float" office:value="48.21340929" calcext:value-type="float">
            <text:p>48.21340929</text:p>
          </table:table-cell>
          <table:table-cell office:value-type="float" office:value="1.35328419" calcext:value-type="float">
            <text:p>1.35328419</text:p>
          </table:table-cell>
          <table:table-cell office:value-type="float" office:value="21.30690412" calcext:value-type="float">
            <text:p>21.30690412</text:p>
          </table:table-cell>
          <table:table-cell office:value-type="float" office:value="42.61380824" calcext:value-type="float">
            <text:p>42.61380824</text:p>
          </table:table-cell>
          <table:table-cell office:value-type="float" office:value="19.31942427" calcext:value-type="float">
            <text:p>19.31942427</text:p>
          </table:table-cell>
          <table:table-cell office:value-type="float" office:value="1.841318" calcext:value-type="float">
            <text:p>1.841318</text:p>
          </table:table-cell>
          <table:table-cell office:value-type="float" office:value="554.9352034" calcext:value-type="float">
            <text:p>554.9352034</text:p>
          </table:table-cell>
          <table:table-cell office:value-type="float" office:value="78.8239108" calcext:value-type="float">
            <text:p>78.8239108</text:p>
          </table:table-cell>
          <table:table-cell office:value-type="float" office:value="0.25997294" calcext:value-type="float">
            <text:p>0.25997294</text:p>
          </table:table-cell>
          <table:table-cell office:value-type="float" office:value="24.56564765" calcext:value-type="float">
            <text:p>24.56564765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8" calcext:value-type="float">
            <text:p>28</text:p>
          </table:table-cell>
          <table:table-cell office:value-type="float" office:value="1428688.847" calcext:value-type="float">
            <text:p>1428688.847</text:p>
          </table:table-cell>
          <table:table-cell office:value-type="float" office:value="4383.429824" calcext:value-type="float">
            <text:p>4383.429824</text:p>
          </table:table-cell>
          <table:table-cell office:value-type="float" office:value="3197.909021" calcext:value-type="float">
            <text:p>3197.909021</text:p>
          </table:table-cell>
          <table:table-cell office:value-type="float" office:value="2615.43051" calcext:value-type="float">
            <text:p>2615.43051</text:p>
          </table:table-cell>
          <table:table-cell office:value-type="float" office:value="3563544.6" calcext:value-type="float">
            <text:p>3563544.6</text:p>
          </table:table-cell>
          <table:table-cell office:value-type="float" office:value="32618.55" calcext:value-type="float">
            <text:p>32618.55</text:p>
          </table:table-cell>
          <table:table-cell office:value-type="float" office:value="32995.78333" calcext:value-type="float">
            <text:p>32995.78333</text:p>
          </table:table-cell>
          <table:table-cell office:value-type="float" office:value="43.7998883" calcext:value-type="float">
            <text:p>43.7998883</text:p>
          </table:table-cell>
          <table:table-cell office:value-type="float" office:value="0.229120473" calcext:value-type="float">
            <text:p>0.229120473</text:p>
          </table:table-cell>
          <table:table-cell office:value-type="float" office:value="19.47174811" calcext:value-type="float">
            <text:p>19.47174811</text:p>
          </table:table-cell>
          <table:table-cell office:value-type="float" office:value="38.94349621" calcext:value-type="float">
            <text:p>38.94349621</text:p>
          </table:table-cell>
          <table:table-cell office:value-type="float" office:value="26.9450142" calcext:value-type="float">
            <text:p>26.9450142</text:p>
          </table:table-cell>
          <table:table-cell office:value-type="float" office:value="0.297535" calcext:value-type="float">
            <text:p>0.297535</text:p>
          </table:table-cell>
          <table:table-cell office:value-type="float" office:value="97.04018625" calcext:value-type="float">
            <text:p>97.04018625</text:p>
          </table:table-cell>
          <table:table-cell office:value-type="float" office:value="82.51931027" calcext:value-type="float">
            <text:p>82.51931027</text:p>
          </table:table-cell>
          <table:table-cell office:value-type="float" office:value="0.452197369" calcext:value-type="float">
            <text:p>0.452197369</text:p>
          </table:table-cell>
          <table:table-cell office:value-type="float" office:value="22.21375285" calcext:value-type="float">
            <text:p>22.21375285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555" calcext:value-type="float">
            <text:p>555</text:p>
          </table:table-cell>
          <table:table-cell office:value-type="float" office:value="1427552.67" calcext:value-type="float">
            <text:p>1427552.67</text:p>
          </table:table-cell>
          <table:table-cell office:value-type="float" office:value="5018.464215" calcext:value-type="float">
            <text:p>5018.464215</text:p>
          </table:table-cell>
          <table:table-cell office:value-type="float" office:value="1891.249038" calcext:value-type="float">
            <text:p>1891.249038</text:p>
          </table:table-cell>
          <table:table-cell office:value-type="float" office:value="1245.974434" calcext:value-type="float">
            <text:p>1245.974434</text:p>
          </table:table-cell>
          <table:table-cell office:value-type="float" office:value="3136586.4" calcext:value-type="float">
            <text:p>3136586.4</text:p>
          </table:table-cell>
          <table:table-cell office:value-type="float" office:value="25002.5" calcext:value-type="float">
            <text:p>25002.5</text:p>
          </table:table-cell>
          <table:table-cell office:value-type="float" office:value="29042.46667" calcext:value-type="float">
            <text:p>29042.46667</text:p>
          </table:table-cell>
          <table:table-cell office:value-type="float" office:value="57.09639718" calcext:value-type="float">
            <text:p>57.09639718</text:p>
          </table:table-cell>
          <table:table-cell office:value-type="float" office:value="13.73822256" calcext:value-type="float">
            <text:p>13.73822256</text:p>
          </table:table-cell>
          <table:table-cell office:value-type="float" office:value="28.2121371" calcext:value-type="float">
            <text:p>28.2121371</text:p>
          </table:table-cell>
          <table:table-cell office:value-type="float" office:value="56.42427421" calcext:value-type="float">
            <text:p>56.42427421</text:p>
          </table:table-cell>
          <table:table-cell office:value-type="float" office:value="51.30014734" calcext:value-type="float">
            <text:p>51.30014734</text:p>
          </table:table-cell>
          <table:table-cell office:value-type="float" office:value="14.972654" calcext:value-type="float">
            <text:p>14.972654</text:p>
          </table:table-cell>
          <table:table-cell office:value-type="float" office:value="3743.524315" calcext:value-type="float">
            <text:p>3743.524315</text:p>
          </table:table-cell>
          <table:table-cell office:value-type="float" office:value="93.76015663" calcext:value-type="float">
            <text:p>93.76015663</text:p>
          </table:table-cell>
          <table:table-cell office:value-type="float" office:value="1.01539978" calcext:value-type="float">
            <text:p>1.01539978</text:p>
          </table:table-cell>
          <table:table-cell office:value-type="float" office:value="68.23092212" calcext:value-type="float">
            <text:p>68.23092212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44" calcext:value-type="float">
            <text:p>44</text:p>
          </table:table-cell>
          <table:table-cell office:value-type="float" office:value="1426164.728" calcext:value-type="float">
            <text:p>1426164.728</text:p>
          </table:table-cell>
          <table:table-cell office:value-type="float" office:value="5718.172601" calcext:value-type="float">
            <text:p>5718.1726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6511.32" calcext:value-type="float">
            <text:p>2196511.32</text:p>
          </table:table-cell>
          <table:table-cell office:value-type="float" office:value="18538.90111" calcext:value-type="float">
            <text:p>18538.90111</text:p>
          </table:table-cell>
          <table:table-cell office:value-type="float" office:value="20338.06778" calcext:value-type="float">
            <text:p>20338.06778</text:p>
          </table:table-cell>
          <table:table-cell office:value-type="float" office:value="76.92822348" calcext:value-type="float">
            <text:p>76.92822348</text:p>
          </table:table-cell>
          <table:table-cell office:value-type="float" office:value="12.40179574" calcext:value-type="float">
            <text:p>12.40179574</text:p>
          </table:table-cell>
          <table:table-cell office:value-type="float" office:value="48.70559455" calcext:value-type="float">
            <text:p>48.70559455</text:p>
          </table:table-cell>
          <table:table-cell office:value-type="float" office:value="66.01023871" calcext:value-type="float">
            <text:p>66.01023871</text:p>
          </table:table-cell>
          <table:table-cell office:value-type="float" office:value="49.93918902" calcext:value-type="float">
            <text:p>49.93918902</text:p>
          </table:table-cell>
          <table:table-cell office:value-type="float" office:value="13.012504" calcext:value-type="float">
            <text:p>13.012504</text:p>
          </table:table-cell>
          <table:table-cell office:value-type="float" office:value="2412.374507" calcext:value-type="float">
            <text:p>2412.374507</text:p>
          </table:table-cell>
          <table:table-cell office:value-type="float" office:value="85.75848732" calcext:value-type="float">
            <text:p>85.75848732</text:p>
          </table:table-cell>
          <table:table-cell office:value-type="float" office:value="1.738879297" calcext:value-type="float">
            <text:p>1.738879297</text:p>
          </table:table-cell>
          <table:table-cell office:value-type="float" office:value="20.77238391" calcext:value-type="float">
            <text:p>20.77238391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364" calcext:value-type="float">
            <text:p>364</text:p>
          </table:table-cell>
          <table:table-cell office:value-type="float" office:value="1424389.018" calcext:value-type="float">
            <text:p>1424389.018</text:p>
          </table:table-cell>
          <table:table-cell office:value-type="float" office:value="4350.75824" calcext:value-type="float">
            <text:p>4350.75824</text:p>
          </table:table-cell>
          <table:table-cell office:value-type="float" office:value="3182.54075" calcext:value-type="float">
            <text:p>3182.54075</text:p>
          </table:table-cell>
          <table:table-cell office:value-type="float" office:value="2765.60214" calcext:value-type="float">
            <text:p>2765.60214</text:p>
          </table:table-cell>
          <table:table-cell office:value-type="float" office:value="2413497.6" calcext:value-type="float">
            <text:p>2413497.6</text:p>
          </table:table-cell>
          <table:table-cell office:value-type="float" office:value="20769.06667" calcext:value-type="float">
            <text:p>20769.06667</text:p>
          </table:table-cell>
          <table:table-cell office:value-type="float" office:value="22347.2" calcext:value-type="float">
            <text:p>22347.2</text:p>
          </table:table-cell>
          <table:table-cell office:value-type="float" office:value="68.58223534" calcext:value-type="float">
            <text:p>68.58223534</text:p>
          </table:table-cell>
          <table:table-cell office:value-type="float" office:value="8.574135481" calcext:value-type="float">
            <text:p>8.574135481</text:p>
          </table:table-cell>
          <table:table-cell office:value-type="float" office:value="34.63288831" calcext:value-type="float">
            <text:p>34.63288831</text:p>
          </table:table-cell>
          <table:table-cell office:value-type="float" office:value="69.26577662" calcext:value-type="float">
            <text:p>69.26577662</text:p>
          </table:table-cell>
          <table:table-cell office:value-type="float" office:value="41.30108056" calcext:value-type="float">
            <text:p>41.30108056</text:p>
          </table:table-cell>
          <table:table-cell office:value-type="float" office:value="9.413518" calcext:value-type="float">
            <text:p>9.413518</text:p>
          </table:table-cell>
          <table:table-cell office:value-type="float" office:value="1955.096091" calcext:value-type="float">
            <text:p>1955.096091</text:p>
          </table:table-cell>
          <table:table-cell office:value-type="float" office:value="74.26008139" calcext:value-type="float">
            <text:p>74.26008139</text:p>
          </table:table-cell>
          <table:table-cell office:value-type="float" office:value="0.397284675" calcext:value-type="float">
            <text:p>0.397284675</text:p>
          </table:table-cell>
          <table:table-cell office:value-type="float" office:value="26.68393193" calcext:value-type="float">
            <text:p>26.68393193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246/249</text:p>
          </table:table-cell>
          <table:table-cell office:value-type="float" office:value="1420367.097" calcext:value-type="float">
            <text:p>1420367.097</text:p>
          </table:table-cell>
          <table:table-cell office:value-type="float" office:value="4496.631374" calcext:value-type="float">
            <text:p>4496.631374</text:p>
          </table:table-cell>
          <table:table-cell office:value-type="float" office:value="2903.028834" calcext:value-type="float">
            <text:p>2903.028834</text:p>
          </table:table-cell>
          <table:table-cell office:value-type="float" office:value="2317.41752" calcext:value-type="float">
            <text:p>2317.41752</text:p>
          </table:table-cell>
          <table:table-cell office:value-type="float" office:value="3971307.6" calcext:value-type="float">
            <text:p>3971307.6</text:p>
          </table:table-cell>
          <table:table-cell office:value-type="float" office:value="34033.4" calcext:value-type="float">
            <text:p>34033.4</text:p>
          </table:table-cell>
          <table:table-cell office:value-type="float" office:value="36771.36667" calcext:value-type="float">
            <text:p>36771.36667</text:p>
          </table:table-cell>
          <table:table-cell office:value-type="float" office:value="41.73450483" calcext:value-type="float">
            <text:p>41.73450483</text:p>
          </table:table-cell>
          <table:table-cell office:value-type="float" office:value="2.69996625" calcext:value-type="float">
            <text:p>2.69996625</text:p>
          </table:table-cell>
          <table:table-cell office:value-type="float" office:value="16.67036208" calcext:value-type="float">
            <text:p>16.67036208</text:p>
          </table:table-cell>
          <table:table-cell office:value-type="float" office:value="33.34072415" calcext:value-type="float">
            <text:p>33.34072415</text:p>
          </table:table-cell>
          <table:table-cell office:value-type="float" office:value="26.05437642" calcext:value-type="float">
            <text:p>26.05437642</text:p>
          </table:table-cell>
          <table:table-cell office:value-type="float" office:value="4.123824" calcext:value-type="float">
            <text:p>4.123824</text:p>
          </table:table-cell>
          <table:table-cell office:value-type="float" office:value="1403.469349" calcext:value-type="float">
            <text:p>1403.469349</text:p>
          </table:table-cell>
          <table:table-cell office:value-type="float" office:value="73.53987973" calcext:value-type="float">
            <text:p>73.53987973</text:p>
          </table:table-cell>
          <table:table-cell office:value-type="float" office:value="1.370816126" calcext:value-type="float">
            <text:p>1.370816126</text:p>
          </table:table-cell>
          <table:table-cell office:value-type="float" office:value="19.94527009" calcext:value-type="float">
            <text:p>19.94527009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44" calcext:value-type="float">
            <text:p>44</text:p>
          </table:table-cell>
          <table:table-cell office:value-type="float" office:value="1417295.571" calcext:value-type="float">
            <text:p>1417295.571</text:p>
          </table:table-cell>
          <table:table-cell office:value-type="float" office:value="5662.232285" calcext:value-type="float">
            <text:p>5662.23228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341659.6" calcext:value-type="float">
            <text:p>2341659.6</text:p>
          </table:table-cell>
          <table:table-cell office:value-type="float" office:value="18637.05" calcext:value-type="float">
            <text:p>18637.05</text:p>
          </table:table-cell>
          <table:table-cell office:value-type="float" office:value="21682.03333" calcext:value-type="float">
            <text:p>21682.03333</text:p>
          </table:table-cell>
          <table:table-cell office:value-type="float" office:value="76.0472055" calcext:value-type="float">
            <text:p>76.0472055</text:p>
          </table:table-cell>
          <table:table-cell office:value-type="float" office:value="7.056870071" calcext:value-type="float">
            <text:p>7.056870071</text:p>
          </table:table-cell>
          <table:table-cell office:value-type="float" office:value="45.40493959" calcext:value-type="float">
            <text:p>45.40493959</text:p>
          </table:table-cell>
          <table:table-cell office:value-type="float" office:value="62.92211212" calcext:value-type="float">
            <text:p>62.92211212</text:p>
          </table:table-cell>
          <table:table-cell office:value-type="float" office:value="47.82881876" calcext:value-type="float">
            <text:p>47.82881876</text:p>
          </table:table-cell>
          <table:table-cell office:value-type="float" office:value="7.90417" calcext:value-type="float">
            <text:p>7.90417</text:p>
          </table:table-cell>
          <table:table-cell office:value-type="float" office:value="1473.091069" calcext:value-type="float">
            <text:p>1473.091069</text:p>
          </table:table-cell>
          <table:table-cell office:value-type="float" office:value="90.05456858" calcext:value-type="float">
            <text:p>90.05456858</text:p>
          </table:table-cell>
          <table:table-cell office:value-type="float" office:value="1.298797684" calcext:value-type="float">
            <text:p>1.298797684</text:p>
          </table:table-cell>
          <table:table-cell office:value-type="float" office:value="20.54844238" calcext:value-type="float">
            <text:p>20.54844238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26" calcext:value-type="float">
            <text:p>26</text:p>
          </table:table-cell>
          <table:table-cell office:value-type="float" office:value="1410954.29" calcext:value-type="float">
            <text:p>1410954.29</text:p>
          </table:table-cell>
          <table:table-cell office:value-type="float" office:value="4606.970355" calcext:value-type="float">
            <text:p>4606.970355</text:p>
          </table:table-cell>
          <table:table-cell office:value-type="float" office:value="2579.994606" calcext:value-type="float">
            <text:p>2579.994606</text:p>
          </table:table-cell>
          <table:table-cell office:value-type="float" office:value="2010.533034" calcext:value-type="float">
            <text:p>2010.533034</text:p>
          </table:table-cell>
          <table:table-cell office:value-type="float" office:value="2905459.2" calcext:value-type="float">
            <text:p>2905459.2</text:p>
          </table:table-cell>
          <table:table-cell office:value-type="float" office:value="25940.73333" calcext:value-type="float">
            <text:p>25940.73333</text:p>
          </table:table-cell>
          <table:table-cell office:value-type="float" office:value="26902.4" calcext:value-type="float">
            <text:p>26902.4</text:p>
          </table:table-cell>
          <table:table-cell office:value-type="float" office:value="54.39145733" calcext:value-type="float">
            <text:p>54.39145733</text:p>
          </table:table-cell>
          <table:table-cell office:value-type="float" office:value="0.972196983" calcext:value-type="float">
            <text:p>0.972196983</text:p>
          </table:table-cell>
          <table:table-cell office:value-type="float" office:value="20.0708427" calcext:value-type="float">
            <text:p>20.0708427</text:p>
          </table:table-cell>
          <table:table-cell office:value-type="float" office:value="40.14168539" calcext:value-type="float">
            <text:p>40.14168539</text:p>
          </table:table-cell>
          <table:table-cell office:value-type="float" office:value="17.98581581" calcext:value-type="float">
            <text:p>17.98581581</text:p>
          </table:table-cell>
          <table:table-cell office:value-type="float" office:value="1.106108" calcext:value-type="float">
            <text:p>1.106108</text:p>
          </table:table-cell>
          <table:table-cell office:value-type="float" office:value="286.9304514" calcext:value-type="float">
            <text:p>286.9304514</text:p>
          </table:table-cell>
          <table:table-cell office:value-type="float" office:value="88.52406758" calcext:value-type="float">
            <text:p>88.52406758</text:p>
          </table:table-cell>
          <table:table-cell office:value-type="float" office:value="0.303746641" calcext:value-type="float">
            <text:p>0.303746641</text:p>
          </table:table-cell>
          <table:table-cell office:value-type="float" office:value="19.98923299" calcext:value-type="float">
            <text:p>19.98923299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501" calcext:value-type="float">
            <text:p>501</text:p>
          </table:table-cell>
          <table:table-cell office:value-type="float" office:value="1409426.149" calcext:value-type="float">
            <text:p>1409426.149</text:p>
          </table:table-cell>
          <table:table-cell office:value-type="float" office:value="4503.913045" calcext:value-type="float">
            <text:p>4503.913045</text:p>
          </table:table-cell>
          <table:table-cell office:value-type="float" office:value="3017.872637" calcext:value-type="float">
            <text:p>3017.872637</text:p>
          </table:table-cell>
          <table:table-cell office:value-type="float" office:value="1967.977385" calcext:value-type="float">
            <text:p>1967.977385</text:p>
          </table:table-cell>
          <table:table-cell office:value-type="float" office:value="4986833.4" calcext:value-type="float">
            <text:p>4986833.4</text:p>
          </table:table-cell>
          <table:table-cell office:value-type="float" office:value="42496.43333" calcext:value-type="float">
            <text:p>42496.43333</text:p>
          </table:table-cell>
          <table:table-cell office:value-type="float" office:value="46174.38333" calcext:value-type="float">
            <text:p>46174.38333</text:p>
          </table:table-cell>
          <table:table-cell office:value-type="float" office:value="33.16575154" calcext:value-type="float">
            <text:p>33.16575154</text:p>
          </table:table-cell>
          <table:table-cell office:value-type="float" office:value="8.068527217" calcext:value-type="float">
            <text:p>8.068527217</text:p>
          </table:table-cell>
          <table:table-cell office:value-type="float" office:value="31.29061208" calcext:value-type="float">
            <text:p>31.29061208</text:p>
          </table:table-cell>
          <table:table-cell office:value-type="float" office:value="62.58122416" calcext:value-type="float">
            <text:p>62.58122416</text:p>
          </table:table-cell>
          <table:table-cell office:value-type="float" office:value="40.72950708" calcext:value-type="float">
            <text:p>40.72950708</text:p>
          </table:table-cell>
          <table:table-cell office:value-type="float" office:value="9.454002" calcext:value-type="float">
            <text:p>9.454002</text:p>
          </table:table-cell>
          <table:table-cell office:value-type="float" office:value="4017.612807" calcext:value-type="float">
            <text:p>4017.612807</text:p>
          </table:table-cell>
          <table:table-cell office:value-type="float" office:value="75.83787415" calcext:value-type="float">
            <text:p>75.83787415</text:p>
          </table:table-cell>
          <table:table-cell office:value-type="float" office:value="1.553660036" calcext:value-type="float">
            <text:p>1.553660036</text:p>
          </table:table-cell>
          <table:table-cell office:value-type="float" office:value="28.22640128" calcext:value-type="float">
            <text:p>28.22640128</text:p>
          </table:table-cell>
          <table:table-cell table:number-columns-repeated="1005"/>
        </table:table-row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403" calcext:value-type="float">
            <text:p>403</text:p>
          </table:table-cell>
          <table:table-cell table:style-name="ce1" office:value-type="float" office:value="1403084.592" calcext:value-type="float">
            <text:p>1403084.592</text:p>
          </table:table-cell>
          <table:table-cell table:style-name="ce1" office:value-type="float" office:value="4059.21978" calcext:value-type="float">
            <text:p>4059.21978</text:p>
          </table:table-cell>
          <table:table-cell table:style-name="ce1" office:value-type="float" office:value="3793.396305" calcext:value-type="float">
            <text:p>3793.396305</text:p>
          </table:table-cell>
          <table:table-cell table:style-name="ce1" office:value-type="float" office:value="3015.545473" calcext:value-type="float">
            <text:p>3015.545473</text:p>
          </table:table-cell>
          <table:table-cell table:style-name="ce1" office:value-type="float" office:value="4087265.4" calcext:value-type="float">
            <text:p>4087265.4</text:p>
          </table:table-cell>
          <table:table-cell table:style-name="ce1" office:value-type="float" office:value="37010.41667" calcext:value-type="float">
            <text:p>37010.41667</text:p>
          </table:table-cell>
          <table:table-cell table:style-name="ce1" office:value-type="float" office:value="37845.05" calcext:value-type="float">
            <text:p>37845.05</text:p>
          </table:table-cell>
          <table:table-cell table:style-name="ce1" office:value-type="float" office:value="37.91053218" calcext:value-type="float">
            <text:p>37.91053218</text:p>
          </table:table-cell>
          <table:table-cell table:style-name="ce1" office:value-type="float" office:value="3.072026057" calcext:value-type="float">
            <text:p>3.072026057</text:p>
          </table:table-cell>
          <table:table-cell table:style-name="ce1" office:value-type="float" office:value="25.29046734" calcext:value-type="float">
            <text:p>25.29046734</text:p>
          </table:table-cell>
          <table:table-cell table:style-name="ce1" office:value-type="float" office:value="50.58093468" calcext:value-type="float">
            <text:p>50.58093468</text:p>
          </table:table-cell>
          <table:table-cell table:style-name="ce1" office:value-type="float" office:value="22.63455949" calcext:value-type="float">
            <text:p>22.63455949</text:p>
          </table:table-cell>
          <table:table-cell table:style-name="ce1" office:value-type="float" office:value="3.574428" calcext:value-type="float">
            <text:p>3.574428</text:p>
          </table:table-cell>
          <table:table-cell table:style-name="ce1" office:value-type="float" office:value="1322.900333" calcext:value-type="float">
            <text:p>1322.900333</text:p>
          </table:table-cell>
          <table:table-cell table:style-name="ce1" office:value-type="float" office:value="83.86933754" calcext:value-type="float">
            <text:p>83.86933754</text:p>
          </table:table-cell>
          <table:table-cell table:style-name="ce1" office:value-type="float" office:value="0.515130626" calcext:value-type="float">
            <text:p>0.515130626</text:p>
          </table:table-cell>
          <table:table-cell table:style-name="ce1" office:value-type="float" office:value="21.63038183" calcext:value-type="float">
            <text:p>21.63038183</text:p>
          </table:table-cell>
          <table:table-cell table:style-name="ce1"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407" calcext:value-type="float">
            <text:p>407</text:p>
          </table:table-cell>
          <table:table-cell office:value-type="float" office:value="1402839.556" calcext:value-type="float">
            <text:p>1402839.556</text:p>
          </table:table-cell>
          <table:table-cell office:value-type="float" office:value="4582.215304" calcext:value-type="float">
            <text:p>4582.215304</text:p>
          </table:table-cell>
          <table:table-cell office:value-type="float" office:value="2426.469745" calcext:value-type="float">
            <text:p>2426.469745</text:p>
          </table:table-cell>
          <table:table-cell office:value-type="float" office:value="2129.496203" calcext:value-type="float">
            <text:p>2129.496203</text:p>
          </table:table-cell>
          <table:table-cell office:value-type="float" office:value="3414409.59" calcext:value-type="float">
            <text:p>3414409.59</text:p>
          </table:table-cell>
          <table:table-cell office:value-type="float" office:value="30219.80361" calcext:value-type="float">
            <text:p>30219.80361</text:p>
          </table:table-cell>
          <table:table-cell office:value-type="float" office:value="31614.90361" calcext:value-type="float">
            <text:p>31614.90361</text:p>
          </table:table-cell>
          <table:table-cell office:value-type="float" office:value="46.42120028" calcext:value-type="float">
            <text:p>46.42120028</text:p>
          </table:table-cell>
          <table:table-cell office:value-type="float" office:value="1.125827815" calcext:value-type="float">
            <text:p>1.125827815</text:p>
          </table:table-cell>
          <table:table-cell office:value-type="float" office:value="21.29321232" calcext:value-type="float">
            <text:p>21.29321232</text:p>
          </table:table-cell>
          <table:table-cell office:value-type="float" office:value="42.58642465" calcext:value-type="float">
            <text:p>42.58642465</text:p>
          </table:table-cell>
          <table:table-cell office:value-type="float" office:value="20.0859573" calcext:value-type="float">
            <text:p>20.0859573</text:p>
          </table:table-cell>
          <table:table-cell office:value-type="float" office:value="1.566193" calcext:value-type="float">
            <text:p>1.566193</text:p>
          </table:table-cell>
          <table:table-cell office:value-type="float" office:value="473.2723444" calcext:value-type="float">
            <text:p>473.2723444</text:p>
          </table:table-cell>
          <table:table-cell office:value-type="float" office:value="77.36422557" calcext:value-type="float">
            <text:p>77.36422557</text:p>
          </table:table-cell>
          <table:table-cell office:value-type="float" office:value="0.551629538" calcext:value-type="float">
            <text:p>0.551629538</text:p>
          </table:table-cell>
          <table:table-cell office:value-type="float" office:value="24.31322686" calcext:value-type="float">
            <text:p>24.31322686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129/133</text:p>
          </table:table-cell>
          <table:table-cell office:value-type="float" office:value="1400120.416" calcext:value-type="float">
            <text:p>1400120.416</text:p>
          </table:table-cell>
          <table:table-cell office:value-type="float" office:value="4486.594411" calcext:value-type="float">
            <text:p>4486.594411</text:p>
          </table:table-cell>
          <table:table-cell office:value-type="float" office:value="2733.508968" calcext:value-type="float">
            <text:p>2733.508968</text:p>
          </table:table-cell>
          <table:table-cell office:value-type="float" office:value="2126.49601" calcext:value-type="float">
            <text:p>2126.49601</text:p>
          </table:table-cell>
          <table:table-cell office:value-type="float" office:value="4692654" calcext:value-type="float">
            <text:p>4692654</text:p>
          </table:table-cell>
          <table:table-cell office:value-type="float" office:value="40858.38333" calcext:value-type="float">
            <text:p>40858.38333</text:p>
          </table:table-cell>
          <table:table-cell office:value-type="float" office:value="43450.5" calcext:value-type="float">
            <text:p>43450.5</text:p>
          </table:table-cell>
          <table:table-cell office:value-type="float" office:value="34.2676411" calcext:value-type="float">
            <text:p>34.2676411</text:p>
          </table:table-cell>
          <table:table-cell office:value-type="float" office:value="0.479516314" calcext:value-type="float">
            <text:p>0.479516314</text:p>
          </table:table-cell>
          <table:table-cell office:value-type="float" office:value="18.60321331" calcext:value-type="float">
            <text:p>18.60321331</text:p>
          </table:table-cell>
          <table:table-cell office:value-type="float" office:value="37.20642663" calcext:value-type="float">
            <text:p>37.20642663</text:p>
          </table:table-cell>
          <table:table-cell office:value-type="float" office:value="22.84376757" calcext:value-type="float">
            <text:p>22.84376757</text:p>
          </table:table-cell>
          <table:table-cell office:value-type="float" office:value="0.438557" calcext:value-type="float">
            <text:p>0.438557</text:p>
          </table:table-cell>
          <table:table-cell office:value-type="float" office:value="179.1640109" calcext:value-type="float">
            <text:p>179.1640109</text:p>
          </table:table-cell>
          <table:table-cell office:value-type="float" office:value="84.59464043" calcext:value-type="float">
            <text:p>84.59464043</text:p>
          </table:table-cell>
          <table:table-cell office:value-type="float" office:value="0.625455753" calcext:value-type="float">
            <text:p>0.625455753</text:p>
          </table:table-cell>
          <table:table-cell office:value-type="float" office:value="20.23360301" calcext:value-type="float">
            <text:p>20.23360301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601" calcext:value-type="float">
            <text:p>601</text:p>
          </table:table-cell>
          <table:table-cell office:value-type="float" office:value="1393228.399" calcext:value-type="float">
            <text:p>1393228.399</text:p>
          </table:table-cell>
          <table:table-cell office:value-type="float" office:value="4176.184381" calcext:value-type="float">
            <text:p>4176.184381</text:p>
          </table:table-cell>
          <table:table-cell office:value-type="float" office:value="3450.922849" calcext:value-type="float">
            <text:p>3450.922849</text:p>
          </table:table-cell>
          <table:table-cell office:value-type="float" office:value="2741.35527" calcext:value-type="float">
            <text:p>2741.35527</text:p>
          </table:table-cell>
          <table:table-cell office:value-type="float" office:value="4408920" calcext:value-type="float">
            <text:p>4408920</text:p>
          </table:table-cell>
          <table:table-cell office:value-type="float" office:value="37292.48333" calcext:value-type="float">
            <text:p>37292.48333</text:p>
          </table:table-cell>
          <table:table-cell office:value-type="float" office:value="40823.33333" calcext:value-type="float">
            <text:p>40823.33333</text:p>
          </table:table-cell>
          <table:table-cell office:value-type="float" office:value="37.35949647" calcext:value-type="float">
            <text:p>37.35949647</text:p>
          </table:table-cell>
          <table:table-cell office:value-type="float" office:value="0.512251345" calcext:value-type="float">
            <text:p>0.512251345</text:p>
          </table:table-cell>
          <table:table-cell office:value-type="float" office:value="23.80712965" calcext:value-type="float">
            <text:p>23.80712965</text:p>
          </table:table-cell>
          <table:table-cell office:value-type="float" office:value="47.56375203" calcext:value-type="float">
            <text:p>47.56375203</text:p>
          </table:table-cell>
          <table:table-cell office:value-type="float" office:value="26.63384065" calcext:value-type="float">
            <text:p>26.63384065</text:p>
          </table:table-cell>
          <table:table-cell office:value-type="float" office:value="0.546929" calcext:value-type="float">
            <text:p>0.546929</text:p>
          </table:table-cell>
          <table:table-cell office:value-type="float" office:value="203.9525914" calcext:value-type="float">
            <text:p>203.9525914</text:p>
          </table:table-cell>
          <table:table-cell office:value-type="float" office:value="77.21876291" calcext:value-type="float">
            <text:p>77.21876291</text:p>
          </table:table-cell>
          <table:table-cell office:value-type="float" office:value="0.845424353" calcext:value-type="float">
            <text:p>0.845424353</text:p>
          </table:table-cell>
          <table:table-cell office:value-type="float" office:value="38.08125957" calcext:value-type="float">
            <text:p>38.08125957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301" calcext:value-type="float">
            <text:p>301</text:p>
          </table:table-cell>
          <table:table-cell office:value-type="float" office:value="1386413.432" calcext:value-type="float">
            <text:p>1386413.432</text:p>
          </table:table-cell>
          <table:table-cell office:value-type="float" office:value="4557.132849" calcext:value-type="float">
            <text:p>4557.132849</text:p>
          </table:table-cell>
          <table:table-cell office:value-type="float" office:value="2413.269009" calcext:value-type="float">
            <text:p>2413.269009</text:p>
          </table:table-cell>
          <table:table-cell office:value-type="float" office:value="2023.714713" calcext:value-type="float">
            <text:p>2023.714713</text:p>
          </table:table-cell>
          <table:table-cell office:value-type="float" office:value="3351913.2" calcext:value-type="float">
            <text:p>3351913.2</text:p>
          </table:table-cell>
          <table:table-cell office:value-type="float" office:value="28922.86667" calcext:value-type="float">
            <text:p>28922.86667</text:p>
          </table:table-cell>
          <table:table-cell office:value-type="float" office:value="31036.23333" calcext:value-type="float">
            <text:p>31036.23333</text:p>
          </table:table-cell>
          <table:table-cell office:value-type="float" office:value="47.93485542" calcext:value-type="float">
            <text:p>47.93485542</text:p>
          </table:table-cell>
          <table:table-cell office:value-type="float" office:value="18.92989786" calcext:value-type="float">
            <text:p>18.92989786</text:p>
          </table:table-cell>
          <table:table-cell office:value-type="float" office:value="35.05180504" calcext:value-type="float">
            <text:p>35.05180504</text:p>
          </table:table-cell>
          <table:table-cell office:value-type="float" office:value="70.10361007" calcext:value-type="float">
            <text:p>70.10361007</text:p>
          </table:table-cell>
          <table:table-cell office:value-type="float" office:value="55.76965109" calcext:value-type="float">
            <text:p>55.76965109</text:p>
          </table:table-cell>
          <table:table-cell office:value-type="float" office:value="20.638262" calcext:value-type="float">
            <text:p>20.638262</text:p>
          </table:table-cell>
          <table:table-cell office:value-type="float" office:value="5969.159068" calcext:value-type="float">
            <text:p>5969.159068</text:p>
          </table:table-cell>
          <table:table-cell office:value-type="float" office:value="71.17987776" calcext:value-type="float">
            <text:p>71.17987776</text:p>
          </table:table-cell>
          <table:table-cell office:value-type="float" office:value="1.479492757" calcext:value-type="float">
            <text:p>1.479492757</text:p>
          </table:table-cell>
          <table:table-cell office:value-type="float" office:value="36.92708048" calcext:value-type="float">
            <text:p>36.92708048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255" calcext:value-type="float">
            <text:p>255</text:p>
          </table:table-cell>
          <table:table-cell office:value-type="float" office:value="1383506.237" calcext:value-type="float">
            <text:p>1383506.237</text:p>
          </table:table-cell>
          <table:table-cell office:value-type="float" office:value="4494.685481" calcext:value-type="float">
            <text:p>4494.685481</text:p>
          </table:table-cell>
          <table:table-cell office:value-type="float" office:value="2639.884295" calcext:value-type="float">
            <text:p>2639.884295</text:p>
          </table:table-cell>
          <table:table-cell office:value-type="float" office:value="1940.698056" calcext:value-type="float">
            <text:p>1940.698056</text:p>
          </table:table-cell>
          <table:table-cell office:value-type="float" office:value="3013686" calcext:value-type="float">
            <text:p>3013686</text:p>
          </table:table-cell>
          <table:table-cell office:value-type="float" office:value="27014.03333" calcext:value-type="float">
            <text:p>27014.03333</text:p>
          </table:table-cell>
          <table:table-cell office:value-type="float" office:value="27904.5" calcext:value-type="float">
            <text:p>27904.5</text:p>
          </table:table-cell>
          <table:table-cell office:value-type="float" office:value="51.21435292" calcext:value-type="float">
            <text:p>51.21435292</text:p>
          </table:table-cell>
          <table:table-cell office:value-type="float" office:value="0" calcext:value-type="float">
            <text:p>0</text:p>
          </table:table-cell>
          <table:table-cell office:value-type="float" office:value="26.3132374" calcext:value-type="float">
            <text:p>26.3132374</text:p>
          </table:table-cell>
          <table:table-cell office:value-type="float" office:value="30.95674988" calcext:value-type="float">
            <text:p>30.95674988</text:p>
          </table:table-cell>
          <table:table-cell office:value-type="float" office:value="16.57576042" calcext:value-type="float">
            <text:p>16.57576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29644607" calcext:value-type="float">
            <text:p>59.29644607</text:p>
          </table:table-cell>
          <table:table-cell office:value-type="float" office:value="2.147077817" calcext:value-type="float">
            <text:p>2.147077817</text:p>
          </table:table-cell>
          <table:table-cell office:value-type="float" office:value="21.54300752" calcext:value-type="float">
            <text:p>21.54300752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324" calcext:value-type="float">
            <text:p>324</text:p>
          </table:table-cell>
          <table:table-cell office:value-type="float" office:value="1376865.601" calcext:value-type="float">
            <text:p>1376865.601</text:p>
          </table:table-cell>
          <table:table-cell office:value-type="float" office:value="4290.057676" calcext:value-type="float">
            <text:p>4290.057676</text:p>
          </table:table-cell>
          <table:table-cell office:value-type="float" office:value="2869.481387" calcext:value-type="float">
            <text:p>2869.481387</text:p>
          </table:table-cell>
          <table:table-cell office:value-type="float" office:value="2488.732905" calcext:value-type="float">
            <text:p>2488.732905</text:p>
          </table:table-cell>
          <table:table-cell office:value-type="float" office:value="2000912.4" calcext:value-type="float">
            <text:p>2000912.4</text:p>
          </table:table-cell>
          <table:table-cell office:value-type="float" office:value="17946.75" calcext:value-type="float">
            <text:p>17946.75</text:p>
          </table:table-cell>
          <table:table-cell office:value-type="float" office:value="18526.96667" calcext:value-type="float">
            <text:p>18526.96667</text:p>
          </table:table-cell>
          <table:table-cell office:value-type="float" office:value="76.71949521" calcext:value-type="float">
            <text:p>76.71949521</text:p>
          </table:table-cell>
          <table:table-cell office:value-type="float" office:value="15.58489182" calcext:value-type="float">
            <text:p>15.58489182</text:p>
          </table:table-cell>
          <table:table-cell office:value-type="float" office:value="34.45906725" calcext:value-type="float">
            <text:p>34.45906725</text:p>
          </table:table-cell>
          <table:table-cell office:value-type="float" office:value="68.9181345" calcext:value-type="float">
            <text:p>68.9181345</text:p>
          </table:table-cell>
          <table:table-cell office:value-type="float" office:value="40.83445597" calcext:value-type="float">
            <text:p>40.83445597</text:p>
          </table:table-cell>
          <table:table-cell office:value-type="float" office:value="16.416446" calcext:value-type="float">
            <text:p>16.416446</text:p>
          </table:table-cell>
          <table:table-cell office:value-type="float" office:value="2946.210267" calcext:value-type="float">
            <text:p>2946.210267</text:p>
          </table:table-cell>
          <table:table-cell office:value-type="float" office:value="81.94719948" calcext:value-type="float">
            <text:p>81.94719948</text:p>
          </table:table-cell>
          <table:table-cell office:value-type="float" office:value="0.716130672" calcext:value-type="float">
            <text:p>0.716130672</text:p>
          </table:table-cell>
          <table:table-cell office:value-type="float" office:value="21.40963624" calcext:value-type="float">
            <text:p>21.40963624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string" calcext:value-type="string">
            <text:p>246/249</text:p>
          </table:table-cell>
          <table:table-cell office:value-type="float" office:value="1373810.332" calcext:value-type="float">
            <text:p>1373810.332</text:p>
          </table:table-cell>
          <table:table-cell office:value-type="float" office:value="4353.686902" calcext:value-type="float">
            <text:p>4353.686902</text:p>
          </table:table-cell>
          <table:table-cell office:value-type="float" office:value="2872.988683" calcext:value-type="float">
            <text:p>2872.988683</text:p>
          </table:table-cell>
          <table:table-cell office:value-type="float" office:value="2192.186581" calcext:value-type="float">
            <text:p>2192.186581</text:p>
          </table:table-cell>
          <table:table-cell office:value-type="float" office:value="3964541.4" calcext:value-type="float">
            <text:p>3964541.4</text:p>
          </table:table-cell>
          <table:table-cell office:value-type="float" office:value="33967.58333" calcext:value-type="float">
            <text:p>33967.58333</text:p>
          </table:table-cell>
          <table:table-cell office:value-type="float" office:value="36708.71667" calcext:value-type="float">
            <text:p>36708.71667</text:p>
          </table:table-cell>
          <table:table-cell office:value-type="float" office:value="40.44474752" calcext:value-type="float">
            <text:p>40.44474752</text:p>
          </table:table-cell>
          <table:table-cell office:value-type="float" office:value="4.36121375" calcext:value-type="float">
            <text:p>4.36121375</text:p>
          </table:table-cell>
          <table:table-cell office:value-type="float" office:value="18.89198472" calcext:value-type="float">
            <text:p>18.89198472</text:p>
          </table:table-cell>
          <table:table-cell office:value-type="float" office:value="37.78396944" calcext:value-type="float">
            <text:p>37.78396944</text:p>
          </table:table-cell>
          <table:table-cell office:value-type="float" office:value="29.28453964" calcext:value-type="float">
            <text:p>29.28453964</text:p>
          </table:table-cell>
          <table:table-cell office:value-type="float" office:value="6.831239" calcext:value-type="float">
            <text:p>6.831239</text:p>
          </table:table-cell>
          <table:table-cell office:value-type="float" office:value="2320.393553" calcext:value-type="float">
            <text:p>2320.393553</text:p>
          </table:table-cell>
          <table:table-cell office:value-type="float" office:value="77.37403527" calcext:value-type="float">
            <text:p>77.37403527</text:p>
          </table:table-cell>
          <table:table-cell office:value-type="float" office:value="1.365660285" calcext:value-type="float">
            <text:p>1.365660285</text:p>
          </table:table-cell>
          <table:table-cell office:value-type="float" office:value="19.65731746" calcext:value-type="float">
            <text:p>19.65731746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342" calcext:value-type="float">
            <text:p>342</text:p>
          </table:table-cell>
          <table:table-cell office:value-type="float" office:value="1338456.526" calcext:value-type="float">
            <text:p>1338456.526</text:p>
          </table:table-cell>
          <table:table-cell office:value-type="float" office:value="4237.661542" calcext:value-type="float">
            <text:p>4237.661542</text:p>
          </table:table-cell>
          <table:table-cell office:value-type="float" office:value="2650.356128" calcext:value-type="float">
            <text:p>2650.356128</text:p>
          </table:table-cell>
          <table:table-cell office:value-type="float" office:value="2282.637436" calcext:value-type="float">
            <text:p>2282.637436</text:p>
          </table:table-cell>
          <table:table-cell office:value-type="float" office:value="2610077.4" calcext:value-type="float">
            <text:p>2610077.4</text:p>
          </table:table-cell>
          <table:table-cell office:value-type="float" office:value="22337.41667" calcext:value-type="float">
            <text:p>22337.41667</text:p>
          </table:table-cell>
          <table:table-cell office:value-type="float" office:value="24167.38333" calcext:value-type="float">
            <text:p>24167.38333</text:p>
          </table:table-cell>
          <table:table-cell office:value-type="float" office:value="59.91993373" calcext:value-type="float">
            <text:p>59.91993373</text:p>
          </table:table-cell>
          <table:table-cell office:value-type="float" office:value="19.06852961" calcext:value-type="float">
            <text:p>19.06852961</text:p>
          </table:table-cell>
          <table:table-cell office:value-type="float" office:value="37.47587666" calcext:value-type="float">
            <text:p>37.47587666</text:p>
          </table:table-cell>
          <table:table-cell office:value-type="float" office:value="74.95175331" calcext:value-type="float">
            <text:p>74.95175331</text:p>
          </table:table-cell>
          <table:table-cell office:value-type="float" office:value="34.97996558" calcext:value-type="float">
            <text:p>34.97996558</text:p>
          </table:table-cell>
          <table:table-cell office:value-type="float" office:value="20.185076" calcext:value-type="float">
            <text:p>20.185076</text:p>
          </table:table-cell>
          <table:table-cell office:value-type="float" office:value="4508.807554" calcext:value-type="float">
            <text:p>4508.807554</text:p>
          </table:table-cell>
          <table:table-cell office:value-type="float" office:value="74.14357707" calcext:value-type="float">
            <text:p>74.14357707</text:p>
          </table:table-cell>
          <table:table-cell office:value-type="float" office:value="0.732056399" calcext:value-type="float">
            <text:p>0.732056399</text:p>
          </table:table-cell>
          <table:table-cell office:value-type="float" office:value="29.07303476" calcext:value-type="float">
            <text:p>29.07303476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257" calcext:value-type="float">
            <text:p>257</text:p>
          </table:table-cell>
          <table:table-cell office:value-type="float" office:value="1336960.717" calcext:value-type="float">
            <text:p>1336960.717</text:p>
          </table:table-cell>
          <table:table-cell office:value-type="float" office:value="3710.613417" calcext:value-type="float">
            <text:p>3710.613417</text:p>
          </table:table-cell>
          <table:table-cell office:value-type="float" office:value="3756.685537" calcext:value-type="float">
            <text:p>3756.685537</text:p>
          </table:table-cell>
          <table:table-cell office:value-type="float" office:value="3408.808577" calcext:value-type="float">
            <text:p>3408.808577</text:p>
          </table:table-cell>
          <table:table-cell office:value-type="float" office:value="3015900" calcext:value-type="float">
            <text:p>3015900</text:p>
          </table:table-cell>
          <table:table-cell office:value-type="float" office:value="25777" calcext:value-type="float">
            <text:p>25777</text:p>
          </table:table-cell>
          <table:table-cell office:value-type="float" office:value="27925" calcext:value-type="float">
            <text:p>27925</text:p>
          </table:table-cell>
          <table:table-cell office:value-type="float" office:value="51.86642033" calcext:value-type="float">
            <text:p>51.86642033</text:p>
          </table:table-cell>
          <table:table-cell office:value-type="float" office:value="7.727748691" calcext:value-type="float">
            <text:p>7.727748691</text:p>
          </table:table-cell>
          <table:table-cell office:value-type="float" office:value="39.26473871" calcext:value-type="float">
            <text:p>39.26473871</text:p>
          </table:table-cell>
          <table:table-cell office:value-type="float" office:value="52.35298494" calcext:value-type="float">
            <text:p>52.35298494</text:p>
          </table:table-cell>
          <table:table-cell office:value-type="float" office:value="42.54682296" calcext:value-type="float">
            <text:p>42.54682296</text:p>
          </table:table-cell>
          <table:table-cell office:value-type="float" office:value="8.241996" calcext:value-type="float">
            <text:p>8.241996</text:p>
          </table:table-cell>
          <table:table-cell office:value-type="float" office:value="2124.514563" calcext:value-type="float">
            <text:p>2124.514563</text:p>
          </table:table-cell>
          <table:table-cell office:value-type="float" office:value="69.29299845" calcext:value-type="float">
            <text:p>69.29299845</text:p>
          </table:table-cell>
          <table:table-cell office:value-type="float" office:value="1.916173669" calcext:value-type="float">
            <text:p>1.916173669</text:p>
          </table:table-cell>
          <table:table-cell office:value-type="float" office:value="36.47929975" calcext:value-type="float">
            <text:p>36.47929975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340" calcext:value-type="float">
            <text:p>340</text:p>
          </table:table-cell>
          <table:table-cell office:value-type="float" office:value="1321795.968" calcext:value-type="float">
            <text:p>1321795.968</text:p>
          </table:table-cell>
          <table:table-cell office:value-type="float" office:value="4172.735239" calcext:value-type="float">
            <text:p>4172.735239</text:p>
          </table:table-cell>
          <table:table-cell office:value-type="float" office:value="2671.033791" calcext:value-type="float">
            <text:p>2671.033791</text:p>
          </table:table-cell>
          <table:table-cell office:value-type="float" office:value="2249.389659" calcext:value-type="float">
            <text:p>2249.389659</text:p>
          </table:table-cell>
          <table:table-cell office:value-type="float" office:value="2237160.6" calcext:value-type="float">
            <text:p>2237160.6</text:p>
          </table:table-cell>
          <table:table-cell office:value-type="float" office:value="19715.83333" calcext:value-type="float">
            <text:p>19715.83333</text:p>
          </table:table-cell>
          <table:table-cell office:value-type="float" office:value="20714.45" calcext:value-type="float">
            <text:p>20714.45</text:p>
          </table:table-cell>
          <table:table-cell office:value-type="float" office:value="67.04235856" calcext:value-type="float">
            <text:p>67.04235856</text:p>
          </table:table-cell>
          <table:table-cell office:value-type="float" office:value="13.37406653" calcext:value-type="float">
            <text:p>13.37406653</text:p>
          </table:table-cell>
          <table:table-cell office:value-type="float" office:value="30.81253834" calcext:value-type="float">
            <text:p>30.81253834</text:p>
          </table:table-cell>
          <table:table-cell office:value-type="float" office:value="61.62507668" calcext:value-type="float">
            <text:p>61.62507668</text:p>
          </table:table-cell>
          <table:table-cell office:value-type="float" office:value="52.09778296" calcext:value-type="float">
            <text:p>52.09778296</text:p>
          </table:table-cell>
          <table:table-cell office:value-type="float" office:value="15.937892" calcext:value-type="float">
            <text:p>15.937892</text:p>
          </table:table-cell>
          <table:table-cell office:value-type="float" office:value="3142.270085" calcext:value-type="float">
            <text:p>3142.270085</text:p>
          </table:table-cell>
          <table:table-cell office:value-type="float" office:value="89.50858034" calcext:value-type="float">
            <text:p>89.50858034</text:p>
          </table:table-cell>
          <table:table-cell office:value-type="float" office:value="0.629156359" calcext:value-type="float">
            <text:p>0.629156359</text:p>
          </table:table-cell>
          <table:table-cell office:value-type="float" office:value="37.44726277" calcext:value-type="float">
            <text:p>37.44726277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27" calcext:value-type="float">
            <text:p>27</text:p>
          </table:table-cell>
          <table:table-cell office:value-type="float" office:value="1306946.053" calcext:value-type="float">
            <text:p>1306946.053</text:p>
          </table:table-cell>
          <table:table-cell office:value-type="float" office:value="4057.863723" calcext:value-type="float">
            <text:p>4057.863723</text:p>
          </table:table-cell>
          <table:table-cell office:value-type="float" office:value="2993.229167" calcext:value-type="float">
            <text:p>2993.229167</text:p>
          </table:table-cell>
          <table:table-cell office:value-type="float" office:value="2235.33993" calcext:value-type="float">
            <text:p>2235.33993</text:p>
          </table:table-cell>
          <table:table-cell office:value-type="float" office:value="2065590" calcext:value-type="float">
            <text:p>2065590</text:p>
          </table:table-cell>
          <table:table-cell office:value-type="float" office:value="18593.95" calcext:value-type="float">
            <text:p>18593.95</text:p>
          </table:table-cell>
          <table:table-cell office:value-type="float" office:value="19125.83333" calcext:value-type="float">
            <text:p>19125.83333</text:p>
          </table:table-cell>
          <table:table-cell office:value-type="float" office:value="70.28877956" calcext:value-type="float">
            <text:p>70.28877956</text:p>
          </table:table-cell>
          <table:table-cell office:value-type="float" office:value="0.183755972" calcext:value-type="float">
            <text:p>0.183755972</text:p>
          </table:table-cell>
          <table:table-cell office:value-type="float" office:value="20.3292002" calcext:value-type="float">
            <text:p>20.3292002</text:p>
          </table:table-cell>
          <table:table-cell office:value-type="float" office:value="40.65840041" calcext:value-type="float">
            <text:p>40.65840041</text:p>
          </table:table-cell>
          <table:table-cell office:value-type="float" office:value="25.98817085" calcext:value-type="float">
            <text:p>25.98817085</text:p>
          </table:table-cell>
          <table:table-cell office:value-type="float" office:value="0.20666" calcext:value-type="float">
            <text:p>0.20666</text:p>
          </table:table-cell>
          <table:table-cell office:value-type="float" office:value="38.4151007" calcext:value-type="float">
            <text:p>38.4151007</text:p>
          </table:table-cell>
          <table:table-cell office:value-type="float" office:value="88.3603909" calcext:value-type="float">
            <text:p>88.3603909</text:p>
          </table:table-cell>
          <table:table-cell office:value-type="float" office:value="0.481872035" calcext:value-type="float">
            <text:p>0.481872035</text:p>
          </table:table-cell>
          <table:table-cell office:value-type="float" office:value="16.75824731" calcext:value-type="float">
            <text:p>16.75824731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210" calcext:value-type="float">
            <text:p>210</text:p>
          </table:table-cell>
          <table:table-cell office:value-type="float" office:value="1302820.531" calcext:value-type="float">
            <text:p>1302820.531</text:p>
          </table:table-cell>
          <table:table-cell office:value-type="float" office:value="4155.235229" calcext:value-type="float">
            <text:p>4155.235229</text:p>
          </table:table-cell>
          <table:table-cell office:value-type="float" office:value="2595.399667" calcext:value-type="float">
            <text:p>2595.399667</text:p>
          </table:table-cell>
          <table:table-cell office:value-type="float" office:value="2114.478298" calcext:value-type="float">
            <text:p>2114.478298</text:p>
          </table:table-cell>
          <table:table-cell office:value-type="float" office:value="3495103.2" calcext:value-type="float">
            <text:p>3495103.2</text:p>
          </table:table-cell>
          <table:table-cell office:value-type="float" office:value="29302.1" calcext:value-type="float">
            <text:p>29302.1</text:p>
          </table:table-cell>
          <table:table-cell office:value-type="float" office:value="32362.06667" calcext:value-type="float">
            <text:p>32362.06667</text:p>
          </table:table-cell>
          <table:table-cell office:value-type="float" office:value="44.46167787" calcext:value-type="float">
            <text:p>44.46167787</text:p>
          </table:table-cell>
          <table:table-cell office:value-type="float" office:value="5.260243632" calcext:value-type="float">
            <text:p>5.260243632</text:p>
          </table:table-cell>
          <table:table-cell office:value-type="float" office:value="30.7732017" calcext:value-type="float">
            <text:p>30.7732017</text:p>
          </table:table-cell>
          <table:table-cell office:value-type="float" office:value="61.5464034" calcext:value-type="float">
            <text:p>61.5464034</text:p>
          </table:table-cell>
          <table:table-cell office:value-type="float" office:value="42.6367553" calcext:value-type="float">
            <text:p>42.6367553</text:p>
          </table:table-cell>
          <table:table-cell office:value-type="float" office:value="5.686794" calcext:value-type="float">
            <text:p>5.686794</text:p>
          </table:table-cell>
          <table:table-cell office:value-type="float" office:value="1666.322521" calcext:value-type="float">
            <text:p>1666.322521</text:p>
          </table:table-cell>
          <table:table-cell office:value-type="float" office:value="83.1053481" calcext:value-type="float">
            <text:p>83.1053481</text:p>
          </table:table-cell>
          <table:table-cell office:value-type="float" office:value="1.392114219" calcext:value-type="float">
            <text:p>1.392114219</text:p>
          </table:table-cell>
          <table:table-cell office:value-type="float" office:value="22.35079369" calcext:value-type="float">
            <text:p>22.35079369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45" calcext:value-type="float">
            <text:p>145</text:p>
          </table:table-cell>
          <table:table-cell office:value-type="float" office:value="1300751.147" calcext:value-type="float">
            <text:p>1300751.147</text:p>
          </table:table-cell>
          <table:table-cell office:value-type="float" office:value="4543.053138" calcext:value-type="float">
            <text:p>4543.053138</text:p>
          </table:table-cell>
          <table:table-cell office:value-type="float" office:value="1657.548347" calcext:value-type="float">
            <text:p>1657.548347</text:p>
          </table:table-cell>
          <table:table-cell office:value-type="float" office:value="1197.617658" calcext:value-type="float">
            <text:p>1197.617658</text:p>
          </table:table-cell>
          <table:table-cell office:value-type="float" office:value="3060437.4" calcext:value-type="float">
            <text:p>3060437.4</text:p>
          </table:table-cell>
          <table:table-cell office:value-type="float" office:value="25858.28333" calcext:value-type="float">
            <text:p>25858.28333</text:p>
          </table:table-cell>
          <table:table-cell office:value-type="float" office:value="28337.38333" calcext:value-type="float">
            <text:p>28337.38333</text:p>
          </table:table-cell>
          <table:table-cell office:value-type="float" office:value="50.30307425" calcext:value-type="float">
            <text:p>50.30307425</text:p>
          </table:table-cell>
          <table:table-cell office:value-type="float" office:value="3.026646556" calcext:value-type="float">
            <text:p>3.026646556</text:p>
          </table:table-cell>
          <table:table-cell office:value-type="float" office:value="29.13361552" calcext:value-type="float">
            <text:p>29.13361552</text:p>
          </table:table-cell>
          <table:table-cell office:value-type="float" office:value="40.92571394" calcext:value-type="float">
            <text:p>40.92571394</text:p>
          </table:table-cell>
          <table:table-cell office:value-type="float" office:value="35.93697616" calcext:value-type="float">
            <text:p>35.93697616</text:p>
          </table:table-cell>
          <table:table-cell office:value-type="float" office:value="3.197338" calcext:value-type="float">
            <text:p>3.197338</text:p>
          </table:table-cell>
          <table:table-cell office:value-type="float" office:value="826.766893" calcext:value-type="float">
            <text:p>826.766893</text:p>
          </table:table-cell>
          <table:table-cell office:value-type="float" office:value="95.72840775" calcext:value-type="float">
            <text:p>95.72840775</text:p>
          </table:table-cell>
          <table:table-cell office:value-type="float" office:value="0.960364023" calcext:value-type="float">
            <text:p>0.960364023</text:p>
          </table:table-cell>
          <table:table-cell office:value-type="float" office:value="30.72851941" calcext:value-type="float">
            <text:p>30.72851941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01" calcext:value-type="float">
            <text:p>301</text:p>
          </table:table-cell>
          <table:table-cell office:value-type="float" office:value="1292138.852" calcext:value-type="float">
            <text:p>1292138.852</text:p>
          </table:table-cell>
          <table:table-cell office:value-type="float" office:value="4141.819114" calcext:value-type="float">
            <text:p>4141.819114</text:p>
          </table:table-cell>
          <table:table-cell office:value-type="float" office:value="2354.951719" calcext:value-type="float">
            <text:p>2354.951719</text:p>
          </table:table-cell>
          <table:table-cell office:value-type="float" office:value="2098.141377" calcext:value-type="float">
            <text:p>2098.141377</text:p>
          </table:table-cell>
          <table:table-cell office:value-type="float" office:value="3808596.6" calcext:value-type="float">
            <text:p>3808596.6</text:p>
          </table:table-cell>
          <table:table-cell office:value-type="float" office:value="31873.65" calcext:value-type="float">
            <text:p>31873.65</text:p>
          </table:table-cell>
          <table:table-cell office:value-type="float" office:value="35264.78333" calcext:value-type="float">
            <text:p>35264.78333</text:p>
          </table:table-cell>
          <table:table-cell office:value-type="float" office:value="40.53940645" calcext:value-type="float">
            <text:p>40.53940645</text:p>
          </table:table-cell>
          <table:table-cell office:value-type="float" office:value="2.886529529" calcext:value-type="float">
            <text:p>2.886529529</text:p>
          </table:table-cell>
          <table:table-cell office:value-type="float" office:value="41.32479329" calcext:value-type="float">
            <text:p>41.32479329</text:p>
          </table:table-cell>
          <table:table-cell office:value-type="float" office:value="48.61740388" calcext:value-type="float">
            <text:p>48.61740388</text:p>
          </table:table-cell>
          <table:table-cell office:value-type="float" office:value="36.41538896" calcext:value-type="float">
            <text:p>36.41538896</text:p>
          </table:table-cell>
          <table:table-cell office:value-type="float" office:value="3.153957" calcext:value-type="float">
            <text:p>3.153957</text:p>
          </table:table-cell>
          <table:table-cell office:value-type="float" office:value="1005.263047" calcext:value-type="float">
            <text:p>1005.263047</text:p>
          </table:table-cell>
          <table:table-cell office:value-type="float" office:value="80.12485793" calcext:value-type="float">
            <text:p>80.12485793</text:p>
          </table:table-cell>
          <table:table-cell office:value-type="float" office:value="1.301001435" calcext:value-type="float">
            <text:p>1.301001435</text:p>
          </table:table-cell>
          <table:table-cell office:value-type="float" office:value="35.00984878" calcext:value-type="float">
            <text:p>35.00984878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325" calcext:value-type="float">
            <text:p>325</text:p>
          </table:table-cell>
          <table:table-cell office:value-type="float" office:value="1290351.112" calcext:value-type="float">
            <text:p>1290351.112</text:p>
          </table:table-cell>
          <table:table-cell office:value-type="float" office:value="3981.229137" calcext:value-type="float">
            <text:p>3981.229137</text:p>
          </table:table-cell>
          <table:table-cell office:value-type="float" office:value="2696.054805" calcext:value-type="float">
            <text:p>2696.054805</text:p>
          </table:table-cell>
          <table:table-cell office:value-type="float" office:value="2488.715147" calcext:value-type="float">
            <text:p>2488.715147</text:p>
          </table:table-cell>
          <table:table-cell office:value-type="float" office:value="1677412.8" calcext:value-type="float">
            <text:p>1677412.8</text:p>
          </table:table-cell>
          <table:table-cell office:value-type="float" office:value="15050.2" calcext:value-type="float">
            <text:p>15050.2</text:p>
          </table:table-cell>
          <table:table-cell office:value-type="float" office:value="15531.6" calcext:value-type="float">
            <text:p>15531.6</text:p>
          </table:table-cell>
          <table:table-cell office:value-type="float" office:value="85.73647607" calcext:value-type="float">
            <text:p>85.73647607</text:p>
          </table:table-cell>
          <table:table-cell office:value-type="float" office:value="9.773186082" calcext:value-type="float">
            <text:p>9.773186082</text:p>
          </table:table-cell>
          <table:table-cell office:value-type="float" office:value="30.92118918" calcext:value-type="float">
            <text:p>30.92118918</text:p>
          </table:table-cell>
          <table:table-cell office:value-type="float" office:value="61.84237836" calcext:value-type="float">
            <text:p>61.84237836</text:p>
          </table:table-cell>
          <table:table-cell office:value-type="float" office:value="43.27297856" calcext:value-type="float">
            <text:p>43.27297856</text:p>
          </table:table-cell>
          <table:table-cell office:value-type="float" office:value="11.217971" calcext:value-type="float">
            <text:p>11.217971</text:p>
          </table:table-cell>
          <table:table-cell office:value-type="float" office:value="1688.316386" calcext:value-type="float">
            <text:p>1688.316386</text:p>
          </table:table-cell>
          <table:table-cell office:value-type="float" office:value="85.56524175" calcext:value-type="float">
            <text:p>85.56524175</text:p>
          </table:table-cell>
          <table:table-cell office:value-type="float" office:value="0.93895434" calcext:value-type="float">
            <text:p>0.93895434</text:p>
          </table:table-cell>
          <table:table-cell office:value-type="float" office:value="20.78051575" calcext:value-type="float">
            <text:p>20.78051575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23" calcext:value-type="float">
            <text:p>23</text:p>
          </table:table-cell>
          <table:table-cell office:value-type="float" office:value="1282692.394" calcext:value-type="float">
            <text:p>1282692.394</text:p>
          </table:table-cell>
          <table:table-cell office:value-type="float" office:value="3983.973625" calcext:value-type="float">
            <text:p>3983.973625</text:p>
          </table:table-cell>
          <table:table-cell office:value-type="float" office:value="2612.378205" calcext:value-type="float">
            <text:p>2612.378205</text:p>
          </table:table-cell>
          <table:table-cell office:value-type="float" office:value="2461.335909" calcext:value-type="float">
            <text:p>2461.335909</text:p>
          </table:table-cell>
          <table:table-cell office:value-type="float" office:value="2466415.35" calcext:value-type="float">
            <text:p>2466415.35</text:p>
          </table:table-cell>
          <table:table-cell office:value-type="float" office:value="31861.01667" calcext:value-type="float">
            <text:p>31861.01667</text:p>
          </table:table-cell>
          <table:table-cell office:value-type="float" office:value="35745.15" calcext:value-type="float">
            <text:p>35745.15</text:p>
          </table:table-cell>
          <table:table-cell office:value-type="float" office:value="40.25899134" calcext:value-type="float">
            <text:p>40.25899134</text:p>
          </table:table-cell>
          <table:table-cell office:value-type="float" office:value="1.211410707" calcext:value-type="float">
            <text:p>1.211410707</text:p>
          </table:table-cell>
          <table:table-cell office:value-type="float" office:value="13.25408043" calcext:value-type="float">
            <text:p>13.25408043</text:p>
          </table:table-cell>
          <table:table-cell office:value-type="float" office:value="55.22533511" calcext:value-type="float">
            <text:p>55.22533511</text:p>
          </table:table-cell>
          <table:table-cell office:value-type="float" office:value="32.66241348" calcext:value-type="float">
            <text:p>32.66241348</text:p>
          </table:table-cell>
          <table:table-cell office:value-type="float" office:value="1.398404" calcext:value-type="float">
            <text:p>1.398404</text:p>
          </table:table-cell>
          <table:table-cell office:value-type="float" office:value="445.5444571" calcext:value-type="float">
            <text:p>445.5444571</text:p>
          </table:table-cell>
          <table:table-cell office:value-type="float" office:value="82.6226995" calcext:value-type="float">
            <text:p>82.6226995</text:p>
          </table:table-cell>
          <table:table-cell office:value-type="float" office:value="1.904377212" calcext:value-type="float">
            <text:p>1.904377212</text:p>
          </table:table-cell>
          <table:table-cell office:value-type="float" office:value="16.10876649" calcext:value-type="float">
            <text:p>16.10876649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4" calcext:value-type="float">
            <text:p>364</text:p>
          </table:table-cell>
          <table:table-cell office:value-type="float" office:value="1262323.4" calcext:value-type="float">
            <text:p>1262323.4</text:p>
          </table:table-cell>
          <table:table-cell office:value-type="float" office:value="3849.214618" calcext:value-type="float">
            <text:p>3849.214618</text:p>
          </table:table-cell>
          <table:table-cell office:value-type="float" office:value="2998.122686" calcext:value-type="float">
            <text:p>2998.122686</text:p>
          </table:table-cell>
          <table:table-cell office:value-type="float" office:value="2262.38954" calcext:value-type="float">
            <text:p>2262.38954</text:p>
          </table:table-cell>
          <table:table-cell office:value-type="float" office:value="3437474.4" calcext:value-type="float">
            <text:p>3437474.4</text:p>
          </table:table-cell>
          <table:table-cell office:value-type="float" office:value="29955.01667" calcext:value-type="float">
            <text:p>29955.01667</text:p>
          </table:table-cell>
          <table:table-cell office:value-type="float" office:value="31828.46667" calcext:value-type="float">
            <text:p>31828.46667</text:p>
          </table:table-cell>
          <table:table-cell office:value-type="float" office:value="42.14063421" calcext:value-type="float">
            <text:p>42.14063421</text:p>
          </table:table-cell>
          <table:table-cell office:value-type="float" office:value="7.270615563" calcext:value-type="float">
            <text:p>7.270615563</text:p>
          </table:table-cell>
          <table:table-cell office:value-type="float" office:value="33.2770328" calcext:value-type="float">
            <text:p>33.2770328</text:p>
          </table:table-cell>
          <table:table-cell office:value-type="float" office:value="66.5540656" calcext:value-type="float">
            <text:p>66.5540656</text:p>
          </table:table-cell>
          <table:table-cell office:value-type="float" office:value="40.23277563" calcext:value-type="float">
            <text:p>40.23277563</text:p>
          </table:table-cell>
          <table:table-cell office:value-type="float" office:value="8.173012" calcext:value-type="float">
            <text:p>8.173012</text:p>
          </table:table-cell>
          <table:table-cell office:value-type="float" office:value="2448.223512" calcext:value-type="float">
            <text:p>2448.223512</text:p>
          </table:table-cell>
          <table:table-cell office:value-type="float" office:value="76.48868005" calcext:value-type="float">
            <text:p>76.48868005</text:p>
          </table:table-cell>
          <table:table-cell office:value-type="float" office:value="0.817264039" calcext:value-type="float">
            <text:p>0.817264039</text:p>
          </table:table-cell>
          <table:table-cell office:value-type="float" office:value="26.1109416" calcext:value-type="float">
            <text:p>26.1109416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210" calcext:value-type="float">
            <text:p>210</text:p>
          </table:table-cell>
          <table:table-cell office:value-type="float" office:value="1262150.899" calcext:value-type="float">
            <text:p>1262150.899</text:p>
          </table:table-cell>
          <table:table-cell office:value-type="float" office:value="4046.170567" calcext:value-type="float">
            <text:p>4046.170567</text:p>
          </table:table-cell>
          <table:table-cell office:value-type="float" office:value="2436.036271" calcext:value-type="float">
            <text:p>2436.036271</text:p>
          </table:table-cell>
          <table:table-cell office:value-type="float" office:value="2032.822857" calcext:value-type="float">
            <text:p>2032.822857</text:p>
          </table:table-cell>
          <table:table-cell office:value-type="float" office:value="3483759.6" calcext:value-type="float">
            <text:p>3483759.6</text:p>
          </table:table-cell>
          <table:table-cell office:value-type="float" office:value="29239.95" calcext:value-type="float">
            <text:p>29239.95</text:p>
          </table:table-cell>
          <table:table-cell office:value-type="float" office:value="32257.03333" calcext:value-type="float">
            <text:p>32257.03333</text:p>
          </table:table-cell>
          <table:table-cell office:value-type="float" office:value="43.16528924" calcext:value-type="float">
            <text:p>43.16528924</text:p>
          </table:table-cell>
          <table:table-cell office:value-type="float" office:value="5.572040884" calcext:value-type="float">
            <text:p>5.572040884</text:p>
          </table:table-cell>
          <table:table-cell office:value-type="float" office:value="29.04147378" calcext:value-type="float">
            <text:p>29.04147378</text:p>
          </table:table-cell>
          <table:table-cell office:value-type="float" office:value="58.08294755" calcext:value-type="float">
            <text:p>58.08294755</text:p>
          </table:table-cell>
          <table:table-cell office:value-type="float" office:value="39.40537113" calcext:value-type="float">
            <text:p>39.40537113</text:p>
          </table:table-cell>
          <table:table-cell office:value-type="float" office:value="6.14465" calcext:value-type="float">
            <text:p>6.14465</text:p>
          </table:table-cell>
          <table:table-cell office:value-type="float" office:value="1796.677968" calcext:value-type="float">
            <text:p>1796.677968</text:p>
          </table:table-cell>
          <table:table-cell office:value-type="float" office:value="86.89123513" calcext:value-type="float">
            <text:p>86.89123513</text:p>
          </table:table-cell>
          <table:table-cell office:value-type="float" office:value="1.300369331" calcext:value-type="float">
            <text:p>1.300369331</text:p>
          </table:table-cell>
          <table:table-cell office:value-type="float" office:value="21.7800441" calcext:value-type="float">
            <text:p>21.7800441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110" calcext:value-type="float">
            <text:p>110</text:p>
          </table:table-cell>
          <table:table-cell office:value-type="float" office:value="1254094.253" calcext:value-type="float">
            <text:p>1254094.253</text:p>
          </table:table-cell>
          <table:table-cell office:value-type="float" office:value="4082.452755" calcext:value-type="float">
            <text:p>4082.452755</text:p>
          </table:table-cell>
          <table:table-cell office:value-type="float" office:value="2250.309051" calcext:value-type="float">
            <text:p>2250.309051</text:p>
          </table:table-cell>
          <table:table-cell office:value-type="float" office:value="1899.918786" calcext:value-type="float">
            <text:p>1899.918786</text:p>
          </table:table-cell>
          <table:table-cell office:value-type="float" office:value="3302706.36" calcext:value-type="float">
            <text:p>3302706.36</text:p>
          </table:table-cell>
          <table:table-cell office:value-type="float" office:value="27932.78111" calcext:value-type="float">
            <text:p>27932.78111</text:p>
          </table:table-cell>
          <table:table-cell office:value-type="float" office:value="30580.61444" calcext:value-type="float">
            <text:p>30580.61444</text:p>
          </table:table-cell>
          <table:table-cell office:value-type="float" office:value="44.89686321" calcext:value-type="float">
            <text:p>44.89686321</text:p>
          </table:table-cell>
          <table:table-cell office:value-type="float" office:value="2.476572959" calcext:value-type="float">
            <text:p>2.476572959</text:p>
          </table:table-cell>
          <table:table-cell office:value-type="float" office:value="19.41129634" calcext:value-type="float">
            <text:p>19.41129634</text:p>
          </table:table-cell>
          <table:table-cell office:value-type="float" office:value="38.82259267" calcext:value-type="float">
            <text:p>38.82259267</text:p>
          </table:table-cell>
          <table:table-cell office:value-type="float" office:value="20.32210064" calcext:value-type="float">
            <text:p>20.32210064</text:p>
          </table:table-cell>
          <table:table-cell office:value-type="float" office:value="2.588504" calcext:value-type="float">
            <text:p>2.588504</text:p>
          </table:table-cell>
          <table:table-cell office:value-type="float" office:value="723.0400391" calcext:value-type="float">
            <text:p>723.0400391</text:p>
          </table:table-cell>
          <table:table-cell office:value-type="float" office:value="74.5442376" calcext:value-type="float">
            <text:p>74.5442376</text:p>
          </table:table-cell>
          <table:table-cell office:value-type="float" office:value="0.682106468" calcext:value-type="float">
            <text:p>0.682106468</text:p>
          </table:table-cell>
          <table:table-cell office:value-type="float" office:value="23.24469572" calcext:value-type="float">
            <text:p>23.24469572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44" calcext:value-type="float">
            <text:p>144</text:p>
          </table:table-cell>
          <table:table-cell office:value-type="float" office:value="1243757.999" calcext:value-type="float">
            <text:p>1243757.999</text:p>
          </table:table-cell>
          <table:table-cell office:value-type="float" office:value="4006.706805" calcext:value-type="float">
            <text:p>4006.706805</text:p>
          </table:table-cell>
          <table:table-cell office:value-type="float" office:value="2411.438512" calcext:value-type="float">
            <text:p>2411.438512</text:p>
          </table:table-cell>
          <table:table-cell office:value-type="float" office:value="1817.415943" calcext:value-type="float">
            <text:p>1817.415943</text:p>
          </table:table-cell>
          <table:table-cell office:value-type="float" office:value="4400883" calcext:value-type="float">
            <text:p>4400883</text:p>
          </table:table-cell>
          <table:table-cell office:value-type="float" office:value="38405.08333" calcext:value-type="float">
            <text:p>38405.08333</text:p>
          </table:table-cell>
          <table:table-cell office:value-type="float" office:value="40748.91667" calcext:value-type="float">
            <text:p>40748.91667</text:p>
          </table:table-cell>
          <table:table-cell office:value-type="float" office:value="32.38524412" calcext:value-type="float">
            <text:p>32.38524412</text:p>
          </table:table-cell>
          <table:table-cell office:value-type="float" office:value="2.511787398" calcext:value-type="float">
            <text:p>2.511787398</text:p>
          </table:table-cell>
          <table:table-cell office:value-type="float" office:value="25.00115434" calcext:value-type="float">
            <text:p>25.00115434</text:p>
          </table:table-cell>
          <table:table-cell office:value-type="float" office:value="50.00230867" calcext:value-type="float">
            <text:p>50.00230867</text:p>
          </table:table-cell>
          <table:table-cell office:value-type="float" office:value="30.36878211" calcext:value-type="float">
            <text:p>30.36878211</text:p>
          </table:table-cell>
          <table:table-cell office:value-type="float" office:value="2.883409" calcext:value-type="float">
            <text:p>2.883409</text:p>
          </table:table-cell>
          <table:table-cell office:value-type="float" office:value="1107.372173" calcext:value-type="float">
            <text:p>1107.372173</text:p>
          </table:table-cell>
          <table:table-cell office:value-type="float" office:value="88.31626756" calcext:value-type="float">
            <text:p>88.31626756</text:p>
          </table:table-cell>
          <table:table-cell office:value-type="float" office:value="0.945858012" calcext:value-type="float">
            <text:p>0.945858012</text:p>
          </table:table-cell>
          <table:table-cell office:value-type="float" office:value="24.59513314" calcext:value-type="float">
            <text:p>24.59513314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27" calcext:value-type="float">
            <text:p>27</text:p>
          </table:table-cell>
          <table:table-cell office:value-type="float" office:value="1243262.233" calcext:value-type="float">
            <text:p>1243262.233</text:p>
          </table:table-cell>
          <table:table-cell office:value-type="float" office:value="3895.606366" calcext:value-type="float">
            <text:p>3895.606366</text:p>
          </table:table-cell>
          <table:table-cell office:value-type="float" office:value="2715.534135" calcext:value-type="float">
            <text:p>2715.534135</text:p>
          </table:table-cell>
          <table:table-cell office:value-type="float" office:value="2054.268611" calcext:value-type="float">
            <text:p>2054.268611</text:p>
          </table:table-cell>
          <table:table-cell office:value-type="float" office:value="2067796.8" calcext:value-type="float">
            <text:p>2067796.8</text:p>
          </table:table-cell>
          <table:table-cell office:value-type="float" office:value="18618.01667" calcext:value-type="float">
            <text:p>18618.01667</text:p>
          </table:table-cell>
          <table:table-cell office:value-type="float" office:value="19146.26667" calcext:value-type="float">
            <text:p>19146.26667</text:p>
          </table:table-cell>
          <table:table-cell office:value-type="float" office:value="66.77737245" calcext:value-type="float">
            <text:p>66.77737245</text:p>
          </table:table-cell>
          <table:table-cell office:value-type="float" office:value="0.100640439" calcext:value-type="float">
            <text:p>0.100640439</text:p>
          </table:table-cell>
          <table:table-cell office:value-type="float" office:value="19.55005325" calcext:value-type="float">
            <text:p>19.55005325</text:p>
          </table:table-cell>
          <table:table-cell office:value-type="float" office:value="39.1001065" calcext:value-type="float">
            <text:p>39.1001065</text:p>
          </table:table-cell>
          <table:table-cell office:value-type="float" office:value="24.93223456" calcext:value-type="float">
            <text:p>24.93223456</text:p>
          </table:table-cell>
          <table:table-cell office:value-type="float" office:value="0.126927" calcext:value-type="float">
            <text:p>0.126927</text:p>
          </table:table-cell>
          <table:table-cell office:value-type="float" office:value="23.62626315" calcext:value-type="float">
            <text:p>23.62626315</text:p>
          </table:table-cell>
          <table:table-cell office:value-type="float" office:value="86.73814379" calcext:value-type="float">
            <text:p>86.73814379</text:p>
          </table:table-cell>
          <table:table-cell office:value-type="float" office:value="0.376462598" calcext:value-type="float">
            <text:p>0.376462598</text:p>
          </table:table-cell>
          <table:table-cell office:value-type="float" office:value="16.86579619" calcext:value-type="float">
            <text:p>16.86579619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229" calcext:value-type="float">
            <text:p>229</text:p>
          </table:table-cell>
          <table:table-cell office:value-type="float" office:value="1213781.423" calcext:value-type="float">
            <text:p>1213781.423</text:p>
          </table:table-cell>
          <table:table-cell office:value-type="float" office:value="3692.679201" calcext:value-type="float">
            <text:p>3692.679201</text:p>
          </table:table-cell>
          <table:table-cell office:value-type="float" office:value="3009.554716" calcext:value-type="float">
            <text:p>3009.554716</text:p>
          </table:table-cell>
          <table:table-cell office:value-type="float" office:value="2215.655024" calcext:value-type="float">
            <text:p>2215.655024</text:p>
          </table:table-cell>
          <table:table-cell office:value-type="float" office:value="2277138.6" calcext:value-type="float">
            <text:p>2277138.6</text:p>
          </table:table-cell>
          <table:table-cell office:value-type="float" office:value="19327.35" calcext:value-type="float">
            <text:p>19327.35</text:p>
          </table:table-cell>
          <table:table-cell office:value-type="float" office:value="21084.61667" calcext:value-type="float">
            <text:p>21084.61667</text:p>
          </table:table-cell>
          <table:table-cell office:value-type="float" office:value="62.80123362" calcext:value-type="float">
            <text:p>62.80123362</text:p>
          </table:table-cell>
          <table:table-cell office:value-type="float" office:value="2.384560978" calcext:value-type="float">
            <text:p>2.384560978</text:p>
          </table:table-cell>
          <table:table-cell office:value-type="float" office:value="24.05127038" calcext:value-type="float">
            <text:p>24.05127038</text:p>
          </table:table-cell>
          <table:table-cell office:value-type="float" office:value="48.10254076" calcext:value-type="float">
            <text:p>48.10254076</text:p>
          </table:table-cell>
          <table:table-cell office:value-type="float" office:value="27.66186335" calcext:value-type="float">
            <text:p>27.66186335</text:p>
          </table:table-cell>
          <table:table-cell office:value-type="float" office:value="2.739467" calcext:value-type="float">
            <text:p>2.739467</text:p>
          </table:table-cell>
          <table:table-cell office:value-type="float" office:value="529.4534259" calcext:value-type="float">
            <text:p>529.4534259</text:p>
          </table:table-cell>
          <table:table-cell office:value-type="float" office:value="84.47514911" calcext:value-type="float">
            <text:p>84.47514911</text:p>
          </table:table-cell>
          <table:table-cell office:value-type="float" office:value="0.209185702" calcext:value-type="float">
            <text:p>0.209185702</text:p>
          </table:table-cell>
          <table:table-cell office:value-type="float" office:value="15.86678692" calcext:value-type="float">
            <text:p>15.86678692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116" calcext:value-type="float">
            <text:p>116</text:p>
          </table:table-cell>
          <table:table-cell office:value-type="float" office:value="1194783.317" calcext:value-type="float">
            <text:p>1194783.317</text:p>
          </table:table-cell>
          <table:table-cell office:value-type="float" office:value="4369.900901" calcext:value-type="float">
            <text:p>4369.900901</text:p>
          </table:table-cell>
          <table:table-cell office:value-type="float" office:value="1111.002839" calcext:value-type="float">
            <text:p>1111.002839</text:p>
          </table:table-cell>
          <table:table-cell office:value-type="float" office:value="725.970137" calcext:value-type="float">
            <text:p>725.970137</text:p>
          </table:table-cell>
          <table:table-cell office:value-type="float" office:value="2352848.34" calcext:value-type="float">
            <text:p>2352848.34</text:p>
          </table:table-cell>
          <table:table-cell office:value-type="float" office:value="21576.09944" calcext:value-type="float">
            <text:p>21576.09944</text:p>
          </table:table-cell>
          <table:table-cell office:value-type="float" office:value="23552.54944" calcext:value-type="float">
            <text:p>23552.54944</text:p>
          </table:table-cell>
          <table:table-cell office:value-type="float" office:value="55.37531563" calcext:value-type="float">
            <text:p>55.37531563</text:p>
          </table:table-cell>
          <table:table-cell office:value-type="float" office:value="21.61349977" calcext:value-type="float">
            <text:p>21.61349977</text:p>
          </table:table-cell>
          <table:table-cell office:value-type="float" office:value="29.93762975" calcext:value-type="float">
            <text:p>29.93762975</text:p>
          </table:table-cell>
          <table:table-cell office:value-type="float" office:value="64.66162086" calcext:value-type="float">
            <text:p>64.66162086</text:p>
          </table:table-cell>
          <table:table-cell office:value-type="float" office:value="34.48919387" calcext:value-type="float">
            <text:p>34.48919387</text:p>
          </table:table-cell>
          <table:table-cell office:value-type="float" office:value="23.855921" calcext:value-type="float">
            <text:p>23.855921</text:p>
          </table:table-cell>
          <table:table-cell office:value-type="float" office:value="5147.172707" calcext:value-type="float">
            <text:p>5147.172707</text:p>
          </table:table-cell>
          <table:table-cell office:value-type="float" office:value="84.61035947" calcext:value-type="float">
            <text:p>84.61035947</text:p>
          </table:table-cell>
          <table:table-cell office:value-type="float" office:value="0.707650889" calcext:value-type="float">
            <text:p>0.707650889</text:p>
          </table:table-cell>
          <table:table-cell office:value-type="float" office:value="26.58659267" calcext:value-type="float">
            <text:p>26.58659267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555" calcext:value-type="float">
            <text:p>555</text:p>
          </table:table-cell>
          <table:table-cell office:value-type="float" office:value="1173650.247" calcext:value-type="float">
            <text:p>1173650.247</text:p>
          </table:table-cell>
          <table:table-cell office:value-type="float" office:value="4119.918743" calcext:value-type="float">
            <text:p>4119.918743</text:p>
          </table:table-cell>
          <table:table-cell office:value-type="float" office:value="1529.318153" calcext:value-type="float">
            <text:p>1529.318153</text:p>
          </table:table-cell>
          <table:table-cell office:value-type="float" office:value="1006.178071" calcext:value-type="float">
            <text:p>1006.178071</text:p>
          </table:table-cell>
          <table:table-cell office:value-type="float" office:value="3013178.4" calcext:value-type="float">
            <text:p>3013178.4</text:p>
          </table:table-cell>
          <table:table-cell office:value-type="float" office:value="23733.96667" calcext:value-type="float">
            <text:p>23733.96667</text:p>
          </table:table-cell>
          <table:table-cell office:value-type="float" office:value="27899.8" calcext:value-type="float">
            <text:p>27899.8</text:p>
          </table:table-cell>
          <table:table-cell office:value-type="float" office:value="49.45023577" calcext:value-type="float">
            <text:p>49.45023577</text:p>
          </table:table-cell>
          <table:table-cell office:value-type="float" office:value="6.009264547" calcext:value-type="float">
            <text:p>6.009264547</text:p>
          </table:table-cell>
          <table:table-cell office:value-type="float" office:value="22.3311952" calcext:value-type="float">
            <text:p>22.3311952</text:p>
          </table:table-cell>
          <table:table-cell office:value-type="float" office:value="44.6623904" calcext:value-type="float">
            <text:p>44.6623904</text:p>
          </table:table-cell>
          <table:table-cell office:value-type="float" office:value="39.55493814" calcext:value-type="float">
            <text:p>39.55493814</text:p>
          </table:table-cell>
          <table:table-cell office:value-type="float" office:value="6.269181" calcext:value-type="float">
            <text:p>6.269181</text:p>
          </table:table-cell>
          <table:table-cell office:value-type="float" office:value="1487.906104" calcext:value-type="float">
            <text:p>1487.906104</text:p>
          </table:table-cell>
          <table:table-cell office:value-type="float" office:value="94.86817814" calcext:value-type="float">
            <text:p>94.86817814</text:p>
          </table:table-cell>
          <table:table-cell office:value-type="float" office:value="0.961586798" calcext:value-type="float">
            <text:p>0.961586798</text:p>
          </table:table-cell>
          <table:table-cell office:value-type="float" office:value="68.93624991" calcext:value-type="float">
            <text:p>68.93624991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364" calcext:value-type="float">
            <text:p>364</text:p>
          </table:table-cell>
          <table:table-cell office:value-type="float" office:value="1169145.349" calcext:value-type="float">
            <text:p>1169145.349</text:p>
          </table:table-cell>
          <table:table-cell office:value-type="float" office:value="3641.903011" calcext:value-type="float">
            <text:p>3641.903011</text:p>
          </table:table-cell>
          <table:table-cell office:value-type="float" office:value="2439.503213" calcext:value-type="float">
            <text:p>2439.503213</text:p>
          </table:table-cell>
          <table:table-cell office:value-type="float" office:value="2161.384931" calcext:value-type="float">
            <text:p>2161.384931</text:p>
          </table:table-cell>
          <table:table-cell office:value-type="float" office:value="2322894.6" calcext:value-type="float">
            <text:p>2322894.6</text:p>
          </table:table-cell>
          <table:table-cell office:value-type="float" office:value="20099.15" calcext:value-type="float">
            <text:p>20099.15</text:p>
          </table:table-cell>
          <table:table-cell office:value-type="float" office:value="21508.28333" calcext:value-type="float">
            <text:p>21508.28333</text:p>
          </table:table-cell>
          <table:table-cell office:value-type="float" office:value="58.16889516" calcext:value-type="float">
            <text:p>58.16889516</text:p>
          </table:table-cell>
          <table:table-cell office:value-type="float" office:value="4.200884397" calcext:value-type="float">
            <text:p>4.200884397</text:p>
          </table:table-cell>
          <table:table-cell office:value-type="float" office:value="30.62439697" calcext:value-type="float">
            <text:p>30.62439697</text:p>
          </table:table-cell>
          <table:table-cell office:value-type="float" office:value="61.24879394" calcext:value-type="float">
            <text:p>61.24879394</text:p>
          </table:table-cell>
          <table:table-cell office:value-type="float" office:value="34.44983897" calcext:value-type="float">
            <text:p>34.44983897</text:p>
          </table:table-cell>
          <table:table-cell office:value-type="float" office:value="4.242786" calcext:value-type="float">
            <text:p>4.242786</text:p>
          </table:table-cell>
          <table:table-cell office:value-type="float" office:value="852.7466371" calcext:value-type="float">
            <text:p>852.7466371</text:p>
          </table:table-cell>
          <table:table-cell office:value-type="float" office:value="78.85135604" calcext:value-type="float">
            <text:p>78.85135604</text:p>
          </table:table-cell>
          <table:table-cell office:value-type="float" office:value="0.332533986" calcext:value-type="float">
            <text:p>0.332533986</text:p>
          </table:table-cell>
          <table:table-cell office:value-type="float" office:value="26.67444944" calcext:value-type="float">
            <text:p>26.67444944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57" calcext:value-type="float">
            <text:p>257</text:p>
          </table:table-cell>
          <table:table-cell office:value-type="float" office:value="1165862.368" calcext:value-type="float">
            <text:p>1165862.368</text:p>
          </table:table-cell>
          <table:table-cell office:value-type="float" office:value="3060.301955" calcext:value-type="float">
            <text:p>3060.301955</text:p>
          </table:table-cell>
          <table:table-cell office:value-type="float" office:value="3781.39086" calcext:value-type="float">
            <text:p>3781.39086</text:p>
          </table:table-cell>
          <table:table-cell office:value-type="float" office:value="3243.455689" calcext:value-type="float">
            <text:p>3243.455689</text:p>
          </table:table-cell>
          <table:table-cell office:value-type="float" office:value="3462769.8" calcext:value-type="float">
            <text:p>3462769.8</text:p>
          </table:table-cell>
          <table:table-cell office:value-type="float" office:value="30526.68333" calcext:value-type="float">
            <text:p>30526.68333</text:p>
          </table:table-cell>
          <table:table-cell office:value-type="float" office:value="32062.68333" calcext:value-type="float">
            <text:p>32062.68333</text:p>
          </table:table-cell>
          <table:table-cell office:value-type="float" office:value="38.19158326" calcext:value-type="float">
            <text:p>38.19158326</text:p>
          </table:table-cell>
          <table:table-cell office:value-type="float" office:value="5.233102415" calcext:value-type="float">
            <text:p>5.233102415</text:p>
          </table:table-cell>
          <table:table-cell office:value-type="float" office:value="40.57834678" calcext:value-type="float">
            <text:p>40.57834678</text:p>
          </table:table-cell>
          <table:table-cell office:value-type="float" office:value="54.10446238" calcext:value-type="float">
            <text:p>54.10446238</text:p>
          </table:table-cell>
          <table:table-cell office:value-type="float" office:value="38.49141672" calcext:value-type="float">
            <text:p>38.49141672</text:p>
          </table:table-cell>
          <table:table-cell office:value-type="float" office:value="5.913359" calcext:value-type="float">
            <text:p>5.913359</text:p>
          </table:table-cell>
          <table:table-cell office:value-type="float" office:value="1805.134366" calcext:value-type="float">
            <text:p>1805.134366</text:p>
          </table:table-cell>
          <table:table-cell office:value-type="float" office:value="78.45451684" calcext:value-type="float">
            <text:p>78.45451684</text:p>
          </table:table-cell>
          <table:table-cell office:value-type="float" office:value="1.508909025" calcext:value-type="float">
            <text:p>1.508909025</text:p>
          </table:table-cell>
          <table:table-cell office:value-type="float" office:value="36.41730358" calcext:value-type="float">
            <text:p>36.41730358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110" calcext:value-type="float">
            <text:p>110</text:p>
          </table:table-cell>
          <table:table-cell office:value-type="float" office:value="1156325.377" calcext:value-type="float">
            <text:p>1156325.377</text:p>
          </table:table-cell>
          <table:table-cell office:value-type="float" office:value="3775.232324" calcext:value-type="float">
            <text:p>3775.232324</text:p>
          </table:table-cell>
          <table:table-cell office:value-type="float" office:value="2076.291255" calcext:value-type="float">
            <text:p>2076.291255</text:p>
          </table:table-cell>
          <table:table-cell office:value-type="float" office:value="1673.428062" calcext:value-type="float">
            <text:p>1673.428062</text:p>
          </table:table-cell>
          <table:table-cell office:value-type="float" office:value="3311391.6" calcext:value-type="float">
            <text:p>3311391.6</text:p>
          </table:table-cell>
          <table:table-cell office:value-type="float" office:value="27525.78333" calcext:value-type="float">
            <text:p>27525.78333</text:p>
          </table:table-cell>
          <table:table-cell office:value-type="float" office:value="30661.03333" calcext:value-type="float">
            <text:p>30661.03333</text:p>
          </table:table-cell>
          <table:table-cell office:value-type="float" office:value="42.00880908" calcext:value-type="float">
            <text:p>42.00880908</text:p>
          </table:table-cell>
          <table:table-cell office:value-type="float" office:value="2.158433467" calcext:value-type="float">
            <text:p>2.158433467</text:p>
          </table:table-cell>
          <table:table-cell office:value-type="float" office:value="17.07909413" calcext:value-type="float">
            <text:p>17.07909413</text:p>
          </table:table-cell>
          <table:table-cell office:value-type="float" office:value="34.15818825" calcext:value-type="float">
            <text:p>34.15818825</text:p>
          </table:table-cell>
          <table:table-cell office:value-type="float" office:value="17.01647371" calcext:value-type="float">
            <text:p>17.01647371</text:p>
          </table:table-cell>
          <table:table-cell office:value-type="float" office:value="1.201203" calcext:value-type="float">
            <text:p>1.201203</text:p>
          </table:table-cell>
          <table:table-cell office:value-type="float" office:value="330.6397094" calcext:value-type="float">
            <text:p>330.6397094</text:p>
          </table:table-cell>
          <table:table-cell office:value-type="float" office:value="78.79932253" calcext:value-type="float">
            <text:p>78.79932253</text:p>
          </table:table-cell>
          <table:table-cell office:value-type="float" office:value="0.440325542" calcext:value-type="float">
            <text:p>0.440325542</text:p>
          </table:table-cell>
          <table:table-cell office:value-type="float" office:value="23.22646628" calcext:value-type="float">
            <text:p>23.22646628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340" calcext:value-type="float">
            <text:p>340</text:p>
          </table:table-cell>
          <table:table-cell office:value-type="float" office:value="1156147.873" calcext:value-type="float">
            <text:p>1156147.873</text:p>
          </table:table-cell>
          <table:table-cell office:value-type="float" office:value="3598.016628" calcext:value-type="float">
            <text:p>3598.016628</text:p>
          </table:table-cell>
          <table:table-cell office:value-type="float" office:value="2499.097333" calcext:value-type="float">
            <text:p>2499.097333</text:p>
          </table:table-cell>
          <table:table-cell office:value-type="float" office:value="2075.669253" calcext:value-type="float">
            <text:p>2075.669253</text:p>
          </table:table-cell>
          <table:table-cell office:value-type="float" office:value="2160887.4" calcext:value-type="float">
            <text:p>2160887.4</text:p>
          </table:table-cell>
          <table:table-cell office:value-type="float" office:value="19135.25" calcext:value-type="float">
            <text:p>19135.25</text:p>
          </table:table-cell>
          <table:table-cell office:value-type="float" office:value="20008.21667" calcext:value-type="float">
            <text:p>20008.21667</text:p>
          </table:table-cell>
          <table:table-cell office:value-type="float" office:value="60.41979454" calcext:value-type="float">
            <text:p>60.41979454</text:p>
          </table:table-cell>
          <table:table-cell office:value-type="float" office:value="10.42152086" calcext:value-type="float">
            <text:p>10.42152086</text:p>
          </table:table-cell>
          <table:table-cell office:value-type="float" office:value="30.35879412" calcext:value-type="float">
            <text:p>30.35879412</text:p>
          </table:table-cell>
          <table:table-cell office:value-type="float" office:value="60.71758823" calcext:value-type="float">
            <text:p>60.71758823</text:p>
          </table:table-cell>
          <table:table-cell office:value-type="float" office:value="50.34048105" calcext:value-type="float">
            <text:p>50.34048105</text:p>
          </table:table-cell>
          <table:table-cell office:value-type="float" office:value="12.942915" calcext:value-type="float">
            <text:p>12.942915</text:p>
          </table:table-cell>
          <table:table-cell office:value-type="float" office:value="2476.656272" calcext:value-type="float">
            <text:p>2476.656272</text:p>
          </table:table-cell>
          <table:table-cell office:value-type="float" office:value="91.0113404" calcext:value-type="float">
            <text:p>91.0113404</text:p>
          </table:table-cell>
          <table:table-cell office:value-type="float" office:value="0.48758501" calcext:value-type="float">
            <text:p>0.48758501</text:p>
          </table:table-cell>
          <table:table-cell office:value-type="float" office:value="36.43619201" calcext:value-type="float">
            <text:p>36.43619201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101" calcext:value-type="float">
            <text:p>101</text:p>
          </table:table-cell>
          <table:table-cell office:value-type="float" office:value="1143900.319" calcext:value-type="float">
            <text:p>1143900.319</text:p>
          </table:table-cell>
          <table:table-cell office:value-type="float" office:value="3586.244558" calcext:value-type="float">
            <text:p>3586.244558</text:p>
          </table:table-cell>
          <table:table-cell office:value-type="float" office:value="2354.504625" calcext:value-type="float">
            <text:p>2354.504625</text:p>
          </table:table-cell>
          <table:table-cell office:value-type="float" office:value="2051.074044" calcext:value-type="float">
            <text:p>2051.074044</text:p>
          </table:table-cell>
          <table:table-cell office:value-type="float" office:value="2316133.8" calcext:value-type="float">
            <text:p>2316133.8</text:p>
          </table:table-cell>
          <table:table-cell office:value-type="float" office:value="19735.11667" calcext:value-type="float">
            <text:p>19735.11667</text:p>
          </table:table-cell>
          <table:table-cell office:value-type="float" office:value="21445.68333" calcext:value-type="float">
            <text:p>21445.68333</text:p>
          </table:table-cell>
          <table:table-cell office:value-type="float" office:value="57.96268337" calcext:value-type="float">
            <text:p>57.96268337</text:p>
          </table:table-cell>
          <table:table-cell office:value-type="float" office:value="2.13150289" calcext:value-type="float">
            <text:p>2.13150289</text:p>
          </table:table-cell>
          <table:table-cell office:value-type="float" office:value="25.45374089" calcext:value-type="float">
            <text:p>25.45374089</text:p>
          </table:table-cell>
          <table:table-cell office:value-type="float" office:value="50.90748179" calcext:value-type="float">
            <text:p>50.90748179</text:p>
          </table:table-cell>
          <table:table-cell office:value-type="float" office:value="30.53878235" calcext:value-type="float">
            <text:p>30.53878235</text:p>
          </table:table-cell>
          <table:table-cell office:value-type="float" office:value="2.388024" calcext:value-type="float">
            <text:p>2.388024</text:p>
          </table:table-cell>
          <table:table-cell office:value-type="float" office:value="471.274586" calcext:value-type="float">
            <text:p>471.274586</text:p>
          </table:table-cell>
          <table:table-cell office:value-type="float" office:value="83.87079281" calcext:value-type="float">
            <text:p>83.87079281</text:p>
          </table:table-cell>
          <table:table-cell office:value-type="float" office:value="0.397800272" calcext:value-type="float">
            <text:p>0.397800272</text:p>
          </table:table-cell>
          <table:table-cell office:value-type="float" office:value="21.07392491" calcext:value-type="float">
            <text:p>21.07392491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2" calcext:value-type="float">
            <text:p>342</text:p>
          </table:table-cell>
          <table:table-cell office:value-type="float" office:value="1138290.727" calcext:value-type="float">
            <text:p>1138290.727</text:p>
          </table:table-cell>
          <table:table-cell office:value-type="float" office:value="3601.425526" calcext:value-type="float">
            <text:p>3601.425526</text:p>
          </table:table-cell>
          <table:table-cell office:value-type="float" office:value="2404.326753" calcext:value-type="float">
            <text:p>2404.326753</text:p>
          </table:table-cell>
          <table:table-cell office:value-type="float" office:value="1763.031103" calcext:value-type="float">
            <text:p>1763.031103</text:p>
          </table:table-cell>
          <table:table-cell office:value-type="float" office:value="3886378.2" calcext:value-type="float">
            <text:p>3886378.2</text:p>
          </table:table-cell>
          <table:table-cell office:value-type="float" office:value="33787.48333" calcext:value-type="float">
            <text:p>33787.48333</text:p>
          </table:table-cell>
          <table:table-cell office:value-type="float" office:value="35984.98333" calcext:value-type="float">
            <text:p>35984.98333</text:p>
          </table:table-cell>
          <table:table-cell office:value-type="float" office:value="33.68971626" calcext:value-type="float">
            <text:p>33.68971626</text:p>
          </table:table-cell>
          <table:table-cell office:value-type="float" office:value="6.112087483" calcext:value-type="float">
            <text:p>6.112087483</text:p>
          </table:table-cell>
          <table:table-cell office:value-type="float" office:value="31.91042833" calcext:value-type="float">
            <text:p>31.91042833</text:p>
          </table:table-cell>
          <table:table-cell office:value-type="float" office:value="63.82085666" calcext:value-type="float">
            <text:p>63.82085666</text:p>
          </table:table-cell>
          <table:table-cell office:value-type="float" office:value="31.78360137" calcext:value-type="float">
            <text:p>31.78360137</text:p>
          </table:table-cell>
          <table:table-cell office:value-type="float" office:value="6.448415" calcext:value-type="float">
            <text:p>6.448415</text:p>
          </table:table-cell>
          <table:table-cell office:value-type="float" office:value="2178.752075" calcext:value-type="float">
            <text:p>2178.752075</text:p>
          </table:table-cell>
          <table:table-cell office:value-type="float" office:value="80.94773399" calcext:value-type="float">
            <text:p>80.94773399</text:p>
          </table:table-cell>
          <table:table-cell office:value-type="float" office:value="0.905271406" calcext:value-type="float">
            <text:p>0.905271406</text:p>
          </table:table-cell>
          <table:table-cell office:value-type="float" office:value="26.79646863" calcext:value-type="float">
            <text:p>26.79646863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101" calcext:value-type="float">
            <text:p>101</text:p>
          </table:table-cell>
          <table:table-cell office:value-type="float" office:value="1132678.828" calcext:value-type="float">
            <text:p>1132678.828</text:p>
          </table:table-cell>
          <table:table-cell office:value-type="float" office:value="3581.737741" calcext:value-type="float">
            <text:p>3581.737741</text:p>
          </table:table-cell>
          <table:table-cell office:value-type="float" office:value="2224.032923" calcext:value-type="float">
            <text:p>2224.032923</text:p>
          </table:table-cell>
          <table:table-cell office:value-type="float" office:value="1939.978014" calcext:value-type="float">
            <text:p>1939.978014</text:p>
          </table:table-cell>
          <table:table-cell office:value-type="float" office:value="2247582.6" calcext:value-type="float">
            <text:p>2247582.6</text:p>
          </table:table-cell>
          <table:table-cell office:value-type="float" office:value="19315.65" calcext:value-type="float">
            <text:p>19315.65</text:p>
          </table:table-cell>
          <table:table-cell office:value-type="float" office:value="20810.95" calcext:value-type="float">
            <text:p>20810.95</text:p>
          </table:table-cell>
          <table:table-cell office:value-type="float" office:value="58.64047175" calcext:value-type="float">
            <text:p>58.64047175</text:p>
          </table:table-cell>
          <table:table-cell office:value-type="float" office:value="1.899827288" calcext:value-type="float">
            <text:p>1.899827288</text:p>
          </table:table-cell>
          <table:table-cell office:value-type="float" office:value="23.49758115" calcext:value-type="float">
            <text:p>23.49758115</text:p>
          </table:table-cell>
          <table:table-cell office:value-type="float" office:value="46.9951623" calcext:value-type="float">
            <text:p>46.9951623</text:p>
          </table:table-cell>
          <table:table-cell office:value-type="float" office:value="26.86355365" calcext:value-type="float">
            <text:p>26.86355365</text:p>
          </table:table-cell>
          <table:table-cell office:value-type="float" office:value="1.968813" calcext:value-type="float">
            <text:p>1.968813</text:p>
          </table:table-cell>
          <table:table-cell office:value-type="float" office:value="380.2865172" calcext:value-type="float">
            <text:p>380.2865172</text:p>
          </table:table-cell>
          <table:table-cell office:value-type="float" office:value="82.56966175" calcext:value-type="float">
            <text:p>82.56966175</text:p>
          </table:table-cell>
          <table:table-cell office:value-type="float" office:value="0.64700986" calcext:value-type="float">
            <text:p>0.64700986</text:p>
          </table:table-cell>
          <table:table-cell office:value-type="float" office:value="21.06911716" calcext:value-type="float">
            <text:p>21.06911716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324" calcext:value-type="float">
            <text:p>324</text:p>
          </table:table-cell>
          <table:table-cell office:value-type="float" office:value="1132369.015" calcext:value-type="float">
            <text:p>1132369.015</text:p>
          </table:table-cell>
          <table:table-cell office:value-type="float" office:value="3582.37547" calcext:value-type="float">
            <text:p>3582.37547</text:p>
          </table:table-cell>
          <table:table-cell office:value-type="float" office:value="2257.155549" calcext:value-type="float">
            <text:p>2257.155549</text:p>
          </table:table-cell>
          <table:table-cell office:value-type="float" office:value="1953.209309" calcext:value-type="float">
            <text:p>1953.209309</text:p>
          </table:table-cell>
          <table:table-cell office:value-type="float" office:value="1907611.2" calcext:value-type="float">
            <text:p>1907611.2</text:p>
          </table:table-cell>
          <table:table-cell office:value-type="float" office:value="17121.76667" calcext:value-type="float">
            <text:p>17121.76667</text:p>
          </table:table-cell>
          <table:table-cell office:value-type="float" office:value="17663.06667" calcext:value-type="float">
            <text:p>17663.06667</text:p>
          </table:table-cell>
          <table:table-cell office:value-type="float" office:value="66.13622511" calcext:value-type="float">
            <text:p>66.13622511</text:p>
          </table:table-cell>
          <table:table-cell office:value-type="float" office:value="8.637379002" calcext:value-type="float">
            <text:p>8.637379002</text:p>
          </table:table-cell>
          <table:table-cell office:value-type="float" office:value="28.80733038" calcext:value-type="float">
            <text:p>28.80733038</text:p>
          </table:table-cell>
          <table:table-cell office:value-type="float" office:value="57.61466076" calcext:value-type="float">
            <text:p>57.61466076</text:p>
          </table:table-cell>
          <table:table-cell office:value-type="float" office:value="32.91262945" calcext:value-type="float">
            <text:p>32.91262945</text:p>
          </table:table-cell>
          <table:table-cell office:value-type="float" office:value="8.463826" calcext:value-type="float">
            <text:p>8.463826</text:p>
          </table:table-cell>
          <table:table-cell office:value-type="float" office:value="1449.152087" calcext:value-type="float">
            <text:p>1449.152087</text:p>
          </table:table-cell>
          <table:table-cell office:value-type="float" office:value="80.95324524" calcext:value-type="float">
            <text:p>80.95324524</text:p>
          </table:table-cell>
          <table:table-cell office:value-type="float" office:value="0.465180029" calcext:value-type="float">
            <text:p>0.465180029</text:p>
          </table:table-cell>
          <table:table-cell office:value-type="float" office:value="21.69839301" calcext:value-type="float">
            <text:p>21.69839301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6" calcext:value-type="float">
            <text:p>406</text:p>
          </table:table-cell>
          <table:table-cell office:value-type="float" office:value="1129502.15" calcext:value-type="float">
            <text:p>1129502.15</text:p>
          </table:table-cell>
          <table:table-cell office:value-type="float" office:value="3363.691294" calcext:value-type="float">
            <text:p>3363.691294</text:p>
          </table:table-cell>
          <table:table-cell office:value-type="float" office:value="2721.432944" calcext:value-type="float">
            <text:p>2721.432944</text:p>
          </table:table-cell>
          <table:table-cell office:value-type="float" office:value="2317.760041" calcext:value-type="float">
            <text:p>2317.760041</text:p>
          </table:table-cell>
          <table:table-cell office:value-type="float" office:value="3915559.8" calcext:value-type="float">
            <text:p>3915559.8</text:p>
          </table:table-cell>
          <table:table-cell office:value-type="float" office:value="35116.81667" calcext:value-type="float">
            <text:p>35116.81667</text:p>
          </table:table-cell>
          <table:table-cell office:value-type="float" office:value="36255.18333" calcext:value-type="float">
            <text:p>36255.18333</text:p>
          </table:table-cell>
          <table:table-cell office:value-type="float" office:value="32.16413837" calcext:value-type="float">
            <text:p>32.16413837</text:p>
          </table:table-cell>
          <table:table-cell office:value-type="float" office:value="1.874746068" calcext:value-type="float">
            <text:p>1.874746068</text:p>
          </table:table-cell>
          <table:table-cell office:value-type="float" office:value="21.20483136" calcext:value-type="float">
            <text:p>21.20483136</text:p>
          </table:table-cell>
          <table:table-cell office:value-type="float" office:value="42.40966271" calcext:value-type="float">
            <text:p>42.40966271</text:p>
          </table:table-cell>
          <table:table-cell office:value-type="float" office:value="19.94926987" calcext:value-type="float">
            <text:p>19.94926987</text:p>
          </table:table-cell>
          <table:table-cell office:value-type="float" office:value="2.386289" calcext:value-type="float">
            <text:p>2.386289</text:p>
          </table:table-cell>
          <table:table-cell office:value-type="float" office:value="837.9574793" calcext:value-type="float">
            <text:p>837.9574793</text:p>
          </table:table-cell>
          <table:table-cell office:value-type="float" office:value="96.10675518" calcext:value-type="float">
            <text:p>96.10675518</text:p>
          </table:table-cell>
          <table:table-cell office:value-type="float" office:value="0.358549048" calcext:value-type="float">
            <text:p>0.358549048</text:p>
          </table:table-cell>
          <table:table-cell office:value-type="float" office:value="26.57444886" calcext:value-type="float">
            <text:p>26.57444886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3" calcext:value-type="float">
            <text:p>23</text:p>
          </table:table-cell>
          <table:table-cell office:value-type="float" office:value="1129488.093" calcext:value-type="float">
            <text:p>1129488.093</text:p>
          </table:table-cell>
          <table:table-cell office:value-type="float" office:value="3304.550622" calcext:value-type="float">
            <text:p>3304.550622</text:p>
          </table:table-cell>
          <table:table-cell office:value-type="float" office:value="2994.34811" calcext:value-type="float">
            <text:p>2994.34811</text:p>
          </table:table-cell>
          <table:table-cell office:value-type="float" office:value="2328.061049" calcext:value-type="float">
            <text:p>2328.061049</text:p>
          </table:table-cell>
          <table:table-cell office:value-type="float" office:value="2502084.9" calcext:value-type="float">
            <text:p>2502084.9</text:p>
          </table:table-cell>
          <table:table-cell office:value-type="float" office:value="32902.6" calcext:value-type="float">
            <text:p>32902.6</text:p>
          </table:table-cell>
          <table:table-cell office:value-type="float" office:value="36262.1" calcext:value-type="float">
            <text:p>36262.1</text:p>
          </table:table-cell>
          <table:table-cell office:value-type="float" office:value="34.3282322" calcext:value-type="float">
            <text:p>34.3282322</text:p>
          </table:table-cell>
          <table:table-cell office:value-type="float" office:value="2.36318408" calcext:value-type="float">
            <text:p>2.36318408</text:p>
          </table:table-cell>
          <table:table-cell office:value-type="float" office:value="13.30647093" calcext:value-type="float">
            <text:p>13.30647093</text:p>
          </table:table-cell>
          <table:table-cell office:value-type="float" office:value="55.44362886" calcext:value-type="float">
            <text:p>55.44362886</text:p>
          </table:table-cell>
          <table:table-cell office:value-type="float" office:value="35.08015516" calcext:value-type="float">
            <text:p>35.08015516</text:p>
          </table:table-cell>
          <table:table-cell office:value-type="float" office:value="2.662928" calcext:value-type="float">
            <text:p>2.662928</text:p>
          </table:table-cell>
          <table:table-cell office:value-type="float" office:value="876.1633354" calcext:value-type="float">
            <text:p>876.1633354</text:p>
          </table:table-cell>
          <table:table-cell office:value-type="float" office:value="82.34567901" calcext:value-type="float">
            <text:p>82.34567901</text:p>
          </table:table-cell>
          <table:table-cell office:value-type="float" office:value="1.358549873" calcext:value-type="float">
            <text:p>1.358549873</text:p>
          </table:table-cell>
          <table:table-cell office:value-type="float" office:value="14.9857258" calcext:value-type="float">
            <text:p>14.9857258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4" calcext:value-type="float">
            <text:p>324</text:p>
          </table:table-cell>
          <table:table-cell office:value-type="float" office:value="1103691.568" calcext:value-type="float">
            <text:p>1103691.568</text:p>
          </table:table-cell>
          <table:table-cell office:value-type="float" office:value="3389.125559" calcext:value-type="float">
            <text:p>3389.125559</text:p>
          </table:table-cell>
          <table:table-cell office:value-type="float" office:value="2435.343159" calcext:value-type="float">
            <text:p>2435.343159</text:p>
          </table:table-cell>
          <table:table-cell office:value-type="float" office:value="2038.438849" calcext:value-type="float">
            <text:p>2038.438849</text:p>
          </table:table-cell>
          <table:table-cell office:value-type="float" office:value="2291751" calcext:value-type="float">
            <text:p>2291751</text:p>
          </table:table-cell>
          <table:table-cell office:value-type="float" office:value="20660.33333" calcext:value-type="float">
            <text:p>20660.33333</text:p>
          </table:table-cell>
          <table:table-cell office:value-type="float" office:value="21219.91667" calcext:value-type="float">
            <text:p>21219.91667</text:p>
          </table:table-cell>
          <table:table-cell office:value-type="float" office:value="53.42080161" calcext:value-type="float">
            <text:p>53.42080161</text:p>
          </table:table-cell>
          <table:table-cell office:value-type="float" office:value="9.473929236" calcext:value-type="float">
            <text:p>9.473929236</text:p>
          </table:table-cell>
          <table:table-cell office:value-type="float" office:value="32.62287254" calcext:value-type="float">
            <text:p>32.62287254</text:p>
          </table:table-cell>
          <table:table-cell office:value-type="float" office:value="65.24574509" calcext:value-type="float">
            <text:p>65.24574509</text:p>
          </table:table-cell>
          <table:table-cell office:value-type="float" office:value="38.76528598" calcext:value-type="float">
            <text:p>38.76528598</text:p>
          </table:table-cell>
          <table:table-cell office:value-type="float" office:value="10.543545" calcext:value-type="float">
            <text:p>10.543545</text:p>
          </table:table-cell>
          <table:table-cell office:value-type="float" office:value="2178.322245" calcext:value-type="float">
            <text:p>2178.322245</text:p>
          </table:table-cell>
          <table:table-cell office:value-type="float" office:value="89.0253288" calcext:value-type="float">
            <text:p>89.0253288</text:p>
          </table:table-cell>
          <table:table-cell office:value-type="float" office:value="0.144039458" calcext:value-type="float">
            <text:p>0.144039458</text:p>
          </table:table-cell>
          <table:table-cell office:value-type="float" office:value="21.16207176" calcext:value-type="float">
            <text:p>21.16207176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620" calcext:value-type="float">
            <text:p>620</text:p>
          </table:table-cell>
          <table:table-cell office:value-type="float" office:value="1102103.028" calcext:value-type="float">
            <text:p>1102103.028</text:p>
          </table:table-cell>
          <table:table-cell office:value-type="float" office:value="2753.941681" calcext:value-type="float">
            <text:p>2753.941681</text:p>
          </table:table-cell>
          <table:table-cell office:value-type="float" office:value="3344.119755" calcext:value-type="float">
            <text:p>3344.119755</text:p>
          </table:table-cell>
          <table:table-cell office:value-type="float" office:value="3730.771406" calcext:value-type="float">
            <text:p>3730.771406</text:p>
          </table:table-cell>
          <table:table-cell office:value-type="float" office:value="2673448.2" calcext:value-type="float">
            <text:p>2673448.2</text:p>
          </table:table-cell>
          <table:table-cell office:value-type="float" office:value="23822.61667" calcext:value-type="float">
            <text:p>23822.61667</text:p>
          </table:table-cell>
          <table:table-cell office:value-type="float" office:value="24754.15" calcext:value-type="float">
            <text:p>24754.15</text:p>
          </table:table-cell>
          <table:table-cell office:value-type="float" office:value="46.26288723" calcext:value-type="float">
            <text:p>46.26288723</text:p>
          </table:table-cell>
          <table:table-cell office:value-type="float" office:value="17.21360382" calcext:value-type="float">
            <text:p>17.21360382</text:p>
          </table:table-cell>
          <table:table-cell office:value-type="float" office:value="41.06603525" calcext:value-type="float">
            <text:p>41.06603525</text:p>
          </table:table-cell>
          <table:table-cell office:value-type="float" office:value="54.75471367" calcext:value-type="float">
            <text:p>54.75471367</text:p>
          </table:table-cell>
          <table:table-cell office:value-type="float" office:value="47.54106701" calcext:value-type="float">
            <text:p>47.54106701</text:p>
          </table:table-cell>
          <table:table-cell office:value-type="float" office:value="17.778917" calcext:value-type="float">
            <text:p>17.778917</text:p>
          </table:table-cell>
          <table:table-cell office:value-type="float" office:value="4235.399195" calcext:value-type="float">
            <text:p>4235.399195</text:p>
          </table:table-cell>
          <table:table-cell office:value-type="float" office:value="74.80329116" calcext:value-type="float">
            <text:p>74.80329116</text:p>
          </table:table-cell>
          <table:table-cell office:value-type="float" office:value="1.532026479" calcext:value-type="float">
            <text:p>1.532026479</text:p>
          </table:table-cell>
          <table:table-cell office:value-type="float" office:value="47.30482425" calcext:value-type="float">
            <text:p>47.30482425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1" calcext:value-type="float">
            <text:p>351</text:p>
          </table:table-cell>
          <table:table-cell office:value-type="float" office:value="1097873.959" calcext:value-type="float">
            <text:p>1097873.959</text:p>
          </table:table-cell>
          <table:table-cell office:value-type="float" office:value="3184.189234" calcext:value-type="float">
            <text:p>3184.189234</text:p>
          </table:table-cell>
          <table:table-cell office:value-type="float" office:value="2876.707828" calcext:value-type="float">
            <text:p>2876.707828</text:p>
          </table:table-cell>
          <table:table-cell office:value-type="float" office:value="2404.091203" calcext:value-type="float">
            <text:p>2404.091203</text:p>
          </table:table-cell>
          <table:table-cell office:value-type="float" office:value="6393870" calcext:value-type="float">
            <text:p>6393870</text:p>
          </table:table-cell>
          <table:table-cell office:value-type="float" office:value="55522.85" calcext:value-type="float">
            <text:p>55522.85</text:p>
          </table:table-cell>
          <table:table-cell office:value-type="float" office:value="59202.5" calcext:value-type="float">
            <text:p>59202.5</text:p>
          </table:table-cell>
          <table:table-cell office:value-type="float" office:value="19.77337185" calcext:value-type="float">
            <text:p>19.77337185</text:p>
          </table:table-cell>
          <table:table-cell office:value-type="float" office:value="0.067253607" calcext:value-type="float">
            <text:p>0.067253607</text:p>
          </table:table-cell>
          <table:table-cell office:value-type="float" office:value="24.12799332" calcext:value-type="float">
            <text:p>24.12799332</text:p>
          </table:table-cell>
          <table:table-cell office:value-type="float" office:value="28.38587449" calcext:value-type="float">
            <text:p>28.38587449</text:p>
          </table:table-cell>
          <table:table-cell office:value-type="float" office:value="20.26978113" calcext:value-type="float">
            <text:p>20.26978113</text:p>
          </table:table-cell>
          <table:table-cell office:value-type="float" office:value="0.074377" calcext:value-type="float">
            <text:p>0.074377</text:p>
          </table:table-cell>
          <table:table-cell office:value-type="float" office:value="41.25347755" calcext:value-type="float">
            <text:p>41.25347755</text:p>
          </table:table-cell>
          <table:table-cell office:value-type="float" office:value="80.35374761" calcext:value-type="float">
            <text:p>80.35374761</text:p>
          </table:table-cell>
          <table:table-cell office:value-type="float" office:value="1.165134017" calcext:value-type="float">
            <text:p>1.165134017</text:p>
          </table:table-cell>
          <table:table-cell office:value-type="float" office:value="49.03589638" calcext:value-type="float">
            <text:p>49.03589638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325" calcext:value-type="float">
            <text:p>325</text:p>
          </table:table-cell>
          <table:table-cell office:value-type="float" office:value="1095053.34" calcext:value-type="float">
            <text:p>1095053.34</text:p>
          </table:table-cell>
          <table:table-cell office:value-type="float" office:value="3420.579856" calcext:value-type="float">
            <text:p>3420.579856</text:p>
          </table:table-cell>
          <table:table-cell office:value-type="float" office:value="2264.740879" calcext:value-type="float">
            <text:p>2264.740879</text:p>
          </table:table-cell>
          <table:table-cell office:value-type="float" office:value="1987.886389" calcext:value-type="float">
            <text:p>1987.886389</text:p>
          </table:table-cell>
          <table:table-cell office:value-type="float" office:value="1608544.8" calcext:value-type="float">
            <text:p>1608544.8</text:p>
          </table:table-cell>
          <table:table-cell office:value-type="float" office:value="14385.5" calcext:value-type="float">
            <text:p>14385.5</text:p>
          </table:table-cell>
          <table:table-cell office:value-type="float" office:value="14893.93333" calcext:value-type="float">
            <text:p>14893.93333</text:p>
          </table:table-cell>
          <table:table-cell office:value-type="float" office:value="76.12202146" calcext:value-type="float">
            <text:p>76.12202146</text:p>
          </table:table-cell>
          <table:table-cell office:value-type="float" office:value="6.40518172" calcext:value-type="float">
            <text:p>6.40518172</text:p>
          </table:table-cell>
          <table:table-cell office:value-type="float" office:value="27.27268659" calcext:value-type="float">
            <text:p>27.27268659</text:p>
          </table:table-cell>
          <table:table-cell office:value-type="float" office:value="54.54537317" calcext:value-type="float">
            <text:p>54.54537317</text:p>
          </table:table-cell>
          <table:table-cell office:value-type="float" office:value="36.22315399" calcext:value-type="float">
            <text:p>36.22315399</text:p>
          </table:table-cell>
          <table:table-cell office:value-type="float" office:value="6.922637" calcext:value-type="float">
            <text:p>6.922637</text:p>
          </table:table-cell>
          <table:table-cell office:value-type="float" office:value="995.850623" calcext:value-type="float">
            <text:p>995.850623</text:p>
          </table:table-cell>
          <table:table-cell office:value-type="float" office:value="87.8398366" calcext:value-type="float">
            <text:p>87.8398366</text:p>
          </table:table-cell>
          <table:table-cell office:value-type="float" office:value="0.643522092" calcext:value-type="float">
            <text:p>0.643522092</text:p>
          </table:table-cell>
          <table:table-cell office:value-type="float" office:value="21.04904023" calcext:value-type="float">
            <text:p>21.04904023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312" calcext:value-type="float">
            <text:p>312</text:p>
          </table:table-cell>
          <table:table-cell office:value-type="float" office:value="1090613.32" calcext:value-type="float">
            <text:p>1090613.32</text:p>
          </table:table-cell>
          <table:table-cell office:value-type="float" office:value="3390.730536" calcext:value-type="float">
            <text:p>3390.730536</text:p>
          </table:table-cell>
          <table:table-cell office:value-type="float" office:value="2307.6141" calcext:value-type="float">
            <text:p>2307.6141</text:p>
          </table:table-cell>
          <table:table-cell office:value-type="float" office:value="1988.970772" calcext:value-type="float">
            <text:p>1988.970772</text:p>
          </table:table-cell>
          <table:table-cell office:value-type="float" office:value="1952681.4" calcext:value-type="float">
            <text:p>1952681.4</text:p>
          </table:table-cell>
          <table:table-cell office:value-type="float" office:value="17207.81667" calcext:value-type="float">
            <text:p>17207.81667</text:p>
          </table:table-cell>
          <table:table-cell office:value-type="float" office:value="18080.38333" calcext:value-type="float">
            <text:p>18080.38333</text:p>
          </table:table-cell>
          <table:table-cell office:value-type="float" office:value="63.37894816" calcext:value-type="float">
            <text:p>63.37894816</text:p>
          </table:table-cell>
          <table:table-cell office:value-type="float" office:value="15.87424301" calcext:value-type="float">
            <text:p>15.87424301</text:p>
          </table:table-cell>
          <table:table-cell office:value-type="float" office:value="30.20736102" calcext:value-type="float">
            <text:p>30.20736102</text:p>
          </table:table-cell>
          <table:table-cell office:value-type="float" office:value="60.41472205" calcext:value-type="float">
            <text:p>60.41472205</text:p>
          </table:table-cell>
          <table:table-cell office:value-type="float" office:value="38.24727882" calcext:value-type="float">
            <text:p>38.24727882</text:p>
          </table:table-cell>
          <table:table-cell office:value-type="float" office:value="18.019697" calcext:value-type="float">
            <text:p>18.019697</text:p>
          </table:table-cell>
          <table:table-cell office:value-type="float" office:value="3100.779732" calcext:value-type="float">
            <text:p>3100.779732</text:p>
          </table:table-cell>
          <table:table-cell office:value-type="float" office:value="86.50469737" calcext:value-type="float">
            <text:p>86.50469737</text:p>
          </table:table-cell>
          <table:table-cell office:value-type="float" office:value="0.382274963" calcext:value-type="float">
            <text:p>0.382274963</text:p>
          </table:table-cell>
          <table:table-cell office:value-type="float" office:value="25.83041159" calcext:value-type="float">
            <text:p>25.83041159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152" calcext:value-type="float">
            <text:p>152</text:p>
          </table:table-cell>
          <table:table-cell office:value-type="float" office:value="1088969.997" calcext:value-type="float">
            <text:p>1088969.997</text:p>
          </table:table-cell>
          <table:table-cell office:value-type="float" office:value="3556.911339" calcext:value-type="float">
            <text:p>3556.911339</text:p>
          </table:table-cell>
          <table:table-cell office:value-type="float" office:value="1979.544963" calcext:value-type="float">
            <text:p>1979.544963</text:p>
          </table:table-cell>
          <table:table-cell office:value-type="float" office:value="1577.266159" calcext:value-type="float">
            <text:p>1577.266159</text:p>
          </table:table-cell>
          <table:table-cell office:value-type="float" office:value="2367140.4" calcext:value-type="float">
            <text:p>2367140.4</text:p>
          </table:table-cell>
          <table:table-cell office:value-type="float" office:value="20894.93333" calcext:value-type="float">
            <text:p>20894.93333</text:p>
          </table:table-cell>
          <table:table-cell office:value-type="float" office:value="21917.96667" calcext:value-type="float">
            <text:p>21917.96667</text:p>
          </table:table-cell>
          <table:table-cell office:value-type="float" office:value="52.11646191" calcext:value-type="float">
            <text:p>52.11646191</text:p>
          </table:table-cell>
          <table:table-cell office:value-type="float" office:value="2.41836621" calcext:value-type="float">
            <text:p>2.41836621</text:p>
          </table:table-cell>
          <table:table-cell office:value-type="float" office:value="25.5741162" calcext:value-type="float">
            <text:p>25.5741162</text:p>
          </table:table-cell>
          <table:table-cell office:value-type="float" office:value="51.14823241" calcext:value-type="float">
            <text:p>51.14823241</text:p>
          </table:table-cell>
          <table:table-cell office:value-type="float" office:value="25.72250187" calcext:value-type="float">
            <text:p>25.72250187</text:p>
          </table:table-cell>
          <table:table-cell office:value-type="float" office:value="2.68994" calcext:value-type="float">
            <text:p>2.68994</text:p>
          </table:table-cell>
          <table:table-cell office:value-type="float" office:value="562.0528117" calcext:value-type="float">
            <text:p>562.0528117</text:p>
          </table:table-cell>
          <table:table-cell office:value-type="float" office:value="90.85741967" calcext:value-type="float">
            <text:p>90.85741967</text:p>
          </table:table-cell>
          <table:table-cell office:value-type="float" office:value="0.385560142" calcext:value-type="float">
            <text:p>0.385560142</text:p>
          </table:table-cell>
          <table:table-cell office:value-type="float" office:value="25.40811051" calcext:value-type="float">
            <text:p>25.40811051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16" calcext:value-type="float">
            <text:p>116</text:p>
          </table:table-cell>
          <table:table-cell office:value-type="float" office:value="1088790.024" calcext:value-type="float">
            <text:p>1088790.024</text:p>
          </table:table-cell>
          <table:table-cell office:value-type="float" office:value="3832.158704" calcext:value-type="float">
            <text:p>3832.158704</text:p>
          </table:table-cell>
          <table:table-cell office:value-type="float" office:value="1327.291608" calcext:value-type="float">
            <text:p>1327.291608</text:p>
          </table:table-cell>
          <table:table-cell office:value-type="float" office:value="933.8552486" calcext:value-type="float">
            <text:p>933.8552486</text:p>
          </table:table-cell>
          <table:table-cell office:value-type="float" office:value="3129564.6" calcext:value-type="float">
            <text:p>3129564.6</text:p>
          </table:table-cell>
          <table:table-cell office:value-type="float" office:value="26962.26667" calcext:value-type="float">
            <text:p>26962.26667</text:p>
          </table:table-cell>
          <table:table-cell office:value-type="float" office:value="28977.45" calcext:value-type="float">
            <text:p>28977.45</text:p>
          </table:table-cell>
          <table:table-cell office:value-type="float" office:value="40.38199152" calcext:value-type="float">
            <text:p>40.38199152</text:p>
          </table:table-cell>
          <table:table-cell office:value-type="float" office:value="4.143179256" calcext:value-type="float">
            <text:p>4.143179256</text:p>
          </table:table-cell>
          <table:table-cell office:value-type="float" office:value="26.84249148" calcext:value-type="float">
            <text:p>26.84249148</text:p>
          </table:table-cell>
          <table:table-cell office:value-type="float" office:value="53.68498297" calcext:value-type="float">
            <text:p>53.68498297</text:p>
          </table:table-cell>
          <table:table-cell office:value-type="float" office:value="27.32545932" calcext:value-type="float">
            <text:p>27.32545932</text:p>
          </table:table-cell>
          <table:table-cell office:value-type="float" office:value="4.67424" calcext:value-type="float">
            <text:p>4.67424</text:p>
          </table:table-cell>
          <table:table-cell office:value-type="float" office:value="1260.270269" calcext:value-type="float">
            <text:p>1260.270269</text:p>
          </table:table-cell>
          <table:table-cell office:value-type="float" office:value="88.23394907" calcext:value-type="float">
            <text:p>88.23394907</text:p>
          </table:table-cell>
          <table:table-cell office:value-type="float" office:value="0.910220743" calcext:value-type="float">
            <text:p>0.910220743</text:p>
          </table:table-cell>
          <table:table-cell office:value-type="float" office:value="26.05840515" calcext:value-type="float">
            <text:p>26.05840515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229" calcext:value-type="float">
            <text:p>229</text:p>
          </table:table-cell>
          <table:table-cell office:value-type="float" office:value="1084832.025" calcext:value-type="float">
            <text:p>1084832.025</text:p>
          </table:table-cell>
          <table:table-cell office:value-type="float" office:value="3261.814184" calcext:value-type="float">
            <text:p>3261.814184</text:p>
          </table:table-cell>
          <table:table-cell office:value-type="float" office:value="2733.431364" calcext:value-type="float">
            <text:p>2733.431364</text:p>
          </table:table-cell>
          <table:table-cell office:value-type="float" office:value="2061.273016" calcext:value-type="float">
            <text:p>2061.273016</text:p>
          </table:table-cell>
          <table:table-cell office:value-type="float" office:value="1951525.8" calcext:value-type="float">
            <text:p>1951525.8</text:p>
          </table:table-cell>
          <table:table-cell office:value-type="float" office:value="16316.15" calcext:value-type="float">
            <text:p>16316.15</text:p>
          </table:table-cell>
          <table:table-cell office:value-type="float" office:value="18069.68333" calcext:value-type="float">
            <text:p>18069.68333</text:p>
          </table:table-cell>
          <table:table-cell office:value-type="float" office:value="66.48823556" calcext:value-type="float">
            <text:p>66.48823556</text:p>
          </table:table-cell>
          <table:table-cell office:value-type="float" office:value="1.840614887" calcext:value-type="float">
            <text:p>1.840614887</text:p>
          </table:table-cell>
          <table:table-cell office:value-type="float" office:value="23.34119537" calcext:value-type="float">
            <text:p>23.34119537</text:p>
          </table:table-cell>
          <table:table-cell office:value-type="float" office:value="46.68239074" calcext:value-type="float">
            <text:p>46.68239074</text:p>
          </table:table-cell>
          <table:table-cell office:value-type="float" office:value="25.28945895" calcext:value-type="float">
            <text:p>25.28945895</text:p>
          </table:table-cell>
          <table:table-cell office:value-type="float" office:value="2.099879" calcext:value-type="float">
            <text:p>2.099879</text:p>
          </table:table-cell>
          <table:table-cell office:value-type="float" office:value="342.6065177" calcext:value-type="float">
            <text:p>342.6065177</text:p>
          </table:table-cell>
          <table:table-cell office:value-type="float" office:value="81.05695115" calcext:value-type="float">
            <text:p>81.05695115</text:p>
          </table:table-cell>
          <table:table-cell office:value-type="float" office:value="0.144227072" calcext:value-type="float">
            <text:p>0.144227072</text:p>
          </table:table-cell>
          <table:table-cell office:value-type="float" office:value="15.83643356" calcext:value-type="float">
            <text:p>15.83643356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341" calcext:value-type="float">
            <text:p>341</text:p>
          </table:table-cell>
          <table:table-cell office:value-type="float" office:value="1078325.135" calcext:value-type="float">
            <text:p>1078325.135</text:p>
          </table:table-cell>
          <table:table-cell office:value-type="float" office:value="3309.733853" calcext:value-type="float">
            <text:p>3309.733853</text:p>
          </table:table-cell>
          <table:table-cell office:value-type="float" office:value="2327.722691" calcext:value-type="float">
            <text:p>2327.722691</text:p>
          </table:table-cell>
          <table:table-cell office:value-type="float" office:value="2084.461632" calcext:value-type="float">
            <text:p>2084.461632</text:p>
          </table:table-cell>
          <table:table-cell office:value-type="float" office:value="1644012" calcext:value-type="float">
            <text:p>1644012</text:p>
          </table:table-cell>
          <table:table-cell office:value-type="float" office:value="14209.5" calcext:value-type="float">
            <text:p>14209.5</text:p>
          </table:table-cell>
          <table:table-cell office:value-type="float" office:value="15222.33333" calcext:value-type="float">
            <text:p>15222.33333</text:p>
          </table:table-cell>
          <table:table-cell office:value-type="float" office:value="75.88761994" calcext:value-type="float">
            <text:p>75.88761994</text:p>
          </table:table-cell>
          <table:table-cell office:value-type="float" office:value="5.033690052" calcext:value-type="float">
            <text:p>5.033690052</text:p>
          </table:table-cell>
          <table:table-cell office:value-type="float" office:value="31.09378881" calcext:value-type="float">
            <text:p>31.09378881</text:p>
          </table:table-cell>
          <table:table-cell office:value-type="float" office:value="62.18757762" calcext:value-type="float">
            <text:p>62.18757762</text:p>
          </table:table-cell>
          <table:table-cell office:value-type="float" office:value="33.28734292" calcext:value-type="float">
            <text:p>33.28734292</text:p>
          </table:table-cell>
          <table:table-cell office:value-type="float" office:value="5.716986" calcext:value-type="float">
            <text:p>5.716986</text:p>
          </table:table-cell>
          <table:table-cell office:value-type="float" office:value="812.3429055" calcext:value-type="float">
            <text:p>812.3429055</text:p>
          </table:table-cell>
          <table:table-cell office:value-type="float" office:value="86.59870614" calcext:value-type="float">
            <text:p>86.59870614</text:p>
          </table:table-cell>
          <table:table-cell office:value-type="float" office:value="0.610864801" calcext:value-type="float">
            <text:p>0.610864801</text:p>
          </table:table-cell>
          <table:table-cell office:value-type="float" office:value="23.5936905" calcext:value-type="float">
            <text:p>23.5936905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60" calcext:value-type="float">
            <text:p>160</text:p>
          </table:table-cell>
          <table:table-cell office:value-type="float" office:value="1069905.569" calcext:value-type="float">
            <text:p>1069905.569</text:p>
          </table:table-cell>
          <table:table-cell office:value-type="float" office:value="3234.972392" calcext:value-type="float">
            <text:p>3234.972392</text:p>
          </table:table-cell>
          <table:table-cell office:value-type="float" office:value="2534.689138" calcext:value-type="float">
            <text:p>2534.689138</text:p>
          </table:table-cell>
          <table:table-cell office:value-type="float" office:value="2034.252631" calcext:value-type="float">
            <text:p>2034.252631</text:p>
          </table:table-cell>
          <table:table-cell office:value-type="float" office:value="6819111" calcext:value-type="float">
            <text:p>6819111</text:p>
          </table:table-cell>
          <table:table-cell office:value-type="float" office:value="62392.01667" calcext:value-type="float">
            <text:p>62392.01667</text:p>
          </table:table-cell>
          <table:table-cell office:value-type="float" office:value="63139.91667" calcext:value-type="float">
            <text:p>63139.91667</text:p>
          </table:table-cell>
          <table:table-cell office:value-type="float" office:value="17.14811647" calcext:value-type="float">
            <text:p>17.14811647</text:p>
          </table:table-cell>
          <table:table-cell office:value-type="float" office:value="0.142653352" calcext:value-type="float">
            <text:p>0.142653352</text:p>
          </table:table-cell>
          <table:table-cell office:value-type="float" office:value="12.01420429" calcext:value-type="float">
            <text:p>12.01420429</text:p>
          </table:table-cell>
          <table:table-cell office:value-type="float" office:value="24.02840859" calcext:value-type="float">
            <text:p>24.02840859</text:p>
          </table:table-cell>
          <table:table-cell office:value-type="float" office:value="13.96860994" calcext:value-type="float">
            <text:p>13.96860994</text:p>
          </table:table-cell>
          <table:table-cell office:value-type="float" office:value="0.182259" calcext:value-type="float">
            <text:p>0.182259</text:p>
          </table:table-cell>
          <table:table-cell office:value-type="float" office:value="113.6782544" calcext:value-type="float">
            <text:p>113.6782544</text:p>
          </table:table-cell>
          <table:table-cell office:value-type="float" office:value="81.52175013" calcext:value-type="float">
            <text:p>81.52175013</text:p>
          </table:table-cell>
          <table:table-cell office:value-type="float" office:value="0.70329481" calcext:value-type="float">
            <text:p>0.70329481</text:p>
          </table:table-cell>
          <table:table-cell office:value-type="float" office:value="26.21564207" calcext:value-type="float">
            <text:p>26.21564207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342" calcext:value-type="float">
            <text:p>342</text:p>
          </table:table-cell>
          <table:table-cell office:value-type="float" office:value="1069102.564" calcext:value-type="float">
            <text:p>1069102.564</text:p>
          </table:table-cell>
          <table:table-cell office:value-type="float" office:value="3426.475321" calcext:value-type="float">
            <text:p>3426.475321</text:p>
          </table:table-cell>
          <table:table-cell office:value-type="float" office:value="2063.635714" calcext:value-type="float">
            <text:p>2063.635714</text:p>
          </table:table-cell>
          <table:table-cell office:value-type="float" office:value="1709.341839" calcext:value-type="float">
            <text:p>1709.341839</text:p>
          </table:table-cell>
          <table:table-cell office:value-type="float" office:value="2515993.2" calcext:value-type="float">
            <text:p>2515993.2</text:p>
          </table:table-cell>
          <table:table-cell office:value-type="float" office:value="21318.56667" calcext:value-type="float">
            <text:p>21318.56667</text:p>
          </table:table-cell>
          <table:table-cell office:value-type="float" office:value="23296.23333" calcext:value-type="float">
            <text:p>23296.23333</text:p>
          </table:table-cell>
          <table:table-cell office:value-type="float" office:value="50.14889514" calcext:value-type="float">
            <text:p>50.14889514</text:p>
          </table:table-cell>
          <table:table-cell office:value-type="float" office:value="5.507906727" calcext:value-type="float">
            <text:p>5.507906727</text:p>
          </table:table-cell>
          <table:table-cell office:value-type="float" office:value="30.42800255" calcext:value-type="float">
            <text:p>30.42800255</text:p>
          </table:table-cell>
          <table:table-cell office:value-type="float" office:value="60.85600509" calcext:value-type="float">
            <text:p>60.85600509</text:p>
          </table:table-cell>
          <table:table-cell office:value-type="float" office:value="26.4051629" calcext:value-type="float">
            <text:p>26.4051629</text:p>
          </table:table-cell>
          <table:table-cell office:value-type="float" office:value="6.222173" calcext:value-type="float">
            <text:p>6.222173</text:p>
          </table:table-cell>
          <table:table-cell office:value-type="float" office:value="1326.462537" calcext:value-type="float">
            <text:p>1326.462537</text:p>
          </table:table-cell>
          <table:table-cell office:value-type="float" office:value="67.79035771" calcext:value-type="float">
            <text:p>67.79035771</text:p>
          </table:table-cell>
          <table:table-cell office:value-type="float" office:value="0.634149557" calcext:value-type="float">
            <text:p>0.634149557</text:p>
          </table:table-cell>
          <table:table-cell office:value-type="float" office:value="29.1554933" calcext:value-type="float">
            <text:p>29.1554933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6" calcext:value-type="float">
            <text:p>26</text:p>
          </table:table-cell>
          <table:table-cell office:value-type="float" office:value="1056394.172" calcext:value-type="float">
            <text:p>1056394.172</text:p>
          </table:table-cell>
          <table:table-cell office:value-type="float" office:value="3350.999556" calcext:value-type="float">
            <text:p>3350.999556</text:p>
          </table:table-cell>
          <table:table-cell office:value-type="float" office:value="2216.368786" calcext:value-type="float">
            <text:p>2216.368786</text:p>
          </table:table-cell>
          <table:table-cell office:value-type="float" office:value="1613.582356" calcext:value-type="float">
            <text:p>1613.582356</text:p>
          </table:table-cell>
          <table:table-cell office:value-type="float" office:value="2951485.2" calcext:value-type="float">
            <text:p>2951485.2</text:p>
          </table:table-cell>
          <table:table-cell office:value-type="float" office:value="26218.3" calcext:value-type="float">
            <text:p>26218.3</text:p>
          </table:table-cell>
          <table:table-cell office:value-type="float" office:value="27328.56667" calcext:value-type="float">
            <text:p>27328.56667</text:p>
          </table:table-cell>
          <table:table-cell office:value-type="float" office:value="40.29224517" calcext:value-type="float">
            <text:p>40.29224517</text:p>
          </table:table-cell>
          <table:table-cell office:value-type="float" office:value="0.218998084" calcext:value-type="float">
            <text:p>0.218998084</text:p>
          </table:table-cell>
          <table:table-cell office:value-type="float" office:value="16.71888515" calcext:value-type="float">
            <text:p>16.71888515</text:p>
          </table:table-cell>
          <table:table-cell office:value-type="float" office:value="33.4377703" calcext:value-type="float">
            <text:p>33.4377703</text:p>
          </table:table-cell>
          <table:table-cell office:value-type="float" office:value="15.11771234" calcext:value-type="float">
            <text:p>15.11771234</text:p>
          </table:table-cell>
          <table:table-cell office:value-type="float" office:value="0.266439" calcext:value-type="float">
            <text:p>0.266439</text:p>
          </table:table-cell>
          <table:table-cell office:value-type="float" office:value="69.8455512" calcext:value-type="float">
            <text:p>69.8455512</text:p>
          </table:table-cell>
          <table:table-cell office:value-type="float" office:value="91.43121954" calcext:value-type="float">
            <text:p>91.43121954</text:p>
          </table:table-cell>
          <table:table-cell office:value-type="float" office:value="0.269431361" calcext:value-type="float">
            <text:p>0.269431361</text:p>
          </table:table-cell>
          <table:table-cell office:value-type="float" office:value="20.44284905" calcext:value-type="float">
            <text:p>20.44284905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301" calcext:value-type="float">
            <text:p>301</text:p>
          </table:table-cell>
          <table:table-cell office:value-type="float" office:value="1054844.669" calcext:value-type="float">
            <text:p>1054844.669</text:p>
          </table:table-cell>
          <table:table-cell office:value-type="float" office:value="3625.330509" calcext:value-type="float">
            <text:p>3625.330509</text:p>
          </table:table-cell>
          <table:table-cell office:value-type="float" office:value="1428.444277" calcext:value-type="float">
            <text:p>1428.444277</text:p>
          </table:table-cell>
          <table:table-cell office:value-type="float" office:value="1199.282329" calcext:value-type="float">
            <text:p>1199.282329</text:p>
          </table:table-cell>
          <table:table-cell office:value-type="float" office:value="2924380.8" calcext:value-type="float">
            <text:p>2924380.8</text:p>
          </table:table-cell>
          <table:table-cell office:value-type="float" office:value="26123.68333" calcext:value-type="float">
            <text:p>26123.68333</text:p>
          </table:table-cell>
          <table:table-cell office:value-type="float" office:value="27077.6" calcext:value-type="float">
            <text:p>27077.6</text:p>
          </table:table-cell>
          <table:table-cell office:value-type="float" office:value="40.37886449" calcext:value-type="float">
            <text:p>40.37886449</text:p>
          </table:table-cell>
          <table:table-cell office:value-type="float" office:value="13.87623895" calcext:value-type="float">
            <text:p>13.87623895</text:p>
          </table:table-cell>
          <table:table-cell office:value-type="float" office:value="33.08845884" calcext:value-type="float">
            <text:p>33.08845884</text:p>
          </table:table-cell>
          <table:table-cell office:value-type="float" office:value="66.17691769" calcext:value-type="float">
            <text:p>66.17691769</text:p>
          </table:table-cell>
          <table:table-cell office:value-type="float" office:value="48.18636046" calcext:value-type="float">
            <text:p>48.18636046</text:p>
          </table:table-cell>
          <table:table-cell office:value-type="float" office:value="15.041881" calcext:value-type="float">
            <text:p>15.041881</text:p>
          </table:table-cell>
          <table:table-cell office:value-type="float" office:value="3929.4722" calcext:value-type="float">
            <text:p>3929.4722</text:p>
          </table:table-cell>
          <table:table-cell office:value-type="float" office:value="71.02533172" calcext:value-type="float">
            <text:p>71.02533172</text:p>
          </table:table-cell>
          <table:table-cell office:value-type="float" office:value="0.889803143" calcext:value-type="float">
            <text:p>0.889803143</text:p>
          </table:table-cell>
          <table:table-cell office:value-type="float" office:value="35.32202273" calcext:value-type="float">
            <text:p>35.32202273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701" calcext:value-type="float">
            <text:p>701</text:p>
          </table:table-cell>
          <table:table-cell office:value-type="float" office:value="1043381.719" calcext:value-type="float">
            <text:p>1043381.719</text:p>
          </table:table-cell>
          <table:table-cell office:value-type="float" office:value="3118.268794" calcext:value-type="float">
            <text:p>3118.268794</text:p>
          </table:table-cell>
          <table:table-cell office:value-type="float" office:value="2558.190142" calcext:value-type="float">
            <text:p>2558.190142</text:p>
          </table:table-cell>
          <table:table-cell office:value-type="float" office:value="2059.199423" calcext:value-type="float">
            <text:p>2059.199423</text:p>
          </table:table-cell>
          <table:table-cell office:value-type="float" office:value="6265299.6" calcext:value-type="float">
            <text:p>6265299.6</text:p>
          </table:table-cell>
          <table:table-cell office:value-type="float" office:value="54961.13333" calcext:value-type="float">
            <text:p>54961.13333</text:p>
          </table:table-cell>
          <table:table-cell office:value-type="float" office:value="58012.03333" calcext:value-type="float">
            <text:p>58012.03333</text:p>
          </table:table-cell>
          <table:table-cell office:value-type="float" office:value="18.98399206" calcext:value-type="float">
            <text:p>18.98399206</text:p>
          </table:table-cell>
          <table:table-cell office:value-type="float" office:value="0.570835496" calcext:value-type="float">
            <text:p>0.570835496</text:p>
          </table:table-cell>
          <table:table-cell office:value-type="float" office:value="14.88483467" calcext:value-type="float">
            <text:p>14.88483467</text:p>
          </table:table-cell>
          <table:table-cell office:value-type="float" office:value="28.84351823" calcext:value-type="float">
            <text:p>28.84351823</text:p>
          </table:table-cell>
          <table:table-cell office:value-type="float" office:value="17.77632322" calcext:value-type="float">
            <text:p>17.77632322</text:p>
          </table:table-cell>
          <table:table-cell office:value-type="float" office:value="0.505419" calcext:value-type="float">
            <text:p>0.505419</text:p>
          </table:table-cell>
          <table:table-cell office:value-type="float" office:value="277.7735679" calcext:value-type="float">
            <text:p>277.7735679</text:p>
          </table:table-cell>
          <table:table-cell office:value-type="float" office:value="79.52299346" calcext:value-type="float">
            <text:p>79.52299346</text:p>
          </table:table-cell>
          <table:table-cell office:value-type="float" office:value="1.429032266" calcext:value-type="float">
            <text:p>1.429032266</text:p>
          </table:table-cell>
          <table:table-cell office:value-type="float" office:value="28.56281776" calcext:value-type="float">
            <text:p>28.56281776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402" calcext:value-type="float">
            <text:p>402</text:p>
          </table:table-cell>
          <table:table-cell office:value-type="float" office:value="1042956.04" calcext:value-type="float">
            <text:p>1042956.04</text:p>
          </table:table-cell>
          <table:table-cell office:value-type="float" office:value="3347.370942" calcext:value-type="float">
            <text:p>3347.370942</text:p>
          </table:table-cell>
          <table:table-cell office:value-type="float" office:value="2014.542215" calcext:value-type="float">
            <text:p>2014.542215</text:p>
          </table:table-cell>
          <table:table-cell office:value-type="float" office:value="1645.477813" calcext:value-type="float">
            <text:p>1645.477813</text:p>
          </table:table-cell>
          <table:table-cell office:value-type="float" office:value="2455300.89" calcext:value-type="float">
            <text:p>2455300.89</text:p>
          </table:table-cell>
          <table:table-cell office:value-type="float" office:value="21571.08417" calcext:value-type="float">
            <text:p>21571.08417</text:p>
          </table:table-cell>
          <table:table-cell office:value-type="float" office:value="22734.2675" calcext:value-type="float">
            <text:p>22734.2675</text:p>
          </table:table-cell>
          <table:table-cell office:value-type="float" office:value="48.34972742" calcext:value-type="float">
            <text:p>48.34972742</text:p>
          </table:table-cell>
          <table:table-cell office:value-type="float" office:value="1.141552511" calcext:value-type="float">
            <text:p>1.141552511</text:p>
          </table:table-cell>
          <table:table-cell office:value-type="float" office:value="21.98038999" calcext:value-type="float">
            <text:p>21.98038999</text:p>
          </table:table-cell>
          <table:table-cell office:value-type="float" office:value="43.96077998" calcext:value-type="float">
            <text:p>43.96077998</text:p>
          </table:table-cell>
          <table:table-cell office:value-type="float" office:value="22.01315455" calcext:value-type="float">
            <text:p>22.01315455</text:p>
          </table:table-cell>
          <table:table-cell office:value-type="float" office:value="1.323265" calcext:value-type="float">
            <text:p>1.323265</text:p>
          </table:table-cell>
          <table:table-cell office:value-type="float" office:value="285.4285857" calcext:value-type="float">
            <text:p>285.4285857</text:p>
          </table:table-cell>
          <table:table-cell office:value-type="float" office:value="76.41954701" calcext:value-type="float">
            <text:p>76.41954701</text:p>
          </table:table-cell>
          <table:table-cell office:value-type="float" office:value="0.549283218" calcext:value-type="float">
            <text:p>0.549283218</text:p>
          </table:table-cell>
          <table:table-cell office:value-type="float" office:value="22.86878416" calcext:value-type="float">
            <text:p>22.86878416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337" calcext:value-type="float">
            <text:p>337</text:p>
          </table:table-cell>
          <table:table-cell office:value-type="float" office:value="1032586.303" calcext:value-type="float">
            <text:p>1032586.303</text:p>
          </table:table-cell>
          <table:table-cell office:value-type="float" office:value="3453.047449" calcext:value-type="float">
            <text:p>3453.047449</text:p>
          </table:table-cell>
          <table:table-cell office:value-type="float" office:value="1697.844092" calcext:value-type="float">
            <text:p>1697.844092</text:p>
          </table:table-cell>
          <table:table-cell office:value-type="float" office:value="1307.157296" calcext:value-type="float">
            <text:p>1307.157296</text:p>
          </table:table-cell>
          <table:table-cell office:value-type="float" office:value="2079708.3" calcext:value-type="float">
            <text:p>2079708.3</text:p>
          </table:table-cell>
          <table:table-cell office:value-type="float" office:value="20440" calcext:value-type="float">
            <text:p>20440</text:p>
          </table:table-cell>
          <table:table-cell office:value-type="float" office:value="21431.56667" calcext:value-type="float">
            <text:p>21431.56667</text:p>
          </table:table-cell>
          <table:table-cell office:value-type="float" office:value="50.51792087" calcext:value-type="float">
            <text:p>50.51792087</text:p>
          </table:table-cell>
          <table:table-cell office:value-type="float" office:value="2.859960552" calcext:value-type="float">
            <text:p>2.859960552</text:p>
          </table:table-cell>
          <table:table-cell office:value-type="float" office:value="17.44226079" calcext:value-type="float">
            <text:p>17.44226079</text:p>
          </table:table-cell>
          <table:table-cell office:value-type="float" office:value="41.31921238" calcext:value-type="float">
            <text:p>41.31921238</text:p>
          </table:table-cell>
          <table:table-cell office:value-type="float" office:value="27.59541446" calcext:value-type="float">
            <text:p>27.59541446</text:p>
          </table:table-cell>
          <table:table-cell office:value-type="float" office:value="3.400198" calcext:value-type="float">
            <text:p>3.400198</text:p>
          </table:table-cell>
          <table:table-cell office:value-type="float" office:value="694.98044" calcext:value-type="float">
            <text:p>694.98044</text:p>
          </table:table-cell>
          <table:table-cell office:value-type="float" office:value="80.84254413" calcext:value-type="float">
            <text:p>80.84254413</text:p>
          </table:table-cell>
          <table:table-cell office:value-type="float" office:value="1.611636666" calcext:value-type="float">
            <text:p>1.611636666</text:p>
          </table:table-cell>
          <table:table-cell office:value-type="float" office:value="26.73839081" calcext:value-type="float">
            <text:p>26.73839081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375" calcext:value-type="float">
            <text:p>375</text:p>
          </table:table-cell>
          <table:table-cell office:value-type="float" office:value="1023012.89" calcext:value-type="float">
            <text:p>1023012.89</text:p>
          </table:table-cell>
          <table:table-cell office:value-type="float" office:value="2755.105517" calcext:value-type="float">
            <text:p>2755.105517</text:p>
          </table:table-cell>
          <table:table-cell office:value-type="float" office:value="3200.443402" calcext:value-type="float">
            <text:p>3200.443402</text:p>
          </table:table-cell>
          <table:table-cell office:value-type="float" office:value="2690.041956" calcext:value-type="float">
            <text:p>2690.041956</text:p>
          </table:table-cell>
          <table:table-cell office:value-type="float" office:value="2379713.4" calcext:value-type="float">
            <text:p>2379713.4</text:p>
          </table:table-cell>
          <table:table-cell office:value-type="float" office:value="20925.53333" calcext:value-type="float">
            <text:p>20925.53333</text:p>
          </table:table-cell>
          <table:table-cell office:value-type="float" office:value="22034.38333" calcext:value-type="float">
            <text:p>22034.38333</text:p>
          </table:table-cell>
          <table:table-cell office:value-type="float" office:value="48.88825884" calcext:value-type="float">
            <text:p>48.88825884</text:p>
          </table:table-cell>
          <table:table-cell office:value-type="float" office:value="2.396298133" calcext:value-type="float">
            <text:p>2.396298133</text:p>
          </table:table-cell>
          <table:table-cell office:value-type="float" office:value="27.80046649" calcext:value-type="float">
            <text:p>27.80046649</text:p>
          </table:table-cell>
          <table:table-cell office:value-type="float" office:value="55.60093297" calcext:value-type="float">
            <text:p>55.60093297</text:p>
          </table:table-cell>
          <table:table-cell office:value-type="float" office:value="30.06216131" calcext:value-type="float">
            <text:p>30.06216131</text:p>
          </table:table-cell>
          <table:table-cell office:value-type="float" office:value="2.791828" calcext:value-type="float">
            <text:p>2.791828</text:p>
          </table:table-cell>
          <table:table-cell office:value-type="float" office:value="584.1990396" calcext:value-type="float">
            <text:p>584.1990396</text:p>
          </table:table-cell>
          <table:table-cell office:value-type="float" office:value="73.30952841" calcext:value-type="float">
            <text:p>73.30952841</text:p>
          </table:table-cell>
          <table:table-cell office:value-type="float" office:value="0.258496237" calcext:value-type="float">
            <text:p>0.258496237</text:p>
          </table:table-cell>
          <table:table-cell office:value-type="float" office:value="26.43630104" calcext:value-type="float">
            <text:p>26.43630104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8" calcext:value-type="float">
            <text:p>408</text:p>
          </table:table-cell>
          <table:table-cell office:value-type="float" office:value="1018729.546" calcext:value-type="float">
            <text:p>1018729.546</text:p>
          </table:table-cell>
          <table:table-cell office:value-type="float" office:value="3244.665418" calcext:value-type="float">
            <text:p>3244.665418</text:p>
          </table:table-cell>
          <table:table-cell office:value-type="float" office:value="2052.969724" calcext:value-type="float">
            <text:p>2052.969724</text:p>
          </table:table-cell>
          <table:table-cell office:value-type="float" office:value="1573.614521" calcext:value-type="float">
            <text:p>1573.614521</text:p>
          </table:table-cell>
          <table:table-cell office:value-type="float" office:value="2865999.6" calcext:value-type="float">
            <text:p>2865999.6</text:p>
          </table:table-cell>
          <table:table-cell office:value-type="float" office:value="25847.81667" calcext:value-type="float">
            <text:p>25847.81667</text:p>
          </table:table-cell>
          <table:table-cell office:value-type="float" office:value="26537.03333" calcext:value-type="float">
            <text:p>26537.03333</text:p>
          </table:table-cell>
          <table:table-cell office:value-type="float" office:value="39.41259562" calcext:value-type="float">
            <text:p>39.41259562</text:p>
          </table:table-cell>
          <table:table-cell office:value-type="float" office:value="2.199567069" calcext:value-type="float">
            <text:p>2.199567069</text:p>
          </table:table-cell>
          <table:table-cell office:value-type="float" office:value="23.05429113" calcext:value-type="float">
            <text:p>23.05429113</text:p>
          </table:table-cell>
          <table:table-cell office:value-type="float" office:value="46.10858227" calcext:value-type="float">
            <text:p>46.10858227</text:p>
          </table:table-cell>
          <table:table-cell office:value-type="float" office:value="22.60300983" calcext:value-type="float">
            <text:p>22.60300983</text:p>
          </table:table-cell>
          <table:table-cell office:value-type="float" office:value="2.702166" calcext:value-type="float">
            <text:p>2.702166</text:p>
          </table:table-cell>
          <table:table-cell office:value-type="float" office:value="698.4338542" calcext:value-type="float">
            <text:p>698.4338542</text:p>
          </table:table-cell>
          <table:table-cell office:value-type="float" office:value="86.56220867" calcext:value-type="float">
            <text:p>86.56220867</text:p>
          </table:table-cell>
          <table:table-cell office:value-type="float" office:value="1.044989375" calcext:value-type="float">
            <text:p>1.044989375</text:p>
          </table:table-cell>
          <table:table-cell office:value-type="float" office:value="23.933071" calcext:value-type="float">
            <text:p>23.933071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1" calcext:value-type="float">
            <text:p>401</text:p>
          </table:table-cell>
          <table:table-cell office:value-type="float" office:value="1005163.339" calcext:value-type="float">
            <text:p>1005163.339</text:p>
          </table:table-cell>
          <table:table-cell office:value-type="float" office:value="3087.696515" calcext:value-type="float">
            <text:p>3087.696515</text:p>
          </table:table-cell>
          <table:table-cell office:value-type="float" office:value="2295.999477" calcext:value-type="float">
            <text:p>2295.999477</text:p>
          </table:table-cell>
          <table:table-cell office:value-type="float" office:value="1786.4442" calcext:value-type="float">
            <text:p>1786.4442</text:p>
          </table:table-cell>
          <table:table-cell office:value-type="float" office:value="3171735" calcext:value-type="float">
            <text:p>3171735</text:p>
          </table:table-cell>
          <table:table-cell office:value-type="float" office:value="28505.73333" calcext:value-type="float">
            <text:p>28505.73333</text:p>
          </table:table-cell>
          <table:table-cell office:value-type="float" office:value="29367.91667" calcext:value-type="float">
            <text:p>29367.91667</text:p>
          </table:table-cell>
          <table:table-cell office:value-type="float" office:value="35.26179547" calcext:value-type="float">
            <text:p>35.26179547</text:p>
          </table:table-cell>
          <table:table-cell office:value-type="float" office:value="2.445074415" calcext:value-type="float">
            <text:p>2.445074415</text:p>
          </table:table-cell>
          <table:table-cell office:value-type="float" office:value="21.74460411" calcext:value-type="float">
            <text:p>21.74460411</text:p>
          </table:table-cell>
          <table:table-cell office:value-type="float" office:value="43.48920821" calcext:value-type="float">
            <text:p>43.48920821</text:p>
          </table:table-cell>
          <table:table-cell office:value-type="float" office:value="23.40891872" calcext:value-type="float">
            <text:p>23.40891872</text:p>
          </table:table-cell>
          <table:table-cell office:value-type="float" office:value="3.063067" calcext:value-type="float">
            <text:p>3.063067</text:p>
          </table:table-cell>
          <table:table-cell office:value-type="float" office:value="873.130612" calcext:value-type="float">
            <text:p>873.130612</text:p>
          </table:table-cell>
          <table:table-cell office:value-type="float" office:value="82.89144992" calcext:value-type="float">
            <text:p>82.89144992</text:p>
          </table:table-cell>
          <table:table-cell office:value-type="float" office:value="0.223785791" calcext:value-type="float">
            <text:p>0.223785791</text:p>
          </table:table-cell>
          <table:table-cell office:value-type="float" office:value="23.69226733" calcext:value-type="float">
            <text:p>23.69226733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116" calcext:value-type="float">
            <text:p>116</text:p>
          </table:table-cell>
          <table:table-cell office:value-type="float" office:value="1004543.481" calcext:value-type="float">
            <text:p>1004543.481</text:p>
          </table:table-cell>
          <table:table-cell office:value-type="float" office:value="3697.75503" calcext:value-type="float">
            <text:p>3697.75503</text:p>
          </table:table-cell>
          <table:table-cell office:value-type="float" office:value="786.3118132" calcext:value-type="float">
            <text:p>786.3118132</text:p>
          </table:table-cell>
          <table:table-cell office:value-type="float" office:value="599.7946032" calcext:value-type="float">
            <text:p>599.7946032</text:p>
          </table:table-cell>
          <table:table-cell office:value-type="float" office:value="2134928" calcext:value-type="float">
            <text:p>2134928</text:p>
          </table:table-cell>
          <table:table-cell office:value-type="float" office:value="19992.1" calcext:value-type="float">
            <text:p>19992.1</text:p>
          </table:table-cell>
          <table:table-cell office:value-type="float" office:value="21515.31667" calcext:value-type="float">
            <text:p>21515.31667</text:p>
          </table:table-cell>
          <table:table-cell office:value-type="float" office:value="50.24702164" calcext:value-type="float">
            <text:p>50.24702164</text:p>
          </table:table-cell>
          <table:table-cell office:value-type="float" office:value="21.88740079" calcext:value-type="float">
            <text:p>21.88740079</text:p>
          </table:table-cell>
          <table:table-cell office:value-type="float" office:value="28.09012939" calcext:value-type="float">
            <text:p>28.09012939</text:p>
          </table:table-cell>
          <table:table-cell office:value-type="float" office:value="60.3580555" calcext:value-type="float">
            <text:p>60.3580555</text:p>
          </table:table-cell>
          <table:table-cell office:value-type="float" office:value="31.54798792" calcext:value-type="float">
            <text:p>31.54798792</text:p>
          </table:table-cell>
          <table:table-cell office:value-type="float" office:value="24.738432" calcext:value-type="float">
            <text:p>24.738432</text:p>
          </table:table-cell>
          <table:table-cell office:value-type="float" office:value="4945.725666" calcext:value-type="float">
            <text:p>4945.725666</text:p>
          </table:table-cell>
          <table:table-cell office:value-type="float" office:value="87.22855952" calcext:value-type="float">
            <text:p>87.22855952</text:p>
          </table:table-cell>
          <table:table-cell office:value-type="float" office:value="0.201244966" calcext:value-type="float">
            <text:p>0.201244966</text:p>
          </table:table-cell>
          <table:table-cell office:value-type="float" office:value="25.97940571" calcext:value-type="float">
            <text:p>25.97940571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402" calcext:value-type="float">
            <text:p>402</text:p>
          </table:table-cell>
          <table:table-cell office:value-type="float" office:value="995458.9" calcext:value-type="float">
            <text:p>995458.9</text:p>
          </table:table-cell>
          <table:table-cell office:value-type="float" office:value="3208.491259" calcext:value-type="float">
            <text:p>3208.491259</text:p>
          </table:table-cell>
          <table:table-cell office:value-type="float" office:value="1903.366249" calcext:value-type="float">
            <text:p>1903.366249</text:p>
          </table:table-cell>
          <table:table-cell office:value-type="float" office:value="1499.751268" calcext:value-type="float">
            <text:p>1499.751268</text:p>
          </table:table-cell>
          <table:table-cell office:value-type="float" office:value="2434758.03" calcext:value-type="float">
            <text:p>2434758.03</text:p>
          </table:table-cell>
          <table:table-cell office:value-type="float" office:value="21369.1225" calcext:value-type="float">
            <text:p>21369.1225</text:p>
          </table:table-cell>
          <table:table-cell office:value-type="float" office:value="22544.05583" calcext:value-type="float">
            <text:p>22544.05583</text:p>
          </table:table-cell>
          <table:table-cell office:value-type="float" office:value="46.58398584" calcext:value-type="float">
            <text:p>46.58398584</text:p>
          </table:table-cell>
          <table:table-cell office:value-type="float" office:value="1.126932821" calcext:value-type="float">
            <text:p>1.126932821</text:p>
          </table:table-cell>
          <table:table-cell office:value-type="float" office:value="20.63225106" calcext:value-type="float">
            <text:p>20.63225106</text:p>
          </table:table-cell>
          <table:table-cell office:value-type="float" office:value="41.26450212" calcext:value-type="float">
            <text:p>41.26450212</text:p>
          </table:table-cell>
          <table:table-cell office:value-type="float" office:value="20.07954543" calcext:value-type="float">
            <text:p>20.07954543</text:p>
          </table:table-cell>
          <table:table-cell office:value-type="float" office:value="1.205153" calcext:value-type="float">
            <text:p>1.205153</text:p>
          </table:table-cell>
          <table:table-cell office:value-type="float" office:value="257.5192952" calcext:value-type="float">
            <text:p>257.5192952</text:p>
          </table:table-cell>
          <table:table-cell office:value-type="float" office:value="75.68421508" calcext:value-type="float">
            <text:p>75.68421508</text:p>
          </table:table-cell>
          <table:table-cell office:value-type="float" office:value="0.393738754" calcext:value-type="float">
            <text:p>0.393738754</text:p>
          </table:table-cell>
          <table:table-cell office:value-type="float" office:value="23.02514523" calcext:value-type="float">
            <text:p>23.02514523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0" calcext:value-type="float">
            <text:p>340</text:p>
          </table:table-cell>
          <table:table-cell office:value-type="float" office:value="991429.5365" calcext:value-type="float">
            <text:p>991429.5365</text:p>
          </table:table-cell>
          <table:table-cell office:value-type="float" office:value="3068.449273" calcext:value-type="float">
            <text:p>3068.449273</text:p>
          </table:table-cell>
          <table:table-cell office:value-type="float" office:value="2218.528844" calcext:value-type="float">
            <text:p>2218.528844</text:p>
          </table:table-cell>
          <table:table-cell office:value-type="float" office:value="1707.826921" calcext:value-type="float">
            <text:p>1707.826921</text:p>
          </table:table-cell>
          <table:table-cell office:value-type="float" office:value="2831871.6" calcext:value-type="float">
            <text:p>2831871.6</text:p>
          </table:table-cell>
          <table:table-cell office:value-type="float" office:value="24223.56667" calcext:value-type="float">
            <text:p>24223.56667</text:p>
          </table:table-cell>
          <table:table-cell office:value-type="float" office:value="26221.03333" calcext:value-type="float">
            <text:p>26221.03333</text:p>
          </table:table-cell>
          <table:table-cell office:value-type="float" office:value="40.92830549" calcext:value-type="float">
            <text:p>40.92830549</text:p>
          </table:table-cell>
          <table:table-cell office:value-type="float" office:value="0.173928168" calcext:value-type="float">
            <text:p>0.173928168</text:p>
          </table:table-cell>
          <table:table-cell office:value-type="float" office:value="28.3135993" calcext:value-type="float">
            <text:p>28.3135993</text:p>
          </table:table-cell>
          <table:table-cell office:value-type="float" office:value="33.31011682" calcext:value-type="float">
            <text:p>33.31011682</text:p>
          </table:table-cell>
          <table:table-cell office:value-type="float" office:value="28.38216065" calcext:value-type="float">
            <text:p>28.38216065</text:p>
          </table:table-cell>
          <table:table-cell office:value-type="float" office:value="0.248661" calcext:value-type="float">
            <text:p>0.248661</text:p>
          </table:table-cell>
          <table:table-cell office:value-type="float" office:value="60.21978673" calcext:value-type="float">
            <text:p>60.21978673</text:p>
          </table:table-cell>
          <table:table-cell office:value-type="float" office:value="91.66053213" calcext:value-type="float">
            <text:p>91.66053213</text:p>
          </table:table-cell>
          <table:table-cell office:value-type="float" office:value="0.658310803" calcext:value-type="float">
            <text:p>0.658310803</text:p>
          </table:table-cell>
          <table:table-cell office:value-type="float" office:value="37.77836354" calcext:value-type="float">
            <text:p>37.77836354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7" calcext:value-type="float">
            <text:p>27</text:p>
          </table:table-cell>
          <table:table-cell office:value-type="float" office:value="985761.2734" calcext:value-type="float">
            <text:p>985761.2734</text:p>
          </table:table-cell>
          <table:table-cell office:value-type="float" office:value="2993.76315" calcext:value-type="float">
            <text:p>2993.76315</text:p>
          </table:table-cell>
          <table:table-cell office:value-type="float" office:value="2441.735811" calcext:value-type="float">
            <text:p>2441.735811</text:p>
          </table:table-cell>
          <table:table-cell office:value-type="float" office:value="1731.555817" calcext:value-type="float">
            <text:p>1731.555817</text:p>
          </table:table-cell>
          <table:table-cell office:value-type="float" office:value="2093617.8" calcext:value-type="float">
            <text:p>2093617.8</text:p>
          </table:table-cell>
          <table:table-cell office:value-type="float" office:value="18947.65" calcext:value-type="float">
            <text:p>18947.65</text:p>
          </table:table-cell>
          <table:table-cell office:value-type="float" office:value="19385.35" calcext:value-type="float">
            <text:p>19385.35</text:p>
          </table:table-cell>
          <table:table-cell office:value-type="float" office:value="52.02551627" calcext:value-type="float">
            <text:p>52.02551627</text:p>
          </table:table-cell>
          <table:table-cell office:value-type="float" office:value="0.16541077" calcext:value-type="float">
            <text:p>0.16541077</text:p>
          </table:table-cell>
          <table:table-cell office:value-type="float" office:value="16.06891635" calcext:value-type="float">
            <text:p>16.06891635</text:p>
          </table:table-cell>
          <table:table-cell office:value-type="float" office:value="32.13783271" calcext:value-type="float">
            <text:p>32.13783271</text:p>
          </table:table-cell>
          <table:table-cell office:value-type="float" office:value="20.80457237" calcext:value-type="float">
            <text:p>20.80457237</text:p>
          </table:table-cell>
          <table:table-cell office:value-type="float" office:value="0.185765" calcext:value-type="float">
            <text:p>0.185765</text:p>
          </table:table-cell>
          <table:table-cell office:value-type="float" office:value="35.18578605" calcext:value-type="float">
            <text:p>35.18578605</text:p>
          </table:table-cell>
          <table:table-cell office:value-type="float" office:value="87.99916713" calcext:value-type="float">
            <text:p>87.99916713</text:p>
          </table:table-cell>
          <table:table-cell office:value-type="float" office:value="0.407256049" calcext:value-type="float">
            <text:p>0.407256049</text:p>
          </table:table-cell>
          <table:table-cell office:value-type="float" office:value="16.6910253" calcext:value-type="float">
            <text:p>16.6910253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7" calcext:value-type="float">
            <text:p>407</text:p>
          </table:table-cell>
          <table:table-cell office:value-type="float" office:value="975984.9636" calcext:value-type="float">
            <text:p>975984.9636</text:p>
          </table:table-cell>
          <table:table-cell office:value-type="float" office:value="3153.185995" calcext:value-type="float">
            <text:p>3153.185995</text:p>
          </table:table-cell>
          <table:table-cell office:value-type="float" office:value="1715.29507" calcext:value-type="float">
            <text:p>1715.29507</text:p>
          </table:table-cell>
          <table:table-cell office:value-type="float" office:value="1537.740891" calcext:value-type="float">
            <text:p>1537.740891</text:p>
          </table:table-cell>
          <table:table-cell office:value-type="float" office:value="3605709.6" calcext:value-type="float">
            <text:p>3605709.6</text:p>
          </table:table-cell>
          <table:table-cell office:value-type="float" office:value="31636.88333" calcext:value-type="float">
            <text:p>31636.88333</text:p>
          </table:table-cell>
          <table:table-cell office:value-type="float" office:value="33386.2" calcext:value-type="float">
            <text:p>33386.2</text:p>
          </table:table-cell>
          <table:table-cell office:value-type="float" office:value="30.84959265" calcext:value-type="float">
            <text:p>30.84959265</text:p>
          </table:table-cell>
          <table:table-cell office:value-type="float" office:value="0.298079046" calcext:value-type="float">
            <text:p>0.298079046</text:p>
          </table:table-cell>
          <table:table-cell office:value-type="float" office:value="19.48098322" calcext:value-type="float">
            <text:p>19.48098322</text:p>
          </table:table-cell>
          <table:table-cell office:value-type="float" office:value="38.96196643" calcext:value-type="float">
            <text:p>38.96196643</text:p>
          </table:table-cell>
          <table:table-cell office:value-type="float" office:value="19.48101421" calcext:value-type="float">
            <text:p>19.48101421</text:p>
          </table:table-cell>
          <table:table-cell office:value-type="float" office:value="0.431418" calcext:value-type="float">
            <text:p>0.431418</text:p>
          </table:table-cell>
          <table:table-cell office:value-type="float" office:value="136.4815147" calcext:value-type="float">
            <text:p>136.4815147</text:p>
          </table:table-cell>
          <table:table-cell office:value-type="float" office:value="84.73566373" calcext:value-type="float">
            <text:p>84.73566373</text:p>
          </table:table-cell>
          <table:table-cell office:value-type="float" office:value="0.33397555" calcext:value-type="float">
            <text:p>0.33397555</text:p>
          </table:table-cell>
          <table:table-cell office:value-type="float" office:value="23.48644142" calcext:value-type="float">
            <text:p>23.48644142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620" calcext:value-type="float">
            <text:p>620</text:p>
          </table:table-cell>
          <table:table-cell office:value-type="float" office:value="975979.4339" calcext:value-type="float">
            <text:p>975979.4339</text:p>
          </table:table-cell>
          <table:table-cell office:value-type="float" office:value="2580.8899" calcext:value-type="float">
            <text:p>2580.8899</text:p>
          </table:table-cell>
          <table:table-cell office:value-type="float" office:value="2832.180121" calcext:value-type="float">
            <text:p>2832.180121</text:p>
          </table:table-cell>
          <table:table-cell office:value-type="float" office:value="2972.022376" calcext:value-type="float">
            <text:p>2972.022376</text:p>
          </table:table-cell>
          <table:table-cell office:value-type="float" office:value="2632933.8" calcext:value-type="float">
            <text:p>2632933.8</text:p>
          </table:table-cell>
          <table:table-cell office:value-type="float" office:value="23455.46667" calcext:value-type="float">
            <text:p>23455.46667</text:p>
          </table:table-cell>
          <table:table-cell office:value-type="float" office:value="24379.01667" calcext:value-type="float">
            <text:p>24379.01667</text:p>
          </table:table-cell>
          <table:table-cell office:value-type="float" office:value="41.60989196" calcext:value-type="float">
            <text:p>41.60989196</text:p>
          </table:table-cell>
          <table:table-cell office:value-type="float" office:value="11.04686549" calcext:value-type="float">
            <text:p>11.04686549</text:p>
          </table:table-cell>
          <table:table-cell office:value-type="float" office:value="36.14564459" calcext:value-type="float">
            <text:p>36.14564459</text:p>
          </table:table-cell>
          <table:table-cell office:value-type="float" office:value="48.19419279" calcext:value-type="float">
            <text:p>48.19419279</text:p>
          </table:table-cell>
          <table:table-cell office:value-type="float" office:value="42.45351763" calcext:value-type="float">
            <text:p>42.45351763</text:p>
          </table:table-cell>
          <table:table-cell office:value-type="float" office:value="11.463731" calcext:value-type="float">
            <text:p>11.463731</text:p>
          </table:table-cell>
          <table:table-cell office:value-type="float" office:value="2688.864332" calcext:value-type="float">
            <text:p>2688.864332</text:p>
          </table:table-cell>
          <table:table-cell office:value-type="float" office:value="74.06042016" calcext:value-type="float">
            <text:p>74.06042016</text:p>
          </table:table-cell>
          <table:table-cell office:value-type="float" office:value="1.482239248" calcext:value-type="float">
            <text:p>1.482239248</text:p>
          </table:table-cell>
          <table:table-cell office:value-type="float" office:value="47.40638843" calcext:value-type="float">
            <text:p>47.40638843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5" calcext:value-type="float">
            <text:p>325</text:p>
          </table:table-cell>
          <table:table-cell office:value-type="float" office:value="974723.124" calcext:value-type="float">
            <text:p>974723.124</text:p>
          </table:table-cell>
          <table:table-cell office:value-type="float" office:value="2960.219716" calcext:value-type="float">
            <text:p>2960.219716</text:p>
          </table:table-cell>
          <table:table-cell office:value-type="float" office:value="2202.304708" calcext:value-type="float">
            <text:p>2202.304708</text:p>
          </table:table-cell>
          <table:table-cell office:value-type="float" office:value="1890.131138" calcext:value-type="float">
            <text:p>1890.131138</text:p>
          </table:table-cell>
          <table:table-cell office:value-type="float" office:value="1985540.4" calcext:value-type="float">
            <text:p>1985540.4</text:p>
          </table:table-cell>
          <table:table-cell office:value-type="float" office:value="17570.16667" calcext:value-type="float">
            <text:p>17570.16667</text:p>
          </table:table-cell>
          <table:table-cell office:value-type="float" office:value="18384.63333" calcext:value-type="float">
            <text:p>18384.63333</text:p>
          </table:table-cell>
          <table:table-cell office:value-type="float" office:value="55.47603176" calcext:value-type="float">
            <text:p>55.47603176</text:p>
          </table:table-cell>
          <table:table-cell office:value-type="float" office:value="11.51376147" calcext:value-type="float">
            <text:p>11.51376147</text:p>
          </table:table-cell>
          <table:table-cell office:value-type="float" office:value="31.79953578" calcext:value-type="float">
            <text:p>31.79953578</text:p>
          </table:table-cell>
          <table:table-cell office:value-type="float" office:value="63.59907155" calcext:value-type="float">
            <text:p>63.59907155</text:p>
          </table:table-cell>
          <table:table-cell office:value-type="float" office:value="43.96748353" calcext:value-type="float">
            <text:p>43.96748353</text:p>
          </table:table-cell>
          <table:table-cell office:value-type="float" office:value="13.332279" calcext:value-type="float">
            <text:p>13.332279</text:p>
          </table:table-cell>
          <table:table-cell office:value-type="float" office:value="2342.48976" calcext:value-type="float">
            <text:p>2342.48976</text:p>
          </table:table-cell>
          <table:table-cell office:value-type="float" office:value="92.24360718" calcext:value-type="float">
            <text:p>92.24360718</text:p>
          </table:table-cell>
          <table:table-cell office:value-type="float" office:value="0.211872839" calcext:value-type="float">
            <text:p>0.211872839</text:p>
          </table:table-cell>
          <table:table-cell office:value-type="float" office:value="21.40226691" calcext:value-type="float">
            <text:p>21.40226691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375" calcext:value-type="float">
            <text:p>375</text:p>
          </table:table-cell>
          <table:table-cell office:value-type="float" office:value="974494.2152" calcext:value-type="float">
            <text:p>974494.2152</text:p>
          </table:table-cell>
          <table:table-cell office:value-type="float" office:value="2772.699978" calcext:value-type="float">
            <text:p>2772.699978</text:p>
          </table:table-cell>
          <table:table-cell office:value-type="float" office:value="2737.987683" calcext:value-type="float">
            <text:p>2737.987683</text:p>
          </table:table-cell>
          <table:table-cell office:value-type="float" office:value="2263.42463" calcext:value-type="float">
            <text:p>2263.42463</text:p>
          </table:table-cell>
          <table:table-cell office:value-type="float" office:value="2364026.4" calcext:value-type="float">
            <text:p>2364026.4</text:p>
          </table:table-cell>
          <table:table-cell office:value-type="float" office:value="20808.56667" calcext:value-type="float">
            <text:p>20808.56667</text:p>
          </table:table-cell>
          <table:table-cell office:value-type="float" office:value="21889.13333" calcext:value-type="float">
            <text:p>21889.13333</text:p>
          </table:table-cell>
          <table:table-cell office:value-type="float" office:value="46.83139549" calcext:value-type="float">
            <text:p>46.83139549</text:p>
          </table:table-cell>
          <table:table-cell office:value-type="float" office:value="2.623713052" calcext:value-type="float">
            <text:p>2.623713052</text:p>
          </table:table-cell>
          <table:table-cell office:value-type="float" office:value="26.72203469" calcext:value-type="float">
            <text:p>26.72203469</text:p>
          </table:table-cell>
          <table:table-cell office:value-type="float" office:value="53.44406937" calcext:value-type="float">
            <text:p>53.44406937</text:p>
          </table:table-cell>
          <table:table-cell office:value-type="float" office:value="28.77735737" calcext:value-type="float">
            <text:p>28.77735737</text:p>
          </table:table-cell>
          <table:table-cell office:value-type="float" office:value="3.100843" calcext:value-type="float">
            <text:p>3.100843</text:p>
          </table:table-cell>
          <table:table-cell office:value-type="float" office:value="645.2320352" calcext:value-type="float">
            <text:p>645.2320352</text:p>
          </table:table-cell>
          <table:table-cell office:value-type="float" office:value="76.55404204" calcext:value-type="float">
            <text:p>76.55404204</text:p>
          </table:table-cell>
          <table:table-cell office:value-type="float" office:value="0.154990643" calcext:value-type="float">
            <text:p>0.154990643</text:p>
          </table:table-cell>
          <table:table-cell office:value-type="float" office:value="26.49111679" calcext:value-type="float">
            <text:p>26.49111679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640" calcext:value-type="float">
            <text:p>640</text:p>
          </table:table-cell>
          <table:table-cell office:value-type="float" office:value="970547.6423" calcext:value-type="float">
            <text:p>970547.6423</text:p>
          </table:table-cell>
          <table:table-cell office:value-type="float" office:value="3296.465262" calcext:value-type="float">
            <text:p>3296.465262</text:p>
          </table:table-cell>
          <table:table-cell office:value-type="float" office:value="1411.210185" calcext:value-type="float">
            <text:p>1411.210185</text:p>
          </table:table-cell>
          <table:table-cell office:value-type="float" office:value="1169.979984" calcext:value-type="float">
            <text:p>1169.979984</text:p>
          </table:table-cell>
          <table:table-cell office:value-type="float" office:value="2671574.4" calcext:value-type="float">
            <text:p>2671574.4</text:p>
          </table:table-cell>
          <table:table-cell office:value-type="float" office:value="23508.25" calcext:value-type="float">
            <text:p>23508.25</text:p>
          </table:table-cell>
          <table:table-cell office:value-type="float" office:value="24736.8" calcext:value-type="float">
            <text:p>24736.8</text:p>
          </table:table-cell>
          <table:table-cell office:value-type="float" office:value="41.28540586" calcext:value-type="float">
            <text:p>41.28540586</text:p>
          </table:table-cell>
          <table:table-cell office:value-type="float" office:value="11.13402062" calcext:value-type="float">
            <text:p>11.13402062</text:p>
          </table:table-cell>
          <table:table-cell office:value-type="float" office:value="28.1087724" calcext:value-type="float">
            <text:p>28.1087724</text:p>
          </table:table-cell>
          <table:table-cell office:value-type="float" office:value="56.2175448" calcext:value-type="float">
            <text:p>56.2175448</text:p>
          </table:table-cell>
          <table:table-cell office:value-type="float" office:value="36.76482509" calcext:value-type="float">
            <text:p>36.76482509</text:p>
          </table:table-cell>
          <table:table-cell office:value-type="float" office:value="13.007078" calcext:value-type="float">
            <text:p>13.007078</text:p>
          </table:table-cell>
          <table:table-cell office:value-type="float" office:value="3057.718078" calcext:value-type="float">
            <text:p>3057.718078</text:p>
          </table:table-cell>
          <table:table-cell office:value-type="float" office:value="79.82148607" calcext:value-type="float">
            <text:p>79.82148607</text:p>
          </table:table-cell>
          <table:table-cell office:value-type="float" office:value="0.69571689" calcext:value-type="float">
            <text:p>0.69571689</text:p>
          </table:table-cell>
          <table:table-cell office:value-type="float" office:value="37.50017127" calcext:value-type="float">
            <text:p>37.50017127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246/249</text:p>
          </table:table-cell>
          <table:table-cell office:value-type="float" office:value="965891.0628" calcext:value-type="float">
            <text:p>965891.0628</text:p>
          </table:table-cell>
          <table:table-cell office:value-type="float" office:value="2981.900531" calcext:value-type="float">
            <text:p>2981.900531</text:p>
          </table:table-cell>
          <table:table-cell office:value-type="float" office:value="2195.236939" calcext:value-type="float">
            <text:p>2195.236939</text:p>
          </table:table-cell>
          <table:table-cell office:value-type="float" office:value="1665.834014" calcext:value-type="float">
            <text:p>1665.834014</text:p>
          </table:table-cell>
          <table:table-cell office:value-type="float" office:value="3853467" calcext:value-type="float">
            <text:p>3853467</text:p>
          </table:table-cell>
          <table:table-cell office:value-type="float" office:value="32825.18333" calcext:value-type="float">
            <text:p>32825.18333</text:p>
          </table:table-cell>
          <table:table-cell office:value-type="float" office:value="35680.25" calcext:value-type="float">
            <text:p>35680.25</text:p>
          </table:table-cell>
          <table:table-cell office:value-type="float" office:value="29.42530596" calcext:value-type="float">
            <text:p>29.42530596</text:p>
          </table:table-cell>
          <table:table-cell office:value-type="float" office:value="0.797993616" calcext:value-type="float">
            <text:p>0.797993616</text:p>
          </table:table-cell>
          <table:table-cell office:value-type="float" office:value="13.49194899" calcext:value-type="float">
            <text:p>13.49194899</text:p>
          </table:table-cell>
          <table:table-cell office:value-type="float" office:value="26.98389798" calcext:value-type="float">
            <text:p>26.98389798</text:p>
          </table:table-cell>
          <table:table-cell office:value-type="float" office:value="21.57001356" calcext:value-type="float">
            <text:p>21.57001356</text:p>
          </table:table-cell>
          <table:table-cell office:value-type="float" office:value="1.383248" calcext:value-type="float">
            <text:p>1.383248</text:p>
          </table:table-cell>
          <table:table-cell office:value-type="float" office:value="454.0379359" calcext:value-type="float">
            <text:p>454.0379359</text:p>
          </table:table-cell>
          <table:table-cell office:value-type="float" office:value="77.5821506" calcext:value-type="float">
            <text:p>77.5821506</text:p>
          </table:table-cell>
          <table:table-cell office:value-type="float" office:value="0.877538933" calcext:value-type="float">
            <text:p>0.877538933</text:p>
          </table:table-cell>
          <table:table-cell office:value-type="float" office:value="20.75375187" calcext:value-type="float">
            <text:p>20.75375187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230" calcext:value-type="float">
            <text:p>230</text:p>
          </table:table-cell>
          <table:table-cell office:value-type="float" office:value="956369.8419" calcext:value-type="float">
            <text:p>956369.8419</text:p>
          </table:table-cell>
          <table:table-cell office:value-type="float" office:value="3057.461413" calcext:value-type="float">
            <text:p>3057.461413</text:p>
          </table:table-cell>
          <table:table-cell office:value-type="float" office:value="2012.628846" calcext:value-type="float">
            <text:p>2012.628846</text:p>
          </table:table-cell>
          <table:table-cell office:value-type="float" office:value="1443.610656" calcext:value-type="float">
            <text:p>1443.610656</text:p>
          </table:table-cell>
          <table:table-cell office:value-type="float" office:value="1811028.6" calcext:value-type="float">
            <text:p>1811028.6</text:p>
          </table:table-cell>
          <table:table-cell office:value-type="float" office:value="15273.21667" calcext:value-type="float">
            <text:p>15273.21667</text:p>
          </table:table-cell>
          <table:table-cell office:value-type="float" office:value="16768.78333" calcext:value-type="float">
            <text:p>16768.78333</text:p>
          </table:table-cell>
          <table:table-cell office:value-type="float" office:value="62.61744744" calcext:value-type="float">
            <text:p>62.61744744</text:p>
          </table:table-cell>
          <table:table-cell office:value-type="float" office:value="3.583247746" calcext:value-type="float">
            <text:p>3.583247746</text:p>
          </table:table-cell>
          <table:table-cell office:value-type="float" office:value="23.42771603" calcext:value-type="float">
            <text:p>23.42771603</text:p>
          </table:table-cell>
          <table:table-cell office:value-type="float" office:value="46.85543207" calcext:value-type="float">
            <text:p>46.85543207</text:p>
          </table:table-cell>
          <table:table-cell office:value-type="float" office:value="23.58188835" calcext:value-type="float">
            <text:p>23.58188835</text:p>
          </table:table-cell>
          <table:table-cell office:value-type="float" office:value="4.417524" calcext:value-type="float">
            <text:p>4.417524</text:p>
          </table:table-cell>
          <table:table-cell office:value-type="float" office:value="674.6943463" calcext:value-type="float">
            <text:p>674.6943463</text:p>
          </table:table-cell>
          <table:table-cell office:value-type="float" office:value="86.06853931" calcext:value-type="float">
            <text:p>86.06853931</text:p>
          </table:table-cell>
          <table:table-cell office:value-type="float" office:value="0.261853433" calcext:value-type="float">
            <text:p>0.261853433</text:p>
          </table:table-cell>
          <table:table-cell office:value-type="float" office:value="15.76531469" calcext:value-type="float">
            <text:p>15.76531469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152" calcext:value-type="float">
            <text:p>152</text:p>
          </table:table-cell>
          <table:table-cell office:value-type="float" office:value="956020.2394" calcext:value-type="float">
            <text:p>956020.2394</text:p>
          </table:table-cell>
          <table:table-cell office:value-type="float" office:value="3088.125701" calcext:value-type="float">
            <text:p>3088.125701</text:p>
          </table:table-cell>
          <table:table-cell office:value-type="float" office:value="1815.570192" calcext:value-type="float">
            <text:p>1815.570192</text:p>
          </table:table-cell>
          <table:table-cell office:value-type="float" office:value="1434.857183" calcext:value-type="float">
            <text:p>1434.857183</text:p>
          </table:table-cell>
          <table:table-cell office:value-type="float" office:value="2366888.4" calcext:value-type="float">
            <text:p>2366888.4</text:p>
          </table:table-cell>
          <table:table-cell office:value-type="float" office:value="20981.81667" calcext:value-type="float">
            <text:p>20981.81667</text:p>
          </table:table-cell>
          <table:table-cell office:value-type="float" office:value="21915.63333" calcext:value-type="float">
            <text:p>21915.63333</text:p>
          </table:table-cell>
          <table:table-cell office:value-type="float" office:value="45.56422614" calcext:value-type="float">
            <text:p>45.56422614</text:p>
          </table:table-cell>
          <table:table-cell office:value-type="float" office:value="0.357981877" calcext:value-type="float">
            <text:p>0.357981877</text:p>
          </table:table-cell>
          <table:table-cell office:value-type="float" office:value="21.01533498" calcext:value-type="float">
            <text:p>21.01533498</text:p>
          </table:table-cell>
          <table:table-cell office:value-type="float" office:value="42.03066997" calcext:value-type="float">
            <text:p>42.03066997</text:p>
          </table:table-cell>
          <table:table-cell office:value-type="float" office:value="18.05921104" calcext:value-type="float">
            <text:p>18.05921104</text:p>
          </table:table-cell>
          <table:table-cell office:value-type="float" office:value="0.440224" calcext:value-type="float">
            <text:p>0.440224</text:p>
          </table:table-cell>
          <table:table-cell office:value-type="float" office:value="92.36195697" calcext:value-type="float">
            <text:p>92.36195697</text:p>
          </table:table-cell>
          <table:table-cell office:value-type="float" office:value="93.05670993" calcext:value-type="float">
            <text:p>93.05670993</text:p>
          </table:table-cell>
          <table:table-cell office:value-type="float" office:value="0.189458661" calcext:value-type="float">
            <text:p>0.189458661</text:p>
          </table:table-cell>
          <table:table-cell office:value-type="float" office:value="25.44007116" calcext:value-type="float">
            <text:p>25.44007116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316" calcext:value-type="float">
            <text:p>316</text:p>
          </table:table-cell>
          <table:table-cell office:value-type="float" office:value="954075.6485" calcext:value-type="float">
            <text:p>954075.6485</text:p>
          </table:table-cell>
          <table:table-cell office:value-type="float" office:value="2998.139915" calcext:value-type="float">
            <text:p>2998.139915</text:p>
          </table:table-cell>
          <table:table-cell office:value-type="float" office:value="2307.657053" calcext:value-type="float">
            <text:p>2307.657053</text:p>
          </table:table-cell>
          <table:table-cell office:value-type="float" office:value="1370.66628" calcext:value-type="float">
            <text:p>1370.66628</text:p>
          </table:table-cell>
          <table:table-cell office:value-type="float" office:value="1549425.6" calcext:value-type="float">
            <text:p>1549425.6</text:p>
          </table:table-cell>
          <table:table-cell office:value-type="float" office:value="13949.05" calcext:value-type="float">
            <text:p>13949.05</text:p>
          </table:table-cell>
          <table:table-cell office:value-type="float" office:value="14346.53333" calcext:value-type="float">
            <text:p>14346.53333</text:p>
          </table:table-cell>
          <table:table-cell office:value-type="float" office:value="68.39717748" calcext:value-type="float">
            <text:p>68.39717748</text:p>
          </table:table-cell>
          <table:table-cell office:value-type="float" office:value="13.94523327" calcext:value-type="float">
            <text:p>13.94523327</text:p>
          </table:table-cell>
          <table:table-cell office:value-type="float" office:value="32.21438439" calcext:value-type="float">
            <text:p>32.21438439</text:p>
          </table:table-cell>
          <table:table-cell office:value-type="float" office:value="64.42876877" calcext:value-type="float">
            <text:p>64.42876877</text:p>
          </table:table-cell>
          <table:table-cell office:value-type="float" office:value="38.34442474" calcext:value-type="float">
            <text:p>38.34442474</text:p>
          </table:table-cell>
          <table:table-cell office:value-type="float" office:value="14.495592" calcext:value-type="float">
            <text:p>14.495592</text:p>
          </table:table-cell>
          <table:table-cell office:value-type="float" office:value="2021.984543" calcext:value-type="float">
            <text:p>2021.984543</text:p>
          </table:table-cell>
          <table:table-cell office:value-type="float" office:value="78.5384229" calcext:value-type="float">
            <text:p>78.5384229</text:p>
          </table:table-cell>
          <table:table-cell office:value-type="float" office:value="0.206037161" calcext:value-type="float">
            <text:p>0.206037161</text:p>
          </table:table-cell>
          <table:table-cell office:value-type="float" office:value="22.22912739" calcext:value-type="float">
            <text:p>22.22912739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159" calcext:value-type="float">
            <text:p>159</text:p>
          </table:table-cell>
          <table:table-cell office:value-type="float" office:value="953408.6359" calcext:value-type="float">
            <text:p>953408.6359</text:p>
          </table:table-cell>
          <table:table-cell office:value-type="float" office:value="3164.016894" calcext:value-type="float">
            <text:p>3164.016894</text:p>
          </table:table-cell>
          <table:table-cell office:value-type="float" office:value="1887.595986" calcext:value-type="float">
            <text:p>1887.595986</text:p>
          </table:table-cell>
          <table:table-cell office:value-type="float" office:value="1041.634778" calcext:value-type="float">
            <text:p>1041.634778</text:p>
          </table:table-cell>
          <table:table-cell office:value-type="float" office:value="2869334.28" calcext:value-type="float">
            <text:p>2869334.28</text:p>
          </table:table-cell>
          <table:table-cell office:value-type="float" office:value="25488.96" calcext:value-type="float">
            <text:p>25488.96</text:p>
          </table:table-cell>
          <table:table-cell office:value-type="float" office:value="26567.91" calcext:value-type="float">
            <text:p>26567.91</text:p>
          </table:table-cell>
          <table:table-cell office:value-type="float" office:value="37.40476802" calcext:value-type="float">
            <text:p>37.40476802</text:p>
          </table:table-cell>
          <table:table-cell office:value-type="float" office:value="4.13338405" calcext:value-type="float">
            <text:p>4.13338405</text:p>
          </table:table-cell>
          <table:table-cell office:value-type="float" office:value="20.9059172" calcext:value-type="float">
            <text:p>20.9059172</text:p>
          </table:table-cell>
          <table:table-cell office:value-type="float" office:value="41.8118344" calcext:value-type="float">
            <text:p>41.8118344</text:p>
          </table:table-cell>
          <table:table-cell office:value-type="float" office:value="22.49969592" calcext:value-type="float">
            <text:p>22.49969592</text:p>
          </table:table-cell>
          <table:table-cell office:value-type="float" office:value="3.692339" calcext:value-type="float">
            <text:p>3.692339</text:p>
          </table:table-cell>
          <table:table-cell office:value-type="float" office:value="941.1288701" calcext:value-type="float">
            <text:p>941.1288701</text:p>
          </table:table-cell>
          <table:table-cell office:value-type="float" office:value="80.07789575" calcext:value-type="float">
            <text:p>80.07789575</text:p>
          </table:table-cell>
          <table:table-cell office:value-type="float" office:value="0.659598451" calcext:value-type="float">
            <text:p>0.659598451</text:p>
          </table:table-cell>
          <table:table-cell office:value-type="float" office:value="25.57058829" calcext:value-type="float">
            <text:p>25.57058829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640" calcext:value-type="float">
            <text:p>640</text:p>
          </table:table-cell>
          <table:table-cell office:value-type="float" office:value="939601.9257" calcext:value-type="float">
            <text:p>939601.9257</text:p>
          </table:table-cell>
          <table:table-cell office:value-type="float" office:value="3183.334845" calcext:value-type="float">
            <text:p>3183.334845</text:p>
          </table:table-cell>
          <table:table-cell office:value-type="float" office:value="1365.661956" calcext:value-type="float">
            <text:p>1365.661956</text:p>
          </table:table-cell>
          <table:table-cell office:value-type="float" office:value="1122.104158" calcext:value-type="float">
            <text:p>1122.104158</text:p>
          </table:table-cell>
          <table:table-cell office:value-type="float" office:value="4369053.6" calcext:value-type="float">
            <text:p>4369053.6</text:p>
          </table:table-cell>
          <table:table-cell office:value-type="float" office:value="36807.75" calcext:value-type="float">
            <text:p>36807.75</text:p>
          </table:table-cell>
          <table:table-cell office:value-type="float" office:value="40454.2" calcext:value-type="float">
            <text:p>40454.2</text:p>
          </table:table-cell>
          <table:table-cell office:value-type="float" office:value="25.52728503" calcext:value-type="float">
            <text:p>25.52728503</text:p>
          </table:table-cell>
          <table:table-cell office:value-type="float" office:value="2.045728039" calcext:value-type="float">
            <text:p>2.045728039</text:p>
          </table:table-cell>
          <table:table-cell office:value-type="float" office:value="21.83138991" calcext:value-type="float">
            <text:p>21.83138991</text:p>
          </table:table-cell>
          <table:table-cell office:value-type="float" office:value="43.66277982" calcext:value-type="float">
            <text:p>43.66277982</text:p>
          </table:table-cell>
          <table:table-cell office:value-type="float" office:value="29.12870216" calcext:value-type="float">
            <text:p>29.12870216</text:p>
          </table:table-cell>
          <table:table-cell office:value-type="float" office:value="2.37021" calcext:value-type="float">
            <text:p>2.37021</text:p>
          </table:table-cell>
          <table:table-cell office:value-type="float" office:value="872.4172905" calcext:value-type="float">
            <text:p>872.4172905</text:p>
          </table:table-cell>
          <table:table-cell office:value-type="float" office:value="82.68473583" calcext:value-type="float">
            <text:p>82.68473583</text:p>
          </table:table-cell>
          <table:table-cell office:value-type="float" office:value="2.202441134" calcext:value-type="float">
            <text:p>2.202441134</text:p>
          </table:table-cell>
          <table:table-cell office:value-type="float" office:value="36.93706998" calcext:value-type="float">
            <text:p>36.93706998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601" calcext:value-type="float">
            <text:p>601</text:p>
          </table:table-cell>
          <table:table-cell office:value-type="float" office:value="935275.8698" calcext:value-type="float">
            <text:p>935275.8698</text:p>
          </table:table-cell>
          <table:table-cell office:value-type="float" office:value="2763.387015" calcext:value-type="float">
            <text:p>2763.387015</text:p>
          </table:table-cell>
          <table:table-cell office:value-type="float" office:value="2317.684306" calcext:value-type="float">
            <text:p>2317.684306</text:p>
          </table:table-cell>
          <table:table-cell office:value-type="float" office:value="1953.970084" calcext:value-type="float">
            <text:p>1953.970084</text:p>
          </table:table-cell>
          <table:table-cell office:value-type="float" office:value="4854479.4" calcext:value-type="float">
            <text:p>4854479.4</text:p>
          </table:table-cell>
          <table:table-cell office:value-type="float" office:value="40407.36667" calcext:value-type="float">
            <text:p>40407.36667</text:p>
          </table:table-cell>
          <table:table-cell office:value-type="float" office:value="44948.88333" calcext:value-type="float">
            <text:p>44948.88333</text:p>
          </table:table-cell>
          <table:table-cell office:value-type="float" office:value="23.14617227" calcext:value-type="float">
            <text:p>23.14617227</text:p>
          </table:table-cell>
          <table:table-cell office:value-type="float" office:value="2.16603525" calcext:value-type="float">
            <text:p>2.16603525</text:p>
          </table:table-cell>
          <table:table-cell office:value-type="float" office:value="23.54376896" calcext:value-type="float">
            <text:p>23.54376896</text:p>
          </table:table-cell>
          <table:table-cell office:value-type="float" office:value="47.08753793" calcext:value-type="float">
            <text:p>47.08753793</text:p>
          </table:table-cell>
          <table:table-cell office:value-type="float" office:value="28.38283781" calcext:value-type="float">
            <text:p>28.38283781</text:p>
          </table:table-cell>
          <table:table-cell office:value-type="float" office:value="2.644416" calcext:value-type="float">
            <text:p>2.644416</text:p>
          </table:table-cell>
          <table:table-cell office:value-type="float" office:value="1068.532404" calcext:value-type="float">
            <text:p>1068.532404</text:p>
          </table:table-cell>
          <table:table-cell office:value-type="float" office:value="80.55135719" calcext:value-type="float">
            <text:p>80.55135719</text:p>
          </table:table-cell>
          <table:table-cell office:value-type="float" office:value="0.63683772" calcext:value-type="float">
            <text:p>0.63683772</text:p>
          </table:table-cell>
          <table:table-cell office:value-type="float" office:value="36.86006446" calcext:value-type="float">
            <text:p>36.86006446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12" calcext:value-type="float">
            <text:p>112</text:p>
          </table:table-cell>
          <table:table-cell office:value-type="float" office:value="933159.0881" calcext:value-type="float">
            <text:p>933159.0881</text:p>
          </table:table-cell>
          <table:table-cell office:value-type="float" office:value="2917.67355" calcext:value-type="float">
            <text:p>2917.67355</text:p>
          </table:table-cell>
          <table:table-cell office:value-type="float" office:value="2184.830071" calcext:value-type="float">
            <text:p>2184.830071</text:p>
          </table:table-cell>
          <table:table-cell office:value-type="float" office:value="1406.642957" calcext:value-type="float">
            <text:p>1406.642957</text:p>
          </table:table-cell>
          <table:table-cell office:value-type="float" office:value="2014423.2" calcext:value-type="float">
            <text:p>2014423.2</text:p>
          </table:table-cell>
          <table:table-cell office:value-type="float" office:value="17669.26667" calcext:value-type="float">
            <text:p>17669.26667</text:p>
          </table:table-cell>
          <table:table-cell office:value-type="float" office:value="18652.06667" calcext:value-type="float">
            <text:p>18652.06667</text:p>
          </table:table-cell>
          <table:table-cell office:value-type="float" office:value="52.81255333" calcext:value-type="float">
            <text:p>52.81255333</text:p>
          </table:table-cell>
          <table:table-cell office:value-type="float" office:value="0.176759914" calcext:value-type="float">
            <text:p>0.176759914</text:p>
          </table:table-cell>
          <table:table-cell office:value-type="float" office:value="18.56175286" calcext:value-type="float">
            <text:p>18.56175286</text:p>
          </table:table-cell>
          <table:table-cell office:value-type="float" office:value="37.12350572" calcext:value-type="float">
            <text:p>37.12350572</text:p>
          </table:table-cell>
          <table:table-cell office:value-type="float" office:value="22.4548388" calcext:value-type="float">
            <text:p>22.4548388</text:p>
          </table:table-cell>
          <table:table-cell office:value-type="float" office:value="0.232062" calcext:value-type="float">
            <text:p>0.232062</text:p>
          </table:table-cell>
          <table:table-cell office:value-type="float" office:value="40.99269867" calcext:value-type="float">
            <text:p>40.99269867</text:p>
          </table:table-cell>
          <table:table-cell office:value-type="float" office:value="93.79726904" calcext:value-type="float">
            <text:p>93.79726904</text:p>
          </table:table-cell>
          <table:table-cell office:value-type="float" office:value="0.343731642" calcext:value-type="float">
            <text:p>0.343731642</text:p>
          </table:table-cell>
          <table:table-cell office:value-type="float" office:value="18.86988343" calcext:value-type="float">
            <text:p>18.86988343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104" calcext:value-type="float">
            <text:p>104</text:p>
          </table:table-cell>
          <table:table-cell office:value-type="float" office:value="929122.8378" calcext:value-type="float">
            <text:p>929122.8378</text:p>
          </table:table-cell>
          <table:table-cell office:value-type="float" office:value="3270.471007" calcext:value-type="float">
            <text:p>3270.471007</text:p>
          </table:table-cell>
          <table:table-cell office:value-type="float" office:value="1167.944635" calcext:value-type="float">
            <text:p>1167.944635</text:p>
          </table:table-cell>
          <table:table-cell office:value-type="float" office:value="802.4638624" calcext:value-type="float">
            <text:p>802.4638624</text:p>
          </table:table-cell>
          <table:table-cell office:value-type="float" office:value="1766469.6" calcext:value-type="float">
            <text:p>1766469.6</text:p>
          </table:table-cell>
          <table:table-cell office:value-type="float" office:value="15750.16667" calcext:value-type="float">
            <text:p>15750.16667</text:p>
          </table:table-cell>
          <table:table-cell office:value-type="float" office:value="16356.2" calcext:value-type="float">
            <text:p>16356.2</text:p>
          </table:table-cell>
          <table:table-cell office:value-type="float" office:value="58.99130196" calcext:value-type="float">
            <text:p>58.99130196</text:p>
          </table:table-cell>
          <table:table-cell office:value-type="float" office:value="8.513600343" calcext:value-type="float">
            <text:p>8.513600343</text:p>
          </table:table-cell>
          <table:table-cell office:value-type="float" office:value="27.95552786" calcext:value-type="float">
            <text:p>27.95552786</text:p>
          </table:table-cell>
          <table:table-cell office:value-type="float" office:value="55.91105572" calcext:value-type="float">
            <text:p>55.91105572</text:p>
          </table:table-cell>
          <table:table-cell office:value-type="float" office:value="28.82654692" calcext:value-type="float">
            <text:p>28.82654692</text:p>
          </table:table-cell>
          <table:table-cell office:value-type="float" office:value="9.165497" calcext:value-type="float">
            <text:p>9.165497</text:p>
          </table:table-cell>
          <table:table-cell office:value-type="float" office:value="1443.565776" calcext:value-type="float">
            <text:p>1443.565776</text:p>
          </table:table-cell>
          <table:table-cell office:value-type="float" office:value="76.74994077" calcext:value-type="float">
            <text:p>76.74994077</text:p>
          </table:table-cell>
          <table:table-cell office:value-type="float" office:value="0.992759437" calcext:value-type="float">
            <text:p>0.992759437</text:p>
          </table:table-cell>
          <table:table-cell office:value-type="float" office:value="27.17226403" calcext:value-type="float">
            <text:p>27.17226403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180" calcext:value-type="float">
            <text:p>180</text:p>
          </table:table-cell>
          <table:table-cell office:value-type="float" office:value="925936.101" calcext:value-type="float">
            <text:p>925936.101</text:p>
          </table:table-cell>
          <table:table-cell office:value-type="float" office:value="3140.295048" calcext:value-type="float">
            <text:p>3140.295048</text:p>
          </table:table-cell>
          <table:table-cell office:value-type="float" office:value="1368.310143" calcext:value-type="float">
            <text:p>1368.310143</text:p>
          </table:table-cell>
          <table:table-cell office:value-type="float" office:value="1135.377158" calcext:value-type="float">
            <text:p>1135.377158</text:p>
          </table:table-cell>
          <table:table-cell office:value-type="float" office:value="2288643.95" calcext:value-type="float">
            <text:p>2288643.95</text:p>
          </table:table-cell>
          <table:table-cell office:value-type="float" office:value="24598.53333" calcext:value-type="float">
            <text:p>24598.53333</text:p>
          </table:table-cell>
          <table:table-cell office:value-type="float" office:value="27084.15" calcext:value-type="float">
            <text:p>27084.15</text:p>
          </table:table-cell>
          <table:table-cell office:value-type="float" office:value="37.64192314" calcext:value-type="float">
            <text:p>37.64192314</text:p>
          </table:table-cell>
          <table:table-cell office:value-type="float" office:value="0.535828535" calcext:value-type="float">
            <text:p>0.535828535</text:p>
          </table:table-cell>
          <table:table-cell office:value-type="float" office:value="14.02458147" calcext:value-type="float">
            <text:p>14.02458147</text:p>
          </table:table-cell>
          <table:table-cell office:value-type="float" office:value="40.06090499" calcext:value-type="float">
            <text:p>40.06090499</text:p>
          </table:table-cell>
          <table:table-cell office:value-type="float" office:value="19.65769468" calcext:value-type="float">
            <text:p>19.65769468</text:p>
          </table:table-cell>
          <table:table-cell office:value-type="float" office:value="0.652199" calcext:value-type="float">
            <text:p>0.652199</text:p>
          </table:table-cell>
          <table:table-cell office:value-type="float" office:value="160.4070359" calcext:value-type="float">
            <text:p>160.4070359</text:p>
          </table:table-cell>
          <table:table-cell office:value-type="float" office:value="89.00078286" calcext:value-type="float">
            <text:p>89.00078286</text:p>
          </table:table-cell>
          <table:table-cell office:value-type="float" office:value="0.22656984" calcext:value-type="float">
            <text:p>0.22656984</text:p>
          </table:table-cell>
          <table:table-cell office:value-type="float" office:value="22.86268108" calcext:value-type="float">
            <text:p>22.86268108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341" calcext:value-type="float">
            <text:p>341</text:p>
          </table:table-cell>
          <table:table-cell office:value-type="float" office:value="923976.2375" calcext:value-type="float">
            <text:p>923976.2375</text:p>
          </table:table-cell>
          <table:table-cell office:value-type="float" office:value="2893.497389" calcext:value-type="float">
            <text:p>2893.497389</text:p>
          </table:table-cell>
          <table:table-cell office:value-type="float" office:value="1899.041839" calcext:value-type="float">
            <text:p>1899.041839</text:p>
          </table:table-cell>
          <table:table-cell office:value-type="float" office:value="1653.085523" calcext:value-type="float">
            <text:p>1653.085523</text:p>
          </table:table-cell>
          <table:table-cell office:value-type="float" office:value="1629228.6" calcext:value-type="float">
            <text:p>1629228.6</text:p>
          </table:table-cell>
          <table:table-cell office:value-type="float" office:value="14175.88333" calcext:value-type="float">
            <text:p>14175.88333</text:p>
          </table:table-cell>
          <table:table-cell office:value-type="float" office:value="15085.45" calcext:value-type="float">
            <text:p>15085.45</text:p>
          </table:table-cell>
          <table:table-cell office:value-type="float" office:value="65.17944708" calcext:value-type="float">
            <text:p>65.17944708</text:p>
          </table:table-cell>
          <table:table-cell office:value-type="float" office:value="2.557200538" calcext:value-type="float">
            <text:p>2.557200538</text:p>
          </table:table-cell>
          <table:table-cell office:value-type="float" office:value="26.824143" calcext:value-type="float">
            <text:p>26.824143</text:p>
          </table:table-cell>
          <table:table-cell office:value-type="float" office:value="53.648286" calcext:value-type="float">
            <text:p>53.648286</text:p>
          </table:table-cell>
          <table:table-cell office:value-type="float" office:value="27.81266641" calcext:value-type="float">
            <text:p>27.81266641</text:p>
          </table:table-cell>
          <table:table-cell office:value-type="float" office:value="2.541187" calcext:value-type="float">
            <text:p>2.541187</text:p>
          </table:table-cell>
          <table:table-cell office:value-type="float" office:value="360.2233714" calcext:value-type="float">
            <text:p>360.2233714</text:p>
          </table:table-cell>
          <table:table-cell office:value-type="float" office:value="89.41051052" calcext:value-type="float">
            <text:p>89.41051052</text:p>
          </table:table-cell>
          <table:table-cell office:value-type="float" office:value="0.361091951" calcext:value-type="float">
            <text:p>0.361091951</text:p>
          </table:table-cell>
          <table:table-cell office:value-type="float" office:value="23.02482018" calcext:value-type="float">
            <text:p>23.02482018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128" calcext:value-type="float">
            <text:p>128</text:p>
          </table:table-cell>
          <table:table-cell office:value-type="float" office:value="922689.2423" calcext:value-type="float">
            <text:p>922689.2423</text:p>
          </table:table-cell>
          <table:table-cell office:value-type="float" office:value="3085.67327" calcext:value-type="float">
            <text:p>3085.67327</text:p>
          </table:table-cell>
          <table:table-cell office:value-type="float" office:value="1548.671795" calcext:value-type="float">
            <text:p>1548.671795</text:p>
          </table:table-cell>
          <table:table-cell office:value-type="float" office:value="1192.805978" calcext:value-type="float">
            <text:p>1192.805978</text:p>
          </table:table-cell>
          <table:table-cell office:value-type="float" office:value="1865586.66" calcext:value-type="float">
            <text:p>1865586.66</text:p>
          </table:table-cell>
          <table:table-cell office:value-type="float" office:value="16542.08389" calcext:value-type="float">
            <text:p>16542.08389</text:p>
          </table:table-cell>
          <table:table-cell office:value-type="float" office:value="17273.95056" calcext:value-type="float">
            <text:p>17273.95056</text:p>
          </table:table-cell>
          <table:table-cell office:value-type="float" office:value="55.77829544" calcext:value-type="float">
            <text:p>55.77829544</text:p>
          </table:table-cell>
          <table:table-cell office:value-type="float" office:value="2.603837234" calcext:value-type="float">
            <text:p>2.603837234</text:p>
          </table:table-cell>
          <table:table-cell office:value-type="float" office:value="19.55507154" calcext:value-type="float">
            <text:p>19.55507154</text:p>
          </table:table-cell>
          <table:table-cell office:value-type="float" office:value="39.11014308" calcext:value-type="float">
            <text:p>39.11014308</text:p>
          </table:table-cell>
          <table:table-cell office:value-type="float" office:value="24.08563478" calcext:value-type="float">
            <text:p>24.08563478</text:p>
          </table:table-cell>
          <table:table-cell office:value-type="float" office:value="2.447699" calcext:value-type="float">
            <text:p>2.447699</text:p>
          </table:table-cell>
          <table:table-cell office:value-type="float" office:value="404.8840453" calcext:value-type="float">
            <text:p>404.8840453</text:p>
          </table:table-cell>
          <table:table-cell office:value-type="float" office:value="94.41181925" calcext:value-type="float">
            <text:p>94.41181925</text:p>
          </table:table-cell>
          <table:table-cell office:value-type="float" office:value="0.197311322" calcext:value-type="float">
            <text:p>0.197311322</text:p>
          </table:table-cell>
          <table:table-cell office:value-type="float" office:value="21.64082383" calcext:value-type="float">
            <text:p>21.64082383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345" calcext:value-type="float">
            <text:p>345</text:p>
          </table:table-cell>
          <table:table-cell office:value-type="float" office:value="915942.7737" calcext:value-type="float">
            <text:p>915942.7737</text:p>
          </table:table-cell>
          <table:table-cell office:value-type="float" office:value="3668.673388" calcext:value-type="float">
            <text:p>3668.67338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54259.2" calcext:value-type="float">
            <text:p>1854259.2</text:p>
          </table:table-cell>
          <table:table-cell office:value-type="float" office:value="16181.73333" calcext:value-type="float">
            <text:p>16181.73333</text:p>
          </table:table-cell>
          <table:table-cell office:value-type="float" office:value="17169.06667" calcext:value-type="float">
            <text:p>17169.06667</text:p>
          </table:table-cell>
          <table:table-cell office:value-type="float" office:value="56.60350191" calcext:value-type="float">
            <text:p>56.60350191</text:p>
          </table:table-cell>
          <table:table-cell office:value-type="float" office:value="24.80438185" calcext:value-type="float">
            <text:p>24.80438185</text:p>
          </table:table-cell>
          <table:table-cell office:value-type="float" office:value="39.82572184" calcext:value-type="float">
            <text:p>39.82572184</text:p>
          </table:table-cell>
          <table:table-cell office:value-type="float" office:value="79.65144367" calcext:value-type="float">
            <text:p>79.65144367</text:p>
          </table:table-cell>
          <table:table-cell office:value-type="float" office:value="44.61871809" calcext:value-type="float">
            <text:p>44.61871809</text:p>
          </table:table-cell>
          <table:table-cell office:value-type="float" office:value="25.893458" calcext:value-type="float">
            <text:p>25.893458</text:p>
          </table:table-cell>
          <table:table-cell office:value-type="float" office:value="4190.000939" calcext:value-type="float">
            <text:p>4190.000939</text:p>
          </table:table-cell>
          <table:table-cell office:value-type="float" office:value="77.4296148" calcext:value-type="float">
            <text:p>77.4296148</text:p>
          </table:table-cell>
          <table:table-cell office:value-type="float" office:value="0.253656278" calcext:value-type="float">
            <text:p>0.253656278</text:p>
          </table:table-cell>
          <table:table-cell office:value-type="float" office:value="27.22252837" calcext:value-type="float">
            <text:p>27.22252837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230" calcext:value-type="float">
            <text:p>230</text:p>
          </table:table-cell>
          <table:table-cell office:value-type="float" office:value="914213.9009" calcext:value-type="float">
            <text:p>914213.9009</text:p>
          </table:table-cell>
          <table:table-cell office:value-type="float" office:value="2927.942715" calcext:value-type="float">
            <text:p>2927.942715</text:p>
          </table:table-cell>
          <table:table-cell office:value-type="float" office:value="1766.041771" calcext:value-type="float">
            <text:p>1766.041771</text:p>
          </table:table-cell>
          <table:table-cell office:value-type="float" office:value="1450.986944" calcext:value-type="float">
            <text:p>1450.986944</text:p>
          </table:table-cell>
          <table:table-cell office:value-type="float" office:value="1796128.2" calcext:value-type="float">
            <text:p>1796128.2</text:p>
          </table:table-cell>
          <table:table-cell office:value-type="float" office:value="15090.43333" calcext:value-type="float">
            <text:p>15090.43333</text:p>
          </table:table-cell>
          <table:table-cell office:value-type="float" office:value="16630.81667" calcext:value-type="float">
            <text:p>16630.81667</text:p>
          </table:table-cell>
          <table:table-cell office:value-type="float" office:value="60.58234914" calcext:value-type="float">
            <text:p>60.58234914</text:p>
          </table:table-cell>
          <table:table-cell office:value-type="float" office:value="1.154579083" calcext:value-type="float">
            <text:p>1.154579083</text:p>
          </table:table-cell>
          <table:table-cell office:value-type="float" office:value="20.24223029" calcext:value-type="float">
            <text:p>20.24223029</text:p>
          </table:table-cell>
          <table:table-cell office:value-type="float" office:value="40.48446058" calcext:value-type="float">
            <text:p>40.48446058</text:p>
          </table:table-cell>
          <table:table-cell office:value-type="float" office:value="19.07644825" calcext:value-type="float">
            <text:p>19.07644825</text:p>
          </table:table-cell>
          <table:table-cell office:value-type="float" office:value="1.520949" calcext:value-type="float">
            <text:p>1.520949</text:p>
          </table:table-cell>
          <table:table-cell office:value-type="float" office:value="229.5104006" calcext:value-type="float">
            <text:p>229.5104006</text:p>
          </table:table-cell>
          <table:table-cell office:value-type="float" office:value="85.116947" calcext:value-type="float">
            <text:p>85.116947</text:p>
          </table:table-cell>
          <table:table-cell office:value-type="float" office:value="0.434421296" calcext:value-type="float">
            <text:p>0.434421296</text:p>
          </table:table-cell>
          <table:table-cell office:value-type="float" office:value="14.67682679" calcext:value-type="float">
            <text:p>14.67682679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232" calcext:value-type="float">
            <text:p>232</text:p>
          </table:table-cell>
          <table:table-cell office:value-type="float" office:value="902048.6515" calcext:value-type="float">
            <text:p>902048.6515</text:p>
          </table:table-cell>
          <table:table-cell office:value-type="float" office:value="2800.248223" calcext:value-type="float">
            <text:p>2800.248223</text:p>
          </table:table-cell>
          <table:table-cell office:value-type="float" office:value="1915.748443" calcext:value-type="float">
            <text:p>1915.748443</text:p>
          </table:table-cell>
          <table:table-cell office:value-type="float" office:value="1666.785656" calcext:value-type="float">
            <text:p>1666.785656</text:p>
          </table:table-cell>
          <table:table-cell office:value-type="float" office:value="2207795.4" calcext:value-type="float">
            <text:p>2207795.4</text:p>
          </table:table-cell>
          <table:table-cell office:value-type="float" office:value="19198.93333" calcext:value-type="float">
            <text:p>19198.93333</text:p>
          </table:table-cell>
          <table:table-cell office:value-type="float" office:value="20442.55" calcext:value-type="float">
            <text:p>20442.55</text:p>
          </table:table-cell>
          <table:table-cell office:value-type="float" office:value="46.98431084" calcext:value-type="float">
            <text:p>46.98431084</text:p>
          </table:table-cell>
          <table:table-cell office:value-type="float" office:value="1.289057027" calcext:value-type="float">
            <text:p>1.289057027</text:p>
          </table:table-cell>
          <table:table-cell office:value-type="float" office:value="21.1477921" calcext:value-type="float">
            <text:p>21.1477921</text:p>
          </table:table-cell>
          <table:table-cell office:value-type="float" office:value="42.2955842" calcext:value-type="float">
            <text:p>42.2955842</text:p>
          </table:table-cell>
          <table:table-cell office:value-type="float" office:value="24.88503107" calcext:value-type="float">
            <text:p>24.88503107</text:p>
          </table:table-cell>
          <table:table-cell office:value-type="float" office:value="1.528045" calcext:value-type="float">
            <text:p>1.528045</text:p>
          </table:table-cell>
          <table:table-cell office:value-type="float" office:value="293.3597013" calcext:value-type="float">
            <text:p>293.3597013</text:p>
          </table:table-cell>
          <table:table-cell office:value-type="float" office:value="78.95966908" calcext:value-type="float">
            <text:p>78.95966908</text:p>
          </table:table-cell>
          <table:table-cell office:value-type="float" office:value="0.440167064" calcext:value-type="float">
            <text:p>0.440167064</text:p>
          </table:table-cell>
          <table:table-cell office:value-type="float" office:value="20.86928599" calcext:value-type="float">
            <text:p>20.86928599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155" calcext:value-type="float">
            <text:p>155</text:p>
          </table:table-cell>
          <table:table-cell office:value-type="float" office:value="895182.0037" calcext:value-type="float">
            <text:p>895182.0037</text:p>
          </table:table-cell>
          <table:table-cell office:value-type="float" office:value="2879.26661" calcext:value-type="float">
            <text:p>2879.26661</text:p>
          </table:table-cell>
          <table:table-cell office:value-type="float" office:value="1716.478092" calcext:value-type="float">
            <text:p>1716.478092</text:p>
          </table:table-cell>
          <table:table-cell office:value-type="float" office:value="1399.458314" calcext:value-type="float">
            <text:p>1399.458314</text:p>
          </table:table-cell>
          <table:table-cell office:value-type="float" office:value="1707616.8" calcext:value-type="float">
            <text:p>1707616.8</text:p>
          </table:table-cell>
          <table:table-cell office:value-type="float" office:value="14855.86667" calcext:value-type="float">
            <text:p>14855.86667</text:p>
          </table:table-cell>
          <table:table-cell office:value-type="float" office:value="15811.26667" calcext:value-type="float">
            <text:p>15811.26667</text:p>
          </table:table-cell>
          <table:table-cell office:value-type="float" office:value="60.25781086" calcext:value-type="float">
            <text:p>60.25781086</text:p>
          </table:table-cell>
          <table:table-cell office:value-type="float" office:value="0.787207872" calcext:value-type="float">
            <text:p>0.787207872</text:p>
          </table:table-cell>
          <table:table-cell office:value-type="float" office:value="19.05985478" calcext:value-type="float">
            <text:p>19.05985478</text:p>
          </table:table-cell>
          <table:table-cell office:value-type="float" office:value="38.11970956" calcext:value-type="float">
            <text:p>38.11970956</text:p>
          </table:table-cell>
          <table:table-cell office:value-type="float" office:value="23.07394393" calcext:value-type="float">
            <text:p>23.07394393</text:p>
          </table:table-cell>
          <table:table-cell office:value-type="float" office:value="1.005876" calcext:value-type="float">
            <text:p>1.005876</text:p>
          </table:table-cell>
          <table:table-cell office:value-type="float" office:value="149.4203069" calcext:value-type="float">
            <text:p>149.4203069</text:p>
          </table:table-cell>
          <table:table-cell office:value-type="float" office:value="93.89318468" calcext:value-type="float">
            <text:p>93.89318468</text:p>
          </table:table-cell>
          <table:table-cell office:value-type="float" office:value="0.236027673" calcext:value-type="float">
            <text:p>0.236027673</text:p>
          </table:table-cell>
          <table:table-cell office:value-type="float" office:value="19.47965835" calcext:value-type="float">
            <text:p>19.47965835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180" calcext:value-type="float">
            <text:p>180</text:p>
          </table:table-cell>
          <table:table-cell office:value-type="float" office:value="894945.1246" calcext:value-type="float">
            <text:p>894945.1246</text:p>
          </table:table-cell>
          <table:table-cell office:value-type="float" office:value="3001.400292" calcext:value-type="float">
            <text:p>3001.400292</text:p>
          </table:table-cell>
          <table:table-cell office:value-type="float" office:value="1395.77318" calcext:value-type="float">
            <text:p>1395.77318</text:p>
          </table:table-cell>
          <table:table-cell office:value-type="float" office:value="1147.75486" calcext:value-type="float">
            <text:p>1147.75486</text:p>
          </table:table-cell>
          <table:table-cell office:value-type="float" office:value="2280782.75" calcext:value-type="float">
            <text:p>2280782.75</text:p>
          </table:table-cell>
          <table:table-cell office:value-type="float" office:value="24853.9" calcext:value-type="float">
            <text:p>24853.9</text:p>
          </table:table-cell>
          <table:table-cell office:value-type="float" office:value="27033.75" calcext:value-type="float">
            <text:p>27033.75</text:p>
          </table:table-cell>
          <table:table-cell office:value-type="float" office:value="36.00823712" calcext:value-type="float">
            <text:p>36.00823712</text:p>
          </table:table-cell>
          <table:table-cell office:value-type="float" office:value="0.995539981" calcext:value-type="float">
            <text:p>0.995539981</text:p>
          </table:table-cell>
          <table:table-cell office:value-type="float" office:value="13.06932313" calcext:value-type="float">
            <text:p>13.06932313</text:p>
          </table:table-cell>
          <table:table-cell office:value-type="float" office:value="38.167991" calcext:value-type="float">
            <text:p>38.167991</text:p>
          </table:table-cell>
          <table:table-cell office:value-type="float" office:value="17.42083722" calcext:value-type="float">
            <text:p>17.42083722</text:p>
          </table:table-cell>
          <table:table-cell office:value-type="float" office:value="1.162814" calcext:value-type="float">
            <text:p>1.162814</text:p>
          </table:table-cell>
          <table:table-cell office:value-type="float" office:value="289.0011492" calcext:value-type="float">
            <text:p>289.0011492</text:p>
          </table:table-cell>
          <table:table-cell office:value-type="float" office:value="87.72604533" calcext:value-type="float">
            <text:p>87.72604533</text:p>
          </table:table-cell>
          <table:table-cell office:value-type="float" office:value="0.175920113" calcext:value-type="float">
            <text:p>0.175920113</text:p>
          </table:table-cell>
          <table:table-cell office:value-type="float" office:value="22.85653239" calcext:value-type="float">
            <text:p>22.85653239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337" calcext:value-type="float">
            <text:p>337</text:p>
          </table:table-cell>
          <table:table-cell office:value-type="float" office:value="891532.4438" calcext:value-type="float">
            <text:p>891532.4438</text:p>
          </table:table-cell>
          <table:table-cell office:value-type="float" office:value="2984.057334" calcext:value-type="float">
            <text:p>2984.057334</text:p>
          </table:table-cell>
          <table:table-cell office:value-type="float" office:value="1452.428114" calcext:value-type="float">
            <text:p>1452.428114</text:p>
          </table:table-cell>
          <table:table-cell office:value-type="float" office:value="1110.397473" calcext:value-type="float">
            <text:p>1110.397473</text:p>
          </table:table-cell>
          <table:table-cell office:value-type="float" office:value="2039295.55" calcext:value-type="float">
            <text:p>2039295.55</text:p>
          </table:table-cell>
          <table:table-cell office:value-type="float" office:value="20003.55" calcext:value-type="float">
            <text:p>20003.55</text:p>
          </table:table-cell>
          <table:table-cell office:value-type="float" office:value="20836.85" calcext:value-type="float">
            <text:p>20836.85</text:p>
          </table:table-cell>
          <table:table-cell office:value-type="float" office:value="44.56871124" calcext:value-type="float">
            <text:p>44.56871124</text:p>
          </table:table-cell>
          <table:table-cell office:value-type="float" office:value="1.813835771" calcext:value-type="float">
            <text:p>1.813835771</text:p>
          </table:table-cell>
          <table:table-cell office:value-type="float" office:value="13.55126604" calcext:value-type="float">
            <text:p>13.55126604</text:p>
          </table:table-cell>
          <table:table-cell office:value-type="float" office:value="32.04342541" calcext:value-type="float">
            <text:p>32.04342541</text:p>
          </table:table-cell>
          <table:table-cell office:value-type="float" office:value="19.44257801" calcext:value-type="float">
            <text:p>19.44257801</text:p>
          </table:table-cell>
          <table:table-cell office:value-type="float" office:value="2.083507" calcext:value-type="float">
            <text:p>2.083507</text:p>
          </table:table-cell>
          <table:table-cell office:value-type="float" office:value="416.7739643" calcext:value-type="float">
            <text:p>416.7739643</text:p>
          </table:table-cell>
          <table:table-cell office:value-type="float" office:value="79.77167266" calcext:value-type="float">
            <text:p>79.77167266</text:p>
          </table:table-cell>
          <table:table-cell office:value-type="float" office:value="1.25162132" calcext:value-type="float">
            <text:p>1.25162132</text:p>
          </table:table-cell>
          <table:table-cell office:value-type="float" office:value="26.53047613" calcext:value-type="float">
            <text:p>26.53047613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104" calcext:value-type="float">
            <text:p>104</text:p>
          </table:table-cell>
          <table:table-cell office:value-type="float" office:value="862165.9565" calcext:value-type="float">
            <text:p>862165.9565</text:p>
          </table:table-cell>
          <table:table-cell office:value-type="float" office:value="3051.023049" calcext:value-type="float">
            <text:p>3051.023049</text:p>
          </table:table-cell>
          <table:table-cell office:value-type="float" office:value="1117.510918" calcext:value-type="float">
            <text:p>1117.510918</text:p>
          </table:table-cell>
          <table:table-cell office:value-type="float" office:value="708.8991715" calcext:value-type="float">
            <text:p>708.8991715</text:p>
          </table:table-cell>
          <table:table-cell office:value-type="float" office:value="1826021.4" calcext:value-type="float">
            <text:p>1826021.4</text:p>
          </table:table-cell>
          <table:table-cell office:value-type="float" office:value="16263.50556" calcext:value-type="float">
            <text:p>16263.50556</text:p>
          </table:table-cell>
          <table:table-cell office:value-type="float" office:value="16907.60556" calcext:value-type="float">
            <text:p>16907.60556</text:p>
          </table:table-cell>
          <table:table-cell office:value-type="float" office:value="53.01230743" calcext:value-type="float">
            <text:p>53.01230743</text:p>
          </table:table-cell>
          <table:table-cell office:value-type="float" office:value="5.972841078" calcext:value-type="float">
            <text:p>5.972841078</text:p>
          </table:table-cell>
          <table:table-cell office:value-type="float" office:value="25.67998444" calcext:value-type="float">
            <text:p>25.67998444</text:p>
          </table:table-cell>
          <table:table-cell office:value-type="float" office:value="51.35996888" calcext:value-type="float">
            <text:p>51.35996888</text:p>
          </table:table-cell>
          <table:table-cell office:value-type="float" office:value="26.398216" calcext:value-type="float">
            <text:p>26.398216</text:p>
          </table:table-cell>
          <table:table-cell office:value-type="float" office:value="6.719795" calcext:value-type="float">
            <text:p>6.719795</text:p>
          </table:table-cell>
          <table:table-cell office:value-type="float" office:value="1092.858783" calcext:value-type="float">
            <text:p>1092.858783</text:p>
          </table:table-cell>
          <table:table-cell office:value-type="float" office:value="78.09868082" calcext:value-type="float">
            <text:p>78.09868082</text:p>
          </table:table-cell>
          <table:table-cell office:value-type="float" office:value="1.00213312" calcext:value-type="float">
            <text:p>1.00213312</text:p>
          </table:table-cell>
          <table:table-cell office:value-type="float" office:value="28.36091687" calcext:value-type="float">
            <text:p>28.36091687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55" calcext:value-type="float">
            <text:p>255</text:p>
          </table:table-cell>
          <table:table-cell office:value-type="float" office:value="858164.4901" calcext:value-type="float">
            <text:p>858164.4901</text:p>
          </table:table-cell>
          <table:table-cell office:value-type="float" office:value="2678.033683" calcext:value-type="float">
            <text:p>2678.033683</text:p>
          </table:table-cell>
          <table:table-cell office:value-type="float" office:value="1860.428651" calcext:value-type="float">
            <text:p>1860.428651</text:p>
          </table:table-cell>
          <table:table-cell office:value-type="float" office:value="1439.286224" calcext:value-type="float">
            <text:p>1439.286224</text:p>
          </table:table-cell>
          <table:table-cell office:value-type="float" office:value="3495432.6" calcext:value-type="float">
            <text:p>3495432.6</text:p>
          </table:table-cell>
          <table:table-cell office:value-type="float" office:value="31186.8" calcext:value-type="float">
            <text:p>31186.8</text:p>
          </table:table-cell>
          <table:table-cell office:value-type="float" office:value="32365.11667" calcext:value-type="float">
            <text:p>32365.11667</text:p>
          </table:table-cell>
          <table:table-cell office:value-type="float" office:value="27.51691389" calcext:value-type="float">
            <text:p>27.51691389</text:p>
          </table:table-cell>
          <table:table-cell office:value-type="float" office:value="0.22675737" calcext:value-type="float">
            <text:p>0.22675737</text:p>
          </table:table-cell>
          <table:table-cell office:value-type="float" office:value="20.80928625" calcext:value-type="float">
            <text:p>20.80928625</text:p>
          </table:table-cell>
          <table:table-cell office:value-type="float" office:value="41.61857251" calcext:value-type="float">
            <text:p>41.61857251</text:p>
          </table:table-cell>
          <table:table-cell office:value-type="float" office:value="23.1190708" calcext:value-type="float">
            <text:p>23.1190708</text:p>
          </table:table-cell>
          <table:table-cell office:value-type="float" office:value="0.2856" calcext:value-type="float">
            <text:p>0.2856</text:p>
          </table:table-cell>
          <table:table-cell office:value-type="float" office:value="89.0695008" calcext:value-type="float">
            <text:p>89.0695008</text:p>
          </table:table-cell>
          <table:table-cell office:value-type="float" office:value="61.50980248" calcext:value-type="float">
            <text:p>61.50980248</text:p>
          </table:table-cell>
          <table:table-cell office:value-type="float" office:value="0.581891685" calcext:value-type="float">
            <text:p>0.581891685</text:p>
          </table:table-cell>
          <table:table-cell office:value-type="float" office:value="23.18755294" calcext:value-type="float">
            <text:p>23.18755294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155" calcext:value-type="float">
            <text:p>155</text:p>
          </table:table-cell>
          <table:table-cell office:value-type="float" office:value="855990.0101" calcext:value-type="float">
            <text:p>855990.0101</text:p>
          </table:table-cell>
          <table:table-cell office:value-type="float" office:value="2744.071084" calcext:value-type="float">
            <text:p>2744.071084</text:p>
          </table:table-cell>
          <table:table-cell office:value-type="float" office:value="1611.00957" calcext:value-type="float">
            <text:p>1611.00957</text:p>
          </table:table-cell>
          <table:table-cell office:value-type="float" office:value="1401.166526" calcext:value-type="float">
            <text:p>1401.166526</text:p>
          </table:table-cell>
          <table:table-cell office:value-type="float" office:value="1735732.8" calcext:value-type="float">
            <text:p>1735732.8</text:p>
          </table:table-cell>
          <table:table-cell office:value-type="float" office:value="15162.65" calcext:value-type="float">
            <text:p>15162.65</text:p>
          </table:table-cell>
          <table:table-cell office:value-type="float" office:value="16071.6" calcext:value-type="float">
            <text:p>16071.6</text:p>
          </table:table-cell>
          <table:table-cell office:value-type="float" office:value="56.45385273" calcext:value-type="float">
            <text:p>56.45385273</text:p>
          </table:table-cell>
          <table:table-cell office:value-type="float" office:value="0.527283875" calcext:value-type="float">
            <text:p>0.527283875</text:p>
          </table:table-cell>
          <table:table-cell office:value-type="float" office:value="18.11127361" calcext:value-type="float">
            <text:p>18.11127361</text:p>
          </table:table-cell>
          <table:table-cell office:value-type="float" office:value="36.22254722" calcext:value-type="float">
            <text:p>36.22254722</text:p>
          </table:table-cell>
          <table:table-cell office:value-type="float" office:value="21.52741291" calcext:value-type="float">
            <text:p>21.52741291</text:p>
          </table:table-cell>
          <table:table-cell office:value-type="float" office:value="0.727221" calcext:value-type="float">
            <text:p>0.727221</text:p>
          </table:table-cell>
          <table:table-cell office:value-type="float" office:value="110.2627908" calcext:value-type="float">
            <text:p>110.2627908</text:p>
          </table:table-cell>
          <table:table-cell office:value-type="float" office:value="92.084739" calcext:value-type="float">
            <text:p>92.084739</text:p>
          </table:table-cell>
          <table:table-cell office:value-type="float" office:value="0.306673669" calcext:value-type="float">
            <text:p>0.306673669</text:p>
          </table:table-cell>
          <table:table-cell office:value-type="float" office:value="19.80025411" calcext:value-type="float">
            <text:p>19.80025411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555" calcext:value-type="float">
            <text:p>555</text:p>
          </table:table-cell>
          <table:table-cell office:value-type="float" office:value="852544.9178" calcext:value-type="float">
            <text:p>852544.9178</text:p>
          </table:table-cell>
          <table:table-cell office:value-type="float" office:value="2866.408733" calcext:value-type="float">
            <text:p>2866.408733</text:p>
          </table:table-cell>
          <table:table-cell office:value-type="float" office:value="1394.68829" calcext:value-type="float">
            <text:p>1394.68829</text:p>
          </table:table-cell>
          <table:table-cell office:value-type="float" office:value="976.6537866" calcext:value-type="float">
            <text:p>976.6537866</text:p>
          </table:table-cell>
          <table:table-cell office:value-type="float" office:value="2150688.6" calcext:value-type="float">
            <text:p>2150688.6</text:p>
          </table:table-cell>
          <table:table-cell office:value-type="float" office:value="16926.05" calcext:value-type="float">
            <text:p>16926.05</text:p>
          </table:table-cell>
          <table:table-cell office:value-type="float" office:value="19913.78333" calcext:value-type="float">
            <text:p>19913.78333</text:p>
          </table:table-cell>
          <table:table-cell office:value-type="float" office:value="50.36880535" calcext:value-type="float">
            <text:p>50.36880535</text:p>
          </table:table-cell>
          <table:table-cell office:value-type="float" office:value="3.147136207" calcext:value-type="float">
            <text:p>3.147136207</text:p>
          </table:table-cell>
          <table:table-cell office:value-type="float" office:value="34.52823082" calcext:value-type="float">
            <text:p>34.52823082</text:p>
          </table:table-cell>
          <table:table-cell office:value-type="float" office:value="40.62144803" calcext:value-type="float">
            <text:p>40.62144803</text:p>
          </table:table-cell>
          <table:table-cell office:value-type="float" office:value="36.82084252" calcext:value-type="float">
            <text:p>36.82084252</text:p>
          </table:table-cell>
          <table:table-cell office:value-type="float" office:value="4.198739" calcext:value-type="float">
            <text:p>4.198739</text:p>
          </table:table-cell>
          <table:table-cell office:value-type="float" office:value="710.6740614" calcext:value-type="float">
            <text:p>710.6740614</text:p>
          </table:table-cell>
          <table:table-cell office:value-type="float" office:value="94.66288747" calcext:value-type="float">
            <text:p>94.66288747</text:p>
          </table:table-cell>
          <table:table-cell office:value-type="float" office:value="0.222593211" calcext:value-type="float">
            <text:p>0.222593211</text:p>
          </table:table-cell>
          <table:table-cell office:value-type="float" office:value="67.14180008" calcext:value-type="float">
            <text:p>67.14180008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312" calcext:value-type="float">
            <text:p>312</text:p>
          </table:table-cell>
          <table:table-cell office:value-type="float" office:value="846768.1359" calcext:value-type="float">
            <text:p>846768.1359</text:p>
          </table:table-cell>
          <table:table-cell office:value-type="float" office:value="2739.877048" calcext:value-type="float">
            <text:p>2739.877048</text:p>
          </table:table-cell>
          <table:table-cell office:value-type="float" office:value="1500.291163" calcext:value-type="float">
            <text:p>1500.291163</text:p>
          </table:table-cell>
          <table:table-cell office:value-type="float" office:value="1375.953889" calcext:value-type="float">
            <text:p>1375.953889</text:p>
          </table:table-cell>
          <table:table-cell office:value-type="float" office:value="1794049.2" calcext:value-type="float">
            <text:p>1794049.2</text:p>
          </table:table-cell>
          <table:table-cell office:value-type="float" office:value="15833" calcext:value-type="float">
            <text:p>15833</text:p>
          </table:table-cell>
          <table:table-cell office:value-type="float" office:value="16611.56667" calcext:value-type="float">
            <text:p>16611.56667</text:p>
          </table:table-cell>
          <table:table-cell office:value-type="float" office:value="53.48121871" calcext:value-type="float">
            <text:p>53.48121871</text:p>
          </table:table-cell>
          <table:table-cell office:value-type="float" office:value="9.399159094" calcext:value-type="float">
            <text:p>9.399159094</text:p>
          </table:table-cell>
          <table:table-cell office:value-type="float" office:value="25.76678662" calcext:value-type="float">
            <text:p>25.76678662</text:p>
          </table:table-cell>
          <table:table-cell office:value-type="float" office:value="51.53357324" calcext:value-type="float">
            <text:p>51.53357324</text:p>
          </table:table-cell>
          <table:table-cell office:value-type="float" office:value="31.71937002" calcext:value-type="float">
            <text:p>31.71937002</text:p>
          </table:table-cell>
          <table:table-cell office:value-type="float" office:value="10.827343" calcext:value-type="float">
            <text:p>10.827343</text:p>
          </table:table-cell>
          <table:table-cell office:value-type="float" office:value="1714.286409" calcext:value-type="float">
            <text:p>1714.286409</text:p>
          </table:table-cell>
          <table:table-cell office:value-type="float" office:value="85.44091537" calcext:value-type="float">
            <text:p>85.44091537</text:p>
          </table:table-cell>
          <table:table-cell office:value-type="float" office:value="0.482073025" calcext:value-type="float">
            <text:p>0.482073025</text:p>
          </table:table-cell>
          <table:table-cell office:value-type="float" office:value="25.48532857" calcext:value-type="float">
            <text:p>25.48532857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188" calcext:value-type="float">
            <text:p>188</text:p>
          </table:table-cell>
          <table:table-cell office:value-type="float" office:value="846702.0856" calcext:value-type="float">
            <text:p>846702.0856</text:p>
          </table:table-cell>
          <table:table-cell office:value-type="float" office:value="2754.451539" calcext:value-type="float">
            <text:p>2754.451539</text:p>
          </table:table-cell>
          <table:table-cell office:value-type="float" office:value="1597.412088" calcext:value-type="float">
            <text:p>1597.412088</text:p>
          </table:table-cell>
          <table:table-cell office:value-type="float" office:value="1238.869789" calcext:value-type="float">
            <text:p>1238.869789</text:p>
          </table:table-cell>
          <table:table-cell office:value-type="float" office:value="2683770.66" calcext:value-type="float">
            <text:p>2683770.66</text:p>
          </table:table-cell>
          <table:table-cell office:value-type="float" office:value="24297.76167" calcext:value-type="float">
            <text:p>24297.76167</text:p>
          </table:table-cell>
          <table:table-cell office:value-type="float" office:value="24849.72833" calcext:value-type="float">
            <text:p>24849.72833</text:p>
          </table:table-cell>
          <table:table-cell office:value-type="float" office:value="34.84691706" calcext:value-type="float">
            <text:p>34.84691706</text:p>
          </table:table-cell>
          <table:table-cell office:value-type="float" office:value="1.354551482" calcext:value-type="float">
            <text:p>1.354551482</text:p>
          </table:table-cell>
          <table:table-cell office:value-type="float" office:value="18.51065887" calcext:value-type="float">
            <text:p>18.51065887</text:p>
          </table:table-cell>
          <table:table-cell office:value-type="float" office:value="37.02131774" calcext:value-type="float">
            <text:p>37.02131774</text:p>
          </table:table-cell>
          <table:table-cell office:value-type="float" office:value="19.50213252" calcext:value-type="float">
            <text:p>19.50213252</text:p>
          </table:table-cell>
          <table:table-cell office:value-type="float" office:value="1.667605" calcext:value-type="float">
            <text:p>1.667605</text:p>
          </table:table-cell>
          <table:table-cell office:value-type="float" office:value="405.1894736" calcext:value-type="float">
            <text:p>405.1894736</text:p>
          </table:table-cell>
          <table:table-cell office:value-type="float" office:value="89.52380952" calcext:value-type="float">
            <text:p>89.52380952</text:p>
          </table:table-cell>
          <table:table-cell office:value-type="float" office:value="0.376113937" calcext:value-type="float">
            <text:p>0.376113937</text:p>
          </table:table-cell>
          <table:table-cell office:value-type="float" office:value="25.23365066" calcext:value-type="float">
            <text:p>25.23365066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128" calcext:value-type="float">
            <text:p>128</text:p>
          </table:table-cell>
          <table:table-cell office:value-type="float" office:value="841099.8946" calcext:value-type="float">
            <text:p>841099.8946</text:p>
          </table:table-cell>
          <table:table-cell office:value-type="float" office:value="2798.002352" calcext:value-type="float">
            <text:p>2798.002352</text:p>
          </table:table-cell>
          <table:table-cell office:value-type="float" office:value="1432.52239" calcext:value-type="float">
            <text:p>1432.52239</text:p>
          </table:table-cell>
          <table:table-cell office:value-type="float" office:value="1068.002372" calcext:value-type="float">
            <text:p>1068.002372</text:p>
          </table:table-cell>
          <table:table-cell office:value-type="float" office:value="1858825.8" calcext:value-type="float">
            <text:p>1858825.8</text:p>
          </table:table-cell>
          <table:table-cell office:value-type="float" office:value="16152.91667" calcext:value-type="float">
            <text:p>16152.91667</text:p>
          </table:table-cell>
          <table:table-cell office:value-type="float" office:value="17211.35" calcext:value-type="float">
            <text:p>17211.35</text:p>
          </table:table-cell>
          <table:table-cell office:value-type="float" office:value="52.07108486" calcext:value-type="float">
            <text:p>52.07108486</text:p>
          </table:table-cell>
          <table:table-cell office:value-type="float" office:value="1.689933872" calcext:value-type="float">
            <text:p>1.689933872</text:p>
          </table:table-cell>
          <table:table-cell office:value-type="float" office:value="18.06565008" calcext:value-type="float">
            <text:p>18.06565008</text:p>
          </table:table-cell>
          <table:table-cell office:value-type="float" office:value="36.13130015" calcext:value-type="float">
            <text:p>36.13130015</text:p>
          </table:table-cell>
          <table:table-cell office:value-type="float" office:value="22.02450574" calcext:value-type="float">
            <text:p>22.02450574</text:p>
          </table:table-cell>
          <table:table-cell office:value-type="float" office:value="2.270094" calcext:value-type="float">
            <text:p>2.270094</text:p>
          </table:table-cell>
          <table:table-cell office:value-type="float" office:value="366.6712083" calcext:value-type="float">
            <text:p>366.6712083</text:p>
          </table:table-cell>
          <table:table-cell office:value-type="float" office:value="94.28758211" calcext:value-type="float">
            <text:p>94.28758211</text:p>
          </table:table-cell>
          <table:table-cell office:value-type="float" office:value="0.25302549" calcext:value-type="float">
            <text:p>0.25302549</text:p>
          </table:table-cell>
          <table:table-cell office:value-type="float" office:value="21.75087922" calcext:value-type="float">
            <text:p>21.75087922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159" calcext:value-type="float">
            <text:p>159</text:p>
          </table:table-cell>
          <table:table-cell office:value-type="float" office:value="831885.1825" calcext:value-type="float">
            <text:p>831885.1825</text:p>
          </table:table-cell>
          <table:table-cell office:value-type="float" office:value="2753.570635" calcext:value-type="float">
            <text:p>2753.570635</text:p>
          </table:table-cell>
          <table:table-cell office:value-type="float" office:value="1611.255449" calcext:value-type="float">
            <text:p>1611.255449</text:p>
          </table:table-cell>
          <table:table-cell office:value-type="float" office:value="945.1609524" calcext:value-type="float">
            <text:p>945.1609524</text:p>
          </table:table-cell>
          <table:table-cell office:value-type="float" office:value="2812968" calcext:value-type="float">
            <text:p>2812968</text:p>
          </table:table-cell>
          <table:table-cell office:value-type="float" office:value="25011.86667" calcext:value-type="float">
            <text:p>25011.86667</text:p>
          </table:table-cell>
          <table:table-cell office:value-type="float" office:value="26046" calcext:value-type="float">
            <text:p>26046</text:p>
          </table:table-cell>
          <table:table-cell office:value-type="float" office:value="33.25962007" calcext:value-type="float">
            <text:p>33.25962007</text:p>
          </table:table-cell>
          <table:table-cell office:value-type="float" office:value="1.131739573" calcext:value-type="float">
            <text:p>1.131739573</text:p>
          </table:table-cell>
          <table:table-cell office:value-type="float" office:value="17.75526313" calcext:value-type="float">
            <text:p>17.75526313</text:p>
          </table:table-cell>
          <table:table-cell office:value-type="float" office:value="35.51052627" calcext:value-type="float">
            <text:p>35.51052627</text:p>
          </table:table-cell>
          <table:table-cell office:value-type="float" office:value="18.56807805" calcext:value-type="float">
            <text:p>18.56807805</text:p>
          </table:table-cell>
          <table:table-cell office:value-type="float" office:value="1.290977" calcext:value-type="float">
            <text:p>1.290977</text:p>
          </table:table-cell>
          <table:table-cell office:value-type="float" office:value="322.8781868" calcext:value-type="float">
            <text:p>322.8781868</text:p>
          </table:table-cell>
          <table:table-cell office:value-type="float" office:value="82.73674614" calcext:value-type="float">
            <text:p>82.73674614</text:p>
          </table:table-cell>
          <table:table-cell office:value-type="float" office:value="0.340873716" calcext:value-type="float">
            <text:p>0.340873716</text:p>
          </table:table-cell>
          <table:table-cell office:value-type="float" office:value="25.17891864" calcext:value-type="float">
            <text:p>25.17891864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232" calcext:value-type="float">
            <text:p>232</text:p>
          </table:table-cell>
          <table:table-cell office:value-type="float" office:value="828746.7792" calcext:value-type="float">
            <text:p>828746.7792</text:p>
          </table:table-cell>
          <table:table-cell office:value-type="float" office:value="2625.058593" calcext:value-type="float">
            <text:p>2625.058593</text:p>
          </table:table-cell>
          <table:table-cell office:value-type="float" office:value="1563.470375" calcext:value-type="float">
            <text:p>1563.470375</text:p>
          </table:table-cell>
          <table:table-cell office:value-type="float" office:value="1463.93619" calcext:value-type="float">
            <text:p>1463.93619</text:p>
          </table:table-cell>
          <table:table-cell office:value-type="float" office:value="2149338.6" calcext:value-type="float">
            <text:p>2149338.6</text:p>
          </table:table-cell>
          <table:table-cell office:value-type="float" office:value="18495.65" calcext:value-type="float">
            <text:p>18495.65</text:p>
          </table:table-cell>
          <table:table-cell office:value-type="float" office:value="19901.28333" calcext:value-type="float">
            <text:p>19901.28333</text:p>
          </table:table-cell>
          <table:table-cell office:value-type="float" office:value="44.80765905" calcext:value-type="float">
            <text:p>44.80765905</text:p>
          </table:table-cell>
          <table:table-cell office:value-type="float" office:value="0.601735236" calcext:value-type="float">
            <text:p>0.601735236</text:p>
          </table:table-cell>
          <table:table-cell office:value-type="float" office:value="19.27210958" calcext:value-type="float">
            <text:p>19.27210958</text:p>
          </table:table-cell>
          <table:table-cell office:value-type="float" office:value="38.54421916" calcext:value-type="float">
            <text:p>38.54421916</text:p>
          </table:table-cell>
          <table:table-cell office:value-type="float" office:value="21.48095789" calcext:value-type="float">
            <text:p>21.48095789</text:p>
          </table:table-cell>
          <table:table-cell office:value-type="float" office:value="0.689144" calcext:value-type="float">
            <text:p>0.689144</text:p>
          </table:table-cell>
          <table:table-cell office:value-type="float" office:value="127.4535242" calcext:value-type="float">
            <text:p>127.4535242</text:p>
          </table:table-cell>
          <table:table-cell office:value-type="float" office:value="80.23062711" calcext:value-type="float">
            <text:p>80.23062711</text:p>
          </table:table-cell>
          <table:table-cell office:value-type="float" office:value="0.263734778" calcext:value-type="float">
            <text:p>0.263734778</text:p>
          </table:table-cell>
          <table:table-cell office:value-type="float" office:value="20.65776366" calcext:value-type="float">
            <text:p>20.65776366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156" calcext:value-type="float">
            <text:p>156</text:p>
          </table:table-cell>
          <table:table-cell office:value-type="float" office:value="824523.4998" calcext:value-type="float">
            <text:p>824523.4998</text:p>
          </table:table-cell>
          <table:table-cell office:value-type="float" office:value="2682.836188" calcext:value-type="float">
            <text:p>2682.836188</text:p>
          </table:table-cell>
          <table:table-cell office:value-type="float" office:value="1886.237179" calcext:value-type="float">
            <text:p>1886.237179</text:p>
          </table:table-cell>
          <table:table-cell office:value-type="float" office:value="916.0183971" calcext:value-type="float">
            <text:p>916.0183971</text:p>
          </table:table-cell>
          <table:table-cell office:value-type="float" office:value="2069638.2" calcext:value-type="float">
            <text:p>2069638.2</text:p>
          </table:table-cell>
          <table:table-cell office:value-type="float" office:value="18450.35" calcext:value-type="float">
            <text:p>18450.35</text:p>
          </table:table-cell>
          <table:table-cell office:value-type="float" office:value="19163.31667" calcext:value-type="float">
            <text:p>19163.31667</text:p>
          </table:table-cell>
          <table:table-cell office:value-type="float" office:value="44.68877283" calcext:value-type="float">
            <text:p>44.68877283</text:p>
          </table:table-cell>
          <table:table-cell office:value-type="float" office:value="1.368481706" calcext:value-type="float">
            <text:p>1.368481706</text:p>
          </table:table-cell>
          <table:table-cell office:value-type="float" office:value="20.88360389" calcext:value-type="float">
            <text:p>20.88360389</text:p>
          </table:table-cell>
          <table:table-cell office:value-type="float" office:value="41.76720778" calcext:value-type="float">
            <text:p>41.76720778</text:p>
          </table:table-cell>
          <table:table-cell office:value-type="float" office:value="20.32577291" calcext:value-type="float">
            <text:p>20.32577291</text:p>
          </table:table-cell>
          <table:table-cell office:value-type="float" office:value="1.553008" calcext:value-type="float">
            <text:p>1.553008</text:p>
          </table:table-cell>
          <table:table-cell office:value-type="float" office:value="286.5339355" calcext:value-type="float">
            <text:p>286.5339355</text:p>
          </table:table-cell>
          <table:table-cell office:value-type="float" office:value="76.69770968" calcext:value-type="float">
            <text:p>76.69770968</text:p>
          </table:table-cell>
          <table:table-cell office:value-type="float" office:value="0.137980292" calcext:value-type="float">
            <text:p>0.137980292</text:p>
          </table:table-cell>
          <table:table-cell office:value-type="float" office:value="24.3232952" calcext:value-type="float">
            <text:p>24.3232952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211" calcext:value-type="float">
            <text:p>211</text:p>
          </table:table-cell>
          <table:table-cell office:value-type="float" office:value="816003.2438" calcext:value-type="float">
            <text:p>816003.2438</text:p>
          </table:table-cell>
          <table:table-cell office:value-type="float" office:value="2535.669767" calcext:value-type="float">
            <text:p>2535.669767</text:p>
          </table:table-cell>
          <table:table-cell office:value-type="float" office:value="1798.771795" calcext:value-type="float">
            <text:p>1798.771795</text:p>
          </table:table-cell>
          <table:table-cell office:value-type="float" office:value="1469.644893" calcext:value-type="float">
            <text:p>1469.644893</text:p>
          </table:table-cell>
          <table:table-cell office:value-type="float" office:value="2682300.6" calcext:value-type="float">
            <text:p>2682300.6</text:p>
          </table:table-cell>
          <table:table-cell office:value-type="float" office:value="21636.21667" calcext:value-type="float">
            <text:p>21636.21667</text:p>
          </table:table-cell>
          <table:table-cell office:value-type="float" office:value="24836.11667" calcext:value-type="float">
            <text:p>24836.11667</text:p>
          </table:table-cell>
          <table:table-cell office:value-type="float" office:value="37.71469182" calcext:value-type="float">
            <text:p>37.71469182</text:p>
          </table:table-cell>
          <table:table-cell office:value-type="float" office:value="1.868460389" calcext:value-type="float">
            <text:p>1.868460389</text:p>
          </table:table-cell>
          <table:table-cell office:value-type="float" office:value="20.12519673" calcext:value-type="float">
            <text:p>20.12519673</text:p>
          </table:table-cell>
          <table:table-cell office:value-type="float" office:value="40.25039345" calcext:value-type="float">
            <text:p>40.25039345</text:p>
          </table:table-cell>
          <table:table-cell office:value-type="float" office:value="31.04582366" calcext:value-type="float">
            <text:p>31.04582366</text:p>
          </table:table-cell>
          <table:table-cell office:value-type="float" office:value="1.878808" calcext:value-type="float">
            <text:p>1.878808</text:p>
          </table:table-cell>
          <table:table-cell office:value-type="float" office:value="406.5012387" calcext:value-type="float">
            <text:p>406.5012387</text:p>
          </table:table-cell>
          <table:table-cell office:value-type="float" office:value="83.90578301" calcext:value-type="float">
            <text:p>83.90578301</text:p>
          </table:table-cell>
          <table:table-cell office:value-type="float" office:value="0.78241511" calcext:value-type="float">
            <text:p>0.78241511</text:p>
          </table:table-cell>
          <table:table-cell office:value-type="float" office:value="25.93940448" calcext:value-type="float">
            <text:p>25.93940448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143" calcext:value-type="float">
            <text:p>143</text:p>
          </table:table-cell>
          <table:table-cell office:value-type="float" office:value="815540.1832" calcext:value-type="float">
            <text:p>815540.1832</text:p>
          </table:table-cell>
          <table:table-cell office:value-type="float" office:value="3260.780733" calcext:value-type="float">
            <text:p>3260.78073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09268.4" calcext:value-type="float">
            <text:p>1609268.4</text:p>
          </table:table-cell>
          <table:table-cell office:value-type="float" office:value="13874.11667" calcext:value-type="float">
            <text:p>13874.11667</text:p>
          </table:table-cell>
          <table:table-cell office:value-type="float" office:value="14900.63333" calcext:value-type="float">
            <text:p>14900.63333</text:p>
          </table:table-cell>
          <table:table-cell office:value-type="float" office:value="58.7814131" calcext:value-type="float">
            <text:p>58.7814131</text:p>
          </table:table-cell>
          <table:table-cell office:value-type="float" office:value="2.160358303" calcext:value-type="float">
            <text:p>2.160358303</text:p>
          </table:table-cell>
          <table:table-cell office:value-type="float" office:value="27.0953402" calcext:value-type="float">
            <text:p>27.0953402</text:p>
          </table:table-cell>
          <table:table-cell office:value-type="float" office:value="36.12712027" calcext:value-type="float">
            <text:p>36.12712027</text:p>
          </table:table-cell>
          <table:table-cell office:value-type="float" office:value="32.70470203" calcext:value-type="float">
            <text:p>32.70470203</text:p>
          </table:table-cell>
          <table:table-cell office:value-type="float" office:value="2.342871" calcext:value-type="float">
            <text:p>2.342871</text:p>
          </table:table-cell>
          <table:table-cell office:value-type="float" office:value="325.0428053" calcext:value-type="float">
            <text:p>325.0428053</text:p>
          </table:table-cell>
          <table:table-cell office:value-type="float" office:value="94.04863028" calcext:value-type="float">
            <text:p>94.04863028</text:p>
          </table:table-cell>
          <table:table-cell office:value-type="float" office:value="0.715634794" calcext:value-type="float">
            <text:p>0.715634794</text:p>
          </table:table-cell>
          <table:table-cell office:value-type="float" office:value="28.77443706" calcext:value-type="float">
            <text:p>28.77443706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R3</text:p>
          </table:table-cell>
          <table:table-cell office:value-type="float" office:value="810962.9701" calcext:value-type="float">
            <text:p>810962.9701</text:p>
          </table:table-cell>
          <table:table-cell office:value-type="float" office:value="2439.279594" calcext:value-type="float">
            <text:p>2439.279594</text:p>
          </table:table-cell>
          <table:table-cell office:value-type="float" office:value="1933.203695" calcext:value-type="float">
            <text:p>1933.203695</text:p>
          </table:table-cell>
          <table:table-cell office:value-type="float" office:value="1583.503225" calcext:value-type="float">
            <text:p>1583.503225</text:p>
          </table:table-cell>
          <table:table-cell office:value-type="float" office:value="4828579.2" calcext:value-type="float">
            <text:p>4828579.2</text:p>
          </table:table-cell>
          <table:table-cell office:value-type="float" office:value="42870.83333" calcext:value-type="float">
            <text:p>42870.83333</text:p>
          </table:table-cell>
          <table:table-cell office:value-type="float" office:value="44709.06667" calcext:value-type="float">
            <text:p>44709.06667</text:p>
          </table:table-cell>
          <table:table-cell office:value-type="float" office:value="18.91642656" calcext:value-type="float">
            <text:p>18.91642656</text:p>
          </table:table-cell>
          <table:table-cell office:value-type="float" office:value="0.010997471" calcext:value-type="float">
            <text:p>0.010997471</text:p>
          </table:table-cell>
          <table:table-cell office:value-type="float" office:value="14.39781861" calcext:value-type="float">
            <text:p>14.39781861</text:p>
          </table:table-cell>
          <table:table-cell office:value-type="float" office:value="19.19709149" calcext:value-type="float">
            <text:p>19.19709149</text:p>
          </table:table-cell>
          <table:table-cell office:value-type="float" office:value="15.35672121" calcext:value-type="float">
            <text:p>15.35672121</text:p>
          </table:table-cell>
          <table:table-cell office:value-type="float" office:value="0.017405" calcext:value-type="float">
            <text:p>0.017405</text:p>
          </table:table-cell>
          <table:table-cell office:value-type="float" office:value="7.459525" calcext:value-type="float">
            <text:p>7.459525</text:p>
          </table:table-cell>
          <table:table-cell office:value-type="float" office:value="93.70477569" calcext:value-type="float">
            <text:p>93.70477569</text:p>
          </table:table-cell>
          <table:table-cell office:value-type="float" office:value="0.788321424" calcext:value-type="float">
            <text:p>0.788321424</text:p>
          </table:table-cell>
          <table:table-cell office:value-type="float" office:value="35.95392853" calcext:value-type="float">
            <text:p>35.95392853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640" calcext:value-type="float">
            <text:p>640</text:p>
          </table:table-cell>
          <table:table-cell office:value-type="float" office:value="805440.7769" calcext:value-type="float">
            <text:p>805440.7769</text:p>
          </table:table-cell>
          <table:table-cell office:value-type="float" office:value="2725.283741" calcext:value-type="float">
            <text:p>2725.283741</text:p>
          </table:table-cell>
          <table:table-cell office:value-type="float" office:value="1328.27706" calcext:value-type="float">
            <text:p>1328.27706</text:p>
          </table:table-cell>
          <table:table-cell office:value-type="float" office:value="886.1850209" calcext:value-type="float">
            <text:p>886.1850209</text:p>
          </table:table-cell>
          <table:table-cell office:value-type="float" office:value="2369671.2" calcext:value-type="float">
            <text:p>2369671.2</text:p>
          </table:table-cell>
          <table:table-cell office:value-type="float" office:value="21009.78333" calcext:value-type="float">
            <text:p>21009.78333</text:p>
          </table:table-cell>
          <table:table-cell office:value-type="float" office:value="21941.4" calcext:value-type="float">
            <text:p>21941.4</text:p>
          </table:table-cell>
          <table:table-cell office:value-type="float" office:value="38.33646279" calcext:value-type="float">
            <text:p>38.33646279</text:p>
          </table:table-cell>
          <table:table-cell office:value-type="float" office:value="10.70565798" calcext:value-type="float">
            <text:p>10.70565798</text:p>
          </table:table-cell>
          <table:table-cell office:value-type="float" office:value="27.56058156" calcext:value-type="float">
            <text:p>27.56058156</text:p>
          </table:table-cell>
          <table:table-cell office:value-type="float" office:value="55.12116311" calcext:value-type="float">
            <text:p>55.12116311</text:p>
          </table:table-cell>
          <table:table-cell office:value-type="float" office:value="35.88671596" calcext:value-type="float">
            <text:p>35.88671596</text:p>
          </table:table-cell>
          <table:table-cell office:value-type="float" office:value="11.721023" calcext:value-type="float">
            <text:p>11.721023</text:p>
          </table:table-cell>
          <table:table-cell office:value-type="float" office:value="2462.556705" calcext:value-type="float">
            <text:p>2462.556705</text:p>
          </table:table-cell>
          <table:table-cell office:value-type="float" office:value="77.262163" calcext:value-type="float">
            <text:p>77.262163</text:p>
          </table:table-cell>
          <table:table-cell office:value-type="float" office:value="0.616682283" calcext:value-type="float">
            <text:p>0.616682283</text:p>
          </table:table-cell>
          <table:table-cell office:value-type="float" office:value="37.03014497" calcext:value-type="float">
            <text:p>37.03014497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04" calcext:value-type="float">
            <text:p>104</text:p>
          </table:table-cell>
          <table:table-cell office:value-type="float" office:value="802210.5753" calcext:value-type="float">
            <text:p>802210.5753</text:p>
          </table:table-cell>
          <table:table-cell office:value-type="float" office:value="2763.684354" calcext:value-type="float">
            <text:p>2763.684354</text:p>
          </table:table-cell>
          <table:table-cell office:value-type="float" office:value="1193.635987" calcext:value-type="float">
            <text:p>1193.635987</text:p>
          </table:table-cell>
          <table:table-cell office:value-type="float" office:value="749.3021132" calcext:value-type="float">
            <text:p>749.3021132</text:p>
          </table:table-cell>
          <table:table-cell office:value-type="float" office:value="1899527.4" calcext:value-type="float">
            <text:p>1899527.4</text:p>
          </table:table-cell>
          <table:table-cell office:value-type="float" office:value="16905.5" calcext:value-type="float">
            <text:p>16905.5</text:p>
          </table:table-cell>
          <table:table-cell office:value-type="float" office:value="17588.21667" calcext:value-type="float">
            <text:p>17588.21667</text:p>
          </table:table-cell>
          <table:table-cell office:value-type="float" office:value="47.45263821" calcext:value-type="float">
            <text:p>47.45263821</text:p>
          </table:table-cell>
          <table:table-cell office:value-type="float" office:value="7.071332714" calcext:value-type="float">
            <text:p>7.071332714</text:p>
          </table:table-cell>
          <table:table-cell office:value-type="float" office:value="27.92649295" calcext:value-type="float">
            <text:p>27.92649295</text:p>
          </table:table-cell>
          <table:table-cell office:value-type="float" office:value="55.85298589" calcext:value-type="float">
            <text:p>55.85298589</text:p>
          </table:table-cell>
          <table:table-cell office:value-type="float" office:value="28.11580298" calcext:value-type="float">
            <text:p>28.11580298</text:p>
          </table:table-cell>
          <table:table-cell office:value-type="float" office:value="7.934942" calcext:value-type="float">
            <text:p>7.934942</text:p>
          </table:table-cell>
          <table:table-cell office:value-type="float" office:value="1341.43452" calcext:value-type="float">
            <text:p>1341.43452</text:p>
          </table:table-cell>
          <table:table-cell office:value-type="float" office:value="76.03201525" calcext:value-type="float">
            <text:p>76.03201525</text:p>
          </table:table-cell>
          <table:table-cell office:value-type="float" office:value="1.10271457" calcext:value-type="float">
            <text:p>1.10271457</text:p>
          </table:table-cell>
          <table:table-cell office:value-type="float" office:value="27.28065687" calcext:value-type="float">
            <text:p>27.28065687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2" calcext:value-type="float">
            <text:p>312</text:p>
          </table:table-cell>
          <table:table-cell office:value-type="float" office:value="796050.649" calcext:value-type="float">
            <text:p>796050.649</text:p>
          </table:table-cell>
          <table:table-cell office:value-type="float" office:value="2419.611497" calcext:value-type="float">
            <text:p>2419.611497</text:p>
          </table:table-cell>
          <table:table-cell office:value-type="float" office:value="1892.367737" calcext:value-type="float">
            <text:p>1892.367737</text:p>
          </table:table-cell>
          <table:table-cell office:value-type="float" office:value="1456.855497" calcext:value-type="float">
            <text:p>1456.855497</text:p>
          </table:table-cell>
          <table:table-cell office:value-type="float" office:value="2394469.8" calcext:value-type="float">
            <text:p>2394469.8</text:p>
          </table:table-cell>
          <table:table-cell office:value-type="float" office:value="21144.78333" calcext:value-type="float">
            <text:p>21144.78333</text:p>
          </table:table-cell>
          <table:table-cell office:value-type="float" office:value="22171.01667" calcext:value-type="float">
            <text:p>22171.01667</text:p>
          </table:table-cell>
          <table:table-cell office:value-type="float" office:value="37.64761438" calcext:value-type="float">
            <text:p>37.64761438</text:p>
          </table:table-cell>
          <table:table-cell office:value-type="float" office:value="5.579302587" calcext:value-type="float">
            <text:p>5.579302587</text:p>
          </table:table-cell>
          <table:table-cell office:value-type="float" office:value="26.07154896" calcext:value-type="float">
            <text:p>26.07154896</text:p>
          </table:table-cell>
          <table:table-cell office:value-type="float" office:value="52.14309791" calcext:value-type="float">
            <text:p>52.14309791</text:p>
          </table:table-cell>
          <table:table-cell office:value-type="float" office:value="32.90399531" calcext:value-type="float">
            <text:p>32.90399531</text:p>
          </table:table-cell>
          <table:table-cell office:value-type="float" office:value="6.683013" calcext:value-type="float">
            <text:p>6.683013</text:p>
          </table:table-cell>
          <table:table-cell office:value-type="float" office:value="1413.10587" calcext:value-type="float">
            <text:p>1413.10587</text:p>
          </table:table-cell>
          <table:table-cell office:value-type="float" office:value="92.04213184" calcext:value-type="float">
            <text:p>92.04213184</text:p>
          </table:table-cell>
          <table:table-cell office:value-type="float" office:value="0.291325392" calcext:value-type="float">
            <text:p>0.291325392</text:p>
          </table:table-cell>
          <table:table-cell office:value-type="float" office:value="26.78747169" calcext:value-type="float">
            <text:p>26.78747169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228" calcext:value-type="float">
            <text:p>228</text:p>
          </table:table-cell>
          <table:table-cell office:value-type="float" office:value="789910.9559" calcext:value-type="float">
            <text:p>789910.9559</text:p>
          </table:table-cell>
          <table:table-cell office:value-type="float" office:value="2402.786479" calcext:value-type="float">
            <text:p>2402.786479</text:p>
          </table:table-cell>
          <table:table-cell office:value-type="float" office:value="1895.609349" calcext:value-type="float">
            <text:p>1895.609349</text:p>
          </table:table-cell>
          <table:table-cell office:value-type="float" office:value="1478.160833" calcext:value-type="float">
            <text:p>1478.160833</text:p>
          </table:table-cell>
          <table:table-cell office:value-type="float" office:value="2147209.2" calcext:value-type="float">
            <text:p>2147209.2</text:p>
          </table:table-cell>
          <table:table-cell office:value-type="float" office:value="18669.4" calcext:value-type="float">
            <text:p>18669.4</text:p>
          </table:table-cell>
          <table:table-cell office:value-type="float" office:value="19881.56667" calcext:value-type="float">
            <text:p>19881.56667</text:p>
          </table:table-cell>
          <table:table-cell office:value-type="float" office:value="42.31046289" calcext:value-type="float">
            <text:p>42.31046289</text:p>
          </table:table-cell>
          <table:table-cell office:value-type="float" office:value="0.183203163" calcext:value-type="float">
            <text:p>0.183203163</text:p>
          </table:table-cell>
          <table:table-cell office:value-type="float" office:value="16.3405816" calcext:value-type="float">
            <text:p>16.3405816</text:p>
          </table:table-cell>
          <table:table-cell office:value-type="float" office:value="32.68116321" calcext:value-type="float">
            <text:p>32.68116321</text:p>
          </table:table-cell>
          <table:table-cell office:value-type="float" office:value="18.82845609" calcext:value-type="float">
            <text:p>18.82845609</text:p>
          </table:table-cell>
          <table:table-cell office:value-type="float" office:value="0.230287" calcext:value-type="float">
            <text:p>0.230287</text:p>
          </table:table-cell>
          <table:table-cell office:value-type="float" office:value="42.9769588" calcext:value-type="float">
            <text:p>42.9769588</text:p>
          </table:table-cell>
          <table:table-cell office:value-type="float" office:value="87.76580251" calcext:value-type="float">
            <text:p>87.76580251</text:p>
          </table:table-cell>
          <table:table-cell office:value-type="float" office:value="0.305622591" calcext:value-type="float">
            <text:p>0.305622591</text:p>
          </table:table-cell>
          <table:table-cell office:value-type="float" office:value="19.55187805" calcext:value-type="float">
            <text:p>19.55187805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01" calcext:value-type="float">
            <text:p>101</text:p>
          </table:table-cell>
          <table:table-cell office:value-type="float" office:value="777614.731" calcext:value-type="float">
            <text:p>777614.731</text:p>
          </table:table-cell>
          <table:table-cell office:value-type="float" office:value="2458.236314" calcext:value-type="float">
            <text:p>2458.236314</text:p>
          </table:table-cell>
          <table:table-cell office:value-type="float" office:value="1563.731218" calcext:value-type="float">
            <text:p>1563.731218</text:p>
          </table:table-cell>
          <table:table-cell office:value-type="float" office:value="1278.7644" calcext:value-type="float">
            <text:p>1278.7644</text:p>
          </table:table-cell>
          <table:table-cell office:value-type="float" office:value="2388155.4" calcext:value-type="float">
            <text:p>2388155.4</text:p>
          </table:table-cell>
          <table:table-cell office:value-type="float" office:value="20534.28333" calcext:value-type="float">
            <text:p>20534.28333</text:p>
          </table:table-cell>
          <table:table-cell office:value-type="float" office:value="22112.55" calcext:value-type="float">
            <text:p>22112.55</text:p>
          </table:table-cell>
          <table:table-cell office:value-type="float" office:value="37.86909523" calcext:value-type="float">
            <text:p>37.86909523</text:p>
          </table:table-cell>
          <table:table-cell office:value-type="float" office:value="0.626355095" calcext:value-type="float">
            <text:p>0.626355095</text:p>
          </table:table-cell>
          <table:table-cell office:value-type="float" office:value="21.55190979" calcext:value-type="float">
            <text:p>21.55190979</text:p>
          </table:table-cell>
          <table:table-cell office:value-type="float" office:value="43.10381959" calcext:value-type="float">
            <text:p>43.10381959</text:p>
          </table:table-cell>
          <table:table-cell office:value-type="float" office:value="25.84481599" calcext:value-type="float">
            <text:p>25.84481599</text:p>
          </table:table-cell>
          <table:table-cell office:value-type="float" office:value="0.783085" calcext:value-type="float">
            <text:p>0.783085</text:p>
          </table:table-cell>
          <table:table-cell office:value-type="float" office:value="160.7834385" calcext:value-type="float">
            <text:p>160.7834385</text:p>
          </table:table-cell>
          <table:table-cell office:value-type="float" office:value="81.04524657" calcext:value-type="float">
            <text:p>81.04524657</text:p>
          </table:table-cell>
          <table:table-cell office:value-type="float" office:value="0.69988858" calcext:value-type="float">
            <text:p>0.69988858</text:p>
          </table:table-cell>
          <table:table-cell office:value-type="float" office:value="21.78501572" calcext:value-type="float">
            <text:p>21.78501572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211" calcext:value-type="float">
            <text:p>211</text:p>
          </table:table-cell>
          <table:table-cell office:value-type="float" office:value="774884.5648" calcext:value-type="float">
            <text:p>774884.5648</text:p>
          </table:table-cell>
          <table:table-cell office:value-type="float" office:value="2414.101935" calcext:value-type="float">
            <text:p>2414.101935</text:p>
          </table:table-cell>
          <table:table-cell office:value-type="float" office:value="1589.115934" calcext:value-type="float">
            <text:p>1589.115934</text:p>
          </table:table-cell>
          <table:table-cell office:value-type="float" office:value="1442.309206" calcext:value-type="float">
            <text:p>1442.309206</text:p>
          </table:table-cell>
          <table:table-cell office:value-type="float" office:value="2620269" calcext:value-type="float">
            <text:p>2620269</text:p>
          </table:table-cell>
          <table:table-cell office:value-type="float" office:value="21287.28333" calcext:value-type="float">
            <text:p>21287.28333</text:p>
          </table:table-cell>
          <table:table-cell office:value-type="float" office:value="24261.75" calcext:value-type="float">
            <text:p>24261.75</text:p>
          </table:table-cell>
          <table:table-cell office:value-type="float" office:value="36.40128957" calcext:value-type="float">
            <text:p>36.40128957</text:p>
          </table:table-cell>
          <table:table-cell office:value-type="float" office:value="1.376610255" calcext:value-type="float">
            <text:p>1.376610255</text:p>
          </table:table-cell>
          <table:table-cell office:value-type="float" office:value="18.98798951" calcext:value-type="float">
            <text:p>18.98798951</text:p>
          </table:table-cell>
          <table:table-cell office:value-type="float" office:value="37.97597902" calcext:value-type="float">
            <text:p>37.97597902</text:p>
          </table:table-cell>
          <table:table-cell office:value-type="float" office:value="29.0625229" calcext:value-type="float">
            <text:p>29.0625229</text:p>
          </table:table-cell>
          <table:table-cell office:value-type="float" office:value="2.178848" calcext:value-type="float">
            <text:p>2.178848</text:p>
          </table:table-cell>
          <table:table-cell office:value-type="float" office:value="463.8073293" calcext:value-type="float">
            <text:p>463.8073293</text:p>
          </table:table-cell>
          <table:table-cell office:value-type="float" office:value="83.73537139" calcext:value-type="float">
            <text:p>83.73537139</text:p>
          </table:table-cell>
          <table:table-cell office:value-type="float" office:value="0.85260832" calcext:value-type="float">
            <text:p>0.85260832</text:p>
          </table:table-cell>
          <table:table-cell office:value-type="float" office:value="25.5403772" calcext:value-type="float">
            <text:p>25.5403772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143" calcext:value-type="float">
            <text:p>143</text:p>
          </table:table-cell>
          <table:table-cell office:value-type="float" office:value="772876.9351" calcext:value-type="float">
            <text:p>772876.9351</text:p>
          </table:table-cell>
          <table:table-cell office:value-type="float" office:value="3101.979659" calcext:value-type="float">
            <text:p>3101.97965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47523" calcext:value-type="float">
            <text:p>1547523</text:p>
          </table:table-cell>
          <table:table-cell office:value-type="float" office:value="13451.78333" calcext:value-type="float">
            <text:p>13451.78333</text:p>
          </table:table-cell>
          <table:table-cell office:value-type="float" office:value="14328.91667" calcext:value-type="float">
            <text:p>14328.91667</text:p>
          </table:table-cell>
          <table:table-cell office:value-type="float" office:value="57.45535115" calcext:value-type="float">
            <text:p>57.45535115</text:p>
          </table:table-cell>
          <table:table-cell office:value-type="float" office:value="3.306451613" calcext:value-type="float">
            <text:p>3.306451613</text:p>
          </table:table-cell>
          <table:table-cell office:value-type="float" office:value="26.73298144" calcext:value-type="float">
            <text:p>26.73298144</text:p>
          </table:table-cell>
          <table:table-cell office:value-type="float" office:value="35.64397525" calcext:value-type="float">
            <text:p>35.64397525</text:p>
          </table:table-cell>
          <table:table-cell office:value-type="float" office:value="30.23078621" calcext:value-type="float">
            <text:p>30.23078621</text:p>
          </table:table-cell>
          <table:table-cell office:value-type="float" office:value="4.097436" calcext:value-type="float">
            <text:p>4.097436</text:p>
          </table:table-cell>
          <table:table-cell office:value-type="float" office:value="551.1733703" calcext:value-type="float">
            <text:p>551.1733703</text:p>
          </table:table-cell>
          <table:table-cell office:value-type="float" office:value="93.52308263" calcext:value-type="float">
            <text:p>93.52308263</text:p>
          </table:table-cell>
          <table:table-cell office:value-type="float" office:value="0.752273236" calcext:value-type="float">
            <text:p>0.752273236</text:p>
          </table:table-cell>
          <table:table-cell office:value-type="float" office:value="31.50280245" calcext:value-type="float">
            <text:p>31.50280245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405" calcext:value-type="float">
            <text:p>405</text:p>
          </table:table-cell>
          <table:table-cell office:value-type="float" office:value="771891.6224" calcext:value-type="float">
            <text:p>771891.6224</text:p>
          </table:table-cell>
          <table:table-cell office:value-type="float" office:value="2475.694946" calcext:value-type="float">
            <text:p>2475.694946</text:p>
          </table:table-cell>
          <table:table-cell office:value-type="float" office:value="1541.168772" calcext:value-type="float">
            <text:p>1541.168772</text:p>
          </table:table-cell>
          <table:table-cell office:value-type="float" office:value="1189.972206" calcext:value-type="float">
            <text:p>1189.972206</text:p>
          </table:table-cell>
          <table:table-cell office:value-type="float" office:value="2417259.6" calcext:value-type="float">
            <text:p>2417259.6</text:p>
          </table:table-cell>
          <table:table-cell office:value-type="float" office:value="21741.25" calcext:value-type="float">
            <text:p>21741.25</text:p>
          </table:table-cell>
          <table:table-cell office:value-type="float" office:value="22382.03333" calcext:value-type="float">
            <text:p>22382.03333</text:p>
          </table:table-cell>
          <table:table-cell office:value-type="float" office:value="35.50355303" calcext:value-type="float">
            <text:p>35.50355303</text:p>
          </table:table-cell>
          <table:table-cell office:value-type="float" office:value="0.175901495" calcext:value-type="float">
            <text:p>0.175901495</text:p>
          </table:table-cell>
          <table:table-cell office:value-type="float" office:value="16.9656691" calcext:value-type="float">
            <text:p>16.9656691</text:p>
          </table:table-cell>
          <table:table-cell office:value-type="float" office:value="33.9313382" calcext:value-type="float">
            <text:p>33.9313382</text:p>
          </table:table-cell>
          <table:table-cell office:value-type="float" office:value="19.11903621" calcext:value-type="float">
            <text:p>19.11903621</text:p>
          </table:table-cell>
          <table:table-cell office:value-type="float" office:value="0.231013" calcext:value-type="float">
            <text:p>0.231013</text:p>
          </table:table-cell>
          <table:table-cell office:value-type="float" office:value="50.2222875" calcext:value-type="float">
            <text:p>50.2222875</text:p>
          </table:table-cell>
          <table:table-cell office:value-type="float" office:value="73.39928737" calcext:value-type="float">
            <text:p>73.39928737</text:p>
          </table:table-cell>
          <table:table-cell office:value-type="float" office:value="0.21718875" calcext:value-type="float">
            <text:p>0.21718875</text:p>
          </table:table-cell>
          <table:table-cell office:value-type="float" office:value="27.06627715" calcext:value-type="float">
            <text:p>27.06627715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345" calcext:value-type="float">
            <text:p>345</text:p>
          </table:table-cell>
          <table:table-cell office:value-type="float" office:value="770627.9973" calcext:value-type="float">
            <text:p>770627.9973</text:p>
          </table:table-cell>
          <table:table-cell office:value-type="float" office:value="3074.789989" calcext:value-type="float">
            <text:p>3074.78998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48873.9" calcext:value-type="float">
            <text:p>1648873.9</text:p>
          </table:table-cell>
          <table:table-cell office:value-type="float" office:value="14543.7" calcext:value-type="float">
            <text:p>14543.7</text:p>
          </table:table-cell>
          <table:table-cell office:value-type="float" office:value="15412.86667" calcext:value-type="float">
            <text:p>15412.86667</text:p>
          </table:table-cell>
          <table:table-cell office:value-type="float" office:value="52.98706638" calcext:value-type="float">
            <text:p>52.98706638</text:p>
          </table:table-cell>
          <table:table-cell office:value-type="float" office:value="24.10958904" calcext:value-type="float">
            <text:p>24.10958904</text:p>
          </table:table-cell>
          <table:table-cell office:value-type="float" office:value="36.61238472" calcext:value-type="float">
            <text:p>36.61238472</text:p>
          </table:table-cell>
          <table:table-cell office:value-type="float" office:value="73.22476943" calcext:value-type="float">
            <text:p>73.22476943</text:p>
          </table:table-cell>
          <table:table-cell office:value-type="float" office:value="39.1337108" calcext:value-type="float">
            <text:p>39.1337108</text:p>
          </table:table-cell>
          <table:table-cell office:value-type="float" office:value="24.204123" calcext:value-type="float">
            <text:p>24.204123</text:p>
          </table:table-cell>
          <table:table-cell office:value-type="float" office:value="3520.171692" calcext:value-type="float">
            <text:p>3520.171692</text:p>
          </table:table-cell>
          <table:table-cell office:value-type="float" office:value="76.5060241" calcext:value-type="float">
            <text:p>76.5060241</text:p>
          </table:table-cell>
          <table:table-cell office:value-type="float" office:value="0.201822668" calcext:value-type="float">
            <text:p>0.201822668</text:p>
          </table:table-cell>
          <table:table-cell office:value-type="float" office:value="27.66882408" calcext:value-type="float">
            <text:p>27.66882408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228" calcext:value-type="float">
            <text:p>228</text:p>
          </table:table-cell>
          <table:table-cell office:value-type="float" office:value="770598.5898" calcext:value-type="float">
            <text:p>770598.5898</text:p>
          </table:table-cell>
          <table:table-cell office:value-type="float" office:value="2388.684901" calcext:value-type="float">
            <text:p>2388.684901</text:p>
          </table:table-cell>
          <table:table-cell office:value-type="float" office:value="1757.460996" calcext:value-type="float">
            <text:p>1757.460996</text:p>
          </table:table-cell>
          <table:table-cell office:value-type="float" office:value="1345.900182" calcext:value-type="float">
            <text:p>1345.900182</text:p>
          </table:table-cell>
          <table:table-cell office:value-type="float" office:value="2150330.4" calcext:value-type="float">
            <text:p>2150330.4</text:p>
          </table:table-cell>
          <table:table-cell office:value-type="float" office:value="18760.08333" calcext:value-type="float">
            <text:p>18760.08333</text:p>
          </table:table-cell>
          <table:table-cell office:value-type="float" office:value="19910.46667" calcext:value-type="float">
            <text:p>19910.46667</text:p>
          </table:table-cell>
          <table:table-cell office:value-type="float" office:value="41.07650143" calcext:value-type="float">
            <text:p>41.07650143</text:p>
          </table:table-cell>
          <table:table-cell office:value-type="float" office:value="0.116245278" calcext:value-type="float">
            <text:p>0.116245278</text:p>
          </table:table-cell>
          <table:table-cell office:value-type="float" office:value="12.97976946" calcext:value-type="float">
            <text:p>12.97976946</text:p>
          </table:table-cell>
          <table:table-cell office:value-type="float" office:value="25.95953892" calcext:value-type="float">
            <text:p>25.95953892</text:p>
          </table:table-cell>
          <table:table-cell office:value-type="float" office:value="15.90065546" calcext:value-type="float">
            <text:p>15.90065546</text:p>
          </table:table-cell>
          <table:table-cell office:value-type="float" office:value="0.144999" calcext:value-type="float">
            <text:p>0.144999</text:p>
          </table:table-cell>
          <table:table-cell office:value-type="float" office:value="27.18336075" calcext:value-type="float">
            <text:p>27.18336075</text:p>
          </table:table-cell>
          <table:table-cell office:value-type="float" office:value="86.56253333" calcext:value-type="float">
            <text:p>86.56253333</text:p>
          </table:table-cell>
          <table:table-cell office:value-type="float" office:value="0.297863549" calcext:value-type="float">
            <text:p>0.297863549</text:p>
          </table:table-cell>
          <table:table-cell office:value-type="float" office:value="20.03475869" calcext:value-type="float">
            <text:p>20.03475869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4" calcext:value-type="float">
            <text:p>44</text:p>
          </table:table-cell>
          <table:table-cell office:value-type="float" office:value="765312.3448" calcext:value-type="float">
            <text:p>765312.3448</text:p>
          </table:table-cell>
          <table:table-cell office:value-type="float" office:value="3049.053167" calcext:value-type="float">
            <text:p>3049.05316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51670.8" calcext:value-type="float">
            <text:p>1851670.8</text:p>
          </table:table-cell>
          <table:table-cell office:value-type="float" office:value="16592.76667" calcext:value-type="float">
            <text:p>16592.76667</text:p>
          </table:table-cell>
          <table:table-cell office:value-type="float" office:value="17145.1" calcext:value-type="float">
            <text:p>17145.1</text:p>
          </table:table-cell>
          <table:table-cell office:value-type="float" office:value="46.12325118" calcext:value-type="float">
            <text:p>46.12325118</text:p>
          </table:table-cell>
          <table:table-cell office:value-type="float" office:value="4.137731481" calcext:value-type="float">
            <text:p>4.137731481</text:p>
          </table:table-cell>
          <table:table-cell office:value-type="float" office:value="29.12311298" calcext:value-type="float">
            <text:p>29.12311298</text:p>
          </table:table-cell>
          <table:table-cell office:value-type="float" office:value="55.00358064" calcext:value-type="float">
            <text:p>55.00358064</text:p>
          </table:table-cell>
          <table:table-cell office:value-type="float" office:value="42.13041006" calcext:value-type="float">
            <text:p>42.13041006</text:p>
          </table:table-cell>
          <table:table-cell office:value-type="float" office:value="4.393612" calcext:value-type="float">
            <text:p>4.393612</text:p>
          </table:table-cell>
          <table:table-cell office:value-type="float" office:value="729.0197963" calcext:value-type="float">
            <text:p>729.0197963</text:p>
          </table:table-cell>
          <table:table-cell office:value-type="float" office:value="83.24888376" calcext:value-type="float">
            <text:p>83.24888376</text:p>
          </table:table-cell>
          <table:table-cell office:value-type="float" office:value="1.871873023" calcext:value-type="float">
            <text:p>1.871873023</text:p>
          </table:table-cell>
          <table:table-cell office:value-type="float" office:value="21.54326218" calcext:value-type="float">
            <text:p>21.54326218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10" calcext:value-type="float">
            <text:p>110</text:p>
          </table:table-cell>
          <table:table-cell office:value-type="float" office:value="765196.5306" calcext:value-type="float">
            <text:p>765196.5306</text:p>
          </table:table-cell>
          <table:table-cell office:value-type="float" office:value="2469.234639" calcext:value-type="float">
            <text:p>2469.234639</text:p>
          </table:table-cell>
          <table:table-cell office:value-type="float" office:value="1417.086576" calcext:value-type="float">
            <text:p>1417.086576</text:p>
          </table:table-cell>
          <table:table-cell office:value-type="float" office:value="1156.937649" calcext:value-type="float">
            <text:p>1156.937649</text:p>
          </table:table-cell>
          <table:table-cell office:value-type="float" office:value="3383442" calcext:value-type="float">
            <text:p>3383442</text:p>
          </table:table-cell>
          <table:table-cell office:value-type="float" office:value="28301.98333" calcext:value-type="float">
            <text:p>28301.98333</text:p>
          </table:table-cell>
          <table:table-cell office:value-type="float" office:value="31328.16667" calcext:value-type="float">
            <text:p>31328.16667</text:p>
          </table:table-cell>
          <table:table-cell office:value-type="float" office:value="27.03685186" calcext:value-type="float">
            <text:p>27.03685186</text:p>
          </table:table-cell>
          <table:table-cell office:value-type="float" office:value="1.763786559" calcext:value-type="float">
            <text:p>1.763786559</text:p>
          </table:table-cell>
          <table:table-cell office:value-type="float" office:value="15.76414608" calcext:value-type="float">
            <text:p>15.76414608</text:p>
          </table:table-cell>
          <table:table-cell office:value-type="float" office:value="31.52829217" calcext:value-type="float">
            <text:p>31.52829217</text:p>
          </table:table-cell>
          <table:table-cell office:value-type="float" office:value="15.94626129" calcext:value-type="float">
            <text:p>15.94626129</text:p>
          </table:table-cell>
          <table:table-cell office:value-type="float" office:value="1.659942" calcext:value-type="float">
            <text:p>1.659942</text:p>
          </table:table-cell>
          <table:table-cell office:value-type="float" office:value="469.7846214" calcext:value-type="float">
            <text:p>469.7846214</text:p>
          </table:table-cell>
          <table:table-cell office:value-type="float" office:value="83.86705328" calcext:value-type="float">
            <text:p>83.86705328</text:p>
          </table:table-cell>
          <table:table-cell office:value-type="float" office:value="0.664973114" calcext:value-type="float">
            <text:p>0.664973114</text:p>
          </table:table-cell>
          <table:table-cell office:value-type="float" office:value="22.76167439" calcext:value-type="float">
            <text:p>22.76167439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5" calcext:value-type="float">
            <text:p>345</text:p>
          </table:table-cell>
          <table:table-cell office:value-type="float" office:value="754572.4055" calcext:value-type="float">
            <text:p>754572.4055</text:p>
          </table:table-cell>
          <table:table-cell office:value-type="float" office:value="3006.264564" calcext:value-type="float">
            <text:p>3006.26456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469670.2" calcext:value-type="float">
            <text:p>2469670.2</text:p>
          </table:table-cell>
          <table:table-cell office:value-type="float" office:value="20671.6" calcext:value-type="float">
            <text:p>20671.6</text:p>
          </table:table-cell>
          <table:table-cell office:value-type="float" office:value="22867.31667" calcext:value-type="float">
            <text:p>22867.31667</text:p>
          </table:table-cell>
          <table:table-cell office:value-type="float" office:value="36.50285442" calcext:value-type="float">
            <text:p>36.50285442</text:p>
          </table:table-cell>
          <table:table-cell office:value-type="float" office:value="15.2124183" calcext:value-type="float">
            <text:p>15.2124183</text:p>
          </table:table-cell>
          <table:table-cell office:value-type="float" office:value="35.99733057" calcext:value-type="float">
            <text:p>35.99733057</text:p>
          </table:table-cell>
          <table:table-cell office:value-type="float" office:value="71.99466114" calcext:value-type="float">
            <text:p>71.99466114</text:p>
          </table:table-cell>
          <table:table-cell office:value-type="float" office:value="37.4183054" calcext:value-type="float">
            <text:p>37.4183054</text:p>
          </table:table-cell>
          <table:table-cell office:value-type="float" office:value="15.651633" calcext:value-type="float">
            <text:p>15.651633</text:p>
          </table:table-cell>
          <table:table-cell office:value-type="float" office:value="3235.436146" calcext:value-type="float">
            <text:p>3235.436146</text:p>
          </table:table-cell>
          <table:table-cell office:value-type="float" office:value="79.57507287" calcext:value-type="float">
            <text:p>79.57507287</text:p>
          </table:table-cell>
          <table:table-cell office:value-type="float" office:value="0.599041101" calcext:value-type="float">
            <text:p>0.599041101</text:p>
          </table:table-cell>
          <table:table-cell office:value-type="float" office:value="25.9636607" calcext:value-type="float">
            <text:p>25.9636607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531" calcext:value-type="float">
            <text:p>531</text:p>
          </table:table-cell>
          <table:table-cell office:value-type="float" office:value="752028.0995" calcext:value-type="float">
            <text:p>752028.0995</text:p>
          </table:table-cell>
          <table:table-cell office:value-type="float" office:value="2495.791516" calcext:value-type="float">
            <text:p>2495.791516</text:p>
          </table:table-cell>
          <table:table-cell office:value-type="float" office:value="1213.73567" calcext:value-type="float">
            <text:p>1213.73567</text:p>
          </table:table-cell>
          <table:table-cell office:value-type="float" office:value="1052.001756" calcext:value-type="float">
            <text:p>1052.001756</text:p>
          </table:table-cell>
          <table:table-cell office:value-type="float" office:value="2275000.45" calcext:value-type="float">
            <text:p>2275000.45</text:p>
          </table:table-cell>
          <table:table-cell office:value-type="float" office:value="22150.05" calcext:value-type="float">
            <text:p>22150.05</text:p>
          </table:table-cell>
          <table:table-cell office:value-type="float" office:value="23750.51667" calcext:value-type="float">
            <text:p>23750.51667</text:p>
          </table:table-cell>
          <table:table-cell office:value-type="float" office:value="33.95153056" calcext:value-type="float">
            <text:p>33.95153056</text:p>
          </table:table-cell>
          <table:table-cell office:value-type="float" office:value="4.268109408" calcext:value-type="float">
            <text:p>4.268109408</text:p>
          </table:table-cell>
          <table:table-cell office:value-type="float" office:value="20.48342611" calcext:value-type="float">
            <text:p>20.48342611</text:p>
          </table:table-cell>
          <table:table-cell office:value-type="float" office:value="48.16487586" calcext:value-type="float">
            <text:p>48.16487586</text:p>
          </table:table-cell>
          <table:table-cell office:value-type="float" office:value="26.6971403" calcext:value-type="float">
            <text:p>26.6971403</text:p>
          </table:table-cell>
          <table:table-cell office:value-type="float" office:value="5.031001" calcext:value-type="float">
            <text:p>5.031001</text:p>
          </table:table-cell>
          <table:table-cell office:value-type="float" office:value="1114.369016" calcext:value-type="float">
            <text:p>1114.369016</text:p>
          </table:table-cell>
          <table:table-cell office:value-type="float" office:value="88.08887331" calcext:value-type="float">
            <text:p>88.08887331</text:p>
          </table:table-cell>
          <table:table-cell office:value-type="float" office:value="0.335884263" calcext:value-type="float">
            <text:p>0.335884263</text:p>
          </table:table-cell>
          <table:table-cell office:value-type="float" office:value="30.22833102" calcext:value-type="float">
            <text:p>30.22833102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188" calcext:value-type="float">
            <text:p>188</text:p>
          </table:table-cell>
          <table:table-cell office:value-type="float" office:value="751137.3861" calcext:value-type="float">
            <text:p>751137.3861</text:p>
          </table:table-cell>
          <table:table-cell office:value-type="float" office:value="2448.320106" calcext:value-type="float">
            <text:p>2448.320106</text:p>
          </table:table-cell>
          <table:table-cell office:value-type="float" office:value="1383.631914" calcext:value-type="float">
            <text:p>1383.631914</text:p>
          </table:table-cell>
          <table:table-cell office:value-type="float" office:value="1069.902778" calcext:value-type="float">
            <text:p>1069.902778</text:p>
          </table:table-cell>
          <table:table-cell office:value-type="float" office:value="2641717.8" calcext:value-type="float">
            <text:p>2641717.8</text:p>
          </table:table-cell>
          <table:table-cell office:value-type="float" office:value="23863.05" calcext:value-type="float">
            <text:p>23863.05</text:p>
          </table:table-cell>
          <table:table-cell office:value-type="float" office:value="24460.35" calcext:value-type="float">
            <text:p>24460.35</text:p>
          </table:table-cell>
          <table:table-cell office:value-type="float" office:value="31.47700676" calcext:value-type="float">
            <text:p>31.47700676</text:p>
          </table:table-cell>
          <table:table-cell office:value-type="float" office:value="0.310649452" calcext:value-type="float">
            <text:p>0.310649452</text:p>
          </table:table-cell>
          <table:table-cell office:value-type="float" office:value="16.21963855" calcext:value-type="float">
            <text:p>16.21963855</text:p>
          </table:table-cell>
          <table:table-cell office:value-type="float" office:value="32.4392771" calcext:value-type="float">
            <text:p>32.4392771</text:p>
          </table:table-cell>
          <table:table-cell office:value-type="float" office:value="16.35675567" calcext:value-type="float">
            <text:p>16.35675567</text:p>
          </table:table-cell>
          <table:table-cell office:value-type="float" office:value="0.436028" calcext:value-type="float">
            <text:p>0.436028</text:p>
          </table:table-cell>
          <table:table-cell office:value-type="float" office:value="104.042898" calcext:value-type="float">
            <text:p>104.042898</text:p>
          </table:table-cell>
          <table:table-cell office:value-type="float" office:value="90.36502669" calcext:value-type="float">
            <text:p>90.36502669</text:p>
          </table:table-cell>
          <table:table-cell office:value-type="float" office:value="0.235049102" calcext:value-type="float">
            <text:p>0.235049102</text:p>
          </table:table-cell>
          <table:table-cell office:value-type="float" office:value="24.84905426" calcext:value-type="float">
            <text:p>24.84905426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316" calcext:value-type="float">
            <text:p>316</text:p>
          </table:table-cell>
          <table:table-cell office:value-type="float" office:value="747638.2269" calcext:value-type="float">
            <text:p>747638.2269</text:p>
          </table:table-cell>
          <table:table-cell office:value-type="float" office:value="2377.241961" calcext:value-type="float">
            <text:p>2377.241961</text:p>
          </table:table-cell>
          <table:table-cell office:value-type="float" office:value="1648.086887" calcext:value-type="float">
            <text:p>1648.086887</text:p>
          </table:table-cell>
          <table:table-cell office:value-type="float" office:value="1100.050862" calcext:value-type="float">
            <text:p>1100.050862</text:p>
          </table:table-cell>
          <table:table-cell office:value-type="float" office:value="1513933.2" calcext:value-type="float">
            <text:p>1513933.2</text:p>
          </table:table-cell>
          <table:table-cell office:value-type="float" office:value="13639.73333" calcext:value-type="float">
            <text:p>13639.73333</text:p>
          </table:table-cell>
          <table:table-cell office:value-type="float" office:value="14017.9" calcext:value-type="float">
            <text:p>14017.9</text:p>
          </table:table-cell>
          <table:table-cell office:value-type="float" office:value="54.81325834" calcext:value-type="float">
            <text:p>54.81325834</text:p>
          </table:table-cell>
          <table:table-cell office:value-type="float" office:value="3.733738807" calcext:value-type="float">
            <text:p>3.733738807</text:p>
          </table:table-cell>
          <table:table-cell office:value-type="float" office:value="24.53471351" calcext:value-type="float">
            <text:p>24.53471351</text:p>
          </table:table-cell>
          <table:table-cell office:value-type="float" office:value="49.06942702" calcext:value-type="float">
            <text:p>49.06942702</text:p>
          </table:table-cell>
          <table:table-cell office:value-type="float" office:value="26.8029275" calcext:value-type="float">
            <text:p>26.8029275</text:p>
          </table:table-cell>
          <table:table-cell office:value-type="float" office:value="4.601631" calcext:value-type="float">
            <text:p>4.601631</text:p>
          </table:table-cell>
          <table:table-cell office:value-type="float" office:value="627.6459691" calcext:value-type="float">
            <text:p>627.6459691</text:p>
          </table:table-cell>
          <table:table-cell office:value-type="float" office:value="80.76758525" calcext:value-type="float">
            <text:p>80.76758525</text:p>
          </table:table-cell>
          <table:table-cell office:value-type="float" office:value="0.097593087" calcext:value-type="float">
            <text:p>0.097593087</text:p>
          </table:table-cell>
          <table:table-cell office:value-type="float" office:value="22.20459394" calcext:value-type="float">
            <text:p>22.20459394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10" calcext:value-type="float">
            <text:p>210</text:p>
          </table:table-cell>
          <table:table-cell office:value-type="float" office:value="747338.3136" calcext:value-type="float">
            <text:p>747338.3136</text:p>
          </table:table-cell>
          <table:table-cell office:value-type="float" office:value="2366.71771" calcext:value-type="float">
            <text:p>2366.71771</text:p>
          </table:table-cell>
          <table:table-cell office:value-type="float" office:value="1518.701308" calcext:value-type="float">
            <text:p>1518.701308</text:p>
          </table:table-cell>
          <table:table-cell office:value-type="float" office:value="1198.704843" calcext:value-type="float">
            <text:p>1198.704843</text:p>
          </table:table-cell>
          <table:table-cell office:value-type="float" office:value="3275118" calcext:value-type="float">
            <text:p>3275118</text:p>
          </table:table-cell>
          <table:table-cell office:value-type="float" office:value="27711.85" calcext:value-type="float">
            <text:p>27711.85</text:p>
          </table:table-cell>
          <table:table-cell office:value-type="float" office:value="30325.16667" calcext:value-type="float">
            <text:p>30325.16667</text:p>
          </table:table-cell>
          <table:table-cell office:value-type="float" office:value="26.96818558" calcext:value-type="float">
            <text:p>26.96818558</text:p>
          </table:table-cell>
          <table:table-cell office:value-type="float" office:value="4.628347184" calcext:value-type="float">
            <text:p>4.628347184</text:p>
          </table:table-cell>
          <table:table-cell office:value-type="float" office:value="22.32503573" calcext:value-type="float">
            <text:p>22.32503573</text:p>
          </table:table-cell>
          <table:table-cell office:value-type="float" office:value="44.65007146" calcext:value-type="float">
            <text:p>44.65007146</text:p>
          </table:table-cell>
          <table:table-cell office:value-type="float" office:value="29.08407261" calcext:value-type="float">
            <text:p>29.08407261</text:p>
          </table:table-cell>
          <table:table-cell office:value-type="float" office:value="5.333577" calcext:value-type="float">
            <text:p>5.333577</text:p>
          </table:table-cell>
          <table:table-cell office:value-type="float" office:value="1478.01152" calcext:value-type="float">
            <text:p>1478.01152</text:p>
          </table:table-cell>
          <table:table-cell office:value-type="float" office:value="83.08984708" calcext:value-type="float">
            <text:p>83.08984708</text:p>
          </table:table-cell>
          <table:table-cell office:value-type="float" office:value="0.819767151" calcext:value-type="float">
            <text:p>0.819767151</text:p>
          </table:table-cell>
          <table:table-cell office:value-type="float" office:value="23.25649589" calcext:value-type="float">
            <text:p>23.25649589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503" calcext:value-type="float">
            <text:p>503</text:p>
          </table:table-cell>
          <table:table-cell office:value-type="float" office:value="742375.3507" calcext:value-type="float">
            <text:p>742375.3507</text:p>
          </table:table-cell>
          <table:table-cell office:value-type="float" office:value="2296.414336" calcext:value-type="float">
            <text:p>2296.414336</text:p>
          </table:table-cell>
          <table:table-cell office:value-type="float" office:value="1676.399359" calcext:value-type="float">
            <text:p>1676.399359</text:p>
          </table:table-cell>
          <table:table-cell office:value-type="float" office:value="1335.758333" calcext:value-type="float">
            <text:p>1335.758333</text:p>
          </table:table-cell>
          <table:table-cell office:value-type="float" office:value="3438680.4" calcext:value-type="float">
            <text:p>3438680.4</text:p>
          </table:table-cell>
          <table:table-cell office:value-type="float" office:value="30008.83333" calcext:value-type="float">
            <text:p>30008.83333</text:p>
          </table:table-cell>
          <table:table-cell office:value-type="float" office:value="31839.63333" calcext:value-type="float">
            <text:p>31839.63333</text:p>
          </table:table-cell>
          <table:table-cell office:value-type="float" office:value="24.73856089" calcext:value-type="float">
            <text:p>24.73856089</text:p>
          </table:table-cell>
          <table:table-cell office:value-type="float" office:value="1.009013857" calcext:value-type="float">
            <text:p>1.009013857</text:p>
          </table:table-cell>
          <table:table-cell office:value-type="float" office:value="20.58977627" calcext:value-type="float">
            <text:p>20.58977627</text:p>
          </table:table-cell>
          <table:table-cell office:value-type="float" office:value="41.17955254" calcext:value-type="float">
            <text:p>41.17955254</text:p>
          </table:table-cell>
          <table:table-cell office:value-type="float" office:value="26.74328637" calcext:value-type="float">
            <text:p>26.74328637</text:p>
          </table:table-cell>
          <table:table-cell office:value-type="float" office:value="0.11935" calcext:value-type="float">
            <text:p>0.11935</text:p>
          </table:table-cell>
          <table:table-cell office:value-type="float" office:value="35.80053817" calcext:value-type="float">
            <text:p>35.80053817</text:p>
          </table:table-cell>
          <table:table-cell office:value-type="float" office:value="72.08831147" calcext:value-type="float">
            <text:p>72.08831147</text:p>
          </table:table-cell>
          <table:table-cell office:value-type="float" office:value="1.009716239" calcext:value-type="float">
            <text:p>1.009716239</text:p>
          </table:table-cell>
          <table:table-cell office:value-type="float" office:value="32.46098428" calcext:value-type="float">
            <text:p>32.46098428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52" calcext:value-type="float">
            <text:p>152</text:p>
          </table:table-cell>
          <table:table-cell office:value-type="float" office:value="736745.0133" calcext:value-type="float">
            <text:p>736745.0133</text:p>
          </table:table-cell>
          <table:table-cell office:value-type="float" office:value="2359.941727" calcext:value-type="float">
            <text:p>2359.941727</text:p>
          </table:table-cell>
          <table:table-cell office:value-type="float" office:value="1434.172521" calcext:value-type="float">
            <text:p>1434.172521</text:p>
          </table:table-cell>
          <table:table-cell office:value-type="float" office:value="1126.172076" calcext:value-type="float">
            <text:p>1126.172076</text:p>
          </table:table-cell>
          <table:table-cell office:value-type="float" office:value="2420260.2" calcext:value-type="float">
            <text:p>2420260.2</text:p>
          </table:table-cell>
          <table:table-cell office:value-type="float" office:value="21202.05" calcext:value-type="float">
            <text:p>21202.05</text:p>
          </table:table-cell>
          <table:table-cell office:value-type="float" office:value="22409.81667" calcext:value-type="float">
            <text:p>22409.81667</text:p>
          </table:table-cell>
          <table:table-cell office:value-type="float" office:value="34.74876313" calcext:value-type="float">
            <text:p>34.74876313</text:p>
          </table:table-cell>
          <table:table-cell office:value-type="float" office:value="1.058731751" calcext:value-type="float">
            <text:p>1.058731751</text:p>
          </table:table-cell>
          <table:table-cell office:value-type="float" office:value="22.12119651" calcext:value-type="float">
            <text:p>22.12119651</text:p>
          </table:table-cell>
          <table:table-cell office:value-type="float" office:value="44.24239301" calcext:value-type="float">
            <text:p>44.24239301</text:p>
          </table:table-cell>
          <table:table-cell office:value-type="float" office:value="22.17131459" calcext:value-type="float">
            <text:p>22.17131459</text:p>
          </table:table-cell>
          <table:table-cell office:value-type="float" office:value="1.331961" calcext:value-type="float">
            <text:p>1.331961</text:p>
          </table:table-cell>
          <table:table-cell office:value-type="float" office:value="282.390104" calcext:value-type="float">
            <text:p>282.390104</text:p>
          </table:table-cell>
          <table:table-cell office:value-type="float" office:value="94.05684755" calcext:value-type="float">
            <text:p>94.05684755</text:p>
          </table:table-cell>
          <table:table-cell office:value-type="float" office:value="0.258354482" calcext:value-type="float">
            <text:p>0.258354482</text:p>
          </table:table-cell>
          <table:table-cell office:value-type="float" office:value="25.41205705" calcext:value-type="float">
            <text:p>25.41205705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156" calcext:value-type="float">
            <text:p>156</text:p>
          </table:table-cell>
          <table:table-cell office:value-type="float" office:value="724116.6875" calcext:value-type="float">
            <text:p>724116.6875</text:p>
          </table:table-cell>
          <table:table-cell office:value-type="float" office:value="2353.890245" calcext:value-type="float">
            <text:p>2353.890245</text:p>
          </table:table-cell>
          <table:table-cell office:value-type="float" office:value="1679.661493" calcext:value-type="float">
            <text:p>1679.661493</text:p>
          </table:table-cell>
          <table:table-cell office:value-type="float" office:value="758.498254" calcext:value-type="float">
            <text:p>758.498254</text:p>
          </table:table-cell>
          <table:table-cell office:value-type="float" office:value="1933948.8" calcext:value-type="float">
            <text:p>1933948.8</text:p>
          </table:table-cell>
          <table:table-cell office:value-type="float" office:value="17469.23333" calcext:value-type="float">
            <text:p>17469.23333</text:p>
          </table:table-cell>
          <table:table-cell office:value-type="float" office:value="17906.93333" calcext:value-type="float">
            <text:p>17906.93333</text:p>
          </table:table-cell>
          <table:table-cell office:value-type="float" office:value="41.45097119" calcext:value-type="float">
            <text:p>41.45097119</text:p>
          </table:table-cell>
          <table:table-cell office:value-type="float" office:value="0.179479509" calcext:value-type="float">
            <text:p>0.179479509</text:p>
          </table:table-cell>
          <table:table-cell office:value-type="float" office:value="17.75375316" calcext:value-type="float">
            <text:p>17.75375316</text:p>
          </table:table-cell>
          <table:table-cell office:value-type="float" office:value="35.50750631" calcext:value-type="float">
            <text:p>35.50750631</text:p>
          </table:table-cell>
          <table:table-cell office:value-type="float" office:value="15.03545213" calcext:value-type="float">
            <text:p>15.03545213</text:p>
          </table:table-cell>
          <table:table-cell office:value-type="float" office:value="0.219428" calcext:value-type="float">
            <text:p>0.219428</text:p>
          </table:table-cell>
          <table:table-cell office:value-type="float" office:value="38.32749793" calcext:value-type="float">
            <text:p>38.32749793</text:p>
          </table:table-cell>
          <table:table-cell office:value-type="float" office:value="80.36746944" calcext:value-type="float">
            <text:p>80.36746944</text:p>
          </table:table-cell>
          <table:table-cell office:value-type="float" office:value="0.052368905" calcext:value-type="float">
            <text:p>0.052368905</text:p>
          </table:table-cell>
          <table:table-cell office:value-type="float" office:value="24.41084219" calcext:value-type="float">
            <text:p>24.41084219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531" calcext:value-type="float">
            <text:p>531</text:p>
          </table:table-cell>
          <table:table-cell office:value-type="float" office:value="714550.6915" calcext:value-type="float">
            <text:p>714550.6915</text:p>
          </table:table-cell>
          <table:table-cell office:value-type="float" office:value="2269.8385" calcext:value-type="float">
            <text:p>2269.8385</text:p>
          </table:table-cell>
          <table:table-cell office:value-type="float" office:value="1397.283" calcext:value-type="float">
            <text:p>1397.283</text:p>
          </table:table-cell>
          <table:table-cell office:value-type="float" office:value="1163.911482" calcext:value-type="float">
            <text:p>1163.911482</text:p>
          </table:table-cell>
          <table:table-cell office:value-type="float" office:value="3091104" calcext:value-type="float">
            <text:p>3091104</text:p>
          </table:table-cell>
          <table:table-cell office:value-type="float" office:value="26618.36667" calcext:value-type="float">
            <text:p>26618.36667</text:p>
          </table:table-cell>
          <table:table-cell office:value-type="float" office:value="28621.33333" calcext:value-type="float">
            <text:p>28621.33333</text:p>
          </table:table-cell>
          <table:table-cell office:value-type="float" office:value="26.84427262" calcext:value-type="float">
            <text:p>26.84427262</text:p>
          </table:table-cell>
          <table:table-cell office:value-type="float" office:value="5.064737243" calcext:value-type="float">
            <text:p>5.064737243</text:p>
          </table:table-cell>
          <table:table-cell office:value-type="float" office:value="26.08714588" calcext:value-type="float">
            <text:p>26.08714588</text:p>
          </table:table-cell>
          <table:table-cell office:value-type="float" office:value="52.17429176" calcext:value-type="float">
            <text:p>52.17429176</text:p>
          </table:table-cell>
          <table:table-cell office:value-type="float" office:value="27.77864023" calcext:value-type="float">
            <text:p>27.77864023</text:p>
          </table:table-cell>
          <table:table-cell office:value-type="float" office:value="5.718862" calcext:value-type="float">
            <text:p>5.718862</text:p>
          </table:table-cell>
          <table:table-cell office:value-type="float" office:value="1522.251153" calcext:value-type="float">
            <text:p>1522.251153</text:p>
          </table:table-cell>
          <table:table-cell office:value-type="float" office:value="88.55995798" calcext:value-type="float">
            <text:p>88.55995798</text:p>
          </table:table-cell>
          <table:table-cell office:value-type="float" office:value="1.112399072" calcext:value-type="float">
            <text:p>1.112399072</text:p>
          </table:table-cell>
          <table:table-cell office:value-type="float" office:value="28.09006917" calcext:value-type="float">
            <text:p>28.09006917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41" calcext:value-type="float">
            <text:p>341</text:p>
          </table:table-cell>
          <table:table-cell office:value-type="float" office:value="712142.2231" calcext:value-type="float">
            <text:p>712142.2231</text:p>
          </table:table-cell>
          <table:table-cell office:value-type="float" office:value="2154.323014" calcext:value-type="float">
            <text:p>2154.323014</text:p>
          </table:table-cell>
          <table:table-cell office:value-type="float" office:value="1621.998116" calcext:value-type="float">
            <text:p>1621.998116</text:p>
          </table:table-cell>
          <table:table-cell office:value-type="float" office:value="1404.24588" calcext:value-type="float">
            <text:p>1404.24588</text:p>
          </table:table-cell>
          <table:table-cell office:value-type="float" office:value="2024962.2" calcext:value-type="float">
            <text:p>2024962.2</text:p>
          </table:table-cell>
          <table:table-cell office:value-type="float" office:value="17390.86667" calcext:value-type="float">
            <text:p>17390.86667</text:p>
          </table:table-cell>
          <table:table-cell office:value-type="float" office:value="18749.65" calcext:value-type="float">
            <text:p>18749.65</text:p>
          </table:table-cell>
          <table:table-cell office:value-type="float" office:value="40.94920838" calcext:value-type="float">
            <text:p>40.94920838</text:p>
          </table:table-cell>
          <table:table-cell office:value-type="float" office:value="2.693689071" calcext:value-type="float">
            <text:p>2.693689071</text:p>
          </table:table-cell>
          <table:table-cell office:value-type="float" office:value="27.95422456" calcext:value-type="float">
            <text:p>27.95422456</text:p>
          </table:table-cell>
          <table:table-cell office:value-type="float" office:value="55.90844912" calcext:value-type="float">
            <text:p>55.90844912</text:p>
          </table:table-cell>
          <table:table-cell office:value-type="float" office:value="28.54645372" calcext:value-type="float">
            <text:p>28.54645372</text:p>
          </table:table-cell>
          <table:table-cell office:value-type="float" office:value="2.674423" calcext:value-type="float">
            <text:p>2.674423</text:p>
          </table:table-cell>
          <table:table-cell office:value-type="float" office:value="465.1013381" calcext:value-type="float">
            <text:p>465.1013381</text:p>
          </table:table-cell>
          <table:table-cell office:value-type="float" office:value="85.88172002" calcext:value-type="float">
            <text:p>85.88172002</text:p>
          </table:table-cell>
          <table:table-cell office:value-type="float" office:value="0.38904395" calcext:value-type="float">
            <text:p>0.38904395</text:p>
          </table:table-cell>
          <table:table-cell office:value-type="float" office:value="22.09993608" calcext:value-type="float">
            <text:p>22.09993608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5" calcext:value-type="float">
            <text:p>375</text:p>
          </table:table-cell>
          <table:table-cell office:value-type="float" office:value="704108.0417" calcext:value-type="float">
            <text:p>704108.0417</text:p>
          </table:table-cell>
          <table:table-cell office:value-type="float" office:value="1730.0962" calcext:value-type="float">
            <text:p>1730.0962</text:p>
          </table:table-cell>
          <table:table-cell office:value-type="float" office:value="2623.103027" calcext:value-type="float">
            <text:p>2623.103027</text:p>
          </table:table-cell>
          <table:table-cell office:value-type="float" office:value="2152.460293" calcext:value-type="float">
            <text:p>2152.460293</text:p>
          </table:table-cell>
          <table:table-cell office:value-type="float" office:value="2659860" calcext:value-type="float">
            <text:p>2659860</text:p>
          </table:table-cell>
          <table:table-cell office:value-type="float" office:value="23245.33333" calcext:value-type="float">
            <text:p>23245.33333</text:p>
          </table:table-cell>
          <table:table-cell office:value-type="float" office:value="24628.33333" calcext:value-type="float">
            <text:p>24628.33333</text:p>
          </table:table-cell>
          <table:table-cell office:value-type="float" office:value="30.29029662" calcext:value-type="float">
            <text:p>30.29029662</text:p>
          </table:table-cell>
          <table:table-cell office:value-type="float" office:value="2.197462086" calcext:value-type="float">
            <text:p>2.197462086</text:p>
          </table:table-cell>
          <table:table-cell office:value-type="float" office:value="27.74636321" calcext:value-type="float">
            <text:p>27.74636321</text:p>
          </table:table-cell>
          <table:table-cell office:value-type="float" office:value="55.49272642" calcext:value-type="float">
            <text:p>55.49272642</text:p>
          </table:table-cell>
          <table:table-cell office:value-type="float" office:value="29.88927681" calcext:value-type="float">
            <text:p>29.88927681</text:p>
          </table:table-cell>
          <table:table-cell office:value-type="float" office:value="2.371612" calcext:value-type="float">
            <text:p>2.371612</text:p>
          </table:table-cell>
          <table:table-cell office:value-type="float" office:value="551.2863253" calcext:value-type="float">
            <text:p>551.2863253</text:p>
          </table:table-cell>
          <table:table-cell office:value-type="float" office:value="70.33855405" calcext:value-type="float">
            <text:p>70.33855405</text:p>
          </table:table-cell>
          <table:table-cell office:value-type="float" office:value="0.380705373" calcext:value-type="float">
            <text:p>0.380705373</text:p>
          </table:table-cell>
          <table:table-cell office:value-type="float" office:value="25.86519306" calcext:value-type="float">
            <text:p>25.86519306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153" calcext:value-type="float">
            <text:p>153</text:p>
          </table:table-cell>
          <table:table-cell office:value-type="float" office:value="696974.233" calcext:value-type="float">
            <text:p>696974.233</text:p>
          </table:table-cell>
          <table:table-cell office:value-type="float" office:value="2386.06561" calcext:value-type="float">
            <text:p>2386.06561</text:p>
          </table:table-cell>
          <table:table-cell office:value-type="float" office:value="908.3621434" calcext:value-type="float">
            <text:p>908.3621434</text:p>
          </table:table-cell>
          <table:table-cell office:value-type="float" office:value="873.7797476" calcext:value-type="float">
            <text:p>873.7797476</text:p>
          </table:table-cell>
          <table:table-cell office:value-type="float" office:value="2027934.17" calcext:value-type="float">
            <text:p>2027934.17</text:p>
          </table:table-cell>
          <table:table-cell office:value-type="float" office:value="19160.19556" calcext:value-type="float">
            <text:p>19160.19556</text:p>
          </table:table-cell>
          <table:table-cell office:value-type="float" office:value="20314.84556" calcext:value-type="float">
            <text:p>20314.84556</text:p>
          </table:table-cell>
          <table:table-cell office:value-type="float" office:value="36.37615446" calcext:value-type="float">
            <text:p>36.37615446</text:p>
          </table:table-cell>
          <table:table-cell office:value-type="float" office:value="0.311318657" calcext:value-type="float">
            <text:p>0.311318657</text:p>
          </table:table-cell>
          <table:table-cell office:value-type="float" office:value="15.85333017" calcext:value-type="float">
            <text:p>15.85333017</text:p>
          </table:table-cell>
          <table:table-cell office:value-type="float" office:value="36.25885671" calcext:value-type="float">
            <text:p>36.25885671</text:p>
          </table:table-cell>
          <table:table-cell office:value-type="float" office:value="19.83360074" calcext:value-type="float">
            <text:p>19.83360074</text:p>
          </table:table-cell>
          <table:table-cell office:value-type="float" office:value="0.429547" calcext:value-type="float">
            <text:p>0.429547</text:p>
          </table:table-cell>
          <table:table-cell office:value-type="float" office:value="82.29303991" calcext:value-type="float">
            <text:p>82.29303991</text:p>
          </table:table-cell>
          <table:table-cell office:value-type="float" office:value="84.50507802" calcext:value-type="float">
            <text:p>84.50507802</text:p>
          </table:table-cell>
          <table:table-cell office:value-type="float" office:value="0.406608858" calcext:value-type="float">
            <text:p>0.406608858</text:p>
          </table:table-cell>
          <table:table-cell office:value-type="float" office:value="26.31439839" calcext:value-type="float">
            <text:p>26.31439839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405" calcext:value-type="float">
            <text:p>405</text:p>
          </table:table-cell>
          <table:table-cell office:value-type="float" office:value="696843.3915" calcext:value-type="float">
            <text:p>696843.3915</text:p>
          </table:table-cell>
          <table:table-cell office:value-type="float" office:value="2233.911901" calcext:value-type="float">
            <text:p>2233.911901</text:p>
          </table:table-cell>
          <table:table-cell office:value-type="float" office:value="1354.434137" calcext:value-type="float">
            <text:p>1354.434137</text:p>
          </table:table-cell>
          <table:table-cell office:value-type="float" office:value="1073.748937" calcext:value-type="float">
            <text:p>1073.748937</text:p>
          </table:table-cell>
          <table:table-cell office:value-type="float" office:value="2389923" calcext:value-type="float">
            <text:p>2389923</text:p>
          </table:table-cell>
          <table:table-cell office:value-type="float" office:value="21469.21667" calcext:value-type="float">
            <text:p>21469.21667</text:p>
          </table:table-cell>
          <table:table-cell office:value-type="float" office:value="22128.91667" calcext:value-type="float">
            <text:p>22128.91667</text:p>
          </table:table-cell>
          <table:table-cell office:value-type="float" office:value="32.45779305" calcext:value-type="float">
            <text:p>32.45779305</text:p>
          </table:table-cell>
          <table:table-cell office:value-type="float" office:value="0.102369114" calcext:value-type="float">
            <text:p>0.102369114</text:p>
          </table:table-cell>
          <table:table-cell office:value-type="float" office:value="15.02206604" calcext:value-type="float">
            <text:p>15.02206604</text:p>
          </table:table-cell>
          <table:table-cell office:value-type="float" office:value="30.04413208" calcext:value-type="float">
            <text:p>30.04413208</text:p>
          </table:table-cell>
          <table:table-cell office:value-type="float" office:value="15.50264895" calcext:value-type="float">
            <text:p>15.50264895</text:p>
          </table:table-cell>
          <table:table-cell office:value-type="float" office:value="0.132341" calcext:value-type="float">
            <text:p>0.132341</text:p>
          </table:table-cell>
          <table:table-cell office:value-type="float" office:value="28.40377365" calcext:value-type="float">
            <text:p>28.40377365</text:p>
          </table:table-cell>
          <table:table-cell office:value-type="float" office:value="74.2115304" calcext:value-type="float">
            <text:p>74.2115304</text:p>
          </table:table-cell>
          <table:table-cell office:value-type="float" office:value="0.111057336" calcext:value-type="float">
            <text:p>0.111057336</text:p>
          </table:table-cell>
          <table:table-cell office:value-type="float" office:value="27.41715196" calcext:value-type="float">
            <text:p>27.41715196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2" calcext:value-type="float">
            <text:p>402</text:p>
          </table:table-cell>
          <table:table-cell office:value-type="float" office:value="688245.3564" calcext:value-type="float">
            <text:p>688245.3564</text:p>
          </table:table-cell>
          <table:table-cell office:value-type="float" office:value="2182.786781" calcext:value-type="float">
            <text:p>2182.786781</text:p>
          </table:table-cell>
          <table:table-cell office:value-type="float" office:value="1360.739018" calcext:value-type="float">
            <text:p>1360.739018</text:p>
          </table:table-cell>
          <table:table-cell office:value-type="float" office:value="1122.700733" calcext:value-type="float">
            <text:p>1122.700733</text:p>
          </table:table-cell>
          <table:table-cell office:value-type="float" office:value="2315530.8" calcext:value-type="float">
            <text:p>2315530.8</text:p>
          </table:table-cell>
          <table:table-cell office:value-type="float" office:value="20830.03333" calcext:value-type="float">
            <text:p>20830.03333</text:p>
          </table:table-cell>
          <table:table-cell office:value-type="float" office:value="21440.1" calcext:value-type="float">
            <text:p>21440.1</text:p>
          </table:table-cell>
          <table:table-cell office:value-type="float" office:value="33.0410108" calcext:value-type="float">
            <text:p>33.0410108</text:p>
          </table:table-cell>
          <table:table-cell office:value-type="float" office:value="0.296593953" calcext:value-type="float">
            <text:p>0.296593953</text:p>
          </table:table-cell>
          <table:table-cell office:value-type="float" office:value="19.93328313" calcext:value-type="float">
            <text:p>19.93328313</text:p>
          </table:table-cell>
          <table:table-cell office:value-type="float" office:value="39.86656625" calcext:value-type="float">
            <text:p>39.86656625</text:p>
          </table:table-cell>
          <table:table-cell office:value-type="float" office:value="19.59401805" calcext:value-type="float">
            <text:p>19.59401805</text:p>
          </table:table-cell>
          <table:table-cell office:value-type="float" office:value="0.361705" calcext:value-type="float">
            <text:p>0.361705</text:p>
          </table:table-cell>
          <table:table-cell office:value-type="float" office:value="75.34223057" calcext:value-type="float">
            <text:p>75.34223057</text:p>
          </table:table-cell>
          <table:table-cell office:value-type="float" office:value="94.4680732" calcext:value-type="float">
            <text:p>94.4680732</text:p>
          </table:table-cell>
          <table:table-cell office:value-type="float" office:value="0.27204071" calcext:value-type="float">
            <text:p>0.27204071</text:p>
          </table:table-cell>
          <table:table-cell office:value-type="float" office:value="23.46674413" calcext:value-type="float">
            <text:p>23.46674413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183" calcext:value-type="float">
            <text:p>183</text:p>
          </table:table-cell>
          <table:table-cell office:value-type="float" office:value="676344.758" calcext:value-type="float">
            <text:p>676344.758</text:p>
          </table:table-cell>
          <table:table-cell office:value-type="float" office:value="2242.827366" calcext:value-type="float">
            <text:p>2242.827366</text:p>
          </table:table-cell>
          <table:table-cell office:value-type="float" office:value="1164.550993" calcext:value-type="float">
            <text:p>1164.550993</text:p>
          </table:table-cell>
          <table:table-cell office:value-type="float" office:value="901.6496003" calcext:value-type="float">
            <text:p>901.6496003</text:p>
          </table:table-cell>
          <table:table-cell office:value-type="float" office:value="2860387.34" calcext:value-type="float">
            <text:p>2860387.34</text:p>
          </table:table-cell>
          <table:table-cell office:value-type="float" office:value="27441.56056" calcext:value-type="float">
            <text:p>27441.56056</text:p>
          </table:table-cell>
          <table:table-cell office:value-type="float" office:value="29418.71056" calcext:value-type="float">
            <text:p>29418.71056</text:p>
          </table:table-cell>
          <table:table-cell office:value-type="float" office:value="24.64673088" calcext:value-type="float">
            <text:p>24.64673088</text:p>
          </table:table-cell>
          <table:table-cell office:value-type="float" office:value="0.192784357" calcext:value-type="float">
            <text:p>0.192784357</text:p>
          </table:table-cell>
          <table:table-cell office:value-type="float" office:value="13.16065009" calcext:value-type="float">
            <text:p>13.16065009</text:p>
          </table:table-cell>
          <table:table-cell office:value-type="float" office:value="29.45460269" calcext:value-type="float">
            <text:p>29.45460269</text:p>
          </table:table-cell>
          <table:table-cell office:value-type="float" office:value="13.55194909" calcext:value-type="float">
            <text:p>13.55194909</text:p>
          </table:table-cell>
          <table:table-cell office:value-type="float" office:value="0.252493" calcext:value-type="float">
            <text:p>0.252493</text:p>
          </table:table-cell>
          <table:table-cell office:value-type="float" office:value="69.26249884" calcext:value-type="float">
            <text:p>69.26249884</text:p>
          </table:table-cell>
          <table:table-cell office:value-type="float" office:value="86.17732598" calcext:value-type="float">
            <text:p>86.17732598</text:p>
          </table:table-cell>
          <table:table-cell office:value-type="float" office:value="0.209788283" calcext:value-type="float">
            <text:p>0.209788283</text:p>
          </table:table-cell>
          <table:table-cell office:value-type="float" office:value="24.56233048" calcext:value-type="float">
            <text:p>24.56233048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29" calcext:value-type="float">
            <text:p>29</text:p>
          </table:table-cell>
          <table:table-cell office:value-type="float" office:value="672712.8795" calcext:value-type="float">
            <text:p>672712.8795</text:p>
          </table:table-cell>
          <table:table-cell office:value-type="float" office:value="2116.604369" calcext:value-type="float">
            <text:p>2116.604369</text:p>
          </table:table-cell>
          <table:table-cell office:value-type="float" office:value="1430.225984" calcext:value-type="float">
            <text:p>1430.225984</text:p>
          </table:table-cell>
          <table:table-cell office:value-type="float" office:value="1120.622521" calcext:value-type="float">
            <text:p>1120.622521</text:p>
          </table:table-cell>
          <table:table-cell office:value-type="float" office:value="1199664" calcext:value-type="float">
            <text:p>1199664</text:p>
          </table:table-cell>
          <table:table-cell office:value-type="float" office:value="10893.16667" calcext:value-type="float">
            <text:p>10893.16667</text:p>
          </table:table-cell>
          <table:table-cell office:value-type="float" office:value="11108" calcext:value-type="float">
            <text:p>11108</text:p>
          </table:table-cell>
          <table:table-cell office:value-type="float" office:value="61.75549316" calcext:value-type="float">
            <text:p>61.75549316</text:p>
          </table:table-cell>
          <table:table-cell office:value-type="float" office:value="0.204918033" calcext:value-type="float">
            <text:p>0.204918033</text:p>
          </table:table-cell>
          <table:table-cell office:value-type="float" office:value="16.02790811" calcext:value-type="float">
            <text:p>16.02790811</text:p>
          </table:table-cell>
          <table:table-cell office:value-type="float" office:value="32.05581622" calcext:value-type="float">
            <text:p>32.05581622</text:p>
          </table:table-cell>
          <table:table-cell office:value-type="float" office:value="22.32920884" calcext:value-type="float">
            <text:p>22.32920884</text:p>
          </table:table-cell>
          <table:table-cell office:value-type="float" office:value="0.244445" calcext:value-type="float">
            <text:p>0.244445</text:p>
          </table:table-cell>
          <table:table-cell office:value-type="float" office:value="26.62289933" calcext:value-type="float">
            <text:p>26.62289933</text:p>
          </table:table-cell>
          <table:table-cell office:value-type="float" office:value="92.9238794" calcext:value-type="float">
            <text:p>92.9238794</text:p>
          </table:table-cell>
          <table:table-cell office:value-type="float" office:value="0.221301674" calcext:value-type="float">
            <text:p>0.221301674</text:p>
          </table:table-cell>
          <table:table-cell office:value-type="float" office:value="18.29482229" calcext:value-type="float">
            <text:p>18.29482229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29" calcext:value-type="float">
            <text:p>229</text:p>
          </table:table-cell>
          <table:table-cell office:value-type="float" office:value="671971.6653" calcext:value-type="float">
            <text:p>671971.6653</text:p>
          </table:table-cell>
          <table:table-cell office:value-type="float" office:value="1983.40107" calcext:value-type="float">
            <text:p>1983.40107</text:p>
          </table:table-cell>
          <table:table-cell office:value-type="float" office:value="1757.260935" calcext:value-type="float">
            <text:p>1757.260935</text:p>
          </table:table-cell>
          <table:table-cell office:value-type="float" office:value="1334.845614" calcext:value-type="float">
            <text:p>1334.845614</text:p>
          </table:table-cell>
          <table:table-cell office:value-type="float" office:value="2210112" calcext:value-type="float">
            <text:p>2210112</text:p>
          </table:table-cell>
          <table:table-cell office:value-type="float" office:value="19083.48333" calcext:value-type="float">
            <text:p>19083.48333</text:p>
          </table:table-cell>
          <table:table-cell office:value-type="float" office:value="20464" calcext:value-type="float">
            <text:p>20464</text:p>
          </table:table-cell>
          <table:table-cell office:value-type="float" office:value="35.21221223" calcext:value-type="float">
            <text:p>35.21221223</text:p>
          </table:table-cell>
          <table:table-cell office:value-type="float" office:value="0.191977367" calcext:value-type="float">
            <text:p>0.191977367</text:p>
          </table:table-cell>
          <table:table-cell office:value-type="float" office:value="16.38184229" calcext:value-type="float">
            <text:p>16.38184229</text:p>
          </table:table-cell>
          <table:table-cell office:value-type="float" office:value="32.76368459" calcext:value-type="float">
            <text:p>32.76368459</text:p>
          </table:table-cell>
          <table:table-cell office:value-type="float" office:value="18.85842516" calcext:value-type="float">
            <text:p>18.85842516</text:p>
          </table:table-cell>
          <table:table-cell office:value-type="float" office:value="0.232391" calcext:value-type="float">
            <text:p>0.232391</text:p>
          </table:table-cell>
          <table:table-cell office:value-type="float" office:value="44.33093178" calcext:value-type="float">
            <text:p>44.33093178</text:p>
          </table:table-cell>
          <table:table-cell office:value-type="float" office:value="84.91896875" calcext:value-type="float">
            <text:p>84.91896875</text:p>
          </table:table-cell>
          <table:table-cell office:value-type="float" office:value="0.324513622" calcext:value-type="float">
            <text:p>0.324513622</text:p>
          </table:table-cell>
          <table:table-cell office:value-type="float" office:value="16.74568169" calcext:value-type="float">
            <text:p>16.74568169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22" calcext:value-type="float">
            <text:p>222</text:p>
          </table:table-cell>
          <table:table-cell office:value-type="float" office:value="668329.1249" calcext:value-type="float">
            <text:p>668329.1249</text:p>
          </table:table-cell>
          <table:table-cell office:value-type="float" office:value="2662.665836" calcext:value-type="float">
            <text:p>2662.66583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21274.2" calcext:value-type="float">
            <text:p>1821274.2</text:p>
          </table:table-cell>
          <table:table-cell office:value-type="float" office:value="14774.4" calcext:value-type="float">
            <text:p>14774.4</text:p>
          </table:table-cell>
          <table:table-cell office:value-type="float" office:value="16863.65" calcext:value-type="float">
            <text:p>16863.65</text:p>
          </table:table-cell>
          <table:table-cell office:value-type="float" office:value="45.2356187" calcext:value-type="float">
            <text:p>45.2356187</text:p>
          </table:table-cell>
          <table:table-cell office:value-type="float" office:value="3.22671156" calcext:value-type="float">
            <text:p>3.22671156</text:p>
          </table:table-cell>
          <table:table-cell office:value-type="float" office:value="25.97037411" calcext:value-type="float">
            <text:p>25.97037411</text:p>
          </table:table-cell>
          <table:table-cell office:value-type="float" office:value="51.94074822" calcext:value-type="float">
            <text:p>51.94074822</text:p>
          </table:table-cell>
          <table:table-cell office:value-type="float" office:value="36.86934156" calcext:value-type="float">
            <text:p>36.86934156</text:p>
          </table:table-cell>
          <table:table-cell office:value-type="float" office:value="3.442849" calcext:value-type="float">
            <text:p>3.442849</text:p>
          </table:table-cell>
          <table:table-cell office:value-type="float" office:value="508.6530432" calcext:value-type="float">
            <text:p>508.6530432</text:p>
          </table:table-cell>
          <table:table-cell office:value-type="float" office:value="89.75464827" calcext:value-type="float">
            <text:p>89.75464827</text:p>
          </table:table-cell>
          <table:table-cell office:value-type="float" office:value="2.47023361" calcext:value-type="float">
            <text:p>2.47023361</text:p>
          </table:table-cell>
          <table:table-cell office:value-type="float" office:value="24.54949227" calcext:value-type="float">
            <text:p>24.54949227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620" calcext:value-type="float">
            <text:p>620</text:p>
          </table:table-cell>
          <table:table-cell office:value-type="float" office:value="659731.6989" calcext:value-type="float">
            <text:p>659731.6989</text:p>
          </table:table-cell>
          <table:table-cell office:value-type="float" office:value="1611.862632" calcext:value-type="float">
            <text:p>1611.862632</text:p>
          </table:table-cell>
          <table:table-cell office:value-type="float" office:value="2148.966038" calcext:value-type="float">
            <text:p>2148.966038</text:p>
          </table:table-cell>
          <table:table-cell office:value-type="float" office:value="2313.03136" calcext:value-type="float">
            <text:p>2313.03136</text:p>
          </table:table-cell>
          <table:table-cell office:value-type="float" office:value="2715435" calcext:value-type="float">
            <text:p>2715435</text:p>
          </table:table-cell>
          <table:table-cell office:value-type="float" office:value="24069.51667" calcext:value-type="float">
            <text:p>24069.51667</text:p>
          </table:table-cell>
          <table:table-cell office:value-type="float" office:value="25142.91667" calcext:value-type="float">
            <text:p>25142.91667</text:p>
          </table:table-cell>
          <table:table-cell office:value-type="float" office:value="27.40942862" calcext:value-type="float">
            <text:p>27.40942862</text:p>
          </table:table-cell>
          <table:table-cell office:value-type="float" office:value="6.283905967" calcext:value-type="float">
            <text:p>6.283905967</text:p>
          </table:table-cell>
          <table:table-cell office:value-type="float" office:value="35.10083961" calcext:value-type="float">
            <text:p>35.10083961</text:p>
          </table:table-cell>
          <table:table-cell office:value-type="float" office:value="41.52040363" calcext:value-type="float">
            <text:p>41.52040363</text:p>
          </table:table-cell>
          <table:table-cell office:value-type="float" office:value="35.15075159" calcext:value-type="float">
            <text:p>35.15075159</text:p>
          </table:table-cell>
          <table:table-cell office:value-type="float" office:value="6.415113" calcext:value-type="float">
            <text:p>6.415113</text:p>
          </table:table-cell>
          <table:table-cell office:value-type="float" office:value="1544.083564" calcext:value-type="float">
            <text:p>1544.083564</text:p>
          </table:table-cell>
          <table:table-cell office:value-type="float" office:value="78.5503863" calcext:value-type="float">
            <text:p>78.5503863</text:p>
          </table:table-cell>
          <table:table-cell office:value-type="float" office:value="1.168941001" calcext:value-type="float">
            <text:p>1.168941001</text:p>
          </table:table-cell>
          <table:table-cell office:value-type="float" office:value="47.46162779" calcext:value-type="float">
            <text:p>47.46162779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236" calcext:value-type="float">
            <text:p>236</text:p>
          </table:table-cell>
          <table:table-cell office:value-type="float" office:value="652854.987" calcext:value-type="float">
            <text:p>652854.987</text:p>
          </table:table-cell>
          <table:table-cell office:value-type="float" office:value="1670.796513" calcext:value-type="float">
            <text:p>1670.796513</text:p>
          </table:table-cell>
          <table:table-cell office:value-type="float" office:value="2148.445944" calcext:value-type="float">
            <text:p>2148.445944</text:p>
          </table:table-cell>
          <table:table-cell office:value-type="float" office:value="1963.439334" calcext:value-type="float">
            <text:p>1963.439334</text:p>
          </table:table-cell>
          <table:table-cell office:value-type="float" office:value="2251503" calcext:value-type="float">
            <text:p>2251503</text:p>
          </table:table-cell>
          <table:table-cell office:value-type="float" office:value="19481.38333" calcext:value-type="float">
            <text:p>19481.38333</text:p>
          </table:table-cell>
          <table:table-cell office:value-type="float" office:value="20847.25" calcext:value-type="float">
            <text:p>20847.25</text:p>
          </table:table-cell>
          <table:table-cell office:value-type="float" office:value="33.5117366" calcext:value-type="float">
            <text:p>33.5117366</text:p>
          </table:table-cell>
          <table:table-cell office:value-type="float" office:value="0.640130354" calcext:value-type="float">
            <text:p>0.640130354</text:p>
          </table:table-cell>
          <table:table-cell office:value-type="float" office:value="13.82316782" calcext:value-type="float">
            <text:p>13.82316782</text:p>
          </table:table-cell>
          <table:table-cell office:value-type="float" office:value="27.64633564" calcext:value-type="float">
            <text:p>27.64633564</text:p>
          </table:table-cell>
          <table:table-cell office:value-type="float" office:value="20.54793552" calcext:value-type="float">
            <text:p>20.54793552</text:p>
          </table:table-cell>
          <table:table-cell office:value-type="float" office:value="0.705944" calcext:value-type="float">
            <text:p>0.705944</text:p>
          </table:table-cell>
          <table:table-cell office:value-type="float" office:value="137.519085" calcext:value-type="float">
            <text:p>137.519085</text:p>
          </table:table-cell>
          <table:table-cell office:value-type="float" office:value="83.71574401" calcext:value-type="float">
            <text:p>83.71574401</text:p>
          </table:table-cell>
          <table:table-cell office:value-type="float" office:value="0.384717566" calcext:value-type="float">
            <text:p>0.384717566</text:p>
          </table:table-cell>
          <table:table-cell office:value-type="float" office:value="21.97674204" calcext:value-type="float">
            <text:p>21.97674204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406" calcext:value-type="float">
            <text:p>406</text:p>
          </table:table-cell>
          <table:table-cell office:value-type="float" office:value="647971.2543" calcext:value-type="float">
            <text:p>647971.2543</text:p>
          </table:table-cell>
          <table:table-cell office:value-type="float" office:value="6032.032569" calcext:value-type="float">
            <text:p>6032.032569</text:p>
          </table:table-cell>
          <table:table-cell office:value-type="float" office:value="4423.371819" calcext:value-type="float">
            <text:p>4423.371819</text:p>
          </table:table-cell>
          <table:table-cell office:value-type="float" office:value="3800.5533" calcext:value-type="float">
            <text:p>3800.5533</text:p>
          </table:table-cell>
          <table:table-cell office:value-type="float" office:value="1548408.48" calcext:value-type="float">
            <text:p>1548408.48</text:p>
          </table:table-cell>
          <table:table-cell office:value-type="float" office:value="13727.73222" calcext:value-type="float">
            <text:p>13727.73222</text:p>
          </table:table-cell>
          <table:table-cell office:value-type="float" office:value="14337.11556" calcext:value-type="float">
            <text:p>14337.11556</text:p>
          </table:table-cell>
          <table:table-cell office:value-type="float" office:value="47.20162397" calcext:value-type="float">
            <text:p>47.20162397</text:p>
          </table:table-cell>
          <table:table-cell office:value-type="float" office:value="3.586839266" calcext:value-type="float">
            <text:p>3.586839266</text:p>
          </table:table-cell>
          <table:table-cell office:value-type="float" office:value="21.40297054" calcext:value-type="float">
            <text:p>21.40297054</text:p>
          </table:table-cell>
          <table:table-cell office:value-type="float" office:value="42.80594108" calcext:value-type="float">
            <text:p>42.80594108</text:p>
          </table:table-cell>
          <table:table-cell office:value-type="float" office:value="18.54693744" calcext:value-type="float">
            <text:p>18.54693744</text:p>
          </table:table-cell>
          <table:table-cell office:value-type="float" office:value="4.364858" calcext:value-type="float">
            <text:p>4.364858</text:p>
          </table:table-cell>
          <table:table-cell office:value-type="float" office:value="599.188056" calcext:value-type="float">
            <text:p>599.188056</text:p>
          </table:table-cell>
          <table:table-cell office:value-type="float" office:value="74.8322222" calcext:value-type="float">
            <text:p>74.8322222</text:p>
          </table:table-cell>
          <table:table-cell office:value-type="float" office:value="2.465162529" calcext:value-type="float">
            <text:p>2.465162529</text:p>
          </table:table-cell>
          <table:table-cell office:value-type="float" office:value="27.74816597" calcext:value-type="float">
            <text:p>27.74816597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531" calcext:value-type="float">
            <text:p>531</text:p>
          </table:table-cell>
          <table:table-cell office:value-type="float" office:value="647832.6801" calcext:value-type="float">
            <text:p>647832.6801</text:p>
          </table:table-cell>
          <table:table-cell office:value-type="float" office:value="2110.403911" calcext:value-type="float">
            <text:p>2110.403911</text:p>
          </table:table-cell>
          <table:table-cell office:value-type="float" office:value="1148.863265" calcext:value-type="float">
            <text:p>1148.863265</text:p>
          </table:table-cell>
          <table:table-cell office:value-type="float" office:value="952.7996551" calcext:value-type="float">
            <text:p>952.7996551</text:p>
          </table:table-cell>
          <table:table-cell office:value-type="float" office:value="2224179.85" calcext:value-type="float">
            <text:p>2224179.85</text:p>
          </table:table-cell>
          <table:table-cell office:value-type="float" office:value="21426.28333" calcext:value-type="float">
            <text:p>21426.28333</text:p>
          </table:table-cell>
          <table:table-cell office:value-type="float" office:value="23422.23333" calcext:value-type="float">
            <text:p>23422.23333</text:p>
          </table:table-cell>
          <table:table-cell office:value-type="float" office:value="30.23542021" calcext:value-type="float">
            <text:p>30.23542021</text:p>
          </table:table-cell>
          <table:table-cell office:value-type="float" office:value="0.510817308" calcext:value-type="float">
            <text:p>0.510817308</text:p>
          </table:table-cell>
          <table:table-cell office:value-type="float" office:value="17.71313033" calcext:value-type="float">
            <text:p>17.71313033</text:p>
          </table:table-cell>
          <table:table-cell office:value-type="float" office:value="42.65041747" calcext:value-type="float">
            <text:p>42.65041747</text:p>
          </table:table-cell>
          <table:table-cell office:value-type="float" office:value="21.78692865" calcext:value-type="float">
            <text:p>21.78692865</text:p>
          </table:table-cell>
          <table:table-cell office:value-type="float" office:value="0.593976" calcext:value-type="float">
            <text:p>0.593976</text:p>
          </table:table-cell>
          <table:table-cell office:value-type="float" office:value="127.2506967" calcext:value-type="float">
            <text:p>127.2506967</text:p>
          </table:table-cell>
          <table:table-cell office:value-type="float" office:value="86.83323852" calcext:value-type="float">
            <text:p>86.83323852</text:p>
          </table:table-cell>
          <table:table-cell office:value-type="float" office:value="0.361542593" calcext:value-type="float">
            <text:p>0.361542593</text:p>
          </table:table-cell>
          <table:table-cell office:value-type="float" office:value="30.0671102" calcext:value-type="float">
            <text:p>30.0671102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136" calcext:value-type="float">
            <text:p>136</text:p>
          </table:table-cell>
          <table:table-cell office:value-type="float" office:value="647506.716" calcext:value-type="float">
            <text:p>647506.716</text:p>
          </table:table-cell>
          <table:table-cell office:value-type="float" office:value="2119.874788" calcext:value-type="float">
            <text:p>2119.874788</text:p>
          </table:table-cell>
          <table:table-cell office:value-type="float" office:value="1141.04822" calcext:value-type="float">
            <text:p>1141.04822</text:p>
          </table:table-cell>
          <table:table-cell office:value-type="float" office:value="949.4079732" calcext:value-type="float">
            <text:p>949.4079732</text:p>
          </table:table-cell>
          <table:table-cell office:value-type="float" office:value="1883296.07" calcext:value-type="float">
            <text:p>1883296.07</text:p>
          </table:table-cell>
          <table:table-cell office:value-type="float" office:value="17757.57333" calcext:value-type="float">
            <text:p>17757.57333</text:p>
          </table:table-cell>
          <table:table-cell office:value-type="float" office:value="19355.24" calcext:value-type="float">
            <text:p>19355.24</text:p>
          </table:table-cell>
          <table:table-cell office:value-type="float" office:value="36.46369376" calcext:value-type="float">
            <text:p>36.46369376</text:p>
          </table:table-cell>
          <table:table-cell office:value-type="float" office:value="0.583657588" calcext:value-type="float">
            <text:p>0.583657588</text:p>
          </table:table-cell>
          <table:table-cell office:value-type="float" office:value="16.90027488" calcext:value-type="float">
            <text:p>16.90027488</text:p>
          </table:table-cell>
          <table:table-cell office:value-type="float" office:value="39.97521299" calcext:value-type="float">
            <text:p>39.97521299</text:p>
          </table:table-cell>
          <table:table-cell office:value-type="float" office:value="16.04362783" calcext:value-type="float">
            <text:p>16.04362783</text:p>
          </table:table-cell>
          <table:table-cell office:value-type="float" office:value="0.709479" calcext:value-type="float">
            <text:p>0.709479</text:p>
          </table:table-cell>
          <table:table-cell office:value-type="float" office:value="125.9722252" calcext:value-type="float">
            <text:p>125.9722252</text:p>
          </table:table-cell>
          <table:table-cell office:value-type="float" office:value="76.36695794" calcext:value-type="float">
            <text:p>76.36695794</text:p>
          </table:table-cell>
          <table:table-cell office:value-type="float" office:value="0.116443577" calcext:value-type="float">
            <text:p>0.116443577</text:p>
          </table:table-cell>
          <table:table-cell office:value-type="float" office:value="27.04258686" calcext:value-type="float">
            <text:p>27.04258686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59" calcext:value-type="float">
            <text:p>159</text:p>
          </table:table-cell>
          <table:table-cell office:value-type="float" office:value="639522.9418" calcext:value-type="float">
            <text:p>639522.9418</text:p>
          </table:table-cell>
          <table:table-cell office:value-type="float" office:value="2074.058187" calcext:value-type="float">
            <text:p>2074.058187</text:p>
          </table:table-cell>
          <table:table-cell office:value-type="float" office:value="1413.772591" calcext:value-type="float">
            <text:p>1413.772591</text:p>
          </table:table-cell>
          <table:table-cell office:value-type="float" office:value="732.5510017" calcext:value-type="float">
            <text:p>732.5510017</text:p>
          </table:table-cell>
          <table:table-cell office:value-type="float" office:value="2910475.8" calcext:value-type="float">
            <text:p>2910475.8</text:p>
          </table:table-cell>
          <table:table-cell office:value-type="float" office:value="25840.75" calcext:value-type="float">
            <text:p>25840.75</text:p>
          </table:table-cell>
          <table:table-cell office:value-type="float" office:value="26948.85" calcext:value-type="float">
            <text:p>26948.85</text:p>
          </table:table-cell>
          <table:table-cell office:value-type="float" office:value="24.74862153" calcext:value-type="float">
            <text:p>24.74862153</text:p>
          </table:table-cell>
          <table:table-cell office:value-type="float" office:value="0.456563094" calcext:value-type="float">
            <text:p>0.456563094</text:p>
          </table:table-cell>
          <table:table-cell office:value-type="float" office:value="17.30173312" calcext:value-type="float">
            <text:p>17.30173312</text:p>
          </table:table-cell>
          <table:table-cell office:value-type="float" office:value="34.60115172" calcext:value-type="float">
            <text:p>34.60115172</text:p>
          </table:table-cell>
          <table:table-cell office:value-type="float" office:value="19.07639116" calcext:value-type="float">
            <text:p>19.07639116</text:p>
          </table:table-cell>
          <table:table-cell office:value-type="float" office:value="0.481296" calcext:value-type="float">
            <text:p>0.481296</text:p>
          </table:table-cell>
          <table:table-cell office:value-type="float" office:value="124.345689" calcext:value-type="float">
            <text:p>124.345689</text:p>
          </table:table-cell>
          <table:table-cell office:value-type="float" office:value="83.30774449" calcext:value-type="float">
            <text:p>83.30774449</text:p>
          </table:table-cell>
          <table:table-cell office:value-type="float" office:value="0.636057194" calcext:value-type="float">
            <text:p>0.636057194</text:p>
          </table:table-cell>
          <table:table-cell office:value-type="float" office:value="25.26970742" calcext:value-type="float">
            <text:p>25.26970742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28" calcext:value-type="float">
            <text:p>128</text:p>
          </table:table-cell>
          <table:table-cell office:value-type="float" office:value="637060.1734" calcext:value-type="float">
            <text:p>637060.1734</text:p>
          </table:table-cell>
          <table:table-cell office:value-type="float" office:value="2088.174127" calcext:value-type="float">
            <text:p>2088.174127</text:p>
          </table:table-cell>
          <table:table-cell office:value-type="float" office:value="1151.609261" calcext:value-type="float">
            <text:p>1151.609261</text:p>
          </table:table-cell>
          <table:table-cell office:value-type="float" office:value="855.5610639" calcext:value-type="float">
            <text:p>855.5610639</text:p>
          </table:table-cell>
          <table:table-cell office:value-type="float" office:value="1955923.2" calcext:value-type="float">
            <text:p>1955923.2</text:p>
          </table:table-cell>
          <table:table-cell office:value-type="float" office:value="17203.65" calcext:value-type="float">
            <text:p>17203.65</text:p>
          </table:table-cell>
          <table:table-cell office:value-type="float" office:value="18110.4" calcext:value-type="float">
            <text:p>18110.4</text:p>
          </table:table-cell>
          <table:table-cell office:value-type="float" office:value="37.03052396" calcext:value-type="float">
            <text:p>37.03052396</text:p>
          </table:table-cell>
          <table:table-cell office:value-type="float" office:value="1.309501051" calcext:value-type="float">
            <text:p>1.309501051</text:p>
          </table:table-cell>
          <table:table-cell office:value-type="float" office:value="17.01497098" calcext:value-type="float">
            <text:p>17.01497098</text:p>
          </table:table-cell>
          <table:table-cell office:value-type="float" office:value="34.02994196" calcext:value-type="float">
            <text:p>34.02994196</text:p>
          </table:table-cell>
          <table:table-cell office:value-type="float" office:value="21.11629557" calcext:value-type="float">
            <text:p>21.11629557</text:p>
          </table:table-cell>
          <table:table-cell office:value-type="float" office:value="1.398971" calcext:value-type="float">
            <text:p>1.398971</text:p>
          </table:table-cell>
          <table:table-cell office:value-type="float" office:value="240.6618599" calcext:value-type="float">
            <text:p>240.6618599</text:p>
          </table:table-cell>
          <table:table-cell office:value-type="float" office:value="94.92413418" calcext:value-type="float">
            <text:p>94.92413418</text:p>
          </table:table-cell>
          <table:table-cell office:value-type="float" office:value="0.38310383" calcext:value-type="float">
            <text:p>0.38310383</text:p>
          </table:table-cell>
          <table:table-cell office:value-type="float" office:value="20.94675579" calcext:value-type="float">
            <text:p>20.94675579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791" calcext:value-type="float">
            <text:p>791</text:p>
          </table:table-cell>
          <table:table-cell office:value-type="float" office:value="635884.2184" calcext:value-type="float">
            <text:p>635884.2184</text:p>
          </table:table-cell>
          <table:table-cell office:value-type="float" office:value="2546.867343" calcext:value-type="float">
            <text:p>2546.86734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24777.34" calcext:value-type="float">
            <text:p>2024777.34</text:p>
          </table:table-cell>
          <table:table-cell office:value-type="float" office:value="17381.105" calcext:value-type="float">
            <text:p>17381.105</text:p>
          </table:table-cell>
          <table:table-cell office:value-type="float" office:value="18747.93833" calcext:value-type="float">
            <text:p>18747.93833</text:p>
          </table:table-cell>
          <table:table-cell office:value-type="float" office:value="36.58479817" calcext:value-type="float">
            <text:p>36.58479817</text:p>
          </table:table-cell>
          <table:table-cell office:value-type="float" office:value="1.099537037" calcext:value-type="float">
            <text:p>1.099537037</text:p>
          </table:table-cell>
          <table:table-cell office:value-type="float" office:value="24.18108015" calcext:value-type="float">
            <text:p>24.18108015</text:p>
          </table:table-cell>
          <table:table-cell office:value-type="float" office:value="48.36216029" calcext:value-type="float">
            <text:p>48.36216029</text:p>
          </table:table-cell>
          <table:table-cell office:value-type="float" office:value="33.1422605" calcext:value-type="float">
            <text:p>33.1422605</text:p>
          </table:table-cell>
          <table:table-cell office:value-type="float" office:value="1.184762" calcext:value-type="float">
            <text:p>1.184762</text:p>
          </table:table-cell>
          <table:table-cell office:value-type="float" office:value="205.9139509" calcext:value-type="float">
            <text:p>205.9139509</text:p>
          </table:table-cell>
          <table:table-cell office:value-type="float" office:value="77.53499" calcext:value-type="float">
            <text:p>77.53499</text:p>
          </table:table-cell>
          <table:table-cell office:value-type="float" office:value="0.839440108" calcext:value-type="float">
            <text:p>0.839440108</text:p>
          </table:table-cell>
          <table:table-cell office:value-type="float" office:value="33.15836866" calcext:value-type="float">
            <text:p>33.15836866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595" calcext:value-type="float">
            <text:p>595</text:p>
          </table:table-cell>
          <table:table-cell office:value-type="float" office:value="628766.2453" calcext:value-type="float">
            <text:p>628766.2453</text:p>
          </table:table-cell>
          <table:table-cell office:value-type="float" office:value="2031.980036" calcext:value-type="float">
            <text:p>2031.980036</text:p>
          </table:table-cell>
          <table:table-cell office:value-type="float" office:value="1165.480325" calcext:value-type="float">
            <text:p>1165.480325</text:p>
          </table:table-cell>
          <table:table-cell office:value-type="float" office:value="969.465675" calcext:value-type="float">
            <text:p>969.465675</text:p>
          </table:table-cell>
          <table:table-cell office:value-type="float" office:value="1844974.8" calcext:value-type="float">
            <text:p>1844974.8</text:p>
          </table:table-cell>
          <table:table-cell office:value-type="float" office:value="15968.66667" calcext:value-type="float">
            <text:p>15968.66667</text:p>
          </table:table-cell>
          <table:table-cell office:value-type="float" office:value="17083.1" calcext:value-type="float">
            <text:p>17083.1</text:p>
          </table:table-cell>
          <table:table-cell office:value-type="float" office:value="39.3749997" calcext:value-type="float">
            <text:p>39.3749997</text:p>
          </table:table-cell>
          <table:table-cell office:value-type="float" office:value="0.712623618" calcext:value-type="float">
            <text:p>0.712623618</text:p>
          </table:table-cell>
          <table:table-cell office:value-type="float" office:value="18.24165974" calcext:value-type="float">
            <text:p>18.24165974</text:p>
          </table:table-cell>
          <table:table-cell office:value-type="float" office:value="36.48331948" calcext:value-type="float">
            <text:p>36.48331948</text:p>
          </table:table-cell>
          <table:table-cell office:value-type="float" office:value="24.40379539" calcext:value-type="float">
            <text:p>24.40379539</text:p>
          </table:table-cell>
          <table:table-cell office:value-type="float" office:value="0.892897" calcext:value-type="float">
            <text:p>0.892897</text:p>
          </table:table-cell>
          <table:table-cell office:value-type="float" office:value="142.568256" calcext:value-type="float">
            <text:p>142.568256</text:p>
          </table:table-cell>
          <table:table-cell office:value-type="float" office:value="81.19974474" calcext:value-type="float">
            <text:p>81.19974474</text:p>
          </table:table-cell>
          <table:table-cell office:value-type="float" office:value="0.224692013" calcext:value-type="float">
            <text:p>0.224692013</text:p>
          </table:table-cell>
          <table:table-cell office:value-type="float" office:value="31.48815131" calcext:value-type="float">
            <text:p>31.48815131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153" calcext:value-type="float">
            <text:p>153</text:p>
          </table:table-cell>
          <table:table-cell office:value-type="float" office:value="627243.5039" calcext:value-type="float">
            <text:p>627243.5039</text:p>
          </table:table-cell>
          <table:table-cell office:value-type="float" office:value="2127.654965" calcext:value-type="float">
            <text:p>2127.654965</text:p>
          </table:table-cell>
          <table:table-cell office:value-type="float" office:value="831.9807265" calcext:value-type="float">
            <text:p>831.9807265</text:p>
          </table:table-cell>
          <table:table-cell office:value-type="float" office:value="829.4391383" calcext:value-type="float">
            <text:p>829.4391383</text:p>
          </table:table-cell>
          <table:table-cell office:value-type="float" office:value="1661234.55" calcext:value-type="float">
            <text:p>1661234.55</text:p>
          </table:table-cell>
          <table:table-cell office:value-type="float" office:value="20208.43333" calcext:value-type="float">
            <text:p>20208.43333</text:p>
          </table:table-cell>
          <table:table-cell office:value-type="float" office:value="21232" calcext:value-type="float">
            <text:p>21232</text:p>
          </table:table-cell>
          <table:table-cell office:value-type="float" office:value="31.03870021" calcext:value-type="float">
            <text:p>31.03870021</text:p>
          </table:table-cell>
          <table:table-cell office:value-type="float" office:value="0.131737842" calcext:value-type="float">
            <text:p>0.131737842</text:p>
          </table:table-cell>
          <table:table-cell office:value-type="float" office:value="12.66354087" calcext:value-type="float">
            <text:p>12.66354087</text:p>
          </table:table-cell>
          <table:table-cell office:value-type="float" office:value="29.61203008" calcext:value-type="float">
            <text:p>29.61203008</text:p>
          </table:table-cell>
          <table:table-cell office:value-type="float" office:value="15.84870022" calcext:value-type="float">
            <text:p>15.84870022</text:p>
          </table:table-cell>
          <table:table-cell office:value-type="float" office:value="0.160275" calcext:value-type="float">
            <text:p>0.160275</text:p>
          </table:table-cell>
          <table:table-cell office:value-type="float" office:value="32.3739102" calcext:value-type="float">
            <text:p>32.3739102</text:p>
          </table:table-cell>
          <table:table-cell office:value-type="float" office:value="77.20938789" calcext:value-type="float">
            <text:p>77.20938789</text:p>
          </table:table-cell>
          <table:table-cell office:value-type="float" office:value="0.317788827" calcext:value-type="float">
            <text:p>0.317788827</text:p>
          </table:table-cell>
          <table:table-cell office:value-type="float" office:value="25.44279334" calcext:value-type="float">
            <text:p>25.44279334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236" calcext:value-type="float">
            <text:p>236</text:p>
          </table:table-cell>
          <table:table-cell office:value-type="float" office:value="624677.272" calcext:value-type="float">
            <text:p>624677.272</text:p>
          </table:table-cell>
          <table:table-cell office:value-type="float" office:value="1634.434607" calcext:value-type="float">
            <text:p>1634.434607</text:p>
          </table:table-cell>
          <table:table-cell office:value-type="float" office:value="2051.191389" calcext:value-type="float">
            <text:p>2051.191389</text:p>
          </table:table-cell>
          <table:table-cell office:value-type="float" office:value="1780.038913" calcext:value-type="float">
            <text:p>1780.038913</text:p>
          </table:table-cell>
          <table:table-cell office:value-type="float" office:value="2174121" calcext:value-type="float">
            <text:p>2174121</text:p>
          </table:table-cell>
          <table:table-cell office:value-type="float" office:value="19095.63333" calcext:value-type="float">
            <text:p>19095.63333</text:p>
          </table:table-cell>
          <table:table-cell office:value-type="float" office:value="20130.75" calcext:value-type="float">
            <text:p>20130.75</text:p>
          </table:table-cell>
          <table:table-cell office:value-type="float" office:value="32.71309525" calcext:value-type="float">
            <text:p>32.71309525</text:p>
          </table:table-cell>
          <table:table-cell office:value-type="float" office:value="0.408020518" calcext:value-type="float">
            <text:p>0.408020518</text:p>
          </table:table-cell>
          <table:table-cell office:value-type="float" office:value="13.47165097" calcext:value-type="float">
            <text:p>13.47165097</text:p>
          </table:table-cell>
          <table:table-cell office:value-type="float" office:value="26.94330194" calcext:value-type="float">
            <text:p>26.94330194</text:p>
          </table:table-cell>
          <table:table-cell office:value-type="float" office:value="18.2487562" calcext:value-type="float">
            <text:p>18.2487562</text:p>
          </table:table-cell>
          <table:table-cell office:value-type="float" office:value="0.499773" calcext:value-type="float">
            <text:p>0.499773</text:p>
          </table:table-cell>
          <table:table-cell office:value-type="float" office:value="95.42087977" calcext:value-type="float">
            <text:p>95.42087977</text:p>
          </table:table-cell>
          <table:table-cell office:value-type="float" office:value="82.46925836" calcext:value-type="float">
            <text:p>82.46925836</text:p>
          </table:table-cell>
          <table:table-cell office:value-type="float" office:value="0.378230867" calcext:value-type="float">
            <text:p>0.378230867</text:p>
          </table:table-cell>
          <table:table-cell office:value-type="float" office:value="21.35821993" calcext:value-type="float">
            <text:p>21.35821993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37" calcext:value-type="float">
            <text:p>337</text:p>
          </table:table-cell>
          <table:table-cell office:value-type="float" office:value="622503.0274" calcext:value-type="float">
            <text:p>622503.0274</text:p>
          </table:table-cell>
          <table:table-cell office:value-type="float" office:value="1968.484547" calcext:value-type="float">
            <text:p>1968.484547</text:p>
          </table:table-cell>
          <table:table-cell office:value-type="float" office:value="1228.436808" calcext:value-type="float">
            <text:p>1228.436808</text:p>
          </table:table-cell>
          <table:table-cell office:value-type="float" office:value="1040.882131" calcext:value-type="float">
            <text:p>1040.882131</text:p>
          </table:table-cell>
          <table:table-cell office:value-type="float" office:value="2185975.85" calcext:value-type="float">
            <text:p>2185975.85</text:p>
          </table:table-cell>
          <table:table-cell office:value-type="float" office:value="21298.21667" calcext:value-type="float">
            <text:p>21298.21667</text:p>
          </table:table-cell>
          <table:table-cell office:value-type="float" office:value="22805.91667" calcext:value-type="float">
            <text:p>22805.91667</text:p>
          </table:table-cell>
          <table:table-cell office:value-type="float" office:value="29.22794134" calcext:value-type="float">
            <text:p>29.22794134</text:p>
          </table:table-cell>
          <table:table-cell office:value-type="float" office:value="0.946484486" calcext:value-type="float">
            <text:p>0.946484486</text:p>
          </table:table-cell>
          <table:table-cell office:value-type="float" office:value="14.23475479" calcext:value-type="float">
            <text:p>14.23475479</text:p>
          </table:table-cell>
          <table:table-cell office:value-type="float" office:value="34.34002865" calcext:value-type="float">
            <text:p>34.34002865</text:p>
          </table:table-cell>
          <table:table-cell office:value-type="float" office:value="23.25857127" calcext:value-type="float">
            <text:p>23.25857127</text:p>
          </table:table-cell>
          <table:table-cell office:value-type="float" office:value="1.165567" calcext:value-type="float">
            <text:p>1.165567</text:p>
          </table:table-cell>
          <table:table-cell office:value-type="float" office:value="248.2307153" calcext:value-type="float">
            <text:p>248.2307153</text:p>
          </table:table-cell>
          <table:table-cell office:value-type="float" office:value="83.50716982" calcext:value-type="float">
            <text:p>83.50716982</text:p>
          </table:table-cell>
          <table:table-cell office:value-type="float" office:value="1.027736671" calcext:value-type="float">
            <text:p>1.027736671</text:p>
          </table:table-cell>
          <table:table-cell office:value-type="float" office:value="26.73203786" calcext:value-type="float">
            <text:p>26.73203786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314" calcext:value-type="float">
            <text:p>314</text:p>
          </table:table-cell>
          <table:table-cell office:value-type="float" office:value="621969.5778" calcext:value-type="float">
            <text:p>621969.5778</text:p>
          </table:table-cell>
          <table:table-cell office:value-type="float" office:value="2007.778484" calcext:value-type="float">
            <text:p>2007.778484</text:p>
          </table:table-cell>
          <table:table-cell office:value-type="float" office:value="1206.837202" calcext:value-type="float">
            <text:p>1206.837202</text:p>
          </table:table-cell>
          <table:table-cell office:value-type="float" office:value="925.6467343" calcext:value-type="float">
            <text:p>925.6467343</text:p>
          </table:table-cell>
          <table:table-cell office:value-type="float" office:value="1024466.4" calcext:value-type="float">
            <text:p>1024466.4</text:p>
          </table:table-cell>
          <table:table-cell office:value-type="float" office:value="9103.816667" calcext:value-type="float">
            <text:p>9103.816667</text:p>
          </table:table-cell>
          <table:table-cell office:value-type="float" office:value="9485.8" calcext:value-type="float">
            <text:p>9485.8</text:p>
          </table:table-cell>
          <table:table-cell office:value-type="float" office:value="68.31965104" calcext:value-type="float">
            <text:p>68.31965104</text:p>
          </table:table-cell>
          <table:table-cell office:value-type="float" office:value="11.83456183" calcext:value-type="float">
            <text:p>11.83456183</text:p>
          </table:table-cell>
          <table:table-cell office:value-type="float" office:value="29.50688108" calcext:value-type="float">
            <text:p>29.50688108</text:p>
          </table:table-cell>
          <table:table-cell office:value-type="float" office:value="59.01376217" calcext:value-type="float">
            <text:p>59.01376217</text:p>
          </table:table-cell>
          <table:table-cell office:value-type="float" office:value="30.75441449" calcext:value-type="float">
            <text:p>30.75441449</text:p>
          </table:table-cell>
          <table:table-cell office:value-type="float" office:value="15.801474" calcext:value-type="float">
            <text:p>15.801474</text:p>
          </table:table-cell>
          <table:table-cell office:value-type="float" office:value="1438.530487" calcext:value-type="float">
            <text:p>1438.530487</text:p>
          </table:table-cell>
          <table:table-cell office:value-type="float" office:value="85.94970471" calcext:value-type="float">
            <text:p>85.94970471</text:p>
          </table:table-cell>
          <table:table-cell office:value-type="float" office:value="0.17493114" calcext:value-type="float">
            <text:p>0.17493114</text:p>
          </table:table-cell>
          <table:table-cell office:value-type="float" office:value="21.86897154" calcext:value-type="float">
            <text:p>21.86897154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183" calcext:value-type="float">
            <text:p>183</text:p>
          </table:table-cell>
          <table:table-cell office:value-type="float" office:value="620872.9262" calcext:value-type="float">
            <text:p>620872.9262</text:p>
          </table:table-cell>
          <table:table-cell office:value-type="float" office:value="2054.659265" calcext:value-type="float">
            <text:p>2054.659265</text:p>
          </table:table-cell>
          <table:table-cell office:value-type="float" office:value="1089.927486" calcext:value-type="float">
            <text:p>1089.927486</text:p>
          </table:table-cell>
          <table:table-cell office:value-type="float" office:value="807.3591212" calcext:value-type="float">
            <text:p>807.3591212</text:p>
          </table:table-cell>
          <table:table-cell office:value-type="float" office:value="2857847.15" calcext:value-type="float">
            <text:p>2857847.15</text:p>
          </table:table-cell>
          <table:table-cell office:value-type="float" office:value="27418.56667" calcext:value-type="float">
            <text:p>27418.56667</text:p>
          </table:table-cell>
          <table:table-cell office:value-type="float" office:value="29369.1" calcext:value-type="float">
            <text:p>29369.1</text:p>
          </table:table-cell>
          <table:table-cell office:value-type="float" office:value="22.64425175" calcext:value-type="float">
            <text:p>22.64425175</text:p>
          </table:table-cell>
          <table:table-cell office:value-type="float" office:value="0.045454545" calcext:value-type="float">
            <text:p>0.045454545</text:p>
          </table:table-cell>
          <table:table-cell office:value-type="float" office:value="11.55769361" calcext:value-type="float">
            <text:p>11.55769361</text:p>
          </table:table-cell>
          <table:table-cell office:value-type="float" office:value="26.21050839" calcext:value-type="float">
            <text:p>26.21050839</text:p>
          </table:table-cell>
          <table:table-cell office:value-type="float" office:value="10.76760843" calcext:value-type="float">
            <text:p>10.76760843</text:p>
          </table:table-cell>
          <table:table-cell office:value-type="float" office:value="0.057061" calcext:value-type="float">
            <text:p>0.057061</text:p>
          </table:table-cell>
          <table:table-cell office:value-type="float" office:value="15.628583" calcext:value-type="float">
            <text:p>15.628583</text:p>
          </table:table-cell>
          <table:table-cell office:value-type="float" office:value="85.98890448" calcext:value-type="float">
            <text:p>85.98890448</text:p>
          </table:table-cell>
          <table:table-cell office:value-type="float" office:value="0.314835564" calcext:value-type="float">
            <text:p>0.314835564</text:p>
          </table:table-cell>
          <table:table-cell office:value-type="float" office:value="24.09707197" calcext:value-type="float">
            <text:p>24.09707197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6" calcext:value-type="float">
            <text:p>316</text:p>
          </table:table-cell>
          <table:table-cell office:value-type="float" office:value="616293.4658" calcext:value-type="float">
            <text:p>616293.4658</text:p>
          </table:table-cell>
          <table:table-cell office:value-type="float" office:value="1878.734348" calcext:value-type="float">
            <text:p>1878.734348</text:p>
          </table:table-cell>
          <table:table-cell office:value-type="float" office:value="1716.618361" calcext:value-type="float">
            <text:p>1716.618361</text:p>
          </table:table-cell>
          <table:table-cell office:value-type="float" office:value="894.6288663" calcext:value-type="float">
            <text:p>894.6288663</text:p>
          </table:table-cell>
          <table:table-cell office:value-type="float" office:value="1683315" calcext:value-type="float">
            <text:p>1683315</text:p>
          </table:table-cell>
          <table:table-cell office:value-type="float" office:value="15134.83333" calcext:value-type="float">
            <text:p>15134.83333</text:p>
          </table:table-cell>
          <table:table-cell office:value-type="float" office:value="15586.25" calcext:value-type="float">
            <text:p>15586.25</text:p>
          </table:table-cell>
          <table:table-cell office:value-type="float" office:value="40.72020169" calcext:value-type="float">
            <text:p>40.72020169</text:p>
          </table:table-cell>
          <table:table-cell office:value-type="float" office:value="4.146019161" calcext:value-type="float">
            <text:p>4.146019161</text:p>
          </table:table-cell>
          <table:table-cell office:value-type="float" office:value="27.81216031" calcext:value-type="float">
            <text:p>27.81216031</text:p>
          </table:table-cell>
          <table:table-cell office:value-type="float" office:value="55.62432061" calcext:value-type="float">
            <text:p>55.62432061</text:p>
          </table:table-cell>
          <table:table-cell office:value-type="float" office:value="33.37901065" calcext:value-type="float">
            <text:p>33.37901065</text:p>
          </table:table-cell>
          <table:table-cell office:value-type="float" office:value="4.545773" calcext:value-type="float">
            <text:p>4.545773</text:p>
          </table:table-cell>
          <table:table-cell office:value-type="float" office:value="687.9841188" calcext:value-type="float">
            <text:p>687.9841188</text:p>
          </table:table-cell>
          <table:table-cell office:value-type="float" office:value="82.67700776" calcext:value-type="float">
            <text:p>82.67700776</text:p>
          </table:table-cell>
          <table:table-cell office:value-type="float" office:value="0.108068424" calcext:value-type="float">
            <text:p>0.108068424</text:p>
          </table:table-cell>
          <table:table-cell office:value-type="float" office:value="22.4600274" calcext:value-type="float">
            <text:p>22.4600274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136" calcext:value-type="float">
            <text:p>136</text:p>
          </table:table-cell>
          <table:table-cell office:value-type="float" office:value="613565.665" calcext:value-type="float">
            <text:p>613565.665</text:p>
          </table:table-cell>
          <table:table-cell office:value-type="float" office:value="1994.031772" calcext:value-type="float">
            <text:p>1994.031772</text:p>
          </table:table-cell>
          <table:table-cell office:value-type="float" office:value="1104.694538" calcext:value-type="float">
            <text:p>1104.694538</text:p>
          </table:table-cell>
          <table:table-cell office:value-type="float" office:value="911.0739896" calcext:value-type="float">
            <text:p>911.0739896</text:p>
          </table:table-cell>
          <table:table-cell office:value-type="float" office:value="1906754.2" calcext:value-type="float">
            <text:p>1906754.2</text:p>
          </table:table-cell>
          <table:table-cell office:value-type="float" office:value="17963.3" calcext:value-type="float">
            <text:p>17963.3</text:p>
          </table:table-cell>
          <table:table-cell office:value-type="float" office:value="19556.76667" calcext:value-type="float">
            <text:p>19556.76667</text:p>
          </table:table-cell>
          <table:table-cell office:value-type="float" office:value="34.15662295" calcext:value-type="float">
            <text:p>34.15662295</text:p>
          </table:table-cell>
          <table:table-cell office:value-type="float" office:value="1.11427831" calcext:value-type="float">
            <text:p>1.11427831</text:p>
          </table:table-cell>
          <table:table-cell office:value-type="float" office:value="15.12000989" calcext:value-type="float">
            <text:p>15.12000989</text:p>
          </table:table-cell>
          <table:table-cell office:value-type="float" office:value="36.08378724" calcext:value-type="float">
            <text:p>36.08378724</text:p>
          </table:table-cell>
          <table:table-cell office:value-type="float" office:value="12.57373819" calcext:value-type="float">
            <text:p>12.57373819</text:p>
          </table:table-cell>
          <table:table-cell office:value-type="float" office:value="1.328671" calcext:value-type="float">
            <text:p>1.328671</text:p>
          </table:table-cell>
          <table:table-cell office:value-type="float" office:value="238.6604038" calcext:value-type="float">
            <text:p>238.6604038</text:p>
          </table:table-cell>
          <table:table-cell office:value-type="float" office:value="83.62176239" calcext:value-type="float">
            <text:p>83.62176239</text:p>
          </table:table-cell>
          <table:table-cell office:value-type="float" office:value="0.203364839" calcext:value-type="float">
            <text:p>0.203364839</text:p>
          </table:table-cell>
          <table:table-cell office:value-type="float" office:value="25.30029865" calcext:value-type="float">
            <text:p>25.30029865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29" calcext:value-type="float">
            <text:p>29</text:p>
          </table:table-cell>
          <table:table-cell office:value-type="float" office:value="592588.9315" calcext:value-type="float">
            <text:p>592588.9315</text:p>
          </table:table-cell>
          <table:table-cell office:value-type="float" office:value="1900.515155" calcext:value-type="float">
            <text:p>1900.515155</text:p>
          </table:table-cell>
          <table:table-cell office:value-type="float" office:value="1143.08869" calcext:value-type="float">
            <text:p>1143.08869</text:p>
          </table:table-cell>
          <table:table-cell office:value-type="float" office:value="928.2605159" calcext:value-type="float">
            <text:p>928.2605159</text:p>
          </table:table-cell>
          <table:table-cell office:value-type="float" office:value="1174933.8" calcext:value-type="float">
            <text:p>1174933.8</text:p>
          </table:table-cell>
          <table:table-cell office:value-type="float" office:value="10599.86667" calcext:value-type="float">
            <text:p>10599.86667</text:p>
          </table:table-cell>
          <table:table-cell office:value-type="float" office:value="10879.01667" calcext:value-type="float">
            <text:p>10879.01667</text:p>
          </table:table-cell>
          <table:table-cell office:value-type="float" office:value="55.90531939" calcext:value-type="float">
            <text:p>55.90531939</text:p>
          </table:table-cell>
          <table:table-cell office:value-type="float" office:value="0.097162845" calcext:value-type="float">
            <text:p>0.097162845</text:p>
          </table:table-cell>
          <table:table-cell office:value-type="float" office:value="12.40367375" calcext:value-type="float">
            <text:p>12.40367375</text:p>
          </table:table-cell>
          <table:table-cell office:value-type="float" office:value="24.80734749" calcext:value-type="float">
            <text:p>24.80734749</text:p>
          </table:table-cell>
          <table:table-cell office:value-type="float" office:value="15.7419476" calcext:value-type="float">
            <text:p>15.7419476</text:p>
          </table:table-cell>
          <table:table-cell office:value-type="float" office:value="0.1187" calcext:value-type="float">
            <text:p>0.1187</text:p>
          </table:table-cell>
          <table:table-cell office:value-type="float" office:value="12.58204173" calcext:value-type="float">
            <text:p>12.58204173</text:p>
          </table:table-cell>
          <table:table-cell office:value-type="float" office:value="93.46889884" calcext:value-type="float">
            <text:p>93.46889884</text:p>
          </table:table-cell>
          <table:table-cell office:value-type="float" office:value="0.20074345" calcext:value-type="float">
            <text:p>0.20074345</text:p>
          </table:table-cell>
          <table:table-cell office:value-type="float" office:value="18.13088984" calcext:value-type="float">
            <text:p>18.13088984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30" calcext:value-type="float">
            <text:p>230</text:p>
          </table:table-cell>
          <table:table-cell office:value-type="float" office:value="582486.6298" calcext:value-type="float">
            <text:p>582486.6298</text:p>
          </table:table-cell>
          <table:table-cell office:value-type="float" office:value="1785.084675" calcext:value-type="float">
            <text:p>1785.084675</text:p>
          </table:table-cell>
          <table:table-cell office:value-type="float" office:value="1440.112462" calcext:value-type="float">
            <text:p>1440.112462</text:p>
          </table:table-cell>
          <table:table-cell office:value-type="float" office:value="960.3956177" calcext:value-type="float">
            <text:p>960.3956177</text:p>
          </table:table-cell>
          <table:table-cell office:value-type="float" office:value="1813804.2" calcext:value-type="float">
            <text:p>1813804.2</text:p>
          </table:table-cell>
          <table:table-cell office:value-type="float" office:value="15716.55" calcext:value-type="float">
            <text:p>15716.55</text:p>
          </table:table-cell>
          <table:table-cell office:value-type="float" office:value="16794.48333" calcext:value-type="float">
            <text:p>16794.48333</text:p>
          </table:table-cell>
          <table:table-cell office:value-type="float" office:value="37.06199069" calcext:value-type="float">
            <text:p>37.06199069</text:p>
          </table:table-cell>
          <table:table-cell office:value-type="float" office:value="0.77732053" calcext:value-type="float">
            <text:p>0.77732053</text:p>
          </table:table-cell>
          <table:table-cell office:value-type="float" office:value="17.66710794" calcext:value-type="float">
            <text:p>17.66710794</text:p>
          </table:table-cell>
          <table:table-cell office:value-type="float" office:value="35.33421589" calcext:value-type="float">
            <text:p>35.33421589</text:p>
          </table:table-cell>
          <table:table-cell office:value-type="float" office:value="17.98531605" calcext:value-type="float">
            <text:p>17.98531605</text:p>
          </table:table-cell>
          <table:table-cell office:value-type="float" office:value="0.96602" calcext:value-type="float">
            <text:p>0.96602</text:p>
          </table:table-cell>
          <table:table-cell office:value-type="float" office:value="151.821873" calcext:value-type="float">
            <text:p>151.821873</text:p>
          </table:table-cell>
          <table:table-cell office:value-type="float" office:value="85.20378231" calcext:value-type="float">
            <text:p>85.20378231</text:p>
          </table:table-cell>
          <table:table-cell office:value-type="float" office:value="0.206752685" calcext:value-type="float">
            <text:p>0.206752685</text:p>
          </table:table-cell>
          <table:table-cell office:value-type="float" office:value="16.64529045" calcext:value-type="float">
            <text:p>16.64529045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134" calcext:value-type="float">
            <text:p>134</text:p>
          </table:table-cell>
          <table:table-cell office:value-type="float" office:value="581275.6425" calcext:value-type="float">
            <text:p>581275.6425</text:p>
          </table:table-cell>
          <table:table-cell office:value-type="float" office:value="1900.966695" calcext:value-type="float">
            <text:p>1900.966695</text:p>
          </table:table-cell>
          <table:table-cell office:value-type="float" office:value="1002.750454" calcext:value-type="float">
            <text:p>1002.750454</text:p>
          </table:table-cell>
          <table:table-cell office:value-type="float" office:value="861.410198" calcext:value-type="float">
            <text:p>861.410198</text:p>
          </table:table-cell>
          <table:table-cell office:value-type="float" office:value="1814801.7" calcext:value-type="float">
            <text:p>1814801.7</text:p>
          </table:table-cell>
          <table:table-cell office:value-type="float" office:value="16789.65" calcext:value-type="float">
            <text:p>16789.65</text:p>
          </table:table-cell>
          <table:table-cell office:value-type="float" office:value="18569.73333" calcext:value-type="float">
            <text:p>18569.73333</text:p>
          </table:table-cell>
          <table:table-cell office:value-type="float" office:value="34.62106968" calcext:value-type="float">
            <text:p>34.62106968</text:p>
          </table:table-cell>
          <table:table-cell office:value-type="float" office:value="0.261643119" calcext:value-type="float">
            <text:p>0.261643119</text:p>
          </table:table-cell>
          <table:table-cell office:value-type="float" office:value="11.89980837" calcext:value-type="float">
            <text:p>11.89980837</text:p>
          </table:table-cell>
          <table:table-cell office:value-type="float" office:value="28.31417754" calcext:value-type="float">
            <text:p>28.31417754</text:p>
          </table:table-cell>
          <table:table-cell office:value-type="float" office:value="10.42449591" calcext:value-type="float">
            <text:p>10.42449591</text:p>
          </table:table-cell>
          <table:table-cell office:value-type="float" office:value="0.289084" calcext:value-type="float">
            <text:p>0.289084</text:p>
          </table:table-cell>
          <table:table-cell office:value-type="float" office:value="48.5220885" calcext:value-type="float">
            <text:p>48.5220885</text:p>
          </table:table-cell>
          <table:table-cell office:value-type="float" office:value="84.22293845" calcext:value-type="float">
            <text:p>84.22293845</text:p>
          </table:table-cell>
          <table:table-cell office:value-type="float" office:value="0.108640821" calcext:value-type="float">
            <text:p>0.108640821</text:p>
          </table:table-cell>
          <table:table-cell office:value-type="float" office:value="23.51323205" calcext:value-type="float">
            <text:p>23.51323205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32" calcext:value-type="float">
            <text:p>232</text:p>
          </table:table-cell>
          <table:table-cell office:value-type="float" office:value="575347.2676" calcext:value-type="float">
            <text:p>575347.2676</text:p>
          </table:table-cell>
          <table:table-cell office:value-type="float" office:value="1753.71242" calcext:value-type="float">
            <text:p>1753.71242</text:p>
          </table:table-cell>
          <table:table-cell office:value-type="float" office:value="1322.087979" calcext:value-type="float">
            <text:p>1322.087979</text:p>
          </table:table-cell>
          <table:table-cell office:value-type="float" office:value="1071.239923" calcext:value-type="float">
            <text:p>1071.239923</text:p>
          </table:table-cell>
          <table:table-cell office:value-type="float" office:value="2271519" calcext:value-type="float">
            <text:p>2271519</text:p>
          </table:table-cell>
          <table:table-cell office:value-type="float" office:value="19856.26667" calcext:value-type="float">
            <text:p>19856.26667</text:p>
          </table:table-cell>
          <table:table-cell office:value-type="float" office:value="21032.58333" calcext:value-type="float">
            <text:p>21032.58333</text:p>
          </table:table-cell>
          <table:table-cell office:value-type="float" office:value="28.97560137" calcext:value-type="float">
            <text:p>28.97560137</text:p>
          </table:table-cell>
          <table:table-cell office:value-type="float" office:value="0.336464321" calcext:value-type="float">
            <text:p>0.336464321</text:p>
          </table:table-cell>
          <table:table-cell office:value-type="float" office:value="16.38656803" calcext:value-type="float">
            <text:p>16.38656803</text:p>
          </table:table-cell>
          <table:table-cell office:value-type="float" office:value="32.77313607" calcext:value-type="float">
            <text:p>32.77313607</text:p>
          </table:table-cell>
          <table:table-cell office:value-type="float" office:value="19.02001968" calcext:value-type="float">
            <text:p>19.02001968</text:p>
          </table:table-cell>
          <table:table-cell office:value-type="float" office:value="0.369655" calcext:value-type="float">
            <text:p>0.369655</text:p>
          </table:table-cell>
          <table:table-cell office:value-type="float" office:value="73.3887616" calcext:value-type="float">
            <text:p>73.3887616</text:p>
          </table:table-cell>
          <table:table-cell office:value-type="float" office:value="79.62674961" calcext:value-type="float">
            <text:p>79.62674961</text:p>
          </table:table-cell>
          <table:table-cell office:value-type="float" office:value="0.420862608" calcext:value-type="float">
            <text:p>0.420862608</text:p>
          </table:table-cell>
          <table:table-cell office:value-type="float" office:value="21.2366223" calcext:value-type="float">
            <text:p>21.2366223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56" calcext:value-type="float">
            <text:p>156</text:p>
          </table:table-cell>
          <table:table-cell office:value-type="float" office:value="572184.9637" calcext:value-type="float">
            <text:p>572184.9637</text:p>
          </table:table-cell>
          <table:table-cell office:value-type="float" office:value="1826.521805" calcext:value-type="float">
            <text:p>1826.521805</text:p>
          </table:table-cell>
          <table:table-cell office:value-type="float" office:value="1390.839384" calcext:value-type="float">
            <text:p>1390.839384</text:p>
          </table:table-cell>
          <table:table-cell office:value-type="float" office:value="667.8119771" calcext:value-type="float">
            <text:p>667.8119771</text:p>
          </table:table-cell>
          <table:table-cell office:value-type="float" office:value="2225725.2" calcext:value-type="float">
            <text:p>2225725.2</text:p>
          </table:table-cell>
          <table:table-cell office:value-type="float" office:value="19655.13333" calcext:value-type="float">
            <text:p>19655.13333</text:p>
          </table:table-cell>
          <table:table-cell office:value-type="float" office:value="20608.56667" calcext:value-type="float">
            <text:p>20608.56667</text:p>
          </table:table-cell>
          <table:table-cell office:value-type="float" office:value="29.1112227" calcext:value-type="float">
            <text:p>29.1112227</text:p>
          </table:table-cell>
          <table:table-cell office:value-type="float" office:value="0.172860847" calcext:value-type="float">
            <text:p>0.172860847</text:p>
          </table:table-cell>
          <table:table-cell office:value-type="float" office:value="17.33400003" calcext:value-type="float">
            <text:p>17.33400003</text:p>
          </table:table-cell>
          <table:table-cell office:value-type="float" office:value="34.66800005" calcext:value-type="float">
            <text:p>34.66800005</text:p>
          </table:table-cell>
          <table:table-cell office:value-type="float" office:value="16.95666361" calcext:value-type="float">
            <text:p>16.95666361</text:p>
          </table:table-cell>
          <table:table-cell office:value-type="float" office:value="0.220899" calcext:value-type="float">
            <text:p>0.220899</text:p>
          </table:table-cell>
          <table:table-cell office:value-type="float" office:value="43.3985344" calcext:value-type="float">
            <text:p>43.3985344</text:p>
          </table:table-cell>
          <table:table-cell office:value-type="float" office:value="86.49548533" calcext:value-type="float">
            <text:p>86.49548533</text:p>
          </table:table-cell>
          <table:table-cell office:value-type="float" office:value="0.049611235" calcext:value-type="float">
            <text:p>0.049611235</text:p>
          </table:table-cell>
          <table:table-cell office:value-type="float" office:value="23.67111636" calcext:value-type="float">
            <text:p>23.67111636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134" calcext:value-type="float">
            <text:p>134</text:p>
          </table:table-cell>
          <table:table-cell office:value-type="float" office:value="571122.5644" calcext:value-type="float">
            <text:p>571122.5644</text:p>
          </table:table-cell>
          <table:table-cell office:value-type="float" office:value="1869.633085" calcext:value-type="float">
            <text:p>1869.633085</text:p>
          </table:table-cell>
          <table:table-cell office:value-type="float" office:value="1002.131771" calcext:value-type="float">
            <text:p>1002.131771</text:p>
          </table:table-cell>
          <table:table-cell office:value-type="float" office:value="842.0886454" calcext:value-type="float">
            <text:p>842.0886454</text:p>
          </table:table-cell>
          <table:table-cell office:value-type="float" office:value="1869125.8" calcext:value-type="float">
            <text:p>1869125.8</text:p>
          </table:table-cell>
          <table:table-cell office:value-type="float" office:value="17080.39167" calcext:value-type="float">
            <text:p>17080.39167</text:p>
          </table:table-cell>
          <table:table-cell office:value-type="float" office:value="19094.425" calcext:value-type="float">
            <text:p>19094.425</text:p>
          </table:table-cell>
          <table:table-cell office:value-type="float" office:value="33.43732249" calcext:value-type="float">
            <text:p>33.43732249</text:p>
          </table:table-cell>
          <table:table-cell office:value-type="float" office:value="0.288033517" calcext:value-type="float">
            <text:p>0.288033517</text:p>
          </table:table-cell>
          <table:table-cell office:value-type="float" office:value="12.37894491" calcext:value-type="float">
            <text:p>12.37894491</text:p>
          </table:table-cell>
          <table:table-cell office:value-type="float" office:value="29.41578208" calcext:value-type="float">
            <text:p>29.41578208</text:p>
          </table:table-cell>
          <table:table-cell office:value-type="float" office:value="12.50819848" calcext:value-type="float">
            <text:p>12.50819848</text:p>
          </table:table-cell>
          <table:table-cell office:value-type="float" office:value="0.316077" calcext:value-type="float">
            <text:p>0.316077</text:p>
          </table:table-cell>
          <table:table-cell office:value-type="float" office:value="53.97403767" calcext:value-type="float">
            <text:p>53.97403767</text:p>
          </table:table-cell>
          <table:table-cell office:value-type="float" office:value="86.08933856" calcext:value-type="float">
            <text:p>86.08933856</text:p>
          </table:table-cell>
          <table:table-cell office:value-type="float" office:value="0.208219247" calcext:value-type="float">
            <text:p>0.208219247</text:p>
          </table:table-cell>
          <table:table-cell office:value-type="float" office:value="22.90901419" calcext:value-type="float">
            <text:p>22.90901419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791" calcext:value-type="float">
            <text:p>791</text:p>
          </table:table-cell>
          <table:table-cell office:value-type="float" office:value="569830.6646" calcext:value-type="float">
            <text:p>569830.6646</text:p>
          </table:table-cell>
          <table:table-cell office:value-type="float" office:value="2276.030992" calcext:value-type="float">
            <text:p>2276.03099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56239" calcext:value-type="float">
            <text:p>2056239</text:p>
          </table:table-cell>
          <table:table-cell office:value-type="float" office:value="17729.68333" calcext:value-type="float">
            <text:p>17729.68333</text:p>
          </table:table-cell>
          <table:table-cell office:value-type="float" office:value="19039.25" calcext:value-type="float">
            <text:p>19039.25</text:p>
          </table:table-cell>
          <table:table-cell office:value-type="float" office:value="32.13992342" calcext:value-type="float">
            <text:p>32.13992342</text:p>
          </table:table-cell>
          <table:table-cell office:value-type="float" office:value="0.247336377" calcext:value-type="float">
            <text:p>0.247336377</text:p>
          </table:table-cell>
          <table:table-cell office:value-type="float" office:value="20.45099969" calcext:value-type="float">
            <text:p>20.45099969</text:p>
          </table:table-cell>
          <table:table-cell office:value-type="float" office:value="40.90199938" calcext:value-type="float">
            <text:p>40.90199938</text:p>
          </table:table-cell>
          <table:table-cell office:value-type="float" office:value="26.55831433" calcext:value-type="float">
            <text:p>26.55831433</text:p>
          </table:table-cell>
          <table:table-cell office:value-type="float" office:value="0.262636" calcext:value-type="float">
            <text:p>0.262636</text:p>
          </table:table-cell>
          <table:table-cell office:value-type="float" office:value="46.55814843" calcext:value-type="float">
            <text:p>46.55814843</text:p>
          </table:table-cell>
          <table:table-cell office:value-type="float" office:value="73.0325114" calcext:value-type="float">
            <text:p>73.0325114</text:p>
          </table:table-cell>
          <table:table-cell office:value-type="float" office:value="0.780150183" calcext:value-type="float">
            <text:p>0.780150183</text:p>
          </table:table-cell>
          <table:table-cell office:value-type="float" office:value="32.90044871" calcext:value-type="float">
            <text:p>32.90044871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55" calcext:value-type="float">
            <text:p>155</text:p>
          </table:table-cell>
          <table:table-cell office:value-type="float" office:value="566519.1655" calcext:value-type="float">
            <text:p>566519.1655</text:p>
          </table:table-cell>
          <table:table-cell office:value-type="float" office:value="1751.566909" calcext:value-type="float">
            <text:p>1751.566909</text:p>
          </table:table-cell>
          <table:table-cell office:value-type="float" office:value="1297.883757" calcext:value-type="float">
            <text:p>1297.883757</text:p>
          </table:table-cell>
          <table:table-cell office:value-type="float" office:value="957.837353" calcext:value-type="float">
            <text:p>957.837353</text:p>
          </table:table-cell>
          <table:table-cell office:value-type="float" office:value="1716910.2" calcext:value-type="float">
            <text:p>1716910.2</text:p>
          </table:table-cell>
          <table:table-cell office:value-type="float" office:value="14782.4" calcext:value-type="float">
            <text:p>14782.4</text:p>
          </table:table-cell>
          <table:table-cell office:value-type="float" office:value="15897.31667" calcext:value-type="float">
            <text:p>15897.31667</text:p>
          </table:table-cell>
          <table:table-cell office:value-type="float" office:value="38.32389636" calcext:value-type="float">
            <text:p>38.32389636</text:p>
          </table:table-cell>
          <table:table-cell office:value-type="float" office:value="0.134803922" calcext:value-type="float">
            <text:p>0.134803922</text:p>
          </table:table-cell>
          <table:table-cell office:value-type="float" office:value="16.6948829" calcext:value-type="float">
            <text:p>16.6948829</text:p>
          </table:table-cell>
          <table:table-cell office:value-type="float" office:value="33.3897658" calcext:value-type="float">
            <text:p>33.3897658</text:p>
          </table:table-cell>
          <table:table-cell office:value-type="float" office:value="20.30252061" calcext:value-type="float">
            <text:p>20.30252061</text:p>
          </table:table-cell>
          <table:table-cell office:value-type="float" office:value="0.169361" calcext:value-type="float">
            <text:p>0.169361</text:p>
          </table:table-cell>
          <table:table-cell office:value-type="float" office:value="25.0266032" calcext:value-type="float">
            <text:p>25.0266032</text:p>
          </table:table-cell>
          <table:table-cell office:value-type="float" office:value="90.81434302" calcext:value-type="float">
            <text:p>90.81434302</text:p>
          </table:table-cell>
          <table:table-cell office:value-type="float" office:value="0.470033985" calcext:value-type="float">
            <text:p>0.470033985</text:p>
          </table:table-cell>
          <table:table-cell office:value-type="float" office:value="19.31586542" calcext:value-type="float">
            <text:p>19.31586542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5" calcext:value-type="float">
            <text:p>405</text:p>
          </table:table-cell>
          <table:table-cell office:value-type="float" office:value="566473.1588" calcext:value-type="float">
            <text:p>566473.1588</text:p>
          </table:table-cell>
          <table:table-cell office:value-type="float" office:value="1798.980657" calcext:value-type="float">
            <text:p>1798.980657</text:p>
          </table:table-cell>
          <table:table-cell office:value-type="float" office:value="1094.680866" calcext:value-type="float">
            <text:p>1094.680866</text:p>
          </table:table-cell>
          <table:table-cell office:value-type="float" office:value="935.5743381" calcext:value-type="float">
            <text:p>935.5743381</text:p>
          </table:table-cell>
          <table:table-cell office:value-type="float" office:value="2446473.6" calcext:value-type="float">
            <text:p>2446473.6</text:p>
          </table:table-cell>
          <table:table-cell office:value-type="float" office:value="22063.96667" calcext:value-type="float">
            <text:p>22063.96667</text:p>
          </table:table-cell>
          <table:table-cell office:value-type="float" office:value="22652.53333" calcext:value-type="float">
            <text:p>22652.53333</text:p>
          </table:table-cell>
          <table:table-cell office:value-type="float" office:value="25.67413047" calcext:value-type="float">
            <text:p>25.67413047</text:p>
          </table:table-cell>
          <table:table-cell office:value-type="float" office:value="0.087950748" calcext:value-type="float">
            <text:p>0.087950748</text:p>
          </table:table-cell>
          <table:table-cell office:value-type="float" office:value="16.66098838" calcext:value-type="float">
            <text:p>16.66098838</text:p>
          </table:table-cell>
          <table:table-cell office:value-type="float" office:value="33.32197676" calcext:value-type="float">
            <text:p>33.32197676</text:p>
          </table:table-cell>
          <table:table-cell office:value-type="float" office:value="18.97913105" calcext:value-type="float">
            <text:p>18.97913105</text:p>
          </table:table-cell>
          <table:table-cell office:value-type="float" office:value="0.120961" calcext:value-type="float">
            <text:p>0.120961</text:p>
          </table:table-cell>
          <table:table-cell office:value-type="float" office:value="26.6753357" calcext:value-type="float">
            <text:p>26.6753357</text:p>
          </table:table-cell>
          <table:table-cell office:value-type="float" office:value="74.82254501" calcext:value-type="float">
            <text:p>74.82254501</text:p>
          </table:table-cell>
          <table:table-cell office:value-type="float" office:value="0.24547008" calcext:value-type="float">
            <text:p>0.24547008</text:p>
          </table:table-cell>
          <table:table-cell office:value-type="float" office:value="26.42725042" calcext:value-type="float">
            <text:p>26.42725042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80" calcext:value-type="float">
            <text:p>180</text:p>
          </table:table-cell>
          <table:table-cell office:value-type="float" office:value="566055.443" calcext:value-type="float">
            <text:p>566055.443</text:p>
          </table:table-cell>
          <table:table-cell office:value-type="float" office:value="1863.248594" calcext:value-type="float">
            <text:p>1863.248594</text:p>
          </table:table-cell>
          <table:table-cell office:value-type="float" office:value="975.0756763" calcext:value-type="float">
            <text:p>975.0756763</text:p>
          </table:table-cell>
          <table:table-cell office:value-type="float" office:value="768.9695267" calcext:value-type="float">
            <text:p>768.9695267</text:p>
          </table:table-cell>
          <table:table-cell office:value-type="float" office:value="2307460" calcext:value-type="float">
            <text:p>2307460</text:p>
          </table:table-cell>
          <table:table-cell office:value-type="float" office:value="24980.26667" calcext:value-type="float">
            <text:p>24980.26667</text:p>
          </table:table-cell>
          <table:table-cell office:value-type="float" office:value="27342.43333" calcext:value-type="float">
            <text:p>27342.43333</text:p>
          </table:table-cell>
          <table:table-cell office:value-type="float" office:value="22.6601041" calcext:value-type="float">
            <text:p>22.6601041</text:p>
          </table:table-cell>
          <table:table-cell office:value-type="float" office:value="0.111964171" calcext:value-type="float">
            <text:p>0.111964171</text:p>
          </table:table-cell>
          <table:table-cell office:value-type="float" office:value="10.20366376" calcext:value-type="float">
            <text:p>10.20366376</text:p>
          </table:table-cell>
          <table:table-cell office:value-type="float" office:value="29.44830748" calcext:value-type="float">
            <text:p>29.44830748</text:p>
          </table:table-cell>
          <table:table-cell office:value-type="float" office:value="14.65740831" calcext:value-type="float">
            <text:p>14.65740831</text:p>
          </table:table-cell>
          <table:table-cell office:value-type="float" office:value="0.133756" calcext:value-type="float">
            <text:p>0.133756</text:p>
          </table:table-cell>
          <table:table-cell office:value-type="float" office:value="33.39861653" calcext:value-type="float">
            <text:p>33.39861653</text:p>
          </table:table-cell>
          <table:table-cell office:value-type="float" office:value="90.43456632" calcext:value-type="float">
            <text:p>90.43456632</text:p>
          </table:table-cell>
          <table:table-cell office:value-type="float" office:value="0.21608834" calcext:value-type="float">
            <text:p>0.21608834</text:p>
          </table:table-cell>
          <table:table-cell office:value-type="float" office:value="22.54984424" calcext:value-type="float">
            <text:p>22.54984424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322" calcext:value-type="float">
            <text:p>322</text:p>
          </table:table-cell>
          <table:table-cell office:value-type="float" office:value="564075.8573" calcext:value-type="float">
            <text:p>564075.8573</text:p>
          </table:table-cell>
          <table:table-cell office:value-type="float" office:value="1693.182725" calcext:value-type="float">
            <text:p>1693.182725</text:p>
          </table:table-cell>
          <table:table-cell office:value-type="float" office:value="1275.619747" calcext:value-type="float">
            <text:p>1275.619747</text:p>
          </table:table-cell>
          <table:table-cell office:value-type="float" office:value="1196.157629" calcext:value-type="float">
            <text:p>1196.157629</text:p>
          </table:table-cell>
          <table:table-cell office:value-type="float" office:value="1179230.7" calcext:value-type="float">
            <text:p>1179230.7</text:p>
          </table:table-cell>
          <table:table-cell office:value-type="float" office:value="16569.58333" calcext:value-type="float">
            <text:p>16569.58333</text:p>
          </table:table-cell>
          <table:table-cell office:value-type="float" office:value="17090.3" calcext:value-type="float">
            <text:p>17090.3</text:p>
          </table:table-cell>
          <table:table-cell office:value-type="float" office:value="34.04285104" calcext:value-type="float">
            <text:p>34.04285104</text:p>
          </table:table-cell>
          <table:table-cell office:value-type="float" office:value="7.176360225" calcext:value-type="float">
            <text:p>7.176360225</text:p>
          </table:table-cell>
          <table:table-cell office:value-type="float" office:value="16.54187518" calcext:value-type="float">
            <text:p>16.54187518</text:p>
          </table:table-cell>
          <table:table-cell office:value-type="float" office:value="68.92447994" calcext:value-type="float">
            <text:p>68.92447994</text:p>
          </table:table-cell>
          <table:table-cell office:value-type="float" office:value="27.77683371" calcext:value-type="float">
            <text:p>27.77683371</text:p>
          </table:table-cell>
          <table:table-cell office:value-type="float" office:value="7.763341" calcext:value-type="float">
            <text:p>7.763341</text:p>
          </table:table-cell>
          <table:table-cell office:value-type="float" office:value="1286.346463" calcext:value-type="float">
            <text:p>1286.346463</text:p>
          </table:table-cell>
          <table:table-cell office:value-type="float" office:value="89.52860578" calcext:value-type="float">
            <text:p>89.52860578</text:p>
          </table:table-cell>
          <table:table-cell office:value-type="float" office:value="0.047063904" calcext:value-type="float">
            <text:p>0.047063904</text:p>
          </table:table-cell>
          <table:table-cell office:value-type="float" office:value="24.63613258" calcext:value-type="float">
            <text:p>24.63613258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171/172</text:p>
          </table:table-cell>
          <table:table-cell office:value-type="float" office:value="558223.9851" calcext:value-type="float">
            <text:p>558223.9851</text:p>
          </table:table-cell>
          <table:table-cell office:value-type="float" office:value="1853.792771" calcext:value-type="float">
            <text:p>1853.792771</text:p>
          </table:table-cell>
          <table:table-cell office:value-type="float" office:value="1085.0815" calcext:value-type="float">
            <text:p>1085.0815</text:p>
          </table:table-cell>
          <table:table-cell office:value-type="float" office:value="624.1682595" calcext:value-type="float">
            <text:p>624.1682595</text:p>
          </table:table-cell>
          <table:table-cell office:value-type="float" office:value="1798922.45" calcext:value-type="float">
            <text:p>1798922.45</text:p>
          </table:table-cell>
          <table:table-cell office:value-type="float" office:value="24179.83333" calcext:value-type="float">
            <text:p>24179.83333</text:p>
          </table:table-cell>
          <table:table-cell office:value-type="float" office:value="25962.73333" calcext:value-type="float">
            <text:p>25962.73333</text:p>
          </table:table-cell>
          <table:table-cell office:value-type="float" office:value="23.08634544" calcext:value-type="float">
            <text:p>23.08634544</text:p>
          </table:table-cell>
          <table:table-cell office:value-type="float" office:value="0.870956274" calcext:value-type="float">
            <text:p>0.870956274</text:p>
          </table:table-cell>
          <table:table-cell office:value-type="float" office:value="8.52251284" calcext:value-type="float">
            <text:p>8.52251284</text:p>
          </table:table-cell>
          <table:table-cell office:value-type="float" office:value="35.45225756" calcext:value-type="float">
            <text:p>35.45225756</text:p>
          </table:table-cell>
          <table:table-cell office:value-type="float" office:value="22.50211215" calcext:value-type="float">
            <text:p>22.50211215</text:p>
          </table:table-cell>
          <table:table-cell office:value-type="float" office:value="1.107961" calcext:value-type="float">
            <text:p>1.107961</text:p>
          </table:table-cell>
          <table:table-cell office:value-type="float" office:value="267.8883735" calcext:value-type="float">
            <text:p>267.8883735</text:p>
          </table:table-cell>
          <table:table-cell office:value-type="float" office:value="85.26765632" calcext:value-type="float">
            <text:p>85.26765632</text:p>
          </table:table-cell>
          <table:table-cell office:value-type="float" office:value="2.438757482" calcext:value-type="float">
            <text:p>2.438757482</text:p>
          </table:table-cell>
          <table:table-cell office:value-type="float" office:value="26.74599876" calcext:value-type="float">
            <text:p>26.74599876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408" calcext:value-type="float">
            <text:p>408</text:p>
          </table:table-cell>
          <table:table-cell office:value-type="float" office:value="551474.2342" calcext:value-type="float">
            <text:p>551474.2342</text:p>
          </table:table-cell>
          <table:table-cell office:value-type="float" office:value="5528.381993" calcext:value-type="float">
            <text:p>5528.381993</text:p>
          </table:table-cell>
          <table:table-cell office:value-type="float" office:value="2918.552082" calcext:value-type="float">
            <text:p>2918.552082</text:p>
          </table:table-cell>
          <table:table-cell office:value-type="float" office:value="2348.642562" calcext:value-type="float">
            <text:p>2348.642562</text:p>
          </table:table-cell>
          <table:table-cell office:value-type="float" office:value="1033115.4" calcext:value-type="float">
            <text:p>1033115.4</text:p>
          </table:table-cell>
          <table:table-cell office:value-type="float" office:value="9390.55" calcext:value-type="float">
            <text:p>9390.55</text:p>
          </table:table-cell>
          <table:table-cell office:value-type="float" office:value="9565.883333" calcext:value-type="float">
            <text:p>9565.883333</text:p>
          </table:table-cell>
          <table:table-cell office:value-type="float" office:value="58.72651061" calcext:value-type="float">
            <text:p>58.72651061</text:p>
          </table:table-cell>
          <table:table-cell office:value-type="float" office:value="5.519342065" calcext:value-type="float">
            <text:p>5.519342065</text:p>
          </table:table-cell>
          <table:table-cell office:value-type="float" office:value="25.29972394" calcext:value-type="float">
            <text:p>25.29972394</text:p>
          </table:table-cell>
          <table:table-cell office:value-type="float" office:value="50.59944789" calcext:value-type="float">
            <text:p>50.59944789</text:p>
          </table:table-cell>
          <table:table-cell office:value-type="float" office:value="24.85779417" calcext:value-type="float">
            <text:p>24.85779417</text:p>
          </table:table-cell>
          <table:table-cell office:value-type="float" office:value="6.72858" calcext:value-type="float">
            <text:p>6.72858</text:p>
          </table:table-cell>
          <table:table-cell office:value-type="float" office:value="631.8431568" calcext:value-type="float">
            <text:p>631.8431568</text:p>
          </table:table-cell>
          <table:table-cell office:value-type="float" office:value="83.4030029" calcext:value-type="float">
            <text:p>83.4030029</text:p>
          </table:table-cell>
          <table:table-cell office:value-type="float" office:value="1.582576751" calcext:value-type="float">
            <text:p>1.582576751</text:p>
          </table:table-cell>
          <table:table-cell office:value-type="float" office:value="24.69584934" calcext:value-type="float">
            <text:p>24.69584934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373" calcext:value-type="float">
            <text:p>373</text:p>
          </table:table-cell>
          <table:table-cell office:value-type="float" office:value="549303.5335" calcext:value-type="float">
            <text:p>549303.5335</text:p>
          </table:table-cell>
          <table:table-cell office:value-type="float" office:value="1755.47737" calcext:value-type="float">
            <text:p>1755.47737</text:p>
          </table:table-cell>
          <table:table-cell office:value-type="float" office:value="1078.306739" calcext:value-type="float">
            <text:p>1078.306739</text:p>
          </table:table-cell>
          <table:table-cell office:value-type="float" office:value="875.563684" calcext:value-type="float">
            <text:p>875.563684</text:p>
          </table:table-cell>
          <table:table-cell office:value-type="float" office:value="1071055.85" calcext:value-type="float">
            <text:p>1071055.85</text:p>
          </table:table-cell>
          <table:table-cell office:value-type="float" office:value="14190.96667" calcext:value-type="float">
            <text:p>14190.96667</text:p>
          </table:table-cell>
          <table:table-cell office:value-type="float" office:value="15442.03333" calcext:value-type="float">
            <text:p>15442.03333</text:p>
          </table:table-cell>
          <table:table-cell office:value-type="float" office:value="38.70797152" calcext:value-type="float">
            <text:p>38.70797152</text:p>
          </table:table-cell>
          <table:table-cell office:value-type="float" office:value="3.928790669" calcext:value-type="float">
            <text:p>3.928790669</text:p>
          </table:table-cell>
          <table:table-cell office:value-type="float" office:value="13.46808883" calcext:value-type="float">
            <text:p>13.46808883</text:p>
          </table:table-cell>
          <table:table-cell office:value-type="float" office:value="53.64701427" calcext:value-type="float">
            <text:p>53.64701427</text:p>
          </table:table-cell>
          <table:table-cell office:value-type="float" office:value="25.04450581" calcext:value-type="float">
            <text:p>25.04450581</text:p>
          </table:table-cell>
          <table:table-cell office:value-type="float" office:value="4.236694" calcext:value-type="float">
            <text:p>4.236694</text:p>
          </table:table-cell>
          <table:table-cell office:value-type="float" office:value="601.2144938" calcext:value-type="float">
            <text:p>601.2144938</text:p>
          </table:table-cell>
          <table:table-cell office:value-type="float" office:value="65.74655254" calcext:value-type="float">
            <text:p>65.74655254</text:p>
          </table:table-cell>
          <table:table-cell office:value-type="float" office:value="1.012750913" calcext:value-type="float">
            <text:p>1.012750913</text:p>
          </table:table-cell>
          <table:table-cell office:value-type="float" office:value="23.35471103" calcext:value-type="float">
            <text:p>23.35471103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53" calcext:value-type="float">
            <text:p>153</text:p>
          </table:table-cell>
          <table:table-cell office:value-type="float" office:value="538650.5672" calcext:value-type="float">
            <text:p>538650.5672</text:p>
          </table:table-cell>
          <table:table-cell office:value-type="float" office:value="1826.338757" calcext:value-type="float">
            <text:p>1826.338757</text:p>
          </table:table-cell>
          <table:table-cell office:value-type="float" office:value="746.6793919" calcext:value-type="float">
            <text:p>746.6793919</text:p>
          </table:table-cell>
          <table:table-cell office:value-type="float" office:value="667.9388841" calcext:value-type="float">
            <text:p>667.9388841</text:p>
          </table:table-cell>
          <table:table-cell office:value-type="float" office:value="2098341.3" calcext:value-type="float">
            <text:p>2098341.3</text:p>
          </table:table-cell>
          <table:table-cell office:value-type="float" office:value="20027.23333" calcext:value-type="float">
            <text:p>20027.23333</text:p>
          </table:table-cell>
          <table:table-cell office:value-type="float" office:value="20955.46667" calcext:value-type="float">
            <text:p>20955.46667</text:p>
          </table:table-cell>
          <table:table-cell office:value-type="float" office:value="26.8959051" calcext:value-type="float">
            <text:p>26.8959051</text:p>
          </table:table-cell>
          <table:table-cell office:value-type="float" office:value="0.342012357" calcext:value-type="float">
            <text:p>0.342012357</text:p>
          </table:table-cell>
          <table:table-cell office:value-type="float" office:value="14.3477381" calcext:value-type="float">
            <text:p>14.3477381</text:p>
          </table:table-cell>
          <table:table-cell office:value-type="float" office:value="32.64116015" calcext:value-type="float">
            <text:p>32.64116015</text:p>
          </table:table-cell>
          <table:table-cell office:value-type="float" office:value="17.64711962" calcext:value-type="float">
            <text:p>17.64711962</text:p>
          </table:table-cell>
          <table:table-cell office:value-type="float" office:value="0.370277" calcext:value-type="float">
            <text:p>0.370277</text:p>
          </table:table-cell>
          <table:table-cell office:value-type="float" office:value="74.1408178" calcext:value-type="float">
            <text:p>74.1408178</text:p>
          </table:table-cell>
          <table:table-cell office:value-type="float" office:value="90.57454617" calcext:value-type="float">
            <text:p>90.57454617</text:p>
          </table:table-cell>
          <table:table-cell office:value-type="float" office:value="0.22701763" calcext:value-type="float">
            <text:p>0.22701763</text:p>
          </table:table-cell>
          <table:table-cell office:value-type="float" office:value="26.35450124" calcext:value-type="float">
            <text:p>26.35450124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9" calcext:value-type="float">
            <text:p>29</text:p>
          </table:table-cell>
          <table:table-cell office:value-type="float" office:value="538246.9478" calcext:value-type="float">
            <text:p>538246.9478</text:p>
          </table:table-cell>
          <table:table-cell office:value-type="float" office:value="1676.209459" calcext:value-type="float">
            <text:p>1676.209459</text:p>
          </table:table-cell>
          <table:table-cell office:value-type="float" office:value="1198.462652" calcext:value-type="float">
            <text:p>1198.462652</text:p>
          </table:table-cell>
          <table:table-cell office:value-type="float" office:value="890.2954127" calcext:value-type="float">
            <text:p>890.2954127</text:p>
          </table:table-cell>
          <table:table-cell office:value-type="float" office:value="1216024.2" calcext:value-type="float">
            <text:p>1216024.2</text:p>
          </table:table-cell>
          <table:table-cell office:value-type="float" office:value="11026.9" calcext:value-type="float">
            <text:p>11026.9</text:p>
          </table:table-cell>
          <table:table-cell office:value-type="float" office:value="11259.48333" calcext:value-type="float">
            <text:p>11259.48333</text:p>
          </table:table-cell>
          <table:table-cell office:value-type="float" office:value="48.81217276" calcext:value-type="float">
            <text:p>48.81217276</text:p>
          </table:table-cell>
          <table:table-cell office:value-type="float" office:value="0.243950039" calcext:value-type="float">
            <text:p>0.243950039</text:p>
          </table:table-cell>
          <table:table-cell office:value-type="float" office:value="13.41873748" calcext:value-type="float">
            <text:p>13.41873748</text:p>
          </table:table-cell>
          <table:table-cell office:value-type="float" office:value="26.83747496" calcext:value-type="float">
            <text:p>26.83747496</text:p>
          </table:table-cell>
          <table:table-cell office:value-type="float" office:value="18.26339689" calcext:value-type="float">
            <text:p>18.26339689</text:p>
          </table:table-cell>
          <table:table-cell office:value-type="float" office:value="0.271275" calcext:value-type="float">
            <text:p>0.271275</text:p>
          </table:table-cell>
          <table:table-cell office:value-type="float" office:value="29.9049528" calcext:value-type="float">
            <text:p>29.9049528</text:p>
          </table:table-cell>
          <table:table-cell office:value-type="float" office:value="92.6435599" calcext:value-type="float">
            <text:p>92.6435599</text:p>
          </table:table-cell>
          <table:table-cell office:value-type="float" office:value="0.175604346" calcext:value-type="float">
            <text:p>0.175604346</text:p>
          </table:table-cell>
          <table:table-cell office:value-type="float" office:value="18.69047796" calcext:value-type="float">
            <text:p>18.69047796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322" calcext:value-type="float">
            <text:p>322</text:p>
          </table:table-cell>
          <table:table-cell office:value-type="float" office:value="538161.1552" calcext:value-type="float">
            <text:p>538161.1552</text:p>
          </table:table-cell>
          <table:table-cell office:value-type="float" office:value="1613.358641" calcext:value-type="float">
            <text:p>1613.358641</text:p>
          </table:table-cell>
          <table:table-cell office:value-type="float" office:value="1221.17183" calcext:value-type="float">
            <text:p>1221.17183</text:p>
          </table:table-cell>
          <table:table-cell office:value-type="float" office:value="1138.044052" calcext:value-type="float">
            <text:p>1138.044052</text:p>
          </table:table-cell>
          <table:table-cell office:value-type="float" office:value="1132957" calcext:value-type="float">
            <text:p>1132957</text:p>
          </table:table-cell>
          <table:table-cell office:value-type="float" office:value="15956.71667" calcext:value-type="float">
            <text:p>15956.71667</text:p>
          </table:table-cell>
          <table:table-cell office:value-type="float" office:value="16419.66667" calcext:value-type="float">
            <text:p>16419.66667</text:p>
          </table:table-cell>
          <table:table-cell office:value-type="float" office:value="33.72630889" calcext:value-type="float">
            <text:p>33.72630889</text:p>
          </table:table-cell>
          <table:table-cell office:value-type="float" office:value="4.618505227" calcext:value-type="float">
            <text:p>4.618505227</text:p>
          </table:table-cell>
          <table:table-cell office:value-type="float" office:value="15.21133437" calcext:value-type="float">
            <text:p>15.21133437</text:p>
          </table:table-cell>
          <table:table-cell office:value-type="float" office:value="63.38055986" calcext:value-type="float">
            <text:p>63.38055986</text:p>
          </table:table-cell>
          <table:table-cell office:value-type="float" office:value="25.16387388" calcext:value-type="float">
            <text:p>25.16387388</text:p>
          </table:table-cell>
          <table:table-cell office:value-type="float" office:value="4.940422" calcext:value-type="float">
            <text:p>4.940422</text:p>
          </table:table-cell>
          <table:table-cell office:value-type="float" office:value="788.3256302" calcext:value-type="float">
            <text:p>788.3256302</text:p>
          </table:table-cell>
          <table:table-cell office:value-type="float" office:value="86.50660373" calcext:value-type="float">
            <text:p>86.50660373</text:p>
          </table:table-cell>
          <table:table-cell office:value-type="float" office:value="0.191221676" calcext:value-type="float">
            <text:p>0.191221676</text:p>
          </table:table-cell>
          <table:table-cell office:value-type="float" office:value="26.25388593" calcext:value-type="float">
            <text:p>26.25388593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157" calcext:value-type="float">
            <text:p>157</text:p>
          </table:table-cell>
          <table:table-cell office:value-type="float" office:value="537033.1809" calcext:value-type="float">
            <text:p>537033.1809</text:p>
          </table:table-cell>
          <table:table-cell office:value-type="float" office:value="1710.797054" calcext:value-type="float">
            <text:p>1710.797054</text:p>
          </table:table-cell>
          <table:table-cell office:value-type="float" office:value="1038.878002" calcext:value-type="float">
            <text:p>1038.878002</text:p>
          </table:table-cell>
          <table:table-cell office:value-type="float" office:value="900.1512287" calcext:value-type="float">
            <text:p>900.1512287</text:p>
          </table:table-cell>
          <table:table-cell office:value-type="float" office:value="1562287.15" calcext:value-type="float">
            <text:p>1562287.15</text:p>
          </table:table-cell>
          <table:table-cell office:value-type="float" office:value="17727.76667" calcext:value-type="float">
            <text:p>17727.76667</text:p>
          </table:table-cell>
          <table:table-cell office:value-type="float" office:value="19074.85" calcext:value-type="float">
            <text:p>19074.85</text:p>
          </table:table-cell>
          <table:table-cell office:value-type="float" office:value="30.29333536" calcext:value-type="float">
            <text:p>30.29333536</text:p>
          </table:table-cell>
          <table:table-cell office:value-type="float" office:value="0.627643608" calcext:value-type="float">
            <text:p>0.627643608</text:p>
          </table:table-cell>
          <table:table-cell office:value-type="float" office:value="14.38223578" calcext:value-type="float">
            <text:p>14.38223578</text:p>
          </table:table-cell>
          <table:table-cell office:value-type="float" office:value="44.79057269" calcext:value-type="float">
            <text:p>44.79057269</text:p>
          </table:table-cell>
          <table:table-cell office:value-type="float" office:value="21.29108995" calcext:value-type="float">
            <text:p>21.29108995</text:p>
          </table:table-cell>
          <table:table-cell office:value-type="float" office:value="0.690363" calcext:value-type="float">
            <text:p>0.690363</text:p>
          </table:table-cell>
          <table:table-cell office:value-type="float" office:value="122.3747733" calcext:value-type="float">
            <text:p>122.3747733</text:p>
          </table:table-cell>
          <table:table-cell office:value-type="float" office:value="90.7252694" calcext:value-type="float">
            <text:p>90.7252694</text:p>
          </table:table-cell>
          <table:table-cell office:value-type="float" office:value="0.024626252" calcext:value-type="float">
            <text:p>0.024626252</text:p>
          </table:table-cell>
          <table:table-cell office:value-type="float" office:value="23.84427523" calcext:value-type="float">
            <text:p>23.84427523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88" calcext:value-type="float">
            <text:p>188</text:p>
          </table:table-cell>
          <table:table-cell office:value-type="float" office:value="528542.8763" calcext:value-type="float">
            <text:p>528542.8763</text:p>
          </table:table-cell>
          <table:table-cell office:value-type="float" office:value="1704.82443" calcext:value-type="float">
            <text:p>1704.82443</text:p>
          </table:table-cell>
          <table:table-cell office:value-type="float" office:value="1011.347323" calcext:value-type="float">
            <text:p>1011.347323</text:p>
          </table:table-cell>
          <table:table-cell office:value-type="float" office:value="774.8690889" calcext:value-type="float">
            <text:p>774.8690889</text:p>
          </table:table-cell>
          <table:table-cell office:value-type="float" office:value="2725300.8" calcext:value-type="float">
            <text:p>2725300.8</text:p>
          </table:table-cell>
          <table:table-cell office:value-type="float" office:value="24737.45" calcext:value-type="float">
            <text:p>24737.45</text:p>
          </table:table-cell>
          <table:table-cell office:value-type="float" office:value="25234.26667" calcext:value-type="float">
            <text:p>25234.26667</text:p>
          </table:table-cell>
          <table:table-cell office:value-type="float" office:value="21.36610185" calcext:value-type="float">
            <text:p>21.36610185</text:p>
          </table:table-cell>
          <table:table-cell office:value-type="float" office:value="0.369423132" calcext:value-type="float">
            <text:p>0.369423132</text:p>
          </table:table-cell>
          <table:table-cell office:value-type="float" office:value="15.33313959" calcext:value-type="float">
            <text:p>15.33313959</text:p>
          </table:table-cell>
          <table:table-cell office:value-type="float" office:value="30.66627918" calcext:value-type="float">
            <text:p>30.66627918</text:p>
          </table:table-cell>
          <table:table-cell office:value-type="float" office:value="16.50963927" calcext:value-type="float">
            <text:p>16.50963927</text:p>
          </table:table-cell>
          <table:table-cell office:value-type="float" office:value="0.528563" calcext:value-type="float">
            <text:p>0.528563</text:p>
          </table:table-cell>
          <table:table-cell office:value-type="float" office:value="130.7374233" calcext:value-type="float">
            <text:p>130.7374233</text:p>
          </table:table-cell>
          <table:table-cell office:value-type="float" office:value="91.53013998" calcext:value-type="float">
            <text:p>91.53013998</text:p>
          </table:table-cell>
          <table:table-cell office:value-type="float" office:value="0.262219468" calcext:value-type="float">
            <text:p>0.262219468</text:p>
          </table:table-cell>
          <table:table-cell office:value-type="float" office:value="26.40908478" calcext:value-type="float">
            <text:p>26.40908478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103" calcext:value-type="float">
            <text:p>103</text:p>
          </table:table-cell>
          <table:table-cell office:value-type="float" office:value="514040.9431" calcext:value-type="float">
            <text:p>514040.9431</text:p>
          </table:table-cell>
          <table:table-cell office:value-type="float" office:value="1622.010314" calcext:value-type="float">
            <text:p>1622.010314</text:p>
          </table:table-cell>
          <table:table-cell office:value-type="float" office:value="1069.109761" calcext:value-type="float">
            <text:p>1069.109761</text:p>
          </table:table-cell>
          <table:table-cell office:value-type="float" office:value="851.7448206" calcext:value-type="float">
            <text:p>851.7448206</text:p>
          </table:table-cell>
          <table:table-cell office:value-type="float" office:value="1422027.9" calcext:value-type="float">
            <text:p>1422027.9</text:p>
          </table:table-cell>
          <table:table-cell office:value-type="float" office:value="19880.43333" calcext:value-type="float">
            <text:p>19880.43333</text:p>
          </table:table-cell>
          <table:table-cell office:value-type="float" office:value="20609.1" calcext:value-type="float">
            <text:p>20609.1</text:p>
          </table:table-cell>
          <table:table-cell office:value-type="float" office:value="25.85662669" calcext:value-type="float">
            <text:p>25.85662669</text:p>
          </table:table-cell>
          <table:table-cell office:value-type="float" office:value="0.40050974" calcext:value-type="float">
            <text:p>0.40050974</text:p>
          </table:table-cell>
          <table:table-cell office:value-type="float" office:value="7.624878794" calcext:value-type="float">
            <text:p>7.624878794</text:p>
          </table:table-cell>
          <table:table-cell office:value-type="float" office:value="31.77032831" calcext:value-type="float">
            <text:p>31.77032831</text:p>
          </table:table-cell>
          <table:table-cell office:value-type="float" office:value="14.32990508" calcext:value-type="float">
            <text:p>14.32990508</text:p>
          </table:table-cell>
          <table:table-cell office:value-type="float" office:value="0.381041" calcext:value-type="float">
            <text:p>0.381041</text:p>
          </table:table-cell>
          <table:table-cell office:value-type="float" office:value="75.744451" calcext:value-type="float">
            <text:p>75.744451</text:p>
          </table:table-cell>
          <table:table-cell office:value-type="float" office:value="88.18923298" calcext:value-type="float">
            <text:p>88.18923298</text:p>
          </table:table-cell>
          <table:table-cell office:value-type="float" office:value="0.754838682" calcext:value-type="float">
            <text:p>0.754838682</text:p>
          </table:table-cell>
          <table:table-cell office:value-type="float" office:value="12.72698755" calcext:value-type="float">
            <text:p>12.72698755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28" calcext:value-type="float">
            <text:p>228</text:p>
          </table:table-cell>
          <table:table-cell office:value-type="float" office:value="503427.538" calcext:value-type="float">
            <text:p>503427.538</text:p>
          </table:table-cell>
          <table:table-cell office:value-type="float" office:value="1499.956343" calcext:value-type="float">
            <text:p>1499.956343</text:p>
          </table:table-cell>
          <table:table-cell office:value-type="float" office:value="1245.572108" calcext:value-type="float">
            <text:p>1245.572108</text:p>
          </table:table-cell>
          <table:table-cell office:value-type="float" office:value="1002.721715" calcext:value-type="float">
            <text:p>1002.721715</text:p>
          </table:table-cell>
          <table:table-cell office:value-type="float" office:value="2147430.6" calcext:value-type="float">
            <text:p>2147430.6</text:p>
          </table:table-cell>
          <table:table-cell office:value-type="float" office:value="18679.91667" calcext:value-type="float">
            <text:p>18679.91667</text:p>
          </table:table-cell>
          <table:table-cell office:value-type="float" office:value="19883.61667" calcext:value-type="float">
            <text:p>19883.61667</text:p>
          </table:table-cell>
          <table:table-cell office:value-type="float" office:value="26.95020256" calcext:value-type="float">
            <text:p>26.95020256</text:p>
          </table:table-cell>
          <table:table-cell office:value-type="float" office:value="0.03869969" calcext:value-type="float">
            <text:p>0.03869969</text:p>
          </table:table-cell>
          <table:table-cell office:value-type="float" office:value="11.81848686" calcext:value-type="float">
            <text:p>11.81848686</text:p>
          </table:table-cell>
          <table:table-cell office:value-type="float" office:value="23.63697372" calcext:value-type="float">
            <text:p>23.63697372</text:p>
          </table:table-cell>
          <table:table-cell office:value-type="float" office:value="14.15195485" calcext:value-type="float">
            <text:p>14.15195485</text:p>
          </table:table-cell>
          <table:table-cell office:value-type="float" office:value="0.055378" calcext:value-type="float">
            <text:p>0.055378</text:p>
          </table:table-cell>
          <table:table-cell office:value-type="float" office:value="10.32999392" calcext:value-type="float">
            <text:p>10.32999392</text:p>
          </table:table-cell>
          <table:table-cell office:value-type="float" office:value="85.72278175" calcext:value-type="float">
            <text:p>85.72278175</text:p>
          </table:table-cell>
          <table:table-cell office:value-type="float" office:value="0.35808156" calcext:value-type="float">
            <text:p>0.35808156</text:p>
          </table:table-cell>
          <table:table-cell office:value-type="float" office:value="21.65310739" calcext:value-type="float">
            <text:p>21.65310739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314" calcext:value-type="float">
            <text:p>314</text:p>
          </table:table-cell>
          <table:table-cell office:value-type="float" office:value="501545.086" calcext:value-type="float">
            <text:p>501545.086</text:p>
          </table:table-cell>
          <table:table-cell office:value-type="float" office:value="1641.074807" calcext:value-type="float">
            <text:p>1641.074807</text:p>
          </table:table-cell>
          <table:table-cell office:value-type="float" office:value="923.3068571" calcext:value-type="float">
            <text:p>923.3068571</text:p>
          </table:table-cell>
          <table:table-cell office:value-type="float" office:value="709.1154625" calcext:value-type="float">
            <text:p>709.1154625</text:p>
          </table:table-cell>
          <table:table-cell office:value-type="float" office:value="1010932.2" calcext:value-type="float">
            <text:p>1010932.2</text:p>
          </table:table-cell>
          <table:table-cell office:value-type="float" office:value="9009.75" calcext:value-type="float">
            <text:p>9009.75</text:p>
          </table:table-cell>
          <table:table-cell office:value-type="float" office:value="9360.483333" calcext:value-type="float">
            <text:p>9360.483333</text:p>
          </table:table-cell>
          <table:table-cell office:value-type="float" office:value="55.66692594" calcext:value-type="float">
            <text:p>55.66692594</text:p>
          </table:table-cell>
          <table:table-cell office:value-type="float" office:value="1.913477537" calcext:value-type="float">
            <text:p>1.913477537</text:p>
          </table:table-cell>
          <table:table-cell office:value-type="float" office:value="22.78913086" calcext:value-type="float">
            <text:p>22.78913086</text:p>
          </table:table-cell>
          <table:table-cell office:value-type="float" office:value="45.57826173" calcext:value-type="float">
            <text:p>45.57826173</text:p>
          </table:table-cell>
          <table:table-cell office:value-type="float" office:value="21.96297854" calcext:value-type="float">
            <text:p>21.96297854</text:p>
          </table:table-cell>
          <table:table-cell office:value-type="float" office:value="2.358202" calcext:value-type="float">
            <text:p>2.358202</text:p>
          </table:table-cell>
          <table:table-cell office:value-type="float" office:value="212.4679245" calcext:value-type="float">
            <text:p>212.4679245</text:p>
          </table:table-cell>
          <table:table-cell office:value-type="float" office:value="87.80592734" calcext:value-type="float">
            <text:p>87.80592734</text:p>
          </table:table-cell>
          <table:table-cell office:value-type="float" office:value="0.110007376" calcext:value-type="float">
            <text:p>0.110007376</text:p>
          </table:table-cell>
          <table:table-cell office:value-type="float" office:value="22.13040098" calcext:value-type="float">
            <text:p>22.13040098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326" calcext:value-type="float">
            <text:p>326</text:p>
          </table:table-cell>
          <table:table-cell office:value-type="float" office:value="495280.5272" calcext:value-type="float">
            <text:p>495280.5272</text:p>
          </table:table-cell>
          <table:table-cell office:value-type="float" office:value="1670.166942" calcext:value-type="float">
            <text:p>1670.166942</text:p>
          </table:table-cell>
          <table:table-cell office:value-type="float" office:value="828.0471327" calcext:value-type="float">
            <text:p>828.0471327</text:p>
          </table:table-cell>
          <table:table-cell office:value-type="float" office:value="559.5383785" calcext:value-type="float">
            <text:p>559.5383785</text:p>
          </table:table-cell>
          <table:table-cell office:value-type="float" office:value="1140870.6" calcext:value-type="float">
            <text:p>1140870.6</text:p>
          </table:table-cell>
          <table:table-cell office:value-type="float" office:value="9755.6" calcext:value-type="float">
            <text:p>9755.6</text:p>
          </table:table-cell>
          <table:table-cell office:value-type="float" office:value="10563.61667" calcext:value-type="float">
            <text:p>10563.61667</text:p>
          </table:table-cell>
          <table:table-cell office:value-type="float" office:value="50.76884325" calcext:value-type="float">
            <text:p>50.76884325</text:p>
          </table:table-cell>
          <table:table-cell office:value-type="float" office:value="7.148067104" calcext:value-type="float">
            <text:p>7.148067104</text:p>
          </table:table-cell>
          <table:table-cell office:value-type="float" office:value="25.46373932" calcext:value-type="float">
            <text:p>25.46373932</text:p>
          </table:table-cell>
          <table:table-cell office:value-type="float" office:value="50.92747864" calcext:value-type="float">
            <text:p>50.92747864</text:p>
          </table:table-cell>
          <table:table-cell office:value-type="float" office:value="25.49306203" calcext:value-type="float">
            <text:p>25.49306203</text:p>
          </table:table-cell>
          <table:table-cell office:value-type="float" office:value="7.415779" calcext:value-type="float">
            <text:p>7.415779</text:p>
          </table:table-cell>
          <table:table-cell office:value-type="float" office:value="723.4460292" calcext:value-type="float">
            <text:p>723.4460292</text:p>
          </table:table-cell>
          <table:table-cell office:value-type="float" office:value="78.97751837" calcext:value-type="float">
            <text:p>78.97751837</text:p>
          </table:table-cell>
          <table:table-cell office:value-type="float" office:value="0.072441794" calcext:value-type="float">
            <text:p>0.072441794</text:p>
          </table:table-cell>
          <table:table-cell office:value-type="float" office:value="21.6717568" calcext:value-type="float">
            <text:p>21.6717568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string" calcext:value-type="string">
            <text:p>171/172</text:p>
          </table:table-cell>
          <table:table-cell office:value-type="float" office:value="493561.032" calcext:value-type="float">
            <text:p>493561.032</text:p>
          </table:table-cell>
          <table:table-cell office:value-type="float" office:value="1646.949064" calcext:value-type="float">
            <text:p>1646.949064</text:p>
          </table:table-cell>
          <table:table-cell office:value-type="float" office:value="925.0369556" calcext:value-type="float">
            <text:p>925.0369556</text:p>
          </table:table-cell>
          <table:table-cell office:value-type="float" office:value="529.5485171" calcext:value-type="float">
            <text:p>529.5485171</text:p>
          </table:table-cell>
          <table:table-cell office:value-type="float" office:value="1801974.85" calcext:value-type="float">
            <text:p>1801974.85</text:p>
          </table:table-cell>
          <table:table-cell office:value-type="float" office:value="24279.61667" calcext:value-type="float">
            <text:p>24279.61667</text:p>
          </table:table-cell>
          <table:table-cell office:value-type="float" office:value="26007.8" calcext:value-type="float">
            <text:p>26007.8</text:p>
          </table:table-cell>
          <table:table-cell office:value-type="float" office:value="20.32820529" calcext:value-type="float">
            <text:p>20.32820529</text:p>
          </table:table-cell>
          <table:table-cell office:value-type="float" office:value="0.417745352" calcext:value-type="float">
            <text:p>0.417745352</text:p>
          </table:table-cell>
          <table:table-cell office:value-type="float" office:value="6.835626986" calcext:value-type="float">
            <text:p>6.835626986</text:p>
          </table:table-cell>
          <table:table-cell office:value-type="float" office:value="28.37487506" calcext:value-type="float">
            <text:p>28.37487506</text:p>
          </table:table-cell>
          <table:table-cell office:value-type="float" office:value="16.58398435" calcext:value-type="float">
            <text:p>16.58398435</text:p>
          </table:table-cell>
          <table:table-cell office:value-type="float" office:value="0.596734" calcext:value-type="float">
            <text:p>0.596734</text:p>
          </table:table-cell>
          <table:table-cell office:value-type="float" office:value="144.8764727" calcext:value-type="float">
            <text:p>144.8764727</text:p>
          </table:table-cell>
          <table:table-cell office:value-type="float" office:value="84.05729651" calcext:value-type="float">
            <text:p>84.05729651</text:p>
          </table:table-cell>
          <table:table-cell office:value-type="float" office:value="2.151870559" calcext:value-type="float">
            <text:p>2.151870559</text:p>
          </table:table-cell>
          <table:table-cell office:value-type="float" office:value="27.12212576" calcext:value-type="float">
            <text:p>27.12212576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2" calcext:value-type="float">
            <text:p>322</text:p>
          </table:table-cell>
          <table:table-cell office:value-type="float" office:value="493216.2349" calcext:value-type="float">
            <text:p>493216.2349</text:p>
          </table:table-cell>
          <table:table-cell office:value-type="float" office:value="1534.150719" calcext:value-type="float">
            <text:p>1534.150719</text:p>
          </table:table-cell>
          <table:table-cell office:value-type="float" office:value="986.2953973" calcext:value-type="float">
            <text:p>986.2953973</text:p>
          </table:table-cell>
          <table:table-cell office:value-type="float" office:value="917.0490915" calcext:value-type="float">
            <text:p>917.0490915</text:p>
          </table:table-cell>
          <table:table-cell office:value-type="float" office:value="1512419.05" calcext:value-type="float">
            <text:p>1512419.05</text:p>
          </table:table-cell>
          <table:table-cell office:value-type="float" office:value="19738.61667" calcext:value-type="float">
            <text:p>19738.61667</text:p>
          </table:table-cell>
          <table:table-cell office:value-type="float" office:value="21919.11667" calcext:value-type="float">
            <text:p>21919.11667</text:p>
          </table:table-cell>
          <table:table-cell office:value-type="float" office:value="24.98737593" calcext:value-type="float">
            <text:p>24.98737593</text:p>
          </table:table-cell>
          <table:table-cell office:value-type="float" office:value="5.37370431" calcext:value-type="float">
            <text:p>5.37370431</text:p>
          </table:table-cell>
          <table:table-cell office:value-type="float" office:value="15.96471992" calcext:value-type="float">
            <text:p>15.96471992</text:p>
          </table:table-cell>
          <table:table-cell office:value-type="float" office:value="66.51966634" calcext:value-type="float">
            <text:p>66.51966634</text:p>
          </table:table-cell>
          <table:table-cell office:value-type="float" office:value="27.78176419" calcext:value-type="float">
            <text:p>27.78176419</text:p>
          </table:table-cell>
          <table:table-cell office:value-type="float" office:value="5.578386" calcext:value-type="float">
            <text:p>5.578386</text:p>
          </table:table-cell>
          <table:table-cell office:value-type="float" office:value="1101.079254" calcext:value-type="float">
            <text:p>1101.079254</text:p>
          </table:table-cell>
          <table:table-cell office:value-type="float" office:value="88.5537877" calcext:value-type="float">
            <text:p>88.5537877</text:p>
          </table:table-cell>
          <table:table-cell office:value-type="float" office:value="0.185706162" calcext:value-type="float">
            <text:p>0.185706162</text:p>
          </table:table-cell>
          <table:table-cell office:value-type="float" office:value="24.4715963" calcext:value-type="float">
            <text:p>24.4715963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11" calcext:value-type="float">
            <text:p>211</text:p>
          </table:table-cell>
          <table:table-cell office:value-type="float" office:value="492012.431" calcext:value-type="float">
            <text:p>492012.431</text:p>
          </table:table-cell>
          <table:table-cell office:value-type="float" office:value="1476.401985" calcext:value-type="float">
            <text:p>1476.401985</text:p>
          </table:table-cell>
          <table:table-cell office:value-type="float" office:value="1152.893388" calcext:value-type="float">
            <text:p>1152.893388</text:p>
          </table:table-cell>
          <table:table-cell office:value-type="float" office:value="991.6947834" calcext:value-type="float">
            <text:p>991.6947834</text:p>
          </table:table-cell>
          <table:table-cell office:value-type="float" office:value="2802958.2" calcext:value-type="float">
            <text:p>2802958.2</text:p>
          </table:table-cell>
          <table:table-cell office:value-type="float" office:value="23156.33333" calcext:value-type="float">
            <text:p>23156.33333</text:p>
          </table:table-cell>
          <table:table-cell office:value-type="float" office:value="25953.31667" calcext:value-type="float">
            <text:p>25953.31667</text:p>
          </table:table-cell>
          <table:table-cell office:value-type="float" office:value="21.24742393" calcext:value-type="float">
            <text:p>21.24742393</text:p>
          </table:table-cell>
          <table:table-cell office:value-type="float" office:value="0.523255814" calcext:value-type="float">
            <text:p>0.523255814</text:p>
          </table:table-cell>
          <table:table-cell office:value-type="float" office:value="14.71483074" calcext:value-type="float">
            <text:p>14.71483074</text:p>
          </table:table-cell>
          <table:table-cell office:value-type="float" office:value="29.42966147" calcext:value-type="float">
            <text:p>29.42966147</text:p>
          </table:table-cell>
          <table:table-cell office:value-type="float" office:value="21.07999664" calcext:value-type="float">
            <text:p>21.07999664</text:p>
          </table:table-cell>
          <table:table-cell office:value-type="float" office:value="0.757729" calcext:value-type="float">
            <text:p>0.757729</text:p>
          </table:table-cell>
          <table:table-cell office:value-type="float" office:value="175.4555377" calcext:value-type="float">
            <text:p>175.4555377</text:p>
          </table:table-cell>
          <table:table-cell office:value-type="float" office:value="83.42352677" calcext:value-type="float">
            <text:p>83.42352677</text:p>
          </table:table-cell>
          <table:table-cell office:value-type="float" office:value="0.784989886" calcext:value-type="float">
            <text:p>0.784989886</text:p>
          </table:table-cell>
          <table:table-cell office:value-type="float" office:value="27.23844232" calcext:value-type="float">
            <text:p>27.23844232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373" calcext:value-type="float">
            <text:p>373</text:p>
          </table:table-cell>
          <table:table-cell office:value-type="float" office:value="481376.1472" calcext:value-type="float">
            <text:p>481376.1472</text:p>
          </table:table-cell>
          <table:table-cell office:value-type="float" office:value="1536.276301" calcext:value-type="float">
            <text:p>1536.276301</text:p>
          </table:table-cell>
          <table:table-cell office:value-type="float" office:value="937.0637349" calcext:value-type="float">
            <text:p>937.0637349</text:p>
          </table:table-cell>
          <table:table-cell office:value-type="float" office:value="770.1959628" calcext:value-type="float">
            <text:p>770.1959628</text:p>
          </table:table-cell>
          <table:table-cell office:value-type="float" office:value="1039397.6" calcext:value-type="float">
            <text:p>1039397.6</text:p>
          </table:table-cell>
          <table:table-cell office:value-type="float" office:value="13937.88333" calcext:value-type="float">
            <text:p>13937.88333</text:p>
          </table:table-cell>
          <table:table-cell office:value-type="float" office:value="15063.73333" calcext:value-type="float">
            <text:p>15063.73333</text:p>
          </table:table-cell>
          <table:table-cell office:value-type="float" office:value="34.537249" calcext:value-type="float">
            <text:p>34.537249</text:p>
          </table:table-cell>
          <table:table-cell office:value-type="float" office:value="3.659900911" calcext:value-type="float">
            <text:p>3.659900911</text:p>
          </table:table-cell>
          <table:table-cell office:value-type="float" office:value="12.34805527" calcext:value-type="float">
            <text:p>12.34805527</text:p>
          </table:table-cell>
          <table:table-cell office:value-type="float" office:value="51.45023028" calcext:value-type="float">
            <text:p>51.45023028</text:p>
          </table:table-cell>
          <table:table-cell office:value-type="float" office:value="23.27137643" calcext:value-type="float">
            <text:p>23.27137643</text:p>
          </table:table-cell>
          <table:table-cell office:value-type="float" office:value="3.999373" calcext:value-type="float">
            <text:p>3.999373</text:p>
          </table:table-cell>
          <table:table-cell office:value-type="float" office:value="557.4177682" calcext:value-type="float">
            <text:p>557.4177682</text:p>
          </table:table-cell>
          <table:table-cell office:value-type="float" office:value="66.17489145" calcext:value-type="float">
            <text:p>66.17489145</text:p>
          </table:table-cell>
          <table:table-cell office:value-type="float" office:value="0.920762948" calcext:value-type="float">
            <text:p>0.920762948</text:p>
          </table:table-cell>
          <table:table-cell office:value-type="float" office:value="23.89713405" calcext:value-type="float">
            <text:p>23.89713405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157" calcext:value-type="float">
            <text:p>157</text:p>
          </table:table-cell>
          <table:table-cell office:value-type="float" office:value="477973.0953" calcext:value-type="float">
            <text:p>477973.0953</text:p>
          </table:table-cell>
          <table:table-cell office:value-type="float" office:value="1524.015368" calcext:value-type="float">
            <text:p>1524.015368</text:p>
          </table:table-cell>
          <table:table-cell office:value-type="float" office:value="917.1532913" calcext:value-type="float">
            <text:p>917.1532913</text:p>
          </table:table-cell>
          <table:table-cell office:value-type="float" office:value="783.9330336" calcext:value-type="float">
            <text:p>783.9330336</text:p>
          </table:table-cell>
          <table:table-cell office:value-type="float" office:value="1549544.45" calcext:value-type="float">
            <text:p>1549544.45</text:p>
          </table:table-cell>
          <table:table-cell office:value-type="float" office:value="17567.13333" calcext:value-type="float">
            <text:p>17567.13333</text:p>
          </table:table-cell>
          <table:table-cell office:value-type="float" office:value="18916.33333" calcext:value-type="float">
            <text:p>18916.33333</text:p>
          </table:table-cell>
          <table:table-cell office:value-type="float" office:value="27.2083718" calcext:value-type="float">
            <text:p>27.2083718</text:p>
          </table:table-cell>
          <table:table-cell office:value-type="float" office:value="0.449530037" calcext:value-type="float">
            <text:p>0.449530037</text:p>
          </table:table-cell>
          <table:table-cell office:value-type="float" office:value="12.62635683" calcext:value-type="float">
            <text:p>12.62635683</text:p>
          </table:table-cell>
          <table:table-cell office:value-type="float" office:value="40.58987819" calcext:value-type="float">
            <text:p>40.58987819</text:p>
          </table:table-cell>
          <table:table-cell office:value-type="float" office:value="16.95125338" calcext:value-type="float">
            <text:p>16.95125338</text:p>
          </table:table-cell>
          <table:table-cell office:value-type="float" office:value="0.476993" calcext:value-type="float">
            <text:p>0.476993</text:p>
          </table:table-cell>
          <table:table-cell office:value-type="float" office:value="83.77765887" calcext:value-type="float">
            <text:p>83.77765887</text:p>
          </table:table-cell>
          <table:table-cell office:value-type="float" office:value="85.94454282" calcext:value-type="float">
            <text:p>85.94454282</text:p>
          </table:table-cell>
          <table:table-cell office:value-type="float" office:value="0.011775598" calcext:value-type="float">
            <text:p>0.011775598</text:p>
          </table:table-cell>
          <table:table-cell office:value-type="float" office:value="22.88347591" calcext:value-type="float">
            <text:p>22.88347591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253" calcext:value-type="float">
            <text:p>253</text:p>
          </table:table-cell>
          <table:table-cell office:value-type="float" office:value="469542.657" calcext:value-type="float">
            <text:p>469542.657</text:p>
          </table:table-cell>
          <table:table-cell office:value-type="float" office:value="1734.484671" calcext:value-type="float">
            <text:p>1734.484671</text:p>
          </table:table-cell>
          <table:table-cell office:value-type="float" office:value="377.7083333" calcext:value-type="float">
            <text:p>377.7083333</text:p>
          </table:table-cell>
          <table:table-cell office:value-type="float" office:value="283.8192428" calcext:value-type="float">
            <text:p>283.8192428</text:p>
          </table:table-cell>
          <table:table-cell office:value-type="float" office:value="1220292" calcext:value-type="float">
            <text:p>1220292</text:p>
          </table:table-cell>
          <table:table-cell office:value-type="float" office:value="10487.83333" calcext:value-type="float">
            <text:p>10487.83333</text:p>
          </table:table-cell>
          <table:table-cell office:value-type="float" office:value="11299" calcext:value-type="float">
            <text:p>11299</text:p>
          </table:table-cell>
          <table:table-cell office:value-type="float" office:value="44.7702249" calcext:value-type="float">
            <text:p>44.7702249</text:p>
          </table:table-cell>
          <table:table-cell office:value-type="float" office:value="12.78096078" calcext:value-type="float">
            <text:p>12.78096078</text:p>
          </table:table-cell>
          <table:table-cell office:value-type="float" office:value="23.01611135" calcext:value-type="float">
            <text:p>23.01611135</text:p>
          </table:table-cell>
          <table:table-cell office:value-type="float" office:value="46.03222269" calcext:value-type="float">
            <text:p>46.03222269</text:p>
          </table:table-cell>
          <table:table-cell office:value-type="float" office:value="30.29440942" calcext:value-type="float">
            <text:p>30.29440942</text:p>
          </table:table-cell>
          <table:table-cell office:value-type="float" office:value="18.576272" calcext:value-type="float">
            <text:p>18.576272</text:p>
          </table:table-cell>
          <table:table-cell office:value-type="float" office:value="1948.240896" calcext:value-type="float">
            <text:p>1948.240896</text:p>
          </table:table-cell>
          <table:table-cell office:value-type="float" office:value="68.90252309" calcext:value-type="float">
            <text:p>68.90252309</text:p>
          </table:table-cell>
          <table:table-cell office:value-type="float" office:value="1.570670967" calcext:value-type="float">
            <text:p>1.570670967</text:p>
          </table:table-cell>
          <table:table-cell office:value-type="float" office:value="27.05639621" calcext:value-type="float">
            <text:p>27.05639621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173/174</text:p>
          </table:table-cell>
          <table:table-cell office:value-type="float" office:value="465036.2083" calcext:value-type="float">
            <text:p>465036.2083</text:p>
          </table:table-cell>
          <table:table-cell office:value-type="float" office:value="1563.134885" calcext:value-type="float">
            <text:p>1563.134885</text:p>
          </table:table-cell>
          <table:table-cell office:value-type="float" office:value="834.6495707" calcext:value-type="float">
            <text:p>834.6495707</text:p>
          </table:table-cell>
          <table:table-cell office:value-type="float" office:value="503.8280492" calcext:value-type="float">
            <text:p>503.8280492</text:p>
          </table:table-cell>
          <table:table-cell office:value-type="float" office:value="2337062.2" calcext:value-type="float">
            <text:p>2337062.2</text:p>
          </table:table-cell>
          <table:table-cell office:value-type="float" office:value="32454.55" calcext:value-type="float">
            <text:p>32454.55</text:p>
          </table:table-cell>
          <table:table-cell office:value-type="float" office:value="33870.46667" calcext:value-type="float">
            <text:p>33870.46667</text:p>
          </table:table-cell>
          <table:table-cell office:value-type="float" office:value="14.32884475" calcext:value-type="float">
            <text:p>14.32884475</text:p>
          </table:table-cell>
          <table:table-cell office:value-type="float" office:value="0.249391727" calcext:value-type="float">
            <text:p>0.249391727</text:p>
          </table:table-cell>
          <table:table-cell office:value-type="float" office:value="5.766524568" calcext:value-type="float">
            <text:p>5.766524568</text:p>
          </table:table-cell>
          <table:table-cell office:value-type="float" office:value="24.0271857" calcext:value-type="float">
            <text:p>24.0271857</text:p>
          </table:table-cell>
          <table:table-cell office:value-type="float" office:value="10.93779771" calcext:value-type="float">
            <text:p>10.93779771</text:p>
          </table:table-cell>
          <table:table-cell office:value-type="float" office:value="0.324314" calcext:value-type="float">
            <text:p>0.324314</text:p>
          </table:table-cell>
          <table:table-cell office:value-type="float" office:value="105.2501057" calcext:value-type="float">
            <text:p>105.2501057</text:p>
          </table:table-cell>
          <table:table-cell office:value-type="float" office:value="83.54204587" calcext:value-type="float">
            <text:p>83.54204587</text:p>
          </table:table-cell>
          <table:table-cell office:value-type="float" office:value="0.303298434" calcext:value-type="float">
            <text:p>0.303298434</text:p>
          </table:table-cell>
          <table:table-cell office:value-type="float" office:value="25.02026265" calcext:value-type="float">
            <text:p>25.02026265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253" calcext:value-type="float">
            <text:p>253</text:p>
          </table:table-cell>
          <table:table-cell office:value-type="float" office:value="463756.8952" calcext:value-type="float">
            <text:p>463756.8952</text:p>
          </table:table-cell>
          <table:table-cell office:value-type="float" office:value="1714.616985" calcext:value-type="float">
            <text:p>1714.616985</text:p>
          </table:table-cell>
          <table:table-cell office:value-type="float" office:value="349.711859" calcext:value-type="float">
            <text:p>349.711859</text:p>
          </table:table-cell>
          <table:table-cell office:value-type="float" office:value="262.566092" calcext:value-type="float">
            <text:p>262.566092</text:p>
          </table:table-cell>
          <table:table-cell office:value-type="float" office:value="1174386.6" calcext:value-type="float">
            <text:p>1174386.6</text:p>
          </table:table-cell>
          <table:table-cell office:value-type="float" office:value="10092.03333" calcext:value-type="float">
            <text:p>10092.03333</text:p>
          </table:table-cell>
          <table:table-cell office:value-type="float" office:value="10873.95" calcext:value-type="float">
            <text:p>10873.95</text:p>
          </table:table-cell>
          <table:table-cell office:value-type="float" office:value="45.95277085" calcext:value-type="float">
            <text:p>45.95277085</text:p>
          </table:table-cell>
          <table:table-cell office:value-type="float" office:value="0.043802015" calcext:value-type="float">
            <text:p>0.043802015</text:p>
          </table:table-cell>
          <table:table-cell office:value-type="float" office:value="20.78598377" calcext:value-type="float">
            <text:p>20.78598377</text:p>
          </table:table-cell>
          <table:table-cell office:value-type="float" office:value="24.45409856" calcext:value-type="float">
            <text:p>24.45409856</text:p>
          </table:table-cell>
          <table:table-cell office:value-type="float" office:value="17.55406177" calcext:value-type="float">
            <text:p>17.55406177</text:p>
          </table:table-cell>
          <table:table-cell office:value-type="float" office:value="0.071232" calcext:value-type="float">
            <text:p>0.071232</text:p>
          </table:table-cell>
          <table:table-cell office:value-type="float" office:value="7.185527733" calcext:value-type="float">
            <text:p>7.185527733</text:p>
          </table:table-cell>
          <table:table-cell office:value-type="float" office:value="74.107683" calcext:value-type="float">
            <text:p>74.107683</text:p>
          </table:table-cell>
          <table:table-cell office:value-type="float" office:value="1.900637351" calcext:value-type="float">
            <text:p>1.900637351</text:p>
          </table:table-cell>
          <table:table-cell office:value-type="float" office:value="25.34405239" calcext:value-type="float">
            <text:p>25.34405239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791" calcext:value-type="float">
            <text:p>791</text:p>
          </table:table-cell>
          <table:table-cell office:value-type="float" office:value="460851.2707" calcext:value-type="float">
            <text:p>460851.2707</text:p>
          </table:table-cell>
          <table:table-cell office:value-type="float" office:value="1836.060839" calcext:value-type="float">
            <text:p>1836.06083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70747.8" calcext:value-type="float">
            <text:p>2170747.8</text:p>
          </table:table-cell>
          <table:table-cell office:value-type="float" office:value="18475.15" calcext:value-type="float">
            <text:p>18475.15</text:p>
          </table:table-cell>
          <table:table-cell office:value-type="float" office:value="20099.51667" calcext:value-type="float">
            <text:p>20099.51667</text:p>
          </table:table-cell>
          <table:table-cell office:value-type="float" office:value="24.94438587" calcext:value-type="float">
            <text:p>24.94438587</text:p>
          </table:table-cell>
          <table:table-cell office:value-type="float" office:value="0.722222222" calcext:value-type="float">
            <text:p>0.722222222</text:p>
          </table:table-cell>
          <table:table-cell office:value-type="float" office:value="21.44312019" calcext:value-type="float">
            <text:p>21.44312019</text:p>
          </table:table-cell>
          <table:table-cell office:value-type="float" office:value="42.86720952" calcext:value-type="float">
            <text:p>42.86720952</text:p>
          </table:table-cell>
          <table:table-cell office:value-type="float" office:value="25.34998033" calcext:value-type="float">
            <text:p>25.34998033</text:p>
          </table:table-cell>
          <table:table-cell office:value-type="float" office:value="0.780733" calcext:value-type="float">
            <text:p>0.780733</text:p>
          </table:table-cell>
          <table:table-cell office:value-type="float" office:value="144.2354961" calcext:value-type="float">
            <text:p>144.2354961</text:p>
          </table:table-cell>
          <table:table-cell office:value-type="float" office:value="82.46325531" calcext:value-type="float">
            <text:p>82.46325531</text:p>
          </table:table-cell>
          <table:table-cell office:value-type="float" office:value="0.812795647" calcext:value-type="float">
            <text:p>0.812795647</text:p>
          </table:table-cell>
          <table:table-cell office:value-type="float" office:value="32.41099612" calcext:value-type="float">
            <text:p>32.41099612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36" calcext:value-type="float">
            <text:p>236</text:p>
          </table:table-cell>
          <table:table-cell office:value-type="float" office:value="460452.9546" calcext:value-type="float">
            <text:p>460452.9546</text:p>
          </table:table-cell>
          <table:table-cell office:value-type="float" office:value="1117.331336" calcext:value-type="float">
            <text:p>1117.331336</text:p>
          </table:table-cell>
          <table:table-cell office:value-type="float" office:value="1714.956888" calcext:value-type="float">
            <text:p>1714.956888</text:p>
          </table:table-cell>
          <table:table-cell office:value-type="float" office:value="1464.919856" calcext:value-type="float">
            <text:p>1464.919856</text:p>
          </table:table-cell>
          <table:table-cell office:value-type="float" office:value="2247165" calcext:value-type="float">
            <text:p>2247165</text:p>
          </table:table-cell>
          <table:table-cell office:value-type="float" office:value="19072.9" calcext:value-type="float">
            <text:p>19072.9</text:p>
          </table:table-cell>
          <table:table-cell office:value-type="float" office:value="20807.08333" calcext:value-type="float">
            <text:p>20807.08333</text:p>
          </table:table-cell>
          <table:table-cell office:value-type="float" office:value="24.141738" calcext:value-type="float">
            <text:p>24.141738</text:p>
          </table:table-cell>
          <table:table-cell office:value-type="float" office:value="0.961538462" calcext:value-type="float">
            <text:p>0.961538462</text:p>
          </table:table-cell>
          <table:table-cell office:value-type="float" office:value="13.96294776" calcext:value-type="float">
            <text:p>13.96294776</text:p>
          </table:table-cell>
          <table:table-cell office:value-type="float" office:value="27.92589553" calcext:value-type="float">
            <text:p>27.92589553</text:p>
          </table:table-cell>
          <table:table-cell office:value-type="float" office:value="19.54797347" calcext:value-type="float">
            <text:p>19.54797347</text:p>
          </table:table-cell>
          <table:table-cell office:value-type="float" office:value="1.02121" calcext:value-type="float">
            <text:p>1.02121</text:p>
          </table:table-cell>
          <table:table-cell office:value-type="float" office:value="194.7724548" calcext:value-type="float">
            <text:p>194.7724548</text:p>
          </table:table-cell>
          <table:table-cell office:value-type="float" office:value="85.83646699" calcext:value-type="float">
            <text:p>85.83646699</text:p>
          </table:table-cell>
          <table:table-cell office:value-type="float" office:value="0.323266905" calcext:value-type="float">
            <text:p>0.323266905</text:p>
          </table:table-cell>
          <table:table-cell office:value-type="float" office:value="23.16427054" calcext:value-type="float">
            <text:p>23.16427054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3" calcext:value-type="float">
            <text:p>373</text:p>
          </table:table-cell>
          <table:table-cell office:value-type="float" office:value="455707.2365" calcext:value-type="float">
            <text:p>455707.2365</text:p>
          </table:table-cell>
          <table:table-cell office:value-type="float" office:value="1378.245266" calcext:value-type="float">
            <text:p>1378.245266</text:p>
          </table:table-cell>
          <table:table-cell office:value-type="float" office:value="1077.780913" calcext:value-type="float">
            <text:p>1077.780913</text:p>
          </table:table-cell>
          <table:table-cell office:value-type="float" office:value="866.5010851" calcext:value-type="float">
            <text:p>866.5010851</text:p>
          </table:table-cell>
          <table:table-cell office:value-type="float" office:value="1319483.5" calcext:value-type="float">
            <text:p>1319483.5</text:p>
          </table:table-cell>
          <table:table-cell office:value-type="float" office:value="16580.61667" calcext:value-type="float">
            <text:p>16580.61667</text:p>
          </table:table-cell>
          <table:table-cell office:value-type="float" office:value="18907.08333" calcext:value-type="float">
            <text:p>18907.08333</text:p>
          </table:table-cell>
          <table:table-cell office:value-type="float" office:value="27.48433582" calcext:value-type="float">
            <text:p>27.48433582</text:p>
          </table:table-cell>
          <table:table-cell office:value-type="float" office:value="4.322429907" calcext:value-type="float">
            <text:p>4.322429907</text:p>
          </table:table-cell>
          <table:table-cell office:value-type="float" office:value="13.72570472" calcext:value-type="float">
            <text:p>13.72570472</text:p>
          </table:table-cell>
          <table:table-cell office:value-type="float" office:value="55.45936307" calcext:value-type="float">
            <text:p>55.45936307</text:p>
          </table:table-cell>
          <table:table-cell office:value-type="float" office:value="25.30382328" calcext:value-type="float">
            <text:p>25.30382328</text:p>
          </table:table-cell>
          <table:table-cell office:value-type="float" office:value="4.668171" calcext:value-type="float">
            <text:p>4.668171</text:p>
          </table:table-cell>
          <table:table-cell office:value-type="float" office:value="773.9997666" calcext:value-type="float">
            <text:p>773.9997666</text:p>
          </table:table-cell>
          <table:table-cell office:value-type="float" office:value="77.76435997" calcext:value-type="float">
            <text:p>77.76435997</text:p>
          </table:table-cell>
          <table:table-cell office:value-type="float" office:value="0.552689667" calcext:value-type="float">
            <text:p>0.552689667</text:p>
          </table:table-cell>
          <table:table-cell office:value-type="float" office:value="22.24927457" calcext:value-type="float">
            <text:p>22.24927457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404" calcext:value-type="float">
            <text:p>404</text:p>
          </table:table-cell>
          <table:table-cell office:value-type="float" office:value="450370.5147" calcext:value-type="float">
            <text:p>450370.5147</text:p>
          </table:table-cell>
          <table:table-cell office:value-type="float" office:value="1371.719568" calcext:value-type="float">
            <text:p>1371.719568</text:p>
          </table:table-cell>
          <table:table-cell office:value-type="float" office:value="984.067853" calcext:value-type="float">
            <text:p>984.067853</text:p>
          </table:table-cell>
          <table:table-cell office:value-type="float" office:value="905.8576063" calcext:value-type="float">
            <text:p>905.8576063</text:p>
          </table:table-cell>
          <table:table-cell office:value-type="float" office:value="1617357.66" calcext:value-type="float">
            <text:p>1617357.66</text:p>
          </table:table-cell>
          <table:table-cell office:value-type="float" office:value="14538.70056" calcext:value-type="float">
            <text:p>14538.70056</text:p>
          </table:table-cell>
          <table:table-cell office:value-type="float" office:value="14975.53389" calcext:value-type="float">
            <text:p>14975.53389</text:p>
          </table:table-cell>
          <table:table-cell office:value-type="float" office:value="30.97735681" calcext:value-type="float">
            <text:p>30.97735681</text:p>
          </table:table-cell>
          <table:table-cell office:value-type="float" office:value="0.155400155" calcext:value-type="float">
            <text:p>0.155400155</text:p>
          </table:table-cell>
          <table:table-cell office:value-type="float" office:value="13.80968363" calcext:value-type="float">
            <text:p>13.80968363</text:p>
          </table:table-cell>
          <table:table-cell office:value-type="float" office:value="27.61936726" calcext:value-type="float">
            <text:p>27.61936726</text:p>
          </table:table-cell>
          <table:table-cell office:value-type="float" office:value="13.09639421" calcext:value-type="float">
            <text:p>13.09639421</text:p>
          </table:table-cell>
          <table:table-cell office:value-type="float" office:value="0.251208" calcext:value-type="float">
            <text:p>0.251208</text:p>
          </table:table-cell>
          <table:table-cell office:value-type="float" office:value="36.5212158" calcext:value-type="float">
            <text:p>36.5212158</text:p>
          </table:table-cell>
          <table:table-cell office:value-type="float" office:value="83.41626067" calcext:value-type="float">
            <text:p>83.41626067</text:p>
          </table:table-cell>
          <table:table-cell office:value-type="float" office:value="0.284555587" calcext:value-type="float">
            <text:p>0.284555587</text:p>
          </table:table-cell>
          <table:table-cell office:value-type="float" office:value="24.81394422" calcext:value-type="float">
            <text:p>24.81394422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595" calcext:value-type="float">
            <text:p>595</text:p>
          </table:table-cell>
          <table:table-cell office:value-type="float" office:value="450270.2836" calcext:value-type="float">
            <text:p>450270.2836</text:p>
          </table:table-cell>
          <table:table-cell office:value-type="float" office:value="1483.565735" calcext:value-type="float">
            <text:p>1483.565735</text:p>
          </table:table-cell>
          <table:table-cell office:value-type="float" office:value="764.6346154" calcext:value-type="float">
            <text:p>764.6346154</text:p>
          </table:table-cell>
          <table:table-cell office:value-type="float" office:value="644.8697222" calcext:value-type="float">
            <text:p>644.8697222</text:p>
          </table:table-cell>
          <table:table-cell office:value-type="float" office:value="1822757.4" calcext:value-type="float">
            <text:p>1822757.4</text:p>
          </table:table-cell>
          <table:table-cell office:value-type="float" office:value="15720.36667" calcext:value-type="float">
            <text:p>15720.36667</text:p>
          </table:table-cell>
          <table:table-cell office:value-type="float" office:value="16877.38333" calcext:value-type="float">
            <text:p>16877.38333</text:p>
          </table:table-cell>
          <table:table-cell office:value-type="float" office:value="28.64247973" calcext:value-type="float">
            <text:p>28.64247973</text:p>
          </table:table-cell>
          <table:table-cell office:value-type="float" office:value="0" calcext:value-type="float">
            <text:p>0</text:p>
          </table:table-cell>
          <table:table-cell office:value-type="float" office:value="11.6584736" calcext:value-type="float">
            <text:p>11.6584736</text:p>
          </table:table-cell>
          <table:table-cell office:value-type="float" office:value="23.3169472" calcext:value-type="float">
            <text:p>23.3169472</text:p>
          </table:table-cell>
          <table:table-cell office:value-type="float" office:value="13.60773895" calcext:value-type="float">
            <text:p>13.60773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.62728122" calcext:value-type="float">
            <text:p>85.62728122</text:p>
          </table:table-cell>
          <table:table-cell office:value-type="float" office:value="0.151669706" calcext:value-type="float">
            <text:p>0.151669706</text:p>
          </table:table-cell>
          <table:table-cell office:value-type="float" office:value="31.32332289" calcext:value-type="float">
            <text:p>31.32332289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151" calcext:value-type="float">
            <text:p>151</text:p>
          </table:table-cell>
          <table:table-cell office:value-type="float" office:value="446590.9565" calcext:value-type="float">
            <text:p>446590.9565</text:p>
          </table:table-cell>
          <table:table-cell office:value-type="float" office:value="1401.726835" calcext:value-type="float">
            <text:p>1401.726835</text:p>
          </table:table-cell>
          <table:table-cell office:value-type="float" office:value="873.4679487" calcext:value-type="float">
            <text:p>873.4679487</text:p>
          </table:table-cell>
          <table:table-cell office:value-type="float" office:value="820.6771793" calcext:value-type="float">
            <text:p>820.6771793</text:p>
          </table:table-cell>
          <table:table-cell office:value-type="float" office:value="1645187.1" calcext:value-type="float">
            <text:p>1645187.1</text:p>
          </table:table-cell>
          <table:table-cell office:value-type="float" office:value="14745.39722" calcext:value-type="float">
            <text:p>14745.39722</text:p>
          </table:table-cell>
          <table:table-cell office:value-type="float" office:value="15233.21389" calcext:value-type="float">
            <text:p>15233.21389</text:p>
          </table:table-cell>
          <table:table-cell office:value-type="float" office:value="30.28680406" calcext:value-type="float">
            <text:p>30.28680406</text:p>
          </table:table-cell>
          <table:table-cell office:value-type="float" office:value="0.10359116" calcext:value-type="float">
            <text:p>0.10359116</text:p>
          </table:table-cell>
          <table:table-cell office:value-type="float" office:value="11.75096264" calcext:value-type="float">
            <text:p>11.75096264</text:p>
          </table:table-cell>
          <table:table-cell office:value-type="float" office:value="23.50192529" calcext:value-type="float">
            <text:p>23.50192529</text:p>
          </table:table-cell>
          <table:table-cell office:value-type="float" office:value="12.75610472" calcext:value-type="float">
            <text:p>12.75610472</text:p>
          </table:table-cell>
          <table:table-cell office:value-type="float" office:value="0.157867" calcext:value-type="float">
            <text:p>0.157867</text:p>
          </table:table-cell>
          <table:table-cell office:value-type="float" office:value="23.26823682" calcext:value-type="float">
            <text:p>23.26823682</text:p>
          </table:table-cell>
          <table:table-cell office:value-type="float" office:value="92.25387643" calcext:value-type="float">
            <text:p>92.25387643</text:p>
          </table:table-cell>
          <table:table-cell office:value-type="float" office:value="0.173056261" calcext:value-type="float">
            <text:p>0.173056261</text:p>
          </table:table-cell>
          <table:table-cell office:value-type="float" office:value="26.96293767" calcext:value-type="float">
            <text:p>26.96293767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103" calcext:value-type="float">
            <text:p>103</text:p>
          </table:table-cell>
          <table:table-cell office:value-type="float" office:value="444152.0897" calcext:value-type="float">
            <text:p>444152.0897</text:p>
          </table:table-cell>
          <table:table-cell office:value-type="float" office:value="1417.517593" calcext:value-type="float">
            <text:p>1417.517593</text:p>
          </table:table-cell>
          <table:table-cell office:value-type="float" office:value="994.0465417" calcext:value-type="float">
            <text:p>994.0465417</text:p>
          </table:table-cell>
          <table:table-cell office:value-type="float" office:value="601.4917427" calcext:value-type="float">
            <text:p>601.4917427</text:p>
          </table:table-cell>
          <table:table-cell office:value-type="float" office:value="1403646.3" calcext:value-type="float">
            <text:p>1403646.3</text:p>
          </table:table-cell>
          <table:table-cell office:value-type="float" office:value="19648.18333" calcext:value-type="float">
            <text:p>19648.18333</text:p>
          </table:table-cell>
          <table:table-cell office:value-type="float" office:value="20342.7" calcext:value-type="float">
            <text:p>20342.7</text:p>
          </table:table-cell>
          <table:table-cell office:value-type="float" office:value="22.60524967" calcext:value-type="float">
            <text:p>22.60524967</text:p>
          </table:table-cell>
          <table:table-cell office:value-type="float" office:value="0.149164678" calcext:value-type="float">
            <text:p>0.149164678</text:p>
          </table:table-cell>
          <table:table-cell office:value-type="float" office:value="5.398569786" calcext:value-type="float">
            <text:p>5.398569786</text:p>
          </table:table-cell>
          <table:table-cell office:value-type="float" office:value="22.49404078" calcext:value-type="float">
            <text:p>22.49404078</text:p>
          </table:table-cell>
          <table:table-cell office:value-type="float" office:value="7.641180103" calcext:value-type="float">
            <text:p>7.641180103</text:p>
          </table:table-cell>
          <table:table-cell office:value-type="float" office:value="0.15864" calcext:value-type="float">
            <text:p>0.15864</text:p>
          </table:table-cell>
          <table:table-cell office:value-type="float" office:value="31.16201877" calcext:value-type="float">
            <text:p>31.16201877</text:p>
          </table:table-cell>
          <table:table-cell office:value-type="float" office:value="84.91072185" calcext:value-type="float">
            <text:p>84.91072185</text:p>
          </table:table-cell>
          <table:table-cell office:value-type="float" office:value="1.263708743" calcext:value-type="float">
            <text:p>1.263708743</text:p>
          </table:table-cell>
          <table:table-cell office:value-type="float" office:value="12.91473203" calcext:value-type="float">
            <text:p>12.91473203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326" calcext:value-type="float">
            <text:p>326</text:p>
          </table:table-cell>
          <table:table-cell office:value-type="float" office:value="433459.8749" calcext:value-type="float">
            <text:p>433459.8749</text:p>
          </table:table-cell>
          <table:table-cell office:value-type="float" office:value="1467.430174" calcext:value-type="float">
            <text:p>1467.430174</text:p>
          </table:table-cell>
          <table:table-cell office:value-type="float" office:value="727.4474286" calcext:value-type="float">
            <text:p>727.4474286</text:p>
          </table:table-cell>
          <table:table-cell office:value-type="float" office:value="466.2288624" calcext:value-type="float">
            <text:p>466.2288624</text:p>
          </table:table-cell>
          <table:table-cell office:value-type="float" office:value="1103110.2" calcext:value-type="float">
            <text:p>1103110.2</text:p>
          </table:table-cell>
          <table:table-cell office:value-type="float" office:value="9597" calcext:value-type="float">
            <text:p>9597</text:p>
          </table:table-cell>
          <table:table-cell office:value-type="float" office:value="10213.98333" calcext:value-type="float">
            <text:p>10213.98333</text:p>
          </table:table-cell>
          <table:table-cell office:value-type="float" office:value="45.16618474" calcext:value-type="float">
            <text:p>45.16618474</text:p>
          </table:table-cell>
          <table:table-cell office:value-type="float" office:value="0.492125984" calcext:value-type="float">
            <text:p>0.492125984</text:p>
          </table:table-cell>
          <table:table-cell office:value-type="float" office:value="23.38176738" calcext:value-type="float">
            <text:p>23.38176738</text:p>
          </table:table-cell>
          <table:table-cell office:value-type="float" office:value="46.76353476" calcext:value-type="float">
            <text:p>46.76353476</text:p>
          </table:table-cell>
          <table:table-cell office:value-type="float" office:value="22.85553538" calcext:value-type="float">
            <text:p>22.85553538</text:p>
          </table:table-cell>
          <table:table-cell office:value-type="float" office:value="0.488408" calcext:value-type="float">
            <text:p>0.488408</text:p>
          </table:table-cell>
          <table:table-cell office:value-type="float" office:value="46.871748" calcext:value-type="float">
            <text:p>46.871748</text:p>
          </table:table-cell>
          <table:table-cell office:value-type="float" office:value="79.53395954" calcext:value-type="float">
            <text:p>79.53395954</text:p>
          </table:table-cell>
          <table:table-cell office:value-type="float" office:value="0.048613792" calcext:value-type="float">
            <text:p>0.048613792</text:p>
          </table:table-cell>
          <table:table-cell office:value-type="float" office:value="21.76943544" calcext:value-type="float">
            <text:p>21.76943544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string" calcext:value-type="string">
            <text:p>173/174</text:p>
          </table:table-cell>
          <table:table-cell office:value-type="float" office:value="432077.7116" calcext:value-type="float">
            <text:p>432077.7116</text:p>
          </table:table-cell>
          <table:table-cell office:value-type="float" office:value="1456.132514" calcext:value-type="float">
            <text:p>1456.132514</text:p>
          </table:table-cell>
          <table:table-cell office:value-type="float" office:value="755.224609" calcext:value-type="float">
            <text:p>755.224609</text:p>
          </table:table-cell>
          <table:table-cell office:value-type="float" office:value="452.5442245" calcext:value-type="float">
            <text:p>452.5442245</text:p>
          </table:table-cell>
          <table:table-cell office:value-type="float" office:value="2349011.85" calcext:value-type="float">
            <text:p>2349011.85</text:p>
          </table:table-cell>
          <table:table-cell office:value-type="float" office:value="32576.8" calcext:value-type="float">
            <text:p>32576.8</text:p>
          </table:table-cell>
          <table:table-cell office:value-type="float" office:value="34043.65" calcext:value-type="float">
            <text:p>34043.65</text:p>
          </table:table-cell>
          <table:table-cell office:value-type="float" office:value="13.26335649" calcext:value-type="float">
            <text:p>13.26335649</text:p>
          </table:table-cell>
          <table:table-cell office:value-type="float" office:value="0.193353474" calcext:value-type="float">
            <text:p>0.193353474</text:p>
          </table:table-cell>
          <table:table-cell office:value-type="float" office:value="4.961423858" calcext:value-type="float">
            <text:p>4.961423858</text:p>
          </table:table-cell>
          <table:table-cell office:value-type="float" office:value="20.67259941" calcext:value-type="float">
            <text:p>20.67259941</text:p>
          </table:table-cell>
          <table:table-cell office:value-type="float" office:value="8.813417477" calcext:value-type="float">
            <text:p>8.813417477</text:p>
          </table:table-cell>
          <table:table-cell office:value-type="float" office:value="0.240865" calcext:value-type="float">
            <text:p>0.240865</text:p>
          </table:table-cell>
          <table:table-cell office:value-type="float" office:value="78.4449344" calcext:value-type="float">
            <text:p>78.4449344</text:p>
          </table:table-cell>
          <table:table-cell office:value-type="float" office:value="84.37070773" calcext:value-type="float">
            <text:p>84.37070773</text:p>
          </table:table-cell>
          <table:table-cell office:value-type="float" office:value="0.323142004" calcext:value-type="float">
            <text:p>0.323142004</text:p>
          </table:table-cell>
          <table:table-cell office:value-type="float" office:value="24.82609038" calcext:value-type="float">
            <text:p>24.82609038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0" calcext:value-type="float">
            <text:p>310</text:p>
          </table:table-cell>
          <table:table-cell office:value-type="float" office:value="431811.1452" calcext:value-type="float">
            <text:p>431811.1452</text:p>
          </table:table-cell>
          <table:table-cell office:value-type="float" office:value="1294.285419" calcext:value-type="float">
            <text:p>1294.285419</text:p>
          </table:table-cell>
          <table:table-cell office:value-type="float" office:value="990.611953" calcext:value-type="float">
            <text:p>990.611953</text:p>
          </table:table-cell>
          <table:table-cell office:value-type="float" office:value="894.0916695" calcext:value-type="float">
            <text:p>894.0916695</text:p>
          </table:table-cell>
          <table:table-cell office:value-type="float" office:value="2252555.9" calcext:value-type="float">
            <text:p>2252555.9</text:p>
          </table:table-cell>
          <table:table-cell office:value-type="float" office:value="19973.36667" calcext:value-type="float">
            <text:p>19973.36667</text:p>
          </table:table-cell>
          <table:table-cell office:value-type="float" office:value="21885.16667" calcext:value-type="float">
            <text:p>21885.16667</text:p>
          </table:table-cell>
          <table:table-cell office:value-type="float" office:value="21.61934703" calcext:value-type="float">
            <text:p>21.61934703</text:p>
          </table:table-cell>
          <table:table-cell office:value-type="float" office:value="0.548329508" calcext:value-type="float">
            <text:p>0.548329508</text:p>
          </table:table-cell>
          <table:table-cell office:value-type="float" office:value="16.03624903" calcext:value-type="float">
            <text:p>16.03624903</text:p>
          </table:table-cell>
          <table:table-cell office:value-type="float" office:value="33.58887161" calcext:value-type="float">
            <text:p>33.58887161</text:p>
          </table:table-cell>
          <table:table-cell office:value-type="float" office:value="22.88194406" calcext:value-type="float">
            <text:p>22.88194406</text:p>
          </table:table-cell>
          <table:table-cell office:value-type="float" office:value="0.580879" calcext:value-type="float">
            <text:p>0.580879</text:p>
          </table:table-cell>
          <table:table-cell office:value-type="float" office:value="116.0053136" calcext:value-type="float">
            <text:p>116.0053136</text:p>
          </table:table-cell>
          <table:table-cell office:value-type="float" office:value="73.49678594" calcext:value-type="float">
            <text:p>73.49678594</text:p>
          </table:table-cell>
          <table:table-cell office:value-type="float" office:value="1.433726327" calcext:value-type="float">
            <text:p>1.433726327</text:p>
          </table:table-cell>
          <table:table-cell office:value-type="float" office:value="35.35438528" calcext:value-type="float">
            <text:p>35.35438528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171/172</text:p>
          </table:table-cell>
          <table:table-cell office:value-type="float" office:value="427225.3752" calcext:value-type="float">
            <text:p>427225.3752</text:p>
          </table:table-cell>
          <table:table-cell office:value-type="float" office:value="1397.861654" calcext:value-type="float">
            <text:p>1397.861654</text:p>
          </table:table-cell>
          <table:table-cell office:value-type="float" office:value="892.3375768" calcext:value-type="float">
            <text:p>892.3375768</text:p>
          </table:table-cell>
          <table:table-cell office:value-type="float" office:value="483.2346149" calcext:value-type="float">
            <text:p>483.2346149</text:p>
          </table:table-cell>
          <table:table-cell office:value-type="float" office:value="1875191.6" calcext:value-type="float">
            <text:p>1875191.6</text:p>
          </table:table-cell>
          <table:table-cell office:value-type="float" office:value="25436.68333" calcext:value-type="float">
            <text:p>25436.68333</text:p>
          </table:table-cell>
          <table:table-cell office:value-type="float" office:value="27079.35" calcext:value-type="float">
            <text:p>27079.35</text:p>
          </table:table-cell>
          <table:table-cell office:value-type="float" office:value="16.79563996" calcext:value-type="float">
            <text:p>16.79563996</text:p>
          </table:table-cell>
          <table:table-cell office:value-type="float" office:value="0.302204314" calcext:value-type="float">
            <text:p>0.302204314</text:p>
          </table:table-cell>
          <table:table-cell office:value-type="float" office:value="7.527102834" calcext:value-type="float">
            <text:p>7.527102834</text:p>
          </table:table-cell>
          <table:table-cell office:value-type="float" office:value="31.26280173" calcext:value-type="float">
            <text:p>31.26280173</text:p>
          </table:table-cell>
          <table:table-cell office:value-type="float" office:value="20.39715339" calcext:value-type="float">
            <text:p>20.39715339</text:p>
          </table:table-cell>
          <table:table-cell office:value-type="float" office:value="0.426056" calcext:value-type="float">
            <text:p>0.426056</text:p>
          </table:table-cell>
          <table:table-cell office:value-type="float" office:value="108.360271" calcext:value-type="float">
            <text:p>108.360271</text:p>
          </table:table-cell>
          <table:table-cell office:value-type="float" office:value="85.83073905" calcext:value-type="float">
            <text:p>85.83073905</text:p>
          </table:table-cell>
          <table:table-cell office:value-type="float" office:value="1.648545803" calcext:value-type="float">
            <text:p>1.648545803</text:p>
          </table:table-cell>
          <table:table-cell office:value-type="float" office:value="26.0105576" calcext:value-type="float">
            <text:p>26.0105576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404" calcext:value-type="float">
            <text:p>404</text:p>
          </table:table-cell>
          <table:table-cell office:value-type="float" office:value="426457.9795" calcext:value-type="float">
            <text:p>426457.9795</text:p>
          </table:table-cell>
          <table:table-cell office:value-type="float" office:value="1302.911116" calcext:value-type="float">
            <text:p>1302.911116</text:p>
          </table:table-cell>
          <table:table-cell office:value-type="float" office:value="908.7737563" calcext:value-type="float">
            <text:p>908.7737563</text:p>
          </table:table-cell>
          <table:table-cell office:value-type="float" office:value="854.0660859" calcext:value-type="float">
            <text:p>854.0660859</text:p>
          </table:table-cell>
          <table:table-cell office:value-type="float" office:value="1600758.63" calcext:value-type="float">
            <text:p>1600758.63</text:p>
          </table:table-cell>
          <table:table-cell office:value-type="float" office:value="14454.48917" calcext:value-type="float">
            <text:p>14454.48917</text:p>
          </table:table-cell>
          <table:table-cell office:value-type="float" office:value="14821.83917" calcext:value-type="float">
            <text:p>14821.83917</text:p>
          </table:table-cell>
          <table:table-cell office:value-type="float" office:value="29.50349712" calcext:value-type="float">
            <text:p>29.50349712</text:p>
          </table:table-cell>
          <table:table-cell office:value-type="float" office:value="0.064708166" calcext:value-type="float">
            <text:p>0.064708166</text:p>
          </table:table-cell>
          <table:table-cell office:value-type="float" office:value="13.07029788" calcext:value-type="float">
            <text:p>13.07029788</text:p>
          </table:table-cell>
          <table:table-cell office:value-type="float" office:value="26.14059577" calcext:value-type="float">
            <text:p>26.14059577</text:p>
          </table:table-cell>
          <table:table-cell office:value-type="float" office:value="11.96698542" calcext:value-type="float">
            <text:p>11.96698542</text:p>
          </table:table-cell>
          <table:table-cell office:value-type="float" office:value="0.112452" calcext:value-type="float">
            <text:p>0.112452</text:p>
          </table:table-cell>
          <table:table-cell office:value-type="float" office:value="16.24684582" calcext:value-type="float">
            <text:p>16.24684582</text:p>
          </table:table-cell>
          <table:table-cell office:value-type="float" office:value="81.44706044" calcext:value-type="float">
            <text:p>81.44706044</text:p>
          </table:table-cell>
          <table:table-cell office:value-type="float" office:value="0.246888656" calcext:value-type="float">
            <text:p>0.246888656</text:p>
          </table:table-cell>
          <table:table-cell office:value-type="float" office:value="24.6803273" calcext:value-type="float">
            <text:p>24.6803273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147" calcext:value-type="float">
            <text:p>147</text:p>
          </table:table-cell>
          <table:table-cell office:value-type="float" office:value="426024.3537" calcext:value-type="float">
            <text:p>426024.3537</text:p>
          </table:table-cell>
          <table:table-cell office:value-type="float" office:value="1353.814714" calcext:value-type="float">
            <text:p>1353.814714</text:p>
          </table:table-cell>
          <table:table-cell office:value-type="float" office:value="848.4150412" calcext:value-type="float">
            <text:p>848.4150412</text:p>
          </table:table-cell>
          <table:table-cell office:value-type="float" office:value="699.0509468" calcext:value-type="float">
            <text:p>699.0509468</text:p>
          </table:table-cell>
          <table:table-cell office:value-type="float" office:value="844222.13" calcext:value-type="float">
            <text:p>844222.13</text:p>
          </table:table-cell>
          <table:table-cell office:value-type="float" office:value="11676.85333" calcext:value-type="float">
            <text:p>11676.85333</text:p>
          </table:table-cell>
          <table:table-cell office:value-type="float" office:value="12235.10333" calcext:value-type="float">
            <text:p>12235.10333</text:p>
          </table:table-cell>
          <table:table-cell office:value-type="float" office:value="36.48451698" calcext:value-type="float">
            <text:p>36.48451698</text:p>
          </table:table-cell>
          <table:table-cell office:value-type="float" office:value="1.426549058" calcext:value-type="float">
            <text:p>1.426549058</text:p>
          </table:table-cell>
          <table:table-cell office:value-type="float" office:value="11.54801268" calcext:value-type="float">
            <text:p>11.54801268</text:p>
          </table:table-cell>
          <table:table-cell office:value-type="float" office:value="48.11671952" calcext:value-type="float">
            <text:p>48.11671952</text:p>
          </table:table-cell>
          <table:table-cell office:value-type="float" office:value="26.79312681" calcext:value-type="float">
            <text:p>26.79312681</text:p>
          </table:table-cell>
          <table:table-cell office:value-type="float" office:value="1.584757" calcext:value-type="float">
            <text:p>1.584757</text:p>
          </table:table-cell>
          <table:table-cell office:value-type="float" office:value="185.0430948" calcext:value-type="float">
            <text:p>185.0430948</text:p>
          </table:table-cell>
          <table:table-cell office:value-type="float" office:value="90.91633466" calcext:value-type="float">
            <text:p>90.91633466</text:p>
          </table:table-cell>
          <table:table-cell office:value-type="float" office:value="0.442680847" calcext:value-type="float">
            <text:p>0.442680847</text:p>
          </table:table-cell>
          <table:table-cell office:value-type="float" office:value="24.16912097" calcext:value-type="float">
            <text:p>24.16912097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45" calcext:value-type="float">
            <text:p>245</text:p>
          </table:table-cell>
          <table:table-cell office:value-type="float" office:value="421355.3246" calcext:value-type="float">
            <text:p>421355.3246</text:p>
          </table:table-cell>
          <table:table-cell office:value-type="float" office:value="1581.99589" calcext:value-type="float">
            <text:p>1581.99589</text:p>
          </table:table-cell>
          <table:table-cell office:value-type="float" office:value="268.9189786" calcext:value-type="float">
            <text:p>268.9189786</text:p>
          </table:table-cell>
          <table:table-cell office:value-type="float" office:value="165.9769238" calcext:value-type="float">
            <text:p>165.9769238</text:p>
          </table:table-cell>
          <table:table-cell office:value-type="float" office:value="1834450.2" calcext:value-type="float">
            <text:p>1834450.2</text:p>
          </table:table-cell>
          <table:table-cell office:value-type="float" office:value="16370.9" calcext:value-type="float">
            <text:p>16370.9</text:p>
          </table:table-cell>
          <table:table-cell office:value-type="float" office:value="16985.65" calcext:value-type="float">
            <text:p>16985.65</text:p>
          </table:table-cell>
          <table:table-cell office:value-type="float" office:value="25.73806722" calcext:value-type="float">
            <text:p>25.73806722</text:p>
          </table:table-cell>
          <table:table-cell office:value-type="float" office:value="0.517041258" calcext:value-type="float">
            <text:p>0.517041258</text:p>
          </table:table-cell>
          <table:table-cell office:value-type="float" office:value="9.670535217" calcext:value-type="float">
            <text:p>9.670535217</text:p>
          </table:table-cell>
          <table:table-cell office:value-type="float" office:value="19.1931092" calcext:value-type="float">
            <text:p>19.1931092</text:p>
          </table:table-cell>
          <table:table-cell office:value-type="float" office:value="13.75904511" calcext:value-type="float">
            <text:p>13.75904511</text:p>
          </table:table-cell>
          <table:table-cell office:value-type="float" office:value="0.62792" calcext:value-type="float">
            <text:p>0.62792</text:p>
          </table:table-cell>
          <table:table-cell office:value-type="float" office:value="102.7928811" calcext:value-type="float">
            <text:p>102.7928811</text:p>
          </table:table-cell>
          <table:table-cell office:value-type="float" office:value="93.08739692" calcext:value-type="float">
            <text:p>93.08739692</text:p>
          </table:table-cell>
          <table:table-cell office:value-type="float" office:value="0.537750013" calcext:value-type="float">
            <text:p>0.537750013</text:p>
          </table:table-cell>
          <table:table-cell office:value-type="float" office:value="23.86802222" calcext:value-type="float">
            <text:p>23.86802222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595" calcext:value-type="float">
            <text:p>595</text:p>
          </table:table-cell>
          <table:table-cell office:value-type="float" office:value="419581.3196" calcext:value-type="float">
            <text:p>419581.3196</text:p>
          </table:table-cell>
          <table:table-cell office:value-type="float" office:value="1328.679086" calcext:value-type="float">
            <text:p>1328.679086</text:p>
          </table:table-cell>
          <table:table-cell office:value-type="float" office:value="862.7264947" calcext:value-type="float">
            <text:p>862.7264947</text:p>
          </table:table-cell>
          <table:table-cell office:value-type="float" office:value="664.8563104" calcext:value-type="float">
            <text:p>664.8563104</text:p>
          </table:table-cell>
          <table:table-cell office:value-type="float" office:value="1951907.4" calcext:value-type="float">
            <text:p>1951907.4</text:p>
          </table:table-cell>
          <table:table-cell office:value-type="float" office:value="16686.9" calcext:value-type="float">
            <text:p>16686.9</text:p>
          </table:table-cell>
          <table:table-cell office:value-type="float" office:value="18073.21667" calcext:value-type="float">
            <text:p>18073.21667</text:p>
          </table:table-cell>
          <table:table-cell office:value-type="float" office:value="25.14435393" calcext:value-type="float">
            <text:p>25.14435393</text:p>
          </table:table-cell>
          <table:table-cell office:value-type="float" office:value="0.218150087" calcext:value-type="float">
            <text:p>0.218150087</text:p>
          </table:table-cell>
          <table:table-cell office:value-type="float" office:value="18.47301447" calcext:value-type="float">
            <text:p>18.47301447</text:p>
          </table:table-cell>
          <table:table-cell office:value-type="float" office:value="36.94602893" calcext:value-type="float">
            <text:p>36.94602893</text:p>
          </table:table-cell>
          <table:table-cell office:value-type="float" office:value="24.3947363" calcext:value-type="float">
            <text:p>24.3947363</text:p>
          </table:table-cell>
          <table:table-cell office:value-type="float" office:value="0.282961" calcext:value-type="float">
            <text:p>0.282961</text:p>
          </table:table-cell>
          <table:table-cell office:value-type="float" office:value="47.2072401" calcext:value-type="float">
            <text:p>47.2072401</text:p>
          </table:table-cell>
          <table:table-cell office:value-type="float" office:value="80.75838177" calcext:value-type="float">
            <text:p>80.75838177</text:p>
          </table:table-cell>
          <table:table-cell office:value-type="float" office:value="0.233193386" calcext:value-type="float">
            <text:p>0.233193386</text:p>
          </table:table-cell>
          <table:table-cell office:value-type="float" office:value="31.24525594" calcext:value-type="float">
            <text:p>31.24525594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83" calcext:value-type="float">
            <text:p>183</text:p>
          </table:table-cell>
          <table:table-cell office:value-type="float" office:value="386857.013" calcext:value-type="float">
            <text:p>386857.013</text:p>
          </table:table-cell>
          <table:table-cell office:value-type="float" office:value="1266.538251" calcext:value-type="float">
            <text:p>1266.538251</text:p>
          </table:table-cell>
          <table:table-cell office:value-type="float" office:value="691.5172762" calcext:value-type="float">
            <text:p>691.5172762</text:p>
          </table:table-cell>
          <table:table-cell office:value-type="float" office:value="532.2098969" calcext:value-type="float">
            <text:p>532.2098969</text:p>
          </table:table-cell>
          <table:table-cell office:value-type="float" office:value="2740231.3" calcext:value-type="float">
            <text:p>2740231.3</text:p>
          </table:table-cell>
          <table:table-cell office:value-type="float" office:value="28234.2" calcext:value-type="float">
            <text:p>28234.2</text:p>
          </table:table-cell>
          <table:table-cell office:value-type="float" office:value="30121.18333" calcext:value-type="float">
            <text:p>30121.18333</text:p>
          </table:table-cell>
          <table:table-cell office:value-type="float" office:value="13.70171682" calcext:value-type="float">
            <text:p>13.70171682</text:p>
          </table:table-cell>
          <table:table-cell office:value-type="float" office:value="0.07344166" calcext:value-type="float">
            <text:p>0.07344166</text:p>
          </table:table-cell>
          <table:table-cell office:value-type="float" office:value="9.709570885" calcext:value-type="float">
            <text:p>9.709570885</text:p>
          </table:table-cell>
          <table:table-cell office:value-type="float" office:value="24.44040802" calcext:value-type="float">
            <text:p>24.44040802</text:p>
          </table:table-cell>
          <table:table-cell office:value-type="float" office:value="11.63698311" calcext:value-type="float">
            <text:p>11.63698311</text:p>
          </table:table-cell>
          <table:table-cell office:value-type="float" office:value="0.106814" calcext:value-type="float">
            <text:p>0.106814</text:p>
          </table:table-cell>
          <table:table-cell office:value-type="float" office:value="30.1541256" calcext:value-type="float">
            <text:p>30.1541256</text:p>
          </table:table-cell>
          <table:table-cell office:value-type="float" office:value="88.24195487" calcext:value-type="float">
            <text:p>88.24195487</text:p>
          </table:table-cell>
          <table:table-cell office:value-type="float" office:value="0.200500726" calcext:value-type="float">
            <text:p>0.200500726</text:p>
          </table:table-cell>
          <table:table-cell office:value-type="float" office:value="24.62005578" calcext:value-type="float">
            <text:p>24.62005578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4" calcext:value-type="float">
            <text:p>314</text:p>
          </table:table-cell>
          <table:table-cell office:value-type="float" office:value="380789.2749" calcext:value-type="float">
            <text:p>380789.2749</text:p>
          </table:table-cell>
          <table:table-cell office:value-type="float" office:value="1218.70756" calcext:value-type="float">
            <text:p>1218.70756</text:p>
          </table:table-cell>
          <table:table-cell office:value-type="float" office:value="750.8533597" calcext:value-type="float">
            <text:p>750.8533597</text:p>
          </table:table-cell>
          <table:table-cell office:value-type="float" office:value="578.2145601" calcext:value-type="float">
            <text:p>578.2145601</text:p>
          </table:table-cell>
          <table:table-cell office:value-type="float" office:value="1075928.4" calcext:value-type="float">
            <text:p>1075928.4</text:p>
          </table:table-cell>
          <table:table-cell office:value-type="float" office:value="9448.883333" calcext:value-type="float">
            <text:p>9448.883333</text:p>
          </table:table-cell>
          <table:table-cell office:value-type="float" office:value="9962.3" calcext:value-type="float">
            <text:p>9962.3</text:p>
          </table:table-cell>
          <table:table-cell office:value-type="float" office:value="40.29992343" calcext:value-type="float">
            <text:p>40.29992343</text:p>
          </table:table-cell>
          <table:table-cell office:value-type="float" office:value="3.297828759" calcext:value-type="float">
            <text:p>3.297828759</text:p>
          </table:table-cell>
          <table:table-cell office:value-type="float" office:value="24.44144343" calcext:value-type="float">
            <text:p>24.44144343</text:p>
          </table:table-cell>
          <table:table-cell office:value-type="float" office:value="48.88288686" calcext:value-type="float">
            <text:p>48.88288686</text:p>
          </table:table-cell>
          <table:table-cell office:value-type="float" office:value="26.44496797" calcext:value-type="float">
            <text:p>26.44496797</text:p>
          </table:table-cell>
          <table:table-cell office:value-type="float" office:value="4.143607" calcext:value-type="float">
            <text:p>4.143607</text:p>
          </table:table-cell>
          <table:table-cell office:value-type="float" office:value="391.5239298" calcext:value-type="float">
            <text:p>391.5239298</text:p>
          </table:table-cell>
          <table:table-cell office:value-type="float" office:value="84.47993842" calcext:value-type="float">
            <text:p>84.47993842</text:p>
          </table:table-cell>
          <table:table-cell office:value-type="float" office:value="0.086113266" calcext:value-type="float">
            <text:p>0.086113266</text:p>
          </table:table-cell>
          <table:table-cell office:value-type="float" office:value="21.94313677" calcext:value-type="float">
            <text:p>21.94313677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151" calcext:value-type="float">
            <text:p>151</text:p>
          </table:table-cell>
          <table:table-cell office:value-type="float" office:value="380541.2288" calcext:value-type="float">
            <text:p>380541.2288</text:p>
          </table:table-cell>
          <table:table-cell office:value-type="float" office:value="1233.585772" calcext:value-type="float">
            <text:p>1233.585772</text:p>
          </table:table-cell>
          <table:table-cell office:value-type="float" office:value="647.9519231" calcext:value-type="float">
            <text:p>647.9519231</text:p>
          </table:table-cell>
          <table:table-cell office:value-type="float" office:value="628.8825397" calcext:value-type="float">
            <text:p>628.8825397</text:p>
          </table:table-cell>
          <table:table-cell office:value-type="float" office:value="1642327.2" calcext:value-type="float">
            <text:p>1642327.2</text:p>
          </table:table-cell>
          <table:table-cell office:value-type="float" office:value="14792.35" calcext:value-type="float">
            <text:p>14792.35</text:p>
          </table:table-cell>
          <table:table-cell office:value-type="float" office:value="15206.73333" calcext:value-type="float">
            <text:p>15206.73333</text:p>
          </table:table-cell>
          <table:table-cell office:value-type="float" office:value="25.72554251" calcext:value-type="float">
            <text:p>25.72554251</text:p>
          </table:table-cell>
          <table:table-cell office:value-type="float" office:value="0.034482759" calcext:value-type="float">
            <text:p>0.034482759</text:p>
          </table:table-cell>
          <table:table-cell office:value-type="float" office:value="9.219789678" calcext:value-type="float">
            <text:p>9.219789678</text:p>
          </table:table-cell>
          <table:table-cell office:value-type="float" office:value="18.43957936" calcext:value-type="float">
            <text:p>18.43957936</text:p>
          </table:table-cell>
          <table:table-cell office:value-type="float" office:value="8.399116698" calcext:value-type="float">
            <text:p>8.399116698</text:p>
          </table:table-cell>
          <table:table-cell office:value-type="float" office:value="0.042333" calcext:value-type="float">
            <text:p>0.042333</text:p>
          </table:table-cell>
          <table:table-cell office:value-type="float" office:value="6.25716405" calcext:value-type="float">
            <text:p>6.25716405</text:p>
          </table:table-cell>
          <table:table-cell office:value-type="float" office:value="94.81652296" calcext:value-type="float">
            <text:p>94.81652296</text:p>
          </table:table-cell>
          <table:table-cell office:value-type="float" office:value="0.233767926" calcext:value-type="float">
            <text:p>0.233767926</text:p>
          </table:table-cell>
          <table:table-cell office:value-type="float" office:value="26.37339104" calcext:value-type="float">
            <text:p>26.37339104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68" calcext:value-type="float">
            <text:p>68</text:p>
          </table:table-cell>
          <table:table-cell office:value-type="float" office:value="380273.3639" calcext:value-type="float">
            <text:p>380273.3639</text:p>
          </table:table-cell>
          <table:table-cell office:value-type="float" office:value="1046.875421" calcext:value-type="float">
            <text:p>1046.875421</text:p>
          </table:table-cell>
          <table:table-cell office:value-type="float" office:value="1087.817911" calcext:value-type="float">
            <text:p>1087.817911</text:p>
          </table:table-cell>
          <table:table-cell office:value-type="float" office:value="982.9209983" calcext:value-type="float">
            <text:p>982.9209983</text:p>
          </table:table-cell>
          <table:table-cell office:value-type="float" office:value="927485.35" calcext:value-type="float">
            <text:p>927485.35</text:p>
          </table:table-cell>
          <table:table-cell office:value-type="float" office:value="12468.48333" calcext:value-type="float">
            <text:p>12468.48333</text:p>
          </table:table-cell>
          <table:table-cell office:value-type="float" office:value="13441.81667" calcext:value-type="float">
            <text:p>13441.81667</text:p>
          </table:table-cell>
          <table:table-cell office:value-type="float" office:value="30.49876667" calcext:value-type="float">
            <text:p>30.49876667</text:p>
          </table:table-cell>
          <table:table-cell office:value-type="float" office:value="0.36589828" calcext:value-type="float">
            <text:p>0.36589828</text:p>
          </table:table-cell>
          <table:table-cell office:value-type="float" office:value="8.954020966" calcext:value-type="float">
            <text:p>8.954020966</text:p>
          </table:table-cell>
          <table:table-cell office:value-type="float" office:value="37.30842069" calcext:value-type="float">
            <text:p>37.30842069</text:p>
          </table:table-cell>
          <table:table-cell office:value-type="float" office:value="26.68094088" calcext:value-type="float">
            <text:p>26.68094088</text:p>
          </table:table-cell>
          <table:table-cell office:value-type="float" office:value="0.430878" calcext:value-type="float">
            <text:p>0.430878</text:p>
          </table:table-cell>
          <table:table-cell office:value-type="float" office:value="53.7142262" calcext:value-type="float">
            <text:p>53.7142262</text:p>
          </table:table-cell>
          <table:table-cell office:value-type="float" office:value="70.41294309" calcext:value-type="float">
            <text:p>70.41294309</text:p>
          </table:table-cell>
          <table:table-cell office:value-type="float" office:value="0.743160499" calcext:value-type="float">
            <text:p>0.743160499</text:p>
          </table:table-cell>
          <table:table-cell office:value-type="float" office:value="24.0935381" calcext:value-type="float">
            <text:p>24.0935381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388" calcext:value-type="float">
            <text:p>388</text:p>
          </table:table-cell>
          <table:table-cell office:value-type="float" office:value="379264.5518" calcext:value-type="float">
            <text:p>379264.5518</text:p>
          </table:table-cell>
          <table:table-cell office:value-type="float" office:value="1520.257236" calcext:value-type="float">
            <text:p>1520.25723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32438.2" calcext:value-type="float">
            <text:p>1432438.2</text:p>
          </table:table-cell>
          <table:table-cell office:value-type="float" office:value="9654.95" calcext:value-type="float">
            <text:p>9654.95</text:p>
          </table:table-cell>
          <table:table-cell office:value-type="float" office:value="13263.31667" calcext:value-type="float">
            <text:p>13263.31667</text:p>
          </table:table-cell>
          <table:table-cell office:value-type="float" office:value="39.28187632" calcext:value-type="float">
            <text:p>39.28187632</text:p>
          </table:table-cell>
          <table:table-cell office:value-type="float" office:value="2.287581699" calcext:value-type="float">
            <text:p>2.287581699</text:p>
          </table:table-cell>
          <table:table-cell office:value-type="float" office:value="27.19163732" calcext:value-type="float">
            <text:p>27.19163732</text:p>
          </table:table-cell>
          <table:table-cell office:value-type="float" office:value="54.38327465" calcext:value-type="float">
            <text:p>54.38327465</text:p>
          </table:table-cell>
          <table:table-cell office:value-type="float" office:value="27.30403026" calcext:value-type="float">
            <text:p>27.30403026</text:p>
          </table:table-cell>
          <table:table-cell office:value-type="float" office:value="2.176238" calcext:value-type="float">
            <text:p>2.176238</text:p>
          </table:table-cell>
          <table:table-cell office:value-type="float" office:value="210.1110219" calcext:value-type="float">
            <text:p>210.1110219</text:p>
          </table:table-cell>
          <table:table-cell office:value-type="float" office:value="67.93052838" calcext:value-type="float">
            <text:p>67.93052838</text:p>
          </table:table-cell>
          <table:table-cell office:value-type="float" office:value="1.129691946" calcext:value-type="float">
            <text:p>1.129691946</text:p>
          </table:table-cell>
          <table:table-cell office:value-type="float" office:value="32.4756709" calcext:value-type="float">
            <text:p>32.4756709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03" calcext:value-type="float">
            <text:p>103</text:p>
          </table:table-cell>
          <table:table-cell office:value-type="float" office:value="372040.6097" calcext:value-type="float">
            <text:p>372040.6097</text:p>
          </table:table-cell>
          <table:table-cell office:value-type="float" office:value="1157.166534" calcext:value-type="float">
            <text:p>1157.166534</text:p>
          </table:table-cell>
          <table:table-cell office:value-type="float" office:value="807.1746289" calcext:value-type="float">
            <text:p>807.1746289</text:p>
          </table:table-cell>
          <table:table-cell office:value-type="float" office:value="639.0117561" calcext:value-type="float">
            <text:p>639.0117561</text:p>
          </table:table-cell>
          <table:table-cell office:value-type="float" office:value="1275452.35" calcext:value-type="float">
            <text:p>1275452.35</text:p>
          </table:table-cell>
          <table:table-cell office:value-type="float" office:value="17997.76667" calcext:value-type="float">
            <text:p>17997.76667</text:p>
          </table:table-cell>
          <table:table-cell office:value-type="float" office:value="18484.81667" calcext:value-type="float">
            <text:p>18484.81667</text:p>
          </table:table-cell>
          <table:table-cell office:value-type="float" office:value="20.67148755" calcext:value-type="float">
            <text:p>20.67148755</text:p>
          </table:table-cell>
          <table:table-cell office:value-type="float" office:value="0.082970338" calcext:value-type="float">
            <text:p>0.082970338</text:p>
          </table:table-cell>
          <table:table-cell office:value-type="float" office:value="5.932217194" calcext:value-type="float">
            <text:p>5.932217194</text:p>
          </table:table-cell>
          <table:table-cell office:value-type="float" office:value="24.71757164" calcext:value-type="float">
            <text:p>24.71757164</text:p>
          </table:table-cell>
          <table:table-cell office:value-type="float" office:value="11.72629787" calcext:value-type="float">
            <text:p>11.72629787</text:p>
          </table:table-cell>
          <table:table-cell office:value-type="float" office:value="0.092544" calcext:value-type="float">
            <text:p>0.092544</text:p>
          </table:table-cell>
          <table:table-cell office:value-type="float" office:value="16.64793417" calcext:value-type="float">
            <text:p>16.64793417</text:p>
          </table:table-cell>
          <table:table-cell office:value-type="float" office:value="89.85131814" calcext:value-type="float">
            <text:p>89.85131814</text:p>
          </table:table-cell>
          <table:table-cell office:value-type="float" office:value="0.386992243" calcext:value-type="float">
            <text:p>0.386992243</text:p>
          </table:table-cell>
          <table:table-cell office:value-type="float" office:value="12.90079084" calcext:value-type="float">
            <text:p>12.90079084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34" calcext:value-type="float">
            <text:p>134</text:p>
          </table:table-cell>
          <table:table-cell office:value-type="float" office:value="365626.3969" calcext:value-type="float">
            <text:p>365626.3969</text:p>
          </table:table-cell>
          <table:table-cell office:value-type="float" office:value="1122.799156" calcext:value-type="float">
            <text:p>1122.799156</text:p>
          </table:table-cell>
          <table:table-cell office:value-type="float" office:value="804.6121504" calcext:value-type="float">
            <text:p>804.6121504</text:p>
          </table:table-cell>
          <table:table-cell office:value-type="float" office:value="676.8383375" calcext:value-type="float">
            <text:p>676.8383375</text:p>
          </table:table-cell>
          <table:table-cell office:value-type="float" office:value="1875190.3" calcext:value-type="float">
            <text:p>1875190.3</text:p>
          </table:table-cell>
          <table:table-cell office:value-type="float" office:value="17191.1" calcext:value-type="float">
            <text:p>17191.1</text:p>
          </table:table-cell>
          <table:table-cell office:value-type="float" office:value="19138.95" calcext:value-type="float">
            <text:p>19138.95</text:p>
          </table:table-cell>
          <table:table-cell office:value-type="float" office:value="21.2683538" calcext:value-type="float">
            <text:p>21.2683538</text:p>
          </table:table-cell>
          <table:table-cell office:value-type="float" office:value="0.117924528" calcext:value-type="float">
            <text:p>0.117924528</text:p>
          </table:table-cell>
          <table:table-cell office:value-type="float" office:value="11.80964203" calcext:value-type="float">
            <text:p>11.80964203</text:p>
          </table:table-cell>
          <table:table-cell office:value-type="float" office:value="28.01872803" calcext:value-type="float">
            <text:p>28.01872803</text:p>
          </table:table-cell>
          <table:table-cell office:value-type="float" office:value="12.08536735" calcext:value-type="float">
            <text:p>12.08536735</text:p>
          </table:table-cell>
          <table:table-cell office:value-type="float" office:value="0.122503" calcext:value-type="float">
            <text:p>0.122503</text:p>
          </table:table-cell>
          <table:table-cell office:value-type="float" office:value="21.0590975" calcext:value-type="float">
            <text:p>21.0590975</text:p>
          </table:table-cell>
          <table:table-cell office:value-type="float" office:value="85.64296781" calcext:value-type="float">
            <text:p>85.64296781</text:p>
          </table:table-cell>
          <table:table-cell office:value-type="float" office:value="0.277723245" calcext:value-type="float">
            <text:p>0.277723245</text:p>
          </table:table-cell>
          <table:table-cell office:value-type="float" office:value="23.08965907" calcext:value-type="float">
            <text:p>23.08965907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47" calcext:value-type="float">
            <text:p>147</text:p>
          </table:table-cell>
          <table:table-cell office:value-type="float" office:value="364728.8922" calcext:value-type="float">
            <text:p>364728.8922</text:p>
          </table:table-cell>
          <table:table-cell office:value-type="float" office:value="1138.26548" calcext:value-type="float">
            <text:p>1138.26548</text:p>
          </table:table-cell>
          <table:table-cell office:value-type="float" office:value="760.4407304" calcext:value-type="float">
            <text:p>760.4407304</text:p>
          </table:table-cell>
          <table:table-cell office:value-type="float" office:value="636.7957859" calcext:value-type="float">
            <text:p>636.7957859</text:p>
          </table:table-cell>
          <table:table-cell office:value-type="float" office:value="1103160.5" calcext:value-type="float">
            <text:p>1103160.5</text:p>
          </table:table-cell>
          <table:table-cell office:value-type="float" office:value="14981.56667" calcext:value-type="float">
            <text:p>14981.56667</text:p>
          </table:table-cell>
          <table:table-cell office:value-type="float" office:value="15987.83333" calcext:value-type="float">
            <text:p>15987.83333</text:p>
          </table:table-cell>
          <table:table-cell office:value-type="float" office:value="24.345177" calcext:value-type="float">
            <text:p>24.345177</text:p>
          </table:table-cell>
          <table:table-cell office:value-type="float" office:value="0.171544977" calcext:value-type="float">
            <text:p>0.171544977</text:p>
          </table:table-cell>
          <table:table-cell office:value-type="float" office:value="9.41038444" calcext:value-type="float">
            <text:p>9.41038444</text:p>
          </table:table-cell>
          <table:table-cell office:value-type="float" office:value="39.20993517" calcext:value-type="float">
            <text:p>39.20993517</text:p>
          </table:table-cell>
          <table:table-cell office:value-type="float" office:value="22.99549513" calcext:value-type="float">
            <text:p>22.99549513</text:p>
          </table:table-cell>
          <table:table-cell office:value-type="float" office:value="0.19729" calcext:value-type="float">
            <text:p>0.19729</text:p>
          </table:table-cell>
          <table:table-cell office:value-type="float" office:value="29.54364947" calcext:value-type="float">
            <text:p>29.54364947</text:p>
          </table:table-cell>
          <table:table-cell office:value-type="float" office:value="93.29019711" calcext:value-type="float">
            <text:p>93.29019711</text:p>
          </table:table-cell>
          <table:table-cell office:value-type="float" office:value="0.218960514" calcext:value-type="float">
            <text:p>0.218960514</text:p>
          </table:table-cell>
          <table:table-cell office:value-type="float" office:value="23.42323351" calcext:value-type="float">
            <text:p>23.42323351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241" calcext:value-type="float">
            <text:p>241</text:p>
          </table:table-cell>
          <table:table-cell office:value-type="float" office:value="363850.5299" calcext:value-type="float">
            <text:p>363850.5299</text:p>
          </table:table-cell>
          <table:table-cell office:value-type="float" office:value="1458.060361" calcext:value-type="float">
            <text:p>1458.06036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44596.44" calcext:value-type="float">
            <text:p>944596.44</text:p>
          </table:table-cell>
          <table:table-cell office:value-type="float" office:value="5584.313333" calcext:value-type="float">
            <text:p>5584.313333</text:p>
          </table:table-cell>
          <table:table-cell office:value-type="float" office:value="8746.263333" calcext:value-type="float">
            <text:p>8746.263333</text:p>
          </table:table-cell>
          <table:table-cell office:value-type="float" office:value="65.15582279" calcext:value-type="float">
            <text:p>65.15582279</text:p>
          </table:table-cell>
          <table:table-cell office:value-type="float" office:value="25.32407407" calcext:value-type="float">
            <text:p>25.32407407</text:p>
          </table:table-cell>
          <table:table-cell office:value-type="float" office:value="36.8593147" calcext:value-type="float">
            <text:p>36.8593147</text:p>
          </table:table-cell>
          <table:table-cell office:value-type="float" office:value="73.7186294" calcext:value-type="float">
            <text:p>73.7186294</text:p>
          </table:table-cell>
          <table:table-cell office:value-type="float" office:value="58.1320144" calcext:value-type="float">
            <text:p>58.1320144</text:p>
          </table:table-cell>
          <table:table-cell office:value-type="float" office:value="33.740813" calcext:value-type="float">
            <text:p>33.740813</text:p>
          </table:table-cell>
          <table:table-cell office:value-type="float" office:value="1884.191993" calcext:value-type="float">
            <text:p>1884.191993</text:p>
          </table:table-cell>
          <table:table-cell office:value-type="float" office:value="77.28863159" calcext:value-type="float">
            <text:p>77.28863159</text:p>
          </table:table-cell>
          <table:table-cell office:value-type="float" office:value="1.813581121" calcext:value-type="float">
            <text:p>1.813581121</text:p>
          </table:table-cell>
          <table:table-cell office:value-type="float" office:value="18.59546389" calcext:value-type="float">
            <text:p>18.59546389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43" calcext:value-type="float">
            <text:p>143</text:p>
          </table:table-cell>
          <table:table-cell office:value-type="float" office:value="362792.6212" calcext:value-type="float">
            <text:p>362792.6212</text:p>
          </table:table-cell>
          <table:table-cell office:value-type="float" office:value="1445.388929" calcext:value-type="float">
            <text:p>1445.38892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44002.6" calcext:value-type="float">
            <text:p>1144002.6</text:p>
          </table:table-cell>
          <table:table-cell office:value-type="float" office:value="9217.5" calcext:value-type="float">
            <text:p>9217.5</text:p>
          </table:table-cell>
          <table:table-cell office:value-type="float" office:value="10592.61667" calcext:value-type="float">
            <text:p>10592.61667</text:p>
          </table:table-cell>
          <table:table-cell office:value-type="float" office:value="39.35911269" calcext:value-type="float">
            <text:p>39.35911269</text:p>
          </table:table-cell>
          <table:table-cell office:value-type="float" office:value="3.175416133" calcext:value-type="float">
            <text:p>3.175416133</text:p>
          </table:table-cell>
          <table:table-cell office:value-type="float" office:value="23.54844078" calcext:value-type="float">
            <text:p>23.54844078</text:p>
          </table:table-cell>
          <table:table-cell office:value-type="float" office:value="34.76972469" calcext:value-type="float">
            <text:p>34.76972469</text:p>
          </table:table-cell>
          <table:table-cell office:value-type="float" office:value="30.33131153" calcext:value-type="float">
            <text:p>30.33131153</text:p>
          </table:table-cell>
          <table:table-cell office:value-type="float" office:value="3.831289" calcext:value-type="float">
            <text:p>3.831289</text:p>
          </table:table-cell>
          <table:table-cell office:value-type="float" office:value="353.14086" calcext:value-type="float">
            <text:p>353.14086</text:p>
          </table:table-cell>
          <table:table-cell office:value-type="float" office:value="93.90082516" calcext:value-type="float">
            <text:p>93.90082516</text:p>
          </table:table-cell>
          <table:table-cell office:value-type="float" office:value="0.406852102" calcext:value-type="float">
            <text:p>0.406852102</text:p>
          </table:table-cell>
          <table:table-cell office:value-type="float" office:value="31.61959547" calcext:value-type="float">
            <text:p>31.61959547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36" calcext:value-type="float">
            <text:p>136</text:p>
          </table:table-cell>
          <table:table-cell office:value-type="float" office:value="359037.4043" calcext:value-type="float">
            <text:p>359037.4043</text:p>
          </table:table-cell>
          <table:table-cell office:value-type="float" office:value="1101.158632" calcext:value-type="float">
            <text:p>1101.158632</text:p>
          </table:table-cell>
          <table:table-cell office:value-type="float" office:value="819.1715664" calcext:value-type="float">
            <text:p>819.1715664</text:p>
          </table:table-cell>
          <table:table-cell office:value-type="float" office:value="645.9623573" calcext:value-type="float">
            <text:p>645.9623573</text:p>
          </table:table-cell>
          <table:table-cell office:value-type="float" office:value="1997044.05" calcext:value-type="float">
            <text:p>1997044.05</text:p>
          </table:table-cell>
          <table:table-cell office:value-type="float" office:value="18509" calcext:value-type="float">
            <text:p>18509</text:p>
          </table:table-cell>
          <table:table-cell office:value-type="float" office:value="20394.15" calcext:value-type="float">
            <text:p>20394.15</text:p>
          </table:table-cell>
          <table:table-cell office:value-type="float" office:value="19.3979904" calcext:value-type="float">
            <text:p>19.3979904</text:p>
          </table:table-cell>
          <table:table-cell office:value-type="float" office:value="0.039287585" calcext:value-type="float">
            <text:p>0.039287585</text:p>
          </table:table-cell>
          <table:table-cell office:value-type="float" office:value="12.36768859" calcext:value-type="float">
            <text:p>12.36768859</text:p>
          </table:table-cell>
          <table:table-cell office:value-type="float" office:value="29.7742962" calcext:value-type="float">
            <text:p>29.7742962</text:p>
          </table:table-cell>
          <table:table-cell office:value-type="float" office:value="12.49080913" calcext:value-type="float">
            <text:p>12.49080913</text:p>
          </table:table-cell>
          <table:table-cell office:value-type="float" office:value="0.050824" calcext:value-type="float">
            <text:p>0.050824</text:p>
          </table:table-cell>
          <table:table-cell office:value-type="float" office:value="9.402572" calcext:value-type="float">
            <text:p>9.402572</text:p>
          </table:table-cell>
          <table:table-cell office:value-type="float" office:value="78.6172891" calcext:value-type="float">
            <text:p>78.6172891</text:p>
          </table:table-cell>
          <table:table-cell office:value-type="float" office:value="0.167274422" calcext:value-type="float">
            <text:p>0.167274422</text:p>
          </table:table-cell>
          <table:table-cell office:value-type="float" office:value="25.70865284" calcext:value-type="float">
            <text:p>25.70865284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57" calcext:value-type="float">
            <text:p>157</text:p>
          </table:table-cell>
          <table:table-cell office:value-type="float" office:value="357797.9683" calcext:value-type="float">
            <text:p>357797.9683</text:p>
          </table:table-cell>
          <table:table-cell office:value-type="float" office:value="1090.425029" calcext:value-type="float">
            <text:p>1090.425029</text:p>
          </table:table-cell>
          <table:table-cell office:value-type="float" office:value="795.6351274" calcext:value-type="float">
            <text:p>795.6351274</text:p>
          </table:table-cell>
          <table:table-cell office:value-type="float" office:value="689.1654751" calcext:value-type="float">
            <text:p>689.1654751</text:p>
          </table:table-cell>
          <table:table-cell office:value-type="float" office:value="1568325.85" calcext:value-type="float">
            <text:p>1568325.85</text:p>
          </table:table-cell>
          <table:table-cell office:value-type="float" office:value="17624.61667" calcext:value-type="float">
            <text:p>17624.61667</text:p>
          </table:table-cell>
          <table:table-cell office:value-type="float" office:value="19071.21667" calcext:value-type="float">
            <text:p>19071.21667</text:p>
          </table:table-cell>
          <table:table-cell office:value-type="float" office:value="20.30103548" calcext:value-type="float">
            <text:p>20.30103548</text:p>
          </table:table-cell>
          <table:table-cell office:value-type="float" office:value="0.162977047" calcext:value-type="float">
            <text:p>0.162977047</text:p>
          </table:table-cell>
          <table:table-cell office:value-type="float" office:value="11.79300808" calcext:value-type="float">
            <text:p>11.79300808</text:p>
          </table:table-cell>
          <table:table-cell office:value-type="float" office:value="36.59610414" calcext:value-type="float">
            <text:p>36.59610414</text:p>
          </table:table-cell>
          <table:table-cell office:value-type="float" office:value="17.63806206" calcext:value-type="float">
            <text:p>17.63806206</text:p>
          </table:table-cell>
          <table:table-cell office:value-type="float" office:value="0.176063" calcext:value-type="float">
            <text:p>0.176063</text:p>
          </table:table-cell>
          <table:table-cell office:value-type="float" office:value="31.01932533" calcext:value-type="float">
            <text:p>31.01932533</text:p>
          </table:table-cell>
          <table:table-cell office:value-type="float" office:value="89.20683344" calcext:value-type="float">
            <text:p>89.20683344</text:p>
          </table:table-cell>
          <table:table-cell office:value-type="float" office:value="0.050146773" calcext:value-type="float">
            <text:p>0.050146773</text:p>
          </table:table-cell>
          <table:table-cell office:value-type="float" office:value="23.81508502" calcext:value-type="float">
            <text:p>23.81508502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04" calcext:value-type="float">
            <text:p>404</text:p>
          </table:table-cell>
          <table:table-cell office:value-type="float" office:value="357587.825" calcext:value-type="float">
            <text:p>357587.825</text:p>
          </table:table-cell>
          <table:table-cell office:value-type="float" office:value="1087.724368" calcext:value-type="float">
            <text:p>1087.724368</text:p>
          </table:table-cell>
          <table:table-cell office:value-type="float" office:value="816.6101858" calcext:value-type="float">
            <text:p>816.6101858</text:p>
          </table:table-cell>
          <table:table-cell office:value-type="float" office:value="679.1174023" calcext:value-type="float">
            <text:p>679.1174023</text:p>
          </table:table-cell>
          <table:table-cell office:value-type="float" office:value="1986818.4" calcext:value-type="float">
            <text:p>1986818.4</text:p>
          </table:table-cell>
          <table:table-cell office:value-type="float" office:value="17938.91667" calcext:value-type="float">
            <text:p>17938.91667</text:p>
          </table:table-cell>
          <table:table-cell office:value-type="float" office:value="18396.46667" calcext:value-type="float">
            <text:p>18396.46667</text:p>
          </table:table-cell>
          <table:table-cell office:value-type="float" office:value="19.93363544" calcext:value-type="float">
            <text:p>19.93363544</text:p>
          </table:table-cell>
          <table:table-cell office:value-type="float" office:value="0.269507187" calcext:value-type="float">
            <text:p>0.269507187</text:p>
          </table:table-cell>
          <table:table-cell office:value-type="float" office:value="15.11217986" calcext:value-type="float">
            <text:p>15.11217986</text:p>
          </table:table-cell>
          <table:table-cell office:value-type="float" office:value="30.22435972" calcext:value-type="float">
            <text:p>30.22435972</text:p>
          </table:table-cell>
          <table:table-cell office:value-type="float" office:value="14.76302229" calcext:value-type="float">
            <text:p>14.76302229</text:p>
          </table:table-cell>
          <table:table-cell office:value-type="float" office:value="0.325727" calcext:value-type="float">
            <text:p>0.325727</text:p>
          </table:table-cell>
          <table:table-cell office:value-type="float" office:value="58.42705158" calcext:value-type="float">
            <text:p>58.42705158</text:p>
          </table:table-cell>
          <table:table-cell office:value-type="float" office:value="87.40997599" calcext:value-type="float">
            <text:p>87.40997599</text:p>
          </table:table-cell>
          <table:table-cell office:value-type="float" office:value="0.216377076" calcext:value-type="float">
            <text:p>0.216377076</text:p>
          </table:table-cell>
          <table:table-cell office:value-type="float" office:value="23.50901967" calcext:value-type="float">
            <text:p>23.50901967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186" calcext:value-type="float">
            <text:p>186</text:p>
          </table:table-cell>
          <table:table-cell office:value-type="float" office:value="352431.3202" calcext:value-type="float">
            <text:p>352431.3202</text:p>
          </table:table-cell>
          <table:table-cell office:value-type="float" office:value="1136.201269" calcext:value-type="float">
            <text:p>1136.201269</text:p>
          </table:table-cell>
          <table:table-cell office:value-type="float" office:value="668.8764641" calcext:value-type="float">
            <text:p>668.8764641</text:p>
          </table:table-cell>
          <table:table-cell office:value-type="float" office:value="544.1346143" calcext:value-type="float">
            <text:p>544.1346143</text:p>
          </table:table-cell>
          <table:table-cell office:value-type="float" office:value="930278.7" calcext:value-type="float">
            <text:p>930278.7</text:p>
          </table:table-cell>
          <table:table-cell office:value-type="float" office:value="12612.28333" calcext:value-type="float">
            <text:p>12612.28333</text:p>
          </table:table-cell>
          <table:table-cell office:value-type="float" office:value="13482.3" calcext:value-type="float">
            <text:p>13482.3</text:p>
          </table:table-cell>
          <table:table-cell office:value-type="float" office:value="27.94349848" calcext:value-type="float">
            <text:p>27.94349848</text:p>
          </table:table-cell>
          <table:table-cell office:value-type="float" office:value="2.102102102" calcext:value-type="float">
            <text:p>2.102102102</text:p>
          </table:table-cell>
          <table:table-cell office:value-type="float" office:value="9.073558569" calcext:value-type="float">
            <text:p>9.073558569</text:p>
          </table:table-cell>
          <table:table-cell office:value-type="float" office:value="37.80649404" calcext:value-type="float">
            <text:p>37.80649404</text:p>
          </table:table-cell>
          <table:table-cell office:value-type="float" office:value="21.09868314" calcext:value-type="float">
            <text:p>21.09868314</text:p>
          </table:table-cell>
          <table:table-cell office:value-type="float" office:value="2.730908" calcext:value-type="float">
            <text:p>2.730908</text:p>
          </table:table-cell>
          <table:table-cell office:value-type="float" office:value="344.4288456" calcext:value-type="float">
            <text:p>344.4288456</text:p>
          </table:table-cell>
          <table:table-cell office:value-type="float" office:value="87.17268901" calcext:value-type="float">
            <text:p>87.17268901</text:p>
          </table:table-cell>
          <table:table-cell office:value-type="float" office:value="1.941228291" calcext:value-type="float">
            <text:p>1.941228291</text:p>
          </table:table-cell>
          <table:table-cell office:value-type="float" office:value="24.1221469" calcext:value-type="float">
            <text:p>24.1221469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212" calcext:value-type="float">
            <text:p>212</text:p>
          </table:table-cell>
          <table:table-cell office:value-type="float" office:value="349347.4989" calcext:value-type="float">
            <text:p>349347.4989</text:p>
          </table:table-cell>
          <table:table-cell office:value-type="float" office:value="1050.312932" calcext:value-type="float">
            <text:p>1050.312932</text:p>
          </table:table-cell>
          <table:table-cell office:value-type="float" office:value="772.0448718" calcext:value-type="float">
            <text:p>772.0448718</text:p>
          </table:table-cell>
          <table:table-cell office:value-type="float" office:value="763.3340785" calcext:value-type="float">
            <text:p>763.3340785</text:p>
          </table:table-cell>
          <table:table-cell office:value-type="float" office:value="1149141.6" calcext:value-type="float">
            <text:p>1149141.6</text:p>
          </table:table-cell>
          <table:table-cell office:value-type="float" office:value="10026.65" calcext:value-type="float">
            <text:p>10026.65</text:p>
          </table:table-cell>
          <table:table-cell office:value-type="float" office:value="10640.2" calcext:value-type="float">
            <text:p>10640.2</text:p>
          </table:table-cell>
          <table:table-cell office:value-type="float" office:value="34.84189624" calcext:value-type="float">
            <text:p>34.84189624</text:p>
          </table:table-cell>
          <table:table-cell office:value-type="float" office:value="1.170160897" calcext:value-type="float">
            <text:p>1.170160897</text:p>
          </table:table-cell>
          <table:table-cell office:value-type="float" office:value="15.00180573" calcext:value-type="float">
            <text:p>15.00180573</text:p>
          </table:table-cell>
          <table:table-cell office:value-type="float" office:value="30.00361146" calcext:value-type="float">
            <text:p>30.00361146</text:p>
          </table:table-cell>
          <table:table-cell office:value-type="float" office:value="17.71555241" calcext:value-type="float">
            <text:p>17.71555241</text:p>
          </table:table-cell>
          <table:table-cell office:value-type="float" office:value="1.390376" calcext:value-type="float">
            <text:p>1.390376</text:p>
          </table:table-cell>
          <table:table-cell office:value-type="float" office:value="139.400515" calcext:value-type="float">
            <text:p>139.400515</text:p>
          </table:table-cell>
          <table:table-cell office:value-type="float" office:value="89.95792161" calcext:value-type="float">
            <text:p>89.95792161</text:p>
          </table:table-cell>
          <table:table-cell office:value-type="float" office:value="0.058641558" calcext:value-type="float">
            <text:p>0.058641558</text:p>
          </table:table-cell>
          <table:table-cell office:value-type="float" office:value="31.12414759" calcext:value-type="float">
            <text:p>31.12414759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6" calcext:value-type="float">
            <text:p>326</text:p>
          </table:table-cell>
          <table:table-cell office:value-type="float" office:value="347041.3892" calcext:value-type="float">
            <text:p>347041.3892</text:p>
          </table:table-cell>
          <table:table-cell office:value-type="float" office:value="1132.132769" calcext:value-type="float">
            <text:p>1132.132769</text:p>
          </table:table-cell>
          <table:table-cell office:value-type="float" office:value="637.4334068" calcext:value-type="float">
            <text:p>637.4334068</text:p>
          </table:table-cell>
          <table:table-cell office:value-type="float" office:value="479.5085016" calcext:value-type="float">
            <text:p>479.5085016</text:p>
          </table:table-cell>
          <table:table-cell office:value-type="float" office:value="1255987.8" calcext:value-type="float">
            <text:p>1255987.8</text:p>
          </table:table-cell>
          <table:table-cell office:value-type="float" office:value="10636.45" calcext:value-type="float">
            <text:p>10636.45</text:p>
          </table:table-cell>
          <table:table-cell office:value-type="float" office:value="11629.51667" calcext:value-type="float">
            <text:p>11629.51667</text:p>
          </table:table-cell>
          <table:table-cell office:value-type="float" office:value="32.62755799" calcext:value-type="float">
            <text:p>32.62755799</text:p>
          </table:table-cell>
          <table:table-cell office:value-type="float" office:value="5.6869773" calcext:value-type="float">
            <text:p>5.6869773</text:p>
          </table:table-cell>
          <table:table-cell office:value-type="float" office:value="25.34800995" calcext:value-type="float">
            <text:p>25.34800995</text:p>
          </table:table-cell>
          <table:table-cell office:value-type="float" office:value="50.69601989" calcext:value-type="float">
            <text:p>50.69601989</text:p>
          </table:table-cell>
          <table:table-cell office:value-type="float" office:value="24.63711702" calcext:value-type="float">
            <text:p>24.63711702</text:p>
          </table:table-cell>
          <table:table-cell office:value-type="float" office:value="5.967623" calcext:value-type="float">
            <text:p>5.967623</text:p>
          </table:table-cell>
          <table:table-cell office:value-type="float" office:value="634.7407902" calcext:value-type="float">
            <text:p>634.7407902</text:p>
          </table:table-cell>
          <table:table-cell office:value-type="float" office:value="79.44831014" calcext:value-type="float">
            <text:p>79.44831014</text:p>
          </table:table-cell>
          <table:table-cell office:value-type="float" office:value="0.160410508" calcext:value-type="float">
            <text:p>0.160410508</text:p>
          </table:table-cell>
          <table:table-cell office:value-type="float" office:value="21.9617923" calcext:value-type="float">
            <text:p>21.9617923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241" calcext:value-type="float">
            <text:p>241</text:p>
          </table:table-cell>
          <table:table-cell office:value-type="float" office:value="347016.717" calcext:value-type="float">
            <text:p>347016.717</text:p>
          </table:table-cell>
          <table:table-cell office:value-type="float" office:value="1384.122868" calcext:value-type="float">
            <text:p>1384.12286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46373.4" calcext:value-type="float">
            <text:p>946373.4</text:p>
          </table:table-cell>
          <table:table-cell office:value-type="float" office:value="5618.283333" calcext:value-type="float">
            <text:p>5618.283333</text:p>
          </table:table-cell>
          <table:table-cell office:value-type="float" office:value="8762.716667" calcext:value-type="float">
            <text:p>8762.716667</text:p>
          </table:table-cell>
          <table:table-cell office:value-type="float" office:value="61.76561352" calcext:value-type="float">
            <text:p>61.76561352</text:p>
          </table:table-cell>
          <table:table-cell office:value-type="float" office:value="19.6803653" calcext:value-type="float">
            <text:p>19.6803653</text:p>
          </table:table-cell>
          <table:table-cell office:value-type="float" office:value="33.578814" calcext:value-type="float">
            <text:p>33.578814</text:p>
          </table:table-cell>
          <table:table-cell office:value-type="float" office:value="67.15762799" calcext:value-type="float">
            <text:p>67.15762799</text:p>
          </table:table-cell>
          <table:table-cell office:value-type="float" office:value="51.49045282" calcext:value-type="float">
            <text:p>51.49045282</text:p>
          </table:table-cell>
          <table:table-cell office:value-type="float" office:value="23.50311" calcext:value-type="float">
            <text:p>23.50311</text:p>
          </table:table-cell>
          <table:table-cell office:value-type="float" office:value="1320.47075" calcext:value-type="float">
            <text:p>1320.47075</text:p>
          </table:table-cell>
          <table:table-cell office:value-type="float" office:value="81.64345234" calcext:value-type="float">
            <text:p>81.64345234</text:p>
          </table:table-cell>
          <table:table-cell office:value-type="float" office:value="2.27417864" calcext:value-type="float">
            <text:p>2.27417864</text:p>
          </table:table-cell>
          <table:table-cell office:value-type="float" office:value="17.7617338" calcext:value-type="float">
            <text:p>17.7617338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147" calcext:value-type="float">
            <text:p>147</text:p>
          </table:table-cell>
          <table:table-cell office:value-type="float" office:value="338427.401" calcext:value-type="float">
            <text:p>338427.401</text:p>
          </table:table-cell>
          <table:table-cell office:value-type="float" office:value="1073.105728" calcext:value-type="float">
            <text:p>1073.105728</text:p>
          </table:table-cell>
          <table:table-cell office:value-type="float" office:value="648.210348" calcext:value-type="float">
            <text:p>648.210348</text:p>
          </table:table-cell>
          <table:table-cell office:value-type="float" office:value="581.9060714" calcext:value-type="float">
            <text:p>581.9060714</text:p>
          </table:table-cell>
          <table:table-cell office:value-type="float" office:value="827637.75" calcext:value-type="float">
            <text:p>827637.75</text:p>
          </table:table-cell>
          <table:table-cell office:value-type="float" office:value="11135.08333" calcext:value-type="float">
            <text:p>11135.08333</text:p>
          </table:table-cell>
          <table:table-cell office:value-type="float" office:value="11994.75" calcext:value-type="float">
            <text:p>11994.75</text:p>
          </table:table-cell>
          <table:table-cell office:value-type="float" office:value="30.39289342" calcext:value-type="float">
            <text:p>30.39289342</text:p>
          </table:table-cell>
          <table:table-cell office:value-type="float" office:value="0.401560349" calcext:value-type="float">
            <text:p>0.401560349</text:p>
          </table:table-cell>
          <table:table-cell office:value-type="float" office:value="8.039723509" calcext:value-type="float">
            <text:p>8.039723509</text:p>
          </table:table-cell>
          <table:table-cell office:value-type="float" office:value="33.49884795" calcext:value-type="float">
            <text:p>33.49884795</text:p>
          </table:table-cell>
          <table:table-cell office:value-type="float" office:value="18.43902103" calcext:value-type="float">
            <text:p>18.43902103</text:p>
          </table:table-cell>
          <table:table-cell office:value-type="float" office:value="0.472001" calcext:value-type="float">
            <text:p>0.472001</text:p>
          </table:table-cell>
          <table:table-cell office:value-type="float" office:value="52.55759333" calcext:value-type="float">
            <text:p>52.55759333</text:p>
          </table:table-cell>
          <table:table-cell office:value-type="float" office:value="89.59441602" calcext:value-type="float">
            <text:p>89.59441602</text:p>
          </table:table-cell>
          <table:table-cell office:value-type="float" office:value="0.344439663" calcext:value-type="float">
            <text:p>0.344439663</text:p>
          </table:table-cell>
          <table:table-cell office:value-type="float" office:value="25.10105251" calcext:value-type="float">
            <text:p>25.10105251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68" calcext:value-type="float">
            <text:p>68</text:p>
          </table:table-cell>
          <table:table-cell office:value-type="float" office:value="333432.1492" calcext:value-type="float">
            <text:p>333432.1492</text:p>
          </table:table-cell>
          <table:table-cell office:value-type="float" office:value="961.0308304" calcext:value-type="float">
            <text:p>961.0308304</text:p>
          </table:table-cell>
          <table:table-cell office:value-type="float" office:value="834.6643019" calcext:value-type="float">
            <text:p>834.6643019</text:p>
          </table:table-cell>
          <table:table-cell office:value-type="float" office:value="830.8157716" calcext:value-type="float">
            <text:p>830.8157716</text:p>
          </table:table-cell>
          <table:table-cell office:value-type="float" office:value="930011.9" calcext:value-type="float">
            <text:p>930011.9</text:p>
          </table:table-cell>
          <table:table-cell office:value-type="float" office:value="12437.1" calcext:value-type="float">
            <text:p>12437.1</text:p>
          </table:table-cell>
          <table:table-cell office:value-type="float" office:value="13478.43333" calcext:value-type="float">
            <text:p>13478.43333</text:p>
          </table:table-cell>
          <table:table-cell office:value-type="float" office:value="26.80947723" calcext:value-type="float">
            <text:p>26.80947723</text:p>
          </table:table-cell>
          <table:table-cell office:value-type="float" office:value="0.075820237" calcext:value-type="float">
            <text:p>0.075820237</text:p>
          </table:table-cell>
          <table:table-cell office:value-type="float" office:value="4.89621134" calcext:value-type="float">
            <text:p>4.89621134</text:p>
          </table:table-cell>
          <table:table-cell office:value-type="float" office:value="20.40088058" calcext:value-type="float">
            <text:p>20.40088058</text:p>
          </table:table-cell>
          <table:table-cell office:value-type="float" office:value="-30.17677934" calcext:value-type="float">
            <text:p>-30.17677934</text:p>
          </table:table-cell>
          <table:table-cell office:value-type="float" office:value="0.120577" calcext:value-type="float">
            <text:p>0.120577</text:p>
          </table:table-cell>
          <table:table-cell office:value-type="float" office:value="14.9867055" calcext:value-type="float">
            <text:p>14.9867055</text:p>
          </table:table-cell>
          <table:table-cell office:value-type="float" office:value="81.65351544" calcext:value-type="float">
            <text:p>81.65351544</text:p>
          </table:table-cell>
          <table:table-cell office:value-type="float" office:value="0.019672202" calcext:value-type="float">
            <text:p>0.019672202</text:p>
          </table:table-cell>
          <table:table-cell office:value-type="float" office:value="23.82795762" calcext:value-type="float">
            <text:p>23.82795762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562" calcext:value-type="float">
            <text:p>562</text:p>
          </table:table-cell>
          <table:table-cell office:value-type="float" office:value="332390.3877" calcext:value-type="float">
            <text:p>332390.3877</text:p>
          </table:table-cell>
          <table:table-cell office:value-type="float" office:value="1093.855223" calcext:value-type="float">
            <text:p>1093.855223</text:p>
          </table:table-cell>
          <table:table-cell office:value-type="float" office:value="677.7314588" calcext:value-type="float">
            <text:p>677.7314588</text:p>
          </table:table-cell>
          <table:table-cell office:value-type="float" office:value="398.9136819" calcext:value-type="float">
            <text:p>398.9136819</text:p>
          </table:table-cell>
          <table:table-cell office:value-type="float" office:value="1121073.8" calcext:value-type="float">
            <text:p>1121073.8</text:p>
          </table:table-cell>
          <table:table-cell office:value-type="float" office:value="14593.15" calcext:value-type="float">
            <text:p>14593.15</text:p>
          </table:table-cell>
          <table:table-cell office:value-type="float" office:value="16142.68333" calcext:value-type="float">
            <text:p>16142.68333</text:p>
          </table:table-cell>
          <table:table-cell office:value-type="float" office:value="22.77715145" calcext:value-type="float">
            <text:p>22.77715145</text:p>
          </table:table-cell>
          <table:table-cell office:value-type="float" office:value="0.505402579" calcext:value-type="float">
            <text:p>0.505402579</text:p>
          </table:table-cell>
          <table:table-cell office:value-type="float" office:value="10.86035313" calcext:value-type="float">
            <text:p>10.86035313</text:p>
          </table:table-cell>
          <table:table-cell office:value-type="float" office:value="45.14036716" calcext:value-type="float">
            <text:p>45.14036716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5.16092509" calcext:value-type="float">
            <text:p>35.16092509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169" calcext:value-type="float">
            <text:p>169</text:p>
          </table:table-cell>
          <table:table-cell office:value-type="float" office:value="330215.7821" calcext:value-type="float">
            <text:p>330215.7821</text:p>
          </table:table-cell>
          <table:table-cell office:value-type="float" office:value="866.4340744" calcext:value-type="float">
            <text:p>866.4340744</text:p>
          </table:table-cell>
          <table:table-cell office:value-type="float" office:value="1002.401007" calcext:value-type="float">
            <text:p>1002.401007</text:p>
          </table:table-cell>
          <table:table-cell office:value-type="float" office:value="991.4400859" calcext:value-type="float">
            <text:p>991.4400859</text:p>
          </table:table-cell>
          <table:table-cell office:value-type="float" office:value="1187654.1" calcext:value-type="float">
            <text:p>1187654.1</text:p>
          </table:table-cell>
          <table:table-cell office:value-type="float" office:value="14321.5" calcext:value-type="float">
            <text:p>14321.5</text:p>
          </table:table-cell>
          <table:table-cell office:value-type="float" office:value="14689.91667" calcext:value-type="float">
            <text:p>14689.91667</text:p>
          </table:table-cell>
          <table:table-cell office:value-type="float" office:value="23.0573461" calcext:value-type="float">
            <text:p>23.0573461</text:p>
          </table:table-cell>
          <table:table-cell office:value-type="float" office:value="0.097359134" calcext:value-type="float">
            <text:p>0.097359134</text:p>
          </table:table-cell>
          <table:table-cell office:value-type="float" office:value="8.268675781" calcext:value-type="float">
            <text:p>8.268675781</text:p>
          </table:table-cell>
          <table:table-cell office:value-type="float" office:value="28.0338625" calcext:value-type="float">
            <text:p>28.0338625</text:p>
          </table:table-cell>
          <table:table-cell office:value-type="float" office:value="16.41470344" calcext:value-type="float">
            <text:p>16.41470344</text:p>
          </table:table-cell>
          <table:table-cell office:value-type="float" office:value="0.113233" calcext:value-type="float">
            <text:p>0.113233</text:p>
          </table:table-cell>
          <table:table-cell office:value-type="float" office:value="16.211938" calcext:value-type="float">
            <text:p>16.211938</text:p>
          </table:table-cell>
          <table:table-cell office:value-type="float" office:value="92.74675531" calcext:value-type="float">
            <text:p>92.74675531</text:p>
          </table:table-cell>
          <table:table-cell office:value-type="float" office:value="0.067542994" calcext:value-type="float">
            <text:p>0.067542994</text:p>
          </table:table-cell>
          <table:table-cell office:value-type="float" office:value="31.03947181" calcext:value-type="float">
            <text:p>31.03947181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186" calcext:value-type="float">
            <text:p>186</text:p>
          </table:table-cell>
          <table:table-cell office:value-type="float" office:value="324988.6613" calcext:value-type="float">
            <text:p>324988.6613</text:p>
          </table:table-cell>
          <table:table-cell office:value-type="float" office:value="1049.035145" calcext:value-type="float">
            <text:p>1049.035145</text:p>
          </table:table-cell>
          <table:table-cell office:value-type="float" office:value="620.1892112" calcext:value-type="float">
            <text:p>620.1892112</text:p>
          </table:table-cell>
          <table:table-cell office:value-type="float" office:value="486.2839359" calcext:value-type="float">
            <text:p>486.2839359</text:p>
          </table:table-cell>
          <table:table-cell office:value-type="float" office:value="911393.4" calcext:value-type="float">
            <text:p>911393.4</text:p>
          </table:table-cell>
          <table:table-cell office:value-type="float" office:value="12494.13333" calcext:value-type="float">
            <text:p>12494.13333</text:p>
          </table:table-cell>
          <table:table-cell office:value-type="float" office:value="13208.6" calcext:value-type="float">
            <text:p>13208.6</text:p>
          </table:table-cell>
          <table:table-cell office:value-type="float" office:value="26.01130088" calcext:value-type="float">
            <text:p>26.01130088</text:p>
          </table:table-cell>
          <table:table-cell office:value-type="float" office:value="1.410687593" calcext:value-type="float">
            <text:p>1.410687593</text:p>
          </table:table-cell>
          <table:table-cell office:value-type="float" office:value="8.387910109" calcext:value-type="float">
            <text:p>8.387910109</text:p>
          </table:table-cell>
          <table:table-cell office:value-type="float" office:value="34.94962545" calcext:value-type="float">
            <text:p>34.94962545</text:p>
          </table:table-cell>
          <table:table-cell office:value-type="float" office:value="19.36058571" calcext:value-type="float">
            <text:p>19.36058571</text:p>
          </table:table-cell>
          <table:table-cell office:value-type="float" office:value="1.932461" calcext:value-type="float">
            <text:p>1.932461</text:p>
          </table:table-cell>
          <table:table-cell office:value-type="float" office:value="241.4366325" calcext:value-type="float">
            <text:p>241.4366325</text:p>
          </table:table-cell>
          <table:table-cell office:value-type="float" office:value="83.13969345" calcext:value-type="float">
            <text:p>83.13969345</text:p>
          </table:table-cell>
          <table:table-cell office:value-type="float" office:value="2.504734926" calcext:value-type="float">
            <text:p>2.504734926</text:p>
          </table:table-cell>
          <table:table-cell office:value-type="float" office:value="24.44006283" calcext:value-type="float">
            <text:p>24.44006283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8" calcext:value-type="float">
            <text:p>388</text:p>
          </table:table-cell>
          <table:table-cell office:value-type="float" office:value="321132.2984" calcext:value-type="float">
            <text:p>321132.2984</text:p>
          </table:table-cell>
          <table:table-cell office:value-type="float" office:value="1279.293495" calcext:value-type="float">
            <text:p>1279.29349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61348.8" calcext:value-type="float">
            <text:p>1561348.8</text:p>
          </table:table-cell>
          <table:table-cell office:value-type="float" office:value="11693.86667" calcext:value-type="float">
            <text:p>11693.86667</text:p>
          </table:table-cell>
          <table:table-cell office:value-type="float" office:value="14456.93333" calcext:value-type="float">
            <text:p>14456.93333</text:p>
          </table:table-cell>
          <table:table-cell office:value-type="float" office:value="27.46160081" calcext:value-type="float">
            <text:p>27.46160081</text:p>
          </table:table-cell>
          <table:table-cell office:value-type="float" office:value="1.202103681" calcext:value-type="float">
            <text:p>1.202103681</text:p>
          </table:table-cell>
          <table:table-cell office:value-type="float" office:value="27.20492074" calcext:value-type="float">
            <text:p>27.20492074</text:p>
          </table:table-cell>
          <table:table-cell office:value-type="float" office:value="54.40984149" calcext:value-type="float">
            <text:p>54.40984149</text:p>
          </table:table-cell>
          <table:table-cell office:value-type="float" office:value="26.67298232" calcext:value-type="float">
            <text:p>26.67298232</text:p>
          </table:table-cell>
          <table:table-cell office:value-type="float" office:value="0.994013" calcext:value-type="float">
            <text:p>0.994013</text:p>
          </table:table-cell>
          <table:table-cell office:value-type="float" office:value="116.2370347" calcext:value-type="float">
            <text:p>116.2370347</text:p>
          </table:table-cell>
          <table:table-cell office:value-type="float" office:value="73.32208231" calcext:value-type="float">
            <text:p>73.32208231</text:p>
          </table:table-cell>
          <table:table-cell office:value-type="float" office:value="0.887101332" calcext:value-type="float">
            <text:p>0.887101332</text:p>
          </table:table-cell>
          <table:table-cell office:value-type="float" office:value="30.01617388" calcext:value-type="float">
            <text:p>30.01617388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105" calcext:value-type="float">
            <text:p>105</text:p>
          </table:table-cell>
          <table:table-cell office:value-type="float" office:value="311639.8493" calcext:value-type="float">
            <text:p>311639.8493</text:p>
          </table:table-cell>
          <table:table-cell office:value-type="float" office:value="942.5201287" calcext:value-type="float">
            <text:p>942.5201287</text:p>
          </table:table-cell>
          <table:table-cell office:value-type="float" office:value="769.1888736" calcext:value-type="float">
            <text:p>769.1888736</text:p>
          </table:table-cell>
          <table:table-cell office:value-type="float" office:value="594.1805881" calcext:value-type="float">
            <text:p>594.1805881</text:p>
          </table:table-cell>
          <table:table-cell office:value-type="float" office:value="875389.2" calcext:value-type="float">
            <text:p>875389.2</text:p>
          </table:table-cell>
          <table:table-cell office:value-type="float" office:value="12362.13333" calcext:value-type="float">
            <text:p>12362.13333</text:p>
          </table:table-cell>
          <table:table-cell office:value-type="float" office:value="12686.8" calcext:value-type="float">
            <text:p>12686.8</text:p>
          </table:table-cell>
          <table:table-cell office:value-type="float" office:value="25.20922894" calcext:value-type="float">
            <text:p>25.20922894</text:p>
          </table:table-cell>
          <table:table-cell office:value-type="float" office:value="0.456810631" calcext:value-type="float">
            <text:p>0.456810631</text:p>
          </table:table-cell>
          <table:table-cell office:value-type="float" office:value="8.770485814" calcext:value-type="float">
            <text:p>8.770485814</text:p>
          </table:table-cell>
          <table:table-cell office:value-type="float" office:value="36.54369089" calcext:value-type="float">
            <text:p>36.54369089</text:p>
          </table:table-cell>
          <table:table-cell office:value-type="float" office:value="19.81912955" calcext:value-type="float">
            <text:p>19.81912955</text:p>
          </table:table-cell>
          <table:table-cell office:value-type="float" office:value="0.562614" calcext:value-type="float">
            <text:p>0.562614</text:p>
          </table:table-cell>
          <table:table-cell office:value-type="float" office:value="69.54936213" calcext:value-type="float">
            <text:p>69.54936213</text:p>
          </table:table-cell>
          <table:table-cell office:value-type="float" office:value="81.99038501" calcext:value-type="float">
            <text:p>81.99038501</text:p>
          </table:table-cell>
          <table:table-cell office:value-type="float" office:value="0.105181063" calcext:value-type="float">
            <text:p>0.105181063</text:p>
          </table:table-cell>
          <table:table-cell office:value-type="float" office:value="18.34136083" calcext:value-type="float">
            <text:p>18.34136083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187" calcext:value-type="float">
            <text:p>187</text:p>
          </table:table-cell>
          <table:table-cell office:value-type="float" office:value="311616.402" calcext:value-type="float">
            <text:p>311616.402</text:p>
          </table:table-cell>
          <table:table-cell office:value-type="float" office:value="1015.578541" calcext:value-type="float">
            <text:p>1015.578541</text:p>
          </table:table-cell>
          <table:table-cell office:value-type="float" office:value="569.2514041" calcext:value-type="float">
            <text:p>569.2514041</text:p>
          </table:table-cell>
          <table:table-cell office:value-type="float" office:value="457.6700378" calcext:value-type="float">
            <text:p>457.6700378</text:p>
          </table:table-cell>
          <table:table-cell office:value-type="float" office:value="955444.15" calcext:value-type="float">
            <text:p>955444.15</text:p>
          </table:table-cell>
          <table:table-cell office:value-type="float" office:value="13094.75" calcext:value-type="float">
            <text:p>13094.75</text:p>
          </table:table-cell>
          <table:table-cell office:value-type="float" office:value="13847.01667" calcext:value-type="float">
            <text:p>13847.01667</text:p>
          </table:table-cell>
          <table:table-cell office:value-type="float" office:value="23.79704859" calcext:value-type="float">
            <text:p>23.79704859</text:p>
          </table:table-cell>
          <table:table-cell office:value-type="float" office:value="0.822368421" calcext:value-type="float">
            <text:p>0.822368421</text:p>
          </table:table-cell>
          <table:table-cell office:value-type="float" office:value="7.914496186" calcext:value-type="float">
            <text:p>7.914496186</text:p>
          </table:table-cell>
          <table:table-cell office:value-type="float" office:value="32.97706744" calcext:value-type="float">
            <text:p>32.97706744</text:p>
          </table:table-cell>
          <table:table-cell office:value-type="float" office:value="20.65589949" calcext:value-type="float">
            <text:p>20.65589949</text:p>
          </table:table-cell>
          <table:table-cell office:value-type="float" office:value="0.995018" calcext:value-type="float">
            <text:p>0.995018</text:p>
          </table:table-cell>
          <table:table-cell office:value-type="float" office:value="130.2927625" calcext:value-type="float">
            <text:p>130.2927625</text:p>
          </table:table-cell>
          <table:table-cell office:value-type="float" office:value="91.34346634" calcext:value-type="float">
            <text:p>91.34346634</text:p>
          </table:table-cell>
          <table:table-cell office:value-type="float" office:value="1.648871101" calcext:value-type="float">
            <text:p>1.648871101</text:p>
          </table:table-cell>
          <table:table-cell office:value-type="float" office:value="24.17895096" calcext:value-type="float">
            <text:p>24.17895096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51" calcext:value-type="float">
            <text:p>151</text:p>
          </table:table-cell>
          <table:table-cell office:value-type="float" office:value="309989.6023" calcext:value-type="float">
            <text:p>309989.6023</text:p>
          </table:table-cell>
          <table:table-cell office:value-type="float" office:value="972.2215226" calcext:value-type="float">
            <text:p>972.2215226</text:p>
          </table:table-cell>
          <table:table-cell office:value-type="float" office:value="637.3290889" calcext:value-type="float">
            <text:p>637.3290889</text:p>
          </table:table-cell>
          <table:table-cell office:value-type="float" office:value="529.3691538" calcext:value-type="float">
            <text:p>529.3691538</text:p>
          </table:table-cell>
          <table:table-cell office:value-type="float" office:value="1676539.8" calcext:value-type="float">
            <text:p>1676539.8</text:p>
          </table:table-cell>
          <table:table-cell office:value-type="float" office:value="14954.6" calcext:value-type="float">
            <text:p>14954.6</text:p>
          </table:table-cell>
          <table:table-cell office:value-type="float" office:value="15523.51667" calcext:value-type="float">
            <text:p>15523.51667</text:p>
          </table:table-cell>
          <table:table-cell office:value-type="float" office:value="20.72871239" calcext:value-type="float">
            <text:p>20.72871239</text:p>
          </table:table-cell>
          <table:table-cell office:value-type="float" office:value="0.103638876" calcext:value-type="float">
            <text:p>0.103638876</text:p>
          </table:table-cell>
          <table:table-cell office:value-type="float" office:value="10.95138038" calcext:value-type="float">
            <text:p>10.95138038</text:p>
          </table:table-cell>
          <table:table-cell office:value-type="float" office:value="21.90276076" calcext:value-type="float">
            <text:p>21.90276076</text:p>
          </table:table-cell>
          <table:table-cell office:value-type="float" office:value="12.2381189" calcext:value-type="float">
            <text:p>12.2381189</text:p>
          </table:table-cell>
          <table:table-cell office:value-type="float" office:value="0.135156" calcext:value-type="float">
            <text:p>0.135156</text:p>
          </table:table-cell>
          <table:table-cell office:value-type="float" office:value="20.2036646" calcext:value-type="float">
            <text:p>20.2036646</text:p>
          </table:table-cell>
          <table:table-cell office:value-type="float" office:value="94.14556962" calcext:value-type="float">
            <text:p>94.14556962</text:p>
          </table:table-cell>
          <table:table-cell office:value-type="float" office:value="0.089377072" calcext:value-type="float">
            <text:p>0.089377072</text:p>
          </table:table-cell>
          <table:table-cell office:value-type="float" office:value="27.40538763" calcext:value-type="float">
            <text:p>27.40538763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562" calcext:value-type="float">
            <text:p>562</text:p>
          </table:table-cell>
          <table:table-cell office:value-type="float" office:value="304575.438" calcext:value-type="float">
            <text:p>304575.438</text:p>
          </table:table-cell>
          <table:table-cell office:value-type="float" office:value="1006.289107" calcext:value-type="float">
            <text:p>1006.289107</text:p>
          </table:table-cell>
          <table:table-cell office:value-type="float" office:value="609.0058549" calcext:value-type="float">
            <text:p>609.0058549</text:p>
          </table:table-cell>
          <table:table-cell office:value-type="float" office:value="345.4920572" calcext:value-type="float">
            <text:p>345.4920572</text:p>
          </table:table-cell>
          <table:table-cell office:value-type="float" office:value="1100669.6" calcext:value-type="float">
            <text:p>1100669.6</text:p>
          </table:table-cell>
          <table:table-cell office:value-type="float" office:value="14510.91667" calcext:value-type="float">
            <text:p>14510.91667</text:p>
          </table:table-cell>
          <table:table-cell office:value-type="float" office:value="15951.73333" calcext:value-type="float">
            <text:p>15951.73333</text:p>
          </table:table-cell>
          <table:table-cell office:value-type="float" office:value="20.98940025" calcext:value-type="float">
            <text:p>20.98940025</text:p>
          </table:table-cell>
          <table:table-cell office:value-type="float" office:value="0.819672131" calcext:value-type="float">
            <text:p>0.819672131</text:p>
          </table:table-cell>
          <table:table-cell office:value-type="float" office:value="10.03083694" calcext:value-type="float">
            <text:p>10.03083694</text:p>
          </table:table-cell>
          <table:table-cell office:value-type="float" office:value="41.79515393" calcext:value-type="float">
            <text:p>41.79515393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5.17320922" calcext:value-type="float">
            <text:p>35.17320922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212" calcext:value-type="float">
            <text:p>212</text:p>
          </table:table-cell>
          <table:table-cell office:value-type="float" office:value="304474.8004" calcext:value-type="float">
            <text:p>304474.8004</text:p>
          </table:table-cell>
          <table:table-cell office:value-type="float" office:value="947.0890875" calcext:value-type="float">
            <text:p>947.0890875</text:p>
          </table:table-cell>
          <table:table-cell office:value-type="float" office:value="605.6416667" calcext:value-type="float">
            <text:p>605.6416667</text:p>
          </table:table-cell>
          <table:table-cell office:value-type="float" office:value="597.1999206" calcext:value-type="float">
            <text:p>597.1999206</text:p>
          </table:table-cell>
          <table:table-cell office:value-type="float" office:value="1153434.6" calcext:value-type="float">
            <text:p>1153434.6</text:p>
          </table:table-cell>
          <table:table-cell office:value-type="float" office:value="10041.38333" calcext:value-type="float">
            <text:p>10041.38333</text:p>
          </table:table-cell>
          <table:table-cell office:value-type="float" office:value="10679.95" calcext:value-type="float">
            <text:p>10679.95</text:p>
          </table:table-cell>
          <table:table-cell office:value-type="float" office:value="30.32199751" calcext:value-type="float">
            <text:p>30.32199751</text:p>
          </table:table-cell>
          <table:table-cell office:value-type="float" office:value="0.096230954" calcext:value-type="float">
            <text:p>0.096230954</text:p>
          </table:table-cell>
          <table:table-cell office:value-type="float" office:value="12.08212731" calcext:value-type="float">
            <text:p>12.08212731</text:p>
          </table:table-cell>
          <table:table-cell office:value-type="float" office:value="24.16425462" calcext:value-type="float">
            <text:p>24.16425462</text:p>
          </table:table-cell>
          <table:table-cell office:value-type="float" office:value="13.93601039" calcext:value-type="float">
            <text:p>13.93601039</text:p>
          </table:table-cell>
          <table:table-cell office:value-type="float" office:value="0.125571" calcext:value-type="float">
            <text:p>0.125571</text:p>
          </table:table-cell>
          <table:table-cell office:value-type="float" office:value="12.60193608" calcext:value-type="float">
            <text:p>12.60193608</text:p>
          </table:table-cell>
          <table:table-cell office:value-type="float" office:value="90.07306151" calcext:value-type="float">
            <text:p>90.07306151</text:p>
          </table:table-cell>
          <table:table-cell office:value-type="float" office:value="0.043463574" calcext:value-type="float">
            <text:p>0.043463574</text:p>
          </table:table-cell>
          <table:table-cell office:value-type="float" office:value="30.89524815" calcext:value-type="float">
            <text:p>30.89524815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148" calcext:value-type="float">
            <text:p>148</text:p>
          </table:table-cell>
          <table:table-cell office:value-type="float" office:value="303543.6761" calcext:value-type="float">
            <text:p>303543.6761</text:p>
          </table:table-cell>
          <table:table-cell office:value-type="float" office:value="977.127812" calcext:value-type="float">
            <text:p>977.127812</text:p>
          </table:table-cell>
          <table:table-cell office:value-type="float" office:value="561.8742903" calcext:value-type="float">
            <text:p>561.8742903</text:p>
          </table:table-cell>
          <table:table-cell office:value-type="float" office:value="483.8834067" calcext:value-type="float">
            <text:p>483.8834067</text:p>
          </table:table-cell>
          <table:table-cell office:value-type="float" office:value="750339.3117" calcext:value-type="float">
            <text:p>750339.3117</text:p>
          </table:table-cell>
          <table:table-cell office:value-type="float" office:value="9997.866111" calcext:value-type="float">
            <text:p>9997.866111</text:p>
          </table:table-cell>
          <table:table-cell office:value-type="float" office:value="10874.48278" calcext:value-type="float">
            <text:p>10874.48278</text:p>
          </table:table-cell>
          <table:table-cell office:value-type="float" office:value="30.36084628" calcext:value-type="float">
            <text:p>30.36084628</text:p>
          </table:table-cell>
          <table:table-cell office:value-type="float" office:value="0.063331222" calcext:value-type="float">
            <text:p>0.063331222</text:p>
          </table:table-cell>
          <table:table-cell office:value-type="float" office:value="7.655683682" calcext:value-type="float">
            <text:p>7.655683682</text:p>
          </table:table-cell>
          <table:table-cell office:value-type="float" office:value="31.89868201" calcext:value-type="float">
            <text:p>31.89868201</text:p>
          </table:table-cell>
          <table:table-cell office:value-type="float" office:value="16.05439081" calcext:value-type="float">
            <text:p>16.05439081</text:p>
          </table:table-cell>
          <table:table-cell office:value-type="float" office:value="0.074778" calcext:value-type="float">
            <text:p>0.074778</text:p>
          </table:table-cell>
          <table:table-cell office:value-type="float" office:value="7.468405985" calcext:value-type="float">
            <text:p>7.468405985</text:p>
          </table:table-cell>
          <table:table-cell office:value-type="float" office:value="89.22076668" calcext:value-type="float">
            <text:p>89.22076668</text:p>
          </table:table-cell>
          <table:table-cell office:value-type="float" office:value="0.180067675" calcext:value-type="float">
            <text:p>0.180067675</text:p>
          </table:table-cell>
          <table:table-cell office:value-type="float" office:value="27.96388795" calcext:value-type="float">
            <text:p>27.96388795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173/174</text:p>
          </table:table-cell>
          <table:table-cell office:value-type="float" office:value="300954.134" calcext:value-type="float">
            <text:p>300954.134</text:p>
          </table:table-cell>
          <table:table-cell office:value-type="float" office:value="985.0584806" calcext:value-type="float">
            <text:p>985.0584806</text:p>
          </table:table-cell>
          <table:table-cell office:value-type="float" office:value="605.3639739" calcext:value-type="float">
            <text:p>605.3639739</text:p>
          </table:table-cell>
          <table:table-cell office:value-type="float" office:value="358.47627" calcext:value-type="float">
            <text:p>358.47627</text:p>
          </table:table-cell>
          <table:table-cell office:value-type="float" office:value="2454022.95" calcext:value-type="float">
            <text:p>2454022.95</text:p>
          </table:table-cell>
          <table:table-cell office:value-type="float" office:value="34201.6" calcext:value-type="float">
            <text:p>34201.6</text:p>
          </table:table-cell>
          <table:table-cell office:value-type="float" office:value="35565.55" calcext:value-type="float">
            <text:p>35565.55</text:p>
          </table:table-cell>
          <table:table-cell office:value-type="float" office:value="8.799416811" calcext:value-type="float">
            <text:p>8.799416811</text:p>
          </table:table-cell>
          <table:table-cell office:value-type="float" office:value="0.054151625" calcext:value-type="float">
            <text:p>0.054151625</text:p>
          </table:table-cell>
          <table:table-cell office:value-type="float" office:value="4.600915733" calcext:value-type="float">
            <text:p>4.600915733</text:p>
          </table:table-cell>
          <table:table-cell office:value-type="float" office:value="19.17048222" calcext:value-type="float">
            <text:p>19.17048222</text:p>
          </table:table-cell>
          <table:table-cell office:value-type="float" office:value="9.458331431" calcext:value-type="float">
            <text:p>9.458331431</text:p>
          </table:table-cell>
          <table:table-cell office:value-type="float" office:value="0.05917" calcext:value-type="float">
            <text:p>0.05917</text:p>
          </table:table-cell>
          <table:table-cell office:value-type="float" office:value="20.2131456" calcext:value-type="float">
            <text:p>20.2131456</text:p>
          </table:table-cell>
          <table:table-cell office:value-type="float" office:value="76.64812671" calcext:value-type="float">
            <text:p>76.64812671</text:p>
          </table:table-cell>
          <table:table-cell office:value-type="float" office:value="0.650796419" calcext:value-type="float">
            <text:p>0.650796419</text:p>
          </table:table-cell>
          <table:table-cell office:value-type="float" office:value="24.68074583" calcext:value-type="float">
            <text:p>24.68074583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184/185</text:p>
          </table:table-cell>
          <table:table-cell office:value-type="float" office:value="289573.5157" calcext:value-type="float">
            <text:p>289573.5157</text:p>
          </table:table-cell>
          <table:table-cell office:value-type="float" office:value="989.7720277" calcext:value-type="float">
            <text:p>989.7720277</text:p>
          </table:table-cell>
          <table:table-cell office:value-type="float" office:value="424.4777175" calcext:value-type="float">
            <text:p>424.4777175</text:p>
          </table:table-cell>
          <table:table-cell office:value-type="float" office:value="327.8110686" calcext:value-type="float">
            <text:p>327.8110686</text:p>
          </table:table-cell>
          <table:table-cell office:value-type="float" office:value="1449534.75" calcext:value-type="float">
            <text:p>1449534.75</text:p>
          </table:table-cell>
          <table:table-cell office:value-type="float" office:value="20390.2" calcext:value-type="float">
            <text:p>20390.2</text:p>
          </table:table-cell>
          <table:table-cell office:value-type="float" office:value="21007.75" calcext:value-type="float">
            <text:p>21007.75</text:p>
          </table:table-cell>
          <table:table-cell office:value-type="float" office:value="14.20160252" calcext:value-type="float">
            <text:p>14.20160252</text:p>
          </table:table-cell>
          <table:table-cell office:value-type="float" office:value="0.224430907" calcext:value-type="float">
            <text:p>0.224430907</text:p>
          </table:table-cell>
          <table:table-cell office:value-type="float" office:value="4.383125356" calcext:value-type="float">
            <text:p>4.383125356</text:p>
          </table:table-cell>
          <table:table-cell office:value-type="float" office:value="18.26302232" calcext:value-type="float">
            <text:p>18.26302232</text:p>
          </table:table-cell>
          <table:table-cell office:value-type="float" office:value="9.880906203" calcext:value-type="float">
            <text:p>9.880906203</text:p>
          </table:table-cell>
          <table:table-cell office:value-type="float" office:value="0.328832" calcext:value-type="float">
            <text:p>0.328832</text:p>
          </table:table-cell>
          <table:table-cell office:value-type="float" office:value="67.0429776" calcext:value-type="float">
            <text:p>67.0429776</text:p>
          </table:table-cell>
          <table:table-cell office:value-type="float" office:value="93.15141202" calcext:value-type="float">
            <text:p>93.15141202</text:p>
          </table:table-cell>
          <table:table-cell office:value-type="float" office:value="0.104371543" calcext:value-type="float">
            <text:p>0.104371543</text:p>
          </table:table-cell>
          <table:table-cell office:value-type="float" office:value="24.53250215" calcext:value-type="float">
            <text:p>24.53250215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48" calcext:value-type="float">
            <text:p>148</text:p>
          </table:table-cell>
          <table:table-cell office:value-type="float" office:value="287682.8916" calcext:value-type="float">
            <text:p>287682.8916</text:p>
          </table:table-cell>
          <table:table-cell office:value-type="float" office:value="911.2790522" calcext:value-type="float">
            <text:p>911.2790522</text:p>
          </table:table-cell>
          <table:table-cell office:value-type="float" office:value="558.675888" calcext:value-type="float">
            <text:p>558.675888</text:p>
          </table:table-cell>
          <table:table-cell office:value-type="float" office:value="482.2694086" calcext:value-type="float">
            <text:p>482.2694086</text:p>
          </table:table-cell>
          <table:table-cell office:value-type="float" office:value="797451.4" calcext:value-type="float">
            <text:p>797451.4</text:p>
          </table:table-cell>
          <table:table-cell office:value-type="float" office:value="10871.63333" calcext:value-type="float">
            <text:p>10871.63333</text:p>
          </table:table-cell>
          <table:table-cell office:value-type="float" office:value="11557.26667" calcext:value-type="float">
            <text:p>11557.26667</text:p>
          </table:table-cell>
          <table:table-cell office:value-type="float" office:value="26.46179123" calcext:value-type="float">
            <text:p>26.46179123</text:p>
          </table:table-cell>
          <table:table-cell office:value-type="float" office:value="0.020951184" calcext:value-type="float">
            <text:p>0.020951184</text:p>
          </table:table-cell>
          <table:table-cell office:value-type="float" office:value="6.808770171" calcext:value-type="float">
            <text:p>6.808770171</text:p>
          </table:table-cell>
          <table:table-cell office:value-type="float" office:value="28.36987571" calcext:value-type="float">
            <text:p>28.36987571</text:p>
          </table:table-cell>
          <table:table-cell office:value-type="float" office:value="14.90680231" calcext:value-type="float">
            <text:p>14.90680231</text:p>
          </table:table-cell>
          <table:table-cell office:value-type="float" office:value="0.034765" calcext:value-type="float">
            <text:p>0.034765</text:p>
          </table:table-cell>
          <table:table-cell office:value-type="float" office:value="3.772456767" calcext:value-type="float">
            <text:p>3.772456767</text:p>
          </table:table-cell>
          <table:table-cell office:value-type="float" office:value="88.1786164" calcext:value-type="float">
            <text:p>88.1786164</text:p>
          </table:table-cell>
          <table:table-cell office:value-type="float" office:value="0.142728781" calcext:value-type="float">
            <text:p>0.142728781</text:p>
          </table:table-cell>
          <table:table-cell office:value-type="float" office:value="27.67469916" calcext:value-type="float">
            <text:p>27.67469916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68" calcext:value-type="float">
            <text:p>68</text:p>
          </table:table-cell>
          <table:table-cell office:value-type="float" office:value="286578.9203" calcext:value-type="float">
            <text:p>286578.9203</text:p>
          </table:table-cell>
          <table:table-cell office:value-type="float" office:value="799.2527512" calcext:value-type="float">
            <text:p>799.2527512</text:p>
          </table:table-cell>
          <table:table-cell office:value-type="float" office:value="824.8542506" calcext:value-type="float">
            <text:p>824.8542506</text:p>
          </table:table-cell>
          <table:table-cell office:value-type="float" office:value="726.0163029" calcext:value-type="float">
            <text:p>726.0163029</text:p>
          </table:table-cell>
          <table:table-cell office:value-type="float" office:value="930770.9" calcext:value-type="float">
            <text:p>930770.9</text:p>
          </table:table-cell>
          <table:table-cell office:value-type="float" office:value="12448.1" calcext:value-type="float">
            <text:p>12448.1</text:p>
          </table:table-cell>
          <table:table-cell office:value-type="float" office:value="13489.43333" calcext:value-type="float">
            <text:p>13489.43333</text:p>
          </table:table-cell>
          <table:table-cell office:value-type="float" office:value="23.02190056" calcext:value-type="float">
            <text:p>23.02190056</text:p>
          </table:table-cell>
          <table:table-cell office:value-type="float" office:value="0.055050922" calcext:value-type="float">
            <text:p>0.055050922</text:p>
          </table:table-cell>
          <table:table-cell office:value-type="float" office:value="3.596021854" calcext:value-type="float">
            <text:p>3.596021854</text:p>
          </table:table-cell>
          <table:table-cell office:value-type="float" office:value="14.98342439" calcext:value-type="float">
            <text:p>14.98342439</text:p>
          </table:table-cell>
          <table:table-cell office:value-type="float" office:value="7.463500023" calcext:value-type="float">
            <text:p>7.463500023</text:p>
          </table:table-cell>
          <table:table-cell office:value-type="float" office:value="0.067882" calcext:value-type="float">
            <text:p>0.067882</text:p>
          </table:table-cell>
          <table:table-cell office:value-type="float" office:value="8.4398118" calcext:value-type="float">
            <text:p>8.4398118</text:p>
          </table:table-cell>
          <table:table-cell office:value-type="float" office:value="88.85907702" calcext:value-type="float">
            <text:p>88.85907702</text:p>
          </table:table-cell>
          <table:table-cell office:value-type="float" office:value="0.019987261" calcext:value-type="float">
            <text:p>0.019987261</text:p>
          </table:table-cell>
          <table:table-cell office:value-type="float" office:value="23.00807053" calcext:value-type="float">
            <text:p>23.00807053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187" calcext:value-type="float">
            <text:p>187</text:p>
          </table:table-cell>
          <table:table-cell office:value-type="float" office:value="280078.6214" calcext:value-type="float">
            <text:p>280078.6214</text:p>
          </table:table-cell>
          <table:table-cell office:value-type="float" office:value="920.6423834" calcext:value-type="float">
            <text:p>920.6423834</text:p>
          </table:table-cell>
          <table:table-cell office:value-type="float" office:value="489.8174405" calcext:value-type="float">
            <text:p>489.8174405</text:p>
          </table:table-cell>
          <table:table-cell office:value-type="float" office:value="387.6766999" calcext:value-type="float">
            <text:p>387.6766999</text:p>
          </table:table-cell>
          <table:table-cell office:value-type="float" office:value="939224.55" calcext:value-type="float">
            <text:p>939224.55</text:p>
          </table:table-cell>
          <table:table-cell office:value-type="float" office:value="12857.65" calcext:value-type="float">
            <text:p>12857.65</text:p>
          </table:table-cell>
          <table:table-cell office:value-type="float" office:value="13611.95" calcext:value-type="float">
            <text:p>13611.95</text:p>
          </table:table-cell>
          <table:table-cell office:value-type="float" office:value="21.78303356" calcext:value-type="float">
            <text:p>21.78303356</text:p>
          </table:table-cell>
          <table:table-cell office:value-type="float" office:value="0.136289297" calcext:value-type="float">
            <text:p>0.136289297</text:p>
          </table:table-cell>
          <table:table-cell office:value-type="float" office:value="6.04116968" calcext:value-type="float">
            <text:p>6.04116968</text:p>
          </table:table-cell>
          <table:table-cell office:value-type="float" office:value="25.17154033" calcext:value-type="float">
            <text:p>25.17154033</text:p>
          </table:table-cell>
          <table:table-cell office:value-type="float" office:value="13.46494537" calcext:value-type="float">
            <text:p>13.46494537</text:p>
          </table:table-cell>
          <table:table-cell office:value-type="float" office:value="0.163762" calcext:value-type="float">
            <text:p>0.163762</text:p>
          </table:table-cell>
          <table:table-cell office:value-type="float" office:value="21.04797305" calcext:value-type="float">
            <text:p>21.04797305</text:p>
          </table:table-cell>
          <table:table-cell office:value-type="float" office:value="89.17298817" calcext:value-type="float">
            <text:p>89.17298817</text:p>
          </table:table-cell>
          <table:table-cell office:value-type="float" office:value="1.791874487" calcext:value-type="float">
            <text:p>1.791874487</text:p>
          </table:table-cell>
          <table:table-cell office:value-type="float" office:value="23.95007098" calcext:value-type="float">
            <text:p>23.95007098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169" calcext:value-type="float">
            <text:p>169</text:p>
          </table:table-cell>
          <table:table-cell office:value-type="float" office:value="278031.0653" calcext:value-type="float">
            <text:p>278031.0653</text:p>
          </table:table-cell>
          <table:table-cell office:value-type="float" office:value="744.806066" calcext:value-type="float">
            <text:p>744.806066</text:p>
          </table:table-cell>
          <table:table-cell office:value-type="float" office:value="834.1548077" calcext:value-type="float">
            <text:p>834.1548077</text:p>
          </table:table-cell>
          <table:table-cell office:value-type="float" office:value="775.288869" calcext:value-type="float">
            <text:p>775.288869</text:p>
          </table:table-cell>
          <table:table-cell office:value-type="float" office:value="1475190.75" calcext:value-type="float">
            <text:p>1475190.75</text:p>
          </table:table-cell>
          <table:table-cell office:value-type="float" office:value="14384.35" calcext:value-type="float">
            <text:p>14384.35</text:p>
          </table:table-cell>
          <table:table-cell office:value-type="float" office:value="14868.51667" calcext:value-type="float">
            <text:p>14868.51667</text:p>
          </table:table-cell>
          <table:table-cell office:value-type="float" office:value="19.32871943" calcext:value-type="float">
            <text:p>19.32871943</text:p>
          </table:table-cell>
          <table:table-cell office:value-type="float" office:value="0.024322024" calcext:value-type="float">
            <text:p>0.024322024</text:p>
          </table:table-cell>
          <table:table-cell office:value-type="float" office:value="7.040576886" calcext:value-type="float">
            <text:p>7.040576886</text:p>
          </table:table-cell>
          <table:table-cell office:value-type="float" office:value="24.53091125" calcext:value-type="float">
            <text:p>24.53091125</text:p>
          </table:table-cell>
          <table:table-cell office:value-type="float" office:value="13.90002563" calcext:value-type="float">
            <text:p>13.90002563</text:p>
          </table:table-cell>
          <table:table-cell office:value-type="float" office:value="0.028466" calcext:value-type="float">
            <text:p>0.028466</text:p>
          </table:table-cell>
          <table:table-cell office:value-type="float" office:value="4.0851554" calcext:value-type="float">
            <text:p>4.0851554</text:p>
          </table:table-cell>
          <table:table-cell office:value-type="float" office:value="93.38021166" calcext:value-type="float">
            <text:p>93.38021166</text:p>
          </table:table-cell>
          <table:table-cell office:value-type="float" office:value="0.050880764" calcext:value-type="float">
            <text:p>0.050880764</text:p>
          </table:table-cell>
          <table:table-cell office:value-type="float" office:value="32.27122013" calcext:value-type="float">
            <text:p>32.27122013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254" calcext:value-type="float">
            <text:p>254</text:p>
          </table:table-cell>
          <table:table-cell office:value-type="float" office:value="275580.7375" calcext:value-type="float">
            <text:p>275580.7375</text:p>
          </table:table-cell>
          <table:table-cell office:value-type="float" office:value="969.1532098" calcext:value-type="float">
            <text:p>969.1532098</text:p>
          </table:table-cell>
          <table:table-cell office:value-type="float" office:value="352.0882354" calcext:value-type="float">
            <text:p>352.0882354</text:p>
          </table:table-cell>
          <table:table-cell office:value-type="float" office:value="256.4754098" calcext:value-type="float">
            <text:p>256.4754098</text:p>
          </table:table-cell>
          <table:table-cell office:value-type="float" office:value="817876.8" calcext:value-type="float">
            <text:p>817876.8</text:p>
          </table:table-cell>
          <table:table-cell office:value-type="float" office:value="7045.533333" calcext:value-type="float">
            <text:p>7045.533333</text:p>
          </table:table-cell>
          <table:table-cell office:value-type="float" office:value="7572.933333" calcext:value-type="float">
            <text:p>7572.933333</text:p>
          </table:table-cell>
          <table:table-cell office:value-type="float" office:value="39.11424791" calcext:value-type="float">
            <text:p>39.11424791</text:p>
          </table:table-cell>
          <table:table-cell office:value-type="float" office:value="5.643173977" calcext:value-type="float">
            <text:p>5.643173977</text:p>
          </table:table-cell>
          <table:table-cell office:value-type="float" office:value="18.38322279" calcext:value-type="float">
            <text:p>18.38322279</text:p>
          </table:table-cell>
          <table:table-cell office:value-type="float" office:value="36.76644557" calcext:value-type="float">
            <text:p>36.76644557</text:p>
          </table:table-cell>
          <table:table-cell office:value-type="float" office:value="24.28661607" calcext:value-type="float">
            <text:p>24.28661607</text:p>
          </table:table-cell>
          <table:table-cell office:value-type="float" office:value="10.867173" calcext:value-type="float">
            <text:p>10.867173</text:p>
          </table:table-cell>
          <table:table-cell office:value-type="float" office:value="765.6451529" calcext:value-type="float">
            <text:p>765.6451529</text:p>
          </table:table-cell>
          <table:table-cell office:value-type="float" office:value="63.17422329" calcext:value-type="float">
            <text:p>63.17422329</text:p>
          </table:table-cell>
          <table:table-cell office:value-type="float" office:value="0.265704743" calcext:value-type="float">
            <text:p>0.265704743</text:p>
          </table:table-cell>
          <table:table-cell office:value-type="float" office:value="29.73536206" calcext:value-type="float">
            <text:p>29.73536206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310" calcext:value-type="float">
            <text:p>310</text:p>
          </table:table-cell>
          <table:table-cell office:value-type="float" office:value="270514.1407" calcext:value-type="float">
            <text:p>270514.1407</text:p>
          </table:table-cell>
          <table:table-cell office:value-type="float" office:value="872.1264286" calcext:value-type="float">
            <text:p>872.1264286</text:p>
          </table:table-cell>
          <table:table-cell office:value-type="float" office:value="485.9342526" calcext:value-type="float">
            <text:p>485.9342526</text:p>
          </table:table-cell>
          <table:table-cell office:value-type="float" office:value="438.4466482" calcext:value-type="float">
            <text:p>438.4466482</text:p>
          </table:table-cell>
          <table:table-cell office:value-type="float" office:value="828403.65" calcext:value-type="float">
            <text:p>828403.65</text:p>
          </table:table-cell>
          <table:table-cell office:value-type="float" office:value="11273.38333" calcext:value-type="float">
            <text:p>11273.38333</text:p>
          </table:table-cell>
          <table:table-cell office:value-type="float" office:value="12005.85" calcext:value-type="float">
            <text:p>12005.85</text:p>
          </table:table-cell>
          <table:table-cell office:value-type="float" office:value="23.99582563" calcext:value-type="float">
            <text:p>23.99582563</text:p>
          </table:table-cell>
          <table:table-cell office:value-type="float" office:value="4.792468977" calcext:value-type="float">
            <text:p>4.792468977</text:p>
          </table:table-cell>
          <table:table-cell office:value-type="float" office:value="13.86871352" calcext:value-type="float">
            <text:p>13.86871352</text:p>
          </table:table-cell>
          <table:table-cell office:value-type="float" office:value="57.78630631" calcext:value-type="float">
            <text:p>57.78630631</text:p>
          </table:table-cell>
          <table:table-cell office:value-type="float" office:value="42.48999663" calcext:value-type="float">
            <text:p>42.48999663</text:p>
          </table:table-cell>
          <table:table-cell office:value-type="float" office:value="5.074242" calcext:value-type="float">
            <text:p>5.074242</text:p>
          </table:table-cell>
          <table:table-cell office:value-type="float" office:value="572.0340171" calcext:value-type="float">
            <text:p>572.0340171</text:p>
          </table:table-cell>
          <table:table-cell office:value-type="float" office:value="88.47495779" calcext:value-type="float">
            <text:p>88.47495779</text:p>
          </table:table-cell>
          <table:table-cell office:value-type="float" office:value="0.0659805" calcext:value-type="float">
            <text:p>0.0659805</text:p>
          </table:table-cell>
          <table:table-cell office:value-type="float" office:value="38.09632537" calcext:value-type="float">
            <text:p>38.09632537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215" calcext:value-type="float">
            <text:p>215</text:p>
          </table:table-cell>
          <table:table-cell office:value-type="float" office:value="270328.4744" calcext:value-type="float">
            <text:p>270328.4744</text:p>
          </table:table-cell>
          <table:table-cell office:value-type="float" office:value="884.7045332" calcext:value-type="float">
            <text:p>884.7045332</text:p>
          </table:table-cell>
          <table:table-cell office:value-type="float" office:value="513.1699437" calcext:value-type="float">
            <text:p>513.1699437</text:p>
          </table:table-cell>
          <table:table-cell office:value-type="float" office:value="369.6591564" calcext:value-type="float">
            <text:p>369.6591564</text:p>
          </table:table-cell>
          <table:table-cell office:value-type="float" office:value="748257.85" calcext:value-type="float">
            <text:p>748257.85</text:p>
          </table:table-cell>
          <table:table-cell office:value-type="float" office:value="9943.316667" calcext:value-type="float">
            <text:p>9943.316667</text:p>
          </table:table-cell>
          <table:table-cell office:value-type="float" office:value="10844.31667" calcext:value-type="float">
            <text:p>10844.31667</text:p>
          </table:table-cell>
          <table:table-cell office:value-type="float" office:value="27.18695215" calcext:value-type="float">
            <text:p>27.18695215</text:p>
          </table:table-cell>
          <table:table-cell office:value-type="float" office:value="0.80020005" calcext:value-type="float">
            <text:p>0.80020005</text:p>
          </table:table-cell>
          <table:table-cell office:value-type="float" office:value="8.884472862" calcext:value-type="float">
            <text:p>8.884472862</text:p>
          </table:table-cell>
          <table:table-cell office:value-type="float" office:value="37.01863693" calcext:value-type="float">
            <text:p>37.01863693</text:p>
          </table:table-cell>
          <table:table-cell office:value-type="float" office:value="21.28471521" calcext:value-type="float">
            <text:p>21.28471521</text:p>
          </table:table-cell>
          <table:table-cell office:value-type="float" office:value="0.885658" calcext:value-type="float">
            <text:p>0.885658</text:p>
          </table:table-cell>
          <table:table-cell office:value-type="float" office:value="88.0580124" calcext:value-type="float">
            <text:p>88.0580124</text:p>
          </table:table-cell>
          <table:table-cell office:value-type="float" office:value="87.64834658" calcext:value-type="float">
            <text:p>87.64834658</text:p>
          </table:table-cell>
          <table:table-cell office:value-type="float" office:value="0.114339802" calcext:value-type="float">
            <text:p>0.114339802</text:p>
          </table:table-cell>
          <table:table-cell office:value-type="float" office:value="29.27935937" calcext:value-type="float">
            <text:p>29.27935937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215" calcext:value-type="float">
            <text:p>215</text:p>
          </table:table-cell>
          <table:table-cell office:value-type="float" office:value="268526.3083" calcext:value-type="float">
            <text:p>268526.3083</text:p>
          </table:table-cell>
          <table:table-cell office:value-type="float" office:value="901.8378909" calcext:value-type="float">
            <text:p>901.8378909</text:p>
          </table:table-cell>
          <table:table-cell office:value-type="float" office:value="426.3394432" calcext:value-type="float">
            <text:p>426.3394432</text:p>
          </table:table-cell>
          <table:table-cell office:value-type="float" office:value="329.0919643" calcext:value-type="float">
            <text:p>329.0919643</text:p>
          </table:table-cell>
          <table:table-cell office:value-type="float" office:value="731946.25" calcext:value-type="float">
            <text:p>731946.25</text:p>
          </table:table-cell>
          <table:table-cell office:value-type="float" office:value="9816.983333" calcext:value-type="float">
            <text:p>9816.983333</text:p>
          </table:table-cell>
          <table:table-cell office:value-type="float" office:value="10607.91667" calcext:value-type="float">
            <text:p>10607.91667</text:p>
          </table:table-cell>
          <table:table-cell office:value-type="float" office:value="27.35324072" calcext:value-type="float">
            <text:p>27.35324072</text:p>
          </table:table-cell>
          <table:table-cell office:value-type="float" office:value="0.883964143" calcext:value-type="float">
            <text:p>0.883964143</text:p>
          </table:table-cell>
          <table:table-cell office:value-type="float" office:value="8.764226582" calcext:value-type="float">
            <text:p>8.764226582</text:p>
          </table:table-cell>
          <table:table-cell office:value-type="float" office:value="36.51761076" calcext:value-type="float">
            <text:p>36.51761076</text:p>
          </table:table-cell>
          <table:table-cell office:value-type="float" office:value="20.17387101" calcext:value-type="float">
            <text:p>20.17387101</text:p>
          </table:table-cell>
          <table:table-cell office:value-type="float" office:value="1.130996" calcext:value-type="float">
            <text:p>1.130996</text:p>
          </table:table-cell>
          <table:table-cell office:value-type="float" office:value="111.0202645" calcext:value-type="float">
            <text:p>111.0202645</text:p>
          </table:table-cell>
          <table:table-cell office:value-type="float" office:value="93.42962225" calcext:value-type="float">
            <text:p>93.42962225</text:p>
          </table:table-cell>
          <table:table-cell office:value-type="float" office:value="0.125732864" calcext:value-type="float">
            <text:p>0.125732864</text:p>
          </table:table-cell>
          <table:table-cell office:value-type="float" office:value="29.27074783" calcext:value-type="float">
            <text:p>29.27074783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311" calcext:value-type="float">
            <text:p>311</text:p>
          </table:table-cell>
          <table:table-cell office:value-type="float" office:value="262731.3585" calcext:value-type="float">
            <text:p>262731.3585</text:p>
          </table:table-cell>
          <table:table-cell office:value-type="float" office:value="1053.722323" calcext:value-type="float">
            <text:p>1053.72232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88456.6" calcext:value-type="float">
            <text:p>888456.6</text:p>
          </table:table-cell>
          <table:table-cell office:value-type="float" office:value="4620.85" calcext:value-type="float">
            <text:p>4620.85</text:p>
          </table:table-cell>
          <table:table-cell office:value-type="float" office:value="8226.45" calcext:value-type="float">
            <text:p>8226.45</text:p>
          </table:table-cell>
          <table:table-cell office:value-type="float" office:value="56.85779857" calcext:value-type="float">
            <text:p>56.85779857</text:p>
          </table:table-cell>
          <table:table-cell office:value-type="float" office:value="21.22222222" calcext:value-type="float">
            <text:p>21.22222222</text:p>
          </table:table-cell>
          <table:table-cell office:value-type="float" office:value="41.14965087" calcext:value-type="float">
            <text:p>41.14965087</text:p>
          </table:table-cell>
          <table:table-cell office:value-type="float" office:value="82.29930174" calcext:value-type="float">
            <text:p>82.29930174</text:p>
          </table:table-cell>
          <table:table-cell office:value-type="float" office:value="76.12133821" calcext:value-type="float">
            <text:p>76.12133821</text:p>
          </table:table-cell>
          <table:table-cell office:value-type="float" office:value="23.152466" calcext:value-type="float">
            <text:p>23.152466</text:p>
          </table:table-cell>
          <table:table-cell office:value-type="float" office:value="1069.837675" calcext:value-type="float">
            <text:p>1069.837675</text:p>
          </table:table-cell>
          <table:table-cell office:value-type="float" office:value="91.95102041" calcext:value-type="float">
            <text:p>91.95102041</text:p>
          </table:table-cell>
          <table:table-cell office:value-type="float" office:value="0.762666144" calcext:value-type="float">
            <text:p>0.762666144</text:p>
          </table:table-cell>
          <table:table-cell office:value-type="float" office:value="45.60192851" calcext:value-type="float">
            <text:p>45.60192851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148" calcext:value-type="float">
            <text:p>148</text:p>
          </table:table-cell>
          <table:table-cell office:value-type="float" office:value="262399.5834" calcext:value-type="float">
            <text:p>262399.5834</text:p>
          </table:table-cell>
          <table:table-cell office:value-type="float" office:value="839.5344099" calcext:value-type="float">
            <text:p>839.5344099</text:p>
          </table:table-cell>
          <table:table-cell office:value-type="float" office:value="463.8687729" calcext:value-type="float">
            <text:p>463.8687729</text:p>
          </table:table-cell>
          <table:table-cell office:value-type="float" office:value="454.2550794" calcext:value-type="float">
            <text:p>454.2550794</text:p>
          </table:table-cell>
          <table:table-cell office:value-type="float" office:value="687039.9" calcext:value-type="float">
            <text:p>687039.9</text:p>
          </table:table-cell>
          <table:table-cell office:value-type="float" office:value="8922.083333" calcext:value-type="float">
            <text:p>8922.083333</text:p>
          </table:table-cell>
          <table:table-cell office:value-type="float" office:value="9957.1" calcext:value-type="float">
            <text:p>9957.1</text:p>
          </table:table-cell>
          <table:table-cell office:value-type="float" office:value="29.4101247" calcext:value-type="float">
            <text:p>29.4101247</text:p>
          </table:table-cell>
          <table:table-cell office:value-type="float" office:value="0.112752283" calcext:value-type="float">
            <text:p>0.112752283</text:p>
          </table:table-cell>
          <table:table-cell office:value-type="float" office:value="5.232251429" calcext:value-type="float">
            <text:p>5.232251429</text:p>
          </table:table-cell>
          <table:table-cell office:value-type="float" office:value="21.80104762" calcext:value-type="float">
            <text:p>21.80104762</text:p>
          </table:table-cell>
          <table:table-cell office:value-type="float" office:value="9.846676756" calcext:value-type="float">
            <text:p>9.846676756</text:p>
          </table:table-cell>
          <table:table-cell office:value-type="float" office:value="0.145658" calcext:value-type="float">
            <text:p>0.145658</text:p>
          </table:table-cell>
          <table:table-cell office:value-type="float" office:value="12.99055333" calcext:value-type="float">
            <text:p>12.99055333</text:p>
          </table:table-cell>
          <table:table-cell office:value-type="float" office:value="84.68034583" calcext:value-type="float">
            <text:p>84.68034583</text:p>
          </table:table-cell>
          <table:table-cell office:value-type="float" office:value="0.178165681" calcext:value-type="float">
            <text:p>0.178165681</text:p>
          </table:table-cell>
          <table:table-cell office:value-type="float" office:value="28.2337008" calcext:value-type="float">
            <text:p>28.2337008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191" calcext:value-type="float">
            <text:p>191</text:p>
          </table:table-cell>
          <table:table-cell office:value-type="float" office:value="261823.2803" calcext:value-type="float">
            <text:p>261823.2803</text:p>
          </table:table-cell>
          <table:table-cell office:value-type="float" office:value="847.1980252" calcext:value-type="float">
            <text:p>847.1980252</text:p>
          </table:table-cell>
          <table:table-cell office:value-type="float" office:value="472.0817766" calcext:value-type="float">
            <text:p>472.0817766</text:p>
          </table:table-cell>
          <table:table-cell office:value-type="float" office:value="415.6702671" calcext:value-type="float">
            <text:p>415.6702671</text:p>
          </table:table-cell>
          <table:table-cell office:value-type="float" office:value="1141556.4" calcext:value-type="float">
            <text:p>1141556.4</text:p>
          </table:table-cell>
          <table:table-cell office:value-type="float" office:value="10291.35" calcext:value-type="float">
            <text:p>10291.35</text:p>
          </table:table-cell>
          <table:table-cell office:value-type="float" office:value="10569.96667" calcext:value-type="float">
            <text:p>10569.96667</text:p>
          </table:table-cell>
          <table:table-cell office:value-type="float" office:value="25.44110154" calcext:value-type="float">
            <text:p>25.44110154</text:p>
          </table:table-cell>
          <table:table-cell office:value-type="float" office:value="1.115075825" calcext:value-type="float">
            <text:p>1.115075825</text:p>
          </table:table-cell>
          <table:table-cell office:value-type="float" office:value="10.31203979" calcext:value-type="float">
            <text:p>10.31203979</text:p>
          </table:table-cell>
          <table:table-cell office:value-type="float" office:value="20.62407958" calcext:value-type="float">
            <text:p>20.62407958</text:p>
          </table:table-cell>
          <table:table-cell office:value-type="float" office:value="12.2770287" calcext:value-type="float">
            <text:p>12.2770287</text:p>
          </table:table-cell>
          <table:table-cell office:value-type="float" office:value="1.419782" calcext:value-type="float">
            <text:p>1.419782</text:p>
          </table:table-cell>
          <table:table-cell office:value-type="float" office:value="146.106296" calcext:value-type="float">
            <text:p>146.106296</text:p>
          </table:table-cell>
          <table:table-cell office:value-type="float" office:value="90.31043391" calcext:value-type="float">
            <text:p>90.31043391</text:p>
          </table:table-cell>
          <table:table-cell office:value-type="float" office:value="0.071915516" calcext:value-type="float">
            <text:p>0.071915516</text:p>
          </table:table-cell>
          <table:table-cell office:value-type="float" office:value="23.10124362" calcext:value-type="float">
            <text:p>23.10124362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8" calcext:value-type="float">
            <text:p>418</text:p>
          </table:table-cell>
          <table:table-cell office:value-type="float" office:value="258178.4625" calcext:value-type="float">
            <text:p>258178.4625</text:p>
          </table:table-cell>
          <table:table-cell office:value-type="float" office:value="1028.544642" calcext:value-type="float">
            <text:p>1028.54464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54286.4" calcext:value-type="float">
            <text:p>754286.4</text:p>
          </table:table-cell>
          <table:table-cell office:value-type="float" office:value="6744.233333" calcext:value-type="float">
            <text:p>6744.233333</text:p>
          </table:table-cell>
          <table:table-cell office:value-type="float" office:value="6984.133333" calcext:value-type="float">
            <text:p>6984.133333</text:p>
          </table:table-cell>
          <table:table-cell office:value-type="float" office:value="38.28136568" calcext:value-type="float">
            <text:p>38.28136568</text:p>
          </table:table-cell>
          <table:table-cell office:value-type="float" office:value="2.268518519" calcext:value-type="float">
            <text:p>2.268518519</text:p>
          </table:table-cell>
          <table:table-cell office:value-type="float" office:value="20.7853324" calcext:value-type="float">
            <text:p>20.7853324</text:p>
          </table:table-cell>
          <table:table-cell office:value-type="float" office:value="41.57066481" calcext:value-type="float">
            <text:p>41.57066481</text:p>
          </table:table-cell>
          <table:table-cell office:value-type="float" office:value="31.29492448" calcext:value-type="float">
            <text:p>31.29492448</text:p>
          </table:table-cell>
          <table:table-cell office:value-type="float" office:value="2.414613" calcext:value-type="float">
            <text:p>2.414613</text:p>
          </table:table-cell>
          <table:table-cell office:value-type="float" office:value="162.8462581" calcext:value-type="float">
            <text:p>162.8462581</text:p>
          </table:table-cell>
          <table:table-cell office:value-type="float" office:value="70.69968423" calcext:value-type="float">
            <text:p>70.69968423</text:p>
          </table:table-cell>
          <table:table-cell office:value-type="float" office:value="2.717150777" calcext:value-type="float">
            <text:p>2.717150777</text:p>
          </table:table-cell>
          <table:table-cell office:value-type="float" office:value="31.82668202" calcext:value-type="float">
            <text:p>31.82668202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string" calcext:value-type="string">
            <text:p>184/185</text:p>
          </table:table-cell>
          <table:table-cell office:value-type="float" office:value="256332.4181" calcext:value-type="float">
            <text:p>256332.4181</text:p>
          </table:table-cell>
          <table:table-cell office:value-type="float" office:value="874.1628502" calcext:value-type="float">
            <text:p>874.1628502</text:p>
          </table:table-cell>
          <table:table-cell office:value-type="float" office:value="381.9047917" calcext:value-type="float">
            <text:p>381.9047917</text:p>
          </table:table-cell>
          <table:table-cell office:value-type="float" office:value="283.6931618" calcext:value-type="float">
            <text:p>283.6931618</text:p>
          </table:table-cell>
          <table:table-cell office:value-type="float" office:value="1520852" calcext:value-type="float">
            <text:p>1520852</text:p>
          </table:table-cell>
          <table:table-cell office:value-type="float" office:value="21346.28333" calcext:value-type="float">
            <text:p>21346.28333</text:p>
          </table:table-cell>
          <table:table-cell office:value-type="float" office:value="22041.33333" calcext:value-type="float">
            <text:p>22041.33333</text:p>
          </table:table-cell>
          <table:table-cell office:value-type="float" office:value="12.00829269" calcext:value-type="float">
            <text:p>12.00829269</text:p>
          </table:table-cell>
          <table:table-cell office:value-type="float" office:value="0.111666489" calcext:value-type="float">
            <text:p>0.111666489</text:p>
          </table:table-cell>
          <table:table-cell office:value-type="float" office:value="3.708879079" calcext:value-type="float">
            <text:p>3.708879079</text:p>
          </table:table-cell>
          <table:table-cell office:value-type="float" office:value="15.45366283" calcext:value-type="float">
            <text:p>15.45366283</text:p>
          </table:table-cell>
          <table:table-cell office:value-type="float" office:value="8.18680408" calcext:value-type="float">
            <text:p>8.18680408</text:p>
          </table:table-cell>
          <table:table-cell office:value-type="float" office:value="0.158956" calcext:value-type="float">
            <text:p>0.158956</text:p>
          </table:table-cell>
          <table:table-cell office:value-type="float" office:value="33.91924422" calcext:value-type="float">
            <text:p>33.91924422</text:p>
          </table:table-cell>
          <table:table-cell office:value-type="float" office:value="91.96757783" calcext:value-type="float">
            <text:p>91.96757783</text:p>
          </table:table-cell>
          <table:table-cell office:value-type="float" office:value="0.079560658" calcext:value-type="float">
            <text:p>0.079560658</text:p>
          </table:table-cell>
          <table:table-cell office:value-type="float" office:value="23.13797608" calcext:value-type="float">
            <text:p>23.13797608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388" calcext:value-type="float">
            <text:p>388</text:p>
          </table:table-cell>
          <table:table-cell office:value-type="float" office:value="253298.8823" calcext:value-type="float">
            <text:p>253298.8823</text:p>
          </table:table-cell>
          <table:table-cell office:value-type="float" office:value="1010.655529" calcext:value-type="float">
            <text:p>1010.65552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85117.95" calcext:value-type="float">
            <text:p>885117.95</text:p>
          </table:table-cell>
          <table:table-cell office:value-type="float" office:value="9683.083333" calcext:value-type="float">
            <text:p>9683.083333</text:p>
          </table:table-cell>
          <table:table-cell office:value-type="float" office:value="12646.55" calcext:value-type="float">
            <text:p>12646.55</text:p>
          </table:table-cell>
          <table:table-cell office:value-type="float" office:value="26.15890761" calcext:value-type="float">
            <text:p>26.15890761</text:p>
          </table:table-cell>
          <table:table-cell office:value-type="float" office:value="8.746473196" calcext:value-type="float">
            <text:p>8.746473196</text:p>
          </table:table-cell>
          <table:table-cell office:value-type="float" office:value="16.76844131" calcext:value-type="float">
            <text:p>16.76844131</text:p>
          </table:table-cell>
          <table:table-cell office:value-type="float" office:value="67.32382303" calcext:value-type="float">
            <text:p>67.32382303</text:p>
          </table:table-cell>
          <table:table-cell office:value-type="float" office:value="31.55540888" calcext:value-type="float">
            <text:p>31.55540888</text:p>
          </table:table-cell>
          <table:table-cell office:value-type="float" office:value="9.286017" calcext:value-type="float">
            <text:p>9.286017</text:p>
          </table:table-cell>
          <table:table-cell office:value-type="float" office:value="899.1711183" calcext:value-type="float">
            <text:p>899.1711183</text:p>
          </table:table-cell>
          <table:table-cell office:value-type="float" office:value="66.66463526" calcext:value-type="float">
            <text:p>66.66463526</text:p>
          </table:table-cell>
          <table:table-cell office:value-type="float" office:value="1.133706673" calcext:value-type="float">
            <text:p>1.133706673</text:p>
          </table:table-cell>
          <table:table-cell office:value-type="float" office:value="33.08954882" calcext:value-type="float">
            <text:p>33.08954882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53" calcext:value-type="float">
            <text:p>253</text:p>
          </table:table-cell>
          <table:table-cell office:value-type="float" office:value="252429.9033" calcext:value-type="float">
            <text:p>252429.9033</text:p>
          </table:table-cell>
          <table:table-cell office:value-type="float" office:value="915.1478715" calcext:value-type="float">
            <text:p>915.1478715</text:p>
          </table:table-cell>
          <table:table-cell office:value-type="float" office:value="222.3337486" calcext:value-type="float">
            <text:p>222.3337486</text:p>
          </table:table-cell>
          <table:table-cell office:value-type="float" office:value="180.1037527" calcext:value-type="float">
            <text:p>180.1037527</text:p>
          </table:table-cell>
          <table:table-cell office:value-type="float" office:value="1185780.6" calcext:value-type="float">
            <text:p>1185780.6</text:p>
          </table:table-cell>
          <table:table-cell office:value-type="float" office:value="10337.61667" calcext:value-type="float">
            <text:p>10337.61667</text:p>
          </table:table-cell>
          <table:table-cell office:value-type="float" office:value="10979.45" calcext:value-type="float">
            <text:p>10979.45</text:p>
          </table:table-cell>
          <table:table-cell office:value-type="float" office:value="24.41857843" calcext:value-type="float">
            <text:p>24.41857843</text:p>
          </table:table-cell>
          <table:table-cell office:value-type="float" office:value="19.66394187" calcext:value-type="float">
            <text:p>19.66394187</text:p>
          </table:table-cell>
          <table:table-cell office:value-type="float" office:value="24.04058368" calcext:value-type="float">
            <text:p>24.04058368</text:p>
          </table:table-cell>
          <table:table-cell office:value-type="float" office:value="48.08116735" calcext:value-type="float">
            <text:p>48.08116735</text:p>
          </table:table-cell>
          <table:table-cell office:value-type="float" office:value="31.82196191" calcext:value-type="float">
            <text:p>31.82196191</text:p>
          </table:table-cell>
          <table:table-cell office:value-type="float" office:value="27.194539" calcext:value-type="float">
            <text:p>27.194539</text:p>
          </table:table-cell>
          <table:table-cell office:value-type="float" office:value="2811.263164" calcext:value-type="float">
            <text:p>2811.263164</text:p>
          </table:table-cell>
          <table:table-cell office:value-type="float" office:value="71.45018134" calcext:value-type="float">
            <text:p>71.45018134</text:p>
          </table:table-cell>
          <table:table-cell office:value-type="float" office:value="0.584082272" calcext:value-type="float">
            <text:p>0.584082272</text:p>
          </table:table-cell>
          <table:table-cell office:value-type="float" office:value="25.29575524" calcext:value-type="float">
            <text:p>25.29575524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12" calcext:value-type="float">
            <text:p>212</text:p>
          </table:table-cell>
          <table:table-cell office:value-type="float" office:value="251523.5658" calcext:value-type="float">
            <text:p>251523.5658</text:p>
          </table:table-cell>
          <table:table-cell office:value-type="float" office:value="766.4064869" calcext:value-type="float">
            <text:p>766.4064869</text:p>
          </table:table-cell>
          <table:table-cell office:value-type="float" office:value="539.1724309" calcext:value-type="float">
            <text:p>539.1724309</text:p>
          </table:table-cell>
          <table:table-cell office:value-type="float" office:value="501.9124386" calcext:value-type="float">
            <text:p>501.9124386</text:p>
          </table:table-cell>
          <table:table-cell office:value-type="float" office:value="1175693.4" calcext:value-type="float">
            <text:p>1175693.4</text:p>
          </table:table-cell>
          <table:table-cell office:value-type="float" office:value="10115.83333" calcext:value-type="float">
            <text:p>10115.83333</text:p>
          </table:table-cell>
          <table:table-cell office:value-type="float" office:value="10886.05" calcext:value-type="float">
            <text:p>10886.05</text:p>
          </table:table-cell>
          <table:table-cell office:value-type="float" office:value="24.86434459" calcext:value-type="float">
            <text:p>24.86434459</text:p>
          </table:table-cell>
          <table:table-cell office:value-type="float" office:value="0.345423143" calcext:value-type="float">
            <text:p>0.345423143</text:p>
          </table:table-cell>
          <table:table-cell office:value-type="float" office:value="12.85491394" calcext:value-type="float">
            <text:p>12.85491394</text:p>
          </table:table-cell>
          <table:table-cell office:value-type="float" office:value="25.70982787" calcext:value-type="float">
            <text:p>25.70982787</text:p>
          </table:table-cell>
          <table:table-cell office:value-type="float" office:value="14.72164273" calcext:value-type="float">
            <text:p>14.72164273</text:p>
          </table:table-cell>
          <table:table-cell office:value-type="float" office:value="0.346999" calcext:value-type="float">
            <text:p>0.346999</text:p>
          </table:table-cell>
          <table:table-cell office:value-type="float" office:value="35.09182583" calcext:value-type="float">
            <text:p>35.09182583</text:p>
          </table:table-cell>
          <table:table-cell office:value-type="float" office:value="92.71499645" calcext:value-type="float">
            <text:p>92.71499645</text:p>
          </table:table-cell>
          <table:table-cell office:value-type="float" office:value="0.120588702" calcext:value-type="float">
            <text:p>0.120588702</text:p>
          </table:table-cell>
          <table:table-cell office:value-type="float" office:value="32.56160163" calcext:value-type="float">
            <text:p>32.56160163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69" calcext:value-type="float">
            <text:p>169</text:p>
          </table:table-cell>
          <table:table-cell office:value-type="float" office:value="251030.7857" calcext:value-type="float">
            <text:p>251030.7857</text:p>
          </table:table-cell>
          <table:table-cell office:value-type="float" office:value="654.6879919" calcext:value-type="float">
            <text:p>654.6879919</text:p>
          </table:table-cell>
          <table:table-cell office:value-type="float" office:value="774.3516223" calcext:value-type="float">
            <text:p>774.3516223</text:p>
          </table:table-cell>
          <table:table-cell office:value-type="float" office:value="748.9970227" calcext:value-type="float">
            <text:p>748.9970227</text:p>
          </table:table-cell>
          <table:table-cell office:value-type="float" office:value="1232334.5" calcext:value-type="float">
            <text:p>1232334.5</text:p>
          </table:table-cell>
          <table:table-cell office:value-type="float" office:value="14836.65" calcext:value-type="float">
            <text:p>14836.65</text:p>
          </table:table-cell>
          <table:table-cell office:value-type="float" office:value="15325.03333" calcext:value-type="float">
            <text:p>15325.03333</text:p>
          </table:table-cell>
          <table:table-cell office:value-type="float" office:value="16.9196406" calcext:value-type="float">
            <text:p>16.9196406</text:p>
          </table:table-cell>
          <table:table-cell office:value-type="float" office:value="0" calcext:value-type="float">
            <text:p>0</text:p>
          </table:table-cell>
          <table:table-cell office:value-type="float" office:value="7.079642972" calcext:value-type="float">
            <text:p>7.079642972</text:p>
          </table:table-cell>
          <table:table-cell office:value-type="float" office:value="23.31878433" calcext:value-type="float">
            <text:p>23.31878433</text:p>
          </table:table-cell>
          <table:table-cell office:value-type="float" office:value="13.48240769" calcext:value-type="float">
            <text:p>13.48240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95180059" calcext:value-type="float">
            <text:p>92.95180059</text:p>
          </table:table-cell>
          <table:table-cell office:value-type="float" office:value="0.075251112" calcext:value-type="float">
            <text:p>0.075251112</text:p>
          </table:table-cell>
          <table:table-cell office:value-type="float" office:value="29.49092105" calcext:value-type="float">
            <text:p>29.49092105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311" calcext:value-type="float">
            <text:p>311</text:p>
          </table:table-cell>
          <table:table-cell office:value-type="float" office:value="249376.3755" calcext:value-type="float">
            <text:p>249376.3755</text:p>
          </table:table-cell>
          <table:table-cell office:value-type="float" office:value="995.713502" calcext:value-type="float">
            <text:p>995.7135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70363" calcext:value-type="float">
            <text:p>870363</text:p>
          </table:table-cell>
          <table:table-cell office:value-type="float" office:value="4500.466667" calcext:value-type="float">
            <text:p>4500.466667</text:p>
          </table:table-cell>
          <table:table-cell office:value-type="float" office:value="8058.916667" calcext:value-type="float">
            <text:p>8058.916667</text:p>
          </table:table-cell>
          <table:table-cell office:value-type="float" office:value="55.41122599" calcext:value-type="float">
            <text:p>55.41122599</text:p>
          </table:table-cell>
          <table:table-cell office:value-type="float" office:value="17.36986301" calcext:value-type="float">
            <text:p>17.36986301</text:p>
          </table:table-cell>
          <table:table-cell office:value-type="float" office:value="39.49040639" calcext:value-type="float">
            <text:p>39.49040639</text:p>
          </table:table-cell>
          <table:table-cell office:value-type="float" office:value="78.98081279" calcext:value-type="float">
            <text:p>78.98081279</text:p>
          </table:table-cell>
          <table:table-cell office:value-type="float" office:value="73.02930682" calcext:value-type="float">
            <text:p>73.02930682</text:p>
          </table:table-cell>
          <table:table-cell office:value-type="float" office:value="19.230973" calcext:value-type="float">
            <text:p>19.230973</text:p>
          </table:table-cell>
          <table:table-cell office:value-type="float" office:value="865.4802442" calcext:value-type="float">
            <text:p>865.4802442</text:p>
          </table:table-cell>
          <table:table-cell office:value-type="float" office:value="93.38199513" calcext:value-type="float">
            <text:p>93.38199513</text:p>
          </table:table-cell>
          <table:table-cell office:value-type="float" office:value="0.569068044" calcext:value-type="float">
            <text:p>0.569068044</text:p>
          </table:table-cell>
          <table:table-cell office:value-type="float" office:value="46.43174432" calcext:value-type="float">
            <text:p>46.43174432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254" calcext:value-type="float">
            <text:p>254</text:p>
          </table:table-cell>
          <table:table-cell office:value-type="float" office:value="247864.5811" calcext:value-type="float">
            <text:p>247864.5811</text:p>
          </table:table-cell>
          <table:table-cell office:value-type="float" office:value="877.2984286" calcext:value-type="float">
            <text:p>877.2984286</text:p>
          </table:table-cell>
          <table:table-cell office:value-type="float" office:value="296.2561299" calcext:value-type="float">
            <text:p>296.2561299</text:p>
          </table:table-cell>
          <table:table-cell office:value-type="float" office:value="212.7109195" calcext:value-type="float">
            <text:p>212.7109195</text:p>
          </table:table-cell>
          <table:table-cell office:value-type="float" office:value="814618.8" calcext:value-type="float">
            <text:p>814618.8</text:p>
          </table:table-cell>
          <table:table-cell office:value-type="float" office:value="6946.566667" calcext:value-type="float">
            <text:p>6946.566667</text:p>
          </table:table-cell>
          <table:table-cell office:value-type="float" office:value="7542.766667" calcext:value-type="float">
            <text:p>7542.766667</text:p>
          </table:table-cell>
          <table:table-cell office:value-type="float" office:value="35.68159538" calcext:value-type="float">
            <text:p>35.68159538</text:p>
          </table:table-cell>
          <table:table-cell office:value-type="float" office:value="0" calcext:value-type="float">
            <text:p>0</text:p>
          </table:table-cell>
          <table:table-cell office:value-type="float" office:value="15.94752026" calcext:value-type="float">
            <text:p>15.94752026</text:p>
          </table:table-cell>
          <table:table-cell office:value-type="float" office:value="18.76178854" calcext:value-type="float">
            <text:p>18.76178854</text:p>
          </table:table-cell>
          <table:table-cell office:value-type="float" office:value="12.54789836" calcext:value-type="float">
            <text:p>12.54789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15765623" calcext:value-type="float">
            <text:p>63.15765623</text:p>
          </table:table-cell>
          <table:table-cell office:value-type="float" office:value="0.424033242" calcext:value-type="float">
            <text:p>0.424033242</text:p>
          </table:table-cell>
          <table:table-cell office:value-type="float" office:value="29.83054964" calcext:value-type="float">
            <text:p>29.83054964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310" calcext:value-type="float">
            <text:p>310</text:p>
          </table:table-cell>
          <table:table-cell office:value-type="float" office:value="241635.3696" calcext:value-type="float">
            <text:p>241635.3696</text:p>
          </table:table-cell>
          <table:table-cell office:value-type="float" office:value="795.0254497" calcext:value-type="float">
            <text:p>795.0254497</text:p>
          </table:table-cell>
          <table:table-cell office:value-type="float" office:value="395.0666052" calcext:value-type="float">
            <text:p>395.0666052</text:p>
          </table:table-cell>
          <table:table-cell office:value-type="float" office:value="354.4382277" calcext:value-type="float">
            <text:p>354.4382277</text:p>
          </table:table-cell>
          <table:table-cell office:value-type="float" office:value="795675.8" calcext:value-type="float">
            <text:p>795675.8</text:p>
          </table:table-cell>
          <table:table-cell office:value-type="float" office:value="10899.53333" calcext:value-type="float">
            <text:p>10899.53333</text:p>
          </table:table-cell>
          <table:table-cell office:value-type="float" office:value="11531.53333" calcext:value-type="float">
            <text:p>11531.53333</text:p>
          </table:table-cell>
          <table:table-cell office:value-type="float" office:value="22.16933167" calcext:value-type="float">
            <text:p>22.16933167</text:p>
          </table:table-cell>
          <table:table-cell office:value-type="float" office:value="2.6" calcext:value-type="float">
            <text:p>2.6</text:p>
          </table:table-cell>
          <table:table-cell office:value-type="float" office:value="12.33928544" calcext:value-type="float">
            <text:p>12.33928544</text:p>
          </table:table-cell>
          <table:table-cell office:value-type="float" office:value="51.41368935" calcext:value-type="float">
            <text:p>51.41368935</text:p>
          </table:table-cell>
          <table:table-cell office:value-type="float" office:value="36.94952954" calcext:value-type="float">
            <text:p>36.94952954</text:p>
          </table:table-cell>
          <table:table-cell office:value-type="float" office:value="2.69839" calcext:value-type="float">
            <text:p>2.69839</text:p>
          </table:table-cell>
          <table:table-cell office:value-type="float" office:value="294.1021079" calcext:value-type="float">
            <text:p>294.1021079</text:p>
          </table:table-cell>
          <table:table-cell office:value-type="float" office:value="85.77934056" calcext:value-type="float">
            <text:p>85.77934056</text:p>
          </table:table-cell>
          <table:table-cell office:value-type="float" office:value="0.051691212" calcext:value-type="float">
            <text:p>0.051691212</text:p>
          </table:table-cell>
          <table:table-cell office:value-type="float" office:value="38.68834006" calcext:value-type="float">
            <text:p>38.68834006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209" calcext:value-type="float">
            <text:p>209</text:p>
          </table:table-cell>
          <table:table-cell office:value-type="float" office:value="238836.7746" calcext:value-type="float">
            <text:p>238836.7746</text:p>
          </table:table-cell>
          <table:table-cell office:value-type="float" office:value="657.9879392" calcext:value-type="float">
            <text:p>657.9879392</text:p>
          </table:table-cell>
          <table:table-cell office:value-type="float" office:value="766.899205" calcext:value-type="float">
            <text:p>766.899205</text:p>
          </table:table-cell>
          <table:table-cell office:value-type="float" office:value="558.5576893" calcext:value-type="float">
            <text:p>558.5576893</text:p>
          </table:table-cell>
          <table:table-cell office:value-type="float" office:value="836775" calcext:value-type="float">
            <text:p>836775</text:p>
          </table:table-cell>
          <table:table-cell office:value-type="float" office:value="7376.45" calcext:value-type="float">
            <text:p>7376.45</text:p>
          </table:table-cell>
          <table:table-cell office:value-type="float" office:value="7747.916667" calcext:value-type="float">
            <text:p>7747.916667</text:p>
          </table:table-cell>
          <table:table-cell office:value-type="float" office:value="32.3782815" calcext:value-type="float">
            <text:p>32.3782815</text:p>
          </table:table-cell>
          <table:table-cell office:value-type="float" office:value="0.843373494" calcext:value-type="float">
            <text:p>0.843373494</text:p>
          </table:table-cell>
          <table:table-cell office:value-type="float" office:value="18.45456065" calcext:value-type="float">
            <text:p>18.45456065</text:p>
          </table:table-cell>
          <table:table-cell office:value-type="float" office:value="36.9091213" calcext:value-type="float">
            <text:p>36.9091213</text:p>
          </table:table-cell>
          <table:table-cell office:value-type="float" office:value="24.49982114" calcext:value-type="float">
            <text:p>24.49982114</text:p>
          </table:table-cell>
          <table:table-cell office:value-type="float" office:value="1.05452" calcext:value-type="float">
            <text:p>1.05452</text:p>
          </table:table-cell>
          <table:table-cell office:value-type="float" office:value="77.78466525" calcext:value-type="float">
            <text:p>77.78466525</text:p>
          </table:table-cell>
          <table:table-cell office:value-type="float" office:value="84.72059278" calcext:value-type="float">
            <text:p>84.72059278</text:p>
          </table:table-cell>
          <table:table-cell office:value-type="float" office:value="0.114269671" calcext:value-type="float">
            <text:p>0.114269671</text:p>
          </table:table-cell>
          <table:table-cell office:value-type="float" office:value="24.81292291" calcext:value-type="float">
            <text:p>24.81292291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363" calcext:value-type="float">
            <text:p>363</text:p>
          </table:table-cell>
          <table:table-cell office:value-type="float" office:value="238657.6563" calcext:value-type="float">
            <text:p>238657.6563</text:p>
          </table:table-cell>
          <table:table-cell office:value-type="float" office:value="694.8693086" calcext:value-type="float">
            <text:p>694.8693086</text:p>
          </table:table-cell>
          <table:table-cell office:value-type="float" office:value="621.9425141" calcext:value-type="float">
            <text:p>621.9425141</text:p>
          </table:table-cell>
          <table:table-cell office:value-type="float" office:value="525.7079954" calcext:value-type="float">
            <text:p>525.7079954</text:p>
          </table:table-cell>
          <table:table-cell office:value-type="float" office:value="1133149.05" calcext:value-type="float">
            <text:p>1133149.05</text:p>
          </table:table-cell>
          <table:table-cell office:value-type="float" office:value="15423.01667" calcext:value-type="float">
            <text:p>15423.01667</text:p>
          </table:table-cell>
          <table:table-cell office:value-type="float" office:value="16422.45" calcext:value-type="float">
            <text:p>16422.45</text:p>
          </table:table-cell>
          <table:table-cell office:value-type="float" office:value="15.47412296" calcext:value-type="float">
            <text:p>15.47412296</text:p>
          </table:table-cell>
          <table:table-cell office:value-type="float" office:value="0.268361582" calcext:value-type="float">
            <text:p>0.268361582</text:p>
          </table:table-cell>
          <table:table-cell office:value-type="float" office:value="5.7017987" calcext:value-type="float">
            <text:p>5.7017987</text:p>
          </table:table-cell>
          <table:table-cell office:value-type="float" office:value="23.75749458" calcext:value-type="float">
            <text:p>23.75749458</text:p>
          </table:table-cell>
          <table:table-cell office:value-type="float" office:value="12.16690159" calcext:value-type="float">
            <text:p>12.16690159</text:p>
          </table:table-cell>
          <table:table-cell office:value-type="float" office:value="0.344424" calcext:value-type="float">
            <text:p>0.344424</text:p>
          </table:table-cell>
          <table:table-cell office:value-type="float" office:value="53.1168694" calcext:value-type="float">
            <text:p>53.1168694</text:p>
          </table:table-cell>
          <table:table-cell office:value-type="float" office:value="81.35648755" calcext:value-type="float">
            <text:p>81.35648755</text:p>
          </table:table-cell>
          <table:table-cell office:value-type="float" office:value="0.07119958" calcext:value-type="float">
            <text:p>0.07119958</text:p>
          </table:table-cell>
          <table:table-cell office:value-type="float" office:value="24.17116311" calcext:value-type="float">
            <text:p>24.17116311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209" calcext:value-type="float">
            <text:p>209</text:p>
          </table:table-cell>
          <table:table-cell office:value-type="float" office:value="232490.2117" calcext:value-type="float">
            <text:p>232490.2117</text:p>
          </table:table-cell>
          <table:table-cell office:value-type="float" office:value="656.5218945" calcext:value-type="float">
            <text:p>656.5218945</text:p>
          </table:table-cell>
          <table:table-cell office:value-type="float" office:value="727.0352564" calcext:value-type="float">
            <text:p>727.0352564</text:p>
          </table:table-cell>
          <table:table-cell office:value-type="float" office:value="509.231746" calcext:value-type="float">
            <text:p>509.231746</text:p>
          </table:table-cell>
          <table:table-cell office:value-type="float" office:value="844849.8" calcext:value-type="float">
            <text:p>844849.8</text:p>
          </table:table-cell>
          <table:table-cell office:value-type="float" office:value="7419.75" calcext:value-type="float">
            <text:p>7419.75</text:p>
          </table:table-cell>
          <table:table-cell office:value-type="float" office:value="7822.683333" calcext:value-type="float">
            <text:p>7822.683333</text:p>
          </table:table-cell>
          <table:table-cell office:value-type="float" office:value="31.33396836" calcext:value-type="float">
            <text:p>31.33396836</text:p>
          </table:table-cell>
          <table:table-cell office:value-type="float" office:value="0.281124498" calcext:value-type="float">
            <text:p>0.281124498</text:p>
          </table:table-cell>
          <table:table-cell office:value-type="float" office:value="17.75935253" calcext:value-type="float">
            <text:p>17.75935253</text:p>
          </table:table-cell>
          <table:table-cell office:value-type="float" office:value="35.51870505" calcext:value-type="float">
            <text:p>35.51870505</text:p>
          </table:table-cell>
          <table:table-cell office:value-type="float" office:value="23.51712514" calcext:value-type="float">
            <text:p>23.51712514</text:p>
          </table:table-cell>
          <table:table-cell office:value-type="float" office:value="0.334289" calcext:value-type="float">
            <text:p>0.334289</text:p>
          </table:table-cell>
          <table:table-cell office:value-type="float" office:value="24.7968045" calcext:value-type="float">
            <text:p>24.7968045</text:p>
          </table:table-cell>
          <table:table-cell office:value-type="float" office:value="85.81033363" calcext:value-type="float">
            <text:p>85.81033363</text:p>
          </table:table-cell>
          <table:table-cell office:value-type="float" office:value="0.074870491" calcext:value-type="float">
            <text:p>0.074870491</text:p>
          </table:table-cell>
          <table:table-cell office:value-type="float" office:value="23.96173487" calcext:value-type="float">
            <text:p>23.96173487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4" calcext:value-type="float">
            <text:p>394</text:p>
          </table:table-cell>
          <table:table-cell office:value-type="float" office:value="231832.0631" calcext:value-type="float">
            <text:p>231832.0631</text:p>
          </table:table-cell>
          <table:table-cell office:value-type="float" office:value="923.6294087" calcext:value-type="float">
            <text:p>923.629408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68118" calcext:value-type="float">
            <text:p>1268118</text:p>
          </table:table-cell>
          <table:table-cell office:value-type="float" office:value="8906.5" calcext:value-type="float">
            <text:p>8906.5</text:p>
          </table:table-cell>
          <table:table-cell office:value-type="float" office:value="11741.83333" calcext:value-type="float">
            <text:p>11741.83333</text:p>
          </table:table-cell>
          <table:table-cell office:value-type="float" office:value="26.02953608" calcext:value-type="float">
            <text:p>26.02953608</text:p>
          </table:table-cell>
          <table:table-cell office:value-type="float" office:value="1.321138211" calcext:value-type="float">
            <text:p>1.321138211</text:p>
          </table:table-cell>
          <table:table-cell office:value-type="float" office:value="24.66426264" calcext:value-type="float">
            <text:p>24.66426264</text:p>
          </table:table-cell>
          <table:table-cell office:value-type="float" office:value="49.32852527" calcext:value-type="float">
            <text:p>49.32852527</text:p>
          </table:table-cell>
          <table:table-cell office:value-type="float" office:value="28.12400425" calcext:value-type="float">
            <text:p>28.12400425</text:p>
          </table:table-cell>
          <table:table-cell office:value-type="float" office:value="1.279279" calcext:value-type="float">
            <text:p>1.279279</text:p>
          </table:table-cell>
          <table:table-cell office:value-type="float" office:value="113.931948" calcext:value-type="float">
            <text:p>113.931948</text:p>
          </table:table-cell>
          <table:table-cell office:value-type="float" office:value="71.90108514" calcext:value-type="float">
            <text:p>71.90108514</text:p>
          </table:table-cell>
          <table:table-cell office:value-type="float" office:value="2.369072619" calcext:value-type="float">
            <text:p>2.369072619</text:p>
          </table:table-cell>
          <table:table-cell office:value-type="float" office:value="28.85735145" calcext:value-type="float">
            <text:p>28.85735145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105" calcext:value-type="float">
            <text:p>105</text:p>
          </table:table-cell>
          <table:table-cell office:value-type="float" office:value="228512.4487" calcext:value-type="float">
            <text:p>228512.4487</text:p>
          </table:table-cell>
          <table:table-cell office:value-type="float" office:value="711.1371852" calcext:value-type="float">
            <text:p>711.1371852</text:p>
          </table:table-cell>
          <table:table-cell office:value-type="float" office:value="539.6564103" calcext:value-type="float">
            <text:p>539.6564103</text:p>
          </table:table-cell>
          <table:table-cell office:value-type="float" office:value="368.0503175" calcext:value-type="float">
            <text:p>368.0503175</text:p>
          </table:table-cell>
          <table:table-cell office:value-type="float" office:value="871382.6" calcext:value-type="float">
            <text:p>871382.6</text:p>
          </table:table-cell>
          <table:table-cell office:value-type="float" office:value="12304.03333" calcext:value-type="float">
            <text:p>12304.03333</text:p>
          </table:table-cell>
          <table:table-cell office:value-type="float" office:value="12628.73333" calcext:value-type="float">
            <text:p>12628.73333</text:p>
          </table:table-cell>
          <table:table-cell office:value-type="float" office:value="18.5721578" calcext:value-type="float">
            <text:p>18.5721578</text:p>
          </table:table-cell>
          <table:table-cell office:value-type="float" office:value="0.152017689" calcext:value-type="float">
            <text:p>0.152017689</text:p>
          </table:table-cell>
          <table:table-cell office:value-type="float" office:value="5.640515301" calcext:value-type="float">
            <text:p>5.640515301</text:p>
          </table:table-cell>
          <table:table-cell office:value-type="float" office:value="23.50214709" calcext:value-type="float">
            <text:p>23.50214709</text:p>
          </table:table-cell>
          <table:table-cell office:value-type="float" office:value="10.29755663" calcext:value-type="float">
            <text:p>10.29755663</text:p>
          </table:table-cell>
          <table:table-cell office:value-type="float" office:value="0.184441" calcext:value-type="float">
            <text:p>0.184441</text:p>
          </table:table-cell>
          <table:table-cell office:value-type="float" office:value="22.68863747" calcext:value-type="float">
            <text:p>22.68863747</text:p>
          </table:table-cell>
          <table:table-cell office:value-type="float" office:value="63.70128671" calcext:value-type="float">
            <text:p>63.70128671</text:p>
          </table:table-cell>
          <table:table-cell office:value-type="float" office:value="0.12191798" calcext:value-type="float">
            <text:p>0.12191798</text:p>
          </table:table-cell>
          <table:table-cell office:value-type="float" office:value="19.3664208" calcext:value-type="float">
            <text:p>19.3664208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05" calcext:value-type="float">
            <text:p>105</text:p>
          </table:table-cell>
          <table:table-cell office:value-type="float" office:value="227354.6116" calcext:value-type="float">
            <text:p>227354.6116</text:p>
          </table:table-cell>
          <table:table-cell office:value-type="float" office:value="685.8545544" calcext:value-type="float">
            <text:p>685.8545544</text:p>
          </table:table-cell>
          <table:table-cell office:value-type="float" office:value="551.3318878" calcext:value-type="float">
            <text:p>551.3318878</text:p>
          </table:table-cell>
          <table:table-cell office:value-type="float" office:value="427.9977469" calcext:value-type="float">
            <text:p>427.9977469</text:p>
          </table:table-cell>
          <table:table-cell office:value-type="float" office:value="873376.7" calcext:value-type="float">
            <text:p>873376.7</text:p>
          </table:table-cell>
          <table:table-cell office:value-type="float" office:value="12332.93333" calcext:value-type="float">
            <text:p>12332.93333</text:p>
          </table:table-cell>
          <table:table-cell office:value-type="float" office:value="12657.63333" calcext:value-type="float">
            <text:p>12657.63333</text:p>
          </table:table-cell>
          <table:table-cell office:value-type="float" office:value="18.43475558" calcext:value-type="float">
            <text:p>18.43475558</text:p>
          </table:table-cell>
          <table:table-cell office:value-type="float" office:value="0.027685493" calcext:value-type="float">
            <text:p>0.027685493</text:p>
          </table:table-cell>
          <table:table-cell office:value-type="float" office:value="6.957008487" calcext:value-type="float">
            <text:p>6.957008487</text:p>
          </table:table-cell>
          <table:table-cell office:value-type="float" office:value="28.98753536" calcext:value-type="float">
            <text:p>28.98753536</text:p>
          </table:table-cell>
          <table:table-cell office:value-type="float" office:value="16.19662857" calcext:value-type="float">
            <text:p>16.19662857</text:p>
          </table:table-cell>
          <table:table-cell office:value-type="float" office:value="0.036182" calcext:value-type="float">
            <text:p>0.036182</text:p>
          </table:table-cell>
          <table:table-cell office:value-type="float" office:value="4.452188933" calcext:value-type="float">
            <text:p>4.452188933</text:p>
          </table:table-cell>
          <table:table-cell office:value-type="float" office:value="76.65489642" calcext:value-type="float">
            <text:p>76.65489642</text:p>
          </table:table-cell>
          <table:table-cell office:value-type="float" office:value="0.118872752" calcext:value-type="float">
            <text:p>0.118872752</text:p>
          </table:table-cell>
          <table:table-cell office:value-type="float" office:value="17.77468476" calcext:value-type="float">
            <text:p>17.77468476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41" calcext:value-type="float">
            <text:p>241</text:p>
          </table:table-cell>
          <table:table-cell office:value-type="float" office:value="223980.9633" calcext:value-type="float">
            <text:p>223980.9633</text:p>
          </table:table-cell>
          <table:table-cell office:value-type="float" office:value="892.3248008" calcext:value-type="float">
            <text:p>892.324800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23511.6" calcext:value-type="float">
            <text:p>923511.6</text:p>
          </table:table-cell>
          <table:table-cell office:value-type="float" office:value="5342.883333" calcext:value-type="float">
            <text:p>5342.883333</text:p>
          </table:table-cell>
          <table:table-cell office:value-type="float" office:value="8551.033333" calcext:value-type="float">
            <text:p>8551.033333</text:p>
          </table:table-cell>
          <table:table-cell office:value-type="float" office:value="41.92136517" calcext:value-type="float">
            <text:p>41.92136517</text:p>
          </table:table-cell>
          <table:table-cell office:value-type="float" office:value="4.444444444" calcext:value-type="float">
            <text:p>4.444444444</text:p>
          </table:table-cell>
          <table:table-cell office:value-type="float" office:value="23.27546728" calcext:value-type="float">
            <text:p>23.27546728</text:p>
          </table:table-cell>
          <table:table-cell office:value-type="float" office:value="46.55093455" calcext:value-type="float">
            <text:p>46.55093455</text:p>
          </table:table-cell>
          <table:table-cell office:value-type="float" office:value="35.58941983" calcext:value-type="float">
            <text:p>35.58941983</text:p>
          </table:table-cell>
          <table:table-cell office:value-type="float" office:value="6.147937" calcext:value-type="float">
            <text:p>6.147937</text:p>
          </table:table-cell>
          <table:table-cell office:value-type="float" office:value="328.4751245" calcext:value-type="float">
            <text:p>328.4751245</text:p>
          </table:table-cell>
          <table:table-cell office:value-type="float" office:value="78.35528159" calcext:value-type="float">
            <text:p>78.35528159</text:p>
          </table:table-cell>
          <table:table-cell office:value-type="float" office:value="1.714485138" calcext:value-type="float">
            <text:p>1.714485138</text:p>
          </table:table-cell>
          <table:table-cell office:value-type="float" office:value="19.08071034" calcext:value-type="float">
            <text:p>19.08071034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87" calcext:value-type="float">
            <text:p>187</text:p>
          </table:table-cell>
          <table:table-cell office:value-type="float" office:value="223319.3357" calcext:value-type="float">
            <text:p>223319.3357</text:p>
          </table:table-cell>
          <table:table-cell office:value-type="float" office:value="713.4590934" calcext:value-type="float">
            <text:p>713.4590934</text:p>
          </table:table-cell>
          <table:table-cell office:value-type="float" office:value="443.3308972" calcext:value-type="float">
            <text:p>443.3308972</text:p>
          </table:table-cell>
          <table:table-cell office:value-type="float" office:value="341.7402668" calcext:value-type="float">
            <text:p>341.7402668</text:p>
          </table:table-cell>
          <table:table-cell office:value-type="float" office:value="948493.55" calcext:value-type="float">
            <text:p>948493.55</text:p>
          </table:table-cell>
          <table:table-cell office:value-type="float" office:value="13028.16667" calcext:value-type="float">
            <text:p>13028.16667</text:p>
          </table:table-cell>
          <table:table-cell office:value-type="float" office:value="13746.28333" calcext:value-type="float">
            <text:p>13746.28333</text:p>
          </table:table-cell>
          <table:table-cell office:value-type="float" office:value="17.14127101" calcext:value-type="float">
            <text:p>17.14127101</text:p>
          </table:table-cell>
          <table:table-cell office:value-type="float" office:value="0.126779793" calcext:value-type="float">
            <text:p>0.126779793</text:p>
          </table:table-cell>
          <table:table-cell office:value-type="float" office:value="6.870786356" calcext:value-type="float">
            <text:p>6.870786356</text:p>
          </table:table-cell>
          <table:table-cell office:value-type="float" office:value="28.62827648" calcext:value-type="float">
            <text:p>28.62827648</text:p>
          </table:table-cell>
          <table:table-cell office:value-type="float" office:value="16.9912974" calcext:value-type="float">
            <text:p>16.9912974</text:p>
          </table:table-cell>
          <table:table-cell office:value-type="float" office:value="0.160194" calcext:value-type="float">
            <text:p>0.160194</text:p>
          </table:table-cell>
          <table:table-cell office:value-type="float" office:value="20.85809483" calcext:value-type="float">
            <text:p>20.85809483</text:p>
          </table:table-cell>
          <table:table-cell office:value-type="float" office:value="89.18625351" calcext:value-type="float">
            <text:p>89.18625351</text:p>
          </table:table-cell>
          <table:table-cell office:value-type="float" office:value="0.610931486" calcext:value-type="float">
            <text:p>0.610931486</text:p>
          </table:table-cell>
          <table:table-cell office:value-type="float" office:value="24.14284876" calcext:value-type="float">
            <text:p>24.14284876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354" calcext:value-type="float">
            <text:p>354</text:p>
          </table:table-cell>
          <table:table-cell office:value-type="float" office:value="222367.7311" calcext:value-type="float">
            <text:p>222367.7311</text:p>
          </table:table-cell>
          <table:table-cell office:value-type="float" office:value="891.1314503" calcext:value-type="float">
            <text:p>891.131450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58884.4" calcext:value-type="float">
            <text:p>858884.4</text:p>
          </table:table-cell>
          <table:table-cell office:value-type="float" office:value="5330.033333" calcext:value-type="float">
            <text:p>5330.033333</text:p>
          </table:table-cell>
          <table:table-cell office:value-type="float" office:value="7952.633333" calcext:value-type="float">
            <text:p>7952.633333</text:p>
          </table:table-cell>
          <table:table-cell office:value-type="float" office:value="41.71976369" calcext:value-type="float">
            <text:p>41.71976369</text:p>
          </table:table-cell>
          <table:table-cell office:value-type="float" office:value="45.37037037" calcext:value-type="float">
            <text:p>45.37037037</text:p>
          </table:table-cell>
          <table:table-cell office:value-type="float" office:value="46.72891989" calcext:value-type="float">
            <text:p>46.72891989</text:p>
          </table:table-cell>
          <table:table-cell office:value-type="float" office:value="93.45783978" calcext:value-type="float">
            <text:p>93.45783978</text:p>
          </table:table-cell>
          <table:table-cell office:value-type="float" office:value="71.75514048" calcext:value-type="float">
            <text:p>71.75514048</text:p>
          </table:table-cell>
          <table:table-cell office:value-type="float" office:value="44.756416" calcext:value-type="float">
            <text:p>44.756416</text:p>
          </table:table-cell>
          <table:table-cell office:value-type="float" office:value="2385.531039" calcext:value-type="float">
            <text:p>2385.531039</text:p>
          </table:table-cell>
          <table:table-cell office:value-type="float" office:value="83.24553702" calcext:value-type="float">
            <text:p>83.24553702</text:p>
          </table:table-cell>
          <table:table-cell office:value-type="float" office:value="1.671171292" calcext:value-type="float">
            <text:p>1.671171292</text:p>
          </table:table-cell>
          <table:table-cell office:value-type="float" office:value="41.7535623" calcext:value-type="float">
            <text:p>41.7535623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745/746</text:p>
          </table:table-cell>
          <table:table-cell office:value-type="float" office:value="219660.455" calcext:value-type="float">
            <text:p>219660.455</text:p>
          </table:table-cell>
          <table:table-cell office:value-type="float" office:value="795.3356222" calcext:value-type="float">
            <text:p>795.3356222</text:p>
          </table:table-cell>
          <table:table-cell office:value-type="float" office:value="196.4326988" calcext:value-type="float">
            <text:p>196.4326988</text:p>
          </table:table-cell>
          <table:table-cell office:value-type="float" office:value="176.7043941" calcext:value-type="float">
            <text:p>176.7043941</text:p>
          </table:table-cell>
          <table:table-cell office:value-type="float" office:value="941555.6" calcext:value-type="float">
            <text:p>941555.6</text:p>
          </table:table-cell>
          <table:table-cell office:value-type="float" office:value="11712.03333" calcext:value-type="float">
            <text:p>11712.03333</text:p>
          </table:table-cell>
          <table:table-cell office:value-type="float" office:value="13645.73333" calcext:value-type="float">
            <text:p>13645.73333</text:p>
          </table:table-cell>
          <table:table-cell office:value-type="float" office:value="18.75510842" calcext:value-type="float">
            <text:p>18.75510842</text:p>
          </table:table-cell>
          <table:table-cell office:value-type="float" office:value="0.450102881" calcext:value-type="float">
            <text:p>0.450102881</text:p>
          </table:table-cell>
          <table:table-cell office:value-type="float" office:value="8.048344693" calcext:value-type="float">
            <text:p>8.048344693</text:p>
          </table:table-cell>
          <table:table-cell office:value-type="float" office:value="33.53476955" calcext:value-type="float">
            <text:p>33.53476955</text:p>
          </table:table-cell>
          <table:table-cell office:value-type="float" office:value="21.93277758" calcext:value-type="float">
            <text:p>21.93277758</text:p>
          </table:table-cell>
          <table:table-cell office:value-type="float" office:value="0.550568" calcext:value-type="float">
            <text:p>0.550568</text:p>
          </table:table-cell>
          <table:table-cell office:value-type="float" office:value="64.4747435" calcext:value-type="float">
            <text:p>64.4747435</text:p>
          </table:table-cell>
          <table:table-cell office:value-type="float" office:value="81.77665623" calcext:value-type="float">
            <text:p>81.77665623</text:p>
          </table:table-cell>
          <table:table-cell office:value-type="float" office:value="2.882946219" calcext:value-type="float">
            <text:p>2.882946219</text:p>
          </table:table-cell>
          <table:table-cell office:value-type="float" office:value="29.89960274" calcext:value-type="float">
            <text:p>29.89960274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191" calcext:value-type="float">
            <text:p>191</text:p>
          </table:table-cell>
          <table:table-cell office:value-type="float" office:value="215901.3603" calcext:value-type="float">
            <text:p>215901.3603</text:p>
          </table:table-cell>
          <table:table-cell office:value-type="float" office:value="703.5730889" calcext:value-type="float">
            <text:p>703.5730889</text:p>
          </table:table-cell>
          <table:table-cell office:value-type="float" office:value="408.4643315" calcext:value-type="float">
            <text:p>408.4643315</text:p>
          </table:table-cell>
          <table:table-cell office:value-type="float" office:value="299.432381" calcext:value-type="float">
            <text:p>299.432381</text:p>
          </table:table-cell>
          <table:table-cell office:value-type="float" office:value="1197450" calcext:value-type="float">
            <text:p>1197450</text:p>
          </table:table-cell>
          <table:table-cell office:value-type="float" office:value="10835.58333" calcext:value-type="float">
            <text:p>10835.58333</text:p>
          </table:table-cell>
          <table:table-cell office:value-type="float" office:value="11087.5" calcext:value-type="float">
            <text:p>11087.5</text:p>
          </table:table-cell>
          <table:table-cell office:value-type="float" office:value="19.92521802" calcext:value-type="float">
            <text:p>19.92521802</text:p>
          </table:table-cell>
          <table:table-cell office:value-type="float" office:value="0.118800119" calcext:value-type="float">
            <text:p>0.118800119</text:p>
          </table:table-cell>
          <table:table-cell office:value-type="float" office:value="7.251495168" calcext:value-type="float">
            <text:p>7.251495168</text:p>
          </table:table-cell>
          <table:table-cell office:value-type="float" office:value="14.50299034" calcext:value-type="float">
            <text:p>14.50299034</text:p>
          </table:table-cell>
          <table:table-cell office:value-type="float" office:value="7.267865971" calcext:value-type="float">
            <text:p>7.267865971</text:p>
          </table:table-cell>
          <table:table-cell office:value-type="float" office:value="0.149962" calcext:value-type="float">
            <text:p>0.149962</text:p>
          </table:table-cell>
          <table:table-cell office:value-type="float" office:value="16.24253942" calcext:value-type="float">
            <text:p>16.24253942</text:p>
          </table:table-cell>
          <table:table-cell office:value-type="float" office:value="91.01741522" calcext:value-type="float">
            <text:p>91.01741522</text:p>
          </table:table-cell>
          <table:table-cell office:value-type="float" office:value="0.037575349" calcext:value-type="float">
            <text:p>0.037575349</text:p>
          </table:table-cell>
          <table:table-cell office:value-type="float" office:value="20.68015398" calcext:value-type="float">
            <text:p>20.68015398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354" calcext:value-type="float">
            <text:p>354</text:p>
          </table:table-cell>
          <table:table-cell office:value-type="float" office:value="209411.6961" calcext:value-type="float">
            <text:p>209411.6961</text:p>
          </table:table-cell>
          <table:table-cell office:value-type="float" office:value="837.6467845" calcext:value-type="float">
            <text:p>837.646784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56832.4" calcext:value-type="float">
            <text:p>856832.4</text:p>
          </table:table-cell>
          <table:table-cell office:value-type="float" office:value="5296.433333" calcext:value-type="float">
            <text:p>5296.433333</text:p>
          </table:table-cell>
          <table:table-cell office:value-type="float" office:value="7933.633333" calcext:value-type="float">
            <text:p>7933.633333</text:p>
          </table:table-cell>
          <table:table-cell office:value-type="float" office:value="39.53824828" calcext:value-type="float">
            <text:p>39.53824828</text:p>
          </table:table-cell>
          <table:table-cell office:value-type="float" office:value="35.08371385" calcext:value-type="float">
            <text:p>35.08371385</text:p>
          </table:table-cell>
          <table:table-cell office:value-type="float" office:value="47.82007101" calcext:value-type="float">
            <text:p>47.82007101</text:p>
          </table:table-cell>
          <table:table-cell office:value-type="float" office:value="95.64014203" calcext:value-type="float">
            <text:p>95.64014203</text:p>
          </table:table-cell>
          <table:table-cell office:value-type="float" office:value="70.31993882" calcext:value-type="float">
            <text:p>70.31993882</text:p>
          </table:table-cell>
          <table:table-cell office:value-type="float" office:value="36.955432" calcext:value-type="float">
            <text:p>36.955432</text:p>
          </table:table-cell>
          <table:table-cell office:value-type="float" office:value="1957.318124" calcext:value-type="float">
            <text:p>1957.318124</text:p>
          </table:table-cell>
          <table:table-cell office:value-type="float" office:value="85.65204763" calcext:value-type="float">
            <text:p>85.65204763</text:p>
          </table:table-cell>
          <table:table-cell office:value-type="float" office:value="1.996744438" calcext:value-type="float">
            <text:p>1.996744438</text:p>
          </table:table-cell>
          <table:table-cell office:value-type="float" office:value="41.77769161" calcext:value-type="float">
            <text:p>41.77769161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371" calcext:value-type="float">
            <text:p>371</text:p>
          </table:table-cell>
          <table:table-cell office:value-type="float" office:value="202873.025" calcext:value-type="float">
            <text:p>202873.025</text:p>
          </table:table-cell>
          <table:table-cell office:value-type="float" office:value="669.511906" calcext:value-type="float">
            <text:p>669.511906</text:p>
          </table:table-cell>
          <table:table-cell office:value-type="float" office:value="358.8585451" calcext:value-type="float">
            <text:p>358.8585451</text:p>
          </table:table-cell>
          <table:table-cell office:value-type="float" office:value="272.2937064" calcext:value-type="float">
            <text:p>272.2937064</text:p>
          </table:table-cell>
          <table:table-cell office:value-type="float" office:value="565875.9" calcext:value-type="float">
            <text:p>565875.9</text:p>
          </table:table-cell>
          <table:table-cell office:value-type="float" office:value="7477.766667" calcext:value-type="float">
            <text:p>7477.766667</text:p>
          </table:table-cell>
          <table:table-cell office:value-type="float" office:value="8201.1" calcext:value-type="float">
            <text:p>8201.1</text:p>
          </table:table-cell>
          <table:table-cell office:value-type="float" office:value="27.13016253" calcext:value-type="float">
            <text:p>27.13016253</text:p>
          </table:table-cell>
          <table:table-cell office:value-type="float" office:value="0.556668893" calcext:value-type="float">
            <text:p>0.556668893</text:p>
          </table:table-cell>
          <table:table-cell office:value-type="float" office:value="9.985866874" calcext:value-type="float">
            <text:p>9.985866874</text:p>
          </table:table-cell>
          <table:table-cell office:value-type="float" office:value="41.60777864" calcext:value-type="float">
            <text:p>41.60777864</text:p>
          </table:table-cell>
          <table:table-cell office:value-type="float" office:value="22.88445919" calcext:value-type="float">
            <text:p>22.88445919</text:p>
          </table:table-cell>
          <table:table-cell office:value-type="float" office:value="0.630129" calcext:value-type="float">
            <text:p>0.630129</text:p>
          </table:table-cell>
          <table:table-cell office:value-type="float" office:value="47.11740777" calcext:value-type="float">
            <text:p>47.11740777</text:p>
          </table:table-cell>
          <table:table-cell office:value-type="float" office:value="79.79369742" calcext:value-type="float">
            <text:p>79.79369742</text:p>
          </table:table-cell>
          <table:table-cell office:value-type="float" office:value="0.034715164" calcext:value-type="float">
            <text:p>0.034715164</text:p>
          </table:table-cell>
          <table:table-cell office:value-type="float" office:value="21.88713455" calcext:value-type="float">
            <text:p>21.88713455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91" calcext:value-type="float">
            <text:p>191</text:p>
          </table:table-cell>
          <table:table-cell office:value-type="float" office:value="202640.9501" calcext:value-type="float">
            <text:p>202640.9501</text:p>
          </table:table-cell>
          <table:table-cell office:value-type="float" office:value="640.5618642" calcext:value-type="float">
            <text:p>640.5618642</text:p>
          </table:table-cell>
          <table:table-cell office:value-type="float" office:value="410.560248" calcext:value-type="float">
            <text:p>410.560248</text:p>
          </table:table-cell>
          <table:table-cell office:value-type="float" office:value="330.8191815" calcext:value-type="float">
            <text:p>330.8191815</text:p>
          </table:table-cell>
          <table:table-cell office:value-type="float" office:value="1071518.4" calcext:value-type="float">
            <text:p>1071518.4</text:p>
          </table:table-cell>
          <table:table-cell office:value-type="float" office:value="9638.5" calcext:value-type="float">
            <text:p>9638.5</text:p>
          </table:table-cell>
          <table:table-cell office:value-type="float" office:value="9921.466667" calcext:value-type="float">
            <text:p>9921.466667</text:p>
          </table:table-cell>
          <table:table-cell office:value-type="float" office:value="21.02411683" calcext:value-type="float">
            <text:p>21.02411683</text:p>
          </table:table-cell>
          <table:table-cell office:value-type="float" office:value="0.044603033" calcext:value-type="float">
            <text:p>0.044603033</text:p>
          </table:table-cell>
          <table:table-cell office:value-type="float" office:value="9.14024429" calcext:value-type="float">
            <text:p>9.14024429</text:p>
          </table:table-cell>
          <table:table-cell office:value-type="float" office:value="18.27523226" calcext:value-type="float">
            <text:p>18.27523226</text:p>
          </table:table-cell>
          <table:table-cell office:value-type="float" office:value="10.8790081" calcext:value-type="float">
            <text:p>10.8790081</text:p>
          </table:table-cell>
          <table:table-cell office:value-type="float" office:value="0.058108" calcext:value-type="float">
            <text:p>0.058108</text:p>
          </table:table-cell>
          <table:table-cell office:value-type="float" office:value="5.5999685" calcext:value-type="float">
            <text:p>5.5999685</text:p>
          </table:table-cell>
          <table:table-cell office:value-type="float" office:value="88.27217326" calcext:value-type="float">
            <text:p>88.27217326</text:p>
          </table:table-cell>
          <table:table-cell office:value-type="float" office:value="0.128886741" calcext:value-type="float">
            <text:p>0.128886741</text:p>
          </table:table-cell>
          <table:table-cell office:value-type="float" office:value="23.67681375" calcext:value-type="float">
            <text:p>23.67681375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329" calcext:value-type="float">
            <text:p>329</text:p>
          </table:table-cell>
          <table:table-cell office:value-type="float" office:value="201236.075" calcext:value-type="float">
            <text:p>201236.075</text:p>
          </table:table-cell>
          <table:table-cell office:value-type="float" office:value="692.1439649" calcext:value-type="float">
            <text:p>692.1439649</text:p>
          </table:table-cell>
          <table:table-cell office:value-type="float" office:value="550.9082265" calcext:value-type="float">
            <text:p>550.9082265</text:p>
          </table:table-cell>
          <table:table-cell office:value-type="string" calcext:value-type="string">
            <text:p>NULL</text:p>
          </table:table-cell>
          <table:table-cell office:value-type="float" office:value="369579.6" calcext:value-type="float">
            <text:p>369579.6</text:p>
          </table:table-cell>
          <table:table-cell office:value-type="float" office:value="3270.066667" calcext:value-type="float">
            <text:p>3270.066667</text:p>
          </table:table-cell>
          <table:table-cell office:value-type="float" office:value="3422.033333" calcext:value-type="float">
            <text:p>3422.033333</text:p>
          </table:table-cell>
          <table:table-cell office:value-type="float" office:value="61.53882949" calcext:value-type="float">
            <text:p>61.53882949</text:p>
          </table:table-cell>
          <table:table-cell office:value-type="float" office:value="3.19284802" calcext:value-type="float">
            <text:p>3.19284802</text:p>
          </table:table-cell>
          <table:table-cell office:value-type="float" office:value="24.7823358" calcext:value-type="float">
            <text:p>24.7823358</text:p>
          </table:table-cell>
          <table:table-cell office:value-type="float" office:value="49.56467159" calcext:value-type="float">
            <text:p>49.56467159</text:p>
          </table:table-cell>
          <table:table-cell office:value-type="float" office:value="29.21686838" calcext:value-type="float">
            <text:p>29.21686838</text:p>
          </table:table-cell>
          <table:table-cell office:value-type="float" office:value="3.897029" calcext:value-type="float">
            <text:p>3.897029</text:p>
          </table:table-cell>
          <table:table-cell office:value-type="float" office:value="127.434498" calcext:value-type="float">
            <text:p>127.434498</text:p>
          </table:table-cell>
          <table:table-cell office:value-type="float" office:value="84.66127535" calcext:value-type="float">
            <text:p>84.66127535</text:p>
          </table:table-cell>
          <table:table-cell office:value-type="float" office:value="0.003839125" calcext:value-type="float">
            <text:p>0.003839125</text:p>
          </table:table-cell>
          <table:table-cell office:value-type="float" office:value="21.71782668" calcext:value-type="float">
            <text:p>21.71782668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string" calcext:value-type="string">
            <text:p>745/746</text:p>
          </table:table-cell>
          <table:table-cell office:value-type="float" office:value="199673.3607" calcext:value-type="float">
            <text:p>199673.3607</text:p>
          </table:table-cell>
          <table:table-cell office:value-type="float" office:value="721.3842123" calcext:value-type="float">
            <text:p>721.3842123</text:p>
          </table:table-cell>
          <table:table-cell office:value-type="float" office:value="181.669178" calcext:value-type="float">
            <text:p>181.669178</text:p>
          </table:table-cell>
          <table:table-cell office:value-type="float" office:value="154.5168393" calcext:value-type="float">
            <text:p>154.5168393</text:p>
          </table:table-cell>
          <table:table-cell office:value-type="float" office:value="903341.1" calcext:value-type="float">
            <text:p>903341.1</text:p>
          </table:table-cell>
          <table:table-cell office:value-type="float" office:value="11444.46667" calcext:value-type="float">
            <text:p>11444.46667</text:p>
          </table:table-cell>
          <table:table-cell office:value-type="float" office:value="13091.9" calcext:value-type="float">
            <text:p>13091.9</text:p>
          </table:table-cell>
          <table:table-cell office:value-type="float" office:value="17.44715298" calcext:value-type="float">
            <text:p>17.44715298</text:p>
          </table:table-cell>
          <table:table-cell office:value-type="float" office:value="0.314754098" calcext:value-type="float">
            <text:p>0.314754098</text:p>
          </table:table-cell>
          <table:table-cell office:value-type="float" office:value="6.741108371" calcext:value-type="float">
            <text:p>6.741108371</text:p>
          </table:table-cell>
          <table:table-cell office:value-type="float" office:value="28.08795155" calcext:value-type="float">
            <text:p>28.08795155</text:p>
          </table:table-cell>
          <table:table-cell office:value-type="float" office:value="16.21874961" calcext:value-type="float">
            <text:p>16.21874961</text:p>
          </table:table-cell>
          <table:table-cell office:value-type="float" office:value="0.344658" calcext:value-type="float">
            <text:p>0.344658</text:p>
          </table:table-cell>
          <table:table-cell office:value-type="float" office:value="39.43763213" calcext:value-type="float">
            <text:p>39.43763213</text:p>
          </table:table-cell>
          <table:table-cell office:value-type="float" office:value="76.99373421" calcext:value-type="float">
            <text:p>76.99373421</text:p>
          </table:table-cell>
          <table:table-cell office:value-type="float" office:value="1.559721225" calcext:value-type="float">
            <text:p>1.559721225</text:p>
          </table:table-cell>
          <table:table-cell office:value-type="float" office:value="31.22889205" calcext:value-type="float">
            <text:p>31.22889205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395" calcext:value-type="float">
            <text:p>395</text:p>
          </table:table-cell>
          <table:table-cell office:value-type="float" office:value="199283.4959" calcext:value-type="float">
            <text:p>199283.4959</text:p>
          </table:table-cell>
          <table:table-cell office:value-type="float" office:value="799.100385" calcext:value-type="float">
            <text:p>799.10038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71641.2" calcext:value-type="float">
            <text:p>671641.2</text:p>
          </table:table-cell>
          <table:table-cell office:value-type="float" office:value="4575.366667" calcext:value-type="float">
            <text:p>4575.366667</text:p>
          </table:table-cell>
          <table:table-cell office:value-type="float" office:value="6218.9" calcext:value-type="float">
            <text:p>6218.9</text:p>
          </table:table-cell>
          <table:table-cell office:value-type="float" office:value="43.55574326" calcext:value-type="float">
            <text:p>43.55574326</text:p>
          </table:table-cell>
          <table:table-cell office:value-type="float" office:value="7.407407407" calcext:value-type="float">
            <text:p>7.407407407</text:p>
          </table:table-cell>
          <table:table-cell office:value-type="float" office:value="27.5216488" calcext:value-type="float">
            <text:p>27.5216488</text:p>
          </table:table-cell>
          <table:table-cell office:value-type="float" office:value="55.04329761" calcext:value-type="float">
            <text:p>55.04329761</text:p>
          </table:table-cell>
          <table:table-cell office:value-type="float" office:value="26.80584232" calcext:value-type="float">
            <text:p>26.80584232</text:p>
          </table:table-cell>
          <table:table-cell office:value-type="float" office:value="7.288208" calcext:value-type="float">
            <text:p>7.288208</text:p>
          </table:table-cell>
          <table:table-cell office:value-type="float" office:value="333.4618734" calcext:value-type="float">
            <text:p>333.4618734</text:p>
          </table:table-cell>
          <table:table-cell office:value-type="float" office:value="75.6375049" calcext:value-type="float">
            <text:p>75.6375049</text:p>
          </table:table-cell>
          <table:table-cell office:value-type="float" office:value="3.233443498" calcext:value-type="float">
            <text:p>3.233443498</text:p>
          </table:table-cell>
          <table:table-cell office:value-type="float" office:value="27.55018855" calcext:value-type="float">
            <text:p>27.55018855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86" calcext:value-type="float">
            <text:p>186</text:p>
          </table:table-cell>
          <table:table-cell office:value-type="float" office:value="195331.0284" calcext:value-type="float">
            <text:p>195331.0284</text:p>
          </table:table-cell>
          <table:table-cell office:value-type="float" office:value="609.2707465" calcext:value-type="float">
            <text:p>609.2707465</text:p>
          </table:table-cell>
          <table:table-cell office:value-type="float" office:value="424.8442501" calcext:value-type="float">
            <text:p>424.8442501</text:p>
          </table:table-cell>
          <table:table-cell office:value-type="float" office:value="327.6156451" calcext:value-type="float">
            <text:p>327.6156451</text:p>
          </table:table-cell>
          <table:table-cell office:value-type="float" office:value="845912.4" calcext:value-type="float">
            <text:p>845912.4</text:p>
          </table:table-cell>
          <table:table-cell office:value-type="float" office:value="11629.38333" calcext:value-type="float">
            <text:p>11629.38333</text:p>
          </table:table-cell>
          <table:table-cell office:value-type="float" office:value="12259.6" calcext:value-type="float">
            <text:p>12259.6</text:p>
          </table:table-cell>
          <table:table-cell office:value-type="float" office:value="16.79633587" calcext:value-type="float">
            <text:p>16.79633587</text:p>
          </table:table-cell>
          <table:table-cell office:value-type="float" office:value="0.716145833" calcext:value-type="float">
            <text:p>0.716145833</text:p>
          </table:table-cell>
          <table:table-cell office:value-type="float" office:value="7.843211166" calcext:value-type="float">
            <text:p>7.843211166</text:p>
          </table:table-cell>
          <table:table-cell office:value-type="float" office:value="32.68004652" calcext:value-type="float">
            <text:p>32.68004652</text:p>
          </table:table-cell>
          <table:table-cell office:value-type="float" office:value="18.47271469" calcext:value-type="float">
            <text:p>18.47271469</text:p>
          </table:table-cell>
          <table:table-cell office:value-type="float" office:value="0.890649" calcext:value-type="float">
            <text:p>0.890649</text:p>
          </table:table-cell>
          <table:table-cell office:value-type="float" office:value="103.571288" calcext:value-type="float">
            <text:p>103.571288</text:p>
          </table:table-cell>
          <table:table-cell office:value-type="float" office:value="89.89895687" calcext:value-type="float">
            <text:p>89.89895687</text:p>
          </table:table-cell>
          <table:table-cell office:value-type="float" office:value="0.189453742" calcext:value-type="float">
            <text:p>0.189453742</text:p>
          </table:table-cell>
          <table:table-cell office:value-type="float" office:value="24.25197687" calcext:value-type="float">
            <text:p>24.25197687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372" calcext:value-type="float">
            <text:p>372</text:p>
          </table:table-cell>
          <table:table-cell office:value-type="float" office:value="194002.1043" calcext:value-type="float">
            <text:p>194002.1043</text:p>
          </table:table-cell>
          <table:table-cell office:value-type="float" office:value="620.1072998" calcext:value-type="float">
            <text:p>620.1072998</text:p>
          </table:table-cell>
          <table:table-cell office:value-type="float" office:value="359.6729576" calcext:value-type="float">
            <text:p>359.6729576</text:p>
          </table:table-cell>
          <table:table-cell office:value-type="float" office:value="328.0741998" calcext:value-type="float">
            <text:p>328.0741998</text:p>
          </table:table-cell>
          <table:table-cell office:value-type="float" office:value="1050052.35" calcext:value-type="float">
            <text:p>1050052.35</text:p>
          </table:table-cell>
          <table:table-cell office:value-type="float" office:value="14517.15" calcext:value-type="float">
            <text:p>14517.15</text:p>
          </table:table-cell>
          <table:table-cell office:value-type="float" office:value="15218.15" calcext:value-type="float">
            <text:p>15218.15</text:p>
          </table:table-cell>
          <table:table-cell office:value-type="float" office:value="13.3636495" calcext:value-type="float">
            <text:p>13.3636495</text:p>
          </table:table-cell>
          <table:table-cell office:value-type="float" office:value="0.140977444" calcext:value-type="float">
            <text:p>0.140977444</text:p>
          </table:table-cell>
          <table:table-cell office:value-type="float" office:value="6.383849817" calcext:value-type="float">
            <text:p>6.383849817</text:p>
          </table:table-cell>
          <table:table-cell office:value-type="float" office:value="26.59937424" calcext:value-type="float">
            <text:p>26.59937424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3.37404864" calcext:value-type="float">
            <text:p>23.37404864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214" calcext:value-type="float">
            <text:p>214</text:p>
          </table:table-cell>
          <table:table-cell office:value-type="float" office:value="193783.9928" calcext:value-type="float">
            <text:p>193783.9928</text:p>
          </table:table-cell>
          <table:table-cell office:value-type="float" office:value="640.0961949" calcext:value-type="float">
            <text:p>640.0961949</text:p>
          </table:table-cell>
          <table:table-cell office:value-type="float" office:value="339.6023859" calcext:value-type="float">
            <text:p>339.6023859</text:p>
          </table:table-cell>
          <table:table-cell office:value-type="float" office:value="267.1210306" calcext:value-type="float">
            <text:p>267.1210306</text:p>
          </table:table-cell>
          <table:table-cell office:value-type="float" office:value="844076.25" calcext:value-type="float">
            <text:p>844076.25</text:p>
          </table:table-cell>
          <table:table-cell office:value-type="float" office:value="8197.333333" calcext:value-type="float">
            <text:p>8197.333333</text:p>
          </table:table-cell>
          <table:table-cell office:value-type="float" office:value="9602.966667" calcext:value-type="float">
            <text:p>9602.966667</text:p>
          </table:table-cell>
          <table:table-cell office:value-type="float" office:value="23.63988201" calcext:value-type="float">
            <text:p>23.63988201</text:p>
          </table:table-cell>
          <table:table-cell office:value-type="float" office:value="0.066295412" calcext:value-type="float">
            <text:p>0.066295412</text:p>
          </table:table-cell>
          <table:table-cell office:value-type="float" office:value="6.709940941" calcext:value-type="float">
            <text:p>6.709940941</text:p>
          </table:table-cell>
          <table:table-cell office:value-type="float" office:value="19.83358767" calcext:value-type="float">
            <text:p>19.83358767</text:p>
          </table:table-cell>
          <table:table-cell office:value-type="float" office:value="16.65121638" calcext:value-type="float">
            <text:p>16.65121638</text:p>
          </table:table-cell>
          <table:table-cell office:value-type="float" office:value="0.108998" calcext:value-type="float">
            <text:p>0.108998</text:p>
          </table:table-cell>
          <table:table-cell office:value-type="float" office:value="8.926896" calcext:value-type="float">
            <text:p>8.926896</text:p>
          </table:table-cell>
          <table:table-cell office:value-type="float" office:value="89.56966825" calcext:value-type="float">
            <text:p>89.56966825</text:p>
          </table:table-cell>
          <table:table-cell office:value-type="float" office:value="0.36014966" calcext:value-type="float">
            <text:p>0.36014966</text:p>
          </table:table-cell>
          <table:table-cell office:value-type="float" office:value="27.61135869" calcext:value-type="float">
            <text:p>27.61135869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395" calcext:value-type="float">
            <text:p>395</text:p>
          </table:table-cell>
          <table:table-cell office:value-type="float" office:value="192651.5264" calcext:value-type="float">
            <text:p>192651.5264</text:p>
          </table:table-cell>
          <table:table-cell office:value-type="float" office:value="769.2054389" calcext:value-type="float">
            <text:p>769.205438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84786.6" calcext:value-type="float">
            <text:p>684786.6</text:p>
          </table:table-cell>
          <table:table-cell office:value-type="float" office:value="4605.333333" calcext:value-type="float">
            <text:p>4605.333333</text:p>
          </table:table-cell>
          <table:table-cell office:value-type="float" office:value="6340.616667" calcext:value-type="float">
            <text:p>6340.616667</text:p>
          </table:table-cell>
          <table:table-cell office:value-type="float" office:value="41.83226543" calcext:value-type="float">
            <text:p>41.83226543</text:p>
          </table:table-cell>
          <table:table-cell office:value-type="float" office:value="23.41813438" calcext:value-type="float">
            <text:p>23.41813438</text:p>
          </table:table-cell>
          <table:table-cell office:value-type="float" office:value="34.70262557" calcext:value-type="float">
            <text:p>34.70262557</text:p>
          </table:table-cell>
          <table:table-cell office:value-type="float" office:value="69.40525114" calcext:value-type="float">
            <text:p>69.40525114</text:p>
          </table:table-cell>
          <table:table-cell office:value-type="float" office:value="30.62384408" calcext:value-type="float">
            <text:p>30.62384408</text:p>
          </table:table-cell>
          <table:table-cell office:value-type="float" office:value="22.097326" calcext:value-type="float">
            <text:p>22.097326</text:p>
          </table:table-cell>
          <table:table-cell office:value-type="float" office:value="1017.654323" calcext:value-type="float">
            <text:p>1017.654323</text:p>
          </table:table-cell>
          <table:table-cell office:value-type="float" office:value="80.77444337" calcext:value-type="float">
            <text:p>80.77444337</text:p>
          </table:table-cell>
          <table:table-cell office:value-type="float" office:value="1.467740292" calcext:value-type="float">
            <text:p>1.467740292</text:p>
          </table:table-cell>
          <table:table-cell office:value-type="float" office:value="27.68371216" calcext:value-type="float">
            <text:p>27.68371216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214" calcext:value-type="float">
            <text:p>214</text:p>
          </table:table-cell>
          <table:table-cell office:value-type="float" office:value="189110.3355" calcext:value-type="float">
            <text:p>189110.3355</text:p>
          </table:table-cell>
          <table:table-cell office:value-type="float" office:value="642.4003892" calcext:value-type="float">
            <text:p>642.4003892</text:p>
          </table:table-cell>
          <table:table-cell office:value-type="float" office:value="270.0104423" calcext:value-type="float">
            <text:p>270.0104423</text:p>
          </table:table-cell>
          <table:table-cell office:value-type="float" office:value="229.3615873" calcext:value-type="float">
            <text:p>229.3615873</text:p>
          </table:table-cell>
          <table:table-cell office:value-type="float" office:value="886463.1" calcext:value-type="float">
            <text:p>886463.1</text:p>
          </table:table-cell>
          <table:table-cell office:value-type="float" office:value="8249.416667" calcext:value-type="float">
            <text:p>8249.416667</text:p>
          </table:table-cell>
          <table:table-cell office:value-type="float" office:value="10020.51667" calcext:value-type="float">
            <text:p>10020.51667</text:p>
          </table:table-cell>
          <table:table-cell office:value-type="float" office:value="22.92408581" calcext:value-type="float">
            <text:p>22.92408581</text:p>
          </table:table-cell>
          <table:table-cell office:value-type="float" office:value="0.013232764" calcext:value-type="float">
            <text:p>0.013232764</text:p>
          </table:table-cell>
          <table:table-cell office:value-type="float" office:value="5.692757752" calcext:value-type="float">
            <text:p>5.692757752</text:p>
          </table:table-cell>
          <table:table-cell office:value-type="float" office:value="16.03996557" calcext:value-type="float">
            <text:p>16.03996557</text:p>
          </table:table-cell>
          <table:table-cell office:value-type="float" office:value="13.88584592" calcext:value-type="float">
            <text:p>13.88584592</text:p>
          </table:table-cell>
          <table:table-cell office:value-type="float" office:value="0.012241" calcext:value-type="float">
            <text:p>0.012241</text:p>
          </table:table-cell>
          <table:table-cell office:value-type="float" office:value="1.006428833" calcext:value-type="float">
            <text:p>1.006428833</text:p>
          </table:table-cell>
          <table:table-cell office:value-type="float" office:value="90.41499031" calcext:value-type="float">
            <text:p>90.41499031</text:p>
          </table:table-cell>
          <table:table-cell office:value-type="float" office:value="0.246128549" calcext:value-type="float">
            <text:p>0.246128549</text:p>
          </table:table-cell>
          <table:table-cell office:value-type="float" office:value="28.35917186" calcext:value-type="float">
            <text:p>28.35917186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" calcext:value-type="float">
            <text:p>31</text:p>
          </table:table-cell>
          <table:table-cell office:value-type="float" office:value="185433.9219" calcext:value-type="float">
            <text:p>185433.9219</text:p>
          </table:table-cell>
          <table:table-cell office:value-type="float" office:value="561.1330242" calcext:value-type="float">
            <text:p>561.1330242</text:p>
          </table:table-cell>
          <table:table-cell office:value-type="float" office:value="449.6306031" calcext:value-type="float">
            <text:p>449.6306031</text:p>
          </table:table-cell>
          <table:table-cell office:value-type="float" office:value="342.0764752" calcext:value-type="float">
            <text:p>342.0764752</text:p>
          </table:table-cell>
          <table:table-cell office:value-type="float" office:value="506783.15" calcext:value-type="float">
            <text:p>506783.15</text:p>
          </table:table-cell>
          <table:table-cell office:value-type="float" office:value="7159.35" calcext:value-type="float">
            <text:p>7159.35</text:p>
          </table:table-cell>
          <table:table-cell office:value-type="float" office:value="7344.683333" calcext:value-type="float">
            <text:p>7344.683333</text:p>
          </table:table-cell>
          <table:table-cell office:value-type="float" office:value="25.90094379" calcext:value-type="float">
            <text:p>25.90094379</text:p>
          </table:table-cell>
          <table:table-cell office:value-type="float" office:value="0.6869773" calcext:value-type="float">
            <text:p>0.6869773</text:p>
          </table:table-cell>
          <table:table-cell office:value-type="float" office:value="9.276407358" calcext:value-type="float">
            <text:p>9.276407358</text:p>
          </table:table-cell>
          <table:table-cell office:value-type="float" office:value="38.65169732" calcext:value-type="float">
            <text:p>38.65169732</text:p>
          </table:table-cell>
          <table:table-cell office:value-type="float" office:value="31.50564048" calcext:value-type="float">
            <text:p>31.50564048</text:p>
          </table:table-cell>
          <table:table-cell office:value-type="float" office:value="0.820686" calcext:value-type="float">
            <text:p>0.820686</text:p>
          </table:table-cell>
          <table:table-cell office:value-type="float" office:value="58.7496261" calcext:value-type="float">
            <text:p>58.7496261</text:p>
          </table:table-cell>
          <table:table-cell office:value-type="float" office:value="82.50971966" calcext:value-type="float">
            <text:p>82.50971966</text:p>
          </table:table-cell>
          <table:table-cell office:value-type="float" office:value="0.123384211" calcext:value-type="float">
            <text:p>0.123384211</text:p>
          </table:table-cell>
          <table:table-cell office:value-type="float" office:value="23.02115102" calcext:value-type="float">
            <text:p>23.02115102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1" calcext:value-type="float">
            <text:p>371</text:p>
          </table:table-cell>
          <table:table-cell office:value-type="float" office:value="180108.0549" calcext:value-type="float">
            <text:p>180108.0549</text:p>
          </table:table-cell>
          <table:table-cell office:value-type="float" office:value="591.2436892" calcext:value-type="float">
            <text:p>591.2436892</text:p>
          </table:table-cell>
          <table:table-cell office:value-type="float" office:value="341.8333169" calcext:value-type="float">
            <text:p>341.8333169</text:p>
          </table:table-cell>
          <table:table-cell office:value-type="float" office:value="224.6863941" calcext:value-type="float">
            <text:p>224.6863941</text:p>
          </table:table-cell>
          <table:table-cell office:value-type="float" office:value="615613.4" calcext:value-type="float">
            <text:p>615613.4</text:p>
          </table:table-cell>
          <table:table-cell office:value-type="float" office:value="7578.75" calcext:value-type="float">
            <text:p>7578.75</text:p>
          </table:table-cell>
          <table:table-cell office:value-type="float" office:value="8921.933333" calcext:value-type="float">
            <text:p>8921.933333</text:p>
          </table:table-cell>
          <table:table-cell office:value-type="float" office:value="23.76487612" calcext:value-type="float">
            <text:p>23.76487612</text:p>
          </table:table-cell>
          <table:table-cell office:value-type="float" office:value="0.646311567" calcext:value-type="float">
            <text:p>0.646311567</text:p>
          </table:table-cell>
          <table:table-cell office:value-type="float" office:value="9.971182338" calcext:value-type="float">
            <text:p>9.971182338</text:p>
          </table:table-cell>
          <table:table-cell office:value-type="float" office:value="41.54659308" calcext:value-type="float">
            <text:p>41.54659308</text:p>
          </table:table-cell>
          <table:table-cell office:value-type="float" office:value="23.59051826" calcext:value-type="float">
            <text:p>23.59051826</text:p>
          </table:table-cell>
          <table:table-cell office:value-type="float" office:value="0.72509" calcext:value-type="float">
            <text:p>0.72509</text:p>
          </table:table-cell>
          <table:table-cell office:value-type="float" office:value="54.9459375" calcext:value-type="float">
            <text:p>54.9459375</text:p>
          </table:table-cell>
          <table:table-cell office:value-type="float" office:value="82.22171113" calcext:value-type="float">
            <text:p>82.22171113</text:p>
          </table:table-cell>
          <table:table-cell office:value-type="float" office:value="0.033409537" calcext:value-type="float">
            <text:p>0.033409537</text:p>
          </table:table-cell>
          <table:table-cell office:value-type="float" office:value="22.06864107" calcext:value-type="float">
            <text:p>22.06864107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371" calcext:value-type="float">
            <text:p>371</text:p>
          </table:table-cell>
          <table:table-cell office:value-type="float" office:value="173845.7991" calcext:value-type="float">
            <text:p>173845.7991</text:p>
          </table:table-cell>
          <table:table-cell office:value-type="float" office:value="572.4480255" calcext:value-type="float">
            <text:p>572.4480255</text:p>
          </table:table-cell>
          <table:table-cell office:value-type="float" office:value="321.9080658" calcext:value-type="float">
            <text:p>321.9080658</text:p>
          </table:table-cell>
          <table:table-cell office:value-type="float" office:value="220.7762221" calcext:value-type="float">
            <text:p>220.7762221</text:p>
          </table:table-cell>
          <table:table-cell office:value-type="float" office:value="558406.65" calcext:value-type="float">
            <text:p>558406.65</text:p>
          </table:table-cell>
          <table:table-cell office:value-type="float" office:value="7505.933333" calcext:value-type="float">
            <text:p>7505.933333</text:p>
          </table:table-cell>
          <table:table-cell office:value-type="float" office:value="8092.85" calcext:value-type="float">
            <text:p>8092.85</text:p>
          </table:table-cell>
          <table:table-cell office:value-type="float" office:value="23.16111686" calcext:value-type="float">
            <text:p>23.16111686</text:p>
          </table:table-cell>
          <table:table-cell office:value-type="float" office:value="0.465219318" calcext:value-type="float">
            <text:p>0.465219318</text:p>
          </table:table-cell>
          <table:table-cell office:value-type="float" office:value="8.316850478" calcext:value-type="float">
            <text:p>8.316850478</text:p>
          </table:table-cell>
          <table:table-cell office:value-type="float" office:value="34.65354366" calcext:value-type="float">
            <text:p>34.65354366</text:p>
          </table:table-cell>
          <table:table-cell office:value-type="float" office:value="17.52641321" calcext:value-type="float">
            <text:p>17.52641321</text:p>
          </table:table-cell>
          <table:table-cell office:value-type="float" office:value="0.519207" calcext:value-type="float">
            <text:p>0.519207</text:p>
          </table:table-cell>
          <table:table-cell office:value-type="float" office:value="38.97080587" calcext:value-type="float">
            <text:p>38.97080587</text:p>
          </table:table-cell>
          <table:table-cell office:value-type="float" office:value="79.60422249" calcext:value-type="float">
            <text:p>79.60422249</text:p>
          </table:table-cell>
          <table:table-cell office:value-type="float" office:value="0.02049063" calcext:value-type="float">
            <text:p>0.02049063</text:p>
          </table:table-cell>
          <table:table-cell office:value-type="float" office:value="21.37606508" calcext:value-type="float">
            <text:p>21.37606508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15" calcext:value-type="float">
            <text:p>215</text:p>
          </table:table-cell>
          <table:table-cell office:value-type="float" office:value="171705.2569" calcext:value-type="float">
            <text:p>171705.2569</text:p>
          </table:table-cell>
          <table:table-cell office:value-type="float" office:value="565.5709056" calcext:value-type="float">
            <text:p>565.5709056</text:p>
          </table:table-cell>
          <table:table-cell office:value-type="float" office:value="320.4017608" calcext:value-type="float">
            <text:p>320.4017608</text:p>
          </table:table-cell>
          <table:table-cell office:value-type="float" office:value="211.0656142" calcext:value-type="float">
            <text:p>211.0656142</text:p>
          </table:table-cell>
          <table:table-cell office:value-type="float" office:value="967479.1" calcext:value-type="float">
            <text:p>967479.1</text:p>
          </table:table-cell>
          <table:table-cell office:value-type="float" office:value="9994.05" calcext:value-type="float">
            <text:p>9994.05</text:p>
          </table:table-cell>
          <table:table-cell office:value-type="float" office:value="10823.05" calcext:value-type="float">
            <text:p>10823.05</text:p>
          </table:table-cell>
          <table:table-cell office:value-type="float" office:value="17.18074824" calcext:value-type="float">
            <text:p>17.18074824</text:p>
          </table:table-cell>
          <table:table-cell office:value-type="float" office:value="0.115562404" calcext:value-type="float">
            <text:p>0.115562404</text:p>
          </table:table-cell>
          <table:table-cell office:value-type="float" office:value="8.482026532" calcext:value-type="float">
            <text:p>8.482026532</text:p>
          </table:table-cell>
          <table:table-cell office:value-type="float" office:value="35.34177721" calcext:value-type="float">
            <text:p>35.34177721</text:p>
          </table:table-cell>
          <table:table-cell office:value-type="float" office:value="19.97167981" calcext:value-type="float">
            <text:p>19.97167981</text:p>
          </table:table-cell>
          <table:table-cell office:value-type="float" office:value="0.156019" calcext:value-type="float">
            <text:p>0.156019</text:p>
          </table:table-cell>
          <table:table-cell office:value-type="float" office:value="15.590718" calcext:value-type="float">
            <text:p>15.590718</text:p>
          </table:table-cell>
          <table:table-cell office:value-type="float" office:value="92.79645948" calcext:value-type="float">
            <text:p>92.79645948</text:p>
          </table:table-cell>
          <table:table-cell office:value-type="float" office:value="0.1019762" calcext:value-type="float">
            <text:p>0.1019762</text:p>
          </table:table-cell>
          <table:table-cell office:value-type="float" office:value="28.15115303" calcext:value-type="float">
            <text:p>28.15115303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184/185</text:p>
          </table:table-cell>
          <table:table-cell office:value-type="float" office:value="171478.7224" calcext:value-type="float">
            <text:p>171478.7224</text:p>
          </table:table-cell>
          <table:table-cell office:value-type="float" office:value="572.1436886" calcext:value-type="float">
            <text:p>572.1436886</text:p>
          </table:table-cell>
          <table:table-cell office:value-type="float" office:value="290.2587511" calcext:value-type="float">
            <text:p>290.2587511</text:p>
          </table:table-cell>
          <table:table-cell office:value-type="float" office:value="206.0838946" calcext:value-type="float">
            <text:p>206.0838946</text:p>
          </table:table-cell>
          <table:table-cell office:value-type="float" office:value="1458259.8" calcext:value-type="float">
            <text:p>1458259.8</text:p>
          </table:table-cell>
          <table:table-cell office:value-type="float" office:value="20476.18333" calcext:value-type="float">
            <text:p>20476.18333</text:p>
          </table:table-cell>
          <table:table-cell office:value-type="float" office:value="21134.2" calcext:value-type="float">
            <text:p>21134.2</text:p>
          </table:table-cell>
          <table:table-cell office:value-type="float" office:value="8.374545177" calcext:value-type="float">
            <text:p>8.374545177</text:p>
          </table:table-cell>
          <table:table-cell office:value-type="float" office:value="0.010687186" calcext:value-type="float">
            <text:p>0.010687186</text:p>
          </table:table-cell>
          <table:table-cell office:value-type="float" office:value="3.265006571" calcext:value-type="float">
            <text:p>3.265006571</text:p>
          </table:table-cell>
          <table:table-cell office:value-type="float" office:value="13.60419404" calcext:value-type="float">
            <text:p>13.60419404</text:p>
          </table:table-cell>
          <table:table-cell office:value-type="float" office:value="7.258229156" calcext:value-type="float">
            <text:p>7.258229156</text:p>
          </table:table-cell>
          <table:table-cell office:value-type="float" office:value="0.013356" calcext:value-type="float">
            <text:p>0.013356</text:p>
          </table:table-cell>
          <table:table-cell office:value-type="float" office:value="2.723332383" calcext:value-type="float">
            <text:p>2.723332383</text:p>
          </table:table-cell>
          <table:table-cell office:value-type="float" office:value="91.46120697" calcext:value-type="float">
            <text:p>91.46120697</text:p>
          </table:table-cell>
          <table:table-cell office:value-type="float" office:value="0.071392941" calcext:value-type="float">
            <text:p>0.071392941</text:p>
          </table:table-cell>
          <table:table-cell office:value-type="float" office:value="24.7584608" calcext:value-type="float">
            <text:p>24.7584608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363" calcext:value-type="float">
            <text:p>363</text:p>
          </table:table-cell>
          <table:table-cell office:value-type="float" office:value="169706.6982" calcext:value-type="float">
            <text:p>169706.6982</text:p>
          </table:table-cell>
          <table:table-cell office:value-type="float" office:value="500.2313658" calcext:value-type="float">
            <text:p>500.2313658</text:p>
          </table:table-cell>
          <table:table-cell office:value-type="float" office:value="447.0971024" calcext:value-type="float">
            <text:p>447.0971024</text:p>
          </table:table-cell>
          <table:table-cell office:value-type="float" office:value="342.1467912" calcext:value-type="float">
            <text:p>342.1467912</text:p>
          </table:table-cell>
          <table:table-cell office:value-type="float" office:value="1158554.85" calcext:value-type="float">
            <text:p>1158554.85</text:p>
          </table:table-cell>
          <table:table-cell office:value-type="float" office:value="15793.9" calcext:value-type="float">
            <text:p>15793.9</text:p>
          </table:table-cell>
          <table:table-cell office:value-type="float" office:value="16790.65" calcext:value-type="float">
            <text:p>16790.65</text:p>
          </table:table-cell>
          <table:table-cell office:value-type="float" office:value="10.74507869" calcext:value-type="float">
            <text:p>10.74507869</text:p>
          </table:table-cell>
          <table:table-cell office:value-type="float" office:value="0.028208745" calcext:value-type="float">
            <text:p>0.028208745</text:p>
          </table:table-cell>
          <table:table-cell office:value-type="float" office:value="4.333277234" calcext:value-type="float">
            <text:p>4.333277234</text:p>
          </table:table-cell>
          <table:table-cell office:value-type="float" office:value="18.05532181" calcext:value-type="float">
            <text:p>18.05532181</text:p>
          </table:table-cell>
          <table:table-cell office:value-type="float" office:value="8.15409848" calcext:value-type="float">
            <text:p>8.15409848</text:p>
          </table:table-cell>
          <table:table-cell office:value-type="float" office:value="0.03356" calcext:value-type="float">
            <text:p>0.03356</text:p>
          </table:table-cell>
          <table:table-cell office:value-type="float" office:value="5.2909565" calcext:value-type="float">
            <text:p>5.2909565</text:p>
          </table:table-cell>
          <table:table-cell office:value-type="float" office:value="72.15257293" calcext:value-type="float">
            <text:p>72.15257293</text:p>
          </table:table-cell>
          <table:table-cell office:value-type="float" office:value="0.067276361" calcext:value-type="float">
            <text:p>0.067276361</text:p>
          </table:table-cell>
          <table:table-cell office:value-type="float" office:value="21.36230142" calcext:value-type="float">
            <text:p>21.36230142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418" calcext:value-type="float">
            <text:p>418</text:p>
          </table:table-cell>
          <table:table-cell office:value-type="float" office:value="164036.1328" calcext:value-type="float">
            <text:p>164036.1328</text:p>
          </table:table-cell>
          <table:table-cell office:value-type="float" office:value="654.865798" calcext:value-type="float">
            <text:p>654.86579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16903.4" calcext:value-type="float">
            <text:p>416903.4</text:p>
          </table:table-cell>
          <table:table-cell office:value-type="float" office:value="3772.3" calcext:value-type="float">
            <text:p>3772.3</text:p>
          </table:table-cell>
          <table:table-cell office:value-type="float" office:value="3860.216667" calcext:value-type="float">
            <text:p>3860.216667</text:p>
          </table:table-cell>
          <table:table-cell office:value-type="float" office:value="43.48438163" calcext:value-type="float">
            <text:p>43.48438163</text:p>
          </table:table-cell>
          <table:table-cell office:value-type="float" office:value="2.739726027" calcext:value-type="float">
            <text:p>2.739726027</text:p>
          </table:table-cell>
          <table:table-cell office:value-type="float" office:value="15.15828236" calcext:value-type="float">
            <text:p>15.15828236</text:p>
          </table:table-cell>
          <table:table-cell office:value-type="float" office:value="30.31656472" calcext:value-type="float">
            <text:p>30.31656472</text:p>
          </table:table-cell>
          <table:table-cell office:value-type="float" office:value="23.88054006" calcext:value-type="float">
            <text:p>23.88054006</text:p>
          </table:table-cell>
          <table:table-cell office:value-type="float" office:value="2.882281" calcext:value-type="float">
            <text:p>2.882281</text:p>
          </table:table-cell>
          <table:table-cell office:value-type="float" office:value="108.7252306" calcext:value-type="float">
            <text:p>108.7252306</text:p>
          </table:table-cell>
          <table:table-cell office:value-type="float" office:value="84.75092452" calcext:value-type="float">
            <text:p>84.75092452</text:p>
          </table:table-cell>
          <table:table-cell office:value-type="float" office:value="0.285679946" calcext:value-type="float">
            <text:p>0.285679946</text:p>
          </table:table-cell>
          <table:table-cell office:value-type="float" office:value="31.3141031" calcext:value-type="float">
            <text:p>31.3141031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412" calcext:value-type="float">
            <text:p>412</text:p>
          </table:table-cell>
          <table:table-cell office:value-type="float" office:value="160155.312" calcext:value-type="float">
            <text:p>160155.312</text:p>
          </table:table-cell>
          <table:table-cell office:value-type="float" office:value="624.4687996" calcext:value-type="float">
            <text:p>624.4687996</text:p>
          </table:table-cell>
          <table:table-cell office:value-type="float" office:value="87.73974359" calcext:value-type="float">
            <text:p>87.73974359</text:p>
          </table:table-cell>
          <table:table-cell office:value-type="string" calcext:value-type="string">
            <text:p>NULL</text:p>
          </table:table-cell>
          <table:table-cell office:value-type="float" office:value="639962.1" calcext:value-type="float">
            <text:p>639962.1</text:p>
          </table:table-cell>
          <table:table-cell office:value-type="float" office:value="6189.866667" calcext:value-type="float">
            <text:p>6189.866667</text:p>
          </table:table-cell>
          <table:table-cell office:value-type="float" office:value="6682.5" calcext:value-type="float">
            <text:p>6682.5</text:p>
          </table:table-cell>
          <table:table-cell office:value-type="float" office:value="25.87379029" calcext:value-type="float">
            <text:p>25.87379029</text:p>
          </table:table-cell>
          <table:table-cell office:value-type="float" office:value="0.343997248" calcext:value-type="float">
            <text:p>0.343997248</text:p>
          </table:table-cell>
          <table:table-cell office:value-type="float" office:value="9.000158415" calcext:value-type="float">
            <text:p>9.000158415</text:p>
          </table:table-cell>
          <table:table-cell office:value-type="float" office:value="21.36114736" calcext:value-type="float">
            <text:p>21.36114736</text:p>
          </table:table-cell>
          <table:table-cell office:value-type="float" office:value="11.61742323" calcext:value-type="float">
            <text:p>11.61742323</text:p>
          </table:table-cell>
          <table:table-cell office:value-type="float" office:value="0.490008" calcext:value-type="float">
            <text:p>0.490008</text:p>
          </table:table-cell>
          <table:table-cell office:value-type="float" office:value="30.33034667" calcext:value-type="float">
            <text:p>30.33034667</text:p>
          </table:table-cell>
          <table:table-cell office:value-type="float" office:value="92.11811964" calcext:value-type="float">
            <text:p>92.11811964</text:p>
          </table:table-cell>
          <table:table-cell office:value-type="float" office:value="0.086830994" calcext:value-type="float">
            <text:p>0.086830994</text:p>
          </table:table-cell>
          <table:table-cell office:value-type="float" office:value="29.73961954" calcext:value-type="float">
            <text:p>29.73961954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394" calcext:value-type="float">
            <text:p>394</text:p>
          </table:table-cell>
          <table:table-cell office:value-type="float" office:value="159242.8826" calcext:value-type="float">
            <text:p>159242.8826</text:p>
          </table:table-cell>
          <table:table-cell office:value-type="float" office:value="638.8429019" calcext:value-type="float">
            <text:p>638.84290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92040.8" calcext:value-type="float">
            <text:p>492040.8</text:p>
          </table:table-cell>
          <table:table-cell office:value-type="float" office:value="3419.116667" calcext:value-type="float">
            <text:p>3419.116667</text:p>
          </table:table-cell>
          <table:table-cell office:value-type="float" office:value="4555.933333" calcext:value-type="float">
            <text:p>4555.933333</text:p>
          </table:table-cell>
          <table:table-cell office:value-type="float" office:value="46.57427579" calcext:value-type="float">
            <text:p>46.57427579</text:p>
          </table:table-cell>
          <table:table-cell office:value-type="float" office:value="18.54575163" calcext:value-type="float">
            <text:p>18.54575163</text:p>
          </table:table-cell>
          <table:table-cell office:value-type="float" office:value="34.39318564" calcext:value-type="float">
            <text:p>34.39318564</text:p>
          </table:table-cell>
          <table:table-cell office:value-type="float" office:value="68.78637128" calcext:value-type="float">
            <text:p>68.78637128</text:p>
          </table:table-cell>
          <table:table-cell office:value-type="float" office:value="42.38696812" calcext:value-type="float">
            <text:p>42.38696812</text:p>
          </table:table-cell>
          <table:table-cell office:value-type="float" office:value="17.271906" calcext:value-type="float">
            <text:p>17.271906</text:p>
          </table:table-cell>
          <table:table-cell office:value-type="float" office:value="590.5464116" calcext:value-type="float">
            <text:p>590.5464116</text:p>
          </table:table-cell>
          <table:table-cell office:value-type="float" office:value="92.18711732" calcext:value-type="float">
            <text:p>92.18711732</text:p>
          </table:table-cell>
          <table:table-cell office:value-type="float" office:value="0.191407285" calcext:value-type="float">
            <text:p>0.191407285</text:p>
          </table:table-cell>
          <table:table-cell office:value-type="float" office:value="27.50045331" calcext:value-type="float">
            <text:p>27.50045331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562" calcext:value-type="float">
            <text:p>562</text:p>
          </table:table-cell>
          <table:table-cell office:value-type="float" office:value="158940.3165" calcext:value-type="float">
            <text:p>158940.3165</text:p>
          </table:table-cell>
          <table:table-cell office:value-type="float" office:value="547.5359879" calcext:value-type="float">
            <text:p>547.5359879</text:p>
          </table:table-cell>
          <table:table-cell office:value-type="float" office:value="317.1789587" calcext:value-type="float">
            <text:p>317.1789587</text:p>
          </table:table-cell>
          <table:table-cell office:value-type="float" office:value="80.89480209" calcext:value-type="float">
            <text:p>80.89480209</text:p>
          </table:table-cell>
          <table:table-cell office:value-type="float" office:value="1107717.95" calcext:value-type="float">
            <text:p>1107717.95</text:p>
          </table:table-cell>
          <table:table-cell office:value-type="float" office:value="14605.48333" calcext:value-type="float">
            <text:p>14605.48333</text:p>
          </table:table-cell>
          <table:table-cell office:value-type="float" office:value="16053.88333" calcext:value-type="float">
            <text:p>16053.88333</text:p>
          </table:table-cell>
          <table:table-cell office:value-type="float" office:value="10.882236" calcext:value-type="float">
            <text:p>10.882236</text:p>
          </table:table-cell>
          <table:table-cell office:value-type="float" office:value="0.524750743" calcext:value-type="float">
            <text:p>0.524750743</text:p>
          </table:table-cell>
          <table:table-cell office:value-type="float" office:value="9.397097004" calcext:value-type="float">
            <text:p>9.397097004</text:p>
          </table:table-cell>
          <table:table-cell office:value-type="float" office:value="39.15457085" calcext:value-type="float">
            <text:p>39.15457085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4.84093215" calcext:value-type="float">
            <text:p>34.84093215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170" calcext:value-type="float">
            <text:p>170</text:p>
          </table:table-cell>
          <table:table-cell office:value-type="float" office:value="157750.608" calcext:value-type="float">
            <text:p>157750.608</text:p>
          </table:table-cell>
          <table:table-cell office:value-type="float" office:value="543.9617704" calcext:value-type="float">
            <text:p>543.9617704</text:p>
          </table:table-cell>
          <table:table-cell office:value-type="float" office:value="208.9019109" calcext:value-type="float">
            <text:p>208.9019109</text:p>
          </table:table-cell>
          <table:table-cell office:value-type="float" office:value="178.5843363" calcext:value-type="float">
            <text:p>178.5843363</text:p>
          </table:table-cell>
          <table:table-cell office:value-type="float" office:value="684622.6" calcext:value-type="float">
            <text:p>684622.6</text:p>
          </table:table-cell>
          <table:table-cell office:value-type="float" office:value="9357.25" calcext:value-type="float">
            <text:p>9357.25</text:p>
          </table:table-cell>
          <table:table-cell office:value-type="float" office:value="9922.066667" calcext:value-type="float">
            <text:p>9922.066667</text:p>
          </table:table-cell>
          <table:table-cell office:value-type="float" office:value="16.85865057" calcext:value-type="float">
            <text:p>16.85865057</text:p>
          </table:table-cell>
          <table:table-cell office:value-type="float" office:value="0.37037037" calcext:value-type="float">
            <text:p>0.37037037</text:p>
          </table:table-cell>
          <table:table-cell office:value-type="float" office:value="4.69476836" calcext:value-type="float">
            <text:p>4.69476836</text:p>
          </table:table-cell>
          <table:table-cell office:value-type="float" office:value="19.56153483" calcext:value-type="float">
            <text:p>19.56153483</text:p>
          </table:table-cell>
          <table:table-cell office:value-type="float" office:value="9.990454195" calcext:value-type="float">
            <text:p>9.990454195</text:p>
          </table:table-cell>
          <table:table-cell office:value-type="float" office:value="0.487312" calcext:value-type="float">
            <text:p>0.487312</text:p>
          </table:table-cell>
          <table:table-cell office:value-type="float" office:value="45.59787925" calcext:value-type="float">
            <text:p>45.59787925</text:p>
          </table:table-cell>
          <table:table-cell office:value-type="float" office:value="91.19635786" calcext:value-type="float">
            <text:p>91.19635786</text:p>
          </table:table-cell>
          <table:table-cell office:value-type="float" office:value="0.898462641" calcext:value-type="float">
            <text:p>0.898462641</text:p>
          </table:table-cell>
          <table:table-cell office:value-type="float" office:value="24.58745892" calcext:value-type="float">
            <text:p>24.58745892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227" calcext:value-type="float">
            <text:p>227</text:p>
          </table:table-cell>
          <table:table-cell office:value-type="float" office:value="157486.1832" calcext:value-type="float">
            <text:p>157486.1832</text:p>
          </table:table-cell>
          <table:table-cell office:value-type="float" office:value="409.6408909" calcext:value-type="float">
            <text:p>409.6408909</text:p>
          </table:table-cell>
          <table:table-cell office:value-type="float" office:value="508.7575274" calcext:value-type="float">
            <text:p>508.7575274</text:p>
          </table:table-cell>
          <table:table-cell office:value-type="float" office:value="468.1591786" calcext:value-type="float">
            <text:p>468.1591786</text:p>
          </table:table-cell>
          <table:table-cell office:value-type="float" office:value="601132.6" calcext:value-type="float">
            <text:p>601132.6</text:p>
          </table:table-cell>
          <table:table-cell office:value-type="float" office:value="8457.433333" calcext:value-type="float">
            <text:p>8457.433333</text:p>
          </table:table-cell>
          <table:table-cell office:value-type="float" office:value="8712.066667" calcext:value-type="float">
            <text:p>8712.066667</text:p>
          </table:table-cell>
          <table:table-cell office:value-type="float" office:value="18.62103749" calcext:value-type="float">
            <text:p>18.62103749</text:p>
          </table:table-cell>
          <table:table-cell office:value-type="float" office:value="0.307859471" calcext:value-type="float">
            <text:p>0.307859471</text:p>
          </table:table-cell>
          <table:table-cell office:value-type="float" office:value="5.896777496" calcext:value-type="float">
            <text:p>5.896777496</text:p>
          </table:table-cell>
          <table:table-cell office:value-type="float" office:value="24.56990623" calcext:value-type="float">
            <text:p>24.56990623</text:p>
          </table:table-cell>
          <table:table-cell office:value-type="float" office:value="16.22545062" calcext:value-type="float">
            <text:p>16.22545062</text:p>
          </table:table-cell>
          <table:table-cell office:value-type="float" office:value="0.27026" calcext:value-type="float">
            <text:p>0.27026</text:p>
          </table:table-cell>
          <table:table-cell office:value-type="float" office:value="22.85198487" calcext:value-type="float">
            <text:p>22.85198487</text:p>
          </table:table-cell>
          <table:table-cell office:value-type="float" office:value="89.03610467" calcext:value-type="float">
            <text:p>89.03610467</text:p>
          </table:table-cell>
          <table:table-cell office:value-type="float" office:value="0.071097566" calcext:value-type="float">
            <text:p>0.071097566</text:p>
          </table:table-cell>
          <table:table-cell office:value-type="float" office:value="24.19749884" calcext:value-type="float">
            <text:p>24.19749884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418" calcext:value-type="float">
            <text:p>418</text:p>
          </table:table-cell>
          <table:table-cell office:value-type="float" office:value="155151.3349" calcext:value-type="float">
            <text:p>155151.3349</text:p>
          </table:table-cell>
          <table:table-cell office:value-type="float" office:value="622.5555618" calcext:value-type="float">
            <text:p>622.555561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32019.8" calcext:value-type="float">
            <text:p>432019.8</text:p>
          </table:table-cell>
          <table:table-cell office:value-type="float" office:value="3838.1" calcext:value-type="float">
            <text:p>3838.1</text:p>
          </table:table-cell>
          <table:table-cell office:value-type="float" office:value="4000.183333" calcext:value-type="float">
            <text:p>4000.183333</text:p>
          </table:table-cell>
          <table:table-cell office:value-type="float" office:value="40.42399492" calcext:value-type="float">
            <text:p>40.42399492</text:p>
          </table:table-cell>
          <table:table-cell office:value-type="float" office:value="7.1875" calcext:value-type="float">
            <text:p>7.1875</text:p>
          </table:table-cell>
          <table:table-cell office:value-type="float" office:value="17.24635178" calcext:value-type="float">
            <text:p>17.24635178</text:p>
          </table:table-cell>
          <table:table-cell office:value-type="float" office:value="34.49270355" calcext:value-type="float">
            <text:p>34.49270355</text:p>
          </table:table-cell>
          <table:table-cell office:value-type="float" office:value="27.18791156" calcext:value-type="float">
            <text:p>27.18791156</text:p>
          </table:table-cell>
          <table:table-cell office:value-type="float" office:value="9.118889" calcext:value-type="float">
            <text:p>9.118889</text:p>
          </table:table-cell>
          <table:table-cell office:value-type="float" office:value="349.9886628" calcext:value-type="float">
            <text:p>349.9886628</text:p>
          </table:table-cell>
          <table:table-cell office:value-type="float" office:value="73.56716088" calcext:value-type="float">
            <text:p>73.56716088</text:p>
          </table:table-cell>
          <table:table-cell office:value-type="float" office:value="0.432052383" calcext:value-type="float">
            <text:p>0.432052383</text:p>
          </table:table-cell>
          <table:table-cell office:value-type="float" office:value="32.61631116" calcext:value-type="float">
            <text:p>32.61631116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329" calcext:value-type="float">
            <text:p>329</text:p>
          </table:table-cell>
          <table:table-cell office:value-type="float" office:value="154081.2223" calcext:value-type="float">
            <text:p>154081.2223</text:p>
          </table:table-cell>
          <table:table-cell office:value-type="float" office:value="527.5564801" calcext:value-type="float">
            <text:p>527.5564801</text:p>
          </table:table-cell>
          <table:table-cell office:value-type="float" office:value="423.0788889" calcext:value-type="float">
            <text:p>423.0788889</text:p>
          </table:table-cell>
          <table:table-cell office:value-type="string" calcext:value-type="string">
            <text:p>NULL</text:p>
          </table:table-cell>
          <table:table-cell office:value-type="float" office:value="352755" calcext:value-type="float">
            <text:p>352755</text:p>
          </table:table-cell>
          <table:table-cell office:value-type="float" office:value="3162.35" calcext:value-type="float">
            <text:p>3162.35</text:p>
          </table:table-cell>
          <table:table-cell office:value-type="float" office:value="3266.25" calcext:value-type="float">
            <text:p>3266.25</text:p>
          </table:table-cell>
          <table:table-cell office:value-type="float" office:value="48.7236461" calcext:value-type="float">
            <text:p>48.7236461</text:p>
          </table:table-cell>
          <table:table-cell office:value-type="float" office:value="0" calcext:value-type="float">
            <text:p>0</text:p>
          </table:table-cell>
          <table:table-cell office:value-type="float" office:value="17.36317303" calcext:value-type="float">
            <text:p>17.36317303</text:p>
          </table:table-cell>
          <table:table-cell office:value-type="float" office:value="34.72634607" calcext:value-type="float">
            <text:p>34.72634607</text:p>
          </table:table-cell>
          <table:table-cell office:value-type="float" office:value="18.31072526" calcext:value-type="float">
            <text:p>18.31072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.08492569" calcext:value-type="float">
            <text:p>85.08492569</text:p>
          </table:table-cell>
          <table:table-cell office:value-type="float" office:value="0.001510232" calcext:value-type="float">
            <text:p>0.001510232</text:p>
          </table:table-cell>
          <table:table-cell office:value-type="float" office:value="22.04551426" calcext:value-type="float">
            <text:p>22.04551426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0" calcext:value-type="float">
            <text:p>350</text:p>
          </table:table-cell>
          <table:table-cell office:value-type="float" office:value="153536.3037" calcext:value-type="float">
            <text:p>153536.3037</text:p>
          </table:table-cell>
          <table:table-cell office:value-type="float" office:value="432.3031706" calcext:value-type="float">
            <text:p>432.3031706</text:p>
          </table:table-cell>
          <table:table-cell office:value-type="float" office:value="438.5171585" calcext:value-type="float">
            <text:p>438.5171585</text:p>
          </table:table-cell>
          <table:table-cell office:value-type="float" office:value="358.4728337" calcext:value-type="float">
            <text:p>358.4728337</text:p>
          </table:table-cell>
          <table:table-cell office:value-type="float" office:value="1999321.2" calcext:value-type="float">
            <text:p>1999321.2</text:p>
          </table:table-cell>
          <table:table-cell office:value-type="float" office:value="17358.93333" calcext:value-type="float">
            <text:p>17358.93333</text:p>
          </table:table-cell>
          <table:table-cell office:value-type="float" office:value="18512.23333" calcext:value-type="float">
            <text:p>18512.23333</text:p>
          </table:table-cell>
          <table:table-cell office:value-type="float" office:value="8.844800587" calcext:value-type="float">
            <text:p>8.844800587</text:p>
          </table:table-cell>
          <table:table-cell office:value-type="float" office:value="0" calcext:value-type="float">
            <text:p>0</text:p>
          </table:table-cell>
          <table:table-cell office:value-type="float" office:value="6.888174937" calcext:value-type="float">
            <text:p>6.888174937</text:p>
          </table:table-cell>
          <table:table-cell office:value-type="float" office:value="13.77634987" calcext:value-type="float">
            <text:p>13.77634987</text:p>
          </table:table-cell>
          <table:table-cell office:value-type="float" office:value="8.286365326" calcext:value-type="float">
            <text:p>8.286365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.25868239" calcext:value-type="float">
            <text:p>95.25868239</text:p>
          </table:table-cell>
          <table:table-cell office:value-type="float" office:value="0.073064776" calcext:value-type="float">
            <text:p>0.073064776</text:p>
          </table:table-cell>
          <table:table-cell office:value-type="float" office:value="30.61055735" calcext:value-type="float">
            <text:p>30.61055735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393" calcext:value-type="float">
            <text:p>393</text:p>
          </table:table-cell>
          <table:table-cell office:value-type="float" office:value="152158.7165" calcext:value-type="float">
            <text:p>152158.7165</text:p>
          </table:table-cell>
          <table:table-cell office:value-type="float" office:value="609.7016725" calcext:value-type="float">
            <text:p>609.701672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8201.6" calcext:value-type="float">
            <text:p>198201.6</text:p>
          </table:table-cell>
          <table:table-cell office:value-type="float" office:value="1782.1" calcext:value-type="float">
            <text:p>1782.1</text:p>
          </table:table-cell>
          <table:table-cell office:value-type="float" office:value="1835.2" calcext:value-type="float">
            <text:p>1835.2</text:p>
          </table:table-cell>
          <table:table-cell office:value-type="float" office:value="85.38169376" calcext:value-type="float">
            <text:p>85.38169376</text:p>
          </table:table-cell>
          <table:table-cell office:value-type="float" office:value="40.41666667" calcext:value-type="float">
            <text:p>40.41666667</text:p>
          </table:table-cell>
          <table:table-cell office:value-type="float" office:value="46.80983956" calcext:value-type="float">
            <text:p>46.80983956</text:p>
          </table:table-cell>
          <table:table-cell office:value-type="float" office:value="93.61967912" calcext:value-type="float">
            <text:p>93.61967912</text:p>
          </table:table-cell>
          <table:table-cell office:value-type="float" office:value="51.08841868" calcext:value-type="float">
            <text:p>51.08841868</text:p>
          </table:table-cell>
          <table:table-cell office:value-type="float" office:value="34.035528" calcext:value-type="float">
            <text:p>34.035528</text:p>
          </table:table-cell>
          <table:table-cell office:value-type="float" office:value="606.5466455" calcext:value-type="float">
            <text:p>606.5466455</text:p>
          </table:table-cell>
          <table:table-cell office:value-type="float" office:value="84.93602972" calcext:value-type="float">
            <text:p>84.93602972</text:p>
          </table:table-cell>
          <table:table-cell office:value-type="float" office:value="0.166907609" calcext:value-type="float">
            <text:p>0.166907609</text:p>
          </table:table-cell>
          <table:table-cell office:value-type="float" office:value="22.15609649" calcext:value-type="float">
            <text:p>22.15609649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1" calcext:value-type="float">
            <text:p>311</text:p>
          </table:table-cell>
          <table:table-cell office:value-type="float" office:value="148690.2915" calcext:value-type="float">
            <text:p>148690.2915</text:p>
          </table:table-cell>
          <table:table-cell office:value-type="float" office:value="592.3873706" calcext:value-type="float">
            <text:p>592.38737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56047.6" calcext:value-type="float">
            <text:p>856047.6</text:p>
          </table:table-cell>
          <table:table-cell office:value-type="float" office:value="4345.433333" calcext:value-type="float">
            <text:p>4345.433333</text:p>
          </table:table-cell>
          <table:table-cell office:value-type="float" office:value="7926.366667" calcext:value-type="float">
            <text:p>7926.366667</text:p>
          </table:table-cell>
          <table:table-cell office:value-type="float" office:value="34.21759812" calcext:value-type="float">
            <text:p>34.21759812</text:p>
          </table:table-cell>
          <table:table-cell office:value-type="float" office:value="0" calcext:value-type="float">
            <text:p>0</text:p>
          </table:table-cell>
          <table:table-cell office:value-type="float" office:value="30.12287398" calcext:value-type="float">
            <text:p>30.12287398</text:p>
          </table:table-cell>
          <table:table-cell office:value-type="float" office:value="35.43867527" calcext:value-type="float">
            <text:p>35.43867527</text:p>
          </table:table-cell>
          <table:table-cell office:value-type="float" office:value="31.05570714" calcext:value-type="float">
            <text:p>31.05570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5956433" calcext:value-type="float">
            <text:p>87.55956433</text:p>
          </table:table-cell>
          <table:table-cell office:value-type="float" office:value="0.939649078" calcext:value-type="float">
            <text:p>0.939649078</text:p>
          </table:table-cell>
          <table:table-cell office:value-type="float" office:value="47.75873424" calcext:value-type="float">
            <text:p>47.75873424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54" calcext:value-type="float">
            <text:p>254</text:p>
          </table:table-cell>
          <table:table-cell office:value-type="float" office:value="147650.9705" calcext:value-type="float">
            <text:p>147650.9705</text:p>
          </table:table-cell>
          <table:table-cell office:value-type="float" office:value="496.460876" calcext:value-type="float">
            <text:p>496.460876</text:p>
          </table:table-cell>
          <table:table-cell office:value-type="float" office:value="228.3933035" calcext:value-type="float">
            <text:p>228.3933035</text:p>
          </table:table-cell>
          <table:table-cell office:value-type="float" office:value="180.0457875" calcext:value-type="float">
            <text:p>180.0457875</text:p>
          </table:table-cell>
          <table:table-cell office:value-type="float" office:value="828016.2" calcext:value-type="float">
            <text:p>828016.2</text:p>
          </table:table-cell>
          <table:table-cell office:value-type="float" office:value="7070.1" calcext:value-type="float">
            <text:p>7070.1</text:p>
          </table:table-cell>
          <table:table-cell office:value-type="float" office:value="7666.816667" calcext:value-type="float">
            <text:p>7666.816667</text:p>
          </table:table-cell>
          <table:table-cell office:value-type="float" office:value="20.88385885" calcext:value-type="float">
            <text:p>20.88385885</text:p>
          </table:table-cell>
          <table:table-cell office:value-type="float" office:value="8.814887365" calcext:value-type="float">
            <text:p>8.814887365</text:p>
          </table:table-cell>
          <table:table-cell office:value-type="float" office:value="15.75722331" calcext:value-type="float">
            <text:p>15.75722331</text:p>
          </table:table-cell>
          <table:table-cell office:value-type="float" office:value="31.51444662" calcext:value-type="float">
            <text:p>31.51444662</text:p>
          </table:table-cell>
          <table:table-cell office:value-type="float" office:value="19.24000984" calcext:value-type="float">
            <text:p>19.24000984</text:p>
          </table:table-cell>
          <table:table-cell office:value-type="float" office:value="14.054005" calcext:value-type="float">
            <text:p>14.054005</text:p>
          </table:table-cell>
          <table:table-cell office:value-type="float" office:value="993.631854" calcext:value-type="float">
            <text:p>993.631854</text:p>
          </table:table-cell>
          <table:table-cell office:value-type="float" office:value="74.47696846" calcext:value-type="float">
            <text:p>74.47696846</text:p>
          </table:table-cell>
          <table:table-cell office:value-type="float" office:value="1.030205401" calcext:value-type="float">
            <text:p>1.030205401</text:p>
          </table:table-cell>
          <table:table-cell office:value-type="float" office:value="26.77468136" calcext:value-type="float">
            <text:p>26.77468136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745/746</text:p>
          </table:table-cell>
          <table:table-cell office:value-type="float" office:value="146867.8923" calcext:value-type="float">
            <text:p>146867.8923</text:p>
          </table:table-cell>
          <table:table-cell office:value-type="float" office:value="517.637072" calcext:value-type="float">
            <text:p>517.637072</text:p>
          </table:table-cell>
          <table:table-cell office:value-type="float" office:value="150.9622983" calcext:value-type="float">
            <text:p>150.9622983</text:p>
          </table:table-cell>
          <table:table-cell office:value-type="float" office:value="146.6281886" calcext:value-type="float">
            <text:p>146.6281886</text:p>
          </table:table-cell>
          <table:table-cell office:value-type="float" office:value="1004135.15" calcext:value-type="float">
            <text:p>1004135.15</text:p>
          </table:table-cell>
          <table:table-cell office:value-type="float" office:value="12894.71667" calcext:value-type="float">
            <text:p>12894.71667</text:p>
          </table:table-cell>
          <table:table-cell office:value-type="float" office:value="14552.68333" calcext:value-type="float">
            <text:p>14552.68333</text:p>
          </table:table-cell>
          <table:table-cell office:value-type="float" office:value="11.38977273" calcext:value-type="float">
            <text:p>11.38977273</text:p>
          </table:table-cell>
          <table:table-cell office:value-type="float" office:value="0.248323814" calcext:value-type="float">
            <text:p>0.248323814</text:p>
          </table:table-cell>
          <table:table-cell office:value-type="float" office:value="7.11959204" calcext:value-type="float">
            <text:p>7.11959204</text:p>
          </table:table-cell>
          <table:table-cell office:value-type="float" office:value="29.66496683" calcext:value-type="float">
            <text:p>29.66496683</text:p>
          </table:table-cell>
          <table:table-cell office:value-type="float" office:value="19.92496344" calcext:value-type="float">
            <text:p>19.92496344</text:p>
          </table:table-cell>
          <table:table-cell office:value-type="float" office:value="0.245044" calcext:value-type="float">
            <text:p>0.245044</text:p>
          </table:table-cell>
          <table:table-cell office:value-type="float" office:value="31.59205583" calcext:value-type="float">
            <text:p>31.59205583</text:p>
          </table:table-cell>
          <table:table-cell office:value-type="float" office:value="80.5052221" calcext:value-type="float">
            <text:p>80.5052221</text:p>
          </table:table-cell>
          <table:table-cell office:value-type="float" office:value="1.26724917" calcext:value-type="float">
            <text:p>1.26724917</text:p>
          </table:table-cell>
          <table:table-cell office:value-type="float" office:value="29.9990654" calcext:value-type="float">
            <text:p>29.9990654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412" calcext:value-type="float">
            <text:p>412</text:p>
          </table:table-cell>
          <table:table-cell office:value-type="float" office:value="146293.8185" calcext:value-type="float">
            <text:p>146293.8185</text:p>
          </table:table-cell>
          <table:table-cell office:value-type="float" office:value="569.1281549" calcext:value-type="float">
            <text:p>569.1281549</text:p>
          </table:table-cell>
          <table:table-cell office:value-type="float" office:value="72.73214286" calcext:value-type="float">
            <text:p>72.73214286</text:p>
          </table:table-cell>
          <table:table-cell office:value-type="string" calcext:value-type="string">
            <text:p>NULL</text:p>
          </table:table-cell>
          <table:table-cell office:value-type="float" office:value="638328.9" calcext:value-type="float">
            <text:p>638328.9</text:p>
          </table:table-cell>
          <table:table-cell office:value-type="float" office:value="6109.866667" calcext:value-type="float">
            <text:p>6109.866667</text:p>
          </table:table-cell>
          <table:table-cell office:value-type="float" office:value="6668.533333" calcext:value-type="float">
            <text:p>6668.533333</text:p>
          </table:table-cell>
          <table:table-cell office:value-type="float" office:value="23.94386432" calcext:value-type="float">
            <text:p>23.94386432</text:p>
          </table:table-cell>
          <table:table-cell office:value-type="float" office:value="0.067957866" calcext:value-type="float">
            <text:p>0.067957866</text:p>
          </table:table-cell>
          <table:table-cell office:value-type="float" office:value="7.021029683" calcext:value-type="float">
            <text:p>7.021029683</text:p>
          </table:table-cell>
          <table:table-cell office:value-type="float" office:value="16.49598848" calcext:value-type="float">
            <text:p>16.49598848</text:p>
          </table:table-cell>
          <table:table-cell office:value-type="float" office:value="9.117950506" calcext:value-type="float">
            <text:p>9.117950506</text:p>
          </table:table-cell>
          <table:table-cell office:value-type="float" office:value="0.094542" calcext:value-type="float">
            <text:p>0.094542</text:p>
          </table:table-cell>
          <table:table-cell office:value-type="float" office:value="5.773824" calcext:value-type="float">
            <text:p>5.773824</text:p>
          </table:table-cell>
          <table:table-cell office:value-type="float" office:value="92.67687662" calcext:value-type="float">
            <text:p>92.67687662</text:p>
          </table:table-cell>
          <table:table-cell office:value-type="float" office:value="0.045125384" calcext:value-type="float">
            <text:p>0.045125384</text:p>
          </table:table-cell>
          <table:table-cell office:value-type="float" office:value="29.99976044" calcext:value-type="float">
            <text:p>29.99976044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170" calcext:value-type="float">
            <text:p>170</text:p>
          </table:table-cell>
          <table:table-cell office:value-type="float" office:value="145801.2956" calcext:value-type="float">
            <text:p>145801.2956</text:p>
          </table:table-cell>
          <table:table-cell office:value-type="float" office:value="503.7257169" calcext:value-type="float">
            <text:p>503.7257169</text:p>
          </table:table-cell>
          <table:table-cell office:value-type="float" office:value="186.8898808" calcext:value-type="float">
            <text:p>186.8898808</text:p>
          </table:table-cell>
          <table:table-cell office:value-type="float" office:value="158.6120979" calcext:value-type="float">
            <text:p>158.6120979</text:p>
          </table:table-cell>
          <table:table-cell office:value-type="float" office:value="676362.15" calcext:value-type="float">
            <text:p>676362.15</text:p>
          </table:table-cell>
          <table:table-cell office:value-type="float" office:value="9344.85" calcext:value-type="float">
            <text:p>9344.85</text:p>
          </table:table-cell>
          <table:table-cell office:value-type="float" office:value="9802.35" calcext:value-type="float">
            <text:p>9802.35</text:p>
          </table:table-cell>
          <table:table-cell office:value-type="float" office:value="15.60231524" calcext:value-type="float">
            <text:p>15.60231524</text:p>
          </table:table-cell>
          <table:table-cell office:value-type="float" office:value="0.138248848" calcext:value-type="float">
            <text:p>0.138248848</text:p>
          </table:table-cell>
          <table:table-cell office:value-type="float" office:value="3.251210238" calcext:value-type="float">
            <text:p>3.251210238</text:p>
          </table:table-cell>
          <table:table-cell office:value-type="float" office:value="13.54670932" calcext:value-type="float">
            <text:p>13.54670932</text:p>
          </table:table-cell>
          <table:table-cell office:value-type="float" office:value="6.494731933" calcext:value-type="float">
            <text:p>6.494731933</text:p>
          </table:table-cell>
          <table:table-cell office:value-type="float" office:value="0.174965" calcext:value-type="float">
            <text:p>0.174965</text:p>
          </table:table-cell>
          <table:table-cell office:value-type="float" office:value="16.34414265" calcext:value-type="float">
            <text:p>16.34414265</text:p>
          </table:table-cell>
          <table:table-cell office:value-type="float" office:value="92.52625909" calcext:value-type="float">
            <text:p>92.52625909</text:p>
          </table:table-cell>
          <table:table-cell office:value-type="float" office:value="0.867836364" calcext:value-type="float">
            <text:p>0.867836364</text:p>
          </table:table-cell>
          <table:table-cell office:value-type="float" office:value="24.61121211" calcext:value-type="float">
            <text:p>24.61121211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109" calcext:value-type="float">
            <text:p>109</text:p>
          </table:table-cell>
          <table:table-cell office:value-type="float" office:value="145014.7856" calcext:value-type="float">
            <text:p>145014.7856</text:p>
          </table:table-cell>
          <table:table-cell office:value-type="float" office:value="465.1183375" calcext:value-type="float">
            <text:p>465.1183375</text:p>
          </table:table-cell>
          <table:table-cell office:value-type="float" office:value="276.3316689" calcext:value-type="float">
            <text:p>276.3316689</text:p>
          </table:table-cell>
          <table:table-cell office:value-type="float" office:value="234.8208654" calcext:value-type="float">
            <text:p>234.8208654</text:p>
          </table:table-cell>
          <table:table-cell office:value-type="float" office:value="665973.05" calcext:value-type="float">
            <text:p>665973.05</text:p>
          </table:table-cell>
          <table:table-cell office:value-type="float" office:value="9138.216667" calcext:value-type="float">
            <text:p>9138.216667</text:p>
          </table:table-cell>
          <table:table-cell office:value-type="float" office:value="9651.783333" calcext:value-type="float">
            <text:p>9651.783333</text:p>
          </table:table-cell>
          <table:table-cell office:value-type="float" office:value="15.86904654" calcext:value-type="float">
            <text:p>15.86904654</text:p>
          </table:table-cell>
          <table:table-cell office:value-type="float" office:value="0.019025875" calcext:value-type="float">
            <text:p>0.019025875</text:p>
          </table:table-cell>
          <table:table-cell office:value-type="float" office:value="5.259639057" calcext:value-type="float">
            <text:p>5.259639057</text:p>
          </table:table-cell>
          <table:table-cell office:value-type="float" office:value="21.91516274" calcext:value-type="float">
            <text:p>21.91516274</text:p>
          </table:table-cell>
          <table:table-cell office:value-type="float" office:value="11.87525975" calcext:value-type="float">
            <text:p>11.87525975</text:p>
          </table:table-cell>
          <table:table-cell office:value-type="float" office:value="0.026564" calcext:value-type="float">
            <text:p>0.026564</text:p>
          </table:table-cell>
          <table:table-cell office:value-type="float" office:value="2.421627417" calcext:value-type="float">
            <text:p>2.421627417</text:p>
          </table:table-cell>
          <table:table-cell office:value-type="float" office:value="92.59320813" calcext:value-type="float">
            <text:p>92.59320813</text:p>
          </table:table-cell>
          <table:table-cell office:value-type="float" office:value="0.098614698" calcext:value-type="float">
            <text:p>0.098614698</text:p>
          </table:table-cell>
          <table:table-cell office:value-type="float" office:value="20.25524986" calcext:value-type="float">
            <text:p>20.25524986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372" calcext:value-type="float">
            <text:p>372</text:p>
          </table:table-cell>
          <table:table-cell office:value-type="float" office:value="144455.4178" calcext:value-type="float">
            <text:p>144455.4178</text:p>
          </table:table-cell>
          <table:table-cell office:value-type="float" office:value="462.9010017" calcext:value-type="float">
            <text:p>462.9010017</text:p>
          </table:table-cell>
          <table:table-cell office:value-type="float" office:value="275.8958179" calcext:value-type="float">
            <text:p>275.8958179</text:p>
          </table:table-cell>
          <table:table-cell office:value-type="float" office:value="227.726414" calcext:value-type="float">
            <text:p>227.726414</text:p>
          </table:table-cell>
          <table:table-cell office:value-type="float" office:value="1050889.55" calcext:value-type="float">
            <text:p>1050889.55</text:p>
          </table:table-cell>
          <table:table-cell office:value-type="float" office:value="14530.03333" calcext:value-type="float">
            <text:p>14530.03333</text:p>
          </table:table-cell>
          <table:table-cell office:value-type="float" office:value="15230.28333" calcext:value-type="float">
            <text:p>15230.28333</text:p>
          </table:table-cell>
          <table:table-cell office:value-type="float" office:value="9.941850406" calcext:value-type="float">
            <text:p>9.941850406</text:p>
          </table:table-cell>
          <table:table-cell office:value-type="float" office:value="0.031269543" calcext:value-type="float">
            <text:p>0.031269543</text:p>
          </table:table-cell>
          <table:table-cell office:value-type="float" office:value="5.180061534" calcext:value-type="float">
            <text:p>5.180061534</text:p>
          </table:table-cell>
          <table:table-cell office:value-type="float" office:value="21.58358972" calcext:value-type="float">
            <text:p>21.58358972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3.37398782" calcext:value-type="float">
            <text:p>23.37398782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352" calcext:value-type="float">
            <text:p>352</text:p>
          </table:table-cell>
          <table:table-cell office:value-type="float" office:value="143682.1462" calcext:value-type="float">
            <text:p>143682.1462</text:p>
          </table:table-cell>
          <table:table-cell office:value-type="float" office:value="576.0246834" calcext:value-type="float">
            <text:p>576.024683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96924" calcext:value-type="float">
            <text:p>696924</text:p>
          </table:table-cell>
          <table:table-cell office:value-type="float" office:value="3935.4" calcext:value-type="float">
            <text:p>3935.4</text:p>
          </table:table-cell>
          <table:table-cell office:value-type="float" office:value="6453" calcext:value-type="float">
            <text:p>6453</text:p>
          </table:table-cell>
          <table:table-cell office:value-type="float" office:value="36.51017588" calcext:value-type="float">
            <text:p>36.51017588</text:p>
          </table:table-cell>
          <table:table-cell office:value-type="float" office:value="2.430555556" calcext:value-type="float">
            <text:p>2.430555556</text:p>
          </table:table-cell>
          <table:table-cell office:value-type="float" office:value="34.77384542" calcext:value-type="float">
            <text:p>34.77384542</text:p>
          </table:table-cell>
          <table:table-cell office:value-type="float" office:value="69.47241305" calcext:value-type="float">
            <text:p>69.47241305</text:p>
          </table:table-cell>
          <table:table-cell office:value-type="float" office:value="53.21098178" calcext:value-type="float">
            <text:p>53.21098178</text:p>
          </table:table-cell>
          <table:table-cell office:value-type="float" office:value="2.583844" calcext:value-type="float">
            <text:p>2.583844</text:p>
          </table:table-cell>
          <table:table-cell office:value-type="float" office:value="101.6828652" calcext:value-type="float">
            <text:p>101.6828652</text:p>
          </table:table-cell>
          <table:table-cell office:value-type="float" office:value="85.87527212" calcext:value-type="float">
            <text:p>85.87527212</text:p>
          </table:table-cell>
          <table:table-cell office:value-type="float" office:value="1.206832529" calcext:value-type="float">
            <text:p>1.206832529</text:p>
          </table:table-cell>
          <table:table-cell office:value-type="float" office:value="50.80449154" calcext:value-type="float">
            <text:p>50.80449154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393" calcext:value-type="float">
            <text:p>393</text:p>
          </table:table-cell>
          <table:table-cell office:value-type="float" office:value="143444.6574" calcext:value-type="float">
            <text:p>143444.6574</text:p>
          </table:table-cell>
          <table:table-cell office:value-type="float" office:value="572.8866294" calcext:value-type="float">
            <text:p>572.886629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9747.8" calcext:value-type="float">
            <text:p>199747.8</text:p>
          </table:table-cell>
          <table:table-cell office:value-type="float" office:value="1744.016667" calcext:value-type="float">
            <text:p>1744.016667</text:p>
          </table:table-cell>
          <table:table-cell office:value-type="float" office:value="1849.516667" calcext:value-type="float">
            <text:p>1849.516667</text:p>
          </table:table-cell>
          <table:table-cell office:value-type="float" office:value="82.2495909" calcext:value-type="float">
            <text:p>82.2495909</text:p>
          </table:table-cell>
          <table:table-cell office:value-type="float" office:value="20.68493151" calcext:value-type="float">
            <text:p>20.68493151</text:p>
          </table:table-cell>
          <table:table-cell office:value-type="float" office:value="39.01088918" calcext:value-type="float">
            <text:p>39.01088918</text:p>
          </table:table-cell>
          <table:table-cell office:value-type="float" office:value="78.02177835" calcext:value-type="float">
            <text:p>78.02177835</text:p>
          </table:table-cell>
          <table:table-cell office:value-type="float" office:value="41.32327969" calcext:value-type="float">
            <text:p>41.32327969</text:p>
          </table:table-cell>
          <table:table-cell office:value-type="float" office:value="21.388346" calcext:value-type="float">
            <text:p>21.388346</text:p>
          </table:table-cell>
          <table:table-cell office:value-type="float" office:value="373.0155167" calcext:value-type="float">
            <text:p>373.0155167</text:p>
          </table:table-cell>
          <table:table-cell office:value-type="float" office:value="82.9318089" calcext:value-type="float">
            <text:p>82.9318089</text:p>
          </table:table-cell>
          <table:table-cell office:value-type="float" office:value="0.424138021" calcext:value-type="float">
            <text:p>0.424138021</text:p>
          </table:table-cell>
          <table:table-cell office:value-type="float" office:value="22.17932391" calcext:value-type="float">
            <text:p>22.17932391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3" calcext:value-type="float">
            <text:p>363</text:p>
          </table:table-cell>
          <table:table-cell office:value-type="float" office:value="142543.9813" calcext:value-type="float">
            <text:p>142543.9813</text:p>
          </table:table-cell>
          <table:table-cell office:value-type="float" office:value="404.5896208" calcext:value-type="float">
            <text:p>404.5896208</text:p>
          </table:table-cell>
          <table:table-cell office:value-type="float" office:value="406.1813795" calcext:value-type="float">
            <text:p>406.1813795</text:p>
          </table:table-cell>
          <table:table-cell office:value-type="float" office:value="320.4928177" calcext:value-type="float">
            <text:p>320.4928177</text:p>
          </table:table-cell>
          <table:table-cell office:value-type="float" office:value="1268118.8" calcext:value-type="float">
            <text:p>1268118.8</text:p>
          </table:table-cell>
          <table:table-cell office:value-type="float" office:value="17006.11667" calcext:value-type="float">
            <text:p>17006.11667</text:p>
          </table:table-cell>
          <table:table-cell office:value-type="float" office:value="18378.53333" calcext:value-type="float">
            <text:p>18378.53333</text:p>
          </table:table-cell>
          <table:table-cell office:value-type="float" office:value="8.381924225" calcext:value-type="float">
            <text:p>8.381924225</text:p>
          </table:table-cell>
          <table:table-cell office:value-type="float" office:value="0" calcext:value-type="float">
            <text:p>0</text:p>
          </table:table-cell>
          <table:table-cell office:value-type="float" office:value="4.542068173" calcext:value-type="float">
            <text:p>4.542068173</text:p>
          </table:table-cell>
          <table:table-cell office:value-type="float" office:value="18.92528406" calcext:value-type="float">
            <text:p>18.92528406</text:p>
          </table:table-cell>
          <table:table-cell office:value-type="float" office:value="9.194616398" calcext:value-type="float">
            <text:p>9.194616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65587868" calcext:value-type="float">
            <text:p>73.65587868</text:p>
          </table:table-cell>
          <table:table-cell office:value-type="float" office:value="0.081816018" calcext:value-type="float">
            <text:p>0.081816018</text:p>
          </table:table-cell>
          <table:table-cell office:value-type="float" office:value="24.41224952" calcext:value-type="float">
            <text:p>24.41224952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227" calcext:value-type="float">
            <text:p>227</text:p>
          </table:table-cell>
          <table:table-cell office:value-type="float" office:value="140384.4339" calcext:value-type="float">
            <text:p>140384.4339</text:p>
          </table:table-cell>
          <table:table-cell office:value-type="float" office:value="365.4142906" calcext:value-type="float">
            <text:p>365.4142906</text:p>
          </table:table-cell>
          <table:table-cell office:value-type="float" office:value="481.8459151" calcext:value-type="float">
            <text:p>481.8459151</text:p>
          </table:table-cell>
          <table:table-cell office:value-type="float" office:value="382.1256728" calcext:value-type="float">
            <text:p>382.1256728</text:p>
          </table:table-cell>
          <table:table-cell office:value-type="float" office:value="607352.95" calcext:value-type="float">
            <text:p>607352.95</text:p>
          </table:table-cell>
          <table:table-cell office:value-type="float" office:value="8527.55" calcext:value-type="float">
            <text:p>8527.55</text:p>
          </table:table-cell>
          <table:table-cell office:value-type="float" office:value="8802.216667" calcext:value-type="float">
            <text:p>8802.216667</text:p>
          </table:table-cell>
          <table:table-cell office:value-type="float" office:value="16.46245803" calcext:value-type="float">
            <text:p>16.46245803</text:p>
          </table:table-cell>
          <table:table-cell office:value-type="float" office:value="0.07230658" calcext:value-type="float">
            <text:p>0.07230658</text:p>
          </table:table-cell>
          <table:table-cell office:value-type="float" office:value="4.118328986" calcext:value-type="float">
            <text:p>4.118328986</text:p>
          </table:table-cell>
          <table:table-cell office:value-type="float" office:value="17.15970411" calcext:value-type="float">
            <text:p>17.15970411</text:p>
          </table:table-cell>
          <table:table-cell office:value-type="float" office:value="10.30782375" calcext:value-type="float">
            <text:p>10.30782375</text:p>
          </table:table-cell>
          <table:table-cell office:value-type="float" office:value="0.069904" calcext:value-type="float">
            <text:p>0.069904</text:p>
          </table:table-cell>
          <table:table-cell office:value-type="float" office:value="5.96075745" calcext:value-type="float">
            <text:p>5.96075745</text:p>
          </table:table-cell>
          <table:table-cell office:value-type="float" office:value="88.07515337" calcext:value-type="float">
            <text:p>88.07515337</text:p>
          </table:table-cell>
          <table:table-cell office:value-type="float" office:value="0.079660361" calcext:value-type="float">
            <text:p>0.079660361</text:p>
          </table:table-cell>
          <table:table-cell office:value-type="float" office:value="24.39820293" calcext:value-type="float">
            <text:p>24.39820293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109" calcext:value-type="float">
            <text:p>109</text:p>
          </table:table-cell>
          <table:table-cell office:value-type="float" office:value="139138.6667" calcext:value-type="float">
            <text:p>139138.6667</text:p>
          </table:table-cell>
          <table:table-cell office:value-type="float" office:value="450.1607967" calcext:value-type="float">
            <text:p>450.1607967</text:p>
          </table:table-cell>
          <table:table-cell office:value-type="float" office:value="247.4004886" calcext:value-type="float">
            <text:p>247.4004886</text:p>
          </table:table-cell>
          <table:table-cell office:value-type="float" office:value="220.1843138" calcext:value-type="float">
            <text:p>220.1843138</text:p>
          </table:table-cell>
          <table:table-cell office:value-type="float" office:value="701767.95" calcext:value-type="float">
            <text:p>701767.95</text:p>
          </table:table-cell>
          <table:table-cell office:value-type="float" office:value="9622.566667" calcext:value-type="float">
            <text:p>9622.566667</text:p>
          </table:table-cell>
          <table:table-cell office:value-type="float" office:value="10170.55" calcext:value-type="float">
            <text:p>10170.55</text:p>
          </table:table-cell>
          <table:table-cell office:value-type="float" office:value="14.45962097" calcext:value-type="float">
            <text:p>14.45962097</text:p>
          </table:table-cell>
          <table:table-cell office:value-type="float" office:value="0.01896094" calcext:value-type="float">
            <text:p>0.01896094</text:p>
          </table:table-cell>
          <table:table-cell office:value-type="float" office:value="5.272597553" calcext:value-type="float">
            <text:p>5.272597553</text:p>
          </table:table-cell>
          <table:table-cell office:value-type="float" office:value="21.96915647" calcext:value-type="float">
            <text:p>21.96915647</text:p>
          </table:table-cell>
          <table:table-cell office:value-type="float" office:value="11.56729442" calcext:value-type="float">
            <text:p>11.56729442</text:p>
          </table:table-cell>
          <table:table-cell office:value-type="float" office:value="0.028077" calcext:value-type="float">
            <text:p>0.028077</text:p>
          </table:table-cell>
          <table:table-cell office:value-type="float" office:value="2.694318667" calcext:value-type="float">
            <text:p>2.694318667</text:p>
          </table:table-cell>
          <table:table-cell office:value-type="float" office:value="93.28001777" calcext:value-type="float">
            <text:p>93.28001777</text:p>
          </table:table-cell>
          <table:table-cell office:value-type="float" office:value="0.013806304" calcext:value-type="float">
            <text:p>0.013806304</text:p>
          </table:table-cell>
          <table:table-cell office:value-type="float" office:value="19.50036481" calcext:value-type="float">
            <text:p>19.50036481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560/561</text:p>
          </table:table-cell>
          <table:table-cell office:value-type="float" office:value="138661.6919" calcext:value-type="float">
            <text:p>138661.6919</text:p>
          </table:table-cell>
          <table:table-cell office:value-type="float" office:value="431.6386889" calcext:value-type="float">
            <text:p>431.6386889</text:p>
          </table:table-cell>
          <table:table-cell office:value-type="float" office:value="310.5474998" calcext:value-type="float">
            <text:p>310.5474998</text:p>
          </table:table-cell>
          <table:table-cell office:value-type="float" office:value="239.7817756" calcext:value-type="float">
            <text:p>239.7817756</text:p>
          </table:table-cell>
          <table:table-cell office:value-type="float" office:value="907948" calcext:value-type="float">
            <text:p>907948</text:p>
          </table:table-cell>
          <table:table-cell office:value-type="float" office:value="12517.16667" calcext:value-type="float">
            <text:p>12517.16667</text:p>
          </table:table-cell>
          <table:table-cell office:value-type="float" office:value="13158.66667" calcext:value-type="float">
            <text:p>13158.66667</text:p>
          </table:table-cell>
          <table:table-cell office:value-type="float" office:value="11.07772194" calcext:value-type="float">
            <text:p>11.07772194</text:p>
          </table:table-cell>
          <table:table-cell office:value-type="float" office:value="0.014136274" calcext:value-type="float">
            <text:p>0.014136274</text:p>
          </table:table-cell>
          <table:table-cell office:value-type="float" office:value="4.895468775" calcext:value-type="float">
            <text:p>4.895468775</text:p>
          </table:table-cell>
          <table:table-cell office:value-type="float" office:value="20.39778656" calcext:value-type="float">
            <text:p>20.39778656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6.18735234" calcext:value-type="float">
            <text:p>26.18735234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29" calcext:value-type="float">
            <text:p>329</text:p>
          </table:table-cell>
          <table:table-cell office:value-type="float" office:value="138184.4841" calcext:value-type="float">
            <text:p>138184.4841</text:p>
          </table:table-cell>
          <table:table-cell office:value-type="float" office:value="473.3322806" calcext:value-type="float">
            <text:p>473.3322806</text:p>
          </table:table-cell>
          <table:table-cell office:value-type="float" office:value="372.6554161" calcext:value-type="float">
            <text:p>372.6554161</text:p>
          </table:table-cell>
          <table:table-cell office:value-type="string" calcext:value-type="string">
            <text:p>NULL</text:p>
          </table:table-cell>
          <table:table-cell office:value-type="float" office:value="383405.4" calcext:value-type="float">
            <text:p>383405.4</text:p>
          </table:table-cell>
          <table:table-cell office:value-type="float" office:value="3358" calcext:value-type="float">
            <text:p>3358</text:p>
          </table:table-cell>
          <table:table-cell office:value-type="float" office:value="3550.05" calcext:value-type="float">
            <text:p>3550.05</text:p>
          </table:table-cell>
          <table:table-cell office:value-type="float" office:value="41.15082909" calcext:value-type="float">
            <text:p>41.15082909</text:p>
          </table:table-cell>
          <table:table-cell office:value-type="float" office:value="1.149425287" calcext:value-type="float">
            <text:p>1.149425287</text:p>
          </table:table-cell>
          <table:table-cell office:value-type="float" office:value="22.81983756" calcext:value-type="float">
            <text:p>22.81983756</text:p>
          </table:table-cell>
          <table:table-cell office:value-type="float" office:value="45.63967512" calcext:value-type="float">
            <text:p>45.63967512</text:p>
          </table:table-cell>
          <table:table-cell office:value-type="float" office:value="27.43402941" calcext:value-type="float">
            <text:p>27.43402941</text:p>
          </table:table-cell>
          <table:table-cell office:value-type="float" office:value="1.354436" calcext:value-type="float">
            <text:p>1.354436</text:p>
          </table:table-cell>
          <table:table-cell office:value-type="float" office:value="45.480752" calcext:value-type="float">
            <text:p>45.480752</text:p>
          </table:table-cell>
          <table:table-cell office:value-type="float" office:value="85.3425385" calcext:value-type="float">
            <text:p>85.3425385</text:p>
          </table:table-cell>
          <table:table-cell office:value-type="float" office:value="0" calcext:value-type="float">
            <text:p>0</text:p>
          </table:table-cell>
          <table:table-cell office:value-type="float" office:value="21.26286461" calcext:value-type="float">
            <text:p>21.26286461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189" calcext:value-type="float">
            <text:p>189</text:p>
          </table:table-cell>
          <table:table-cell office:value-type="float" office:value="135386.9332" calcext:value-type="float">
            <text:p>135386.9332</text:p>
          </table:table-cell>
          <table:table-cell office:value-type="float" office:value="437.6722854" calcext:value-type="float">
            <text:p>437.6722854</text:p>
          </table:table-cell>
          <table:table-cell office:value-type="float" office:value="240.1246233" calcext:value-type="float">
            <text:p>240.1246233</text:p>
          </table:table-cell>
          <table:table-cell office:value-type="float" office:value="216.176291" calcext:value-type="float">
            <text:p>216.176291</text:p>
          </table:table-cell>
          <table:table-cell office:value-type="float" office:value="590865.05" calcext:value-type="float">
            <text:p>590865.05</text:p>
          </table:table-cell>
          <table:table-cell office:value-type="float" office:value="6693.466667" calcext:value-type="float">
            <text:p>6693.466667</text:p>
          </table:table-cell>
          <table:table-cell office:value-type="float" office:value="7132.583333" calcext:value-type="float">
            <text:p>7132.583333</text:p>
          </table:table-cell>
          <table:table-cell office:value-type="float" office:value="20.22672854" calcext:value-type="float">
            <text:p>20.22672854</text:p>
          </table:table-cell>
          <table:table-cell office:value-type="float" office:value="0" calcext:value-type="float">
            <text:p>0</text:p>
          </table:table-cell>
          <table:table-cell office:value-type="float" office:value="5.839617425" calcext:value-type="float">
            <text:p>5.839617425</text:p>
          </table:table-cell>
          <table:table-cell office:value-type="float" office:value="17.78513931" calcext:value-type="float">
            <text:p>17.78513931</text:p>
          </table:table-cell>
          <table:table-cell office:value-type="float" office:value="11.59509717" calcext:value-type="float">
            <text:p>11.59509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28323313" calcext:value-type="float">
            <text:p>88.28323313</text:p>
          </table:table-cell>
          <table:table-cell office:value-type="float" office:value="0.058642806" calcext:value-type="float">
            <text:p>0.058642806</text:p>
          </table:table-cell>
          <table:table-cell office:value-type="float" office:value="20.61490623" calcext:value-type="float">
            <text:p>20.61490623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352" calcext:value-type="float">
            <text:p>352</text:p>
          </table:table-cell>
          <table:table-cell office:value-type="float" office:value="132560.5647" calcext:value-type="float">
            <text:p>132560.5647</text:p>
          </table:table-cell>
          <table:table-cell office:value-type="float" office:value="529.9542589" calcext:value-type="float">
            <text:p>529.954258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88644" calcext:value-type="float">
            <text:p>688644</text:p>
          </table:table-cell>
          <table:table-cell office:value-type="float" office:value="3934.633333" calcext:value-type="float">
            <text:p>3934.633333</text:p>
          </table:table-cell>
          <table:table-cell office:value-type="float" office:value="6376.333333" calcext:value-type="float">
            <text:p>6376.333333</text:p>
          </table:table-cell>
          <table:table-cell office:value-type="float" office:value="33.69070342" calcext:value-type="float">
            <text:p>33.69070342</text:p>
          </table:table-cell>
          <table:table-cell office:value-type="float" office:value="0" calcext:value-type="float">
            <text:p>0</text:p>
          </table:table-cell>
          <table:table-cell office:value-type="float" office:value="31.94520207" calcext:value-type="float">
            <text:p>31.94520207</text:p>
          </table:table-cell>
          <table:table-cell office:value-type="float" office:value="63.54655177" calcext:value-type="float">
            <text:p>63.54655177</text:p>
          </table:table-cell>
          <table:table-cell office:value-type="float" office:value="47.91377204" calcext:value-type="float">
            <text:p>47.91377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16106105" calcext:value-type="float">
            <text:p>89.16106105</text:p>
          </table:table-cell>
          <table:table-cell office:value-type="float" office:value="0.782922698" calcext:value-type="float">
            <text:p>0.782922698</text:p>
          </table:table-cell>
          <table:table-cell office:value-type="float" office:value="51.07911174" calcext:value-type="float">
            <text:p>51.07911174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string" calcext:value-type="string">
            <text:p>560/561</text:p>
          </table:table-cell>
          <table:table-cell office:value-type="float" office:value="130548.8865" calcext:value-type="float">
            <text:p>130548.8865</text:p>
          </table:table-cell>
          <table:table-cell office:value-type="float" office:value="407.4666037" calcext:value-type="float">
            <text:p>407.4666037</text:p>
          </table:table-cell>
          <table:table-cell office:value-type="float" office:value="288.6991836" calcext:value-type="float">
            <text:p>288.6991836</text:p>
          </table:table-cell>
          <table:table-cell office:value-type="float" office:value="220.5396344" calcext:value-type="float">
            <text:p>220.5396344</text:p>
          </table:table-cell>
          <table:table-cell office:value-type="float" office:value="908661" calcext:value-type="float">
            <text:p>908661</text:p>
          </table:table-cell>
          <table:table-cell office:value-type="float" office:value="12527.5" calcext:value-type="float">
            <text:p>12527.5</text:p>
          </table:table-cell>
          <table:table-cell office:value-type="float" office:value="13169" calcext:value-type="float">
            <text:p>13169</text:p>
          </table:table-cell>
          <table:table-cell office:value-type="float" office:value="10.42098476" calcext:value-type="float">
            <text:p>10.42098476</text:p>
          </table:table-cell>
          <table:table-cell office:value-type="float" office:value="0.028567348" calcext:value-type="float">
            <text:p>0.028567348</text:p>
          </table:table-cell>
          <table:table-cell office:value-type="float" office:value="3.851402942" calcext:value-type="float">
            <text:p>3.851402942</text:p>
          </table:table-cell>
          <table:table-cell office:value-type="float" office:value="16.04751226" calcext:value-type="float">
            <text:p>16.04751226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6.17967596" calcext:value-type="float">
            <text:p>26.17967596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602" calcext:value-type="float">
            <text:p>602</text:p>
          </table:table-cell>
          <table:table-cell office:value-type="float" office:value="129699.5703" calcext:value-type="float">
            <text:p>129699.5703</text:p>
          </table:table-cell>
          <table:table-cell office:value-type="float" office:value="520.1348206" calcext:value-type="float">
            <text:p>520.13482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28102" calcext:value-type="float">
            <text:p>528102</text:p>
          </table:table-cell>
          <table:table-cell office:value-type="float" office:value="3675" calcext:value-type="float">
            <text:p>3675</text:p>
          </table:table-cell>
          <table:table-cell office:value-type="float" office:value="4889.833333" calcext:value-type="float">
            <text:p>4889.833333</text:p>
          </table:table-cell>
          <table:table-cell office:value-type="float" office:value="35.29240009" calcext:value-type="float">
            <text:p>35.29240009</text:p>
          </table:table-cell>
          <table:table-cell office:value-type="float" office:value="0.771604938" calcext:value-type="float">
            <text:p>0.771604938</text:p>
          </table:table-cell>
          <table:table-cell office:value-type="float" office:value="26.41615485" calcext:value-type="float">
            <text:p>26.41615485</text:p>
          </table:table-cell>
          <table:table-cell office:value-type="float" office:value="52.83230971" calcext:value-type="float">
            <text:p>52.83230971</text:p>
          </table:table-cell>
          <table:table-cell office:value-type="float" office:value="43.83658575" calcext:value-type="float">
            <text:p>43.83658575</text:p>
          </table:table-cell>
          <table:table-cell office:value-type="float" office:value="0.719224" calcext:value-type="float">
            <text:p>0.719224</text:p>
          </table:table-cell>
          <table:table-cell office:value-type="float" office:value="26.4306" calcext:value-type="float">
            <text:p>26.4306</text:p>
          </table:table-cell>
          <table:table-cell office:value-type="float" office:value="80.19336527" calcext:value-type="float">
            <text:p>80.19336527</text:p>
          </table:table-cell>
          <table:table-cell office:value-type="float" office:value="0.358196376" calcext:value-type="float">
            <text:p>0.358196376</text:p>
          </table:table-cell>
          <table:table-cell office:value-type="float" office:value="40.83368007" calcext:value-type="float">
            <text:p>40.83368007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370" calcext:value-type="float">
            <text:p>370</text:p>
          </table:table-cell>
          <table:table-cell office:value-type="float" office:value="129023.2792" calcext:value-type="float">
            <text:p>129023.2792</text:p>
          </table:table-cell>
          <table:table-cell office:value-type="float" office:value="434.0143896" calcext:value-type="float">
            <text:p>434.0143896</text:p>
          </table:table-cell>
          <table:table-cell office:value-type="float" office:value="201.1063352" calcext:value-type="float">
            <text:p>201.1063352</text:p>
          </table:table-cell>
          <table:table-cell office:value-type="float" office:value="162.5027329" calcext:value-type="float">
            <text:p>162.5027329</text:p>
          </table:table-cell>
          <table:table-cell office:value-type="float" office:value="504452.1" calcext:value-type="float">
            <text:p>504452.1</text:p>
          </table:table-cell>
          <table:table-cell office:value-type="float" office:value="6885.9" calcext:value-type="float">
            <text:p>6885.9</text:p>
          </table:table-cell>
          <table:table-cell office:value-type="float" office:value="7310.9" calcext:value-type="float">
            <text:p>7310.9</text:p>
          </table:table-cell>
          <table:table-cell office:value-type="float" office:value="18.73731526" calcext:value-type="float">
            <text:p>18.73731526</text:p>
          </table:table-cell>
          <table:table-cell office:value-type="float" office:value="0.500876534" calcext:value-type="float">
            <text:p>0.500876534</text:p>
          </table:table-cell>
          <table:table-cell office:value-type="float" office:value="6.917650255" calcext:value-type="float">
            <text:p>6.917650255</text:p>
          </table:table-cell>
          <table:table-cell office:value-type="float" office:value="28.82354273" calcext:value-type="float">
            <text:p>28.82354273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3.81361903" calcext:value-type="float">
            <text:p>23.81361903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189" calcext:value-type="float">
            <text:p>189</text:p>
          </table:table-cell>
          <table:table-cell office:value-type="float" office:value="128309.9699" calcext:value-type="float">
            <text:p>128309.9699</text:p>
          </table:table-cell>
          <table:table-cell office:value-type="float" office:value="410.5025056" calcext:value-type="float">
            <text:p>410.5025056</text:p>
          </table:table-cell>
          <table:table-cell office:value-type="float" office:value="236.8267256" calcext:value-type="float">
            <text:p>236.8267256</text:p>
          </table:table-cell>
          <table:table-cell office:value-type="float" office:value="211.9364514" calcext:value-type="float">
            <text:p>211.9364514</text:p>
          </table:table-cell>
          <table:table-cell office:value-type="float" office:value="552523.9" calcext:value-type="float">
            <text:p>552523.9</text:p>
          </table:table-cell>
          <table:table-cell office:value-type="float" office:value="6572.366667" calcext:value-type="float">
            <text:p>6572.366667</text:p>
          </table:table-cell>
          <table:table-cell office:value-type="float" office:value="6776.05" calcext:value-type="float">
            <text:p>6776.05</text:p>
          </table:table-cell>
          <table:table-cell office:value-type="float" office:value="19.52264327" calcext:value-type="float">
            <text:p>19.52264327</text:p>
          </table:table-cell>
          <table:table-cell office:value-type="float" office:value="0" calcext:value-type="float">
            <text:p>0</text:p>
          </table:table-cell>
          <table:table-cell office:value-type="float" office:value="4.835028531" calcext:value-type="float">
            <text:p>4.835028531</text:p>
          </table:table-cell>
          <table:table-cell office:value-type="float" office:value="14.93265036" calcext:value-type="float">
            <text:p>14.93265036</text:p>
          </table:table-cell>
          <table:table-cell office:value-type="float" office:value="9.202893028" calcext:value-type="float">
            <text:p>9.202893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32406756" calcext:value-type="float">
            <text:p>87.32406756</text:p>
          </table:table-cell>
          <table:table-cell office:value-type="float" office:value="0.066475353" calcext:value-type="float">
            <text:p>0.066475353</text:p>
          </table:table-cell>
          <table:table-cell office:value-type="float" office:value="20.81551472" calcext:value-type="float">
            <text:p>20.81551472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251" calcext:value-type="float">
            <text:p>251</text:p>
          </table:table-cell>
          <table:table-cell office:value-type="float" office:value="128046.1221" calcext:value-type="float">
            <text:p>128046.1221</text:p>
          </table:table-cell>
          <table:table-cell office:value-type="float" office:value="412.4268613" calcext:value-type="float">
            <text:p>412.4268613</text:p>
          </table:table-cell>
          <table:table-cell office:value-type="float" office:value="244.3063763" calcext:value-type="float">
            <text:p>244.3063763</text:p>
          </table:table-cell>
          <table:table-cell office:value-type="float" office:value="201.5858262" calcext:value-type="float">
            <text:p>201.5858262</text:p>
          </table:table-cell>
          <table:table-cell office:value-type="float" office:value="599281.1" calcext:value-type="float">
            <text:p>599281.1</text:p>
          </table:table-cell>
          <table:table-cell office:value-type="float" office:value="8375.5" calcext:value-type="float">
            <text:p>8375.5</text:p>
          </table:table-cell>
          <table:table-cell office:value-type="float" office:value="8685.233333" calcext:value-type="float">
            <text:p>8685.233333</text:p>
          </table:table-cell>
          <table:table-cell office:value-type="float" office:value="15.28817648" calcext:value-type="float">
            <text:p>15.28817648</text:p>
          </table:table-cell>
          <table:table-cell office:value-type="float" office:value="0.347901718" calcext:value-type="float">
            <text:p>0.347901718</text:p>
          </table:table-cell>
          <table:table-cell office:value-type="float" office:value="6.578619956" calcext:value-type="float">
            <text:p>6.578619956</text:p>
          </table:table-cell>
          <table:table-cell office:value-type="float" office:value="27.41091648" calcext:value-type="float">
            <text:p>27.41091648</text:p>
          </table:table-cell>
          <table:table-cell office:value-type="float" office:value="13.07619962" calcext:value-type="float">
            <text:p>13.07619962</text:p>
          </table:table-cell>
          <table:table-cell office:value-type="float" office:value="0.399208" calcext:value-type="float">
            <text:p>0.399208</text:p>
          </table:table-cell>
          <table:table-cell office:value-type="float" office:value="33.434996" calcext:value-type="float">
            <text:p>33.434996</text:p>
          </table:table-cell>
          <table:table-cell office:value-type="float" office:value="71.66767153" calcext:value-type="float">
            <text:p>71.66767153</text:p>
          </table:table-cell>
          <table:table-cell office:value-type="float" office:value="0.046301317" calcext:value-type="float">
            <text:p>0.046301317</text:p>
          </table:table-cell>
          <table:table-cell office:value-type="float" office:value="25.98812227" calcext:value-type="float">
            <text:p>25.98812227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182" calcext:value-type="float">
            <text:p>182</text:p>
          </table:table-cell>
          <table:table-cell office:value-type="float" office:value="127982.4387" calcext:value-type="float">
            <text:p>127982.4387</text:p>
          </table:table-cell>
          <table:table-cell office:value-type="float" office:value="431.5369156" calcext:value-type="float">
            <text:p>431.5369156</text:p>
          </table:table-cell>
          <table:table-cell office:value-type="float" office:value="185.2727016" calcext:value-type="float">
            <text:p>185.2727016</text:p>
          </table:table-cell>
          <table:table-cell office:value-type="float" office:value="172.3617414" calcext:value-type="float">
            <text:p>172.3617414</text:p>
          </table:table-cell>
          <table:table-cell office:value-type="float" office:value="875190.25" calcext:value-type="float">
            <text:p>875190.25</text:p>
          </table:table-cell>
          <table:table-cell office:value-type="float" office:value="11848.51667" calcext:value-type="float">
            <text:p>11848.51667</text:p>
          </table:table-cell>
          <table:table-cell office:value-type="float" office:value="12683.91667" calcext:value-type="float">
            <text:p>12683.91667</text:p>
          </table:table-cell>
          <table:table-cell office:value-type="float" office:value="10.80155789" calcext:value-type="float">
            <text:p>10.80155789</text:p>
          </table:table-cell>
          <table:table-cell office:value-type="float" office:value="0.218514104" calcext:value-type="float">
            <text:p>0.218514104</text:p>
          </table:table-cell>
          <table:table-cell office:value-type="float" office:value="5.904514677" calcext:value-type="float">
            <text:p>5.904514677</text:p>
          </table:table-cell>
          <table:table-cell office:value-type="float" office:value="24.60214449" calcext:value-type="float">
            <text:p>24.60214449</text:p>
          </table:table-cell>
          <table:table-cell office:value-type="float" office:value="8.939091562" calcext:value-type="float">
            <text:p>8.939091562</text:p>
          </table:table-cell>
          <table:table-cell office:value-type="float" office:value="0.24879" calcext:value-type="float">
            <text:p>0.24879</text:p>
          </table:table-cell>
          <table:table-cell office:value-type="float" office:value="29.46726095" calcext:value-type="float">
            <text:p>29.46726095</text:p>
          </table:table-cell>
          <table:table-cell office:value-type="float" office:value="78.36119186" calcext:value-type="float">
            <text:p>78.36119186</text:p>
          </table:table-cell>
          <table:table-cell office:value-type="float" office:value="0.022826643" calcext:value-type="float">
            <text:p>0.022826643</text:p>
          </table:table-cell>
          <table:table-cell office:value-type="float" office:value="34.54544177" calcext:value-type="float">
            <text:p>34.54544177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09" calcext:value-type="float">
            <text:p>209</text:p>
          </table:table-cell>
          <table:table-cell office:value-type="float" office:value="127272.8569" calcext:value-type="float">
            <text:p>127272.8569</text:p>
          </table:table-cell>
          <table:table-cell office:value-type="float" office:value="350.1315818" calcext:value-type="float">
            <text:p>350.1315818</text:p>
          </table:table-cell>
          <table:table-cell office:value-type="float" office:value="396.6046022" calcext:value-type="float">
            <text:p>396.6046022</text:p>
          </table:table-cell>
          <table:table-cell office:value-type="float" office:value="302.6837187" calcext:value-type="float">
            <text:p>302.6837187</text:p>
          </table:table-cell>
          <table:table-cell office:value-type="float" office:value="843487.2" calcext:value-type="float">
            <text:p>843487.2</text:p>
          </table:table-cell>
          <table:table-cell office:value-type="float" office:value="7528.1" calcext:value-type="float">
            <text:p>7528.1</text:p>
          </table:table-cell>
          <table:table-cell office:value-type="float" office:value="7810.066667" calcext:value-type="float">
            <text:p>7810.066667</text:p>
          </table:table-cell>
          <table:table-cell office:value-type="float" office:value="16.90637171" calcext:value-type="float">
            <text:p>16.90637171</text:p>
          </table:table-cell>
          <table:table-cell office:value-type="float" office:value="0.040160643" calcext:value-type="float">
            <text:p>0.040160643</text:p>
          </table:table-cell>
          <table:table-cell office:value-type="float" office:value="14.4520658" calcext:value-type="float">
            <text:p>14.4520658</text:p>
          </table:table-cell>
          <table:table-cell office:value-type="float" office:value="28.9041316" calcext:value-type="float">
            <text:p>28.9041316</text:p>
          </table:table-cell>
          <table:table-cell office:value-type="float" office:value="18.15590209" calcext:value-type="float">
            <text:p>18.15590209</text:p>
          </table:table-cell>
          <table:table-cell office:value-type="float" office:value="0.057663" calcext:value-type="float">
            <text:p>0.057663</text:p>
          </table:table-cell>
          <table:table-cell office:value-type="float" office:value="4.3361856" calcext:value-type="float">
            <text:p>4.3361856</text:p>
          </table:table-cell>
          <table:table-cell office:value-type="float" office:value="82.15515574" calcext:value-type="float">
            <text:p>82.15515574</text:p>
          </table:table-cell>
          <table:table-cell office:value-type="float" office:value="0.167275243" calcext:value-type="float">
            <text:p>0.167275243</text:p>
          </table:table-cell>
          <table:table-cell office:value-type="float" office:value="25.78567608" calcext:value-type="float">
            <text:p>25.78567608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413" calcext:value-type="float">
            <text:p>413</text:p>
          </table:table-cell>
          <table:table-cell office:value-type="float" office:value="127163.1356" calcext:value-type="float">
            <text:p>127163.1356</text:p>
          </table:table-cell>
          <table:table-cell office:value-type="float" office:value="394.0389903" calcext:value-type="float">
            <text:p>394.0389903</text:p>
          </table:table-cell>
          <table:table-cell office:value-type="float" office:value="295.1807857" calcext:value-type="float">
            <text:p>295.1807857</text:p>
          </table:table-cell>
          <table:table-cell office:value-type="float" office:value="216.0578064" calcext:value-type="float">
            <text:p>216.0578064</text:p>
          </table:table-cell>
          <table:table-cell office:value-type="float" office:value="635868.15" calcext:value-type="float">
            <text:p>635868.15</text:p>
          </table:table-cell>
          <table:table-cell office:value-type="float" office:value="8295.45" calcext:value-type="float">
            <text:p>8295.45</text:p>
          </table:table-cell>
          <table:table-cell office:value-type="float" office:value="9161.483333" calcext:value-type="float">
            <text:p>9161.483333</text:p>
          </table:table-cell>
          <table:table-cell office:value-type="float" office:value="15.32926311" calcext:value-type="float">
            <text:p>15.32926311</text:p>
          </table:table-cell>
          <table:table-cell office:value-type="float" office:value="0.352609309" calcext:value-type="float">
            <text:p>0.352609309</text:p>
          </table:table-cell>
          <table:table-cell office:value-type="float" office:value="6.094250799" calcext:value-type="float">
            <text:p>6.094250799</text:p>
          </table:table-cell>
          <table:table-cell office:value-type="float" office:value="24.94059919" calcext:value-type="float">
            <text:p>24.94059919</text:p>
          </table:table-cell>
          <table:table-cell office:value-type="float" office:value="13.40392787" calcext:value-type="float">
            <text:p>13.40392787</text:p>
          </table:table-cell>
          <table:table-cell office:value-type="float" office:value="0.446693" calcext:value-type="float">
            <text:p>0.446693</text:p>
          </table:table-cell>
          <table:table-cell office:value-type="float" office:value="37.0474797" calcext:value-type="float">
            <text:p>37.0474797</text:p>
          </table:table-cell>
          <table:table-cell office:value-type="float" office:value="73.51165104" calcext:value-type="float">
            <text:p>73.51165104</text:p>
          </table:table-cell>
          <table:table-cell office:value-type="float" office:value="0.204058738" calcext:value-type="float">
            <text:p>0.204058738</text:p>
          </table:table-cell>
          <table:table-cell office:value-type="float" office:value="26.67484421" calcext:value-type="float">
            <text:p>26.67484421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370" calcext:value-type="float">
            <text:p>370</text:p>
          </table:table-cell>
          <table:table-cell office:value-type="float" office:value="126655.7534" calcext:value-type="float">
            <text:p>126655.7534</text:p>
          </table:table-cell>
          <table:table-cell office:value-type="float" office:value="427.8913917" calcext:value-type="float">
            <text:p>427.8913917</text:p>
          </table:table-cell>
          <table:table-cell office:value-type="float" office:value="196.2160452" calcext:value-type="float">
            <text:p>196.2160452</text:p>
          </table:table-cell>
          <table:table-cell office:value-type="float" office:value="150.0945188" calcext:value-type="float">
            <text:p>150.0945188</text:p>
          </table:table-cell>
          <table:table-cell office:value-type="float" office:value="505131.75" calcext:value-type="float">
            <text:p>505131.75</text:p>
          </table:table-cell>
          <table:table-cell office:value-type="float" office:value="6895.35" calcext:value-type="float">
            <text:p>6895.35</text:p>
          </table:table-cell>
          <table:table-cell office:value-type="float" office:value="7320.75" calcext:value-type="float">
            <text:p>7320.75</text:p>
          </table:table-cell>
          <table:table-cell office:value-type="float" office:value="18.36828492" calcext:value-type="float">
            <text:p>18.36828492</text:p>
          </table:table-cell>
          <table:table-cell office:value-type="float" office:value="0.099700897" calcext:value-type="float">
            <text:p>0.099700897</text:p>
          </table:table-cell>
          <table:table-cell office:value-type="float" office:value="6.184823619" calcext:value-type="float">
            <text:p>6.184823619</text:p>
          </table:table-cell>
          <table:table-cell office:value-type="float" office:value="25.77009841" calcext:value-type="float">
            <text:p>25.77009841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3.68238991" calcext:value-type="float">
            <text:p>23.68238991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394" calcext:value-type="float">
            <text:p>394</text:p>
          </table:table-cell>
          <table:table-cell office:value-type="float" office:value="126313.5394" calcext:value-type="float">
            <text:p>126313.5394</text:p>
          </table:table-cell>
          <table:table-cell office:value-type="float" office:value="505.0821576" calcext:value-type="float">
            <text:p>505.082157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94665.2" calcext:value-type="float">
            <text:p>494665.2</text:p>
          </table:table-cell>
          <table:table-cell office:value-type="float" office:value="3493.266667" calcext:value-type="float">
            <text:p>3493.266667</text:p>
          </table:table-cell>
          <table:table-cell office:value-type="float" office:value="4580.233333" calcext:value-type="float">
            <text:p>4580.233333</text:p>
          </table:table-cell>
          <table:table-cell office:value-type="float" office:value="36.159146" calcext:value-type="float">
            <text:p>36.159146</text:p>
          </table:table-cell>
          <table:table-cell office:value-type="float" office:value="5.962933118" calcext:value-type="float">
            <text:p>5.962933118</text:p>
          </table:table-cell>
          <table:table-cell office:value-type="float" office:value="27.47502015" calcext:value-type="float">
            <text:p>27.47502015</text:p>
          </table:table-cell>
          <table:table-cell office:value-type="float" office:value="54.95004029" calcext:value-type="float">
            <text:p>54.95004029</text:p>
          </table:table-cell>
          <table:table-cell office:value-type="float" office:value="32.5824557" calcext:value-type="float">
            <text:p>32.5824557</text:p>
          </table:table-cell>
          <table:table-cell office:value-type="float" office:value="5.30313" calcext:value-type="float">
            <text:p>5.30313</text:p>
          </table:table-cell>
          <table:table-cell office:value-type="float" office:value="185.2514246" calcext:value-type="float">
            <text:p>185.2514246</text:p>
          </table:table-cell>
          <table:table-cell office:value-type="float" office:value="90.03403014" calcext:value-type="float">
            <text:p>90.03403014</text:p>
          </table:table-cell>
          <table:table-cell office:value-type="float" office:value="0.146299227" calcext:value-type="float">
            <text:p>0.146299227</text:p>
          </table:table-cell>
          <table:table-cell office:value-type="float" office:value="27.45272718" calcext:value-type="float">
            <text:p>27.45272718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146" calcext:value-type="float">
            <text:p>146</text:p>
          </table:table-cell>
          <table:table-cell office:value-type="float" office:value="125361.3525" calcext:value-type="float">
            <text:p>125361.3525</text:p>
          </table:table-cell>
          <table:table-cell office:value-type="float" office:value="395.1024867" calcext:value-type="float">
            <text:p>395.1024867</text:p>
          </table:table-cell>
          <table:table-cell office:value-type="float" office:value="272.6679029" calcext:value-type="float">
            <text:p>272.6679029</text:p>
          </table:table-cell>
          <table:table-cell office:value-type="float" office:value="199.2749024" calcext:value-type="float">
            <text:p>199.2749024</text:p>
          </table:table-cell>
          <table:table-cell office:value-type="float" office:value="356480.45" calcext:value-type="float">
            <text:p>356480.45</text:p>
          </table:table-cell>
          <table:table-cell office:value-type="float" office:value="4845.683333" calcext:value-type="float">
            <text:p>4845.683333</text:p>
          </table:table-cell>
          <table:table-cell office:value-type="float" office:value="5166.383333" calcext:value-type="float">
            <text:p>5166.383333</text:p>
          </table:table-cell>
          <table:table-cell office:value-type="float" office:value="25.87072739" calcext:value-type="float">
            <text:p>25.87072739</text:p>
          </table:table-cell>
          <table:table-cell office:value-type="float" office:value="0.041841004" calcext:value-type="float">
            <text:p>0.041841004</text:p>
          </table:table-cell>
          <table:table-cell office:value-type="float" office:value="6.000116947" calcext:value-type="float">
            <text:p>6.000116947</text:p>
          </table:table-cell>
          <table:table-cell office:value-type="float" office:value="25.00048728" calcext:value-type="float">
            <text:p>25.00048728</text:p>
          </table:table-cell>
          <table:table-cell office:value-type="float" office:value="17.87562277" calcext:value-type="float">
            <text:p>17.87562277</text:p>
          </table:table-cell>
          <table:table-cell office:value-type="float" office:value="0.05614" calcext:value-type="float">
            <text:p>0.05614</text:p>
          </table:table-cell>
          <table:table-cell office:value-type="float" office:value="2.71842835" calcext:value-type="float">
            <text:p>2.71842835</text:p>
          </table:table-cell>
          <table:table-cell office:value-type="float" office:value="89.37622664" calcext:value-type="float">
            <text:p>89.37622664</text:p>
          </table:table-cell>
          <table:table-cell office:value-type="float" office:value="0.041919613" calcext:value-type="float">
            <text:p>0.041919613</text:p>
          </table:table-cell>
          <table:table-cell office:value-type="float" office:value="24.87198129" calcext:value-type="float">
            <text:p>24.87198129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602" calcext:value-type="float">
            <text:p>602</text:p>
          </table:table-cell>
          <table:table-cell office:value-type="float" office:value="124488.9834" calcext:value-type="float">
            <text:p>124488.9834</text:p>
          </table:table-cell>
          <table:table-cell office:value-type="float" office:value="497.9559334" calcext:value-type="float">
            <text:p>497.955933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4178.2" calcext:value-type="float">
            <text:p>504178.2</text:p>
          </table:table-cell>
          <table:table-cell office:value-type="float" office:value="3624.783333" calcext:value-type="float">
            <text:p>3624.783333</text:p>
          </table:table-cell>
          <table:table-cell office:value-type="float" office:value="4668.316667" calcext:value-type="float">
            <text:p>4668.316667</text:p>
          </table:table-cell>
          <table:table-cell office:value-type="float" office:value="34.34384125" calcext:value-type="float">
            <text:p>34.34384125</text:p>
          </table:table-cell>
          <table:table-cell office:value-type="float" office:value="0.076103501" calcext:value-type="float">
            <text:p>0.076103501</text:p>
          </table:table-cell>
          <table:table-cell office:value-type="float" office:value="25.00830441" calcext:value-type="float">
            <text:p>25.00830441</text:p>
          </table:table-cell>
          <table:table-cell office:value-type="float" office:value="50.01660881" calcext:value-type="float">
            <text:p>50.01660881</text:p>
          </table:table-cell>
          <table:table-cell office:value-type="float" office:value="40.67944395" calcext:value-type="float">
            <text:p>40.67944395</text:p>
          </table:table-cell>
          <table:table-cell office:value-type="float" office:value="0.080195" calcext:value-type="float">
            <text:p>0.080195</text:p>
          </table:table-cell>
          <table:table-cell office:value-type="float" office:value="2.90345145" calcext:value-type="float">
            <text:p>2.90345145</text:p>
          </table:table-cell>
          <table:table-cell office:value-type="float" office:value="81.33297929" calcext:value-type="float">
            <text:p>81.33297929</text:p>
          </table:table-cell>
          <table:table-cell office:value-type="float" office:value="0.357535448" calcext:value-type="float">
            <text:p>0.357535448</text:p>
          </table:table-cell>
          <table:table-cell office:value-type="float" office:value="40.90485786" calcext:value-type="float">
            <text:p>40.90485786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182" calcext:value-type="float">
            <text:p>182</text:p>
          </table:table-cell>
          <table:table-cell office:value-type="float" office:value="122005.3422" calcext:value-type="float">
            <text:p>122005.3422</text:p>
          </table:table-cell>
          <table:table-cell office:value-type="float" office:value="410.0943907" calcext:value-type="float">
            <text:p>410.0943907</text:p>
          </table:table-cell>
          <table:table-cell office:value-type="float" office:value="178.114011" calcext:value-type="float">
            <text:p>178.114011</text:p>
          </table:table-cell>
          <table:table-cell office:value-type="float" office:value="162.4635985" calcext:value-type="float">
            <text:p>162.4635985</text:p>
          </table:table-cell>
          <table:table-cell office:value-type="float" office:value="845544.4" calcext:value-type="float">
            <text:p>845544.4</text:p>
          </table:table-cell>
          <table:table-cell office:value-type="float" office:value="11567.23333" calcext:value-type="float">
            <text:p>11567.23333</text:p>
          </table:table-cell>
          <table:table-cell office:value-type="float" office:value="12254.26667" calcext:value-type="float">
            <text:p>12254.26667</text:p>
          </table:table-cell>
          <table:table-cell office:value-type="float" office:value="10.54749556" calcext:value-type="float">
            <text:p>10.54749556</text:p>
          </table:table-cell>
          <table:table-cell office:value-type="float" office:value="0.243902439" calcext:value-type="float">
            <text:p>0.243902439</text:p>
          </table:table-cell>
          <table:table-cell office:value-type="float" office:value="5.615174478" calcext:value-type="float">
            <text:p>5.615174478</text:p>
          </table:table-cell>
          <table:table-cell office:value-type="float" office:value="23.39656032" calcext:value-type="float">
            <text:p>23.39656032</text:p>
          </table:table-cell>
          <table:table-cell office:value-type="float" office:value="8.399863136" calcext:value-type="float">
            <text:p>8.399863136</text:p>
          </table:table-cell>
          <table:table-cell office:value-type="float" office:value="0.267758" calcext:value-type="float">
            <text:p>0.267758</text:p>
          </table:table-cell>
          <table:table-cell office:value-type="float" office:value="30.96548363" calcext:value-type="float">
            <text:p>30.96548363</text:p>
          </table:table-cell>
          <table:table-cell office:value-type="float" office:value="77.24948253" calcext:value-type="float">
            <text:p>77.24948253</text:p>
          </table:table-cell>
          <table:table-cell office:value-type="float" office:value="0.024263923" calcext:value-type="float">
            <text:p>0.024263923</text:p>
          </table:table-cell>
          <table:table-cell office:value-type="float" office:value="34.37446708" calcext:value-type="float">
            <text:p>34.37446708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391" calcext:value-type="float">
            <text:p>391</text:p>
          </table:table-cell>
          <table:table-cell office:value-type="float" office:value="121368.0501" calcext:value-type="float">
            <text:p>121368.0501</text:p>
          </table:table-cell>
          <table:table-cell office:value-type="float" office:value="486.7110444" calcext:value-type="float">
            <text:p>486.711044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9525.4" calcext:value-type="float">
            <text:p>209525.4</text:p>
          </table:table-cell>
          <table:table-cell office:value-type="float" office:value="1589.95" calcext:value-type="float">
            <text:p>1589.95</text:p>
          </table:table-cell>
          <table:table-cell office:value-type="float" office:value="1940.05" calcext:value-type="float">
            <text:p>1940.05</text:p>
          </table:table-cell>
          <table:table-cell office:value-type="float" office:value="76.33450741" calcext:value-type="float">
            <text:p>76.33450741</text:p>
          </table:table-cell>
          <table:table-cell office:value-type="float" office:value="27.77777778" calcext:value-type="float">
            <text:p>27.77777778</text:p>
          </table:table-cell>
          <table:table-cell office:value-type="float" office:value="42.51244282" calcext:value-type="float">
            <text:p>42.51244282</text:p>
          </table:table-cell>
          <table:table-cell office:value-type="float" office:value="85.02488565" calcext:value-type="float">
            <text:p>85.02488565</text:p>
          </table:table-cell>
          <table:table-cell office:value-type="float" office:value="51.54470238" calcext:value-type="float">
            <text:p>51.54470238</text:p>
          </table:table-cell>
          <table:table-cell office:value-type="float" office:value="28.020276" calcext:value-type="float">
            <text:p>28.020276</text:p>
          </table:table-cell>
          <table:table-cell office:value-type="float" office:value="445.5071699" calcext:value-type="float">
            <text:p>445.5071699</text:p>
          </table:table-cell>
          <table:table-cell office:value-type="float" office:value="90.30325721" calcext:value-type="float">
            <text:p>90.30325721</text:p>
          </table:table-cell>
          <table:table-cell office:value-type="float" office:value="0.078983849" calcext:value-type="float">
            <text:p>0.078983849</text:p>
          </table:table-cell>
          <table:table-cell office:value-type="float" office:value="22.82988356" calcext:value-type="float">
            <text:p>22.82988356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251" calcext:value-type="float">
            <text:p>251</text:p>
          </table:table-cell>
          <table:table-cell office:value-type="float" office:value="120102.1003" calcext:value-type="float">
            <text:p>120102.1003</text:p>
          </table:table-cell>
          <table:table-cell office:value-type="float" office:value="385.2167913" calcext:value-type="float">
            <text:p>385.2167913</text:p>
          </table:table-cell>
          <table:table-cell office:value-type="float" office:value="233.3894078" calcext:value-type="float">
            <text:p>233.3894078</text:p>
          </table:table-cell>
          <table:table-cell office:value-type="float" office:value="188.6775547" calcext:value-type="float">
            <text:p>188.6775547</text:p>
          </table:table-cell>
          <table:table-cell office:value-type="float" office:value="594123.35" calcext:value-type="float">
            <text:p>594123.35</text:p>
          </table:table-cell>
          <table:table-cell office:value-type="float" office:value="8258.4" calcext:value-type="float">
            <text:p>8258.4</text:p>
          </table:table-cell>
          <table:table-cell office:value-type="float" office:value="8610.483333" calcext:value-type="float">
            <text:p>8610.483333</text:p>
          </table:table-cell>
          <table:table-cell office:value-type="float" office:value="14.5430229" calcext:value-type="float">
            <text:p>14.5430229</text:p>
          </table:table-cell>
          <table:table-cell office:value-type="float" office:value="0.238043713" calcext:value-type="float">
            <text:p>0.238043713</text:p>
          </table:table-cell>
          <table:table-cell office:value-type="float" office:value="5.532159966" calcext:value-type="float">
            <text:p>5.532159966</text:p>
          </table:table-cell>
          <table:table-cell office:value-type="float" office:value="23.05066653" calcext:value-type="float">
            <text:p>23.05066653</text:p>
          </table:table-cell>
          <table:table-cell office:value-type="float" office:value="11.1358799" calcext:value-type="float">
            <text:p>11.1358799</text:p>
          </table:table-cell>
          <table:table-cell office:value-type="float" office:value="0.252895" calcext:value-type="float">
            <text:p>0.252895</text:p>
          </table:table-cell>
          <table:table-cell office:value-type="float" office:value="20.8772352" calcext:value-type="float">
            <text:p>20.8772352</text:p>
          </table:table-cell>
          <table:table-cell office:value-type="float" office:value="76.37937252" calcext:value-type="float">
            <text:p>76.37937252</text:p>
          </table:table-cell>
          <table:table-cell office:value-type="float" office:value="0.017115159" calcext:value-type="float">
            <text:p>0.017115159</text:p>
          </table:table-cell>
          <table:table-cell office:value-type="float" office:value="26.01602225" calcext:value-type="float">
            <text:p>26.01602225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2" calcext:value-type="float">
            <text:p>372</text:p>
          </table:table-cell>
          <table:table-cell office:value-type="float" office:value="118490.5679" calcext:value-type="float">
            <text:p>118490.5679</text:p>
          </table:table-cell>
          <table:table-cell office:value-type="float" office:value="344.5296838" calcext:value-type="float">
            <text:p>344.5296838</text:p>
          </table:table-cell>
          <table:table-cell office:value-type="float" office:value="331.7786941" calcext:value-type="float">
            <text:p>331.7786941</text:p>
          </table:table-cell>
          <table:table-cell office:value-type="float" office:value="238.0826645" calcext:value-type="float">
            <text:p>238.0826645</text:p>
          </table:table-cell>
          <table:table-cell office:value-type="float" office:value="1050641.15" calcext:value-type="float">
            <text:p>1050641.15</text:p>
          </table:table-cell>
          <table:table-cell office:value-type="float" office:value="14530.43333" calcext:value-type="float">
            <text:p>14530.43333</text:p>
          </table:table-cell>
          <table:table-cell office:value-type="float" office:value="15226.68333" calcext:value-type="float">
            <text:p>15226.68333</text:p>
          </table:table-cell>
          <table:table-cell office:value-type="float" office:value="8.154647917" calcext:value-type="float">
            <text:p>8.154647917</text:p>
          </table:table-cell>
          <table:table-cell office:value-type="float" office:value="0.250626566" calcext:value-type="float">
            <text:p>0.250626566</text:p>
          </table:table-cell>
          <table:table-cell office:value-type="float" office:value="6.509440533" calcext:value-type="float">
            <text:p>6.509440533</text:p>
          </table:table-cell>
          <table:table-cell office:value-type="float" office:value="27.12266889" calcext:value-type="float">
            <text:p>27.12266889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3.3744725" calcext:value-type="float">
            <text:p>23.3744725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3" calcext:value-type="float">
            <text:p>393</text:p>
          </table:table-cell>
          <table:table-cell office:value-type="float" office:value="116774.0475" calcext:value-type="float">
            <text:p>116774.0475</text:p>
          </table:table-cell>
          <table:table-cell office:value-type="float" office:value="465.2310004" calcext:value-type="float">
            <text:p>465.231000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21968.8" calcext:value-type="float">
            <text:p>221968.8</text:p>
          </table:table-cell>
          <table:table-cell office:value-type="float" office:value="1939.816667" calcext:value-type="float">
            <text:p>1939.816667</text:p>
          </table:table-cell>
          <table:table-cell office:value-type="float" office:value="2055.266667" calcext:value-type="float">
            <text:p>2055.266667</text:p>
          </table:table-cell>
          <table:table-cell office:value-type="float" office:value="60.19849687" calcext:value-type="float">
            <text:p>60.19849687</text:p>
          </table:table-cell>
          <table:table-cell office:value-type="float" office:value="26.35046113" calcext:value-type="float">
            <text:p>26.35046113</text:p>
          </table:table-cell>
          <table:table-cell office:value-type="float" office:value="44.15060532" calcext:value-type="float">
            <text:p>44.15060532</text:p>
          </table:table-cell>
          <table:table-cell office:value-type="float" office:value="88.30121065" calcext:value-type="float">
            <text:p>88.30121065</text:p>
          </table:table-cell>
          <table:table-cell office:value-type="float" office:value="47.44048505" calcext:value-type="float">
            <text:p>47.44048505</text:p>
          </table:table-cell>
          <table:table-cell office:value-type="float" office:value="26.272442" calcext:value-type="float">
            <text:p>26.272442</text:p>
          </table:table-cell>
          <table:table-cell office:value-type="float" office:value="509.6363939" calcext:value-type="float">
            <text:p>509.6363939</text:p>
          </table:table-cell>
          <table:table-cell office:value-type="float" office:value="87.33660131" calcext:value-type="float">
            <text:p>87.33660131</text:p>
          </table:table-cell>
          <table:table-cell office:value-type="float" office:value="0.054488317" calcext:value-type="float">
            <text:p>0.054488317</text:p>
          </table:table-cell>
          <table:table-cell office:value-type="float" office:value="22.2735377" calcext:value-type="float">
            <text:p>22.2735377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361" calcext:value-type="float">
            <text:p>361</text:p>
          </table:table-cell>
          <table:table-cell office:value-type="float" office:value="113818.9002" calcext:value-type="float">
            <text:p>113818.9002</text:p>
          </table:table-cell>
          <table:table-cell office:value-type="float" office:value="379.2020398" calcext:value-type="float">
            <text:p>379.2020398</text:p>
          </table:table-cell>
          <table:table-cell office:value-type="float" office:value="191.4474489" calcext:value-type="float">
            <text:p>191.4474489</text:p>
          </table:table-cell>
          <table:table-cell office:value-type="float" office:value="148.0709012" calcext:value-type="float">
            <text:p>148.0709012</text:p>
          </table:table-cell>
          <table:table-cell office:value-type="float" office:value="633786.85" calcext:value-type="float">
            <text:p>633786.85</text:p>
          </table:table-cell>
          <table:table-cell office:value-type="float" office:value="8283.533333" calcext:value-type="float">
            <text:p>8283.533333</text:p>
          </table:table-cell>
          <table:table-cell office:value-type="float" office:value="9185.316667" calcext:value-type="float">
            <text:p>9185.316667</text:p>
          </table:table-cell>
          <table:table-cell office:value-type="float" office:value="13.74038054" calcext:value-type="float">
            <text:p>13.74038054</text:p>
          </table:table-cell>
          <table:table-cell office:value-type="float" office:value="0.060313631" calcext:value-type="float">
            <text:p>0.060313631</text:p>
          </table:table-cell>
          <table:table-cell office:value-type="float" office:value="5.365969733" calcext:value-type="float">
            <text:p>5.365969733</text:p>
          </table:table-cell>
          <table:table-cell office:value-type="float" office:value="22.35820722" calcext:value-type="float">
            <text:p>22.35820722</text:p>
          </table:table-cell>
          <table:table-cell office:value-type="float" office:value="9.365231219" calcext:value-type="float">
            <text:p>9.365231219</text:p>
          </table:table-cell>
          <table:table-cell office:value-type="float" office:value="0.062824" calcext:value-type="float">
            <text:p>0.062824</text:p>
          </table:table-cell>
          <table:table-cell office:value-type="float" office:value="5.202058933" calcext:value-type="float">
            <text:p>5.202058933</text:p>
          </table:table-cell>
          <table:table-cell office:value-type="float" office:value="85.37711047" calcext:value-type="float">
            <text:p>85.37711047</text:p>
          </table:table-cell>
          <table:table-cell office:value-type="float" office:value="0.071826181" calcext:value-type="float">
            <text:p>0.071826181</text:p>
          </table:table-cell>
          <table:table-cell office:value-type="float" office:value="27.24039513" calcext:value-type="float">
            <text:p>27.24039513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361" calcext:value-type="float">
            <text:p>361</text:p>
          </table:table-cell>
          <table:table-cell office:value-type="float" office:value="111341.0282" calcext:value-type="float">
            <text:p>111341.0282</text:p>
          </table:table-cell>
          <table:table-cell office:value-type="float" office:value="369.4972078" calcext:value-type="float">
            <text:p>369.4972078</text:p>
          </table:table-cell>
          <table:table-cell office:value-type="float" office:value="183.2618757" calcext:value-type="float">
            <text:p>183.2618757</text:p>
          </table:table-cell>
          <table:table-cell office:value-type="float" office:value="149.5545897" calcext:value-type="float">
            <text:p>149.5545897</text:p>
          </table:table-cell>
          <table:table-cell office:value-type="float" office:value="610027.85" calcext:value-type="float">
            <text:p>610027.85</text:p>
          </table:table-cell>
          <table:table-cell office:value-type="float" office:value="8043.75" calcext:value-type="float">
            <text:p>8043.75</text:p>
          </table:table-cell>
          <table:table-cell office:value-type="float" office:value="8840.983333" calcext:value-type="float">
            <text:p>8840.983333</text:p>
          </table:table-cell>
          <table:table-cell office:value-type="float" office:value="13.84193047" calcext:value-type="float">
            <text:p>13.84193047</text:p>
          </table:table-cell>
          <table:table-cell office:value-type="float" office:value="0.05986829" calcext:value-type="float">
            <text:p>0.05986829</text:p>
          </table:table-cell>
          <table:table-cell office:value-type="float" office:value="5.046217919" calcext:value-type="float">
            <text:p>5.046217919</text:p>
          </table:table-cell>
          <table:table-cell office:value-type="float" office:value="21.025908" calcext:value-type="float">
            <text:p>21.025908</text:p>
          </table:table-cell>
          <table:table-cell office:value-type="float" office:value="8.956605016" calcext:value-type="float">
            <text:p>8.956605016</text:p>
          </table:table-cell>
          <table:table-cell office:value-type="float" office:value="0.073428" calcext:value-type="float">
            <text:p>0.073428</text:p>
          </table:table-cell>
          <table:table-cell office:value-type="float" office:value="5.9041125" calcext:value-type="float">
            <text:p>5.9041125</text:p>
          </table:table-cell>
          <table:table-cell office:value-type="float" office:value="80.06178591" calcext:value-type="float">
            <text:p>80.06178591</text:p>
          </table:table-cell>
          <table:table-cell office:value-type="float" office:value="0.081547347" calcext:value-type="float">
            <text:p>0.081547347</text:p>
          </table:table-cell>
          <table:table-cell office:value-type="float" office:value="26.98770904" calcext:value-type="float">
            <text:p>26.98770904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744" calcext:value-type="float">
            <text:p>744</text:p>
          </table:table-cell>
          <table:table-cell office:value-type="float" office:value="109024.8052" calcext:value-type="float">
            <text:p>109024.8052</text:p>
          </table:table-cell>
          <table:table-cell office:value-type="float" office:value="404.1416118" calcext:value-type="float">
            <text:p>404.1416118</text:p>
          </table:table-cell>
          <table:table-cell office:value-type="float" office:value="157.1466769" calcext:value-type="float">
            <text:p>157.1466769</text:p>
          </table:table-cell>
          <table:table-cell office:value-type="string" calcext:value-type="string">
            <text:p>NULL</text:p>
          </table:table-cell>
          <table:table-cell office:value-type="float" office:value="605578.5" calcext:value-type="float">
            <text:p>605578.5</text:p>
          </table:table-cell>
          <table:table-cell office:value-type="float" office:value="7611.066667" calcext:value-type="float">
            <text:p>7611.066667</text:p>
          </table:table-cell>
          <table:table-cell office:value-type="float" office:value="8776.5" calcext:value-type="float">
            <text:p>8776.5</text:p>
          </table:table-cell>
          <table:table-cell office:value-type="float" office:value="14.32451061" calcext:value-type="float">
            <text:p>14.32451061</text:p>
          </table:table-cell>
          <table:table-cell office:value-type="float" office:value="0.377358491" calcext:value-type="float">
            <text:p>0.377358491</text:p>
          </table:table-cell>
          <table:table-cell office:value-type="float" office:value="6.149965246" calcext:value-type="float">
            <text:p>6.149965246</text:p>
          </table:table-cell>
          <table:table-cell office:value-type="float" office:value="25.62485519" calcext:value-type="float">
            <text:p>25.62485519</text:p>
          </table:table-cell>
          <table:table-cell office:value-type="float" office:value="13.41120635" calcext:value-type="float">
            <text:p>13.41120635</text:p>
          </table:table-cell>
          <table:table-cell office:value-type="float" office:value="0.455517" calcext:value-type="float">
            <text:p>0.455517</text:p>
          </table:table-cell>
          <table:table-cell office:value-type="float" office:value="34.66840867" calcext:value-type="float">
            <text:p>34.66840867</text:p>
          </table:table-cell>
          <table:table-cell office:value-type="float" office:value="81.34273721" calcext:value-type="float">
            <text:p>81.34273721</text:p>
          </table:table-cell>
          <table:table-cell office:value-type="float" office:value="0.015528687" calcext:value-type="float">
            <text:p>0.015528687</text:p>
          </table:table-cell>
          <table:table-cell office:value-type="float" office:value="24.5625717" calcext:value-type="float">
            <text:p>24.5625717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256" calcext:value-type="float">
            <text:p>256</text:p>
          </table:table-cell>
          <table:table-cell office:value-type="float" office:value="107208.4093" calcext:value-type="float">
            <text:p>107208.4093</text:p>
          </table:table-cell>
          <table:table-cell office:value-type="float" office:value="307.7626901" calcext:value-type="float">
            <text:p>307.7626901</text:p>
          </table:table-cell>
          <table:table-cell office:value-type="float" office:value="302.7524448" calcext:value-type="float">
            <text:p>302.7524448</text:p>
          </table:table-cell>
          <table:table-cell office:value-type="float" office:value="239.1864319" calcext:value-type="float">
            <text:p>239.1864319</text:p>
          </table:table-cell>
          <table:table-cell office:value-type="float" office:value="365935.75" calcext:value-type="float">
            <text:p>365935.75</text:p>
          </table:table-cell>
          <table:table-cell office:value-type="float" office:value="5066.083333" calcext:value-type="float">
            <text:p>5066.083333</text:p>
          </table:table-cell>
          <table:table-cell office:value-type="float" office:value="5303.416667" calcext:value-type="float">
            <text:p>5303.416667</text:p>
          </table:table-cell>
          <table:table-cell office:value-type="float" office:value="21.16199088" calcext:value-type="float">
            <text:p>21.16199088</text:p>
          </table:table-cell>
          <table:table-cell office:value-type="float" office:value="0.033806626" calcext:value-type="float">
            <text:p>0.033806626</text:p>
          </table:table-cell>
          <table:table-cell office:value-type="float" office:value="6.451241113" calcext:value-type="float">
            <text:p>6.451241113</text:p>
          </table:table-cell>
          <table:table-cell office:value-type="float" office:value="26.8801713" calcext:value-type="float">
            <text:p>26.8801713</text:p>
          </table:table-cell>
          <table:table-cell office:value-type="float" office:value="14.81835054" calcext:value-type="float">
            <text:p>14.81835054</text:p>
          </table:table-cell>
          <table:table-cell office:value-type="float" office:value="0.030203" calcext:value-type="float">
            <text:p>0.030203</text:p>
          </table:table-cell>
          <table:table-cell office:value-type="float" office:value="1.529957167" calcext:value-type="float">
            <text:p>1.529957167</text:p>
          </table:table-cell>
          <table:table-cell office:value-type="float" office:value="65.04006612" calcext:value-type="float">
            <text:p>65.04006612</text:p>
          </table:table-cell>
          <table:table-cell office:value-type="float" office:value="0.033286124" calcext:value-type="float">
            <text:p>0.033286124</text:p>
          </table:table-cell>
          <table:table-cell office:value-type="float" office:value="21.31506559" calcext:value-type="float">
            <text:p>21.31506559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744" calcext:value-type="float">
            <text:p>744</text:p>
          </table:table-cell>
          <table:table-cell office:value-type="float" office:value="106648.2794" calcext:value-type="float">
            <text:p>106648.2794</text:p>
          </table:table-cell>
          <table:table-cell office:value-type="float" office:value="395.6183288" calcext:value-type="float">
            <text:p>395.6183288</text:p>
          </table:table-cell>
          <table:table-cell office:value-type="float" office:value="144.3691773" calcext:value-type="float">
            <text:p>144.3691773</text:p>
          </table:table-cell>
          <table:table-cell office:value-type="string" calcext:value-type="string">
            <text:p>NULL</text:p>
          </table:table-cell>
          <table:table-cell office:value-type="float" office:value="580917.9" calcext:value-type="float">
            <text:p>580917.9</text:p>
          </table:table-cell>
          <table:table-cell office:value-type="float" office:value="7363.25" calcext:value-type="float">
            <text:p>7363.25</text:p>
          </table:table-cell>
          <table:table-cell office:value-type="float" office:value="8419.1" calcext:value-type="float">
            <text:p>8419.1</text:p>
          </table:table-cell>
          <table:table-cell office:value-type="float" office:value="14.48385963" calcext:value-type="float">
            <text:p>14.48385963</text:p>
          </table:table-cell>
          <table:table-cell office:value-type="float" office:value="0.248447205" calcext:value-type="float">
            <text:p>0.248447205</text:p>
          </table:table-cell>
          <table:table-cell office:value-type="float" office:value="6.233938744" calcext:value-type="float">
            <text:p>6.233938744</text:p>
          </table:table-cell>
          <table:table-cell office:value-type="float" office:value="25.97474477" calcext:value-type="float">
            <text:p>25.97474477</text:p>
          </table:table-cell>
          <table:table-cell office:value-type="float" office:value="13.5497679" calcext:value-type="float">
            <text:p>13.5497679</text:p>
          </table:table-cell>
          <table:table-cell office:value-type="float" office:value="0.27461" calcext:value-type="float">
            <text:p>0.27461</text:p>
          </table:table-cell>
          <table:table-cell office:value-type="float" office:value="20.2194845" calcext:value-type="float">
            <text:p>20.2194845</text:p>
          </table:table-cell>
          <table:table-cell office:value-type="float" office:value="78.51779712" calcext:value-type="float">
            <text:p>78.51779712</text:p>
          </table:table-cell>
          <table:table-cell office:value-type="float" office:value="0.006831339" calcext:value-type="float">
            <text:p>0.006831339</text:p>
          </table:table-cell>
          <table:table-cell office:value-type="float" office:value="25.84771631" calcext:value-type="float">
            <text:p>25.84771631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391" calcext:value-type="float">
            <text:p>391</text:p>
          </table:table-cell>
          <table:table-cell office:value-type="float" office:value="105342.6836" calcext:value-type="float">
            <text:p>105342.6836</text:p>
          </table:table-cell>
          <table:table-cell office:value-type="float" office:value="420.5587344" calcext:value-type="float">
            <text:p>420.558734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9693" calcext:value-type="float">
            <text:p>189693</text:p>
          </table:table-cell>
          <table:table-cell office:value-type="float" office:value="1569.833333" calcext:value-type="float">
            <text:p>1569.833333</text:p>
          </table:table-cell>
          <table:table-cell office:value-type="float" office:value="1756.416667" calcext:value-type="float">
            <text:p>1756.416667</text:p>
          </table:table-cell>
          <table:table-cell office:value-type="float" office:value="67.1043743" calcext:value-type="float">
            <text:p>67.1043743</text:p>
          </table:table-cell>
          <table:table-cell office:value-type="float" office:value="9.9626401" calcext:value-type="float">
            <text:p>9.9626401</text:p>
          </table:table-cell>
          <table:table-cell office:value-type="float" office:value="36.69204696" calcext:value-type="float">
            <text:p>36.69204696</text:p>
          </table:table-cell>
          <table:table-cell office:value-type="float" office:value="73.38409392" calcext:value-type="float">
            <text:p>73.38409392</text:p>
          </table:table-cell>
          <table:table-cell office:value-type="float" office:value="44.172399" calcext:value-type="float">
            <text:p>44.172399</text:p>
          </table:table-cell>
          <table:table-cell office:value-type="float" office:value="9.908937" calcext:value-type="float">
            <text:p>9.908937</text:p>
          </table:table-cell>
          <table:table-cell office:value-type="float" office:value="155.5532152" calcext:value-type="float">
            <text:p>155.5532152</text:p>
          </table:table-cell>
          <table:table-cell office:value-type="float" office:value="90.56534508" calcext:value-type="float">
            <text:p>90.56534508</text:p>
          </table:table-cell>
          <table:table-cell office:value-type="float" office:value="0.124851837" calcext:value-type="float">
            <text:p>0.124851837</text:p>
          </table:table-cell>
          <table:table-cell office:value-type="float" office:value="22.85778419" calcext:value-type="float">
            <text:p>22.85778419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09" calcext:value-type="float">
            <text:p>109</text:p>
          </table:table-cell>
          <table:table-cell office:value-type="float" office:value="104949.9388" calcext:value-type="float">
            <text:p>104949.9388</text:p>
          </table:table-cell>
          <table:table-cell office:value-type="float" office:value="329.767991" calcext:value-type="float">
            <text:p>329.767991</text:p>
          </table:table-cell>
          <table:table-cell office:value-type="float" office:value="218.7294028" calcext:value-type="float">
            <text:p>218.7294028</text:p>
          </table:table-cell>
          <table:table-cell office:value-type="float" office:value="174.262002" calcext:value-type="float">
            <text:p>174.262002</text:p>
          </table:table-cell>
          <table:table-cell office:value-type="float" office:value="688698.2" calcext:value-type="float">
            <text:p>688698.2</text:p>
          </table:table-cell>
          <table:table-cell office:value-type="float" office:value="9379.283333" calcext:value-type="float">
            <text:p>9379.283333</text:p>
          </table:table-cell>
          <table:table-cell office:value-type="float" office:value="9981.133333" calcext:value-type="float">
            <text:p>9981.133333</text:p>
          </table:table-cell>
          <table:table-cell office:value-type="float" office:value="11.18954776" calcext:value-type="float">
            <text:p>11.18954776</text:p>
          </table:table-cell>
          <table:table-cell office:value-type="float" office:value="0.076103501" calcext:value-type="float">
            <text:p>0.076103501</text:p>
          </table:table-cell>
          <table:table-cell office:value-type="float" office:value="4.00436708" calcext:value-type="float">
            <text:p>4.00436708</text:p>
          </table:table-cell>
          <table:table-cell office:value-type="float" office:value="16.68486284" calcext:value-type="float">
            <text:p>16.68486284</text:p>
          </table:table-cell>
          <table:table-cell office:value-type="float" office:value="9.56493237" calcext:value-type="float">
            <text:p>9.56493237</text:p>
          </table:table-cell>
          <table:table-cell office:value-type="float" office:value="0.073073" calcext:value-type="float">
            <text:p>0.073073</text:p>
          </table:table-cell>
          <table:table-cell office:value-type="float" office:value="6.846876833" calcext:value-type="float">
            <text:p>6.846876833</text:p>
          </table:table-cell>
          <table:table-cell office:value-type="float" office:value="94.0981546" calcext:value-type="float">
            <text:p>94.0981546</text:p>
          </table:table-cell>
          <table:table-cell office:value-type="float" office:value="0.015841366" calcext:value-type="float">
            <text:p>0.015841366</text:p>
          </table:table-cell>
          <table:table-cell office:value-type="float" office:value="20.65210149" calcext:value-type="float">
            <text:p>20.65210149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509" calcext:value-type="float">
            <text:p>509</text:p>
          </table:table-cell>
          <table:table-cell office:value-type="float" office:value="104439.652" calcext:value-type="float">
            <text:p>104439.652</text:p>
          </table:table-cell>
          <table:table-cell office:value-type="float" office:value="418.5889638" calcext:value-type="float">
            <text:p>418.588963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8523.4" calcext:value-type="float">
            <text:p>508523.4</text:p>
          </table:table-cell>
          <table:table-cell office:value-type="float" office:value="3345.933333" calcext:value-type="float">
            <text:p>3345.933333</text:p>
          </table:table-cell>
          <table:table-cell office:value-type="float" office:value="4708.55" calcext:value-type="float">
            <text:p>4708.55</text:p>
          </table:table-cell>
          <table:table-cell office:value-type="float" office:value="31.21390703" calcext:value-type="float">
            <text:p>31.21390703</text:p>
          </table:table-cell>
          <table:table-cell office:value-type="float" office:value="1.736111111" calcext:value-type="float">
            <text:p>1.736111111</text:p>
          </table:table-cell>
          <table:table-cell office:value-type="float" office:value="20.7592697" calcext:value-type="float">
            <text:p>20.7592697</text:p>
          </table:table-cell>
          <table:table-cell office:value-type="float" office:value="41.51853939" calcext:value-type="float">
            <text:p>41.51853939</text:p>
          </table:table-cell>
          <table:table-cell office:value-type="float" office:value="24.70598651" calcext:value-type="float">
            <text:p>24.70598651</text:p>
          </table:table-cell>
          <table:table-cell office:value-type="float" office:value="1.77582" calcext:value-type="float">
            <text:p>1.77582</text:p>
          </table:table-cell>
          <table:table-cell office:value-type="float" office:value="59.41708413" calcext:value-type="float">
            <text:p>59.41708413</text:p>
          </table:table-cell>
          <table:table-cell office:value-type="float" office:value="80.39476376" calcext:value-type="float">
            <text:p>80.39476376</text:p>
          </table:table-cell>
          <table:table-cell office:value-type="float" office:value="0.5" calcext:value-type="float">
            <text:p>0.5</text:p>
          </table:table-cell>
          <table:table-cell office:value-type="float" office:value="34.3711757" calcext:value-type="float">
            <text:p>34.3711757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27" calcext:value-type="float">
            <text:p>227</text:p>
          </table:table-cell>
          <table:table-cell office:value-type="float" office:value="102972.1602" calcext:value-type="float">
            <text:p>102972.1602</text:p>
          </table:table-cell>
          <table:table-cell office:value-type="float" office:value="267.9438266" calcext:value-type="float">
            <text:p>267.9438266</text:p>
          </table:table-cell>
          <table:table-cell office:value-type="float" office:value="332.4087232" calcext:value-type="float">
            <text:p>332.4087232</text:p>
          </table:table-cell>
          <table:table-cell office:value-type="float" office:value="297.3065505" calcext:value-type="float">
            <text:p>297.3065505</text:p>
          </table:table-cell>
          <table:table-cell office:value-type="float" office:value="741934.2" calcext:value-type="float">
            <text:p>741934.2</text:p>
          </table:table-cell>
          <table:table-cell office:value-type="float" office:value="7894.6" calcext:value-type="float">
            <text:p>7894.6</text:p>
          </table:table-cell>
          <table:table-cell office:value-type="float" office:value="8235.266667" calcext:value-type="float">
            <text:p>8235.266667</text:p>
          </table:table-cell>
          <table:table-cell office:value-type="float" office:value="13.04336638" calcext:value-type="float">
            <text:p>13.04336638</text:p>
          </table:table-cell>
          <table:table-cell office:value-type="float" office:value="0.018195051" calcext:value-type="float">
            <text:p>0.018195051</text:p>
          </table:table-cell>
          <table:table-cell office:value-type="float" office:value="5.36442913" calcext:value-type="float">
            <text:p>5.36442913</text:p>
          </table:table-cell>
          <table:table-cell office:value-type="float" office:value="22.35178804" calcext:value-type="float">
            <text:p>22.35178804</text:p>
          </table:table-cell>
          <table:table-cell office:value-type="float" office:value="14.91169816" calcext:value-type="float">
            <text:p>14.91169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60724621" calcext:value-type="float">
            <text:p>86.60724621</text:p>
          </table:table-cell>
          <table:table-cell office:value-type="float" office:value="0.035556854" calcext:value-type="float">
            <text:p>0.035556854</text:p>
          </table:table-cell>
          <table:table-cell office:value-type="float" office:value="24.07296082" calcext:value-type="float">
            <text:p>24.07296082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5" calcext:value-type="float">
            <text:p>395</text:p>
          </table:table-cell>
          <table:table-cell office:value-type="float" office:value="102449.0139" calcext:value-type="float">
            <text:p>102449.0139</text:p>
          </table:table-cell>
          <table:table-cell office:value-type="float" office:value="408.1634018" calcext:value-type="float">
            <text:p>408.163401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92951.4" calcext:value-type="float">
            <text:p>692951.4</text:p>
          </table:table-cell>
          <table:table-cell office:value-type="float" office:value="4502.683333" calcext:value-type="float">
            <text:p>4502.683333</text:p>
          </table:table-cell>
          <table:table-cell office:value-type="float" office:value="6416.216667" calcext:value-type="float">
            <text:p>6416.216667</text:p>
          </table:table-cell>
          <table:table-cell office:value-type="float" office:value="22.75288007" calcext:value-type="float">
            <text:p>22.75288007</text:p>
          </table:table-cell>
          <table:table-cell office:value-type="float" office:value="5.833333333" calcext:value-type="float">
            <text:p>5.833333333</text:p>
          </table:table-cell>
          <table:table-cell office:value-type="float" office:value="23.11184137" calcext:value-type="float">
            <text:p>23.11184137</text:p>
          </table:table-cell>
          <table:table-cell office:value-type="float" office:value="46.22368274" calcext:value-type="float">
            <text:p>46.22368274</text:p>
          </table:table-cell>
          <table:table-cell office:value-type="float" office:value="21.29956798" calcext:value-type="float">
            <text:p>21.29956798</text:p>
          </table:table-cell>
          <table:table-cell office:value-type="float" office:value="6.455174" calcext:value-type="float">
            <text:p>6.455174</text:p>
          </table:table-cell>
          <table:table-cell office:value-type="float" office:value="290.6527119" calcext:value-type="float">
            <text:p>290.6527119</text:p>
          </table:table-cell>
          <table:table-cell office:value-type="float" office:value="79.33234106" calcext:value-type="float">
            <text:p>79.33234106</text:p>
          </table:table-cell>
          <table:table-cell office:value-type="float" office:value="1.626582351" calcext:value-type="float">
            <text:p>1.626582351</text:p>
          </table:table-cell>
          <table:table-cell office:value-type="float" office:value="28.43808337" calcext:value-type="float">
            <text:p>28.43808337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146" calcext:value-type="float">
            <text:p>146</text:p>
          </table:table-cell>
          <table:table-cell office:value-type="float" office:value="101762.6826" calcext:value-type="float">
            <text:p>101762.6826</text:p>
          </table:table-cell>
          <table:table-cell office:value-type="float" office:value="323.7811162" calcext:value-type="float">
            <text:p>323.7811162</text:p>
          </table:table-cell>
          <table:table-cell office:value-type="float" office:value="210.3903159" calcext:value-type="float">
            <text:p>210.3903159</text:p>
          </table:table-cell>
          <table:table-cell office:value-type="float" office:value="159.2184524" calcext:value-type="float">
            <text:p>159.2184524</text:p>
          </table:table-cell>
          <table:table-cell office:value-type="float" office:value="354949.8" calcext:value-type="float">
            <text:p>354949.8</text:p>
          </table:table-cell>
          <table:table-cell office:value-type="float" office:value="4947.233333" calcext:value-type="float">
            <text:p>4947.233333</text:p>
          </table:table-cell>
          <table:table-cell office:value-type="float" office:value="5144.2" calcext:value-type="float">
            <text:p>5144.2</text:p>
          </table:table-cell>
          <table:table-cell office:value-type="float" office:value="20.56961452" calcext:value-type="float">
            <text:p>20.56961452</text:p>
          </table:table-cell>
          <table:table-cell office:value-type="float" office:value="0" calcext:value-type="float">
            <text:p>0</text:p>
          </table:table-cell>
          <table:table-cell office:value-type="float" office:value="2.987104214" calcext:value-type="float">
            <text:p>2.987104214</text:p>
          </table:table-cell>
          <table:table-cell office:value-type="float" office:value="12.44626756" calcext:value-type="float">
            <text:p>12.44626756</text:p>
          </table:table-cell>
          <table:table-cell office:value-type="float" office:value="7.088440689" calcext:value-type="float">
            <text:p>7.088440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69849246" calcext:value-type="float">
            <text:p>89.69849246</text:p>
          </table:table-cell>
          <table:table-cell office:value-type="float" office:value="0.018116143" calcext:value-type="float">
            <text:p>0.018116143</text:p>
          </table:table-cell>
          <table:table-cell office:value-type="float" office:value="24.88948949" calcext:value-type="float">
            <text:p>24.88948949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413" calcext:value-type="float">
            <text:p>413</text:p>
          </table:table-cell>
          <table:table-cell office:value-type="float" office:value="97144.35912" calcext:value-type="float">
            <text:p>97144.35912</text:p>
          </table:table-cell>
          <table:table-cell office:value-type="float" office:value="310.963773" calcext:value-type="float">
            <text:p>310.963773</text:p>
          </table:table-cell>
          <table:table-cell office:value-type="float" office:value="211.9147436" calcext:value-type="float">
            <text:p>211.9147436</text:p>
          </table:table-cell>
          <table:table-cell office:value-type="float" office:value="134.7891534" calcext:value-type="float">
            <text:p>134.7891534</text:p>
          </table:table-cell>
          <table:table-cell office:value-type="float" office:value="636828.55" calcext:value-type="float">
            <text:p>636828.55</text:p>
          </table:table-cell>
          <table:table-cell office:value-type="float" office:value="8306.233333" calcext:value-type="float">
            <text:p>8306.233333</text:p>
          </table:table-cell>
          <table:table-cell office:value-type="float" office:value="9172.783333" calcext:value-type="float">
            <text:p>9172.783333</text:p>
          </table:table-cell>
          <table:table-cell office:value-type="float" office:value="11.69535639" calcext:value-type="float">
            <text:p>11.69535639</text:p>
          </table:table-cell>
          <table:table-cell office:value-type="float" office:value="0" calcext:value-type="float">
            <text:p>0</text:p>
          </table:table-cell>
          <table:table-cell office:value-type="float" office:value="4.531717116" calcext:value-type="float">
            <text:p>4.531717116</text:p>
          </table:table-cell>
          <table:table-cell office:value-type="float" office:value="18.41003553" calcext:value-type="float">
            <text:p>18.41003553</text:p>
          </table:table-cell>
          <table:table-cell office:value-type="float" office:value="9.511730038" calcext:value-type="float">
            <text:p>9.511730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46755994" calcext:value-type="float">
            <text:p>74.46755994</text:p>
          </table:table-cell>
          <table:table-cell office:value-type="float" office:value="0.213700945" calcext:value-type="float">
            <text:p>0.213700945</text:p>
          </table:table-cell>
          <table:table-cell office:value-type="float" office:value="26.796035" calcext:value-type="float">
            <text:p>26.796035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509" calcext:value-type="float">
            <text:p>509</text:p>
          </table:table-cell>
          <table:table-cell office:value-type="float" office:value="95731.00382" calcext:value-type="float">
            <text:p>95731.00382</text:p>
          </table:table-cell>
          <table:table-cell office:value-type="float" office:value="382.7560153" calcext:value-type="float">
            <text:p>382.756015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49648" calcext:value-type="float">
            <text:p>549648</text:p>
          </table:table-cell>
          <table:table-cell office:value-type="float" office:value="3163.933333" calcext:value-type="float">
            <text:p>3163.933333</text:p>
          </table:table-cell>
          <table:table-cell office:value-type="float" office:value="5089.333333" calcext:value-type="float">
            <text:p>5089.333333</text:p>
          </table:table-cell>
          <table:table-cell office:value-type="float" office:value="30.25695985" calcext:value-type="float">
            <text:p>30.25695985</text:p>
          </table:table-cell>
          <table:table-cell office:value-type="float" office:value="0" calcext:value-type="float">
            <text:p>0</text:p>
          </table:table-cell>
          <table:table-cell office:value-type="float" office:value="17.74497921" calcext:value-type="float">
            <text:p>17.74497921</text:p>
          </table:table-cell>
          <table:table-cell office:value-type="float" office:value="35.48995841" calcext:value-type="float">
            <text:p>35.48995841</text:p>
          </table:table-cell>
          <table:table-cell office:value-type="float" office:value="21.42122749" calcext:value-type="float">
            <text:p>21.42122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04552414" calcext:value-type="float">
            <text:p>82.04552414</text:p>
          </table:table-cell>
          <table:table-cell office:value-type="float" office:value="0.480245131" calcext:value-type="float">
            <text:p>0.480245131</text:p>
          </table:table-cell>
          <table:table-cell office:value-type="float" office:value="34.47186645" calcext:value-type="float">
            <text:p>34.47186645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2" calcext:value-type="float">
            <text:p>412</text:p>
          </table:table-cell>
          <table:table-cell office:value-type="float" office:value="91071.7728" calcext:value-type="float">
            <text:p>91071.7728</text:p>
          </table:table-cell>
          <table:table-cell office:value-type="float" office:value="349.4569325" calcext:value-type="float">
            <text:p>349.4569325</text:p>
          </table:table-cell>
          <table:table-cell office:value-type="float" office:value="64.57851403" calcext:value-type="float">
            <text:p>64.57851403</text:p>
          </table:table-cell>
          <table:table-cell office:value-type="string" calcext:value-type="string">
            <text:p>NULL</text:p>
          </table:table-cell>
          <table:table-cell office:value-type="float" office:value="712016.15" calcext:value-type="float">
            <text:p>712016.15</text:p>
          </table:table-cell>
          <table:table-cell office:value-type="float" office:value="6855.466667" calcext:value-type="float">
            <text:p>6855.466667</text:p>
          </table:table-cell>
          <table:table-cell office:value-type="float" office:value="7664.333333" calcext:value-type="float">
            <text:p>7664.333333</text:p>
          </table:table-cell>
          <table:table-cell office:value-type="float" office:value="13.28454753" calcext:value-type="float">
            <text:p>13.28454753</text:p>
          </table:table-cell>
          <table:table-cell office:value-type="float" office:value="0.034399725" calcext:value-type="float">
            <text:p>0.034399725</text:p>
          </table:table-cell>
          <table:table-cell office:value-type="float" office:value="6.261985502" calcext:value-type="float">
            <text:p>6.261985502</text:p>
          </table:table-cell>
          <table:table-cell office:value-type="float" office:value="15.39933935" calcext:value-type="float">
            <text:p>15.39933935</text:p>
          </table:table-cell>
          <table:table-cell office:value-type="float" office:value="8.700777682" calcext:value-type="float">
            <text:p>8.700777682</text:p>
          </table:table-cell>
          <table:table-cell office:value-type="float" office:value="0.052154" calcext:value-type="float">
            <text:p>0.052154</text:p>
          </table:table-cell>
          <table:table-cell office:value-type="float" office:value="3.571698133" calcext:value-type="float">
            <text:p>3.571698133</text:p>
          </table:table-cell>
          <table:table-cell office:value-type="float" office:value="92.54830349" calcext:value-type="float">
            <text:p>92.54830349</text:p>
          </table:table-cell>
          <table:table-cell office:value-type="float" office:value="0.095931678" calcext:value-type="float">
            <text:p>0.095931678</text:p>
          </table:table-cell>
          <table:table-cell office:value-type="float" office:value="29.41243203" calcext:value-type="float">
            <text:p>29.41243203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4" calcext:value-type="float">
            <text:p>354</text:p>
          </table:table-cell>
          <table:table-cell office:value-type="float" office:value="90777.52643" calcext:value-type="float">
            <text:p>90777.52643</text:p>
          </table:table-cell>
          <table:table-cell office:value-type="float" office:value="361.6634519" calcext:value-type="float">
            <text:p>361.66345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15855.4" calcext:value-type="float">
            <text:p>815855.4</text:p>
          </table:table-cell>
          <table:table-cell office:value-type="float" office:value="4938.233333" calcext:value-type="float">
            <text:p>4938.233333</text:p>
          </table:table-cell>
          <table:table-cell office:value-type="float" office:value="7554.216667" calcext:value-type="float">
            <text:p>7554.216667</text:p>
          </table:table-cell>
          <table:table-cell office:value-type="float" office:value="18.38259157" calcext:value-type="float">
            <text:p>18.38259157</text:p>
          </table:table-cell>
          <table:table-cell office:value-type="float" office:value="0.816993464" calcext:value-type="float">
            <text:p>0.816993464</text:p>
          </table:table-cell>
          <table:table-cell office:value-type="float" office:value="26.38455782" calcext:value-type="float">
            <text:p>26.38455782</text:p>
          </table:table-cell>
          <table:table-cell office:value-type="float" office:value="52.76911565" calcext:value-type="float">
            <text:p>52.76911565</text:p>
          </table:table-cell>
          <table:table-cell office:value-type="float" office:value="40.97629507" calcext:value-type="float">
            <text:p>40.97629507</text:p>
          </table:table-cell>
          <table:table-cell office:value-type="float" office:value="0.73977" calcext:value-type="float">
            <text:p>0.73977</text:p>
          </table:table-cell>
          <table:table-cell office:value-type="float" office:value="36.52811197" calcext:value-type="float">
            <text:p>36.52811197</text:p>
          </table:table-cell>
          <table:table-cell office:value-type="float" office:value="84.71306864" calcext:value-type="float">
            <text:p>84.71306864</text:p>
          </table:table-cell>
          <table:table-cell office:value-type="float" office:value="1.852598824" calcext:value-type="float">
            <text:p>1.852598824</text:p>
          </table:table-cell>
          <table:table-cell office:value-type="float" office:value="43.4522044" calcext:value-type="float">
            <text:p>43.4522044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3" calcext:value-type="float">
            <text:p>413</text:p>
          </table:table-cell>
          <table:table-cell office:value-type="float" office:value="89587.87815" calcext:value-type="float">
            <text:p>89587.87815</text:p>
          </table:table-cell>
          <table:table-cell office:value-type="float" office:value="273.2787483" calcext:value-type="float">
            <text:p>273.2787483</text:p>
          </table:table-cell>
          <table:table-cell office:value-type="float" office:value="225.1136893" calcext:value-type="float">
            <text:p>225.1136893</text:p>
          </table:table-cell>
          <table:table-cell office:value-type="float" office:value="149.8225886" calcext:value-type="float">
            <text:p>149.8225886</text:p>
          </table:table-cell>
          <table:table-cell office:value-type="float" office:value="670878.95" calcext:value-type="float">
            <text:p>670878.95</text:p>
          </table:table-cell>
          <table:table-cell office:value-type="float" office:value="8795.433333" calcext:value-type="float">
            <text:p>8795.433333</text:p>
          </table:table-cell>
          <table:table-cell office:value-type="float" office:value="9644.45" calcext:value-type="float">
            <text:p>9644.45</text:p>
          </table:table-cell>
          <table:table-cell office:value-type="float" office:value="10.18572647" calcext:value-type="float">
            <text:p>10.18572647</text:p>
          </table:table-cell>
          <table:table-cell office:value-type="float" office:value="0.100477267" calcext:value-type="float">
            <text:p>0.100477267</text:p>
          </table:table-cell>
          <table:table-cell office:value-type="float" office:value="6.405565766" calcext:value-type="float">
            <text:p>6.405565766</text:p>
          </table:table-cell>
          <table:table-cell office:value-type="float" office:value="25.88708404" calcext:value-type="float">
            <text:p>25.88708404</text:p>
          </table:table-cell>
          <table:table-cell office:value-type="float" office:value="14.28122108" calcext:value-type="float">
            <text:p>14.28122108</text:p>
          </table:table-cell>
          <table:table-cell office:value-type="float" office:value="0.087728" calcext:value-type="float">
            <text:p>0.087728</text:p>
          </table:table-cell>
          <table:table-cell office:value-type="float" office:value="7.713595033" calcext:value-type="float">
            <text:p>7.713595033</text:p>
          </table:table-cell>
          <table:table-cell office:value-type="float" office:value="79.01793196" calcext:value-type="float">
            <text:p>79.01793196</text:p>
          </table:table-cell>
          <table:table-cell office:value-type="float" office:value="0.152769054" calcext:value-type="float">
            <text:p>0.152769054</text:p>
          </table:table-cell>
          <table:table-cell office:value-type="float" office:value="26.67203664" calcext:value-type="float">
            <text:p>26.67203664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256" calcext:value-type="float">
            <text:p>256</text:p>
          </table:table-cell>
          <table:table-cell office:value-type="float" office:value="89552.72509" calcext:value-type="float">
            <text:p>89552.72509</text:p>
          </table:table-cell>
          <table:table-cell office:value-type="float" office:value="260.786918" calcext:value-type="float">
            <text:p>260.786918</text:p>
          </table:table-cell>
          <table:table-cell office:value-type="float" office:value="244.057967" calcext:value-type="float">
            <text:p>244.057967</text:p>
          </table:table-cell>
          <table:table-cell office:value-type="float" office:value="194.4163552" calcext:value-type="float">
            <text:p>194.4163552</text:p>
          </table:table-cell>
          <table:table-cell office:value-type="float" office:value="351765.45" calcext:value-type="float">
            <text:p>351765.45</text:p>
          </table:table-cell>
          <table:table-cell office:value-type="float" office:value="4986.916667" calcext:value-type="float">
            <text:p>4986.916667</text:p>
          </table:table-cell>
          <table:table-cell office:value-type="float" office:value="5098.05" calcext:value-type="float">
            <text:p>5098.05</text:p>
          </table:table-cell>
          <table:table-cell office:value-type="float" office:value="17.9575339" calcext:value-type="float">
            <text:p>17.9575339</text:p>
          </table:table-cell>
          <table:table-cell office:value-type="float" office:value="0" calcext:value-type="float">
            <text:p>0</text:p>
          </table:table-cell>
          <table:table-cell office:value-type="float" office:value="3.534003692" calcext:value-type="float">
            <text:p>3.534003692</text:p>
          </table:table-cell>
          <table:table-cell office:value-type="float" office:value="14.72501539" calcext:value-type="float">
            <text:p>14.72501539</text:p>
          </table:table-cell>
          <table:table-cell office:value-type="float" office:value="5.742211181" calcext:value-type="float">
            <text:p>5.742211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27618671" calcext:value-type="float">
            <text:p>66.27618671</text:p>
          </table:table-cell>
          <table:table-cell office:value-type="float" office:value="0.003263473" calcext:value-type="float">
            <text:p>0.003263473</text:p>
          </table:table-cell>
          <table:table-cell office:value-type="float" office:value="19.94937331" calcext:value-type="float">
            <text:p>19.94937331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247" calcext:value-type="float">
            <text:p>247</text:p>
          </table:table-cell>
          <table:table-cell office:value-type="float" office:value="89073.77797" calcext:value-type="float">
            <text:p>89073.77797</text:p>
          </table:table-cell>
          <table:table-cell office:value-type="float" office:value="354.7991119" calcext:value-type="float">
            <text:p>354.799111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8622.8" calcext:value-type="float">
            <text:p>288622.8</text:p>
          </table:table-cell>
          <table:table-cell office:value-type="float" office:value="1809.1" calcext:value-type="float">
            <text:p>1809.1</text:p>
          </table:table-cell>
          <table:table-cell office:value-type="float" office:value="2672.433333" calcext:value-type="float">
            <text:p>2672.433333</text:p>
          </table:table-cell>
          <table:table-cell office:value-type="float" office:value="49.23651427" calcext:value-type="float">
            <text:p>49.23651427</text:p>
          </table:table-cell>
          <table:table-cell office:value-type="float" office:value="19.17808219" calcext:value-type="float">
            <text:p>19.17808219</text:p>
          </table:table-cell>
          <table:table-cell office:value-type="float" office:value="30.75837707" calcext:value-type="float">
            <text:p>30.75837707</text:p>
          </table:table-cell>
          <table:table-cell office:value-type="float" office:value="61.51675414" calcext:value-type="float">
            <text:p>61.51675414</text:p>
          </table:table-cell>
          <table:table-cell office:value-type="float" office:value="39.50634245" calcext:value-type="float">
            <text:p>39.50634245</text:p>
          </table:table-cell>
          <table:table-cell office:value-type="float" office:value="21.707633" calcext:value-type="float">
            <text:p>21.707633</text:p>
          </table:table-cell>
          <table:table-cell office:value-type="float" office:value="392.7121916" calcext:value-type="float">
            <text:p>392.7121916</text:p>
          </table:table-cell>
          <table:table-cell office:value-type="float" office:value="83.55719237" calcext:value-type="float">
            <text:p>83.55719237</text:p>
          </table:table-cell>
          <table:table-cell office:value-type="float" office:value="0.5554737" calcext:value-type="float">
            <text:p>0.5554737</text:p>
          </table:table-cell>
          <table:table-cell office:value-type="float" office:value="23.70180269" calcext:value-type="float">
            <text:p>23.70180269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247" calcext:value-type="float">
            <text:p>247</text:p>
          </table:table-cell>
          <table:table-cell office:value-type="float" office:value="88398.12663" calcext:value-type="float">
            <text:p>88398.12663</text:p>
          </table:table-cell>
          <table:table-cell office:value-type="float" office:value="355.0125568" calcext:value-type="float">
            <text:p>355.012556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06102.6" calcext:value-type="float">
            <text:p>306102.6</text:p>
          </table:table-cell>
          <table:table-cell office:value-type="float" office:value="1801.566667" calcext:value-type="float">
            <text:p>1801.566667</text:p>
          </table:table-cell>
          <table:table-cell office:value-type="float" office:value="2834.283333" calcext:value-type="float">
            <text:p>2834.283333</text:p>
          </table:table-cell>
          <table:table-cell office:value-type="float" office:value="49.06736357" calcext:value-type="float">
            <text:p>49.06736357</text:p>
          </table:table-cell>
          <table:table-cell office:value-type="float" office:value="11.38888889" calcext:value-type="float">
            <text:p>11.38888889</text:p>
          </table:table-cell>
          <table:table-cell office:value-type="float" office:value="31.63486833" calcext:value-type="float">
            <text:p>31.63486833</text:p>
          </table:table-cell>
          <table:table-cell office:value-type="float" office:value="63.26973665" calcext:value-type="float">
            <text:p>63.26973665</text:p>
          </table:table-cell>
          <table:table-cell office:value-type="float" office:value="40.8009171" calcext:value-type="float">
            <text:p>40.8009171</text:p>
          </table:table-cell>
          <table:table-cell office:value-type="float" office:value="14.365696" calcext:value-type="float">
            <text:p>14.365696</text:p>
          </table:table-cell>
          <table:table-cell office:value-type="float" office:value="258.8058611" calcext:value-type="float">
            <text:p>258.8058611</text:p>
          </table:table-cell>
          <table:table-cell office:value-type="float" office:value="84.01937046" calcext:value-type="float">
            <text:p>84.01937046</text:p>
          </table:table-cell>
          <table:table-cell office:value-type="float" office:value="1.02627672" calcext:value-type="float">
            <text:p>1.02627672</text:p>
          </table:table-cell>
          <table:table-cell office:value-type="float" office:value="24.67718206" calcext:value-type="float">
            <text:p>24.67718206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70" calcext:value-type="float">
            <text:p>370</text:p>
          </table:table-cell>
          <table:table-cell office:value-type="float" office:value="87761.74825" calcext:value-type="float">
            <text:p>87761.74825</text:p>
          </table:table-cell>
          <table:table-cell office:value-type="float" office:value="311.0005702" calcext:value-type="float">
            <text:p>311.0005702</text:p>
          </table:table-cell>
          <table:table-cell office:value-type="float" office:value="75.32556506" calcext:value-type="float">
            <text:p>75.32556506</text:p>
          </table:table-cell>
          <table:table-cell office:value-type="float" office:value="93.28509244" calcext:value-type="float">
            <text:p>93.28509244</text:p>
          </table:table-cell>
          <table:table-cell office:value-type="float" office:value="506837.2" calcext:value-type="float">
            <text:p>506837.2</text:p>
          </table:table-cell>
          <table:table-cell office:value-type="float" office:value="7316.566667" calcext:value-type="float">
            <text:p>7316.566667</text:p>
          </table:table-cell>
          <table:table-cell office:value-type="float" office:value="7345.466667" calcext:value-type="float">
            <text:p>7345.466667</text:p>
          </table:table-cell>
          <table:table-cell office:value-type="float" office:value="11.99493591" calcext:value-type="float">
            <text:p>11.99493591</text:p>
          </table:table-cell>
          <table:table-cell office:value-type="float" office:value="2.178812923" calcext:value-type="float">
            <text:p>2.178812923</text:p>
          </table:table-cell>
          <table:table-cell office:value-type="float" office:value="7.120619832" calcext:value-type="float">
            <text:p>7.120619832</text:p>
          </table:table-cell>
          <table:table-cell office:value-type="float" office:value="29.6692493" calcext:value-type="float">
            <text:p>29.6692493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2.85313318" calcext:value-type="float">
            <text:p>22.85313318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563" calcext:value-type="float">
            <text:p>563</text:p>
          </table:table-cell>
          <table:table-cell office:value-type="float" office:value="86408.13095" calcext:value-type="float">
            <text:p>86408.13095</text:p>
          </table:table-cell>
          <table:table-cell office:value-type="float" office:value="282.3099784" calcext:value-type="float">
            <text:p>282.3099784</text:p>
          </table:table-cell>
          <table:table-cell office:value-type="float" office:value="178.8437901" calcext:value-type="float">
            <text:p>178.8437901</text:p>
          </table:table-cell>
          <table:table-cell office:value-type="float" office:value="108.4683484" calcext:value-type="float">
            <text:p>108.4683484</text:p>
          </table:table-cell>
          <table:table-cell office:value-type="float" office:value="470183.25" calcext:value-type="float">
            <text:p>470183.25</text:p>
          </table:table-cell>
          <table:table-cell office:value-type="float" office:value="6337.666667" calcext:value-type="float">
            <text:p>6337.666667</text:p>
          </table:table-cell>
          <table:table-cell office:value-type="float" office:value="6814.25" calcext:value-type="float">
            <text:p>6814.25</text:p>
          </table:table-cell>
          <table:table-cell office:value-type="float" office:value="13.63406053" calcext:value-type="float">
            <text:p>13.63406053</text:p>
          </table:table-cell>
          <table:table-cell office:value-type="float" office:value="0.027034334" calcext:value-type="float">
            <text:p>0.027034334</text:p>
          </table:table-cell>
          <table:table-cell office:value-type="float" office:value="6.94073933" calcext:value-type="float">
            <text:p>6.94073933</text:p>
          </table:table-cell>
          <table:table-cell office:value-type="float" office:value="28.91974721" calcext:value-type="float">
            <text:p>28.91974721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3.19685554" calcext:value-type="float">
            <text:p>33.19685554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252" calcext:value-type="float">
            <text:p>252</text:p>
          </table:table-cell>
          <table:table-cell office:value-type="float" office:value="86289.2137" calcext:value-type="float">
            <text:p>86289.2137</text:p>
          </table:table-cell>
          <table:table-cell office:value-type="float" office:value="271.6846073" calcext:value-type="float">
            <text:p>271.6846073</text:p>
          </table:table-cell>
          <table:table-cell office:value-type="float" office:value="184.2164774" calcext:value-type="float">
            <text:p>184.2164774</text:p>
          </table:table-cell>
          <table:table-cell office:value-type="float" office:value="144.0817977" calcext:value-type="float">
            <text:p>144.0817977</text:p>
          </table:table-cell>
          <table:table-cell office:value-type="float" office:value="513806.2" calcext:value-type="float">
            <text:p>513806.2</text:p>
          </table:table-cell>
          <table:table-cell office:value-type="float" office:value="7077.4" calcext:value-type="float">
            <text:p>7077.4</text:p>
          </table:table-cell>
          <table:table-cell office:value-type="float" office:value="7446.466667" calcext:value-type="float">
            <text:p>7446.466667</text:p>
          </table:table-cell>
          <table:table-cell office:value-type="float" office:value="12.19221942" calcext:value-type="float">
            <text:p>12.19221942</text:p>
          </table:table-cell>
          <table:table-cell office:value-type="float" office:value="0.317258883" calcext:value-type="float">
            <text:p>0.317258883</text:p>
          </table:table-cell>
          <table:table-cell office:value-type="float" office:value="5.044984744" calcext:value-type="float">
            <text:p>5.044984744</text:p>
          </table:table-cell>
          <table:table-cell office:value-type="float" office:value="21.02076977" calcext:value-type="float">
            <text:p>21.02076977</text:p>
          </table:table-cell>
          <table:table-cell office:value-type="float" office:value="10.52603111" calcext:value-type="float">
            <text:p>10.52603111</text:p>
          </table:table-cell>
          <table:table-cell office:value-type="float" office:value="0.326692" calcext:value-type="float">
            <text:p>0.326692</text:p>
          </table:table-cell>
          <table:table-cell office:value-type="float" office:value="23.1147884" calcext:value-type="float">
            <text:p>23.1147884</text:p>
          </table:table-cell>
          <table:table-cell office:value-type="float" office:value="69.67909445" calcext:value-type="float">
            <text:p>69.67909445</text:p>
          </table:table-cell>
          <table:table-cell office:value-type="float" office:value="0.014455664" calcext:value-type="float">
            <text:p>0.014455664</text:p>
          </table:table-cell>
          <table:table-cell office:value-type="float" office:value="22.15319245" calcext:value-type="float">
            <text:p>22.15319245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82" calcext:value-type="float">
            <text:p>182</text:p>
          </table:table-cell>
          <table:table-cell office:value-type="float" office:value="84485.1298" calcext:value-type="float">
            <text:p>84485.1298</text:p>
          </table:table-cell>
          <table:table-cell office:value-type="float" office:value="263.6380969" calcext:value-type="float">
            <text:p>263.6380969</text:p>
          </table:table-cell>
          <table:table-cell office:value-type="float" office:value="176.4502764" calcext:value-type="float">
            <text:p>176.4502764</text:p>
          </table:table-cell>
          <table:table-cell office:value-type="float" office:value="147.3637596" calcext:value-type="float">
            <text:p>147.3637596</text:p>
          </table:table-cell>
          <table:table-cell office:value-type="float" office:value="900376.4" calcext:value-type="float">
            <text:p>900376.4</text:p>
          </table:table-cell>
          <table:table-cell office:value-type="float" office:value="12173.75" calcext:value-type="float">
            <text:p>12173.75</text:p>
          </table:table-cell>
          <table:table-cell office:value-type="float" office:value="13048.93333" calcext:value-type="float">
            <text:p>13048.93333</text:p>
          </table:table-cell>
          <table:table-cell office:value-type="float" office:value="6.939942894" calcext:value-type="float">
            <text:p>6.939942894</text:p>
          </table:table-cell>
          <table:table-cell office:value-type="float" office:value="0.079459674" calcext:value-type="float">
            <text:p>0.079459674</text:p>
          </table:table-cell>
          <table:table-cell office:value-type="float" office:value="4.803700649" calcext:value-type="float">
            <text:p>4.803700649</text:p>
          </table:table-cell>
          <table:table-cell office:value-type="float" office:value="20.01541937" calcext:value-type="float">
            <text:p>20.01541937</text:p>
          </table:table-cell>
          <table:table-cell office:value-type="float" office:value="7.655629543" calcext:value-type="float">
            <text:p>7.655629543</text:p>
          </table:table-cell>
          <table:table-cell office:value-type="float" office:value="0.09561" calcext:value-type="float">
            <text:p>0.09561</text:p>
          </table:table-cell>
          <table:table-cell office:value-type="float" office:value="11.638105" calcext:value-type="float">
            <text:p>11.638105</text:p>
          </table:table-cell>
          <table:table-cell office:value-type="float" office:value="80.43890071" calcext:value-type="float">
            <text:p>80.43890071</text:p>
          </table:table-cell>
          <table:table-cell office:value-type="float" office:value="0.053629921" calcext:value-type="float">
            <text:p>0.053629921</text:p>
          </table:table-cell>
          <table:table-cell office:value-type="float" office:value="34.2160824" calcext:value-type="float">
            <text:p>34.2160824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563" calcext:value-type="float">
            <text:p>563</text:p>
          </table:table-cell>
          <table:table-cell office:value-type="float" office:value="82987.99034" calcext:value-type="float">
            <text:p>82987.99034</text:p>
          </table:table-cell>
          <table:table-cell office:value-type="float" office:value="269.6264396" calcext:value-type="float">
            <text:p>269.6264396</text:p>
          </table:table-cell>
          <table:table-cell office:value-type="float" office:value="173.8759449" calcext:value-type="float">
            <text:p>173.8759449</text:p>
          </table:table-cell>
          <table:table-cell office:value-type="float" office:value="102.2332995" calcext:value-type="float">
            <text:p>102.2332995</text:p>
          </table:table-cell>
          <table:table-cell office:value-type="float" office:value="470979.05" calcext:value-type="float">
            <text:p>470979.05</text:p>
          </table:table-cell>
          <table:table-cell office:value-type="float" office:value="6347.366667" calcext:value-type="float">
            <text:p>6347.366667</text:p>
          </table:table-cell>
          <table:table-cell office:value-type="float" office:value="6825.783333" calcext:value-type="float">
            <text:p>6825.783333</text:p>
          </table:table-cell>
          <table:table-cell office:value-type="float" office:value="13.07439678" calcext:value-type="float">
            <text:p>13.07439678</text:p>
          </table:table-cell>
          <table:table-cell office:value-type="float" office:value="0.027464982" calcext:value-type="float">
            <text:p>0.027464982</text:p>
          </table:table-cell>
          <table:table-cell office:value-type="float" office:value="5.323397802" calcext:value-type="float">
            <text:p>5.323397802</text:p>
          </table:table-cell>
          <table:table-cell office:value-type="float" office:value="22.18082418" calcext:value-type="float">
            <text:p>22.18082418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3.19659494" calcext:value-type="float">
            <text:p>33.19659494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360" calcext:value-type="float">
            <text:p>360</text:p>
          </table:table-cell>
          <table:table-cell office:value-type="float" office:value="82407.63466" calcext:value-type="float">
            <text:p>82407.63466</text:p>
          </table:table-cell>
          <table:table-cell office:value-type="float" office:value="278.4057251" calcext:value-type="float">
            <text:p>278.4057251</text:p>
          </table:table-cell>
          <table:table-cell office:value-type="float" office:value="132.8030711" calcext:value-type="float">
            <text:p>132.8030711</text:p>
          </table:table-cell>
          <table:table-cell office:value-type="float" office:value="96.44835116" calcext:value-type="float">
            <text:p>96.44835116</text:p>
          </table:table-cell>
          <table:table-cell office:value-type="float" office:value="551306.55" calcext:value-type="float">
            <text:p>551306.55</text:p>
          </table:table-cell>
          <table:table-cell office:value-type="float" office:value="7643.466667" calcext:value-type="float">
            <text:p>7643.466667</text:p>
          </table:table-cell>
          <table:table-cell office:value-type="float" office:value="7989.95" calcext:value-type="float">
            <text:p>7989.95</text:p>
          </table:table-cell>
          <table:table-cell office:value-type="float" office:value="10.78144751" calcext:value-type="float">
            <text:p>10.78144751</text:p>
          </table:table-cell>
          <table:table-cell office:value-type="float" office:value="0.211774672" calcext:value-type="float">
            <text:p>0.211774672</text:p>
          </table:table-cell>
          <table:table-cell office:value-type="float" office:value="3.945564663" calcext:value-type="float">
            <text:p>3.945564663</text:p>
          </table:table-cell>
          <table:table-cell office:value-type="float" office:value="16.43985276" calcext:value-type="float">
            <text:p>16.43985276</text:p>
          </table:table-cell>
          <table:table-cell office:value-type="float" office:value="7.203015413" calcext:value-type="float">
            <text:p>7.203015413</text:p>
          </table:table-cell>
          <table:table-cell office:value-type="float" office:value="0.283271" calcext:value-type="float">
            <text:p>0.283271</text:p>
          </table:table-cell>
          <table:table-cell office:value-type="float" office:value="21.6462976" calcext:value-type="float">
            <text:p>21.6462976</text:p>
          </table:table-cell>
          <table:table-cell office:value-type="float" office:value="76.00135777" calcext:value-type="float">
            <text:p>76.00135777</text:p>
          </table:table-cell>
          <table:table-cell office:value-type="float" office:value="0.066536901" calcext:value-type="float">
            <text:p>0.066536901</text:p>
          </table:table-cell>
          <table:table-cell office:value-type="float" office:value="29.57257036" calcext:value-type="float">
            <text:p>29.57257036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743" calcext:value-type="float">
            <text:p>743</text:p>
          </table:table-cell>
          <table:table-cell office:value-type="float" office:value="82188.91132" calcext:value-type="float">
            <text:p>82188.91132</text:p>
          </table:table-cell>
          <table:table-cell office:value-type="float" office:value="300.9612771" calcext:value-type="float">
            <text:p>300.9612771</text:p>
          </table:table-cell>
          <table:table-cell office:value-type="float" office:value="112.8681041" calcext:value-type="float">
            <text:p>112.8681041</text:p>
          </table:table-cell>
          <table:table-cell office:value-type="float" office:value="20.02314598" calcext:value-type="float">
            <text:p>20.02314598</text:p>
          </table:table-cell>
          <table:table-cell office:value-type="float" office:value="604288.2" calcext:value-type="float">
            <text:p>604288.2</text:p>
          </table:table-cell>
          <table:table-cell office:value-type="float" office:value="7645.65" calcext:value-type="float">
            <text:p>7645.65</text:p>
          </table:table-cell>
          <table:table-cell office:value-type="float" office:value="8757.8" calcext:value-type="float">
            <text:p>8757.8</text:p>
          </table:table-cell>
          <table:table-cell office:value-type="float" office:value="10.74976115" calcext:value-type="float">
            <text:p>10.74976115</text:p>
          </table:table-cell>
          <table:table-cell office:value-type="float" office:value="0" calcext:value-type="float">
            <text:p>0</text:p>
          </table:table-cell>
          <table:table-cell office:value-type="float" office:value="4.189308382" calcext:value-type="float">
            <text:p>4.189308382</text:p>
          </table:table-cell>
          <table:table-cell office:value-type="float" office:value="17.45545159" calcext:value-type="float">
            <text:p>17.45545159</text:p>
          </table:table-cell>
          <table:table-cell office:value-type="float" office:value="9.526010593" calcext:value-type="float">
            <text:p>9.526010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22107244" calcext:value-type="float">
            <text:p>80.22107244</text:p>
          </table:table-cell>
          <table:table-cell office:value-type="float" office:value="0.060333252" calcext:value-type="float">
            <text:p>0.060333252</text:p>
          </table:table-cell>
          <table:table-cell office:value-type="float" office:value="25.8455061" calcext:value-type="float">
            <text:p>25.8455061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46" calcext:value-type="float">
            <text:p>146</text:p>
          </table:table-cell>
          <table:table-cell office:value-type="float" office:value="81778.64691" calcext:value-type="float">
            <text:p>81778.64691</text:p>
          </table:table-cell>
          <table:table-cell office:value-type="float" office:value="246.1764839" calcext:value-type="float">
            <text:p>246.1764839</text:p>
          </table:table-cell>
          <table:table-cell office:value-type="float" office:value="197.2670384" calcext:value-type="float">
            <text:p>197.2670384</text:p>
          </table:table-cell>
          <table:table-cell office:value-type="float" office:value="156.9429591" calcext:value-type="float">
            <text:p>156.9429591</text:p>
          </table:table-cell>
          <table:table-cell office:value-type="float" office:value="393010.2" calcext:value-type="float">
            <text:p>393010.2</text:p>
          </table:table-cell>
          <table:table-cell office:value-type="float" office:value="5347.566667" calcext:value-type="float">
            <text:p>5347.566667</text:p>
          </table:table-cell>
          <table:table-cell office:value-type="float" office:value="5695.8" calcext:value-type="float">
            <text:p>5695.8</text:p>
          </table:table-cell>
          <table:table-cell office:value-type="float" office:value="15.29268395" calcext:value-type="float">
            <text:p>15.29268395</text:p>
          </table:table-cell>
          <table:table-cell office:value-type="float" office:value="0.013877324" calcext:value-type="float">
            <text:p>0.013877324</text:p>
          </table:table-cell>
          <table:table-cell office:value-type="float" office:value="3.77987981" calcext:value-type="float">
            <text:p>3.77987981</text:p>
          </table:table-cell>
          <table:table-cell office:value-type="float" office:value="15.74949921" calcext:value-type="float">
            <text:p>15.74949921</text:p>
          </table:table-cell>
          <table:table-cell office:value-type="float" office:value="11.12957097" calcext:value-type="float">
            <text:p>11.12957097</text:p>
          </table:table-cell>
          <table:table-cell office:value-type="float" office:value="0.020251" calcext:value-type="float">
            <text:p>0.020251</text:p>
          </table:table-cell>
          <table:table-cell office:value-type="float" office:value="1.080208467" calcext:value-type="float">
            <text:p>1.080208467</text:p>
          </table:table-cell>
          <table:table-cell office:value-type="float" office:value="80.7436209" calcext:value-type="float">
            <text:p>80.7436209</text:p>
          </table:table-cell>
          <table:table-cell office:value-type="float" office:value="0.064124651" calcext:value-type="float">
            <text:p>0.064124651</text:p>
          </table:table-cell>
          <table:table-cell office:value-type="float" office:value="23.55911223" calcext:value-type="float">
            <text:p>23.55911223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56" calcext:value-type="float">
            <text:p>256</text:p>
          </table:table-cell>
          <table:table-cell office:value-type="float" office:value="81602.97664" calcext:value-type="float">
            <text:p>81602.97664</text:p>
          </table:table-cell>
          <table:table-cell office:value-type="float" office:value="233.637267" calcext:value-type="float">
            <text:p>233.637267</text:p>
          </table:table-cell>
          <table:table-cell office:value-type="float" office:value="229.7241634" calcext:value-type="float">
            <text:p>229.7241634</text:p>
          </table:table-cell>
          <table:table-cell office:value-type="float" office:value="177.6510667" calcext:value-type="float">
            <text:p>177.6510667</text:p>
          </table:table-cell>
          <table:table-cell office:value-type="float" office:value="491298.55" calcext:value-type="float">
            <text:p>491298.55</text:p>
          </table:table-cell>
          <table:table-cell office:value-type="float" office:value="5272.05" calcext:value-type="float">
            <text:p>5272.05</text:p>
          </table:table-cell>
          <table:table-cell office:value-type="float" office:value="5448.233333" calcext:value-type="float">
            <text:p>5448.233333</text:p>
          </table:table-cell>
          <table:table-cell office:value-type="float" office:value="15.47841478" calcext:value-type="float">
            <text:p>15.47841478</text:p>
          </table:table-cell>
          <table:table-cell office:value-type="float" office:value="0" calcext:value-type="float">
            <text:p>0</text:p>
          </table:table-cell>
          <table:table-cell office:value-type="float" office:value="5.438618949" calcext:value-type="float">
            <text:p>5.438618949</text:p>
          </table:table-cell>
          <table:table-cell office:value-type="float" office:value="22.66091229" calcext:value-type="float">
            <text:p>22.66091229</text:p>
          </table:table-cell>
          <table:table-cell office:value-type="float" office:value="9.268771479" calcext:value-type="float">
            <text:p>9.268771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32151581" calcext:value-type="float">
            <text:p>67.32151581</text:p>
          </table:table-cell>
          <table:table-cell office:value-type="float" office:value="0.011601601" calcext:value-type="float">
            <text:p>0.011601601</text:p>
          </table:table-cell>
          <table:table-cell office:value-type="float" office:value="19.63017857" calcext:value-type="float">
            <text:p>19.63017857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75" calcext:value-type="float">
            <text:p>175</text:p>
          </table:table-cell>
          <table:table-cell office:value-type="float" office:value="80493.07003" calcext:value-type="float">
            <text:p>80493.07003</text:p>
          </table:table-cell>
          <table:table-cell office:value-type="float" office:value="320.689522" calcext:value-type="float">
            <text:p>320.68952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15210.95" calcext:value-type="float">
            <text:p>415210.95</text:p>
          </table:table-cell>
          <table:table-cell office:value-type="float" office:value="5494.766667" calcext:value-type="float">
            <text:p>5494.766667</text:p>
          </table:table-cell>
          <table:table-cell office:value-type="float" office:value="6017.55" calcext:value-type="float">
            <text:p>6017.55</text:p>
          </table:table-cell>
          <table:table-cell office:value-type="float" office:value="14.64904243" calcext:value-type="float">
            <text:p>14.64904243</text:p>
          </table:table-cell>
          <table:table-cell office:value-type="float" office:value="0.09469697" calcext:value-type="float">
            <text:p>0.09469697</text:p>
          </table:table-cell>
          <table:table-cell office:value-type="float" office:value="7.002768774" calcext:value-type="float">
            <text:p>7.002768774</text:p>
          </table:table-cell>
          <table:table-cell office:value-type="float" office:value="29.17820322" calcext:value-type="float">
            <text:p>29.17820322</text:p>
          </table:table-cell>
          <table:table-cell office:value-type="float" office:value="16.50528013" calcext:value-type="float">
            <text:p>16.50528013</text:p>
          </table:table-cell>
          <table:table-cell office:value-type="float" office:value="0.107847" calcext:value-type="float">
            <text:p>0.107847</text:p>
          </table:table-cell>
          <table:table-cell office:value-type="float" office:value="5.923358467" calcext:value-type="float">
            <text:p>5.923358467</text:p>
          </table:table-cell>
          <table:table-cell office:value-type="float" office:value="81.90966645" calcext:value-type="float">
            <text:p>81.90966645</text:p>
          </table:table-cell>
          <table:table-cell office:value-type="float" office:value="0.441809408" calcext:value-type="float">
            <text:p>0.441809408</text:p>
          </table:table-cell>
          <table:table-cell office:value-type="float" office:value="21.65241729" calcext:value-type="float">
            <text:p>21.65241729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52" calcext:value-type="float">
            <text:p>352</text:p>
          </table:table-cell>
          <table:table-cell office:value-type="float" office:value="79927.50788" calcext:value-type="float">
            <text:p>79927.50788</text:p>
          </table:table-cell>
          <table:table-cell office:value-type="float" office:value="318.4362864" calcext:value-type="float">
            <text:p>318.436286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76734" calcext:value-type="float">
            <text:p>976734</text:p>
          </table:table-cell>
          <table:table-cell office:value-type="float" office:value="5402.05" calcext:value-type="float">
            <text:p>5402.05</text:p>
          </table:table-cell>
          <table:table-cell office:value-type="float" office:value="9043.833333" calcext:value-type="float">
            <text:p>9043.833333</text:p>
          </table:table-cell>
          <table:table-cell office:value-type="float" office:value="14.79577343" calcext:value-type="float">
            <text:p>14.79577343</text:p>
          </table:table-cell>
          <table:table-cell office:value-type="float" office:value="0" calcext:value-type="float">
            <text:p>0</text:p>
          </table:table-cell>
          <table:table-cell office:value-type="float" office:value="17.09020512" calcext:value-type="float">
            <text:p>17.09020512</text:p>
          </table:table-cell>
          <table:table-cell office:value-type="float" office:value="34.18041025" calcext:value-type="float">
            <text:p>34.18041025</text:p>
          </table:table-cell>
          <table:table-cell office:value-type="float" office:value="27.63573505" calcext:value-type="float">
            <text:p>27.63573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28405122" calcext:value-type="float">
            <text:p>84.28405122</text:p>
          </table:table-cell>
          <table:table-cell office:value-type="float" office:value="0.775305097" calcext:value-type="float">
            <text:p>0.775305097</text:p>
          </table:table-cell>
          <table:table-cell office:value-type="float" office:value="51.58513711" calcext:value-type="float">
            <text:p>51.58513711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743" calcext:value-type="float">
            <text:p>743</text:p>
          </table:table-cell>
          <table:table-cell office:value-type="float" office:value="79414.04453" calcext:value-type="float">
            <text:p>79414.04453</text:p>
          </table:table-cell>
          <table:table-cell office:value-type="float" office:value="289.1225611" calcext:value-type="float">
            <text:p>289.1225611</text:p>
          </table:table-cell>
          <table:table-cell office:value-type="float" office:value="113.0373229" calcext:value-type="float">
            <text:p>113.0373229</text:p>
          </table:table-cell>
          <table:table-cell office:value-type="float" office:value="17.91050204" calcext:value-type="float">
            <text:p>17.91050204</text:p>
          </table:table-cell>
          <table:table-cell office:value-type="float" office:value="567453.7" calcext:value-type="float">
            <text:p>567453.7</text:p>
          </table:table-cell>
          <table:table-cell office:value-type="float" office:value="7384.733333" calcext:value-type="float">
            <text:p>7384.733333</text:p>
          </table:table-cell>
          <table:table-cell office:value-type="float" office:value="8223.966667" calcext:value-type="float">
            <text:p>8223.966667</text:p>
          </table:table-cell>
          <table:table-cell office:value-type="float" office:value="10.75381343" calcext:value-type="float">
            <text:p>10.75381343</text:p>
          </table:table-cell>
          <table:table-cell office:value-type="float" office:value="0" calcext:value-type="float">
            <text:p>0</text:p>
          </table:table-cell>
          <table:table-cell office:value-type="float" office:value="3.941394616" calcext:value-type="float">
            <text:p>3.941394616</text:p>
          </table:table-cell>
          <table:table-cell office:value-type="float" office:value="16.42247757" calcext:value-type="float">
            <text:p>16.42247757</text:p>
          </table:table-cell>
          <table:table-cell office:value-type="float" office:value="8.923141517" calcext:value-type="float">
            <text:p>8.923141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47788035" calcext:value-type="float">
            <text:p>79.47788035</text:p>
          </table:table-cell>
          <table:table-cell office:value-type="float" office:value="0.023368826" calcext:value-type="float">
            <text:p>0.023368826</text:p>
          </table:table-cell>
          <table:table-cell office:value-type="float" office:value="27.35329777" calcext:value-type="float">
            <text:p>27.35329777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252" calcext:value-type="float">
            <text:p>252</text:p>
          </table:table-cell>
          <table:table-cell office:value-type="float" office:value="78265.04039" calcext:value-type="float">
            <text:p>78265.04039</text:p>
          </table:table-cell>
          <table:table-cell office:value-type="float" office:value="249.0872061" calcext:value-type="float">
            <text:p>249.0872061</text:p>
          </table:table-cell>
          <table:table-cell office:value-type="float" office:value="155.7662927" calcext:value-type="float">
            <text:p>155.7662927</text:p>
          </table:table-cell>
          <table:table-cell office:value-type="float" office:value="129.5565272" calcext:value-type="float">
            <text:p>129.5565272</text:p>
          </table:table-cell>
          <table:table-cell office:value-type="float" office:value="538359.45" calcext:value-type="float">
            <text:p>538359.45</text:p>
          </table:table-cell>
          <table:table-cell office:value-type="float" office:value="7150.266667" calcext:value-type="float">
            <text:p>7150.266667</text:p>
          </table:table-cell>
          <table:table-cell office:value-type="float" office:value="7670.05" calcext:value-type="float">
            <text:p>7670.05</text:p>
          </table:table-cell>
          <table:table-cell office:value-type="float" office:value="10.94575126" calcext:value-type="float">
            <text:p>10.94575126</text:p>
          </table:table-cell>
          <table:table-cell office:value-type="float" office:value="0.168350168" calcext:value-type="float">
            <text:p>0.168350168</text:p>
          </table:table-cell>
          <table:table-cell office:value-type="float" office:value="3.979935948" calcext:value-type="float">
            <text:p>3.979935948</text:p>
          </table:table-cell>
          <table:table-cell office:value-type="float" office:value="15.83667105" calcext:value-type="float">
            <text:p>15.83667105</text:p>
          </table:table-cell>
          <table:table-cell office:value-type="float" office:value="8.028341776" calcext:value-type="float">
            <text:p>8.028341776</text:p>
          </table:table-cell>
          <table:table-cell office:value-type="float" office:value="0.18621" calcext:value-type="float">
            <text:p>0.18621</text:p>
          </table:table-cell>
          <table:table-cell office:value-type="float" office:value="13.31379653" calcext:value-type="float">
            <text:p>13.31379653</text:p>
          </table:table-cell>
          <table:table-cell office:value-type="float" office:value="73.52526676" calcext:value-type="float">
            <text:p>73.52526676</text:p>
          </table:table-cell>
          <table:table-cell office:value-type="float" office:value="0.031885672" calcext:value-type="float">
            <text:p>0.031885672</text:p>
          </table:table-cell>
          <table:table-cell office:value-type="float" office:value="21.64136687" calcext:value-type="float">
            <text:p>21.64136687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362" calcext:value-type="float">
            <text:p>362</text:p>
          </table:table-cell>
          <table:table-cell office:value-type="float" office:value="78048.34429" calcext:value-type="float">
            <text:p>78048.34429</text:p>
          </table:table-cell>
          <table:table-cell office:value-type="float" office:value="195.0346786" calcext:value-type="float">
            <text:p>195.0346786</text:p>
          </table:table-cell>
          <table:table-cell office:value-type="float" office:value="263.7942181" calcext:value-type="float">
            <text:p>263.7942181</text:p>
          </table:table-cell>
          <table:table-cell office:value-type="float" office:value="251.5429215" calcext:value-type="float">
            <text:p>251.5429215</text:p>
          </table:table-cell>
          <table:table-cell office:value-type="float" office:value="346046.5" calcext:value-type="float">
            <text:p>346046.5</text:p>
          </table:table-cell>
          <table:table-cell office:value-type="float" office:value="4839.966667" calcext:value-type="float">
            <text:p>4839.966667</text:p>
          </table:table-cell>
          <table:table-cell office:value-type="float" office:value="5015.166667" calcext:value-type="float">
            <text:p>5015.166667</text:p>
          </table:table-cell>
          <table:table-cell office:value-type="float" office:value="16.12580203" calcext:value-type="float">
            <text:p>16.12580203</text:p>
          </table:table-cell>
          <table:table-cell office:value-type="float" office:value="0" calcext:value-type="float">
            <text:p>0</text:p>
          </table:table-cell>
          <table:table-cell office:value-type="float" office:value="2.840748495" calcext:value-type="float">
            <text:p>2.840748495</text:p>
          </table:table-cell>
          <table:table-cell office:value-type="float" office:value="11.83645206" calcext:value-type="float">
            <text:p>11.83645206</text:p>
          </table:table-cell>
          <table:table-cell office:value-type="float" office:value="7.806957092" calcext:value-type="float">
            <text:p>7.806957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18595277" calcext:value-type="float">
            <text:p>72.18595277</text:p>
          </table:table-cell>
          <table:table-cell office:value-type="float" office:value="0.022432058" calcext:value-type="float">
            <text:p>0.022432058</text:p>
          </table:table-cell>
          <table:table-cell office:value-type="float" office:value="18.95118834" calcext:value-type="float">
            <text:p>18.95118834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14" calcext:value-type="float">
            <text:p>214</text:p>
          </table:table-cell>
          <table:table-cell office:value-type="float" office:value="76998.97931" calcext:value-type="float">
            <text:p>76998.97931</text:p>
          </table:table-cell>
          <table:table-cell office:value-type="float" office:value="202.4678128" calcext:value-type="float">
            <text:p>202.4678128</text:p>
          </table:table-cell>
          <table:table-cell office:value-type="float" office:value="243.387162" calcext:value-type="float">
            <text:p>243.387162</text:p>
          </table:table-cell>
          <table:table-cell office:value-type="float" office:value="218.1197722" calcext:value-type="float">
            <text:p>218.1197722</text:p>
          </table:table-cell>
          <table:table-cell office:value-type="float" office:value="981965.4" calcext:value-type="float">
            <text:p>981965.4</text:p>
          </table:table-cell>
          <table:table-cell office:value-type="float" office:value="8657.4" calcext:value-type="float">
            <text:p>8657.4</text:p>
          </table:table-cell>
          <table:table-cell office:value-type="float" office:value="9928.966667" calcext:value-type="float">
            <text:p>9928.966667</text:p>
          </table:table-cell>
          <table:table-cell office:value-type="float" office:value="8.894007359" calcext:value-type="float">
            <text:p>8.894007359</text:p>
          </table:table-cell>
          <table:table-cell office:value-type="float" office:value="0" calcext:value-type="float">
            <text:p>0</text:p>
          </table:table-cell>
          <table:table-cell office:value-type="float" office:value="6.08176567" calcext:value-type="float">
            <text:p>6.08176567</text:p>
          </table:table-cell>
          <table:table-cell office:value-type="float" office:value="18.39285792" calcext:value-type="float">
            <text:p>18.39285792</text:p>
          </table:table-cell>
          <table:table-cell office:value-type="float" office:value="13.15032757" calcext:value-type="float">
            <text:p>13.15032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37357484" calcext:value-type="float">
            <text:p>90.37357484</text:p>
          </table:table-cell>
          <table:table-cell office:value-type="float" office:value="0.131241866" calcext:value-type="float">
            <text:p>0.131241866</text:p>
          </table:table-cell>
          <table:table-cell office:value-type="float" office:value="25.09397595" calcext:value-type="float">
            <text:p>25.09397595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603" calcext:value-type="float">
            <text:p>603</text:p>
          </table:table-cell>
          <table:table-cell office:value-type="float" office:value="76464.7149" calcext:value-type="float">
            <text:p>76464.7149</text:p>
          </table:table-cell>
          <table:table-cell office:value-type="float" office:value="305.5948596" calcext:value-type="float">
            <text:p>305.594859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17637.8" calcext:value-type="float">
            <text:p>417637.8</text:p>
          </table:table-cell>
          <table:table-cell office:value-type="float" office:value="2745.9" calcext:value-type="float">
            <text:p>2745.9</text:p>
          </table:table-cell>
          <table:table-cell office:value-type="float" office:value="3867.016667" calcext:value-type="float">
            <text:p>3867.016667</text:p>
          </table:table-cell>
          <table:table-cell office:value-type="float" office:value="27.84686802" calcext:value-type="float">
            <text:p>27.84686802</text:p>
          </table:table-cell>
          <table:table-cell office:value-type="float" office:value="0.263435195" calcext:value-type="float">
            <text:p>0.263435195</text:p>
          </table:table-cell>
          <table:table-cell office:value-type="float" office:value="11.28404046" calcext:value-type="float">
            <text:p>11.28404046</text:p>
          </table:table-cell>
          <table:table-cell office:value-type="float" office:value="22.56808093" calcext:value-type="float">
            <text:p>22.56808093</text:p>
          </table:table-cell>
          <table:table-cell office:value-type="float" office:value="30.05136087" calcext:value-type="float">
            <text:p>30.05136087</text:p>
          </table:table-cell>
          <table:table-cell office:value-type="float" office:value="0.481169" calcext:value-type="float">
            <text:p>0.481169</text:p>
          </table:table-cell>
          <table:table-cell office:value-type="float" office:value="13.2105249" calcext:value-type="float">
            <text:p>13.2105249</text:p>
          </table:table-cell>
          <table:table-cell office:value-type="float" office:value="83.57419477" calcext:value-type="float">
            <text:p>83.57419477</text:p>
          </table:table-cell>
          <table:table-cell office:value-type="float" office:value="0.249979709" calcext:value-type="float">
            <text:p>0.249979709</text:p>
          </table:table-cell>
          <table:table-cell office:value-type="float" office:value="35.17564627" calcext:value-type="float">
            <text:p>35.17564627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603" calcext:value-type="float">
            <text:p>603</text:p>
          </table:table-cell>
          <table:table-cell office:value-type="float" office:value="76148.83005" calcext:value-type="float">
            <text:p>76148.83005</text:p>
          </table:table-cell>
          <table:table-cell office:value-type="float" office:value="305.657952" calcext:value-type="float">
            <text:p>305.65795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37619.6" calcext:value-type="float">
            <text:p>437619.6</text:p>
          </table:table-cell>
          <table:table-cell office:value-type="float" office:value="2909.066667" calcext:value-type="float">
            <text:p>2909.066667</text:p>
          </table:table-cell>
          <table:table-cell office:value-type="float" office:value="4052.033333" calcext:value-type="float">
            <text:p>4052.033333</text:p>
          </table:table-cell>
          <table:table-cell office:value-type="float" office:value="26.17637847" calcext:value-type="float">
            <text:p>26.17637847</text:p>
          </table:table-cell>
          <table:table-cell office:value-type="float" office:value="0.106837607" calcext:value-type="float">
            <text:p>0.106837607</text:p>
          </table:table-cell>
          <table:table-cell office:value-type="float" office:value="11.75410236" calcext:value-type="float">
            <text:p>11.75410236</text:p>
          </table:table-cell>
          <table:table-cell office:value-type="float" office:value="23.50820472" calcext:value-type="float">
            <text:p>23.50820472</text:p>
          </table:table-cell>
          <table:table-cell office:value-type="float" office:value="30.73298278" calcext:value-type="float">
            <text:p>30.73298278</text:p>
          </table:table-cell>
          <table:table-cell office:value-type="float" office:value="0.168276" calcext:value-type="float">
            <text:p>0.168276</text:p>
          </table:table-cell>
          <table:table-cell office:value-type="float" office:value="4.893050133" calcext:value-type="float">
            <text:p>4.893050133</text:p>
          </table:table-cell>
          <table:table-cell office:value-type="float" office:value="79.05873423" calcext:value-type="float">
            <text:p>79.05873423</text:p>
          </table:table-cell>
          <table:table-cell office:value-type="float" office:value="0.271196931" calcext:value-type="float">
            <text:p>0.271196931</text:p>
          </table:table-cell>
          <table:table-cell office:value-type="float" office:value="34.4746439" calcext:value-type="float">
            <text:p>34.4746439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733" calcext:value-type="float">
            <text:p>733</text:p>
          </table:table-cell>
          <table:table-cell office:value-type="float" office:value="75941.42426" calcext:value-type="float">
            <text:p>75941.42426</text:p>
          </table:table-cell>
          <table:table-cell office:value-type="float" office:value="246.7421414" calcext:value-type="float">
            <text:p>246.7421414</text:p>
          </table:table-cell>
          <table:table-cell office:value-type="float" office:value="139.1134686" calcext:value-type="float">
            <text:p>139.1134686</text:p>
          </table:table-cell>
          <table:table-cell office:value-type="float" office:value="113.4546014" calcext:value-type="float">
            <text:p>113.4546014</text:p>
          </table:table-cell>
          <table:table-cell office:value-type="float" office:value="492348.35" calcext:value-type="float">
            <text:p>492348.35</text:p>
          </table:table-cell>
          <table:table-cell office:value-type="float" office:value="6401.966667" calcext:value-type="float">
            <text:p>6401.966667</text:p>
          </table:table-cell>
          <table:table-cell office:value-type="float" office:value="7135.483333" calcext:value-type="float">
            <text:p>7135.483333</text:p>
          </table:table-cell>
          <table:table-cell office:value-type="float" office:value="11.86220238" calcext:value-type="float">
            <text:p>11.86220238</text:p>
          </table:table-cell>
          <table:table-cell office:value-type="float" office:value="0" calcext:value-type="float">
            <text:p>0</text:p>
          </table:table-cell>
          <table:table-cell office:value-type="float" office:value="4.301169865" calcext:value-type="float">
            <text:p>4.301169865</text:p>
          </table:table-cell>
          <table:table-cell office:value-type="float" office:value="17.9215411" calcext:value-type="float">
            <text:p>17.9215411</text:p>
          </table:table-cell>
          <table:table-cell office:value-type="float" office:value="11.48777842" calcext:value-type="float">
            <text:p>11.48777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16131039" calcext:value-type="float">
            <text:p>89.16131039</text:p>
          </table:table-cell>
          <table:table-cell office:value-type="float" office:value="0.007594273" calcext:value-type="float">
            <text:p>0.007594273</text:p>
          </table:table-cell>
          <table:table-cell office:value-type="float" office:value="27.29775609" calcext:value-type="float">
            <text:p>27.29775609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362" calcext:value-type="float">
            <text:p>362</text:p>
          </table:table-cell>
          <table:table-cell office:value-type="float" office:value="74481.7536" calcext:value-type="float">
            <text:p>74481.7536</text:p>
          </table:table-cell>
          <table:table-cell office:value-type="float" office:value="179.0600864" calcext:value-type="float">
            <text:p>179.0600864</text:p>
          </table:table-cell>
          <table:table-cell office:value-type="float" office:value="267.2484792" calcext:value-type="float">
            <text:p>267.2484792</text:p>
          </table:table-cell>
          <table:table-cell office:value-type="float" office:value="251.1782159" calcext:value-type="float">
            <text:p>251.1782159</text:p>
          </table:table-cell>
          <table:table-cell office:value-type="float" office:value="347968.15" calcext:value-type="float">
            <text:p>347968.15</text:p>
          </table:table-cell>
          <table:table-cell office:value-type="float" office:value="4856.516667" calcext:value-type="float">
            <text:p>4856.516667</text:p>
          </table:table-cell>
          <table:table-cell office:value-type="float" office:value="5043.016667" calcext:value-type="float">
            <text:p>5043.016667</text:p>
          </table:table-cell>
          <table:table-cell office:value-type="float" office:value="15.33645588" calcext:value-type="float">
            <text:p>15.33645588</text:p>
          </table:table-cell>
          <table:table-cell office:value-type="float" office:value="0" calcext:value-type="float">
            <text:p>0</text:p>
          </table:table-cell>
          <table:table-cell office:value-type="float" office:value="2.957622882" calcext:value-type="float">
            <text:p>2.957622882</text:p>
          </table:table-cell>
          <table:table-cell office:value-type="float" office:value="12.32342867" calcext:value-type="float">
            <text:p>12.32342867</text:p>
          </table:table-cell>
          <table:table-cell office:value-type="float" office:value="8.053200161" calcext:value-type="float">
            <text:p>8.053200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29518856" calcext:value-type="float">
            <text:p>77.29518856</text:p>
          </table:table-cell>
          <table:table-cell office:value-type="float" office:value="0.046150584" calcext:value-type="float">
            <text:p>0.046150584</text:p>
          </table:table-cell>
          <table:table-cell office:value-type="float" office:value="19.36650468" calcext:value-type="float">
            <text:p>19.36650468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1" calcext:value-type="float">
            <text:p>361</text:p>
          </table:table-cell>
          <table:table-cell office:value-type="float" office:value="74422.49771" calcext:value-type="float">
            <text:p>74422.49771</text:p>
          </table:table-cell>
          <table:table-cell office:value-type="float" office:value="244.3687759" calcext:value-type="float">
            <text:p>244.3687759</text:p>
          </table:table-cell>
          <table:table-cell office:value-type="float" office:value="134.084194" calcext:value-type="float">
            <text:p>134.084194</text:p>
          </table:table-cell>
          <table:table-cell office:value-type="float" office:value="98.6057561" calcext:value-type="float">
            <text:p>98.6057561</text:p>
          </table:table-cell>
          <table:table-cell office:value-type="float" office:value="646831.3" calcext:value-type="float">
            <text:p>646831.3</text:p>
          </table:table-cell>
          <table:table-cell office:value-type="float" office:value="8347.7" calcext:value-type="float">
            <text:p>8347.7</text:p>
          </table:table-cell>
          <table:table-cell office:value-type="float" office:value="9374.366667" calcext:value-type="float">
            <text:p>9374.366667</text:p>
          </table:table-cell>
          <table:table-cell office:value-type="float" office:value="8.915329697" calcext:value-type="float">
            <text:p>8.915329697</text:p>
          </table:table-cell>
          <table:table-cell office:value-type="float" office:value="0.140731805" calcext:value-type="float">
            <text:p>0.140731805</text:p>
          </table:table-cell>
          <table:table-cell office:value-type="float" office:value="5.021518551" calcext:value-type="float">
            <text:p>5.021518551</text:p>
          </table:table-cell>
          <table:table-cell office:value-type="float" office:value="20.92299396" calcext:value-type="float">
            <text:p>20.92299396</text:p>
          </table:table-cell>
          <table:table-cell office:value-type="float" office:value="9.395159534" calcext:value-type="float">
            <text:p>9.395159534</text:p>
          </table:table-cell>
          <table:table-cell office:value-type="float" office:value="0.15019" calcext:value-type="float">
            <text:p>0.15019</text:p>
          </table:table-cell>
          <table:table-cell office:value-type="float" office:value="12.5298977" calcext:value-type="float">
            <text:p>12.5298977</text:p>
          </table:table-cell>
          <table:table-cell office:value-type="float" office:value="85.48499166" calcext:value-type="float">
            <text:p>85.48499166</text:p>
          </table:table-cell>
          <table:table-cell office:value-type="float" office:value="0.118181063" calcext:value-type="float">
            <text:p>0.118181063</text:p>
          </table:table-cell>
          <table:table-cell office:value-type="float" office:value="27.37599143" calcext:value-type="float">
            <text:p>27.37599143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181" calcext:value-type="float">
            <text:p>181</text:p>
          </table:table-cell>
          <table:table-cell office:value-type="float" office:value="74171.67881" calcext:value-type="float">
            <text:p>74171.67881</text:p>
          </table:table-cell>
          <table:table-cell office:value-type="float" office:value="250.5103947" calcext:value-type="float">
            <text:p>250.5103947</text:p>
          </table:table-cell>
          <table:table-cell office:value-type="float" office:value="113.5970584" calcext:value-type="float">
            <text:p>113.5970584</text:p>
          </table:table-cell>
          <table:table-cell office:value-type="float" office:value="90.58404631" calcext:value-type="float">
            <text:p>90.58404631</text:p>
          </table:table-cell>
          <table:table-cell office:value-type="float" office:value="469329.95" calcext:value-type="float">
            <text:p>469329.95</text:p>
          </table:table-cell>
          <table:table-cell office:value-type="float" office:value="6403.483333" calcext:value-type="float">
            <text:p>6403.483333</text:p>
          </table:table-cell>
          <table:table-cell office:value-type="float" office:value="6801.883333" calcext:value-type="float">
            <text:p>6801.883333</text:p>
          </table:table-cell>
          <table:table-cell office:value-type="float" office:value="11.58302051" calcext:value-type="float">
            <text:p>11.58302051</text:p>
          </table:table-cell>
          <table:table-cell office:value-type="float" office:value="0.039331367" calcext:value-type="float">
            <text:p>0.039331367</text:p>
          </table:table-cell>
          <table:table-cell office:value-type="float" office:value="3.8354506" calcext:value-type="float">
            <text:p>3.8354506</text:p>
          </table:table-cell>
          <table:table-cell office:value-type="float" office:value="15.98104417" calcext:value-type="float">
            <text:p>15.98104417</text:p>
          </table:table-cell>
          <table:table-cell office:value-type="float" office:value="8.008766971" calcext:value-type="float">
            <text:p>8.008766971</text:p>
          </table:table-cell>
          <table:table-cell office:value-type="float" office:value="0.050494" calcext:value-type="float">
            <text:p>0.050494</text:p>
          </table:table-cell>
          <table:table-cell office:value-type="float" office:value="3.2273556" calcext:value-type="float">
            <text:p>3.2273556</text:p>
          </table:table-cell>
          <table:table-cell office:value-type="float" office:value="92.73879921" calcext:value-type="float">
            <text:p>92.73879921</text:p>
          </table:table-cell>
          <table:table-cell office:value-type="float" office:value="0.012790156" calcext:value-type="float">
            <text:p>0.012790156</text:p>
          </table:table-cell>
          <table:table-cell office:value-type="float" office:value="32.16300542" calcext:value-type="float">
            <text:p>32.16300542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509" calcext:value-type="float">
            <text:p>509</text:p>
          </table:table-cell>
          <table:table-cell office:value-type="float" office:value="73409.0596" calcext:value-type="float">
            <text:p>73409.0596</text:p>
          </table:table-cell>
          <table:table-cell office:value-type="float" office:value="292.4663729" calcext:value-type="float">
            <text:p>292.466372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02423" calcext:value-type="float">
            <text:p>702423</text:p>
          </table:table-cell>
          <table:table-cell office:value-type="float" office:value="3754.75" calcext:value-type="float">
            <text:p>3754.75</text:p>
          </table:table-cell>
          <table:table-cell office:value-type="float" office:value="6503.916667" calcext:value-type="float">
            <text:p>6503.916667</text:p>
          </table:table-cell>
          <table:table-cell office:value-type="float" office:value="19.55098465" calcext:value-type="float">
            <text:p>19.55098465</text:p>
          </table:table-cell>
          <table:table-cell office:value-type="float" office:value="0.139664804" calcext:value-type="float">
            <text:p>0.139664804</text:p>
          </table:table-cell>
          <table:table-cell office:value-type="float" office:value="17.96346071" calcext:value-type="float">
            <text:p>17.96346071</text:p>
          </table:table-cell>
          <table:table-cell office:value-type="float" office:value="35.92692142" calcext:value-type="float">
            <text:p>35.92692142</text:p>
          </table:table-cell>
          <table:table-cell office:value-type="float" office:value="21.4716428" calcext:value-type="float">
            <text:p>21.4716428</text:p>
          </table:table-cell>
          <table:table-cell office:value-type="float" office:value="0.181002" calcext:value-type="float">
            <text:p>0.181002</text:p>
          </table:table-cell>
          <table:table-cell office:value-type="float" office:value="6.7960975" calcext:value-type="float">
            <text:p>6.7960975</text:p>
          </table:table-cell>
          <table:table-cell office:value-type="float" office:value="81.24195306" calcext:value-type="float">
            <text:p>81.24195306</text:p>
          </table:table-cell>
          <table:table-cell office:value-type="float" office:value="0.271983028" calcext:value-type="float">
            <text:p>0.271983028</text:p>
          </table:table-cell>
          <table:table-cell office:value-type="float" office:value="35.3133824" calcext:value-type="float">
            <text:p>35.3133824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604" calcext:value-type="float">
            <text:p>604</text:p>
          </table:table-cell>
          <table:table-cell office:value-type="float" office:value="73378.45693" calcext:value-type="float">
            <text:p>73378.45693</text:p>
          </table:table-cell>
          <table:table-cell office:value-type="float" office:value="292.7638277" calcext:value-type="float">
            <text:p>292.763827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63304.8" calcext:value-type="float">
            <text:p>363304.8</text:p>
          </table:table-cell>
          <table:table-cell office:value-type="float" office:value="2390.116667" calcext:value-type="float">
            <text:p>2390.116667</text:p>
          </table:table-cell>
          <table:table-cell office:value-type="float" office:value="3363.933333" calcext:value-type="float">
            <text:p>3363.933333</text:p>
          </table:table-cell>
          <table:table-cell office:value-type="float" office:value="30.70078459" calcext:value-type="float">
            <text:p>30.70078459</text:p>
          </table:table-cell>
          <table:table-cell office:value-type="float" office:value="0.228310502" calcext:value-type="float">
            <text:p>0.228310502</text:p>
          </table:table-cell>
          <table:table-cell office:value-type="float" office:value="11.45297705" calcext:value-type="float">
            <text:p>11.45297705</text:p>
          </table:table-cell>
          <table:table-cell office:value-type="float" office:value="22.9059541" calcext:value-type="float">
            <text:p>22.9059541</text:p>
          </table:table-cell>
          <table:table-cell office:value-type="float" office:value="30.3902898" calcext:value-type="float">
            <text:p>30.3902898</text:p>
          </table:table-cell>
          <table:table-cell office:value-type="float" office:value="0.410326" calcext:value-type="float">
            <text:p>0.410326</text:p>
          </table:table-cell>
          <table:table-cell office:value-type="float" office:value="9.806648683" calcext:value-type="float">
            <text:p>9.806648683</text:p>
          </table:table-cell>
          <table:table-cell office:value-type="float" office:value="84.69156425" calcext:value-type="float">
            <text:p>84.69156425</text:p>
          </table:table-cell>
          <table:table-cell office:value-type="float" office:value="0.188452528" calcext:value-type="float">
            <text:p>0.188452528</text:p>
          </table:table-cell>
          <table:table-cell office:value-type="float" office:value="36.02998287" calcext:value-type="float">
            <text:p>36.02998287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604" calcext:value-type="float">
            <text:p>604</text:p>
          </table:table-cell>
          <table:table-cell office:value-type="float" office:value="73349.39739" calcext:value-type="float">
            <text:p>73349.39739</text:p>
          </table:table-cell>
          <table:table-cell office:value-type="float" office:value="294.0738851" calcext:value-type="float">
            <text:p>294.073885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69892.8" calcext:value-type="float">
            <text:p>369892.8</text:p>
          </table:table-cell>
          <table:table-cell office:value-type="float" office:value="2443.6" calcext:value-type="float">
            <text:p>2443.6</text:p>
          </table:table-cell>
          <table:table-cell office:value-type="float" office:value="3424.933333" calcext:value-type="float">
            <text:p>3424.933333</text:p>
          </table:table-cell>
          <table:table-cell office:value-type="float" office:value="30.01694115" calcext:value-type="float">
            <text:p>30.01694115</text:p>
          </table:table-cell>
          <table:table-cell office:value-type="float" office:value="0.231481481" calcext:value-type="float">
            <text:p>0.231481481</text:p>
          </table:table-cell>
          <table:table-cell office:value-type="float" office:value="12.11643611" calcext:value-type="float">
            <text:p>12.11643611</text:p>
          </table:table-cell>
          <table:table-cell office:value-type="float" office:value="24.23287222" calcext:value-type="float">
            <text:p>24.23287222</text:p>
          </table:table-cell>
          <table:table-cell office:value-type="float" office:value="31.9189424" calcext:value-type="float">
            <text:p>31.9189424</text:p>
          </table:table-cell>
          <table:table-cell office:value-type="float" office:value="0.433873" calcext:value-type="float">
            <text:p>0.433873</text:p>
          </table:table-cell>
          <table:table-cell office:value-type="float" office:value="10.6003368" calcext:value-type="float">
            <text:p>10.6003368</text:p>
          </table:table-cell>
          <table:table-cell office:value-type="float" office:value="82.67004342" calcext:value-type="float">
            <text:p>82.67004342</text:p>
          </table:table-cell>
          <table:table-cell office:value-type="float" office:value="0.287787351" calcext:value-type="float">
            <text:p>0.287787351</text:p>
          </table:table-cell>
          <table:table-cell office:value-type="float" office:value="34.8946624" calcext:value-type="float">
            <text:p>34.8946624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560/561</text:p>
          </table:table-cell>
          <table:table-cell office:value-type="float" office:value="73223.74908" calcext:value-type="float">
            <text:p>73223.74908</text:p>
          </table:table-cell>
          <table:table-cell office:value-type="float" office:value="220.8315757" calcext:value-type="float">
            <text:p>220.8315757</text:p>
          </table:table-cell>
          <table:table-cell office:value-type="float" office:value="181.5707843" calcext:value-type="float">
            <text:p>181.5707843</text:p>
          </table:table-cell>
          <table:table-cell office:value-type="float" office:value="134.7313354" calcext:value-type="float">
            <text:p>134.7313354</text:p>
          </table:table-cell>
          <table:table-cell office:value-type="float" office:value="908661" calcext:value-type="float">
            <text:p>908661</text:p>
          </table:table-cell>
          <table:table-cell office:value-type="float" office:value="12527.5" calcext:value-type="float">
            <text:p>12527.5</text:p>
          </table:table-cell>
          <table:table-cell office:value-type="float" office:value="13169" calcext:value-type="float">
            <text:p>13169</text:p>
          </table:table-cell>
          <table:table-cell office:value-type="float" office:value="5.845040837" calcext:value-type="float">
            <text:p>5.845040837</text:p>
          </table:table-cell>
          <table:table-cell office:value-type="float" office:value="0.099460074" calcext:value-type="float">
            <text:p>0.099460074</text:p>
          </table:table-cell>
          <table:table-cell office:value-type="float" office:value="4.01161548" calcext:value-type="float">
            <text:p>4.01161548</text:p>
          </table:table-cell>
          <table:table-cell office:value-type="float" office:value="16.7150645" calcext:value-type="float">
            <text:p>16.7150645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6.18785472" calcext:value-type="float">
            <text:p>26.18785472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70" calcext:value-type="float">
            <text:p>170</text:p>
          </table:table-cell>
          <table:table-cell office:value-type="float" office:value="72807.64189" calcext:value-type="float">
            <text:p>72807.64189</text:p>
          </table:table-cell>
          <table:table-cell office:value-type="float" office:value="248.8843865" calcext:value-type="float">
            <text:p>248.8843865</text:p>
          </table:table-cell>
          <table:table-cell office:value-type="float" office:value="104.1530775" calcext:value-type="float">
            <text:p>104.1530775</text:p>
          </table:table-cell>
          <table:table-cell office:value-type="float" office:value="79.38227197" calcext:value-type="float">
            <text:p>79.38227197</text:p>
          </table:table-cell>
          <table:table-cell office:value-type="float" office:value="635035.75" calcext:value-type="float">
            <text:p>635035.75</text:p>
          </table:table-cell>
          <table:table-cell office:value-type="float" office:value="8800.333333" calcext:value-type="float">
            <text:p>8800.333333</text:p>
          </table:table-cell>
          <table:table-cell office:value-type="float" office:value="9203.416667" calcext:value-type="float">
            <text:p>9203.416667</text:p>
          </table:table-cell>
          <table:table-cell office:value-type="float" office:value="8.273282288" calcext:value-type="float">
            <text:p>8.273282288</text:p>
          </table:table-cell>
          <table:table-cell office:value-type="float" office:value="0" calcext:value-type="float">
            <text:p>0</text:p>
          </table:table-cell>
          <table:table-cell office:value-type="float" office:value="3.104763616" calcext:value-type="float">
            <text:p>3.104763616</text:p>
          </table:table-cell>
          <table:table-cell office:value-type="float" office:value="12.93651507" calcext:value-type="float">
            <text:p>12.93651507</text:p>
          </table:table-cell>
          <table:table-cell office:value-type="float" office:value="7.079568077" calcext:value-type="float">
            <text:p>7.079568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87354971" calcext:value-type="float">
            <text:p>88.87354971</text:p>
          </table:table-cell>
          <table:table-cell office:value-type="float" office:value="0.508461727" calcext:value-type="float">
            <text:p>0.508461727</text:p>
          </table:table-cell>
          <table:table-cell office:value-type="float" office:value="23.49673138" calcext:value-type="float">
            <text:p>23.49673138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360" calcext:value-type="float">
            <text:p>360</text:p>
          </table:table-cell>
          <table:table-cell office:value-type="float" office:value="72063.62619" calcext:value-type="float">
            <text:p>72063.62619</text:p>
          </table:table-cell>
          <table:table-cell office:value-type="float" office:value="245.9695628" calcext:value-type="float">
            <text:p>245.9695628</text:p>
          </table:table-cell>
          <table:table-cell office:value-type="float" office:value="106.8244868" calcext:value-type="float">
            <text:p>106.8244868</text:p>
          </table:table-cell>
          <table:table-cell office:value-type="float" office:value="79.68381395" calcext:value-type="float">
            <text:p>79.68381395</text:p>
          </table:table-cell>
          <table:table-cell office:value-type="float" office:value="548530.45" calcext:value-type="float">
            <text:p>548530.45</text:p>
          </table:table-cell>
          <table:table-cell office:value-type="float" office:value="7592.05" calcext:value-type="float">
            <text:p>7592.05</text:p>
          </table:table-cell>
          <table:table-cell office:value-type="float" office:value="7949.716667" calcext:value-type="float">
            <text:p>7949.716667</text:p>
          </table:table-cell>
          <table:table-cell office:value-type="float" office:value="9.491985193" calcext:value-type="float">
            <text:p>9.491985193</text:p>
          </table:table-cell>
          <table:table-cell office:value-type="float" office:value="0.042078687" calcext:value-type="float">
            <text:p>0.042078687</text:p>
          </table:table-cell>
          <table:table-cell office:value-type="float" office:value="3.263726784" calcext:value-type="float">
            <text:p>3.263726784</text:p>
          </table:table-cell>
          <table:table-cell office:value-type="float" office:value="13.5988616" calcext:value-type="float">
            <text:p>13.5988616</text:p>
          </table:table-cell>
          <table:table-cell office:value-type="float" office:value="4.992409203" calcext:value-type="float">
            <text:p>4.992409203</text:p>
          </table:table-cell>
          <table:table-cell office:value-type="float" office:value="0.052326" calcext:value-type="float">
            <text:p>0.052326</text:p>
          </table:table-cell>
          <table:table-cell office:value-type="float" office:value="3.97064215" calcext:value-type="float">
            <text:p>3.97064215</text:p>
          </table:table-cell>
          <table:table-cell office:value-type="float" office:value="69.19857196" calcext:value-type="float">
            <text:p>69.19857196</text:p>
          </table:table-cell>
          <table:table-cell office:value-type="float" office:value="0.070986715" calcext:value-type="float">
            <text:p>0.070986715</text:p>
          </table:table-cell>
          <table:table-cell office:value-type="float" office:value="29.92667202" calcext:value-type="float">
            <text:p>29.92667202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89" calcext:value-type="float">
            <text:p>189</text:p>
          </table:table-cell>
          <table:table-cell office:value-type="float" office:value="71196.09042" calcext:value-type="float">
            <text:p>71196.09042</text:p>
          </table:table-cell>
          <table:table-cell office:value-type="float" office:value="227.4957324" calcext:value-type="float">
            <text:p>227.4957324</text:p>
          </table:table-cell>
          <table:table-cell office:value-type="float" office:value="137.1472598" calcext:value-type="float">
            <text:p>137.1472598</text:p>
          </table:table-cell>
          <table:table-cell office:value-type="float" office:value="112.3065175" calcext:value-type="float">
            <text:p>112.3065175</text:p>
          </table:table-cell>
          <table:table-cell office:value-type="float" office:value="620566.65" calcext:value-type="float">
            <text:p>620566.65</text:p>
          </table:table-cell>
          <table:table-cell office:value-type="float" office:value="6969.25" calcext:value-type="float">
            <text:p>6969.25</text:p>
          </table:table-cell>
          <table:table-cell office:value-type="float" office:value="7502.233333" calcext:value-type="float">
            <text:p>7502.233333</text:p>
          </table:table-cell>
          <table:table-cell office:value-type="float" office:value="10.21574637" calcext:value-type="float">
            <text:p>10.21574637</text:p>
          </table:table-cell>
          <table:table-cell office:value-type="float" office:value="0" calcext:value-type="float">
            <text:p>0</text:p>
          </table:table-cell>
          <table:table-cell office:value-type="float" office:value="4.004619731" calcext:value-type="float">
            <text:p>4.004619731</text:p>
          </table:table-cell>
          <table:table-cell office:value-type="float" office:value="12.35362212" calcext:value-type="float">
            <text:p>12.35362212</text:p>
          </table:table-cell>
          <table:table-cell office:value-type="float" office:value="8.119877666" calcext:value-type="float">
            <text:p>8.119877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81645741" calcext:value-type="float">
            <text:p>91.81645741</text:p>
          </table:table-cell>
          <table:table-cell office:value-type="float" office:value="0.038112462" calcext:value-type="float">
            <text:p>0.038112462</text:p>
          </table:table-cell>
          <table:table-cell office:value-type="float" office:value="20.0965383" calcext:value-type="float">
            <text:p>20.0965383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91" calcext:value-type="float">
            <text:p>391</text:p>
          </table:table-cell>
          <table:table-cell office:value-type="float" office:value="70838.80628" calcext:value-type="float">
            <text:p>70838.80628</text:p>
          </table:table-cell>
          <table:table-cell office:value-type="float" office:value="282.2263199" calcext:value-type="float">
            <text:p>282.226319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23482.6" calcext:value-type="float">
            <text:p>223482.6</text:p>
          </table:table-cell>
          <table:table-cell office:value-type="float" office:value="1764.066667" calcext:value-type="float">
            <text:p>1764.066667</text:p>
          </table:table-cell>
          <table:table-cell office:value-type="float" office:value="2069.283333" calcext:value-type="float">
            <text:p>2069.283333</text:p>
          </table:table-cell>
          <table:table-cell office:value-type="float" office:value="40.15653582" calcext:value-type="float">
            <text:p>40.15653582</text:p>
          </table:table-cell>
          <table:table-cell office:value-type="float" office:value="5.681818182" calcext:value-type="float">
            <text:p>5.681818182</text:p>
          </table:table-cell>
          <table:table-cell office:value-type="float" office:value="29.89478192" calcext:value-type="float">
            <text:p>29.89478192</text:p>
          </table:table-cell>
          <table:table-cell office:value-type="float" office:value="59.78956385" calcext:value-type="float">
            <text:p>59.78956385</text:p>
          </table:table-cell>
          <table:table-cell office:value-type="float" office:value="36.83156982" calcext:value-type="float">
            <text:p>36.83156982</text:p>
          </table:table-cell>
          <table:table-cell office:value-type="float" office:value="6.646729" calcext:value-type="float">
            <text:p>6.646729</text:p>
          </table:table-cell>
          <table:table-cell office:value-type="float" office:value="117.2522191" calcext:value-type="float">
            <text:p>117.2522191</text:p>
          </table:table-cell>
          <table:table-cell office:value-type="float" office:value="90.36004646" calcext:value-type="float">
            <text:p>90.36004646</text:p>
          </table:table-cell>
          <table:table-cell office:value-type="float" office:value="0.08992013" calcext:value-type="float">
            <text:p>0.08992013</text:p>
          </table:table-cell>
          <table:table-cell office:value-type="float" office:value="23.46191997" calcext:value-type="float">
            <text:p>23.46191997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181" calcext:value-type="float">
            <text:p>181</text:p>
          </table:table-cell>
          <table:table-cell office:value-type="float" office:value="67885.03542" calcext:value-type="float">
            <text:p>67885.03542</text:p>
          </table:table-cell>
          <table:table-cell office:value-type="float" office:value="228.9835893" calcext:value-type="float">
            <text:p>228.9835893</text:p>
          </table:table-cell>
          <table:table-cell office:value-type="float" office:value="107.2575526" calcext:value-type="float">
            <text:p>107.2575526</text:p>
          </table:table-cell>
          <table:table-cell office:value-type="float" office:value="80.008256" calcext:value-type="float">
            <text:p>80.008256</text:p>
          </table:table-cell>
          <table:table-cell office:value-type="float" office:value="445574.4" calcext:value-type="float">
            <text:p>445574.4</text:p>
          </table:table-cell>
          <table:table-cell office:value-type="float" office:value="6052.766667" calcext:value-type="float">
            <text:p>6052.766667</text:p>
          </table:table-cell>
          <table:table-cell office:value-type="float" office:value="6457.6" calcext:value-type="float">
            <text:p>6457.6</text:p>
          </table:table-cell>
          <table:table-cell office:value-type="float" office:value="11.21553814" calcext:value-type="float">
            <text:p>11.21553814</text:p>
          </table:table-cell>
          <table:table-cell office:value-type="float" office:value="0.058708415" calcext:value-type="float">
            <text:p>0.058708415</text:p>
          </table:table-cell>
          <table:table-cell office:value-type="float" office:value="3.436386098" calcext:value-type="float">
            <text:p>3.436386098</text:p>
          </table:table-cell>
          <table:table-cell office:value-type="float" office:value="14.31827541" calcext:value-type="float">
            <text:p>14.31827541</text:p>
          </table:table-cell>
          <table:table-cell office:value-type="float" office:value="7.090072382" calcext:value-type="float">
            <text:p>7.090072382</text:p>
          </table:table-cell>
          <table:table-cell office:value-type="float" office:value="0.08644" calcext:value-type="float">
            <text:p>0.08644</text:p>
          </table:table-cell>
          <table:table-cell office:value-type="float" office:value="5.2295904" calcext:value-type="float">
            <text:p>5.2295904</text:p>
          </table:table-cell>
          <table:table-cell office:value-type="float" office:value="90.17171261" calcext:value-type="float">
            <text:p>90.17171261</text:p>
          </table:table-cell>
          <table:table-cell office:value-type="float" office:value="0.003162978" calcext:value-type="float">
            <text:p>0.003162978</text:p>
          </table:table-cell>
          <table:table-cell office:value-type="float" office:value="31.45514402" calcext:value-type="float">
            <text:p>31.45514402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2" calcext:value-type="float">
            <text:p>362</text:p>
          </table:table-cell>
          <table:table-cell office:value-type="float" office:value="64500.49437" calcext:value-type="float">
            <text:p>64500.49437</text:p>
          </table:table-cell>
          <table:table-cell office:value-type="float" office:value="142.1600349" calcext:value-type="float">
            <text:p>142.1600349</text:p>
          </table:table-cell>
          <table:table-cell office:value-type="float" office:value="272.3675235" calcext:value-type="float">
            <text:p>272.3675235</text:p>
          </table:table-cell>
          <table:table-cell office:value-type="float" office:value="236.3744255" calcext:value-type="float">
            <text:p>236.3744255</text:p>
          </table:table-cell>
          <table:table-cell office:value-type="float" office:value="364176.25" calcext:value-type="float">
            <text:p>364176.25</text:p>
          </table:table-cell>
          <table:table-cell office:value-type="float" office:value="4972.333333" calcext:value-type="float">
            <text:p>4972.333333</text:p>
          </table:table-cell>
          <table:table-cell office:value-type="float" office:value="5277.916667" calcext:value-type="float">
            <text:p>5277.916667</text:p>
          </table:table-cell>
          <table:table-cell office:value-type="float" office:value="12.97187659" calcext:value-type="float">
            <text:p>12.97187659</text:p>
          </table:table-cell>
          <table:table-cell office:value-type="float" office:value="0.069905627" calcext:value-type="float">
            <text:p>0.069905627</text:p>
          </table:table-cell>
          <table:table-cell office:value-type="float" office:value="3.716205568" calcext:value-type="float">
            <text:p>3.716205568</text:p>
          </table:table-cell>
          <table:table-cell office:value-type="float" office:value="15.48418987" calcext:value-type="float">
            <text:p>15.48418987</text:p>
          </table:table-cell>
          <table:table-cell office:value-type="float" office:value="10.90524323" calcext:value-type="float">
            <text:p>10.90524323</text:p>
          </table:table-cell>
          <table:table-cell office:value-type="float" office:value="0.05416" calcext:value-type="float">
            <text:p>0.05416</text:p>
          </table:table-cell>
          <table:table-cell office:value-type="float" office:value="2.690032333" calcext:value-type="float">
            <text:p>2.690032333</text:p>
          </table:table-cell>
          <table:table-cell office:value-type="float" office:value="75.65884913" calcext:value-type="float">
            <text:p>75.65884913</text:p>
          </table:table-cell>
          <table:table-cell office:value-type="float" office:value="0.082076287" calcext:value-type="float">
            <text:p>0.082076287</text:p>
          </table:table-cell>
          <table:table-cell office:value-type="float" office:value="18.74288054" calcext:value-type="float">
            <text:p>18.74288054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564" calcext:value-type="float">
            <text:p>564</text:p>
          </table:table-cell>
          <table:table-cell office:value-type="float" office:value="63237.23116" calcext:value-type="float">
            <text:p>63237.23116</text:p>
          </table:table-cell>
          <table:table-cell office:value-type="float" office:value="195.2914062" calcext:value-type="float">
            <text:p>195.2914062</text:p>
          </table:table-cell>
          <table:table-cell office:value-type="float" office:value="143.154782" calcext:value-type="float">
            <text:p>143.154782</text:p>
          </table:table-cell>
          <table:table-cell office:value-type="float" office:value="112.8626616" calcext:value-type="float">
            <text:p>112.8626616</text:p>
          </table:table-cell>
          <table:table-cell office:value-type="float" office:value="383990.75" calcext:value-type="float">
            <text:p>383990.75</text:p>
          </table:table-cell>
          <table:table-cell office:value-type="float" office:value="5285.633333" calcext:value-type="float">
            <text:p>5285.633333</text:p>
          </table:table-cell>
          <table:table-cell office:value-type="float" office:value="5565.083333" calcext:value-type="float">
            <text:p>5565.083333</text:p>
          </table:table-cell>
          <table:table-cell office:value-type="float" office:value="11.96398372" calcext:value-type="float">
            <text:p>11.96398372</text:p>
          </table:table-cell>
          <table:table-cell office:value-type="float" office:value="0" calcext:value-type="float">
            <text:p>0</text:p>
          </table:table-cell>
          <table:table-cell office:value-type="float" office:value="4.838296836" calcext:value-type="float">
            <text:p>4.838296836</text:p>
          </table:table-cell>
          <table:table-cell office:value-type="float" office:value="20.15957015" calcext:value-type="float">
            <text:p>20.15957015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4.84173986" calcext:value-type="float">
            <text:p>24.84173986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51" calcext:value-type="float">
            <text:p>251</text:p>
          </table:table-cell>
          <table:table-cell office:value-type="float" office:value="62976.83333" calcext:value-type="float">
            <text:p>62976.83333</text:p>
          </table:table-cell>
          <table:table-cell office:value-type="float" office:value="204.9232416" calcext:value-type="float">
            <text:p>204.9232416</text:p>
          </table:table-cell>
          <table:table-cell office:value-type="float" office:value="118.1608426" calcext:value-type="float">
            <text:p>118.1608426</text:p>
          </table:table-cell>
          <table:table-cell office:value-type="float" office:value="87.04412695" calcext:value-type="float">
            <text:p>87.04412695</text:p>
          </table:table-cell>
          <table:table-cell office:value-type="float" office:value="765460.25" calcext:value-type="float">
            <text:p>765460.25</text:p>
          </table:table-cell>
          <table:table-cell office:value-type="float" office:value="8234.333333" calcext:value-type="float">
            <text:p>8234.333333</text:p>
          </table:table-cell>
          <table:table-cell office:value-type="float" office:value="8568.866667" calcext:value-type="float">
            <text:p>8568.866667</text:p>
          </table:table-cell>
          <table:table-cell office:value-type="float" office:value="7.64807918" calcext:value-type="float">
            <text:p>7.64807918</text:p>
          </table:table-cell>
          <table:table-cell office:value-type="float" office:value="0.021929825" calcext:value-type="float">
            <text:p>0.021929825</text:p>
          </table:table-cell>
          <table:table-cell office:value-type="float" office:value="4.893400464" calcext:value-type="float">
            <text:p>4.893400464</text:p>
          </table:table-cell>
          <table:table-cell office:value-type="float" office:value="20.3891686" calcext:value-type="float">
            <text:p>20.3891686</text:p>
          </table:table-cell>
          <table:table-cell office:value-type="float" office:value="9.398483518" calcext:value-type="float">
            <text:p>9.398483518</text:p>
          </table:table-cell>
          <table:table-cell office:value-type="float" office:value="0.040585" calcext:value-type="float">
            <text:p>0.040585</text:p>
          </table:table-cell>
          <table:table-cell office:value-type="float" office:value="3.334905" calcext:value-type="float">
            <text:p>3.334905</text:p>
          </table:table-cell>
          <table:table-cell office:value-type="float" office:value="69.99146474" calcext:value-type="float">
            <text:p>69.99146474</text:p>
          </table:table-cell>
          <table:table-cell office:value-type="float" office:value="0.011568551" calcext:value-type="float">
            <text:p>0.011568551</text:p>
          </table:table-cell>
          <table:table-cell office:value-type="float" office:value="24.56685825" calcext:value-type="float">
            <text:p>24.56685825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741" calcext:value-type="float">
            <text:p>741</text:p>
          </table:table-cell>
          <table:table-cell office:value-type="float" office:value="61758.76177" calcext:value-type="float">
            <text:p>61758.76177</text:p>
          </table:table-cell>
          <table:table-cell office:value-type="float" office:value="204.6407088" calcext:value-type="float">
            <text:p>204.6407088</text:p>
          </table:table-cell>
          <table:table-cell office:value-type="float" office:value="102.1883438" calcext:value-type="float">
            <text:p>102.1883438</text:p>
          </table:table-cell>
          <table:table-cell office:value-type="float" office:value="85.89286437" calcext:value-type="float">
            <text:p>85.89286437</text:p>
          </table:table-cell>
          <table:table-cell office:value-type="float" office:value="521528.45" calcext:value-type="float">
            <text:p>521528.45</text:p>
          </table:table-cell>
          <table:table-cell office:value-type="float" office:value="6657.516667" calcext:value-type="float">
            <text:p>6657.516667</text:p>
          </table:table-cell>
          <table:table-cell office:value-type="float" office:value="7558.383333" calcext:value-type="float">
            <text:p>7558.383333</text:p>
          </table:table-cell>
          <table:table-cell office:value-type="float" office:value="9.276546326" calcext:value-type="float">
            <text:p>9.276546326</text:p>
          </table:table-cell>
          <table:table-cell office:value-type="float" office:value="0" calcext:value-type="float">
            <text:p>0</text:p>
          </table:table-cell>
          <table:table-cell office:value-type="float" office:value="3.557050008" calcext:value-type="float">
            <text:p>3.557050008</text:p>
          </table:table-cell>
          <table:table-cell office:value-type="float" office:value="14.8210417" calcext:value-type="float">
            <text:p>14.8210417</text:p>
          </table:table-cell>
          <table:table-cell office:value-type="float" office:value="8.937303403" calcext:value-type="float">
            <text:p>8.937303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37782852" calcext:value-type="float">
            <text:p>90.37782852</text:p>
          </table:table-cell>
          <table:table-cell office:value-type="float" office:value="0.005529325" calcext:value-type="float">
            <text:p>0.005529325</text:p>
          </table:table-cell>
          <table:table-cell office:value-type="float" office:value="27.16147396" calcext:value-type="float">
            <text:p>27.16147396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733" calcext:value-type="float">
            <text:p>733</text:p>
          </table:table-cell>
          <table:table-cell office:value-type="float" office:value="60939.9846" calcext:value-type="float">
            <text:p>60939.9846</text:p>
          </table:table-cell>
          <table:table-cell office:value-type="float" office:value="196.8975968" calcext:value-type="float">
            <text:p>196.8975968</text:p>
          </table:table-cell>
          <table:table-cell office:value-type="float" office:value="109.4485036" calcext:value-type="float">
            <text:p>109.4485036</text:p>
          </table:table-cell>
          <table:table-cell office:value-type="float" office:value="96.35716475" calcext:value-type="float">
            <text:p>96.35716475</text:p>
          </table:table-cell>
          <table:table-cell office:value-type="float" office:value="505338.75" calcext:value-type="float">
            <text:p>505338.75</text:p>
          </table:table-cell>
          <table:table-cell office:value-type="float" office:value="6556.383333" calcext:value-type="float">
            <text:p>6556.383333</text:p>
          </table:table-cell>
          <table:table-cell office:value-type="float" office:value="7323.75" calcext:value-type="float">
            <text:p>7323.75</text:p>
          </table:table-cell>
          <table:table-cell office:value-type="float" office:value="9.294756194" calcext:value-type="float">
            <text:p>9.294756194</text:p>
          </table:table-cell>
          <table:table-cell office:value-type="float" office:value="0" calcext:value-type="float">
            <text:p>0</text:p>
          </table:table-cell>
          <table:table-cell office:value-type="float" office:value="3.276426958" calcext:value-type="float">
            <text:p>3.276426958</text:p>
          </table:table-cell>
          <table:table-cell office:value-type="float" office:value="13.65177899" calcext:value-type="float">
            <text:p>13.65177899</text:p>
          </table:table-cell>
          <table:table-cell office:value-type="float" office:value="7.598309005" calcext:value-type="float">
            <text:p>7.598309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27131662" calcext:value-type="float">
            <text:p>88.27131662</text:p>
          </table:table-cell>
          <table:table-cell office:value-type="float" office:value="0.00101494" calcext:value-type="float">
            <text:p>0.00101494</text:p>
          </table:table-cell>
          <table:table-cell office:value-type="float" office:value="27.31157046" calcext:value-type="float">
            <text:p>27.31157046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416" calcext:value-type="float">
            <text:p>416</text:p>
          </table:table-cell>
          <table:table-cell office:value-type="float" office:value="60617.56133" calcext:value-type="float">
            <text:p>60617.56133</text:p>
          </table:table-cell>
          <table:table-cell office:value-type="float" office:value="243.4440214" calcext:value-type="float">
            <text:p>243.444021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22000" calcext:value-type="float">
            <text:p>322000</text:p>
          </table:table-cell>
          <table:table-cell office:value-type="float" office:value="3791.666667" calcext:value-type="float">
            <text:p>3791.666667</text:p>
          </table:table-cell>
          <table:table-cell office:value-type="float" office:value="4666.666667" calcext:value-type="float">
            <text:p>4666.666667</text:p>
          </table:table-cell>
          <table:table-cell office:value-type="float" office:value="15.98704914" calcext:value-type="float">
            <text:p>15.98704914</text:p>
          </table:table-cell>
          <table:table-cell office:value-type="float" office:value="0.545634921" calcext:value-type="float">
            <text:p>0.545634921</text:p>
          </table:table-cell>
          <table:table-cell office:value-type="float" office:value="8.01756839" calcext:value-type="float">
            <text:p>8.01756839</text:p>
          </table:table-cell>
          <table:table-cell office:value-type="float" office:value="33.40653496" calcext:value-type="float">
            <text:p>33.40653496</text:p>
          </table:table-cell>
          <table:table-cell office:value-type="float" office:value="17.76257688" calcext:value-type="float">
            <text:p>17.76257688</text:p>
          </table:table-cell>
          <table:table-cell office:value-type="float" office:value="0.657726" calcext:value-type="float">
            <text:p>0.657726</text:p>
          </table:table-cell>
          <table:table-cell office:value-type="float" office:value="24.93779167" calcext:value-type="float">
            <text:p>24.93779167</text:p>
          </table:table-cell>
          <table:table-cell office:value-type="float" office:value="74.78594186" calcext:value-type="float">
            <text:p>74.78594186</text:p>
          </table:table-cell>
          <table:table-cell office:value-type="float" office:value="0.167103105" calcext:value-type="float">
            <text:p>0.167103105</text:p>
          </table:table-cell>
          <table:table-cell office:value-type="float" office:value="21.96499843" calcext:value-type="float">
            <text:p>21.96499843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563" calcext:value-type="float">
            <text:p>563</text:p>
          </table:table-cell>
          <table:table-cell office:value-type="float" office:value="60326.0798" calcext:value-type="float">
            <text:p>60326.0798</text:p>
          </table:table-cell>
          <table:table-cell office:value-type="float" office:value="212.2291856" calcext:value-type="float">
            <text:p>212.2291856</text:p>
          </table:table-cell>
          <table:table-cell office:value-type="float" office:value="74.99169832" calcext:value-type="float">
            <text:p>74.99169832</text:p>
          </table:table-cell>
          <table:table-cell office:value-type="float" office:value="50.91912741" calcext:value-type="float">
            <text:p>50.91912741</text:p>
          </table:table-cell>
          <table:table-cell office:value-type="float" office:value="472865.05" calcext:value-type="float">
            <text:p>472865.05</text:p>
          </table:table-cell>
          <table:table-cell office:value-type="float" office:value="6374.2" calcext:value-type="float">
            <text:p>6374.2</text:p>
          </table:table-cell>
          <table:table-cell office:value-type="float" office:value="6853.116667" calcext:value-type="float">
            <text:p>6853.116667</text:p>
          </table:table-cell>
          <table:table-cell office:value-type="float" office:value="9.46410213" calcext:value-type="float">
            <text:p>9.46410213</text:p>
          </table:table-cell>
          <table:table-cell office:value-type="float" office:value="0.081234768" calcext:value-type="float">
            <text:p>0.081234768</text:p>
          </table:table-cell>
          <table:table-cell office:value-type="float" office:value="5.969045032" calcext:value-type="float">
            <text:p>5.969045032</text:p>
          </table:table-cell>
          <table:table-cell office:value-type="float" office:value="24.87102096" calcext:value-type="float">
            <text:p>24.87102096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3.19781523" calcext:value-type="float">
            <text:p>33.19781523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744" calcext:value-type="float">
            <text:p>744</text:p>
          </table:table-cell>
          <table:table-cell office:value-type="float" office:value="58065.05423" calcext:value-type="float">
            <text:p>58065.05423</text:p>
          </table:table-cell>
          <table:table-cell office:value-type="float" office:value="212.0545247" calcext:value-type="float">
            <text:p>212.0545247</text:p>
          </table:table-cell>
          <table:table-cell office:value-type="float" office:value="93.06477958" calcext:value-type="float">
            <text:p>93.06477958</text:p>
          </table:table-cell>
          <table:table-cell office:value-type="string" calcext:value-type="string">
            <text:p>NULL</text:p>
          </table:table-cell>
          <table:table-cell office:value-type="float" office:value="726837.95" calcext:value-type="float">
            <text:p>726837.95</text:p>
          </table:table-cell>
          <table:table-cell office:value-type="float" office:value="9011.233333" calcext:value-type="float">
            <text:p>9011.233333</text:p>
          </table:table-cell>
          <table:table-cell office:value-type="float" office:value="10533.88333" calcext:value-type="float">
            <text:p>10533.88333</text:p>
          </table:table-cell>
          <table:table-cell office:value-type="float" office:value="6.443630087" calcext:value-type="float">
            <text:p>6.443630087</text:p>
          </table:table-cell>
          <table:table-cell office:value-type="float" office:value="0.047721308" calcext:value-type="float">
            <text:p>0.047721308</text:p>
          </table:table-cell>
          <table:table-cell office:value-type="float" office:value="4.488374951" calcext:value-type="float">
            <text:p>4.488374951</text:p>
          </table:table-cell>
          <table:table-cell office:value-type="float" office:value="18.70156229" calcext:value-type="float">
            <text:p>18.70156229</text:p>
          </table:table-cell>
          <table:table-cell office:value-type="float" office:value="9.976350464" calcext:value-type="float">
            <text:p>9.976350464</text:p>
          </table:table-cell>
          <table:table-cell office:value-type="float" office:value="0.058559" calcext:value-type="float">
            <text:p>0.058559</text:p>
          </table:table-cell>
          <table:table-cell office:value-type="float" office:value="5.2715715" calcext:value-type="float">
            <text:p>5.2715715</text:p>
          </table:table-cell>
          <table:table-cell office:value-type="float" office:value="80.35273027" calcext:value-type="float">
            <text:p>80.35273027</text:p>
          </table:table-cell>
          <table:table-cell office:value-type="float" office:value="0.040368088" calcext:value-type="float">
            <text:p>0.040368088</text:p>
          </table:table-cell>
          <table:table-cell office:value-type="float" office:value="25.20577234" calcext:value-type="float">
            <text:p>25.20577234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131" calcext:value-type="float">
            <text:p>131</text:p>
          </table:table-cell>
          <table:table-cell office:value-type="float" office:value="57348.78223" calcext:value-type="float">
            <text:p>57348.78223</text:p>
          </table:table-cell>
          <table:table-cell office:value-type="float" office:value="181.6513331" calcext:value-type="float">
            <text:p>181.6513331</text:p>
          </table:table-cell>
          <table:table-cell office:value-type="float" office:value="117.7407051" calcext:value-type="float">
            <text:p>117.7407051</text:p>
          </table:table-cell>
          <table:table-cell office:value-type="float" office:value="95.25546926" calcext:value-type="float">
            <text:p>95.25546926</text:p>
          </table:table-cell>
          <table:table-cell office:value-type="float" office:value="370565.65" calcext:value-type="float">
            <text:p>370565.65</text:p>
          </table:table-cell>
          <table:table-cell office:value-type="float" office:value="4391.766667" calcext:value-type="float">
            <text:p>4391.766667</text:p>
          </table:table-cell>
          <table:table-cell office:value-type="float" office:value="5370.516667" calcext:value-type="float">
            <text:p>5370.516667</text:p>
          </table:table-cell>
          <table:table-cell office:value-type="float" office:value="13.0582489" calcext:value-type="float">
            <text:p>13.0582489</text:p>
          </table:table-cell>
          <table:table-cell office:value-type="float" office:value="0" calcext:value-type="float">
            <text:p>0</text:p>
          </table:table-cell>
          <table:table-cell office:value-type="float" office:value="3.178897679" calcext:value-type="float">
            <text:p>3.178897679</text:p>
          </table:table-cell>
          <table:table-cell office:value-type="float" office:value="13.245407" calcext:value-type="float">
            <text:p>13.245407</text:p>
          </table:table-cell>
          <table:table-cell office:value-type="float" office:value="5.600150292" calcext:value-type="float">
            <text:p>5.600150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21149297" calcext:value-type="float">
            <text:p>90.21149297</text:p>
          </table:table-cell>
          <table:table-cell office:value-type="float" office:value="0.05985171" calcext:value-type="float">
            <text:p>0.05985171</text:p>
          </table:table-cell>
          <table:table-cell office:value-type="float" office:value="21.58544148" calcext:value-type="float">
            <text:p>21.58544148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132" calcext:value-type="float">
            <text:p>132</text:p>
          </table:table-cell>
          <table:table-cell office:value-type="float" office:value="56216.67522" calcext:value-type="float">
            <text:p>56216.67522</text:p>
          </table:table-cell>
          <table:table-cell office:value-type="float" office:value="179.4836935" calcext:value-type="float">
            <text:p>179.4836935</text:p>
          </table:table-cell>
          <table:table-cell office:value-type="float" office:value="112.3587454" calcext:value-type="float">
            <text:p>112.3587454</text:p>
          </table:table-cell>
          <table:table-cell office:value-type="float" office:value="90.03684322" calcext:value-type="float">
            <text:p>90.03684322</text:p>
          </table:table-cell>
          <table:table-cell office:value-type="float" office:value="199007.5" calcext:value-type="float">
            <text:p>199007.5</text:p>
          </table:table-cell>
          <table:table-cell table:number-columns-repeated="2" office:value-type="float" office:value="2884.166667" calcext:value-type="float">
            <text:p>2884.166667</text:p>
          </table:table-cell>
          <table:table-cell office:value-type="float" office:value="19.49147942" calcext:value-type="float">
            <text:p>19.49147942</text:p>
          </table:table-cell>
          <table:table-cell office:value-type="float" office:value="0" calcext:value-type="float">
            <text:p>0</text:p>
          </table:table-cell>
          <table:table-cell office:value-type="float" office:value="4.022372205" calcext:value-type="float">
            <text:p>4.022372205</text:p>
          </table:table-cell>
          <table:table-cell office:value-type="float" office:value="16.75988419" calcext:value-type="float">
            <text:p>16.75988419</text:p>
          </table:table-cell>
          <table:table-cell office:value-type="float" office:value="9.025561651" calcext:value-type="float">
            <text:p>9.025561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46783504" calcext:value-type="float">
            <text:p>87.46783504</text:p>
          </table:table-cell>
          <table:table-cell office:value-type="float" office:value="0.064518336" calcext:value-type="float">
            <text:p>0.064518336</text:p>
          </table:table-cell>
          <table:table-cell office:value-type="float" office:value="22.06666239" calcext:value-type="float">
            <text:p>22.06666239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602" calcext:value-type="float">
            <text:p>602</text:p>
          </table:table-cell>
          <table:table-cell office:value-type="float" office:value="53377.35642" calcext:value-type="float">
            <text:p>53377.35642</text:p>
          </table:table-cell>
          <table:table-cell office:value-type="float" office:value="212.6587905" calcext:value-type="float">
            <text:p>212.65879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9110.6" calcext:value-type="float">
            <text:p>559110.6</text:p>
          </table:table-cell>
          <table:table-cell office:value-type="float" office:value="3430.083333" calcext:value-type="float">
            <text:p>3430.083333</text:p>
          </table:table-cell>
          <table:table-cell office:value-type="float" office:value="5176.95" calcext:value-type="float">
            <text:p>5176.95</text:p>
          </table:table-cell>
          <table:table-cell office:value-type="float" office:value="15.56153342" calcext:value-type="float">
            <text:p>15.56153342</text:p>
          </table:table-cell>
          <table:table-cell office:value-type="float" office:value="0" calcext:value-type="float">
            <text:p>0</text:p>
          </table:table-cell>
          <table:table-cell office:value-type="float" office:value="16.92053761" calcext:value-type="float">
            <text:p>16.92053761</text:p>
          </table:table-cell>
          <table:table-cell office:value-type="float" office:value="33.84107522" calcext:value-type="float">
            <text:p>33.84107522</text:p>
          </table:table-cell>
          <table:table-cell office:value-type="float" office:value="28.18684532" calcext:value-type="float">
            <text:p>28.18684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55688623" calcext:value-type="float">
            <text:p>81.55688623</text:p>
          </table:table-cell>
          <table:table-cell office:value-type="float" office:value="0.470668727" calcext:value-type="float">
            <text:p>0.470668727</text:p>
          </table:table-cell>
          <table:table-cell office:value-type="float" office:value="41.04152862" calcext:value-type="float">
            <text:p>41.04152862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741" calcext:value-type="float">
            <text:p>741</text:p>
          </table:table-cell>
          <table:table-cell office:value-type="float" office:value="52999.51104" calcext:value-type="float">
            <text:p>52999.51104</text:p>
          </table:table-cell>
          <table:table-cell office:value-type="float" office:value="175.9522324" calcext:value-type="float">
            <text:p>175.9522324</text:p>
          </table:table-cell>
          <table:table-cell office:value-type="float" office:value="87.90557797" calcext:value-type="float">
            <text:p>87.90557797</text:p>
          </table:table-cell>
          <table:table-cell office:value-type="float" office:value="70.49771472" calcext:value-type="float">
            <text:p>70.49771472</text:p>
          </table:table-cell>
          <table:table-cell office:value-type="float" office:value="523918.15" calcext:value-type="float">
            <text:p>523918.15</text:p>
          </table:table-cell>
          <table:table-cell office:value-type="float" office:value="6761.033333" calcext:value-type="float">
            <text:p>6761.033333</text:p>
          </table:table-cell>
          <table:table-cell office:value-type="float" office:value="7593.016667" calcext:value-type="float">
            <text:p>7593.016667</text:p>
          </table:table-cell>
          <table:table-cell office:value-type="float" office:value="7.838966091" calcext:value-type="float">
            <text:p>7.838966091</text:p>
          </table:table-cell>
          <table:table-cell office:value-type="float" office:value="0" calcext:value-type="float">
            <text:p>0</text:p>
          </table:table-cell>
          <table:table-cell office:value-type="float" office:value="2.632266414" calcext:value-type="float">
            <text:p>2.632266414</text:p>
          </table:table-cell>
          <table:table-cell office:value-type="float" office:value="10.96777672" calcext:value-type="float">
            <text:p>10.96777672</text:p>
          </table:table-cell>
          <table:table-cell office:value-type="float" office:value="5.78933027" calcext:value-type="float">
            <text:p>5.78933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53062872" calcext:value-type="float">
            <text:p>88.53062872</text:p>
          </table:table-cell>
          <table:table-cell office:value-type="float" office:value="0.00092787" calcext:value-type="float">
            <text:p>0.00092787</text:p>
          </table:table-cell>
          <table:table-cell office:value-type="float" office:value="26.47360661" calcext:value-type="float">
            <text:p>26.47360661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564" calcext:value-type="float">
            <text:p>564</text:p>
          </table:table-cell>
          <table:table-cell office:value-type="float" office:value="52808.21125" calcext:value-type="float">
            <text:p>52808.21125</text:p>
          </table:table-cell>
          <table:table-cell office:value-type="float" office:value="164.6126357" calcext:value-type="float">
            <text:p>164.6126357</text:p>
          </table:table-cell>
          <table:table-cell office:value-type="float" office:value="118.4938801" calcext:value-type="float">
            <text:p>118.4938801</text:p>
          </table:table-cell>
          <table:table-cell office:value-type="float" office:value="87.44784264" calcext:value-type="float">
            <text:p>87.44784264</text:p>
          </table:table-cell>
          <table:table-cell office:value-type="float" office:value="384358.75" calcext:value-type="float">
            <text:p>384358.75</text:p>
          </table:table-cell>
          <table:table-cell office:value-type="float" office:value="5291.016667" calcext:value-type="float">
            <text:p>5291.016667</text:p>
          </table:table-cell>
          <table:table-cell office:value-type="float" office:value="5570.416667" calcext:value-type="float">
            <text:p>5570.416667</text:p>
          </table:table-cell>
          <table:table-cell office:value-type="float" office:value="9.980730468" calcext:value-type="float">
            <text:p>9.980730468</text:p>
          </table:table-cell>
          <table:table-cell office:value-type="float" office:value="0" calcext:value-type="float">
            <text:p>0</text:p>
          </table:table-cell>
          <table:table-cell office:value-type="float" office:value="3.9912694" calcext:value-type="float">
            <text:p>3.9912694</text:p>
          </table:table-cell>
          <table:table-cell office:value-type="float" office:value="16.63028917" calcext:value-type="float">
            <text:p>16.63028917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4.84002383" calcext:value-type="float">
            <text:p>24.84002383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175" calcext:value-type="float">
            <text:p>175</text:p>
          </table:table-cell>
          <table:table-cell office:value-type="float" office:value="51813.7735" calcext:value-type="float">
            <text:p>51813.7735</text:p>
          </table:table-cell>
          <table:table-cell office:value-type="float" office:value="207.5633474" calcext:value-type="float">
            <text:p>207.563347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7299.4" calcext:value-type="float">
            <text:p>217299.4</text:p>
          </table:table-cell>
          <table:table-cell office:value-type="float" office:value="2982.6" calcext:value-type="float">
            <text:p>2982.6</text:p>
          </table:table-cell>
          <table:table-cell office:value-type="float" office:value="3149.266667" calcext:value-type="float">
            <text:p>3149.266667</text:p>
          </table:table-cell>
          <table:table-cell office:value-type="float" office:value="17.37201552" calcext:value-type="float">
            <text:p>17.37201552</text:p>
          </table:table-cell>
          <table:table-cell office:value-type="float" office:value="0.462962963" calcext:value-type="float">
            <text:p>0.462962963</text:p>
          </table:table-cell>
          <table:table-cell office:value-type="float" office:value="8.566391781" calcext:value-type="float">
            <text:p>8.566391781</text:p>
          </table:table-cell>
          <table:table-cell office:value-type="float" office:value="35.69329909" calcext:value-type="float">
            <text:p>35.69329909</text:p>
          </table:table-cell>
          <table:table-cell office:value-type="float" office:value="20.14117907" calcext:value-type="float">
            <text:p>20.14117907</text:p>
          </table:table-cell>
          <table:table-cell office:value-type="float" office:value="0.504115" calcext:value-type="float">
            <text:p>0.504115</text:p>
          </table:table-cell>
          <table:table-cell office:value-type="float" office:value="15.0352866" calcext:value-type="float">
            <text:p>15.0352866</text:p>
          </table:table-cell>
          <table:table-cell office:value-type="float" office:value="85.09936575" calcext:value-type="float">
            <text:p>85.09936575</text:p>
          </table:table-cell>
          <table:table-cell office:value-type="float" office:value="0.005193888" calcext:value-type="float">
            <text:p>0.005193888</text:p>
          </table:table-cell>
          <table:table-cell office:value-type="float" office:value="21.21500574" calcext:value-type="float">
            <text:p>21.21500574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60" calcext:value-type="float">
            <text:p>360</text:p>
          </table:table-cell>
          <table:table-cell office:value-type="float" office:value="51598.25996" calcext:value-type="float">
            <text:p>51598.25996</text:p>
          </table:table-cell>
          <table:table-cell office:value-type="float" office:value="175.675641" calcext:value-type="float">
            <text:p>175.675641</text:p>
          </table:table-cell>
          <table:table-cell office:value-type="float" office:value="76.40940452" calcext:value-type="float">
            <text:p>76.40940452</text:p>
          </table:table-cell>
          <table:table-cell office:value-type="float" office:value="56.9416942" calcext:value-type="float">
            <text:p>56.9416942</text:p>
          </table:table-cell>
          <table:table-cell office:value-type="float" office:value="608120" calcext:value-type="float">
            <text:p>608120</text:p>
          </table:table-cell>
          <table:table-cell office:value-type="float" office:value="8339.833333" calcext:value-type="float">
            <text:p>8339.833333</text:p>
          </table:table-cell>
          <table:table-cell office:value-type="float" office:value="8813.333333" calcext:value-type="float">
            <text:p>8813.333333</text:p>
          </table:table-cell>
          <table:table-cell office:value-type="float" office:value="6.186965362" calcext:value-type="float">
            <text:p>6.186965362</text:p>
          </table:table-cell>
          <table:table-cell office:value-type="float" office:value="0.042354934" calcext:value-type="float">
            <text:p>0.042354934</text:p>
          </table:table-cell>
          <table:table-cell office:value-type="float" office:value="3.65737321" calcext:value-type="float">
            <text:p>3.65737321</text:p>
          </table:table-cell>
          <table:table-cell office:value-type="float" office:value="15.23905504" calcext:value-type="float">
            <text:p>15.23905504</text:p>
          </table:table-cell>
          <table:table-cell office:value-type="float" office:value="6.503885115" calcext:value-type="float">
            <text:p>6.503885115</text:p>
          </table:table-cell>
          <table:table-cell office:value-type="float" office:value="0.024626" calcext:value-type="float">
            <text:p>0.024626</text:p>
          </table:table-cell>
          <table:table-cell office:value-type="float" office:value="2.051599" calcext:value-type="float">
            <text:p>2.051599</text:p>
          </table:table-cell>
          <table:table-cell office:value-type="float" office:value="75.29364411" calcext:value-type="float">
            <text:p>75.29364411</text:p>
          </table:table-cell>
          <table:table-cell office:value-type="float" office:value="0.108909583" calcext:value-type="float">
            <text:p>0.108909583</text:p>
          </table:table-cell>
          <table:table-cell office:value-type="float" office:value="28.78168115" calcext:value-type="float">
            <text:p>28.78168115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47" calcext:value-type="float">
            <text:p>247</text:p>
          </table:table-cell>
          <table:table-cell office:value-type="float" office:value="50239.54962" calcext:value-type="float">
            <text:p>50239.54962</text:p>
          </table:table-cell>
          <table:table-cell office:value-type="float" office:value="200.1575682" calcext:value-type="float">
            <text:p>200.157568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95916.4" calcext:value-type="float">
            <text:p>295916.4</text:p>
          </table:table-cell>
          <table:table-cell office:value-type="float" office:value="1887.9" calcext:value-type="float">
            <text:p>1887.9</text:p>
          </table:table-cell>
          <table:table-cell office:value-type="float" office:value="2739.966667" calcext:value-type="float">
            <text:p>2739.966667</text:p>
          </table:table-cell>
          <table:table-cell office:value-type="float" office:value="26.61134044" calcext:value-type="float">
            <text:p>26.61134044</text:p>
          </table:table-cell>
          <table:table-cell office:value-type="float" office:value="0.833333333" calcext:value-type="float">
            <text:p>0.833333333</text:p>
          </table:table-cell>
          <table:table-cell office:value-type="float" office:value="18.67889721" calcext:value-type="float">
            <text:p>18.67889721</text:p>
          </table:table-cell>
          <table:table-cell office:value-type="float" office:value="37.35779443" calcext:value-type="float">
            <text:p>37.35779443</text:p>
          </table:table-cell>
          <table:table-cell office:value-type="float" office:value="21.5817963" calcext:value-type="float">
            <text:p>21.5817963</text:p>
          </table:table-cell>
          <table:table-cell office:value-type="float" office:value="0.983165" calcext:value-type="float">
            <text:p>0.983165</text:p>
          </table:table-cell>
          <table:table-cell office:value-type="float" office:value="18.5599449" calcext:value-type="float">
            <text:p>18.5599449</text:p>
          </table:table-cell>
          <table:table-cell office:value-type="float" office:value="82.61455526" calcext:value-type="float">
            <text:p>82.61455526</text:p>
          </table:table-cell>
          <table:table-cell office:value-type="float" office:value="0.506252777" calcext:value-type="float">
            <text:p>0.506252777</text:p>
          </table:table-cell>
          <table:table-cell office:value-type="float" office:value="26.02253654" calcext:value-type="float">
            <text:p>26.02253654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414" calcext:value-type="float">
            <text:p>414</text:p>
          </table:table-cell>
          <table:table-cell office:value-type="float" office:value="49394.77607" calcext:value-type="float">
            <text:p>49394.77607</text:p>
          </table:table-cell>
          <table:table-cell office:value-type="float" office:value="168.3838396" calcext:value-type="float">
            <text:p>168.3838396</text:p>
          </table:table-cell>
          <table:table-cell office:value-type="float" office:value="140.9269231" calcext:value-type="float">
            <text:p>140.9269231</text:p>
          </table:table-cell>
          <table:table-cell office:value-type="string" calcext:value-type="string">
            <text:p>NULL</text:p>
          </table:table-cell>
          <table:table-cell office:value-type="float" office:value="266956.4" calcext:value-type="float">
            <text:p>266956.4</text:p>
          </table:table-cell>
          <table:table-cell office:value-type="float" office:value="3617.266667" calcext:value-type="float">
            <text:p>3617.266667</text:p>
          </table:table-cell>
          <table:table-cell office:value-type="float" office:value="3868.933333" calcext:value-type="float">
            <text:p>3868.933333</text:p>
          </table:table-cell>
          <table:table-cell office:value-type="float" office:value="13.65527638" calcext:value-type="float">
            <text:p>13.65527638</text:p>
          </table:table-cell>
          <table:table-cell office:value-type="float" office:value="0" calcext:value-type="float">
            <text:p>0</text:p>
          </table:table-cell>
          <table:table-cell office:value-type="float" office:value="3.523168456" calcext:value-type="float">
            <text:p>3.523168456</text:p>
          </table:table-cell>
          <table:table-cell office:value-type="float" office:value="14.67986857" calcext:value-type="float">
            <text:p>14.67986857</text:p>
          </table:table-cell>
          <table:table-cell office:value-type="float" office:value="10.27161344" calcext:value-type="float">
            <text:p>10.27161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31716693" calcext:value-type="float">
            <text:p>86.31716693</text:p>
          </table:table-cell>
          <table:table-cell office:value-type="float" office:value="0.001393505" calcext:value-type="float">
            <text:p>0.001393505</text:p>
          </table:table-cell>
          <table:table-cell office:value-type="float" office:value="20.18095457" calcext:value-type="float">
            <text:p>20.18095457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6" calcext:value-type="float">
            <text:p>416</text:p>
          </table:table-cell>
          <table:table-cell office:value-type="float" office:value="48936.52447" calcext:value-type="float">
            <text:p>48936.52447</text:p>
          </table:table-cell>
          <table:table-cell office:value-type="float" office:value="194.9662329" calcext:value-type="float">
            <text:p>194.966232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23552.5" calcext:value-type="float">
            <text:p>323552.5</text:p>
          </table:table-cell>
          <table:table-cell office:value-type="float" office:value="3842.916667" calcext:value-type="float">
            <text:p>3842.916667</text:p>
          </table:table-cell>
          <table:table-cell office:value-type="float" office:value="4689.166667" calcext:value-type="float">
            <text:p>4689.166667</text:p>
          </table:table-cell>
          <table:table-cell office:value-type="float" office:value="12.73421433" calcext:value-type="float">
            <text:p>12.73421433</text:p>
          </table:table-cell>
          <table:table-cell office:value-type="float" office:value="0.248015873" calcext:value-type="float">
            <text:p>0.248015873</text:p>
          </table:table-cell>
          <table:table-cell office:value-type="float" office:value="7.206962757" calcext:value-type="float">
            <text:p>7.206962757</text:p>
          </table:table-cell>
          <table:table-cell office:value-type="float" office:value="30.02901149" calcext:value-type="float">
            <text:p>30.02901149</text:p>
          </table:table-cell>
          <table:table-cell office:value-type="float" office:value="15.4998165" calcext:value-type="float">
            <text:p>15.4998165</text:p>
          </table:table-cell>
          <table:table-cell office:value-type="float" office:value="0.338248" calcext:value-type="float">
            <text:p>0.338248</text:p>
          </table:table-cell>
          <table:table-cell office:value-type="float" office:value="12.99674417" calcext:value-type="float">
            <text:p>12.99674417</text:p>
          </table:table-cell>
          <table:table-cell office:value-type="float" office:value="76.94647558" calcext:value-type="float">
            <text:p>76.94647558</text:p>
          </table:table-cell>
          <table:table-cell office:value-type="float" office:value="0.025719242" calcext:value-type="float">
            <text:p>0.025719242</text:p>
          </table:table-cell>
          <table:table-cell office:value-type="float" office:value="21.83904487" calcext:value-type="float">
            <text:p>21.83904487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81" calcext:value-type="float">
            <text:p>181</text:p>
          </table:table-cell>
          <table:table-cell office:value-type="float" office:value="45657.86474" calcext:value-type="float">
            <text:p>45657.86474</text:p>
          </table:table-cell>
          <table:table-cell office:value-type="float" office:value="152.7213659" calcext:value-type="float">
            <text:p>152.7213659</text:p>
          </table:table-cell>
          <table:table-cell office:value-type="float" office:value="75.05844218" calcext:value-type="float">
            <text:p>75.05844218</text:p>
          </table:table-cell>
          <table:table-cell office:value-type="float" office:value="55.18972447" calcext:value-type="float">
            <text:p>55.18972447</text:p>
          </table:table-cell>
          <table:table-cell office:value-type="float" office:value="483297.85" calcext:value-type="float">
            <text:p>483297.85</text:p>
          </table:table-cell>
          <table:table-cell office:value-type="float" office:value="6590.866667" calcext:value-type="float">
            <text:p>6590.866667</text:p>
          </table:table-cell>
          <table:table-cell office:value-type="float" office:value="7004.316667" calcext:value-type="float">
            <text:p>7004.316667</text:p>
          </table:table-cell>
          <table:table-cell office:value-type="float" office:value="6.927444758" calcext:value-type="float">
            <text:p>6.927444758</text:p>
          </table:table-cell>
          <table:table-cell office:value-type="float" office:value="0" calcext:value-type="float">
            <text:p>0</text:p>
          </table:table-cell>
          <table:table-cell office:value-type="float" office:value="3.225018366" calcext:value-type="float">
            <text:p>3.225018366</text:p>
          </table:table-cell>
          <table:table-cell office:value-type="float" office:value="13.43757652" calcext:value-type="float">
            <text:p>13.43757652</text:p>
          </table:table-cell>
          <table:table-cell office:value-type="float" office:value="6.573278519" calcext:value-type="float">
            <text:p>6.573278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61407025" calcext:value-type="float">
            <text:p>88.61407025</text:p>
          </table:table-cell>
          <table:table-cell office:value-type="float" office:value="0.012919354" calcext:value-type="float">
            <text:p>0.012919354</text:p>
          </table:table-cell>
          <table:table-cell office:value-type="float" office:value="32.00978933" calcext:value-type="float">
            <text:p>32.00978933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741" calcext:value-type="float">
            <text:p>741</text:p>
          </table:table-cell>
          <table:table-cell office:value-type="float" office:value="44965.58122" calcext:value-type="float">
            <text:p>44965.58122</text:p>
          </table:table-cell>
          <table:table-cell office:value-type="float" office:value="143.6567048" calcext:value-type="float">
            <text:p>143.6567048</text:p>
          </table:table-cell>
          <table:table-cell office:value-type="float" office:value="85.84594927" calcext:value-type="float">
            <text:p>85.84594927</text:p>
          </table:table-cell>
          <table:table-cell office:value-type="float" office:value="71.67353153" calcext:value-type="float">
            <text:p>71.67353153</text:p>
          </table:table-cell>
          <table:table-cell office:value-type="float" office:value="509283.25" calcext:value-type="float">
            <text:p>509283.25</text:p>
          </table:table-cell>
          <table:table-cell office:value-type="float" office:value="6413.616667" calcext:value-type="float">
            <text:p>6413.616667</text:p>
          </table:table-cell>
          <table:table-cell office:value-type="float" office:value="7380.916667" calcext:value-type="float">
            <text:p>7380.916667</text:p>
          </table:table-cell>
          <table:table-cell office:value-type="float" office:value="7.010955528" calcext:value-type="float">
            <text:p>7.010955528</text:p>
          </table:table-cell>
          <table:table-cell office:value-type="float" office:value="0.019888624" calcext:value-type="float">
            <text:p>0.019888624</text:p>
          </table:table-cell>
          <table:table-cell office:value-type="float" office:value="4.227732413" calcext:value-type="float">
            <text:p>4.227732413</text:p>
          </table:table-cell>
          <table:table-cell office:value-type="float" office:value="17.61555172" calcext:value-type="float">
            <text:p>17.61555172</text:p>
          </table:table-cell>
          <table:table-cell office:value-type="float" office:value="11.49858074" calcext:value-type="float">
            <text:p>11.49858074</text:p>
          </table:table-cell>
          <table:table-cell office:value-type="float" office:value="0.020939" calcext:value-type="float">
            <text:p>0.020939</text:p>
          </table:table-cell>
          <table:table-cell office:value-type="float" office:value="1.340445883" calcext:value-type="float">
            <text:p>1.340445883</text:p>
          </table:table-cell>
          <table:table-cell office:value-type="float" office:value="91.03004065" calcext:value-type="float">
            <text:p>91.03004065</text:p>
          </table:table-cell>
          <table:table-cell office:value-type="float" office:value="0.012869475" calcext:value-type="float">
            <text:p>0.012869475</text:p>
          </table:table-cell>
          <table:table-cell office:value-type="float" office:value="27.72034886" calcext:value-type="float">
            <text:p>27.72034886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132" calcext:value-type="float">
            <text:p>132</text:p>
          </table:table-cell>
          <table:table-cell office:value-type="float" office:value="44796.21952" calcext:value-type="float">
            <text:p>44796.21952</text:p>
          </table:table-cell>
          <table:table-cell office:value-type="float" office:value="144.7470133" calcext:value-type="float">
            <text:p>144.7470133</text:p>
          </table:table-cell>
          <table:table-cell office:value-type="float" office:value="77.62416667" calcext:value-type="float">
            <text:p>77.62416667</text:p>
          </table:table-cell>
          <table:table-cell office:value-type="float" office:value="74.8668254" calcext:value-type="float">
            <text:p>74.8668254</text:p>
          </table:table-cell>
          <table:table-cell office:value-type="float" office:value="199209.9" calcext:value-type="float">
            <text:p>199209.9</text:p>
          </table:table-cell>
          <table:table-cell table:number-columns-repeated="2" office:value-type="float" office:value="2887.1" calcext:value-type="float">
            <text:p>2887.1</text:p>
          </table:table-cell>
          <table:table-cell office:value-type="float" office:value="15.51599166" calcext:value-type="float">
            <text:p>15.51599166</text:p>
          </table:table-cell>
          <table:table-cell office:value-type="float" office:value="0" calcext:value-type="float">
            <text:p>0</text:p>
          </table:table-cell>
          <table:table-cell office:value-type="float" office:value="2.376508036" calcext:value-type="float">
            <text:p>2.376508036</text:p>
          </table:table-cell>
          <table:table-cell office:value-type="float" office:value="9.902116818" calcext:value-type="float">
            <text:p>9.902116818</text:p>
          </table:table-cell>
          <table:table-cell office:value-type="float" office:value="4.407765563" calcext:value-type="float">
            <text:p>4.407765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01770219" calcext:value-type="float">
            <text:p>89.01770219</text:p>
          </table:table-cell>
          <table:table-cell office:value-type="float" office:value="0.03871031" calcext:value-type="float">
            <text:p>0.03871031</text:p>
          </table:table-cell>
          <table:table-cell office:value-type="float" office:value="22.06278452" calcext:value-type="float">
            <text:p>22.06278452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416" calcext:value-type="float">
            <text:p>416</text:p>
          </table:table-cell>
          <table:table-cell office:value-type="float" office:value="44523.59168" calcext:value-type="float">
            <text:p>44523.59168</text:p>
          </table:table-cell>
          <table:table-cell office:value-type="float" office:value="178.0943667" calcext:value-type="float">
            <text:p>178.094366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17068.8" calcext:value-type="float">
            <text:p>317068.8</text:p>
          </table:table-cell>
          <table:table-cell office:value-type="float" office:value="3716.7" calcext:value-type="float">
            <text:p>3716.7</text:p>
          </table:table-cell>
          <table:table-cell office:value-type="float" office:value="4595.2" calcext:value-type="float">
            <text:p>4595.2</text:p>
          </table:table-cell>
          <table:table-cell office:value-type="float" office:value="11.97933427" calcext:value-type="float">
            <text:p>11.97933427</text:p>
          </table:table-cell>
          <table:table-cell office:value-type="float" office:value="0.097847358" calcext:value-type="float">
            <text:p>0.097847358</text:p>
          </table:table-cell>
          <table:table-cell office:value-type="float" office:value="4.999754927" calcext:value-type="float">
            <text:p>4.999754927</text:p>
          </table:table-cell>
          <table:table-cell office:value-type="float" office:value="20.83231219" calcext:value-type="float">
            <text:p>20.83231219</text:p>
          </table:table-cell>
          <table:table-cell office:value-type="float" office:value="10.06649665" calcext:value-type="float">
            <text:p>10.06649665</text:p>
          </table:table-cell>
          <table:table-cell office:value-type="float" office:value="0.116813" calcext:value-type="float">
            <text:p>0.116813</text:p>
          </table:table-cell>
          <table:table-cell office:value-type="float" office:value="4.3411056" calcext:value-type="float">
            <text:p>4.3411056</text:p>
          </table:table-cell>
          <table:table-cell office:value-type="float" office:value="76.32807939" calcext:value-type="float">
            <text:p>76.32807939</text:p>
          </table:table-cell>
          <table:table-cell office:value-type="float" office:value="0.006708604" calcext:value-type="float">
            <text:p>0.006708604</text:p>
          </table:table-cell>
          <table:table-cell office:value-type="float" office:value="22.18897921" calcext:value-type="float">
            <text:p>22.18897921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52" calcext:value-type="float">
            <text:p>252</text:p>
          </table:table-cell>
          <table:table-cell office:value-type="float" office:value="44232.29046" calcext:value-type="float">
            <text:p>44232.29046</text:p>
          </table:table-cell>
          <table:table-cell office:value-type="float" office:value="141.261995" calcext:value-type="float">
            <text:p>141.261995</text:p>
          </table:table-cell>
          <table:table-cell office:value-type="float" office:value="87.40202368" calcext:value-type="float">
            <text:p>87.40202368</text:p>
          </table:table-cell>
          <table:table-cell office:value-type="float" office:value="68.23587858" calcext:value-type="float">
            <text:p>68.23587858</text:p>
          </table:table-cell>
          <table:table-cell office:value-type="float" office:value="654213.7" calcext:value-type="float">
            <text:p>654213.7</text:p>
          </table:table-cell>
          <table:table-cell office:value-type="float" office:value="6975.45" calcext:value-type="float">
            <text:p>6975.45</text:p>
          </table:table-cell>
          <table:table-cell office:value-type="float" office:value="7325.166667" calcext:value-type="float">
            <text:p>7325.166667</text:p>
          </table:table-cell>
          <table:table-cell office:value-type="float" office:value="6.341137913" calcext:value-type="float">
            <text:p>6.341137913</text:p>
          </table:table-cell>
          <table:table-cell office:value-type="float" office:value="0" calcext:value-type="float">
            <text:p>0</text:p>
          </table:table-cell>
          <table:table-cell office:value-type="float" office:value="3.658977507" calcext:value-type="float">
            <text:p>3.658977507</text:p>
          </table:table-cell>
          <table:table-cell office:value-type="float" office:value="15.24573961" calcext:value-type="float">
            <text:p>15.24573961</text:p>
          </table:table-cell>
          <table:table-cell office:value-type="float" office:value="8.405516951" calcext:value-type="float">
            <text:p>8.405516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78984652" calcext:value-type="float">
            <text:p>75.78984652</text:p>
          </table:table-cell>
          <table:table-cell office:value-type="float" office:value="0.010935949" calcext:value-type="float">
            <text:p>0.010935949</text:p>
          </table:table-cell>
          <table:table-cell office:value-type="float" office:value="22.1064914" calcext:value-type="float">
            <text:p>22.1064914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175" calcext:value-type="float">
            <text:p>175</text:p>
          </table:table-cell>
          <table:table-cell office:value-type="float" office:value="43670.9098" calcext:value-type="float">
            <text:p>43670.9098</text:p>
          </table:table-cell>
          <table:table-cell office:value-type="float" office:value="174.2716392" calcext:value-type="float">
            <text:p>174.271639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9762.7" calcext:value-type="float">
            <text:p>219762.7</text:p>
          </table:table-cell>
          <table:table-cell office:value-type="float" office:value="2933.133333" calcext:value-type="float">
            <text:p>2933.133333</text:p>
          </table:table-cell>
          <table:table-cell office:value-type="float" office:value="3184.966667" calcext:value-type="float">
            <text:p>3184.966667</text:p>
          </table:table-cell>
          <table:table-cell office:value-type="float" office:value="14.88882531" calcext:value-type="float">
            <text:p>14.88882531</text:p>
          </table:table-cell>
          <table:table-cell office:value-type="float" office:value="0.742009132" calcext:value-type="float">
            <text:p>0.742009132</text:p>
          </table:table-cell>
          <table:table-cell office:value-type="float" office:value="4.93188848" calcext:value-type="float">
            <text:p>4.93188848</text:p>
          </table:table-cell>
          <table:table-cell office:value-type="float" office:value="20.54953533" calcext:value-type="float">
            <text:p>20.54953533</text:p>
          </table:table-cell>
          <table:table-cell office:value-type="float" office:value="9.298398923" calcext:value-type="float">
            <text:p>9.298398923</text:p>
          </table:table-cell>
          <table:table-cell office:value-type="float" office:value="0.77302" calcext:value-type="float">
            <text:p>0.77302</text:p>
          </table:table-cell>
          <table:table-cell office:value-type="float" office:value="22.67312067" calcext:value-type="float">
            <text:p>22.67312067</text:p>
          </table:table-cell>
          <table:table-cell office:value-type="float" office:value="87.03828073" calcext:value-type="float">
            <text:p>87.03828073</text:p>
          </table:table-cell>
          <table:table-cell office:value-type="float" office:value="0.031673376" calcext:value-type="float">
            <text:p>0.031673376</text:p>
          </table:table-cell>
          <table:table-cell office:value-type="float" office:value="21.4049284" calcext:value-type="float">
            <text:p>21.4049284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131" calcext:value-type="float">
            <text:p>131</text:p>
          </table:table-cell>
          <table:table-cell office:value-type="float" office:value="43508.84275" calcext:value-type="float">
            <text:p>43508.84275</text:p>
          </table:table-cell>
          <table:table-cell office:value-type="float" office:value="144.4047843" calcext:value-type="float">
            <text:p>144.4047843</text:p>
          </table:table-cell>
          <table:table-cell office:value-type="float" office:value="71.48166667" calcext:value-type="float">
            <text:p>71.48166667</text:p>
          </table:table-cell>
          <table:table-cell office:value-type="float" office:value="61.04333333" calcext:value-type="float">
            <text:p>61.04333333</text:p>
          </table:table-cell>
          <table:table-cell office:value-type="float" office:value="370852" calcext:value-type="float">
            <text:p>370852</text:p>
          </table:table-cell>
          <table:table-cell office:value-type="float" office:value="4393.583333" calcext:value-type="float">
            <text:p>4393.583333</text:p>
          </table:table-cell>
          <table:table-cell office:value-type="float" office:value="5374.666667" calcext:value-type="float">
            <text:p>5374.666667</text:p>
          </table:table-cell>
          <table:table-cell office:value-type="float" office:value="9.902814958" calcext:value-type="float">
            <text:p>9.902814958</text:p>
          </table:table-cell>
          <table:table-cell office:value-type="float" office:value="0" calcext:value-type="float">
            <text:p>0</text:p>
          </table:table-cell>
          <table:table-cell office:value-type="float" office:value="2.478119589" calcext:value-type="float">
            <text:p>2.478119589</text:p>
          </table:table-cell>
          <table:table-cell office:value-type="float" office:value="10.32549829" calcext:value-type="float">
            <text:p>10.32549829</text:p>
          </table:table-cell>
          <table:table-cell office:value-type="float" office:value="4.991917622" calcext:value-type="float">
            <text:p>4.991917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13139801" calcext:value-type="float">
            <text:p>92.13139801</text:p>
          </table:table-cell>
          <table:table-cell office:value-type="float" office:value="0.034805674" calcext:value-type="float">
            <text:p>0.034805674</text:p>
          </table:table-cell>
          <table:table-cell office:value-type="float" office:value="21.79436025" calcext:value-type="float">
            <text:p>21.79436025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733" calcext:value-type="float">
            <text:p>733</text:p>
          </table:table-cell>
          <table:table-cell office:value-type="float" office:value="42137.29573" calcext:value-type="float">
            <text:p>42137.29573</text:p>
          </table:table-cell>
          <table:table-cell office:value-type="float" office:value="131.3694648" calcext:value-type="float">
            <text:p>131.3694648</text:p>
          </table:table-cell>
          <table:table-cell office:value-type="float" office:value="89.58606734" calcext:value-type="float">
            <text:p>89.58606734</text:p>
          </table:table-cell>
          <table:table-cell office:value-type="float" office:value="72.66265436" calcext:value-type="float">
            <text:p>72.66265436</text:p>
          </table:table-cell>
          <table:table-cell office:value-type="float" office:value="527017.4" calcext:value-type="float">
            <text:p>527017.4</text:p>
          </table:table-cell>
          <table:table-cell office:value-type="float" office:value="6423.816667" calcext:value-type="float">
            <text:p>6423.816667</text:p>
          </table:table-cell>
          <table:table-cell office:value-type="float" office:value="7637.933333" calcext:value-type="float">
            <text:p>7637.933333</text:p>
          </table:table-cell>
          <table:table-cell office:value-type="float" office:value="6.559542078" calcext:value-type="float">
            <text:p>6.559542078</text:p>
          </table:table-cell>
          <table:table-cell office:value-type="float" office:value="0.02047502" calcext:value-type="float">
            <text:p>0.02047502</text:p>
          </table:table-cell>
          <table:table-cell office:value-type="float" office:value="3.852156178" calcext:value-type="float">
            <text:p>3.852156178</text:p>
          </table:table-cell>
          <table:table-cell office:value-type="float" office:value="16.05065074" calcext:value-type="float">
            <text:p>16.05065074</text:p>
          </table:table-cell>
          <table:table-cell office:value-type="float" office:value="10.45698582" calcext:value-type="float">
            <text:p>10.45698582</text:p>
          </table:table-cell>
          <table:table-cell office:value-type="float" office:value="0.024017" calcext:value-type="float">
            <text:p>0.024017</text:p>
          </table:table-cell>
          <table:table-cell office:value-type="float" office:value="1.541716" calcext:value-type="float">
            <text:p>1.541716</text:p>
          </table:table-cell>
          <table:table-cell office:value-type="float" office:value="92.41690513" calcext:value-type="float">
            <text:p>92.41690513</text:p>
          </table:table-cell>
          <table:table-cell office:value-type="float" office:value="0.008838045" calcext:value-type="float">
            <text:p>0.008838045</text:p>
          </table:table-cell>
          <table:table-cell office:value-type="float" office:value="27.74012342" calcext:value-type="float">
            <text:p>27.74012342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262" calcext:value-type="float">
            <text:p>262</text:p>
          </table:table-cell>
          <table:table-cell office:value-type="float" office:value="41305.32343" calcext:value-type="float">
            <text:p>41305.32343</text:p>
          </table:table-cell>
          <table:table-cell office:value-type="float" office:value="129.3979255" calcext:value-type="float">
            <text:p>129.3979255</text:p>
          </table:table-cell>
          <table:table-cell office:value-type="float" office:value="96.69294872" calcext:value-type="float">
            <text:p>96.69294872</text:p>
          </table:table-cell>
          <table:table-cell office:value-type="float" office:value="65.00236772" calcext:value-type="float">
            <text:p>65.00236772</text:p>
          </table:table-cell>
          <table:table-cell office:value-type="float" office:value="388081.9" calcext:value-type="float">
            <text:p>388081.9</text:p>
          </table:table-cell>
          <table:table-cell office:value-type="float" office:value="5011.4" calcext:value-type="float">
            <text:p>5011.4</text:p>
          </table:table-cell>
          <table:table-cell office:value-type="float" office:value="5395.933333" calcext:value-type="float">
            <text:p>5395.933333</text:p>
          </table:table-cell>
          <table:table-cell office:value-type="float" office:value="8.242272305" calcext:value-type="float">
            <text:p>8.242272305</text:p>
          </table:table-cell>
          <table:table-cell office:value-type="float" office:value="0" calcext:value-type="float">
            <text:p>0</text:p>
          </table:table-cell>
          <table:table-cell office:value-type="float" office:value="2.65582663" calcext:value-type="float">
            <text:p>2.65582663</text:p>
          </table:table-cell>
          <table:table-cell office:value-type="float" office:value="10.53092854" calcext:value-type="float">
            <text:p>10.53092854</text:p>
          </table:table-cell>
          <table:table-cell office:value-type="float" office:value="5.936100449" calcext:value-type="float">
            <text:p>5.936100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21240003" calcext:value-type="float">
            <text:p>81.21240003</text:p>
          </table:table-cell>
          <table:table-cell office:value-type="float" office:value="0.000810938" calcext:value-type="float">
            <text:p>0.000810938</text:p>
          </table:table-cell>
          <table:table-cell office:value-type="float" office:value="47.78215522" calcext:value-type="float">
            <text:p>47.78215522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262" calcext:value-type="float">
            <text:p>262</text:p>
          </table:table-cell>
          <table:table-cell office:value-type="float" office:value="41234.61716" calcext:value-type="float">
            <text:p>41234.61716</text:p>
          </table:table-cell>
          <table:table-cell office:value-type="float" office:value="126.4299006" calcext:value-type="float">
            <text:p>126.4299006</text:p>
          </table:table-cell>
          <table:table-cell office:value-type="float" office:value="99.34256769" calcext:value-type="float">
            <text:p>99.34256769</text:p>
          </table:table-cell>
          <table:table-cell office:value-type="float" office:value="72.38948192" calcext:value-type="float">
            <text:p>72.38948192</text:p>
          </table:table-cell>
          <table:table-cell office:value-type="float" office:value="371220" calcext:value-type="float">
            <text:p>371220</text:p>
          </table:table-cell>
          <table:table-cell office:value-type="float" office:value="5126.666667" calcext:value-type="float">
            <text:p>5126.666667</text:p>
          </table:table-cell>
          <table:table-cell office:value-type="float" office:value="5380" calcext:value-type="float">
            <text:p>5380</text:p>
          </table:table-cell>
          <table:table-cell office:value-type="float" office:value="8.043163295" calcext:value-type="float">
            <text:p>8.043163295</text:p>
          </table:table-cell>
          <table:table-cell office:value-type="float" office:value="0.03511236" calcext:value-type="float">
            <text:p>0.03511236</text:p>
          </table:table-cell>
          <table:table-cell office:value-type="float" office:value="3.094232357" calcext:value-type="float">
            <text:p>3.094232357</text:p>
          </table:table-cell>
          <table:table-cell office:value-type="float" office:value="12.89263482" calcext:value-type="float">
            <text:p>12.89263482</text:p>
          </table:table-cell>
          <table:table-cell office:value-type="float" office:value="7.25207588" calcext:value-type="float">
            <text:p>7.25207588</text:p>
          </table:table-cell>
          <table:table-cell office:value-type="float" office:value="0.044698" calcext:value-type="float">
            <text:p>0.044698</text:p>
          </table:table-cell>
          <table:table-cell office:value-type="float" office:value="2.286493333" calcext:value-type="float">
            <text:p>2.286493333</text:p>
          </table:table-cell>
          <table:table-cell office:value-type="float" office:value="77.78379659" calcext:value-type="float">
            <text:p>77.78379659</text:p>
          </table:table-cell>
          <table:table-cell office:value-type="float" office:value="0.000782724" calcext:value-type="float">
            <text:p>0.000782724</text:p>
          </table:table-cell>
          <table:table-cell office:value-type="float" office:value="48.06854402" calcext:value-type="float">
            <text:p>48.06854402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14" calcext:value-type="float">
            <text:p>414</text:p>
          </table:table-cell>
          <table:table-cell office:value-type="float" office:value="41110.43013" calcext:value-type="float">
            <text:p>41110.43013</text:p>
          </table:table-cell>
          <table:table-cell office:value-type="float" office:value="141.2170302" calcext:value-type="float">
            <text:p>141.2170302</text:p>
          </table:table-cell>
          <table:table-cell office:value-type="float" office:value="108.9414528" calcext:value-type="float">
            <text:p>108.9414528</text:p>
          </table:table-cell>
          <table:table-cell office:value-type="string" calcext:value-type="string">
            <text:p>NULL</text:p>
          </table:table-cell>
          <table:table-cell office:value-type="float" office:value="267846.5" calcext:value-type="float">
            <text:p>267846.5</text:p>
          </table:table-cell>
          <table:table-cell office:value-type="float" office:value="3629.333333" calcext:value-type="float">
            <text:p>3629.333333</text:p>
          </table:table-cell>
          <table:table-cell office:value-type="float" office:value="3881.833333" calcext:value-type="float">
            <text:p>3881.833333</text:p>
          </table:table-cell>
          <table:table-cell office:value-type="float" office:value="11.32726767" calcext:value-type="float">
            <text:p>11.32726767</text:p>
          </table:table-cell>
          <table:table-cell office:value-type="float" office:value="0" calcext:value-type="float">
            <text:p>0</text:p>
          </table:table-cell>
          <table:table-cell office:value-type="float" office:value="3.260798589" calcext:value-type="float">
            <text:p>3.260798589</text:p>
          </table:table-cell>
          <table:table-cell office:value-type="float" office:value="13.58666079" calcext:value-type="float">
            <text:p>13.58666079</text:p>
          </table:table-cell>
          <table:table-cell office:value-type="float" office:value="9.463259237" calcext:value-type="float">
            <text:p>9.463259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13581088" calcext:value-type="float">
            <text:p>76.13581088</text:p>
          </table:table-cell>
          <table:table-cell office:value-type="float" office:value="0.000811155" calcext:value-type="float">
            <text:p>0.000811155</text:p>
          </table:table-cell>
          <table:table-cell office:value-type="float" office:value="18.60371118" calcext:value-type="float">
            <text:p>18.60371118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414" calcext:value-type="float">
            <text:p>414</text:p>
          </table:table-cell>
          <table:table-cell office:value-type="float" office:value="40564.17507" calcext:value-type="float">
            <text:p>40564.17507</text:p>
          </table:table-cell>
          <table:table-cell office:value-type="float" office:value="144.1260336" calcext:value-type="float">
            <text:p>144.1260336</text:p>
          </table:table-cell>
          <table:table-cell office:value-type="float" office:value="87.16666667" calcext:value-type="float">
            <text:p>87.16666667</text:p>
          </table:table-cell>
          <table:table-cell office:value-type="string" calcext:value-type="string">
            <text:p>NULL</text:p>
          </table:table-cell>
          <table:table-cell office:value-type="float" office:value="262016" calcext:value-type="float">
            <text:p>262016</text:p>
          </table:table-cell>
          <table:table-cell office:value-type="float" office:value="3629.333333" calcext:value-type="float">
            <text:p>3629.333333</text:p>
          </table:table-cell>
          <table:table-cell office:value-type="float" office:value="3797.333333" calcext:value-type="float">
            <text:p>3797.333333</text:p>
          </table:table-cell>
          <table:table-cell office:value-type="float" office:value="11.17675654" calcext:value-type="float">
            <text:p>11.17675654</text:p>
          </table:table-cell>
          <table:table-cell office:value-type="float" office:value="0" calcext:value-type="float">
            <text:p>0</text:p>
          </table:table-cell>
          <table:table-cell office:value-type="float" office:value="2.490472677" calcext:value-type="float">
            <text:p>2.490472677</text:p>
          </table:table-cell>
          <table:table-cell office:value-type="float" office:value="10.37696949" calcext:value-type="float">
            <text:p>10.37696949</text:p>
          </table:table-cell>
          <table:table-cell office:value-type="float" office:value="7.026806119" calcext:value-type="float">
            <text:p>7.026806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18093401" calcext:value-type="float">
            <text:p>89.18093401</text:p>
          </table:table-cell>
          <table:table-cell office:value-type="float" office:value="0" calcext:value-type="float">
            <text:p>0</text:p>
          </table:table-cell>
          <table:table-cell office:value-type="float" office:value="20.20239517" calcext:value-type="float">
            <text:p>20.20239517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719/722</text:p>
          </table:table-cell>
          <table:table-cell office:value-type="float" office:value="40259.95868" calcext:value-type="float">
            <text:p>40259.95868</text:p>
          </table:table-cell>
          <table:table-cell office:value-type="float" office:value="150.412642" calcext:value-type="float">
            <text:p>150.412642</text:p>
          </table:table-cell>
          <table:table-cell office:value-type="float" office:value="52.30213131" calcext:value-type="float">
            <text:p>52.30213131</text:p>
          </table:table-cell>
          <table:table-cell office:value-type="string" calcext:value-type="string">
            <text:p>NULL</text:p>
          </table:table-cell>
          <table:table-cell office:value-type="float" office:value="337058.1" calcext:value-type="float">
            <text:p>337058.1</text:p>
          </table:table-cell>
          <table:table-cell office:value-type="float" office:value="4634.966667" calcext:value-type="float">
            <text:p>4634.966667</text:p>
          </table:table-cell>
          <table:table-cell office:value-type="float" office:value="4884.9" calcext:value-type="float">
            <text:p>4884.9</text:p>
          </table:table-cell>
          <table:table-cell office:value-type="float" office:value="8.686137694" calcext:value-type="float">
            <text:p>8.686137694</text:p>
          </table:table-cell>
          <table:table-cell office:value-type="float" office:value="0" calcext:value-type="float">
            <text:p>0</text:p>
          </table:table-cell>
          <table:table-cell office:value-type="float" office:value="2.813205768" calcext:value-type="float">
            <text:p>2.813205768</text:p>
          </table:table-cell>
          <table:table-cell office:value-type="float" office:value="11.7216907" calcext:value-type="float">
            <text:p>11.7216907</text:p>
          </table:table-cell>
          <table:table-cell office:value-type="float" office:value="5.754492624" calcext:value-type="float">
            <text:p>5.754492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54604912" calcext:value-type="float">
            <text:p>77.54604912</text:p>
          </table:table-cell>
          <table:table-cell office:value-type="float" office:value="0.026101142" calcext:value-type="float">
            <text:p>0.026101142</text:p>
          </table:table-cell>
          <table:table-cell office:value-type="float" office:value="23.1943627" calcext:value-type="float">
            <text:p>23.1943627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743" calcext:value-type="float">
            <text:p>743</text:p>
          </table:table-cell>
          <table:table-cell office:value-type="float" office:value="38509.65709" calcext:value-type="float">
            <text:p>38509.65709</text:p>
          </table:table-cell>
          <table:table-cell office:value-type="float" office:value="139.895963" calcext:value-type="float">
            <text:p>139.895963</text:p>
          </table:table-cell>
          <table:table-cell office:value-type="float" office:value="60.08203884" calcext:value-type="float">
            <text:p>60.08203884</text:p>
          </table:table-cell>
          <table:table-cell office:value-type="float" office:value="4.379102607" calcext:value-type="float">
            <text:p>4.379102607</text:p>
          </table:table-cell>
          <table:table-cell office:value-type="float" office:value="741062.3" calcext:value-type="float">
            <text:p>741062.3</text:p>
          </table:table-cell>
          <table:table-cell office:value-type="float" office:value="9550.883333" calcext:value-type="float">
            <text:p>9550.883333</text:p>
          </table:table-cell>
          <table:table-cell office:value-type="float" office:value="10740.03333" calcext:value-type="float">
            <text:p>10740.03333</text:p>
          </table:table-cell>
          <table:table-cell office:value-type="float" office:value="4.032051879" calcext:value-type="float">
            <text:p>4.032051879</text:p>
          </table:table-cell>
          <table:table-cell office:value-type="float" office:value="0" calcext:value-type="float">
            <text:p>0</text:p>
          </table:table-cell>
          <table:table-cell office:value-type="float" office:value="2.748624673" calcext:value-type="float">
            <text:p>2.748624673</text:p>
          </table:table-cell>
          <table:table-cell office:value-type="float" office:value="11.4526028" calcext:value-type="float">
            <text:p>11.4526028</text:p>
          </table:table-cell>
          <table:table-cell office:value-type="float" office:value="6.268243963" calcext:value-type="float">
            <text:p>6.268243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66900175" calcext:value-type="float">
            <text:p>83.66900175</text:p>
          </table:table-cell>
          <table:table-cell office:value-type="float" office:value="0.015505138" calcext:value-type="float">
            <text:p>0.015505138</text:p>
          </table:table-cell>
          <table:table-cell office:value-type="float" office:value="25.93458954" calcext:value-type="float">
            <text:p>25.93458954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616" calcext:value-type="float">
            <text:p>616</text:p>
          </table:table-cell>
          <table:table-cell office:value-type="float" office:value="36522.37126" calcext:value-type="float">
            <text:p>36522.37126</text:p>
          </table:table-cell>
          <table:table-cell office:value-type="float" office:value="118.4832588" calcext:value-type="float">
            <text:p>118.4832588</text:p>
          </table:table-cell>
          <table:table-cell office:value-type="float" office:value="79.39807628" calcext:value-type="float">
            <text:p>79.39807628</text:p>
          </table:table-cell>
          <table:table-cell office:value-type="float" office:value="44.47551683" calcext:value-type="float">
            <text:p>44.47551683</text:p>
          </table:table-cell>
          <table:table-cell office:value-type="float" office:value="186425.5" calcext:value-type="float">
            <text:p>186425.5</text:p>
          </table:table-cell>
          <table:table-cell office:value-type="float" office:value="2455.3" calcext:value-type="float">
            <text:p>2455.3</text:p>
          </table:table-cell>
          <table:table-cell office:value-type="float" office:value="2602.133333" calcext:value-type="float">
            <text:p>2602.133333</text:p>
          </table:table-cell>
          <table:table-cell office:value-type="float" office:value="14.87491193" calcext:value-type="float">
            <text:p>14.87491193</text:p>
          </table:table-cell>
          <table:table-cell office:value-type="float" office:value="0" calcext:value-type="float">
            <text:p>0</text:p>
          </table:table-cell>
          <table:table-cell office:value-type="float" office:value="2.691457456" calcext:value-type="float">
            <text:p>2.691457456</text:p>
          </table:table-cell>
          <table:table-cell office:value-type="float" office:value="11.07306758" calcext:value-type="float">
            <text:p>11.07306758</text:p>
          </table:table-cell>
          <table:table-cell office:value-type="float" office:value="6.607791206" calcext:value-type="float">
            <text:p>6.607791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.78661088" calcext:value-type="float">
            <text:p>93.78661088</text:p>
          </table:table-cell>
          <table:table-cell office:value-type="float" office:value="0.003286645" calcext:value-type="float">
            <text:p>0.003286645</text:p>
          </table:table-cell>
          <table:table-cell office:value-type="float" office:value="27.21457316" calcext:value-type="float">
            <text:p>27.21457316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616" calcext:value-type="float">
            <text:p>616</text:p>
          </table:table-cell>
          <table:table-cell office:value-type="float" office:value="35736.37437" calcext:value-type="float">
            <text:p>35736.37437</text:p>
          </table:table-cell>
          <table:table-cell office:value-type="float" office:value="117.400305" calcext:value-type="float">
            <text:p>117.400305</text:p>
          </table:table-cell>
          <table:table-cell office:value-type="float" office:value="72.64208505" calcext:value-type="float">
            <text:p>72.64208505</text:p>
          </table:table-cell>
          <table:table-cell office:value-type="float" office:value="41.72627255" calcext:value-type="float">
            <text:p>41.72627255</text:p>
          </table:table-cell>
          <table:table-cell office:value-type="float" office:value="190398.05" calcext:value-type="float">
            <text:p>190398.05</text:p>
          </table:table-cell>
          <table:table-cell office:value-type="float" office:value="2448.383333" calcext:value-type="float">
            <text:p>2448.383333</text:p>
          </table:table-cell>
          <table:table-cell office:value-type="float" office:value="2660.083333" calcext:value-type="float">
            <text:p>2660.083333</text:p>
          </table:table-cell>
          <table:table-cell office:value-type="float" office:value="14.59590656" calcext:value-type="float">
            <text:p>14.59590656</text:p>
          </table:table-cell>
          <table:table-cell office:value-type="float" office:value="0" calcext:value-type="float">
            <text:p>0</text:p>
          </table:table-cell>
          <table:table-cell office:value-type="float" office:value="1.876599881" calcext:value-type="float">
            <text:p>1.876599881</text:p>
          </table:table-cell>
          <table:table-cell office:value-type="float" office:value="7.77436989" calcext:value-type="float">
            <text:p>7.77436989</text:p>
          </table:table-cell>
          <table:table-cell office:value-type="float" office:value="3.138367513" calcext:value-type="float">
            <text:p>3.138367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64353137" calcext:value-type="float">
            <text:p>91.64353137</text:p>
          </table:table-cell>
          <table:table-cell office:value-type="float" office:value="0.005444636" calcext:value-type="float">
            <text:p>0.005444636</text:p>
          </table:table-cell>
          <table:table-cell office:value-type="float" office:value="28.40137739" calcext:value-type="float">
            <text:p>28.40137739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564" calcext:value-type="float">
            <text:p>564</text:p>
          </table:table-cell>
          <table:table-cell office:value-type="float" office:value="35530.14118" calcext:value-type="float">
            <text:p>35530.14118</text:p>
          </table:table-cell>
          <table:table-cell office:value-type="float" office:value="99.1240251" calcext:value-type="float">
            <text:p>99.1240251</text:p>
          </table:table-cell>
          <table:table-cell office:value-type="float" office:value="64.20134268" calcext:value-type="float">
            <text:p>64.20134268</text:p>
          </table:table-cell>
          <table:table-cell office:value-type="float" office:value="117.9280817" calcext:value-type="float">
            <text:p>117.9280817</text:p>
          </table:table-cell>
          <table:table-cell office:value-type="float" office:value="384358.75" calcext:value-type="float">
            <text:p>384358.75</text:p>
          </table:table-cell>
          <table:table-cell office:value-type="float" office:value="5528.916667" calcext:value-type="float">
            <text:p>5528.916667</text:p>
          </table:table-cell>
          <table:table-cell office:value-type="float" office:value="5570.416667" calcext:value-type="float">
            <text:p>5570.416667</text:p>
          </table:table-cell>
          <table:table-cell office:value-type="float" office:value="6.42623923" calcext:value-type="float">
            <text:p>6.42623923</text:p>
          </table:table-cell>
          <table:table-cell office:value-type="float" office:value="0" calcext:value-type="float">
            <text:p>0</text:p>
          </table:table-cell>
          <table:table-cell office:value-type="float" office:value="3.983626409" calcext:value-type="float">
            <text:p>3.983626409</text:p>
          </table:table-cell>
          <table:table-cell office:value-type="float" office:value="16.59844337" calcext:value-type="float">
            <text:p>16.59844337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4.84637738" calcext:value-type="float">
            <text:p>24.84637738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231" calcext:value-type="float">
            <text:p>231</text:p>
          </table:table-cell>
          <table:table-cell office:value-type="float" office:value="35203.69583" calcext:value-type="float">
            <text:p>35203.69583</text:p>
          </table:table-cell>
          <table:table-cell office:value-type="float" office:value="140.6747833" calcext:value-type="float">
            <text:p>140.674783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7879.4" calcext:value-type="float">
            <text:p>107879.4</text:p>
          </table:table-cell>
          <table:table-cell office:value-type="float" office:value="701.8666667" calcext:value-type="float">
            <text:p>701.8666667</text:p>
          </table:table-cell>
          <table:table-cell office:value-type="float" office:value="998.8833333" calcext:value-type="float">
            <text:p>998.8833333</text:p>
          </table:table-cell>
          <table:table-cell office:value-type="float" office:value="50.1572414" calcext:value-type="float">
            <text:p>50.1572414</text:p>
          </table:table-cell>
          <table:table-cell office:value-type="float" office:value="0" calcext:value-type="float">
            <text:p>0</text:p>
          </table:table-cell>
          <table:table-cell office:value-type="float" office:value="12.51483843" calcext:value-type="float">
            <text:p>12.51483843</text:p>
          </table:table-cell>
          <table:table-cell office:value-type="float" office:value="25.02967685" calcext:value-type="float">
            <text:p>25.02967685</text:p>
          </table:table-cell>
          <table:table-cell office:value-type="float" office:value="20.26324308" calcext:value-type="float">
            <text:p>20.26324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.23790159" calcext:value-type="float">
            <text:p>85.23790159</text:p>
          </table:table-cell>
          <table:table-cell office:value-type="float" office:value="0.086213653" calcext:value-type="float">
            <text:p>0.086213653</text:p>
          </table:table-cell>
          <table:table-cell office:value-type="float" office:value="14.90914615" calcext:value-type="float">
            <text:p>14.90914615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string" calcext:value-type="string">
            <text:p>719/722</text:p>
          </table:table-cell>
          <table:table-cell office:value-type="float" office:value="34856.10601" calcext:value-type="float">
            <text:p>34856.10601</text:p>
          </table:table-cell>
          <table:table-cell office:value-type="float" office:value="131.1443614" calcext:value-type="float">
            <text:p>131.1443614</text:p>
          </table:table-cell>
          <table:table-cell office:value-type="float" office:value="38.75831423" calcext:value-type="float">
            <text:p>38.75831423</text:p>
          </table:table-cell>
          <table:table-cell office:value-type="string" calcext:value-type="string">
            <text:p>NULL</text:p>
          </table:table-cell>
          <table:table-cell office:value-type="float" office:value="327986.9" calcext:value-type="float">
            <text:p>327986.9</text:p>
          </table:table-cell>
          <table:table-cell office:value-type="float" office:value="4503.5" calcext:value-type="float">
            <text:p>4503.5</text:p>
          </table:table-cell>
          <table:table-cell office:value-type="float" office:value="4753.433333" calcext:value-type="float">
            <text:p>4753.433333</text:p>
          </table:table-cell>
          <table:table-cell office:value-type="float" office:value="7.739781506" calcext:value-type="float">
            <text:p>7.739781506</text:p>
          </table:table-cell>
          <table:table-cell office:value-type="float" office:value="0.022482014" calcext:value-type="float">
            <text:p>0.022482014</text:p>
          </table:table-cell>
          <table:table-cell office:value-type="float" office:value="2.011607411" calcext:value-type="float">
            <text:p>2.011607411</text:p>
          </table:table-cell>
          <table:table-cell office:value-type="float" office:value="8.381697545" calcext:value-type="float">
            <text:p>8.381697545</text:p>
          </table:table-cell>
          <table:table-cell office:value-type="float" office:value="3.851983118" calcext:value-type="float">
            <text:p>3.851983118</text:p>
          </table:table-cell>
          <table:table-cell office:value-type="float" office:value="0.03336" calcext:value-type="float">
            <text:p>0.03336</text:p>
          </table:table-cell>
          <table:table-cell office:value-type="float" office:value="1.4996655" calcext:value-type="float">
            <text:p>1.4996655</text:p>
          </table:table-cell>
          <table:table-cell office:value-type="float" office:value="75.20536967" calcext:value-type="float">
            <text:p>75.20536967</text:p>
          </table:table-cell>
          <table:table-cell office:value-type="float" office:value="0.014216484" calcext:value-type="float">
            <text:p>0.014216484</text:p>
          </table:table-cell>
          <table:table-cell office:value-type="float" office:value="22.42832061" calcext:value-type="float">
            <text:p>22.42832061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150" calcext:value-type="float">
            <text:p>150</text:p>
          </table:table-cell>
          <table:table-cell office:value-type="float" office:value="33105.54762" calcext:value-type="float">
            <text:p>33105.54762</text:p>
          </table:table-cell>
          <table:table-cell office:value-type="float" office:value="327.5833333" calcext:value-type="float">
            <text:p>327.5833333</text:p>
          </table:table-cell>
          <table:table-cell office:value-type="float" office:value="322" calcext:value-type="float">
            <text:p>322</text:p>
          </table:table-cell>
          <table:table-cell office:value-type="float" office:value="377.7142857" calcext:value-type="float">
            <text:p>377.7142857</text:p>
          </table:table-cell>
          <table:table-cell office:value-type="float" office:value="108527.4" calcext:value-type="float">
            <text:p>108527.4</text:p>
          </table:table-cell>
          <table:table-cell office:value-type="float" office:value="966.5" calcext:value-type="float">
            <text:p>966.5</text:p>
          </table:table-cell>
          <table:table-cell office:value-type="float" office:value="1004.883333" calcext:value-type="float">
            <text:p>1004.883333</text:p>
          </table:table-cell>
          <table:table-cell office:value-type="float" office:value="34.25302392" calcext:value-type="float">
            <text:p>34.25302392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90.7997909" calcext:value-type="float">
            <text:p>90.7997909</text:p>
          </table:table-cell>
          <table:table-cell office:value-type="float" office:value="0" calcext:value-type="float">
            <text:p>0</text:p>
          </table:table-cell>
          <table:table-cell office:value-type="float" office:value="29.48093401" calcext:value-type="float">
            <text:p>29.48093401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50" calcext:value-type="float">
            <text:p>150</text:p>
          </table:table-cell>
          <table:table-cell office:value-type="float" office:value="32303.04442" calcext:value-type="float">
            <text:p>32303.04442</text:p>
          </table:table-cell>
          <table:table-cell office:value-type="float" office:value="326.4339381" calcext:value-type="float">
            <text:p>326.4339381</text:p>
          </table:table-cell>
          <table:table-cell office:value-type="float" office:value="368.1728122" calcext:value-type="float">
            <text:p>368.1728122</text:p>
          </table:table-cell>
          <table:table-cell office:value-type="float" office:value="403.0764845" calcext:value-type="float">
            <text:p>403.0764845</text:p>
          </table:table-cell>
          <table:table-cell office:value-type="float" office:value="201250.8" calcext:value-type="float">
            <text:p>201250.8</text:p>
          </table:table-cell>
          <table:table-cell office:value-type="float" office:value="1792.733333" calcext:value-type="float">
            <text:p>1792.733333</text:p>
          </table:table-cell>
          <table:table-cell office:value-type="float" office:value="1863.433333" calcext:value-type="float">
            <text:p>1863.433333</text:p>
          </table:table-cell>
          <table:table-cell office:value-type="float" office:value="18.01887867" calcext:value-type="float">
            <text:p>18.01887867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91.55128567" calcext:value-type="float">
            <text:p>91.55128567</text:p>
          </table:table-cell>
          <table:table-cell office:value-type="float" office:value="0.055430229" calcext:value-type="float">
            <text:p>0.055430229</text:p>
          </table:table-cell>
          <table:table-cell office:value-type="float" office:value="29.57278834" calcext:value-type="float">
            <text:p>29.57278834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603" calcext:value-type="float">
            <text:p>603</text:p>
          </table:table-cell>
          <table:table-cell office:value-type="float" office:value="29460.32726" calcext:value-type="float">
            <text:p>29460.32726</text:p>
          </table:table-cell>
          <table:table-cell office:value-type="float" office:value="117.3718218" calcext:value-type="float">
            <text:p>117.371821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21455.6" calcext:value-type="float">
            <text:p>421455.6</text:p>
          </table:table-cell>
          <table:table-cell office:value-type="float" office:value="2957.6" calcext:value-type="float">
            <text:p>2957.6</text:p>
          </table:table-cell>
          <table:table-cell office:value-type="float" office:value="3902.366667" calcext:value-type="float">
            <text:p>3902.366667</text:p>
          </table:table-cell>
          <table:table-cell office:value-type="float" office:value="9.960889661" calcext:value-type="float">
            <text:p>9.960889661</text:p>
          </table:table-cell>
          <table:table-cell office:value-type="float" office:value="0" calcext:value-type="float">
            <text:p>0</text:p>
          </table:table-cell>
          <table:table-cell office:value-type="float" office:value="7.431315763" calcext:value-type="float">
            <text:p>7.431315763</text:p>
          </table:table-cell>
          <table:table-cell office:value-type="float" office:value="14.86263153" calcext:value-type="float">
            <text:p>14.86263153</text:p>
          </table:table-cell>
          <table:table-cell office:value-type="float" office:value="17.2061454" calcext:value-type="float">
            <text:p>17.2061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51690451" calcext:value-type="float">
            <text:p>83.51690451</text:p>
          </table:table-cell>
          <table:table-cell office:value-type="float" office:value="0.145566427" calcext:value-type="float">
            <text:p>0.145566427</text:p>
          </table:table-cell>
          <table:table-cell office:value-type="float" office:value="34.95822164" calcext:value-type="float">
            <text:p>34.95822164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231" calcext:value-type="float">
            <text:p>231</text:p>
          </table:table-cell>
          <table:table-cell office:value-type="float" office:value="28910.48034" calcext:value-type="float">
            <text:p>28910.48034</text:p>
          </table:table-cell>
          <table:table-cell office:value-type="float" office:value="115.9617684" calcext:value-type="float">
            <text:p>115.961768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7611.2" calcext:value-type="float">
            <text:p>107611.2</text:p>
          </table:table-cell>
          <table:table-cell office:value-type="float" office:value="657.2333333" calcext:value-type="float">
            <text:p>657.2333333</text:p>
          </table:table-cell>
          <table:table-cell office:value-type="float" office:value="996.4" calcext:value-type="float">
            <text:p>996.4</text:p>
          </table:table-cell>
          <table:table-cell office:value-type="float" office:value="43.98815288" calcext:value-type="float">
            <text:p>43.98815288</text:p>
          </table:table-cell>
          <table:table-cell office:value-type="float" office:value="0" calcext:value-type="float">
            <text:p>0</text:p>
          </table:table-cell>
          <table:table-cell office:value-type="float" office:value="11.64344395" calcext:value-type="float">
            <text:p>11.64344395</text:p>
          </table:table-cell>
          <table:table-cell office:value-type="float" office:value="23.2868879" calcext:value-type="float">
            <text:p>23.2868879</text:p>
          </table:table-cell>
          <table:table-cell office:value-type="float" office:value="21.17618211" calcext:value-type="float">
            <text:p>21.17618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7107438" calcext:value-type="float">
            <text:p>89.7107438</text:p>
          </table:table-cell>
          <table:table-cell office:value-type="float" office:value="0.111696186" calcext:value-type="float">
            <text:p>0.111696186</text:p>
          </table:table-cell>
          <table:table-cell office:value-type="float" office:value="17.49687461" calcext:value-type="float">
            <text:p>17.49687461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31" calcext:value-type="float">
            <text:p>131</text:p>
          </table:table-cell>
          <table:table-cell office:value-type="float" office:value="28765.90601" calcext:value-type="float">
            <text:p>28765.90601</text:p>
          </table:table-cell>
          <table:table-cell office:value-type="float" office:value="89.50421482" calcext:value-type="float">
            <text:p>89.50421482</text:p>
          </table:table-cell>
          <table:table-cell office:value-type="float" office:value="61.61521468" calcext:value-type="float">
            <text:p>61.61521468</text:p>
          </table:table-cell>
          <table:table-cell office:value-type="float" office:value="49.9412408" calcext:value-type="float">
            <text:p>49.9412408</text:p>
          </table:table-cell>
          <table:table-cell office:value-type="float" office:value="388468.85" calcext:value-type="float">
            <text:p>388468.85</text:p>
          </table:table-cell>
          <table:table-cell office:value-type="float" office:value="4648.9" calcext:value-type="float">
            <text:p>4648.9</text:p>
          </table:table-cell>
          <table:table-cell office:value-type="float" office:value="5629.983333" calcext:value-type="float">
            <text:p>5629.983333</text:p>
          </table:table-cell>
          <table:table-cell office:value-type="float" office:value="6.187680099" calcext:value-type="float">
            <text:p>6.187680099</text:p>
          </table:table-cell>
          <table:table-cell office:value-type="float" office:value="0" calcext:value-type="float">
            <text:p>0</text:p>
          </table:table-cell>
          <table:table-cell office:value-type="float" office:value="1.830081879" calcext:value-type="float">
            <text:p>1.830081879</text:p>
          </table:table-cell>
          <table:table-cell office:value-type="float" office:value="7.625341163" calcext:value-type="float">
            <text:p>7.625341163</text:p>
          </table:table-cell>
          <table:table-cell office:value-type="float" office:value="3.028585371" calcext:value-type="float">
            <text:p>3.028585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85262117" calcext:value-type="float">
            <text:p>83.85262117</text:p>
          </table:table-cell>
          <table:table-cell office:value-type="float" office:value="0.038360129" calcext:value-type="float">
            <text:p>0.038360129</text:p>
          </table:table-cell>
          <table:table-cell office:value-type="float" office:value="20.72751784" calcext:value-type="float">
            <text:p>20.72751784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32" calcext:value-type="float">
            <text:p>132</text:p>
          </table:table-cell>
          <table:table-cell office:value-type="float" office:value="28627.44169" calcext:value-type="float">
            <text:p>28627.44169</text:p>
          </table:table-cell>
          <table:table-cell office:value-type="float" office:value="88.78012133" calcext:value-type="float">
            <text:p>88.78012133</text:p>
          </table:table-cell>
          <table:table-cell office:value-type="float" office:value="61.28817805" calcext:value-type="float">
            <text:p>61.28817805</text:p>
          </table:table-cell>
          <table:table-cell office:value-type="float" office:value="50.91364481" calcext:value-type="float">
            <text:p>50.91364481</text:p>
          </table:table-cell>
          <table:table-cell office:value-type="float" office:value="176023.6" calcext:value-type="float">
            <text:p>176023.6</text:p>
          </table:table-cell>
          <table:table-cell table:number-columns-repeated="2" office:value-type="float" office:value="2551.066667" calcext:value-type="float">
            <text:p>2551.066667</text:p>
          </table:table-cell>
          <table:table-cell office:value-type="float" office:value="11.22175366" calcext:value-type="float">
            <text:p>11.22175366</text:p>
          </table:table-cell>
          <table:table-cell office:value-type="float" office:value="0" calcext:value-type="float">
            <text:p>0</text:p>
          </table:table-cell>
          <table:table-cell office:value-type="float" office:value="2.80938587" calcext:value-type="float">
            <text:p>2.80938587</text:p>
          </table:table-cell>
          <table:table-cell office:value-type="float" office:value="11.70577446" calcext:value-type="float">
            <text:p>11.70577446</text:p>
          </table:table-cell>
          <table:table-cell office:value-type="float" office:value="6.090478962" calcext:value-type="float">
            <text:p>6.090478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31130205" calcext:value-type="float">
            <text:p>83.31130205</text:p>
          </table:table-cell>
          <table:table-cell office:value-type="float" office:value="0.056520548" calcext:value-type="float">
            <text:p>0.056520548</text:p>
          </table:table-cell>
          <table:table-cell office:value-type="float" office:value="21.65126086" calcext:value-type="float">
            <text:p>21.65126086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62" calcext:value-type="float">
            <text:p>262</text:p>
          </table:table-cell>
          <table:table-cell office:value-type="float" office:value="28332.96834" calcext:value-type="float">
            <text:p>28332.96834</text:p>
          </table:table-cell>
          <table:table-cell office:value-type="float" office:value="82.73743415" calcext:value-type="float">
            <text:p>82.73743415</text:p>
          </table:table-cell>
          <table:table-cell office:value-type="float" office:value="78.28409499" calcext:value-type="float">
            <text:p>78.28409499</text:p>
          </table:table-cell>
          <table:table-cell office:value-type="float" office:value="56.3725714" calcext:value-type="float">
            <text:p>56.3725714</text:p>
          </table:table-cell>
          <table:table-cell office:value-type="float" office:value="494133.2" calcext:value-type="float">
            <text:p>494133.2</text:p>
          </table:table-cell>
          <table:table-cell office:value-type="float" office:value="5220.933333" calcext:value-type="float">
            <text:p>5220.933333</text:p>
          </table:table-cell>
          <table:table-cell office:value-type="float" office:value="5542.266667" calcext:value-type="float">
            <text:p>5542.266667</text:p>
          </table:table-cell>
          <table:table-cell office:value-type="float" office:value="5.426801403" calcext:value-type="float">
            <text:p>5.426801403</text:p>
          </table:table-cell>
          <table:table-cell office:value-type="float" office:value="0.034506556" calcext:value-type="float">
            <text:p>0.034506556</text:p>
          </table:table-cell>
          <table:table-cell office:value-type="float" office:value="3.329109279" calcext:value-type="float">
            <text:p>3.329109279</text:p>
          </table:table-cell>
          <table:table-cell office:value-type="float" office:value="13.87128866" calcext:value-type="float">
            <text:p>13.87128866</text:p>
          </table:table-cell>
          <table:table-cell office:value-type="float" office:value="7.945338722" calcext:value-type="float">
            <text:p>7.945338722</text:p>
          </table:table-cell>
          <table:table-cell office:value-type="float" office:value="0.043004" calcext:value-type="float">
            <text:p>0.043004</text:p>
          </table:table-cell>
          <table:table-cell office:value-type="float" office:value="2.245001333" calcext:value-type="float">
            <text:p>2.245001333</text:p>
          </table:table-cell>
          <table:table-cell office:value-type="float" office:value="83.11343875" calcext:value-type="float">
            <text:p>83.11343875</text:p>
          </table:table-cell>
          <table:table-cell office:value-type="float" office:value="0.026447001" calcext:value-type="float">
            <text:p>0.026447001</text:p>
          </table:table-cell>
          <table:table-cell office:value-type="float" office:value="46.16178888" calcext:value-type="float">
            <text:p>46.16178888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604" calcext:value-type="float">
            <text:p>604</text:p>
          </table:table-cell>
          <table:table-cell office:value-type="float" office:value="26319.62883" calcext:value-type="float">
            <text:p>26319.62883</text:p>
          </table:table-cell>
          <table:table-cell office:value-type="float" office:value="104.859079" calcext:value-type="float">
            <text:p>104.85907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21981.2" calcext:value-type="float">
            <text:p>421981.2</text:p>
          </table:table-cell>
          <table:table-cell office:value-type="float" office:value="2761" calcext:value-type="float">
            <text:p>2761</text:p>
          </table:table-cell>
          <table:table-cell office:value-type="float" office:value="3907.233333" calcext:value-type="float">
            <text:p>3907.233333</text:p>
          </table:table-cell>
          <table:table-cell office:value-type="float" office:value="9.532643546" calcext:value-type="float">
            <text:p>9.532643546</text:p>
          </table:table-cell>
          <table:table-cell office:value-type="float" office:value="0" calcext:value-type="float">
            <text:p>0</text:p>
          </table:table-cell>
          <table:table-cell office:value-type="float" office:value="7.160716033" calcext:value-type="float">
            <text:p>7.160716033</text:p>
          </table:table-cell>
          <table:table-cell office:value-type="float" office:value="14.32143207" calcext:value-type="float">
            <text:p>14.32143207</text:p>
          </table:table-cell>
          <table:table-cell office:value-type="float" office:value="17.35521721" calcext:value-type="float">
            <text:p>17.35521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14799653" calcext:value-type="float">
            <text:p>87.14799653</text:p>
          </table:table-cell>
          <table:table-cell office:value-type="float" office:value="0.073684021" calcext:value-type="float">
            <text:p>0.073684021</text:p>
          </table:table-cell>
          <table:table-cell office:value-type="float" office:value="35.43849378" calcext:value-type="float">
            <text:p>35.43849378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280" calcext:value-type="float">
            <text:p>280</text:p>
          </table:table-cell>
          <table:table-cell office:value-type="float" office:value="26063.10445" calcext:value-type="float">
            <text:p>26063.10445</text:p>
          </table:table-cell>
          <table:table-cell office:value-type="float" office:value="80.04440798" calcext:value-type="float">
            <text:p>80.04440798</text:p>
          </table:table-cell>
          <table:table-cell office:value-type="float" office:value="55.36414211" calcext:value-type="float">
            <text:p>55.36414211</text:p>
          </table:table-cell>
          <table:table-cell office:value-type="float" office:value="53.2313356" calcext:value-type="float">
            <text:p>53.2313356</text:p>
          </table:table-cell>
          <table:table-cell office:value-type="float" office:value="296657.45" calcext:value-type="float">
            <text:p>296657.45</text:p>
          </table:table-cell>
          <table:table-cell office:value-type="float" office:value="4280.333333" calcext:value-type="float">
            <text:p>4280.333333</text:p>
          </table:table-cell>
          <table:table-cell office:value-type="float" office:value="4299.383333" calcext:value-type="float">
            <text:p>4299.383333</text:p>
          </table:table-cell>
          <table:table-cell office:value-type="float" office:value="6.089036161" calcext:value-type="float">
            <text:p>6.089036161</text:p>
          </table:table-cell>
          <table:table-cell office:value-type="float" office:value="0" calcext:value-type="float">
            <text:p>0</text:p>
          </table:table-cell>
          <table:table-cell office:value-type="float" office:value="2.713576523" calcext:value-type="float">
            <text:p>2.713576523</text:p>
          </table:table-cell>
          <table:table-cell office:value-type="float" office:value="11.30656884" calcext:value-type="float">
            <text:p>11.30656884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9.2001085" calcext:value-type="float">
            <text:p>29.2001085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609" calcext:value-type="float">
            <text:p>609</text:p>
          </table:table-cell>
          <table:table-cell office:value-type="float" office:value="25432.83029" calcext:value-type="float">
            <text:p>25432.83029</text:p>
          </table:table-cell>
          <table:table-cell office:value-type="float" office:value="76.4826674" calcext:value-type="float">
            <text:p>76.4826674</text:p>
          </table:table-cell>
          <table:table-cell office:value-type="float" office:value="64.85862471" calcext:value-type="float">
            <text:p>64.85862471</text:p>
          </table:table-cell>
          <table:table-cell office:value-type="float" office:value="49.44258392" calcext:value-type="float">
            <text:p>49.44258392</text:p>
          </table:table-cell>
          <table:table-cell office:value-type="float" office:value="439604.75" calcext:value-type="float">
            <text:p>439604.75</text:p>
          </table:table-cell>
          <table:table-cell office:value-type="float" office:value="5924.033333" calcext:value-type="float">
            <text:p>5924.033333</text:p>
          </table:table-cell>
          <table:table-cell office:value-type="float" office:value="6371.083333" calcext:value-type="float">
            <text:p>6371.083333</text:p>
          </table:table-cell>
          <table:table-cell office:value-type="float" office:value="4.293161239" calcext:value-type="float">
            <text:p>4.293161239</text:p>
          </table:table-cell>
          <table:table-cell office:value-type="float" office:value="0" calcext:value-type="float">
            <text:p>0</text:p>
          </table:table-cell>
          <table:table-cell office:value-type="float" office:value="1.856387273" calcext:value-type="float">
            <text:p>1.856387273</text:p>
          </table:table-cell>
          <table:table-cell office:value-type="float" office:value="7.734946972" calcext:value-type="float">
            <text:p>7.734946972</text:p>
          </table:table-cell>
          <table:table-cell office:value-type="float" office:value="4.647951531" calcext:value-type="float">
            <text:p>4.647951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13958542" calcext:value-type="float">
            <text:p>70.13958542</text:p>
          </table:table-cell>
          <table:table-cell office:value-type="float" office:value="0.010435781" calcext:value-type="float">
            <text:p>0.010435781</text:p>
          </table:table-cell>
          <table:table-cell office:value-type="float" office:value="26.57299822" calcext:value-type="float">
            <text:p>26.57299822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618" calcext:value-type="float">
            <text:p>618</text:p>
          </table:table-cell>
          <table:table-cell office:value-type="float" office:value="24670.72429" calcext:value-type="float">
            <text:p>24670.72429</text:p>
          </table:table-cell>
          <table:table-cell office:value-type="float" office:value="78.93780384" calcext:value-type="float">
            <text:p>78.93780384</text:p>
          </table:table-cell>
          <table:table-cell office:value-type="float" office:value="60.18396796" calcext:value-type="float">
            <text:p>60.18396796</text:p>
          </table:table-cell>
          <table:table-cell office:value-type="float" office:value="28.84233882" calcext:value-type="float">
            <text:p>28.84233882</text:p>
          </table:table-cell>
          <table:table-cell office:value-type="float" office:value="188363.1" calcext:value-type="float">
            <text:p>188363.1</text:p>
          </table:table-cell>
          <table:table-cell office:value-type="float" office:value="2443.266667" calcext:value-type="float">
            <text:p>2443.266667</text:p>
          </table:table-cell>
          <table:table-cell office:value-type="float" office:value="2729.9" calcext:value-type="float">
            <text:p>2729.9</text:p>
          </table:table-cell>
          <table:table-cell office:value-type="float" office:value="10.09743415" calcext:value-type="float">
            <text:p>10.09743415</text:p>
          </table:table-cell>
          <table:table-cell office:value-type="float" office:value="0" calcext:value-type="float">
            <text:p>0</text:p>
          </table:table-cell>
          <table:table-cell office:value-type="float" office:value="1.401170996" calcext:value-type="float">
            <text:p>1.401170996</text:p>
          </table:table-cell>
          <table:table-cell office:value-type="float" office:value="5.838212483" calcext:value-type="float">
            <text:p>5.838212483</text:p>
          </table:table-cell>
          <table:table-cell office:value-type="float" office:value="2.664511538" calcext:value-type="float">
            <text:p>2.664511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2026538" calcext:value-type="float">
            <text:p>83.2026538</text:p>
          </table:table-cell>
          <table:table-cell office:value-type="float" office:value="0.00377615" calcext:value-type="float">
            <text:p>0.00377615</text:p>
          </table:table-cell>
          <table:table-cell office:value-type="float" office:value="27.59401675" calcext:value-type="float">
            <text:p>27.59401675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280" calcext:value-type="float">
            <text:p>280</text:p>
          </table:table-cell>
          <table:table-cell office:value-type="float" office:value="24174.93764" calcext:value-type="float">
            <text:p>24174.93764</text:p>
          </table:table-cell>
          <table:table-cell office:value-type="float" office:value="81.77862832" calcext:value-type="float">
            <text:p>81.77862832</text:p>
          </table:table-cell>
          <table:table-cell office:value-type="float" office:value="34.46714744" calcext:value-type="float">
            <text:p>34.46714744</text:p>
          </table:table-cell>
          <table:table-cell office:value-type="float" office:value="31.86648148" calcext:value-type="float">
            <text:p>31.86648148</text:p>
          </table:table-cell>
          <table:table-cell office:value-type="float" office:value="298206.5" calcext:value-type="float">
            <text:p>298206.5</text:p>
          </table:table-cell>
          <table:table-cell office:value-type="float" office:value="4304.166667" calcext:value-type="float">
            <text:p>4304.166667</text:p>
          </table:table-cell>
          <table:table-cell office:value-type="float" office:value="4321.833333" calcext:value-type="float">
            <text:p>4321.833333</text:p>
          </table:table-cell>
          <table:table-cell office:value-type="float" office:value="5.616636043" calcext:value-type="float">
            <text:p>5.616636043</text:p>
          </table:table-cell>
          <table:table-cell office:value-type="float" office:value="0" calcext:value-type="float">
            <text:p>0</text:p>
          </table:table-cell>
          <table:table-cell office:value-type="float" office:value="2.564620033" calcext:value-type="float">
            <text:p>2.564620033</text:p>
          </table:table-cell>
          <table:table-cell office:value-type="float" office:value="10.6859168" calcext:value-type="float">
            <text:p>10.6859168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9.05082919" calcext:value-type="float">
            <text:p>29.05082919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618" calcext:value-type="float">
            <text:p>618</text:p>
          </table:table-cell>
          <table:table-cell office:value-type="float" office:value="24142.64523" calcext:value-type="float">
            <text:p>24142.64523</text:p>
          </table:table-cell>
          <table:table-cell office:value-type="float" office:value="76.29221191" calcext:value-type="float">
            <text:p>76.29221191</text:p>
          </table:table-cell>
          <table:table-cell office:value-type="float" office:value="60.58520486" calcext:value-type="float">
            <text:p>60.58520486</text:p>
          </table:table-cell>
          <table:table-cell office:value-type="float" office:value="30.84896966" calcext:value-type="float">
            <text:p>30.84896966</text:p>
          </table:table-cell>
          <table:table-cell office:value-type="float" office:value="195964.6" calcext:value-type="float">
            <text:p>195964.6</text:p>
          </table:table-cell>
          <table:table-cell office:value-type="float" office:value="2554.233333" calcext:value-type="float">
            <text:p>2554.233333</text:p>
          </table:table-cell>
          <table:table-cell office:value-type="float" office:value="2840.066667" calcext:value-type="float">
            <text:p>2840.066667</text:p>
          </table:table-cell>
          <table:table-cell office:value-type="float" office:value="9.452012437" calcext:value-type="float">
            <text:p>9.452012437</text:p>
          </table:table-cell>
          <table:table-cell office:value-type="float" office:value="0" calcext:value-type="float">
            <text:p>0</text:p>
          </table:table-cell>
          <table:table-cell office:value-type="float" office:value="1.98623756" calcext:value-type="float">
            <text:p>1.98623756</text:p>
          </table:table-cell>
          <table:table-cell office:value-type="float" office:value="8.275989835" calcext:value-type="float">
            <text:p>8.275989835</text:p>
          </table:table-cell>
          <table:table-cell office:value-type="float" office:value="4.999768164" calcext:value-type="float">
            <text:p>4.999768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73624867" calcext:value-type="float">
            <text:p>86.73624867</text:p>
          </table:table-cell>
          <table:table-cell office:value-type="float" office:value="0.003815254" calcext:value-type="float">
            <text:p>0.003815254</text:p>
          </table:table-cell>
          <table:table-cell office:value-type="float" office:value="27.25933022" calcext:value-type="float">
            <text:p>27.25933022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80" calcext:value-type="float">
            <text:p>280</text:p>
          </table:table-cell>
          <table:table-cell office:value-type="float" office:value="24105.1928" calcext:value-type="float">
            <text:p>24105.1928</text:p>
          </table:table-cell>
          <table:table-cell office:value-type="float" office:value="74.42652704" calcext:value-type="float">
            <text:p>74.42652704</text:p>
          </table:table-cell>
          <table:table-cell office:value-type="float" office:value="53.72870895" calcext:value-type="float">
            <text:p>53.72870895</text:p>
          </table:table-cell>
          <table:table-cell office:value-type="float" office:value="42.42325238" calcext:value-type="float">
            <text:p>42.42325238</text:p>
          </table:table-cell>
          <table:table-cell office:value-type="float" office:value="300461.65" calcext:value-type="float">
            <text:p>300461.65</text:p>
          </table:table-cell>
          <table:table-cell office:value-type="float" office:value="4335.166667" calcext:value-type="float">
            <text:p>4335.166667</text:p>
          </table:table-cell>
          <table:table-cell office:value-type="float" office:value="4354.516667" calcext:value-type="float">
            <text:p>4354.516667</text:p>
          </table:table-cell>
          <table:table-cell office:value-type="float" office:value="5.560384329" calcext:value-type="float">
            <text:p>5.560384329</text:p>
          </table:table-cell>
          <table:table-cell office:value-type="float" office:value="0" calcext:value-type="float">
            <text:p>0</text:p>
          </table:table-cell>
          <table:table-cell office:value-type="float" office:value="3.482716277" calcext:value-type="float">
            <text:p>3.482716277</text:p>
          </table:table-cell>
          <table:table-cell office:value-type="float" office:value="14.51131782" calcext:value-type="float">
            <text:p>14.51131782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29.19275699" calcext:value-type="float">
            <text:p>29.19275699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749" calcext:value-type="float">
            <text:p>749</text:p>
          </table:table-cell>
          <table:table-cell office:value-type="float" office:value="22495.94385" calcext:value-type="float">
            <text:p>22495.94385</text:p>
          </table:table-cell>
          <table:table-cell office:value-type="float" office:value="78.59661443" calcext:value-type="float">
            <text:p>78.59661443</text:p>
          </table:table-cell>
          <table:table-cell office:value-type="float" office:value="55.43051655" calcext:value-type="float">
            <text:p>55.43051655</text:p>
          </table:table-cell>
          <table:table-cell office:value-type="string" calcext:value-type="string">
            <text:p>NULL</text:p>
          </table:table-cell>
          <table:table-cell office:value-type="float" office:value="174889.7" calcext:value-type="float">
            <text:p>174889.7</text:p>
          </table:table-cell>
          <table:table-cell office:value-type="float" office:value="2300.633333" calcext:value-type="float">
            <text:p>2300.633333</text:p>
          </table:table-cell>
          <table:table-cell office:value-type="float" office:value="2534.633333" calcext:value-type="float">
            <text:p>2534.633333</text:p>
          </table:table-cell>
          <table:table-cell office:value-type="float" office:value="9.778152619" calcext:value-type="float">
            <text:p>9.778152619</text:p>
          </table:table-cell>
          <table:table-cell office:value-type="float" office:value="0" calcext:value-type="float">
            <text:p>0</text:p>
          </table:table-cell>
          <table:table-cell office:value-type="float" office:value="4.705339923" calcext:value-type="float">
            <text:p>4.705339923</text:p>
          </table:table-cell>
          <table:table-cell office:value-type="float" office:value="19.60558301" calcext:value-type="float">
            <text:p>19.60558301</text:p>
          </table:table-cell>
          <table:table-cell office:value-type="float" office:value="10.50766761" calcext:value-type="float">
            <text:p>10.50766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59382423" calcext:value-type="float">
            <text:p>75.59382423</text:p>
          </table:table-cell>
          <table:table-cell office:value-type="float" office:value="0" calcext:value-type="float">
            <text:p>0</text:p>
          </table:table-cell>
          <table:table-cell office:value-type="float" office:value="40.98188793" calcext:value-type="float">
            <text:p>40.98188793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749" calcext:value-type="float">
            <text:p>749</text:p>
          </table:table-cell>
          <table:table-cell office:value-type="float" office:value="20199.4325" calcext:value-type="float">
            <text:p>20199.4325</text:p>
          </table:table-cell>
          <table:table-cell office:value-type="float" office:value="69.70853622" calcext:value-type="float">
            <text:p>69.70853622</text:p>
          </table:table-cell>
          <table:table-cell office:value-type="float" office:value="52.98650863" calcext:value-type="float">
            <text:p>52.98650863</text:p>
          </table:table-cell>
          <table:table-cell office:value-type="string" calcext:value-type="string">
            <text:p>NULL</text:p>
          </table:table-cell>
          <table:table-cell office:value-type="float" office:value="175111.65" calcext:value-type="float">
            <text:p>175111.65</text:p>
          </table:table-cell>
          <table:table-cell office:value-type="float" office:value="2415.083333" calcext:value-type="float">
            <text:p>2415.083333</text:p>
          </table:table-cell>
          <table:table-cell office:value-type="float" office:value="2537.85" calcext:value-type="float">
            <text:p>2537.85</text:p>
          </table:table-cell>
          <table:table-cell office:value-type="float" office:value="8.363865638" calcext:value-type="float">
            <text:p>8.363865638</text:p>
          </table:table-cell>
          <table:table-cell office:value-type="float" office:value="0" calcext:value-type="float">
            <text:p>0</text:p>
          </table:table-cell>
          <table:table-cell office:value-type="float" office:value="3.503857856" calcext:value-type="float">
            <text:p>3.503857856</text:p>
          </table:table-cell>
          <table:table-cell office:value-type="float" office:value="14.59940773" calcext:value-type="float">
            <text:p>14.59940773</text:p>
          </table:table-cell>
          <table:table-cell office:value-type="float" office:value="6.389652062" calcext:value-type="float">
            <text:p>6.389652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89020772" calcext:value-type="float">
            <text:p>72.89020772</text:p>
          </table:table-cell>
          <table:table-cell office:value-type="float" office:value="0" calcext:value-type="float">
            <text:p>0</text:p>
          </table:table-cell>
          <table:table-cell office:value-type="float" office:value="41.09405297" calcext:value-type="float">
            <text:p>41.09405297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619" calcext:value-type="float">
            <text:p>619</text:p>
          </table:table-cell>
          <table:table-cell office:value-type="float" office:value="18999.57411" calcext:value-type="float">
            <text:p>18999.57411</text:p>
          </table:table-cell>
          <table:table-cell office:value-type="float" office:value="55.67525548" calcext:value-type="float">
            <text:p>55.67525548</text:p>
          </table:table-cell>
          <table:table-cell office:value-type="float" office:value="53.05265568" calcext:value-type="float">
            <text:p>53.05265568</text:p>
          </table:table-cell>
          <table:table-cell office:value-type="float" office:value="38.97864594" calcext:value-type="float">
            <text:p>38.97864594</text:p>
          </table:table-cell>
          <table:table-cell office:value-type="float" office:value="172838.1" calcext:value-type="float">
            <text:p>172838.1</text:p>
          </table:table-cell>
          <table:table-cell office:value-type="float" office:value="2239.033333" calcext:value-type="float">
            <text:p>2239.033333</text:p>
          </table:table-cell>
          <table:table-cell office:value-type="float" office:value="2504.9" calcext:value-type="float">
            <text:p>2504.9</text:p>
          </table:table-cell>
          <table:table-cell office:value-type="float" office:value="8.485614675" calcext:value-type="float">
            <text:p>8.485614675</text:p>
          </table:table-cell>
          <table:table-cell office:value-type="float" office:value="0" calcext:value-type="float">
            <text:p>0</text:p>
          </table:table-cell>
          <table:table-cell office:value-type="float" office:value="1.975993985" calcext:value-type="float">
            <text:p>1.975993985</text:p>
          </table:table-cell>
          <table:table-cell office:value-type="float" office:value="8.233308272" calcext:value-type="float">
            <text:p>8.233308272</text:p>
          </table:table-cell>
          <table:table-cell office:value-type="float" office:value="5.063371844" calcext:value-type="float">
            <text:p>5.063371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48511872" calcext:value-type="float">
            <text:p>88.48511872</text:p>
          </table:table-cell>
          <table:table-cell office:value-type="float" office:value="0" calcext:value-type="float">
            <text:p>0</text:p>
          </table:table-cell>
          <table:table-cell office:value-type="float" office:value="29.10829067" calcext:value-type="float">
            <text:p>29.10829067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609" calcext:value-type="float">
            <text:p>609</text:p>
          </table:table-cell>
          <table:table-cell office:value-type="float" office:value="18824.6589" calcext:value-type="float">
            <text:p>18824.6589</text:p>
          </table:table-cell>
          <table:table-cell office:value-type="float" office:value="55.51661656" calcext:value-type="float">
            <text:p>55.51661656</text:p>
          </table:table-cell>
          <table:table-cell office:value-type="float" office:value="57.87284799" calcext:value-type="float">
            <text:p>57.87284799</text:p>
          </table:table-cell>
          <table:table-cell office:value-type="float" office:value="31.41027778" calcext:value-type="float">
            <text:p>31.41027778</text:p>
          </table:table-cell>
          <table:table-cell office:value-type="float" office:value="439719.75" calcext:value-type="float">
            <text:p>439719.75</text:p>
          </table:table-cell>
          <table:table-cell office:value-type="float" office:value="5934.883333" calcext:value-type="float">
            <text:p>5934.883333</text:p>
          </table:table-cell>
          <table:table-cell office:value-type="float" office:value="6372.75" calcext:value-type="float">
            <text:p>6372.75</text:p>
          </table:table-cell>
          <table:table-cell office:value-type="float" office:value="3.171866715" calcext:value-type="float">
            <text:p>3.171866715</text:p>
          </table:table-cell>
          <table:table-cell office:value-type="float" office:value="0" calcext:value-type="float">
            <text:p>0</text:p>
          </table:table-cell>
          <table:table-cell office:value-type="float" office:value="1.147227576" calcext:value-type="float">
            <text:p>1.147227576</text:p>
          </table:table-cell>
          <table:table-cell office:value-type="float" office:value="4.7801149" calcext:value-type="float">
            <text:p>4.7801149</text:p>
          </table:table-cell>
          <table:table-cell office:value-type="float" office:value="2.53792153" calcext:value-type="float">
            <text:p>2.53792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21518287" calcext:value-type="float">
            <text:p>58.21518287</text:p>
          </table:table-cell>
          <table:table-cell office:value-type="float" office:value="0.011538628" calcext:value-type="float">
            <text:p>0.011538628</text:p>
          </table:table-cell>
          <table:table-cell office:value-type="float" office:value="25.38359775" calcext:value-type="float">
            <text:p>25.38359775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614" calcext:value-type="float">
            <text:p>614</text:p>
          </table:table-cell>
          <table:table-cell office:value-type="float" office:value="18431.12054" calcext:value-type="float">
            <text:p>18431.12054</text:p>
          </table:table-cell>
          <table:table-cell office:value-type="float" office:value="54.00318539" calcext:value-type="float">
            <text:p>54.00318539</text:p>
          </table:table-cell>
          <table:table-cell office:value-type="float" office:value="47.09022436" calcext:value-type="float">
            <text:p>47.09022436</text:p>
          </table:table-cell>
          <table:table-cell office:value-type="float" office:value="41.56779859" calcext:value-type="float">
            <text:p>41.56779859</text:p>
          </table:table-cell>
          <table:table-cell office:value-type="float" office:value="185834.25" calcext:value-type="float">
            <text:p>185834.25</text:p>
          </table:table-cell>
          <table:table-cell office:value-type="float" office:value="2584.916667" calcext:value-type="float">
            <text:p>2584.916667</text:p>
          </table:table-cell>
          <table:table-cell office:value-type="float" office:value="2693.25" calcext:value-type="float">
            <text:p>2693.25</text:p>
          </table:table-cell>
          <table:table-cell office:value-type="float" office:value="7.13025715" calcext:value-type="float">
            <text:p>7.13025715</text:p>
          </table:table-cell>
          <table:table-cell office:value-type="float" office:value="0" calcext:value-type="float">
            <text:p>0</text:p>
          </table:table-cell>
          <table:table-cell office:value-type="float" office:value="2.37330435" calcext:value-type="float">
            <text:p>2.37330435</text:p>
          </table:table-cell>
          <table:table-cell office:value-type="float" office:value="9.888768126" calcext:value-type="float">
            <text:p>9.888768126</text:p>
          </table:table-cell>
          <table:table-cell office:value-type="float" office:value="5.668886723" calcext:value-type="float">
            <text:p>5.668886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.84970306" calcext:value-type="float">
            <text:p>85.84970306</text:p>
          </table:table-cell>
          <table:table-cell office:value-type="float" office:value="0.002947366" calcext:value-type="float">
            <text:p>0.002947366</text:p>
          </table:table-cell>
          <table:table-cell office:value-type="float" office:value="28.42237398" calcext:value-type="float">
            <text:p>28.42237398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748" calcext:value-type="float">
            <text:p>748</text:p>
          </table:table-cell>
          <table:table-cell office:value-type="float" office:value="17786.19592" calcext:value-type="float">
            <text:p>17786.19592</text:p>
          </table:table-cell>
          <table:table-cell office:value-type="float" office:value="62.98801446" calcext:value-type="float">
            <text:p>62.98801446</text:p>
          </table:table-cell>
          <table:table-cell office:value-type="float" office:value="39.73423692" calcext:value-type="float">
            <text:p>39.73423692</text:p>
          </table:table-cell>
          <table:table-cell office:value-type="string" calcext:value-type="string">
            <text:p>NULL</text:p>
          </table:table-cell>
          <table:table-cell office:value-type="float" office:value="188980.65" calcext:value-type="float">
            <text:p>188980.65</text:p>
          </table:table-cell>
          <table:table-cell office:value-type="float" office:value="2354.35" calcext:value-type="float">
            <text:p>2354.35</text:p>
          </table:table-cell>
          <table:table-cell office:value-type="float" office:value="2738.85" calcext:value-type="float">
            <text:p>2738.85</text:p>
          </table:table-cell>
          <table:table-cell office:value-type="float" office:value="7.554609944" calcext:value-type="float">
            <text:p>7.554609944</text:p>
          </table:table-cell>
          <table:table-cell office:value-type="float" office:value="0" calcext:value-type="float">
            <text:p>0</text:p>
          </table:table-cell>
          <table:table-cell office:value-type="float" office:value="4.433227235" calcext:value-type="float">
            <text:p>4.433227235</text:p>
          </table:table-cell>
          <table:table-cell office:value-type="float" office:value="18.47178014" calcext:value-type="float">
            <text:p>18.47178014</text:p>
          </table:table-cell>
          <table:table-cell office:value-type="float" office:value="9.825789468" calcext:value-type="float">
            <text:p>9.825789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95729013" calcext:value-type="float">
            <text:p>70.95729013</text:p>
          </table:table-cell>
          <table:table-cell office:value-type="float" office:value="0" calcext:value-type="float">
            <text:p>0</text:p>
          </table:table-cell>
          <table:table-cell office:value-type="float" office:value="37.3918966" calcext:value-type="float">
            <text:p>37.3918966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748" calcext:value-type="float">
            <text:p>748</text:p>
          </table:table-cell>
          <table:table-cell office:value-type="float" office:value="17717.87258" calcext:value-type="float">
            <text:p>17717.87258</text:p>
          </table:table-cell>
          <table:table-cell office:value-type="float" office:value="63.6016101" calcext:value-type="float">
            <text:p>63.6016101</text:p>
          </table:table-cell>
          <table:table-cell office:value-type="float" office:value="34.46096265" calcext:value-type="float">
            <text:p>34.46096265</text:p>
          </table:table-cell>
          <table:table-cell office:value-type="string" calcext:value-type="string">
            <text:p>NULL</text:p>
          </table:table-cell>
          <table:table-cell office:value-type="float" office:value="181057.15" calcext:value-type="float">
            <text:p>181057.15</text:p>
          </table:table-cell>
          <table:table-cell office:value-type="float" office:value="2269.983333" calcext:value-type="float">
            <text:p>2269.983333</text:p>
          </table:table-cell>
          <table:table-cell office:value-type="float" office:value="2624.016667" calcext:value-type="float">
            <text:p>2624.016667</text:p>
          </table:table-cell>
          <table:table-cell office:value-type="float" office:value="7.80528752" calcext:value-type="float">
            <text:p>7.80528752</text:p>
          </table:table-cell>
          <table:table-cell office:value-type="float" office:value="0" calcext:value-type="float">
            <text:p>0</text:p>
          </table:table-cell>
          <table:table-cell office:value-type="float" office:value="3.986122405" calcext:value-type="float">
            <text:p>3.986122405</text:p>
          </table:table-cell>
          <table:table-cell office:value-type="float" office:value="16.60884335" calcext:value-type="float">
            <text:p>16.60884335</text:p>
          </table:table-cell>
          <table:table-cell office:value-type="float" office:value="8.134352878" calcext:value-type="float">
            <text:p>8.134352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60465116" calcext:value-type="float">
            <text:p>68.60465116</text:p>
          </table:table-cell>
          <table:table-cell office:value-type="float" office:value="0" calcext:value-type="float">
            <text:p>0</text:p>
          </table:table-cell>
          <table:table-cell office:value-type="float" office:value="38.48673426" calcext:value-type="float">
            <text:p>38.48673426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616" calcext:value-type="float">
            <text:p>616</text:p>
          </table:table-cell>
          <table:table-cell office:value-type="float" office:value="17691.53194" calcext:value-type="float">
            <text:p>17691.53194</text:p>
          </table:table-cell>
          <table:table-cell office:value-type="float" office:value="59.38137003" calcext:value-type="float">
            <text:p>59.38137003</text:p>
          </table:table-cell>
          <table:table-cell office:value-type="float" office:value="30.17649833" calcext:value-type="float">
            <text:p>30.17649833</text:p>
          </table:table-cell>
          <table:table-cell office:value-type="float" office:value="19.639196" calcext:value-type="float">
            <text:p>19.639196</text:p>
          </table:table-cell>
          <table:table-cell office:value-type="float" office:value="300046.5" calcext:value-type="float">
            <text:p>300046.5</text:p>
          </table:table-cell>
          <table:table-cell office:value-type="float" office:value="3851.5" calcext:value-type="float">
            <text:p>3851.5</text:p>
          </table:table-cell>
          <table:table-cell office:value-type="float" office:value="4348.5" calcext:value-type="float">
            <text:p>4348.5</text:p>
          </table:table-cell>
          <table:table-cell office:value-type="float" office:value="4.593413461" calcext:value-type="float">
            <text:p>4.593413461</text:p>
          </table:table-cell>
          <table:table-cell office:value-type="float" office:value="0" calcext:value-type="float">
            <text:p>0</text:p>
          </table:table-cell>
          <table:table-cell office:value-type="float" office:value="2.149199765" calcext:value-type="float">
            <text:p>2.149199765</text:p>
          </table:table-cell>
          <table:table-cell office:value-type="float" office:value="8.954999022" calcext:value-type="float">
            <text:p>8.954999022</text:p>
          </table:table-cell>
          <table:table-cell office:value-type="float" office:value="5.409331581" calcext:value-type="float">
            <text:p>5.409331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26027397" calcext:value-type="float">
            <text:p>92.26027397</text:p>
          </table:table-cell>
          <table:table-cell office:value-type="float" office:value="0.004970086" calcext:value-type="float">
            <text:p>0.004970086</text:p>
          </table:table-cell>
          <table:table-cell office:value-type="float" office:value="26.32894706" calcext:value-type="float">
            <text:p>26.32894706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150" calcext:value-type="float">
            <text:p>150</text:p>
          </table:table-cell>
          <table:table-cell office:value-type="float" office:value="16856.58929" calcext:value-type="float">
            <text:p>16856.58929</text:p>
          </table:table-cell>
          <table:table-cell office:value-type="float" office:value="202.3653325" calcext:value-type="float">
            <text:p>202.3653325</text:p>
          </table:table-cell>
          <table:table-cell office:value-type="float" office:value="58.66666667" calcext:value-type="float">
            <text:p>58.66666667</text:p>
          </table:table-cell>
          <table:table-cell office:value-type="float" office:value="184.7" calcext:value-type="float">
            <text:p>184.7</text:p>
          </table:table-cell>
          <table:table-cell office:value-type="float" office:value="105838.2" calcext:value-type="float">
            <text:p>105838.2</text:p>
          </table:table-cell>
          <table:table-cell office:value-type="float" office:value="953.8333333" calcext:value-type="float">
            <text:p>953.8333333</text:p>
          </table:table-cell>
          <table:table-cell office:value-type="float" office:value="979.9833333" calcext:value-type="float">
            <text:p>979.9833333</text:p>
          </table:table-cell>
          <table:table-cell office:value-type="float" office:value="17.67246824" calcext:value-type="float">
            <text:p>17.67246824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89.71612212" calcext:value-type="float">
            <text:p>89.71612212</text:p>
          </table:table-cell>
          <table:table-cell office:value-type="float" office:value="0" calcext:value-type="float">
            <text:p>0</text:p>
          </table:table-cell>
          <table:table-cell office:value-type="float" office:value="29.6649465" calcext:value-type="float">
            <text:p>29.6649465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719/722</text:p>
          </table:table-cell>
          <table:table-cell office:value-type="float" office:value="16120.05563" calcext:value-type="float">
            <text:p>16120.05563</text:p>
          </table:table-cell>
          <table:table-cell office:value-type="float" office:value="60.27726972" calcext:value-type="float">
            <text:p>60.27726972</text:p>
          </table:table-cell>
          <table:table-cell office:value-type="float" office:value="19.04732548" calcext:value-type="float">
            <text:p>19.04732548</text:p>
          </table:table-cell>
          <table:table-cell office:value-type="string" calcext:value-type="string">
            <text:p>NULL</text:p>
          </table:table-cell>
          <table:table-cell office:value-type="float" office:value="350787.95" calcext:value-type="float">
            <text:p>350787.95</text:p>
          </table:table-cell>
          <table:table-cell office:value-type="float" office:value="4749.45" calcext:value-type="float">
            <text:p>4749.45</text:p>
          </table:table-cell>
          <table:table-cell office:value-type="float" office:value="5083.883333" calcext:value-type="float">
            <text:p>5083.883333</text:p>
          </table:table-cell>
          <table:table-cell office:value-type="float" office:value="3.394088921" calcext:value-type="float">
            <text:p>3.394088921</text:p>
          </table:table-cell>
          <table:table-cell office:value-type="float" office:value="0" calcext:value-type="float">
            <text:p>0</text:p>
          </table:table-cell>
          <table:table-cell office:value-type="float" office:value="2.270242058" calcext:value-type="float">
            <text:p>2.270242058</text:p>
          </table:table-cell>
          <table:table-cell office:value-type="float" office:value="9.459341908" calcext:value-type="float">
            <text:p>9.459341908</text:p>
          </table:table-cell>
          <table:table-cell office:value-type="float" office:value="4.761587405" calcext:value-type="float">
            <text:p>4.761587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94902491" calcext:value-type="float">
            <text:p>75.94902491</text:p>
          </table:table-cell>
          <table:table-cell office:value-type="float" office:value="0.279736249" calcext:value-type="float">
            <text:p>0.279736249</text:p>
          </table:table-cell>
          <table:table-cell office:value-type="float" office:value="23.29125961" calcext:value-type="float">
            <text:p>23.29125961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619" calcext:value-type="float">
            <text:p>619</text:p>
          </table:table-cell>
          <table:table-cell office:value-type="float" office:value="15850.9398" calcext:value-type="float">
            <text:p>15850.9398</text:p>
          </table:table-cell>
          <table:table-cell office:value-type="float" office:value="46.04519729" calcext:value-type="float">
            <text:p>46.04519729</text:p>
          </table:table-cell>
          <table:table-cell office:value-type="float" office:value="48.61744505" calcext:value-type="float">
            <text:p>48.61744505</text:p>
          </table:table-cell>
          <table:table-cell office:value-type="float" office:value="29.74222222" calcext:value-type="float">
            <text:p>29.74222222</text:p>
          </table:table-cell>
          <table:table-cell office:value-type="float" office:value="172947.35" calcext:value-type="float">
            <text:p>172947.35</text:p>
          </table:table-cell>
          <table:table-cell office:value-type="float" office:value="2240.616667" calcext:value-type="float">
            <text:p>2240.616667</text:p>
          </table:table-cell>
          <table:table-cell office:value-type="float" office:value="2506.483333" calcext:value-type="float">
            <text:p>2506.483333</text:p>
          </table:table-cell>
          <table:table-cell office:value-type="float" office:value="7.074364854" calcext:value-type="float">
            <text:p>7.074364854</text:p>
          </table:table-cell>
          <table:table-cell office:value-type="float" office:value="0" calcext:value-type="float">
            <text:p>0</text:p>
          </table:table-cell>
          <table:table-cell office:value-type="float" office:value="1.006424091" calcext:value-type="float">
            <text:p>1.006424091</text:p>
          </table:table-cell>
          <table:table-cell office:value-type="float" office:value="4.193433714" calcext:value-type="float">
            <text:p>4.193433714</text:p>
          </table:table-cell>
          <table:table-cell office:value-type="float" office:value="2.435275357" calcext:value-type="float">
            <text:p>2.435275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90489914" calcext:value-type="float">
            <text:p>88.90489914</text:p>
          </table:table-cell>
          <table:table-cell office:value-type="float" office:value="0" calcext:value-type="float">
            <text:p>0</text:p>
          </table:table-cell>
          <table:table-cell office:value-type="float" office:value="29.22242501" calcext:value-type="float">
            <text:p>29.22242501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614" calcext:value-type="float">
            <text:p>614</text:p>
          </table:table-cell>
          <table:table-cell office:value-type="float" office:value="15471.1828" calcext:value-type="float">
            <text:p>15471.1828</text:p>
          </table:table-cell>
          <table:table-cell office:value-type="float" office:value="44.25262645" calcext:value-type="float">
            <text:p>44.25262645</text:p>
          </table:table-cell>
          <table:table-cell office:value-type="float" office:value="49.49409341" calcext:value-type="float">
            <text:p>49.49409341</text:p>
          </table:table-cell>
          <table:table-cell office:value-type="float" office:value="30.07222222" calcext:value-type="float">
            <text:p>30.07222222</text:p>
          </table:table-cell>
          <table:table-cell office:value-type="float" office:value="185922.8" calcext:value-type="float">
            <text:p>185922.8</text:p>
          </table:table-cell>
          <table:table-cell office:value-type="float" office:value="2585.766667" calcext:value-type="float">
            <text:p>2585.766667</text:p>
          </table:table-cell>
          <table:table-cell office:value-type="float" office:value="2694.533333" calcext:value-type="float">
            <text:p>2694.533333</text:p>
          </table:table-cell>
          <table:table-cell office:value-type="float" office:value="5.983209159" calcext:value-type="float">
            <text:p>5.983209159</text:p>
          </table:table-cell>
          <table:table-cell office:value-type="float" office:value="0" calcext:value-type="float">
            <text:p>0</text:p>
          </table:table-cell>
          <table:table-cell office:value-type="float" office:value="1.123274195" calcext:value-type="float">
            <text:p>1.123274195</text:p>
          </table:table-cell>
          <table:table-cell office:value-type="float" office:value="4.680309146" calcext:value-type="float">
            <text:p>4.680309146</text:p>
          </table:table-cell>
          <table:table-cell office:value-type="float" office:value="0.971884439" calcext:value-type="float">
            <text:p>0.971884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.52736375" calcext:value-type="float">
            <text:p>85.52736375</text:p>
          </table:table-cell>
          <table:table-cell office:value-type="float" office:value="0" calcext:value-type="float">
            <text:p>0</text:p>
          </table:table-cell>
          <table:table-cell office:value-type="float" office:value="29.46311446" calcext:value-type="float">
            <text:p>29.46311446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609" calcext:value-type="float">
            <text:p>609</text:p>
          </table:table-cell>
          <table:table-cell office:value-type="float" office:value="13811.37005" calcext:value-type="float">
            <text:p>13811.37005</text:p>
          </table:table-cell>
          <table:table-cell office:value-type="float" office:value="43.33258996" calcext:value-type="float">
            <text:p>43.33258996</text:p>
          </table:table-cell>
          <table:table-cell office:value-type="float" office:value="30.86697589" calcext:value-type="float">
            <text:p>30.86697589</text:p>
          </table:table-cell>
          <table:table-cell office:value-type="float" office:value="21.44850363" calcext:value-type="float">
            <text:p>21.44850363</text:p>
          </table:table-cell>
          <table:table-cell office:value-type="float" office:value="419281.95" calcext:value-type="float">
            <text:p>419281.95</text:p>
          </table:table-cell>
          <table:table-cell office:value-type="float" office:value="5629.933333" calcext:value-type="float">
            <text:p>5629.933333</text:p>
          </table:table-cell>
          <table:table-cell office:value-type="float" office:value="6076.55" calcext:value-type="float">
            <text:p>6076.55</text:p>
          </table:table-cell>
          <table:table-cell office:value-type="float" office:value="2.453203126" calcext:value-type="float">
            <text:p>2.453203126</text:p>
          </table:table-cell>
          <table:table-cell office:value-type="float" office:value="0" calcext:value-type="float">
            <text:p>0</text:p>
          </table:table-cell>
          <table:table-cell office:value-type="float" office:value="1.865723855" calcext:value-type="float">
            <text:p>1.865723855</text:p>
          </table:table-cell>
          <table:table-cell office:value-type="float" office:value="7.773849395" calcext:value-type="float">
            <text:p>7.773849395</text:p>
          </table:table-cell>
          <table:table-cell office:value-type="float" office:value="4.395040491" calcext:value-type="float">
            <text:p>4.395040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40504394" calcext:value-type="float">
            <text:p>70.40504394</text:p>
          </table:table-cell>
          <table:table-cell office:value-type="float" office:value="0" calcext:value-type="float">
            <text:p>0</text:p>
          </table:table-cell>
          <table:table-cell office:value-type="float" office:value="22.1441075" calcext:value-type="float">
            <text:p>22.1441075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618" calcext:value-type="float">
            <text:p>618</text:p>
          </table:table-cell>
          <table:table-cell office:value-type="float" office:value="13308.57607" calcext:value-type="float">
            <text:p>13308.57607</text:p>
          </table:table-cell>
          <table:table-cell office:value-type="float" office:value="43.10851214" calcext:value-type="float">
            <text:p>43.10851214</text:p>
          </table:table-cell>
          <table:table-cell office:value-type="float" office:value="27.28785124" calcext:value-type="float">
            <text:p>27.28785124</text:p>
          </table:table-cell>
          <table:table-cell office:value-type="float" office:value="17.24792349" calcext:value-type="float">
            <text:p>17.24792349</text:p>
          </table:table-cell>
          <table:table-cell office:value-type="float" office:value="297992.6" calcext:value-type="float">
            <text:p>297992.6</text:p>
          </table:table-cell>
          <table:table-cell office:value-type="float" office:value="4039.316667" calcext:value-type="float">
            <text:p>4039.316667</text:p>
          </table:table-cell>
          <table:table-cell office:value-type="float" office:value="4318.733333" calcext:value-type="float">
            <text:p>4318.733333</text:p>
          </table:table-cell>
          <table:table-cell office:value-type="float" office:value="3.294759279" calcext:value-type="float">
            <text:p>3.294759279</text:p>
          </table:table-cell>
          <table:table-cell office:value-type="float" office:value="0" calcext:value-type="float">
            <text:p>0</text:p>
          </table:table-cell>
          <table:table-cell office:value-type="float" office:value="1.888589325" calcext:value-type="float">
            <text:p>1.888589325</text:p>
          </table:table-cell>
          <table:table-cell office:value-type="float" office:value="7.869122186" calcext:value-type="float">
            <text:p>7.869122186</text:p>
          </table:table-cell>
          <table:table-cell office:value-type="float" office:value="5.161200363" calcext:value-type="float">
            <text:p>5.161200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81145188" calcext:value-type="float">
            <text:p>91.81145188</text:p>
          </table:table-cell>
          <table:table-cell office:value-type="float" office:value="0.002132014" calcext:value-type="float">
            <text:p>0.002132014</text:p>
          </table:table-cell>
          <table:table-cell office:value-type="float" office:value="26.66247154" calcext:value-type="float">
            <text:p>26.66247154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608" calcext:value-type="float">
            <text:p>608</text:p>
          </table:table-cell>
          <table:table-cell office:value-type="float" office:value="13025.42998" calcext:value-type="float">
            <text:p>13025.42998</text:p>
          </table:table-cell>
          <table:table-cell office:value-type="float" office:value="52.10171993" calcext:value-type="float">
            <text:p>52.1017199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5986" calcext:value-type="float">
            <text:p>85986</text:p>
          </table:table-cell>
          <table:table-cell office:value-type="float" office:value="725.05" calcext:value-type="float">
            <text:p>725.05</text:p>
          </table:table-cell>
          <table:table-cell office:value-type="float" office:value="796.1666667" calcext:value-type="float">
            <text:p>796.1666667</text:p>
          </table:table-cell>
          <table:table-cell office:value-type="float" office:value="17.96487136" calcext:value-type="float">
            <text:p>17.96487136</text:p>
          </table:table-cell>
          <table:table-cell office:value-type="float" office:value="0" calcext:value-type="float">
            <text:p>0</text:p>
          </table:table-cell>
          <table:table-cell office:value-type="float" office:value="7.74952381" calcext:value-type="float">
            <text:p>7.74952381</text:p>
          </table:table-cell>
          <table:table-cell office:value-type="float" office:value="15.49904762" calcext:value-type="float">
            <text:p>15.49904762</text:p>
          </table:table-cell>
          <table:table-cell office:value-type="float" office:value="10.04297429" calcext:value-type="float">
            <text:p>10.04297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91736931" calcext:value-type="float">
            <text:p>92.91736931</text:p>
          </table:table-cell>
          <table:table-cell office:value-type="float" office:value="0.014310929" calcext:value-type="float">
            <text:p>0.014310929</text:p>
          </table:table-cell>
          <table:table-cell office:value-type="float" office:value="25.06488305" calcext:value-type="float">
            <text:p>25.06488305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31" calcext:value-type="float">
            <text:p>231</text:p>
          </table:table-cell>
          <table:table-cell office:value-type="float" office:value="12913.68477" calcext:value-type="float">
            <text:p>12913.68477</text:p>
          </table:table-cell>
          <table:table-cell office:value-type="float" office:value="51.44894332" calcext:value-type="float">
            <text:p>51.4489433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9821.4" calcext:value-type="float">
            <text:p>129821.4</text:p>
          </table:table-cell>
          <table:table-cell office:value-type="float" office:value="666.2666667" calcext:value-type="float">
            <text:p>666.2666667</text:p>
          </table:table-cell>
          <table:table-cell office:value-type="float" office:value="1202.05" calcext:value-type="float">
            <text:p>1202.05</text:p>
          </table:table-cell>
          <table:table-cell office:value-type="float" office:value="19.38215646" calcext:value-type="float">
            <text:p>19.38215646</text:p>
          </table:table-cell>
          <table:table-cell office:value-type="float" office:value="0" calcext:value-type="float">
            <text:p>0</text:p>
          </table:table-cell>
          <table:table-cell office:value-type="float" office:value="7.367574453" calcext:value-type="float">
            <text:p>7.367574453</text:p>
          </table:table-cell>
          <table:table-cell office:value-type="float" office:value="14.73514891" calcext:value-type="float">
            <text:p>14.73514891</text:p>
          </table:table-cell>
          <table:table-cell office:value-type="float" office:value="12.82866526" calcext:value-type="float">
            <text:p>12.82866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35431235" calcext:value-type="float">
            <text:p>92.35431235</text:p>
          </table:table-cell>
          <table:table-cell office:value-type="float" office:value="0.02228164" calcext:value-type="float">
            <text:p>0.02228164</text:p>
          </table:table-cell>
          <table:table-cell office:value-type="float" office:value="15.45067273" calcext:value-type="float">
            <text:p>15.45067273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748" calcext:value-type="float">
            <text:p>748</text:p>
          </table:table-cell>
          <table:table-cell office:value-type="float" office:value="12883.6674" calcext:value-type="float">
            <text:p>12883.6674</text:p>
          </table:table-cell>
          <table:table-cell office:value-type="float" office:value="45.25488263" calcext:value-type="float">
            <text:p>45.25488263</text:p>
          </table:table-cell>
          <table:table-cell office:value-type="float" office:value="29.32099727" calcext:value-type="float">
            <text:p>29.32099727</text:p>
          </table:table-cell>
          <table:table-cell office:value-type="string" calcext:value-type="string">
            <text:p>NULL</text:p>
          </table:table-cell>
          <table:table-cell office:value-type="float" office:value="195255.05" calcext:value-type="float">
            <text:p>195255.05</text:p>
          </table:table-cell>
          <table:table-cell office:value-type="float" office:value="2389.483333" calcext:value-type="float">
            <text:p>2389.483333</text:p>
          </table:table-cell>
          <table:table-cell office:value-type="float" office:value="2829.783333" calcext:value-type="float">
            <text:p>2829.783333</text:p>
          </table:table-cell>
          <table:table-cell office:value-type="float" office:value="5.391821412" calcext:value-type="float">
            <text:p>5.391821412</text:p>
          </table:table-cell>
          <table:table-cell office:value-type="float" office:value="0" calcext:value-type="float">
            <text:p>0</text:p>
          </table:table-cell>
          <table:table-cell office:value-type="float" office:value="4.623317519" calcext:value-type="float">
            <text:p>4.623317519</text:p>
          </table:table-cell>
          <table:table-cell office:value-type="float" office:value="19.26382299" calcext:value-type="float">
            <text:p>19.26382299</text:p>
          </table:table-cell>
          <table:table-cell office:value-type="float" office:value="10.65797826" calcext:value-type="float">
            <text:p>10.65797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22305277" calcext:value-type="float">
            <text:p>72.22305277</text:p>
          </table:table-cell>
          <table:table-cell office:value-type="float" office:value="0" calcext:value-type="float">
            <text:p>0</text:p>
          </table:table-cell>
          <table:table-cell office:value-type="float" office:value="37.23560434" calcext:value-type="float">
            <text:p>37.23560434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749" calcext:value-type="float">
            <text:p>749</text:p>
          </table:table-cell>
          <table:table-cell office:value-type="float" office:value="11755.41999" calcext:value-type="float">
            <text:p>11755.41999</text:p>
          </table:table-cell>
          <table:table-cell office:value-type="float" office:value="41.6531915" calcext:value-type="float">
            <text:p>41.6531915</text:p>
          </table:table-cell>
          <table:table-cell office:value-type="float" office:value="25.00901768" calcext:value-type="float">
            <text:p>25.00901768</text:p>
          </table:table-cell>
          <table:table-cell office:value-type="string" calcext:value-type="string">
            <text:p>NULL</text:p>
          </table:table-cell>
          <table:table-cell office:value-type="float" office:value="175199.05" calcext:value-type="float">
            <text:p>175199.05</text:p>
          </table:table-cell>
          <table:table-cell office:value-type="float" office:value="2492.5" calcext:value-type="float">
            <text:p>2492.5</text:p>
          </table:table-cell>
          <table:table-cell office:value-type="float" office:value="2539.116667" calcext:value-type="float">
            <text:p>2539.116667</text:p>
          </table:table-cell>
          <table:table-cell office:value-type="float" office:value="4.716316945" calcext:value-type="float">
            <text:p>4.716316945</text:p>
          </table:table-cell>
          <table:table-cell office:value-type="float" office:value="0" calcext:value-type="float">
            <text:p>0</text:p>
          </table:table-cell>
          <table:table-cell office:value-type="float" office:value="4.375744273" calcext:value-type="float">
            <text:p>4.375744273</text:p>
          </table:table-cell>
          <table:table-cell office:value-type="float" office:value="18.23226781" calcext:value-type="float">
            <text:p>18.23226781</text:p>
          </table:table-cell>
          <table:table-cell office:value-type="float" office:value="9.648546515" calcext:value-type="float">
            <text:p>9.648546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5272525" calcext:value-type="float">
            <text:p>74.5272525</text:p>
          </table:table-cell>
          <table:table-cell office:value-type="float" office:value="0" calcext:value-type="float">
            <text:p>0</text:p>
          </table:table-cell>
          <table:table-cell office:value-type="float" office:value="40.23443617" calcext:value-type="float">
            <text:p>40.23443617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608" calcext:value-type="float">
            <text:p>608</text:p>
          </table:table-cell>
          <table:table-cell office:value-type="float" office:value="10603.44566" calcext:value-type="float">
            <text:p>10603.44566</text:p>
          </table:table-cell>
          <table:table-cell office:value-type="float" office:value="42.58411911" calcext:value-type="float">
            <text:p>42.5841191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0648" calcext:value-type="float">
            <text:p>90648</text:p>
          </table:table-cell>
          <table:table-cell office:value-type="float" office:value="725" calcext:value-type="float">
            <text:p>725</text:p>
          </table:table-cell>
          <table:table-cell office:value-type="float" office:value="839.3333333" calcext:value-type="float">
            <text:p>839.3333333</text:p>
          </table:table-cell>
          <table:table-cell office:value-type="float" office:value="14.62544229" calcext:value-type="float">
            <text:p>14.62544229</text:p>
          </table:table-cell>
          <table:table-cell office:value-type="float" office:value="0" calcext:value-type="float">
            <text:p>0</text:p>
          </table:table-cell>
          <table:table-cell office:value-type="float" office:value="4.796561523" calcext:value-type="float">
            <text:p>4.796561523</text:p>
          </table:table-cell>
          <table:table-cell office:value-type="float" office:value="9.593123046" calcext:value-type="float">
            <text:p>9.593123046</text:p>
          </table:table-cell>
          <table:table-cell office:value-type="float" office:value="6.399182932" calcext:value-type="float">
            <text:p>6.399182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78175009" calcext:value-type="float">
            <text:p>92.78175009</text:p>
          </table:table-cell>
          <table:table-cell office:value-type="float" office:value="0.018795226" calcext:value-type="float">
            <text:p>0.018795226</text:p>
          </table:table-cell>
          <table:table-cell office:value-type="float" office:value="25.06488305" calcext:value-type="float">
            <text:p>25.06488305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606" calcext:value-type="float">
            <text:p>606</text:p>
          </table:table-cell>
          <table:table-cell office:value-type="float" office:value="10555.88657" calcext:value-type="float">
            <text:p>10555.88657</text:p>
          </table:table-cell>
          <table:table-cell office:value-type="float" office:value="42.23649223" calcext:value-type="float">
            <text:p>42.2364922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2771.8" calcext:value-type="float">
            <text:p>112771.8</text:p>
          </table:table-cell>
          <table:table-cell office:value-type="float" office:value="767.55" calcext:value-type="float">
            <text:p>767.55</text:p>
          </table:table-cell>
          <table:table-cell office:value-type="float" office:value="1044.183333" calcext:value-type="float">
            <text:p>1044.183333</text:p>
          </table:table-cell>
          <table:table-cell office:value-type="float" office:value="13.75270219" calcext:value-type="float">
            <text:p>13.75270219</text:p>
          </table:table-cell>
          <table:table-cell office:value-type="float" office:value="0" calcext:value-type="float">
            <text:p>0</text:p>
          </table:table-cell>
          <table:table-cell office:value-type="float" office:value="4.117776839" calcext:value-type="float">
            <text:p>4.117776839</text:p>
          </table:table-cell>
          <table:table-cell office:value-type="float" office:value="8.235553677" calcext:value-type="float">
            <text:p>8.235553677</text:p>
          </table:table-cell>
          <table:table-cell office:value-type="float" office:value="-3.087071859" calcext:value-type="float">
            <text:p>-3.087071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23335719" calcext:value-type="float">
            <text:p>92.23335719</text:p>
          </table:table-cell>
          <table:table-cell office:value-type="float" office:value="0.097595811" calcext:value-type="float">
            <text:p>0.097595811</text:p>
          </table:table-cell>
          <table:table-cell office:value-type="float" office:value="24.51478139" calcext:value-type="float">
            <text:p>24.51478139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606" calcext:value-type="float">
            <text:p>606</text:p>
          </table:table-cell>
          <table:table-cell office:value-type="float" office:value="9472.238431" calcext:value-type="float">
            <text:p>9472.238431</text:p>
          </table:table-cell>
          <table:table-cell office:value-type="float" office:value="37.84895372" calcext:value-type="float">
            <text:p>37.848953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6053.2" calcext:value-type="float">
            <text:p>116053.2</text:p>
          </table:table-cell>
          <table:table-cell office:value-type="float" office:value="790.95" calcext:value-type="float">
            <text:p>790.95</text:p>
          </table:table-cell>
          <table:table-cell office:value-type="float" office:value="1074.566667" calcext:value-type="float">
            <text:p>1074.566667</text:p>
          </table:table-cell>
          <table:table-cell office:value-type="float" office:value="11.97577398" calcext:value-type="float">
            <text:p>11.97577398</text:p>
          </table:table-cell>
          <table:table-cell office:value-type="float" office:value="0" calcext:value-type="float">
            <text:p>0</text:p>
          </table:table-cell>
          <table:table-cell office:value-type="float" office:value="3.005855339" calcext:value-type="float">
            <text:p>3.005855339</text:p>
          </table:table-cell>
          <table:table-cell office:value-type="float" office:value="6.011710677" calcext:value-type="float">
            <text:p>6.011710677</text:p>
          </table:table-cell>
          <table:table-cell office:value-type="float" office:value="1.714361771" calcext:value-type="float">
            <text:p>1.714361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23248293" calcext:value-type="float">
            <text:p>91.23248293</text:p>
          </table:table-cell>
          <table:table-cell office:value-type="float" office:value="0.12802276" calcext:value-type="float">
            <text:p>0.12802276</text:p>
          </table:table-cell>
          <table:table-cell office:value-type="float" office:value="24.58764059" calcext:value-type="float">
            <text:p>24.58764059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619" calcext:value-type="float">
            <text:p>619</text:p>
          </table:table-cell>
          <table:table-cell office:value-type="float" office:value="8371.307694" calcext:value-type="float">
            <text:p>8371.307694</text:p>
          </table:table-cell>
          <table:table-cell office:value-type="float" office:value="24.26277082" calcext:value-type="float">
            <text:p>24.26277082</text:p>
          </table:table-cell>
          <table:table-cell office:value-type="float" office:value="23.83337377" calcext:value-type="float">
            <text:p>23.83337377</text:p>
          </table:table-cell>
          <table:table-cell office:value-type="float" office:value="16.80672228" calcext:value-type="float">
            <text:p>16.80672228</text:p>
          </table:table-cell>
          <table:table-cell office:value-type="float" office:value="182361.25" calcext:value-type="float">
            <text:p>182361.25</text:p>
          </table:table-cell>
          <table:table-cell office:value-type="float" office:value="2377.05" calcext:value-type="float">
            <text:p>2377.05</text:p>
          </table:table-cell>
          <table:table-cell office:value-type="float" office:value="2642.916667" calcext:value-type="float">
            <text:p>2642.916667</text:p>
          </table:table-cell>
          <table:table-cell office:value-type="float" office:value="3.521721333" calcext:value-type="float">
            <text:p>3.521721333</text:p>
          </table:table-cell>
          <table:table-cell office:value-type="float" office:value="0" calcext:value-type="float">
            <text:p>0</text:p>
          </table:table-cell>
          <table:table-cell office:value-type="float" office:value="1.864634527" calcext:value-type="float">
            <text:p>1.864634527</text:p>
          </table:table-cell>
          <table:table-cell office:value-type="float" office:value="7.76931053" calcext:value-type="float">
            <text:p>7.76931053</text:p>
          </table:table-cell>
          <table:table-cell office:value-type="float" office:value="5.119941645" calcext:value-type="float">
            <text:p>5.119941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95485845" calcext:value-type="float">
            <text:p>86.95485845</text:p>
          </table:table-cell>
          <table:table-cell office:value-type="float" office:value="0" calcext:value-type="float">
            <text:p>0</text:p>
          </table:table-cell>
          <table:table-cell office:value-type="float" office:value="28.40898803" calcext:value-type="float">
            <text:p>28.40898803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614" calcext:value-type="float">
            <text:p>614</text:p>
          </table:table-cell>
          <table:table-cell office:value-type="float" office:value="8270.282605" calcext:value-type="float">
            <text:p>8270.282605</text:p>
          </table:table-cell>
          <table:table-cell office:value-type="float" office:value="23.76896103" calcext:value-type="float">
            <text:p>23.76896103</text:p>
          </table:table-cell>
          <table:table-cell office:value-type="float" office:value="22.44692416" calcext:value-type="float">
            <text:p>22.44692416</text:p>
          </table:table-cell>
          <table:table-cell office:value-type="float" office:value="18.33924727" calcext:value-type="float">
            <text:p>18.33924727</text:p>
          </table:table-cell>
          <table:table-cell office:value-type="float" office:value="197143.35" calcext:value-type="float">
            <text:p>197143.35</text:p>
          </table:table-cell>
          <table:table-cell office:value-type="float" office:value="2748.383333" calcext:value-type="float">
            <text:p>2748.383333</text:p>
          </table:table-cell>
          <table:table-cell office:value-type="float" office:value="2857.15" calcext:value-type="float">
            <text:p>2857.15</text:p>
          </table:table-cell>
          <table:table-cell office:value-type="float" office:value="3.009144505" calcext:value-type="float">
            <text:p>3.009144505</text:p>
          </table:table-cell>
          <table:table-cell office:value-type="float" office:value="0" calcext:value-type="float">
            <text:p>0</text:p>
          </table:table-cell>
          <table:table-cell office:value-type="float" office:value="1.796893303" calcext:value-type="float">
            <text:p>1.796893303</text:p>
          </table:table-cell>
          <table:table-cell office:value-type="float" office:value="7.487055429" calcext:value-type="float">
            <text:p>7.487055429</text:p>
          </table:table-cell>
          <table:table-cell office:value-type="float" office:value="4.252916699" calcext:value-type="float">
            <text:p>4.252916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76173846" calcext:value-type="float">
            <text:p>81.76173846</text:p>
          </table:table-cell>
          <table:table-cell office:value-type="float" office:value="0" calcext:value-type="float">
            <text:p>0</text:p>
          </table:table-cell>
          <table:table-cell office:value-type="float" office:value="27.83455572" calcext:value-type="float">
            <text:p>27.83455572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79" calcext:value-type="float">
            <text:p>179</text:p>
          </table:table-cell>
          <table:table-cell office:value-type="float" office:value="8016.473907" calcext:value-type="float">
            <text:p>8016.473907</text:p>
          </table:table-cell>
          <table:table-cell office:value-type="string" calcext:value-type="string">
            <text:p>NULL</text:p>
          </table:table-cell>
          <table:table-cell office:value-type="float" office:value="211.4012734" calcext:value-type="float">
            <text:p>211.4012734</text:p>
          </table:table-cell>
          <table:table-cell office:value-type="float" office:value="200.5357612" calcext:value-type="float">
            <text:p>200.5357612</text:p>
          </table:table-cell>
          <table:table-cell office:value-type="float" office:value="76888.8" calcext:value-type="float">
            <text:p>76888.8</text:p>
          </table:table-cell>
          <table:table-cell office:value-type="float" office:value="689.7833333" calcext:value-type="float">
            <text:p>689.7833333</text:p>
          </table:table-cell>
          <table:table-cell office:value-type="float" office:value="711.9333333" calcext:value-type="float">
            <text:p>711.9333333</text:p>
          </table:table-cell>
          <table:table-cell office:value-type="float" office:value="11.62172746" calcext:value-type="float">
            <text:p>11.62172746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77.52053771" calcext:value-type="float">
            <text:p>77.52053771</text:p>
          </table:table-cell>
          <table:table-cell office:value-type="float" office:value="0.490781837" calcext:value-type="float">
            <text:p>0.490781837</text:p>
          </table:table-cell>
          <table:table-cell office:value-type="float" office:value="30.22562119" calcext:value-type="float">
            <text:p>30.22562119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608" calcext:value-type="float">
            <text:p>608</text:p>
          </table:table-cell>
          <table:table-cell office:value-type="float" office:value="7051.877556" calcext:value-type="float">
            <text:p>7051.877556</text:p>
          </table:table-cell>
          <table:table-cell office:value-type="float" office:value="28.09512971" calcext:value-type="float">
            <text:p>28.0951297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2558.6" calcext:value-type="float">
            <text:p>102558.6</text:p>
          </table:table-cell>
          <table:table-cell office:value-type="float" office:value="765.55" calcext:value-type="float">
            <text:p>765.55</text:p>
          </table:table-cell>
          <table:table-cell office:value-type="float" office:value="949.6166667" calcext:value-type="float">
            <text:p>949.6166667</text:p>
          </table:table-cell>
          <table:table-cell office:value-type="float" office:value="9.211517936" calcext:value-type="float">
            <text:p>9.211517936</text:p>
          </table:table-cell>
          <table:table-cell office:value-type="float" office:value="0" calcext:value-type="float">
            <text:p>0</text:p>
          </table:table-cell>
          <table:table-cell office:value-type="float" office:value="4.548741603" calcext:value-type="float">
            <text:p>4.548741603</text:p>
          </table:table-cell>
          <table:table-cell office:value-type="float" office:value="9.097483206" calcext:value-type="float">
            <text:p>9.097483206</text:p>
          </table:table-cell>
          <table:table-cell office:value-type="float" office:value="6.004921618" calcext:value-type="float">
            <text:p>6.004921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.23809524" calcext:value-type="float">
            <text:p>95.23809524</text:p>
          </table:table-cell>
          <table:table-cell office:value-type="float" office:value="0.121581996" calcext:value-type="float">
            <text:p>0.121581996</text:p>
          </table:table-cell>
          <table:table-cell office:value-type="float" office:value="25.06488356" calcext:value-type="float">
            <text:p>25.06488356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" calcext:value-type="float">
            <text:p>42</text:p>
          </table:table-cell>
          <table:table-cell office:value-type="float" office:value="6284.651741" calcext:value-type="float">
            <text:p>6284.651741</text:p>
          </table:table-cell>
          <table:table-cell office:value-type="string" calcext:value-type="string">
            <text:p>NULL</text:p>
          </table:table-cell>
          <table:table-cell office:value-type="float" office:value="180.5291619" calcext:value-type="float">
            <text:p>180.5291619</text:p>
          </table:table-cell>
          <table:table-cell office:value-type="float" office:value="178.5804707" calcext:value-type="float">
            <text:p>178.5804707</text:p>
          </table:table-cell>
          <table:table-cell office:value-type="float" office:value="34457.45" calcext:value-type="float">
            <text:p>34457.45</text:p>
          </table:table-cell>
          <table:table-cell office:value-type="float" office:value="452.7166667" calcext:value-type="float">
            <text:p>452.7166667</text:p>
          </table:table-cell>
          <table:table-cell office:value-type="float" office:value="499.3833333" calcext:value-type="float">
            <text:p>499.3833333</text:p>
          </table:table-cell>
          <table:table-cell office:value-type="float" office:value="13.88208609" calcext:value-type="float">
            <text:p>13.88208609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92.89398281" calcext:value-type="float">
            <text:p>92.89398281</text:p>
          </table:table-cell>
          <table:table-cell office:value-type="float" office:value="0" calcext:value-type="float">
            <text:p>0</text:p>
          </table:table-cell>
          <table:table-cell office:value-type="float" office:value="24.8507306" calcext:value-type="float">
            <text:p>24.8507306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42" calcext:value-type="float">
            <text:p>42</text:p>
          </table:table-cell>
          <table:table-cell office:value-type="float" office:value="5773.666667" calcext:value-type="float">
            <text:p>5773.666667</text:p>
          </table:table-cell>
          <table:table-cell office:value-type="string" calcext:value-type="string">
            <text:p>NULL</text:p>
          </table:table-cell>
          <table:table-cell office:value-type="float" office:value="105.0104167" calcext:value-type="float">
            <text:p>105.0104167</text:p>
          </table:table-cell>
          <table:table-cell office:value-type="float" office:value="204.675" calcext:value-type="float">
            <text:p>204.675</text:p>
          </table:table-cell>
          <table:table-cell office:value-type="float" office:value="35359.05" calcext:value-type="float">
            <text:p>35359.05</text:p>
          </table:table-cell>
          <table:table-cell office:value-type="float" office:value="464.45" calcext:value-type="float">
            <text:p>464.45</text:p>
          </table:table-cell>
          <table:table-cell office:value-type="float" office:value="512.45" calcext:value-type="float">
            <text:p>512.45</text:p>
          </table:table-cell>
          <table:table-cell office:value-type="float" office:value="12.43119101" calcext:value-type="float">
            <text:p>12.43119101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93.66113744" calcext:value-type="float">
            <text:p>93.66113744</text:p>
          </table:table-cell>
          <table:table-cell office:value-type="float" office:value="0" calcext:value-type="float">
            <text:p>0</text:p>
          </table:table-cell>
          <table:table-cell office:value-type="float" office:value="25.80996743" calcext:value-type="float">
            <text:p>25.80996743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179" calcext:value-type="float">
            <text:p>179</text:p>
          </table:table-cell>
          <table:table-cell office:value-type="float" office:value="4358.070563" calcext:value-type="float">
            <text:p>4358.070563</text:p>
          </table:table-cell>
          <table:table-cell office:value-type="string" calcext:value-type="string">
            <text:p>NULL</text:p>
          </table:table-cell>
          <table:table-cell office:value-type="float" office:value="184.4166667" calcext:value-type="float">
            <text:p>184.4166667</text:p>
          </table:table-cell>
          <table:table-cell office:value-type="float" office:value="193.3772228" calcext:value-type="float">
            <text:p>193.3772228</text:p>
          </table:table-cell>
          <table:table-cell office:value-type="float" office:value="15669.9" calcext:value-type="float">
            <text:p>15669.9</text:p>
          </table:table-cell>
          <table:table-cell office:value-type="float" office:value="215.2" calcext:value-type="float">
            <text:p>215.2</text:p>
          </table:table-cell>
          <table:table-cell office:value-type="float" office:value="227.1" calcext:value-type="float">
            <text:p>227.1</text:p>
          </table:table-cell>
          <table:table-cell office:value-type="float" office:value="20.25125726" calcext:value-type="float">
            <text:p>20.25125726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89.97821351" calcext:value-type="float">
            <text:p>89.97821351</text:p>
          </table:table-cell>
          <table:table-cell office:value-type="float" office:value="0" calcext:value-type="float">
            <text:p>0</text:p>
          </table:table-cell>
          <table:table-cell office:value-type="float" office:value="30.16343468" calcext:value-type="float">
            <text:p>30.16343468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float" office:value="42" calcext:value-type="float">
            <text:p>42</text:p>
          </table:table-cell>
          <table:table-cell office:value-type="float" office:value="4159.385326" calcext:value-type="float">
            <text:p>4159.385326</text:p>
          </table:table-cell>
          <table:table-cell office:value-type="string" calcext:value-type="string">
            <text:p>NULL</text:p>
          </table:table-cell>
          <table:table-cell office:value-type="float" office:value="71.1928329" calcext:value-type="float">
            <text:p>71.1928329</text:p>
          </table:table-cell>
          <table:table-cell office:value-type="float" office:value="151.015" calcext:value-type="float">
            <text:p>151.015</text:p>
          </table:table-cell>
          <table:table-cell office:value-type="float" office:value="34373.5" calcext:value-type="float">
            <text:p>34373.5</text:p>
          </table:table-cell>
          <table:table-cell office:value-type="float" office:value="451.5" calcext:value-type="float">
            <text:p>451.5</text:p>
          </table:table-cell>
          <table:table-cell office:value-type="float" office:value="498.1666667" calcext:value-type="float">
            <text:p>498.1666667</text:p>
          </table:table-cell>
          <table:table-cell office:value-type="float" office:value="9.212370601" calcext:value-type="float">
            <text:p>9.212370601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89.47677837" calcext:value-type="float">
            <text:p>89.47677837</text:p>
          </table:table-cell>
          <table:table-cell office:value-type="float" office:value="0" calcext:value-type="float">
            <text:p>0</text:p>
          </table:table-cell>
          <table:table-cell office:value-type="float" office:value="27.16632368" calcext:value-type="float">
            <text:p>27.16632368</text:p>
          </table:table-cell>
          <table:table-cell table:number-columns-repeated="1005"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float" office:value="179" calcext:value-type="float">
            <text:p>179</text:p>
          </table:table-cell>
          <table:table-cell office:value-type="float" office:value="3650.5" calcext:value-type="float">
            <text:p>3650.5</text:p>
          </table:table-cell>
          <table:table-cell office:value-type="string" calcext:value-type="string">
            <text:p>NULL</text:p>
          </table:table-cell>
          <table:table-cell office:value-type="float" office:value="172" calcext:value-type="float">
            <text:p>172</text:p>
          </table:table-cell>
          <table:table-cell office:value-type="float" office:value="148.5" calcext:value-type="float">
            <text:p>148.5</text:p>
          </table:table-cell>
          <table:table-cell office:value-type="float" office:value="25372.8" calcext:value-type="float">
            <text:p>25372.8</text:p>
          </table:table-cell>
          <table:table-cell office:value-type="float" office:value="226.1166667" calcext:value-type="float">
            <text:p>226.1166667</text:p>
          </table:table-cell>
          <table:table-cell office:value-type="float" office:value="234.9333333" calcext:value-type="float">
            <text:p>234.9333333</text:p>
          </table:table-cell>
          <table:table-cell office:value-type="float" office:value="16.14432078" calcext:value-type="float">
            <text:p>16.14432078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81.45695364" calcext:value-type="float">
            <text:p>81.45695364</text:p>
          </table:table-cell>
          <table:table-cell office:value-type="float" office:value="0" calcext:value-type="float">
            <text:p>0</text:p>
          </table:table-cell>
          <table:table-cell office:value-type="float" office:value="30.11481855" calcext:value-type="float">
            <text:p>30.11481855</text:p>
          </table:table-cell>
          <table:table-cell table:number-columns-repeated="100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606" calcext:value-type="float">
            <text:p>606</text:p>
          </table:table-cell>
          <table:table-cell office:value-type="float" office:value="3269.83273" calcext:value-type="float">
            <text:p>3269.83273</text:p>
          </table:table-cell>
          <table:table-cell office:value-type="float" office:value="13.02722203" calcext:value-type="float">
            <text:p>13.0272220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9979.8" calcext:value-type="float">
            <text:p>129979.8</text:p>
          </table:table-cell>
          <table:table-cell office:value-type="float" office:value="877.5833333" calcext:value-type="float">
            <text:p>877.5833333</text:p>
          </table:table-cell>
          <table:table-cell office:value-type="float" office:value="1203.516667" calcext:value-type="float">
            <text:p>1203.516667</text:p>
          </table:table-cell>
          <table:table-cell office:value-type="float" office:value="3.725951264" calcext:value-type="float">
            <text:p>3.725951264</text:p>
          </table:table-cell>
          <table:table-cell office:value-type="float" office:value="0" calcext:value-type="float">
            <text:p>0</text:p>
          </table:table-cell>
          <table:table-cell office:value-type="float" office:value="4.773947605" calcext:value-type="float">
            <text:p>4.773947605</text:p>
          </table:table-cell>
          <table:table-cell office:value-type="float" office:value="9.54789521" calcext:value-type="float">
            <text:p>9.54789521</text:p>
          </table:table-cell>
          <table:table-cell office:value-type="float" office:value="6.688126738" calcext:value-type="float">
            <text:p>6.688126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93577982" calcext:value-type="float">
            <text:p>86.93577982</text:p>
          </table:table-cell>
          <table:table-cell office:value-type="float" office:value="0.158606279" calcext:value-type="float">
            <text:p>0.158606279</text:p>
          </table:table-cell>
          <table:table-cell office:value-type="float" office:value="25.5399926" calcext:value-type="float">
            <text:p>25.5399926</text:p>
          </table:table-cell>
          <table:table-cell table:number-columns-repeated="1005"/>
        </table:table-row>
      </table:table>
      <table:named-expressions/>
      <table:database-ranges>
        <table:database-range table:name="__Anonymous_Sheet_DB__0" table:target-range-address="tspr2022_bus_keyindicators_year.A1:tspr2022_bus_keyindicators_year.S610" table:display-filter-buttons="true">
          <table:filter>
            <table:filter-and>
              <table:filter-condition table:data-type="number" table:value="2022" table:operator="=" table:field-number="0"/>
            </table:filter-and>
          </table:filter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8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18T18:32:37.923000000</dc:date>
    <meta:editing-duration>PT8M38S</meta:editing-duration>
    <meta:editing-cycles>2</meta:editing-cycles>
    <meta:generator>LibreOffice/7.3.3.2$Windows_X86_64 LibreOffice_project/d1d0ea68f081ee2800a922cac8f79445e4603348</meta:generator>
    <meta:document-statistic meta:table-count="1" meta:cell-count="11590" meta:object-count="0"/>
  </office:meta>
</office:document-meta>
</file>